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GOST type A" svg:font-family="'GOST type A'" style:font-family-generic="swiss" style:font-pitch="variable"/>
    <style:font-face style:name="MS Mincho" svg:font-family="'MS Mincho'" style:font-family-generic="system" style:font-pitch="variable"/>
    <style:font-face style:name="Symbol" svg:font-family="Symbol" style:font-family-generic="roman" style:font-pitch="variable" style:font-charset="x-symbol"/>
    <style:font-face style:name="T-FLEX Type A" svg:font-family="'T-FLEX Type A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, serif"/>
    <style:font-face style:name="Wingdings" svg:font-family="Wingdings" style:font-family-generic="system" style:font-pitch="variable" style:font-charset="x-symbol"/>
  </office:font-face-decls>
  <office:automatic-styles>
    <style:style style:name="Таблица7" style:family="table">
      <style:table-properties style:width="27.808cm" margin-left="0.33cm" margin-top="0cm" margin-bottom="0cm" table:align="left" style:writing-mode="lr-tb"/>
    </style:style>
    <style:style style:name="Таблица7.A" style:family="table-column">
      <style:table-column-properties style:column-width="1.647cm"/>
    </style:style>
    <style:style style:name="Таблица7.B" style:family="table-column">
      <style:table-column-properties style:column-width="0.6cm"/>
    </style:style>
    <style:style style:name="Таблица7.C" style:family="table-column">
      <style:table-column-properties style:column-width="1.402cm"/>
    </style:style>
    <style:style style:name="Таблица7.D" style:family="table-column">
      <style:table-column-properties style:column-width="1.642cm"/>
    </style:style>
    <style:style style:name="Таблица7.E" style:family="table-column">
      <style:table-column-properties style:column-width="1.963cm"/>
    </style:style>
    <style:style style:name="Таблица7.F" style:family="table-column">
      <style:table-column-properties style:column-width="1.741cm"/>
    </style:style>
    <style:style style:name="Таблица7.G" style:family="table-column">
      <style:table-column-properties style:column-width="0.51cm"/>
    </style:style>
    <style:style style:name="Таблица7.H" style:family="table-column">
      <style:table-column-properties style:column-width="1.286cm"/>
    </style:style>
    <style:style style:name="Таблица7.I" style:family="table-column">
      <style:table-column-properties style:column-width="3.205cm"/>
    </style:style>
    <style:style style:name="Таблица7.J" style:family="table-column">
      <style:table-column-properties style:column-width="4.895cm"/>
    </style:style>
    <style:style style:name="Таблица7.K" style:family="table-column">
      <style:table-column-properties style:column-width="0.877cm"/>
    </style:style>
    <style:style style:name="Таблица7.L" style:family="table-column">
      <style:table-column-properties style:column-width="0.132cm"/>
    </style:style>
    <style:style style:name="Таблица7.M" style:family="table-column">
      <style:table-column-properties style:column-width="0.37cm"/>
    </style:style>
    <style:style style:name="Таблица7.N" style:family="table-column">
      <style:table-column-properties style:column-width="0.497cm"/>
    </style:style>
    <style:style style:name="Таблица7.O" style:family="table-column">
      <style:table-column-properties style:column-width="0.603cm"/>
    </style:style>
    <style:style style:name="Таблица7.P" style:family="table-column">
      <style:table-column-properties style:column-width="1.302cm"/>
    </style:style>
    <style:style style:name="Таблица7.Q" style:family="table-column">
      <style:table-column-properties style:column-width="0.489cm"/>
    </style:style>
    <style:style style:name="Таблица7.R" style:family="table-column">
      <style:table-column-properties style:column-width="0.542cm"/>
    </style:style>
    <style:style style:name="Таблица7.S" style:family="table-column">
      <style:table-column-properties style:column-width="0.314cm"/>
    </style:style>
    <style:style style:name="Таблица7.T" style:family="table-column">
      <style:table-column-properties style:column-width="0.751cm"/>
    </style:style>
    <style:style style:name="Таблица7.U" style:family="table-column">
      <style:table-column-properties style:column-width="0.058cm"/>
    </style:style>
    <style:style style:name="Таблица7.V" style:family="table-column">
      <style:table-column-properties style:column-width="0.445cm"/>
    </style:style>
    <style:style style:name="Таблица7.W" style:family="table-column">
      <style:table-column-properties style:column-width="0.58cm"/>
    </style:style>
    <style:style style:name="Таблица7.X" style:family="table-column">
      <style:table-column-properties style:column-width="0.363cm"/>
    </style:style>
    <style:style style:name="Таблица7.Y" style:family="table-column">
      <style:table-column-properties style:column-width="0.31cm"/>
    </style:style>
    <style:style style:name="Таблица7.Z" style:family="table-column">
      <style:table-column-properties style:column-width="0.12cm"/>
    </style:style>
    <style:style style:name="Таблица7.a" style:family="table-column">
      <style:table-column-properties style:column-width="0.291cm"/>
    </style:style>
    <style:style style:name="Таблица7.b" style:family="table-column">
      <style:table-column-properties style:column-width="0.871cm"/>
    </style:style>
    <style:style style:name="Таблица7.1" style:family="table-row">
      <style:table-row-properties style:row-height="0.436cm" keep-together="auto"/>
    </style:style>
    <style:style style:name="Таблица7.A1" style:family="table-cell">
      <style:table-cell-properties background-color="#ffffff" padding="0cm" border-left="none" border-right="0.05pt solid #000001" border-top="none" border-bottom="none">
        <style:background-image/>
      </style:table-cell-properties>
    </style:style>
    <style:style style:name="Таблица7.N1" style:family="table-cell">
      <style:table-cell-properties background-color="#ffffff" padding="0cm" border-left="0.5pt solid #000001" border-right="none" border-top="0.5pt solid #000001" border-bottom="0.5pt solid #000001">
        <style:background-image/>
      </style:table-cell-properties>
    </style:style>
    <style:style style:name="Таблица7.Z1" style:family="table-cell">
      <style:table-cell-properties background-color="#ffffff" padding="0cm" border="0.5pt solid #000001">
        <style:background-image/>
      </style:table-cell-properties>
    </style:style>
    <style:style style:name="Таблица7.F2" style:family="table-cell">
      <style:table-cell-properties background-color="#ffffff" padding="0cm" border-left="0.05pt solid #000001" border-right="0.05pt solid #000001" border-top="none" border-bottom="none">
        <style:background-image/>
      </style:table-cell-properties>
    </style:style>
    <style:style style:name="Таблица7.N2" style:family="table-cell">
      <style:table-cell-properties background-color="#ffffff" padding="0cm" border-left="0.5pt solid #000001" border-right="none" border-top="none" border-bottom="0.5pt solid #000001">
        <style:background-image/>
      </style:table-cell-properties>
    </style:style>
    <style:style style:name="Таблица7.Z2" style:family="table-cell">
      <style:table-cell-properties background-color="#ffffff" padding="0cm" border-left="0.5pt solid #000001" border-right="0.5pt solid #000001" border-top="none" border-bottom="0.5pt solid #000001">
        <style:background-image/>
      </style:table-cell-properties>
    </style:style>
    <style:style style:name="Таблица7.F4" style:family="table-cell">
      <style:table-cell-properties background-color="#ffffff" padding="0cm" border-left="0.05pt solid #000001" border-right="0.05pt solid #000001" border-top="none" border-bottom="0.05pt solid #000001">
        <style:background-image/>
      </style:table-cell-properties>
    </style:style>
    <style:style style:name="Таблица7.5" style:family="table-row">
      <style:table-row-properties style:row-height="1cm" keep-together="auto"/>
    </style:style>
    <style:style style:name="Таблица7.O5" style:family="table-cell">
      <style:table-cell-properties style:vertical-align="middle" background-color="#ffffff" padding="0cm" border-left="0.5pt solid #000001" border-right="none" border-top="0.5pt solid #000001" border-bottom="0.5pt solid #000001">
        <style:background-image/>
      </style:table-cell-properties>
    </style:style>
    <style:style style:name="Таблица7.a5" style:family="table-cell">
      <style:table-cell-properties style:vertical-align="middle" background-color="#ffffff" padding="0cm" border="0.5pt solid #000001">
        <style:background-image/>
      </style:table-cell-properties>
    </style:style>
    <style:style style:name="Таблица7.6" style:family="table-row">
      <style:table-row-properties style:row-height="1.058cm" keep-together="auto"/>
    </style:style>
    <style:style style:name="Таблица7.A6" style:family="table-cell">
      <style:table-cell-properties background-color="#ffffff" padding="0cm" border-left="0.5pt solid #000001" border-right="none" border-top="0.5pt solid #000001" border-bottom="none">
        <style:background-image/>
      </style:table-cell-properties>
    </style:style>
    <style:style style:name="Таблица7.J6" style:family="table-cell">
      <style:table-cell-properties style:vertical-align="middle" background-color="#ffffff" padding="0cm" border-left="1pt solid #000001" border-right="none" border-top="1pt solid #000001" border-bottom="1pt solid #000001">
        <style:background-image/>
      </style:table-cell-properties>
    </style:style>
    <style:style style:name="Таблица7.T6" style:family="table-cell">
      <style:table-cell-properties style:vertical-align="middle" background-color="#ffffff" padding="0cm" border="1pt solid #000001">
        <style:background-image/>
      </style:table-cell-properties>
    </style:style>
    <style:style style:name="Таблица7.7" style:family="table-row">
      <style:table-row-properties style:row-height="0.882cm" keep-together="auto"/>
    </style:style>
    <style:style style:name="Таблица7.A7" style:family="table-cell">
      <style:table-cell-properties background-color="#ffffff" padding="0cm" border-left="0.5pt solid #000001" border-right="none" border-top="0.5pt solid #000001" border-bottom="none">
        <style:background-image/>
      </style:table-cell-properties>
    </style:style>
    <style:style style:name="Таблица7.H7" style:family="table-cell">
      <style:table-cell-properties background-color="#ffffff" padding="0cm" border-left="0.5pt solid #000001" border-right="none" border-top="none" border-bottom="none">
        <style:background-image/>
      </style:table-cell-properties>
    </style:style>
    <style:style style:name="Таблица7.I7" style:family="table-cell">
      <style:table-cell-properties style:vertical-align="middle" background-color="#ffffff" padding="0cm" border-left="0.5pt solid #000001" border-right="none" border-top="none" border-bottom="none">
        <style:background-image/>
      </style:table-cell-properties>
    </style:style>
    <style:style style:name="Таблица7.b7" style:family="table-cell">
      <style:table-cell-properties style:vertical-align="middle" background-color="#ffffff" padding="0cm" border-left="0.5pt solid #000001" border-right="0.5pt solid #000001" border-top="none" border-bottom="none">
        <style:background-image/>
      </style:table-cell-properties>
    </style:style>
    <style:style style:name="Таблица7.8" style:family="table-row">
      <style:table-row-properties style:min-row-height="3.083cm" keep-together="auto"/>
    </style:style>
    <style:style style:name="Таблица7.A8" style:family="table-cell">
      <style:table-cell-properties background-color="#ffffff" padding="0cm" border-left="0.5pt solid #000001" border-right="none" border-top="0.5pt solid #000001" border-bottom="none">
        <style:background-image/>
      </style:table-cell-properties>
    </style:style>
    <style:style style:name="Таблица7.H8" style:family="table-cell">
      <style:table-cell-properties background-color="#ffffff" padding="0cm" border-left="none" border-right="none" border-top="0.5pt solid #000001" border-bottom="none">
        <style:background-image/>
      </style:table-cell-properties>
    </style:style>
    <style:style style:name="Таблица7.K8" style:family="table-cell">
      <style:table-cell-properties background-color="#ffffff" padding="0cm" border-left="none" border-right="0.5pt solid #000001" border-top="0.5pt solid #000001" border-bottom="none">
        <style:background-image/>
      </style:table-cell-properties>
    </style:style>
    <style:style style:name="Таблица7.9" style:family="table-row">
      <style:table-row-properties style:row-height="2.459cm" keep-together="auto"/>
    </style:style>
    <style:style style:name="Таблица7.A9" style:family="table-cell">
      <style:table-cell-properties background-color="#ffffff" padding="0cm" border-left="0.5pt solid #000001" border-right="0.5pt solid #000001" border-top="none" border-bottom="none">
        <style:background-image/>
      </style:table-cell-properties>
    </style:style>
    <style:style style:name="Таблица7.10" style:family="table-row">
      <style:table-row-properties style:row-height="7.043cm" keep-together="auto"/>
    </style:style>
    <style:style style:name="Таблица7.E10" style:family="table-cell">
      <style:table-cell-properties background-color="#ffffff" padding="0cm" border-left="none" border-right="none" border-top="none" border-bottom="0.5pt solid #000001">
        <style:background-image/>
      </style:table-cell-properties>
    </style:style>
    <style:style style:name="Таблица7.G10" style:family="table-cell">
      <style:table-cell-properties background-color="#ffffff" padding="0cm" border-left="none" border-right="none" border-top="none" border-bottom="0.5pt solid #000001">
        <style:background-image/>
      </style:table-cell-properties>
    </style:style>
    <style:style style:name="Таблица7.J10" style:family="table-cell">
      <style:table-cell-properties background-color="#ffffff" padding="0cm" border-left="none" border-right="none" border-top="none" border-bottom="0.5pt solid #000001">
        <style:background-image/>
      </style:table-cell-properties>
    </style:style>
    <style:style style:name="Таблица7.M10" style:family="table-cell">
      <style:table-cell-properties background-color="#ffffff" padding="0cm" border-left="none" border-right="none" border-top="none" border-bottom="0.5pt solid #000001">
        <style:background-image/>
      </style:table-cell-properties>
    </style:style>
    <style:style style:name="Таблица7.S10" style:family="table-cell">
      <style:table-cell-properties background-color="#ffffff" padding="0cm" border-left="none" border-right="0.5pt solid #000001" border-top="none" border-bottom="0.5pt solid #000001">
        <style:background-image/>
      </style:table-cell-properties>
    </style:style>
    <style:style style:name="Таблица7.11" style:family="table-row">
      <style:table-row-properties style:row-height="1.007cm" keep-together="auto"/>
    </style:style>
    <style:style style:name="Таблица7.A11" style:family="table-cell">
      <style:table-cell-properties style:vertical-align="middle" background-color="#ffffff" padding="0cm" border-left="0.5pt solid #000001" border-right="none" border-top="1pt solid #000001" border-bottom="0.05pt solid #000001">
        <style:background-image/>
      </style:table-cell-properties>
    </style:style>
    <style:style style:name="Таблица7.C11" style:family="table-cell">
      <style:table-cell-properties background-color="#ffffff" padding="0cm" border-left="0.05pt solid #000001" border-right="none" border-top="1pt solid #000001" border-bottom="0.05pt solid #000001">
        <style:background-image/>
      </style:table-cell-properties>
    </style:style>
    <style:style style:name="Таблица7.Q11" style:family="table-cell">
      <style:table-cell-properties background-color="#ffffff" padding="0cm" border-left="0.05pt solid #000001" border-right="none" border-top="1pt solid #000001" border-bottom="0.05pt solid #000001">
        <style:background-image/>
      </style:table-cell-properties>
    </style:style>
    <style:style style:name="Таблица7.Y11" style:family="table-cell">
      <style:table-cell-properties background-color="#ffffff" padding="0cm" border-left="0.05pt solid #000001" border-right="0.5pt solid #000001" border-top="1pt solid #000001" border-bottom="0.05pt solid #000001">
        <style:background-image/>
      </style:table-cell-properties>
    </style:style>
    <style:style style:name="Таблица11" style:family="table">
      <style:table-properties style:width="27.896cm" margin-left="0.219cm" table:align="left" style:writing-mode="lr-tb"/>
    </style:style>
    <style:style style:name="Таблица11.A" style:family="table-column">
      <style:table-column-properties style:column-width="1.812cm"/>
    </style:style>
    <style:style style:name="Таблица11.B" style:family="table-column">
      <style:table-column-properties style:column-width="0.46cm"/>
    </style:style>
    <style:style style:name="Таблица11.C" style:family="table-column">
      <style:table-column-properties style:column-width="1.496cm"/>
    </style:style>
    <style:style style:name="Таблица11.D" style:family="table-column">
      <style:table-column-properties style:column-width="2.013cm"/>
    </style:style>
    <style:style style:name="Таблица11.E" style:family="table-column">
      <style:table-column-properties style:column-width="0.231cm"/>
    </style:style>
    <style:style style:name="Таблица11.F" style:family="table-column">
      <style:table-column-properties style:column-width="1.064cm"/>
    </style:style>
    <style:style style:name="Таблица11.G" style:family="table-column">
      <style:table-column-properties style:column-width="0.69cm"/>
    </style:style>
    <style:style style:name="Таблица11.H" style:family="table-column">
      <style:table-column-properties style:column-width="1.524cm"/>
    </style:style>
    <style:style style:name="Таблица11.I" style:family="table-column">
      <style:table-column-properties style:column-width="1.18cm"/>
    </style:style>
    <style:style style:name="Таблица11.J" style:family="table-column">
      <style:table-column-properties style:column-width="0.316cm"/>
    </style:style>
    <style:style style:name="Таблица11.K" style:family="table-column">
      <style:table-column-properties style:column-width="0.547cm"/>
    </style:style>
    <style:style style:name="Таблица11.L" style:family="table-column">
      <style:table-column-properties style:column-width="0.834cm"/>
    </style:style>
    <style:style style:name="Таблица11.M" style:family="table-column">
      <style:table-column-properties style:column-width="1.265cm"/>
    </style:style>
    <style:style style:name="Таблица11.N" style:family="table-column">
      <style:table-column-properties style:column-width="0.086cm"/>
    </style:style>
    <style:style style:name="Таблица11.O" style:family="table-column">
      <style:table-column-properties style:column-width="2.214cm"/>
    </style:style>
    <style:style style:name="Таблица11.P" style:family="table-column">
      <style:table-column-properties style:column-width="2.101cm"/>
    </style:style>
    <style:style style:name="Таблица11.Q" style:family="table-column">
      <style:table-column-properties style:column-width="0.718cm"/>
    </style:style>
    <style:style style:name="Таблица11.R" style:family="table-column">
      <style:table-column-properties style:column-width="0.778cm"/>
    </style:style>
    <style:style style:name="Таблица11.S" style:family="table-column">
      <style:table-column-properties style:column-width="0.459cm"/>
    </style:style>
    <style:style style:name="Таблица11.U" style:family="table-column">
      <style:table-column-properties style:column-width="1.409cm"/>
    </style:style>
    <style:style style:name="Таблица11.V" style:family="table-column">
      <style:table-column-properties style:column-width="0.748cm"/>
    </style:style>
    <style:style style:name="Таблица11.W" style:family="table-column">
      <style:table-column-properties style:column-width="0.259cm"/>
    </style:style>
    <style:style style:name="Таблица11.X" style:family="table-column">
      <style:table-column-properties style:column-width="1.15cm"/>
    </style:style>
    <style:style style:name="Таблица11.Y" style:family="table-column">
      <style:table-column-properties style:column-width="0.288cm"/>
    </style:style>
    <style:style style:name="Таблица11.Z" style:family="table-column">
      <style:table-column-properties style:column-width="0.058cm"/>
    </style:style>
    <style:style style:name="Таблица11.a" style:family="table-column">
      <style:table-column-properties style:column-width="1.12cm"/>
    </style:style>
    <style:style style:name="Таблица11.b" style:family="table-column">
      <style:table-column-properties style:column-width="0.577cm"/>
    </style:style>
    <style:style style:name="Таблица11.c" style:family="table-column">
      <style:table-column-properties style:column-width="0.056cm"/>
    </style:style>
    <style:style style:name="Таблица11.d" style:family="table-column">
      <style:table-column-properties style:column-width="0.575cm"/>
    </style:style>
    <style:style style:name="Таблица11.e" style:family="table-column">
      <style:table-column-properties style:column-width="1.035cm"/>
    </style:style>
    <style:style style:name="Таблица11.1" style:family="table-row">
      <style:table-row-properties style:row-height="0.436cm" keep-together="auto"/>
    </style:style>
    <style:style style:name="Таблица11.A1" style:family="table-cell">
      <style:table-cell-properties padding="0cm" border="none"/>
    </style:style>
    <style:style style:name="Таблица11.S1" style:family="table-cell">
      <style:table-cell-properties style:vertical-align="top" padding-left="0.191cm" padding-right="0.191cm" padding-top="0cm" padding-bottom="0cm" border-left="0.5pt solid #000000" border-right="none" border-top="0.5pt solid #000000" border-bottom="0.5pt solid #000000" style:writing-mode="lr-tb"/>
    </style:style>
    <style:style style:name="Таблица11.c1" style:family="table-cell">
      <style:table-cell-properties style:vertical-align="top" padding-left="0.191cm" padding-right="0.191cm" padding-top="0cm" padding-bottom="0cm" border="0.5pt solid #000000" style:writing-mode="lr-tb"/>
    </style:style>
    <style:style style:name="Таблица11.G2" style:family="table-cell">
      <style:table-cell-properties style:vertical-align="top" padding-left="0.191cm" padding-right="0.191cm" padding-top="0cm" padding-bottom="0cm" border-left="0.5pt solid #000000" border-right="none" border-top="none" border-bottom="none" style:writing-mode="lr-tb"/>
    </style:style>
    <style:style style:name="Таблица11.L2" style:family="table-cell">
      <style:table-cell-properties style:vertical-align="top" padding-left="0.191cm" padding-right="0.191cm" padding-top="0cm" padding-bottom="0cm" border-left="none" border-right="none" border-top="none" border-bottom="0.5pt solid #000000" style:writing-mode="lr-tb"/>
    </style:style>
    <style:style style:name="Таблица11.G3" style:family="table-cell">
      <style:table-cell-properties style:vertical-align="top" padding-left="0.191cm" padding-right="0.191cm" padding-top="0cm" padding-bottom="0cm" border-left="0.5pt solid #000000" border-right="none" border-top="none" border-bottom="0.5pt solid #000000" style:writing-mode="lr-tb"/>
    </style:style>
    <style:style style:name="Таблица11.5" style:family="table-row">
      <style:table-row-properties style:row-height="0.9cm" keep-together="auto"/>
    </style:style>
    <style:style style:name="Таблица11.T5" style:family="table-cell">
      <style:table-cell-properties style:vertical-align="middle" padding-left="0.191cm" padding-right="0.191cm" padding-top="0cm" padding-bottom="0cm" border-left="0.5pt solid #000000" border-right="none" border-top="0.5pt solid #000000" border-bottom="0.5pt solid #000000" style:writing-mode="lr-tb"/>
    </style:style>
    <style:style style:name="Таблица11.d5" style:family="table-cell">
      <style:table-cell-properties style:vertical-align="middle" padding-left="0.191cm" padding-right="0.191cm" padding-top="0cm" padding-bottom="0cm" border="0.5pt solid #000000" style:writing-mode="lr-tb"/>
    </style:style>
    <style:style style:name="Таблица11.6" style:family="table-row">
      <style:table-row-properties style:row-height="0.425cm" keep-together="auto"/>
    </style:style>
    <style:style style:name="Таблица11.O6" style:family="table-cell">
      <style:table-cell-properties style:vertical-align="middle" padding-left="0.191cm" padding-right="0.191cm" padding-top="0cm" padding-bottom="0cm" border-left="1pt solid #000000" border-right="none" border-top="1pt solid #000000" border-bottom="1pt solid #000000" style:writing-mode="lr-tb"/>
    </style:style>
    <style:style style:name="Таблица11.R6" style:family="table-cell">
      <style:table-cell-properties style:vertical-align="middle" padding-left="0.191cm" padding-right="0.191cm" padding-top="0cm" padding-bottom="0cm" border-left="0.5pt solid #000000" border-right="none" border-top="1pt solid #000000" border-bottom="1pt solid #000000" style:writing-mode="lr-tb"/>
    </style:style>
    <style:style style:name="Таблица11.X6" style:family="table-cell">
      <style:table-cell-properties style:vertical-align="middle" padding-left="0.191cm" padding-right="0.191cm" padding-top="0cm" padding-bottom="0cm" border-left="0.5pt solid #000000" border-right="1pt solid #000000" border-top="1pt solid #000000" border-bottom="1pt solid #000000" style:writing-mode="lr-tb"/>
    </style:style>
    <style:style style:name="Таблица11.9" style:family="table-row">
      <style:table-row-properties style:row-height="0.478cm" keep-together="auto"/>
    </style:style>
    <style:style style:name="Таблица11.I9" style:family="table-cell">
      <style:table-cell-properties style:vertical-align="top" padding-left="0.191cm" padding-right="0.191cm" padding-top="0cm" padding-bottom="0cm" border-left="0.5pt solid #000000" border-right="none" border-top="0.5pt solid #000000" border-bottom="none" style:writing-mode="lr-tb"/>
    </style:style>
    <style:style style:name="Таблица11.J9" style:family="table-cell">
      <style:table-cell-properties style:vertical-align="middle" padding-left="0.191cm" padding-right="0.191cm" padding-top="0cm" padding-bottom="0cm" border-left="0.5pt solid #000000" border-right="none" border-top="0.5pt solid #000000" border-bottom="none" style:writing-mode="lr-tb"/>
    </style:style>
    <style:style style:name="Таблица11.11" style:family="table-row">
      <style:table-row-properties style:row-height="0.776cm" keep-together="auto"/>
    </style:style>
    <style:style style:name="Таблица11.A11" style:family="table-cell">
      <style:table-cell-properties style:vertical-align="bottom" padding-left="0.191cm" padding-right="0.191cm" padding-top="0cm" padding-bottom="0cm" border-left="0.5pt solid #000000" border-right="1pt solid #000000" border-top="0.5pt solid #000000" border-bottom="0.5pt solid #000000" style:writing-mode="lr-tb"/>
    </style:style>
    <style:style style:name="Таблица11.12" style:family="table-row">
      <style:table-row-properties style:row-height="0.758cm" keep-together="auto"/>
    </style:style>
    <style:style style:name="Таблица11.A12" style:family="table-cell">
      <style:table-cell-properties style:vertical-align="middle" padding="0cm" border="0.5pt solid #000000" style:writing-mode="lr-tb"/>
    </style:style>
    <style:style style:name="Таблица11.28" style:family="table-row">
      <style:table-row-properties style:row-height="0.801cm" keep-together="auto"/>
    </style:style>
    <style:style style:name="Таблица11.A28" style:family="table-cell">
      <style:table-cell-properties style:vertical-align="middle" padding-left="0.191cm" padding-right="0.191cm" padding-top="0cm" padding-bottom="0cm" border-left="0.5pt solid #000000" border-right="none" border-top="1pt solid #000000" border-bottom="0.5pt solid #000000" style:writing-mode="lr-tb"/>
    </style:style>
    <style:style style:name="Таблица11.c28" style:family="table-cell">
      <style:table-cell-properties style:vertical-align="middle" padding-left="0.191cm" padding-right="0.191cm" padding-top="0cm" padding-bottom="0cm" border-left="0.5pt solid #000000" border-right="0.5pt solid #000000" border-top="1pt solid #000000" border-bottom="0.5pt solid #000000" style:writing-mode="lr-tb"/>
    </style:style>
    <style:style style:name="Таблица51" style:family="table">
      <style:table-properties style:width="28.506cm" margin-left="0.191cm" margin-top="0cm" margin-bottom="0cm" table:align="left" table:border-model="collapsing"/>
    </style:style>
    <style:style style:name="Таблица51.A" style:family="table-column">
      <style:table-column-properties style:column-width="1.824cm"/>
    </style:style>
    <style:style style:name="Таблица51.B" style:family="table-column">
      <style:table-column-properties style:column-width="2.163cm"/>
    </style:style>
    <style:style style:name="Таблица51.C" style:family="table-column">
      <style:table-column-properties style:column-width="2.021cm"/>
    </style:style>
    <style:style style:name="Таблица51.D" style:family="table-column">
      <style:table-column-properties style:column-width="1.607cm"/>
    </style:style>
    <style:style style:name="Таблица51.E" style:family="table-column">
      <style:table-column-properties style:column-width="4.21cm"/>
    </style:style>
    <style:style style:name="Таблица51.F" style:family="table-column">
      <style:table-column-properties style:column-width="0.794cm"/>
    </style:style>
    <style:style style:name="Таблица51.G" style:family="table-column">
      <style:table-column-properties style:column-width="7.92cm"/>
    </style:style>
    <style:style style:name="Таблица51.H" style:family="table-column">
      <style:table-column-properties style:column-width="7.967cm"/>
    </style:style>
    <style:style style:name="Таблица51.1" style:family="table-row">
      <style:table-row-properties style:row-height="0.459cm" keep-together="always"/>
    </style:style>
    <style:style style:name="Таблица51.A1" style:family="table-cell">
      <style:table-cell-properties padding-left="0.191cm" padding-right="0.191cm" padding-top="0cm" padding-bottom="0cm" border-left="0.5pt solid #000000" border-right="0.5pt solid #000000" border-top="0.5pt solid #000000" border-bottom="none" border-=".018cm solid #000000"/>
    </style:style>
    <style:style style:name="Таблица51.D1" style:family="table-cell">
      <style:table-cell-properties padding-left="0.191cm" padding-right="0.191cm" padding-top="0cm" padding-bottom="0cm" border="0.5pt solid #000000"/>
    </style:style>
    <style:style style:name="Таблица51.E1" style:family="table-cell">
      <style:table-cell-properties padding-left="0.191cm" padding-right="0.191cm" padding-top="0cm" padding-bottom="0cm" border-left="0.5pt solid #000000" border-right="none" border-top="none" border-bottom="none"/>
    </style:style>
    <style:style style:name="Таблица51.F1" style:family="table-cell">
      <style:table-cell-properties padding-left="0.191cm" padding-right="0.191cm" padding-top="0cm" padding-bottom="0cm" border="none"/>
    </style:style>
    <style:style style:name="Таблица51.H1" style:family="table-cell">
      <style:table-cell-properties padding-left="0.191cm" padding-right="0.191cm" padding-top="0cm" padding-bottom="0cm" border="none"/>
    </style:style>
    <style:style style:name="Таблица51.D2" style:family="table-cell">
      <style:table-cell-properties padding-left="0.191cm" padding-right="0.191cm" padding-top="0cm" padding-bottom="0cm" border="0.5pt solid #000000"/>
    </style:style>
    <style:style style:name="Таблица51.E2" style:family="table-cell">
      <style:table-cell-properties padding-left="0.191cm" padding-right="0.191cm" padding-top="0cm" padding-bottom="0cm" border-left="0.5pt solid #000000" border-right="none" border-top="none" border-bottom="none"/>
    </style:style>
    <style:style style:name="Таблица51.G2" style:family="table-cell">
      <style:table-cell-properties padding-left="0.191cm" padding-right="0.191cm" padding-top="0cm" padding-bottom="0cm" border="none"/>
    </style:style>
    <style:style style:name="Таблица51.E3" style:family="table-cell">
      <style:table-cell-properties padding-left="0.191cm" padding-right="0.191cm" padding-top="0cm" padding-bottom="0cm" border-left="0.5pt solid #000000" border-right="none" border-top="none" border-bottom="none"/>
    </style:style>
    <style:style style:name="Таблица51.G3" style:family="table-cell">
      <style:table-cell-properties padding-left="0.191cm" padding-right="0.191cm" padding-top="0cm" padding-bottom="0cm" border="none"/>
    </style:style>
    <style:style style:name="Таблица52" style:family="table">
      <style:table-properties style:width="28.414cm" margin-left="0.191cm" margin-top="0cm" margin-bottom="0cm" table:align="left" table:border-model="collapsing"/>
    </style:style>
    <style:style style:name="Таблица52.A" style:family="table-column">
      <style:table-column-properties style:column-width="0.917cm"/>
    </style:style>
    <style:style style:name="Таблица52.B" style:family="table-column">
      <style:table-column-properties style:column-width="1.376cm"/>
    </style:style>
    <style:style style:name="Таблица52.C" style:family="table-column">
      <style:table-column-properties style:column-width="1.614cm"/>
    </style:style>
    <style:style style:name="Таблица52.D" style:family="table-column">
      <style:table-column-properties style:column-width="2.371cm"/>
    </style:style>
    <style:style style:name="Таблица52.E" style:family="table-column">
      <style:table-column-properties style:column-width="2.101cm"/>
    </style:style>
    <style:style style:name="Таблица52.F" style:family="table-column">
      <style:table-column-properties style:column-width="1.528cm"/>
    </style:style>
    <style:style style:name="Таблица52.G" style:family="table-column">
      <style:table-column-properties style:column-width="1.032cm"/>
    </style:style>
    <style:style style:name="Таблица52.H" style:family="table-column">
      <style:table-column-properties style:column-width="1.071cm"/>
    </style:style>
    <style:style style:name="Таблица52.I" style:family="table-column">
      <style:table-column-properties style:column-width="2.365cm"/>
    </style:style>
    <style:style style:name="Таблица52.J" style:family="table-column">
      <style:table-column-properties style:column-width="2.062cm"/>
    </style:style>
    <style:style style:name="Таблица52.K" style:family="table-column">
      <style:table-column-properties style:column-width="0.42cm"/>
    </style:style>
    <style:style style:name="Таблица52.L" style:family="table-column">
      <style:table-column-properties style:column-width="1.147cm"/>
    </style:style>
    <style:style style:name="Таблица52.M" style:family="table-column">
      <style:table-column-properties style:column-width="4.32cm"/>
    </style:style>
    <style:style style:name="Таблица52.N" style:family="table-column">
      <style:table-column-properties style:column-width="1.568cm"/>
    </style:style>
    <style:style style:name="Таблица52.O" style:family="table-column">
      <style:table-column-properties style:column-width="3.106cm"/>
    </style:style>
    <style:style style:name="Таблица52.P" style:family="table-column">
      <style:table-column-properties style:column-width="1.418cm"/>
    </style:style>
    <style:style style:name="Таблица52.1" style:family="table-row">
      <style:table-row-properties style:row-height="0.499cm" keep-together="always"/>
    </style:style>
    <style:style style:name="Таблица52.A1" style:family="table-cell">
      <style:table-cell-properties style:vertical-align="middle" padding="0cm" border-left="0.05pt solid #000000" border-right="0.5pt solid #000000" border-top="0.5pt solid #000000" border-bottom="none" border-=".018cm solid #000000"/>
    </style:style>
    <style:style style:name="Таблица52.L1" style:family="table-cell">
      <style:table-cell-properties style:vertical-align="middle" padding="0cm" border-left="0.5pt solid #000000" border-right="0.5pt solid #000000" border-top="0.5pt solid #000000" border-bottom="none" border-=".018cm solid #000000"/>
    </style:style>
    <style:style style:name="Таблица52.N1" style:family="table-cell">
      <style:table-cell-properties style:vertical-align="middle" padding="0cm" border-left="0.5pt solid #000000" border-right="0.5pt solid #000000" border-top="0.5pt solid #000000" border-bottom="1pt solid #000000"/>
    </style:style>
    <style:style style:name="Таблица52.P1" style:family="table-cell">
      <style:table-cell-properties style:vertical-align="middle" padding="0cm" border-left="0.5pt solid #000000" border-right="0.5pt solid #000000" border-top="0.5pt solid #000000" border-bottom="1pt solid #000000"/>
    </style:style>
    <style:style style:name="Таблица52.A2" style:family="table-cell">
      <style:table-cell-properties style:vertical-align="middle" padding="0cm" border="0.05pt solid #000000" border-=".018cm solid #000000"/>
    </style:style>
    <style:style style:name="Таблица52.3" style:family="table-row">
      <style:table-row-properties style:row-height="0.459cm" keep-together="always"/>
    </style:style>
    <style:style style:name="Таблица52.J3" style:family="table-cell">
      <style:table-cell-properties style:vertical-align="middle" padding="0cm" border="0.5pt solid #000000"/>
    </style:style>
    <style:style style:name="Таблица52.K3" style:family="table-cell">
      <style:table-cell-properties style:vertical-align="middle" padding="0cm" border-left="0.5pt solid #000000" border-right="1pt solid #000000" border-top="0.5pt solid #000000" border-bottom="0.5pt solid #000000"/>
    </style:style>
    <style:style style:name="Таблица52.M3" style:family="table-cell">
      <style:table-cell-properties style:vertical-align="middle" padding="0cm" border-left="1pt solid #000000" border-right="0.5pt solid #000000" border-top="1pt solid #000000" border-bottom="1pt solid #000000" border-=".018cm solid #000000"/>
    </style:style>
    <style:style style:name="Таблица52.O3" style:family="table-cell">
      <style:table-cell-properties style:vertical-align="middle" padding="0cm" border-left="0.5pt solid #000000" border-right="1pt solid #000000" border-top="1pt solid #000000" border-bottom="1pt solid #000000" border-=".018cm solid #000000"/>
    </style:style>
    <style:style style:name="Таблица52.B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52.C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52.D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52.E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52.F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52.G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52.H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52.I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52.J4" style:family="table-cell">
      <style:table-cell-properties padding="0cm" border="0.5pt solid #000000"/>
    </style:style>
    <style:style style:name="Таблица52.K4" style:family="table-cell">
      <style:table-cell-properties padding="0cm" border-left="0.5pt solid #000000" border-right="1pt solid #000000" border-top="0.5pt solid #000000" border-bottom="0.5pt solid #000000"/>
    </style:style>
    <style:style style:name="Таблица52.B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52.C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52.D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52.E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52.F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52.G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52.H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52.I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52.J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52.K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53" style:family="table">
      <style:table-properties style:width="28.45cm" margin-left="0.228cm" margin-top="0cm" margin-bottom="0cm" table:align="left" table:border-model="collapsing"/>
    </style:style>
    <style:style style:name="Таблица53.A" style:family="table-column">
      <style:table-column-properties style:column-width="1.434cm"/>
    </style:style>
    <style:style style:name="Таблица53.B" style:family="table-column">
      <style:table-column-properties style:column-width="10.34cm"/>
    </style:style>
    <style:style style:name="Таблица53.C" style:family="table-column">
      <style:table-column-properties style:column-width="2.184cm"/>
    </style:style>
    <style:style style:name="Таблица53.D" style:family="table-column">
      <style:table-column-properties style:column-width="6.703cm"/>
    </style:style>
    <style:style style:name="Таблица53.E" style:family="table-column">
      <style:table-column-properties style:column-width="2.491cm"/>
    </style:style>
    <style:style style:name="Таблица53.F" style:family="table-column">
      <style:table-column-properties style:column-width="0.309cm"/>
    </style:style>
    <style:style style:name="Таблица53.G" style:family="table-column">
      <style:table-column-properties style:column-width="2.096cm"/>
    </style:style>
    <style:style style:name="Таблица53.H" style:family="table-column">
      <style:table-column-properties style:column-width="1.3cm"/>
    </style:style>
    <style:style style:name="Таблица53.I" style:family="table-column">
      <style:table-column-properties style:column-width="1.595cm"/>
    </style:style>
    <style:style style:name="Таблица53.1" style:family="table-row">
      <style:table-row-properties style:min-row-height="1.422cm" keep-together="always"/>
    </style:style>
    <style:style style:name="Таблица53.A1" style:family="table-cell">
      <style:table-cell-properties style:vertical-align="" padding="0cm" border-left="0.05pt solid #000000" border-right="none" border-top="0.5pt solid #000000" border-bottom="0.5pt solid #000000"/>
    </style:style>
    <style:style style:name="Таблица53.H1" style:family="table-cell">
      <style:table-cell-properties style:vertical-align="" padding="0cm" border-left="0.05pt solid #000000" border-right="0.5pt solid #000000" border-top="0.5pt solid #000000" border-bottom="0.5pt solid #000000"/>
    </style:style>
    <style:style style:name="Таблица53.A2" style:family="table-cell">
      <style:table-cell-properties style:vertical-align="" padding="0cm" border-left="0.05pt solid #000000" border-right="none" border-top="none" border-bottom="0.5pt solid #000000"/>
    </style:style>
    <style:style style:name="Таблица53.3" style:family="table-row">
      <style:table-row-properties style:min-row-height="0.711cm" keep-together="always"/>
    </style:style>
    <style:style style:name="Таблица53.A3" style:family="table-cell">
      <style:table-cell-properties style:vertical-align="middle" padding="0cm" border-left="0.05pt solid #000000" border-right="none" border-top="none" border-bottom="0.5pt solid #000000"/>
    </style:style>
    <style:style style:name="Таблица53.H3" style:family="table-cell">
      <style:table-cell-properties style:vertical-align="middle" padding="0cm" border-left="0.05pt solid #000000" border-right="0.5pt solid #000000" border-top="none" border-bottom="0.5pt solid #000000"/>
    </style:style>
    <style:style style:name="Таблица53.18" style:family="table-row">
      <style:table-row-properties style:row-height="0.9cm" keep-together="always"/>
    </style:style>
    <style:style style:name="Таблица53.A18" style:family="table-cell">
      <style:table-cell-properties style:vertical-align="middle" padding="0cm" border-left="0.05pt solid #000000" border-right="0.5pt solid #000000" border-top="1pt solid #000000" border-bottom="0.05pt solid #000000"/>
    </style:style>
    <style:style style:name="Таблица53.B18" style:family="table-cell">
      <style:table-cell-properties style:vertical-align="middle" padding="0cm" border-left="0.5pt solid #000000" border-right="none" border-top="1pt solid #000000" border-bottom="0.05pt solid #000000"/>
    </style:style>
    <style:style style:name="Таблица53.I18" style:family="table-cell">
      <style:table-cell-properties style:vertical-align="middle" padding="0cm" border-left="0.5pt solid #000000" border-right="0.5pt solid #000000" border-top="1pt solid #000000" border-bottom="0.05pt solid #000000"/>
    </style:style>
    <style:style style:name="Таблица97" style:family="table">
      <style:table-properties style:width="28.506cm" margin-left="0.191cm" margin-top="0cm" margin-bottom="0cm" table:align="left" table:border-model="collapsing"/>
    </style:style>
    <style:style style:name="Таблица97.A" style:family="table-column">
      <style:table-column-properties style:column-width="1.824cm"/>
    </style:style>
    <style:style style:name="Таблица97.B" style:family="table-column">
      <style:table-column-properties style:column-width="2.163cm"/>
    </style:style>
    <style:style style:name="Таблица97.C" style:family="table-column">
      <style:table-column-properties style:column-width="2.021cm"/>
    </style:style>
    <style:style style:name="Таблица97.D" style:family="table-column">
      <style:table-column-properties style:column-width="1.607cm"/>
    </style:style>
    <style:style style:name="Таблица97.E" style:family="table-column">
      <style:table-column-properties style:column-width="4.21cm"/>
    </style:style>
    <style:style style:name="Таблица97.F" style:family="table-column">
      <style:table-column-properties style:column-width="0.794cm"/>
    </style:style>
    <style:style style:name="Таблица97.G" style:family="table-column">
      <style:table-column-properties style:column-width="7.92cm"/>
    </style:style>
    <style:style style:name="Таблица97.H" style:family="table-column">
      <style:table-column-properties style:column-width="7.967cm"/>
    </style:style>
    <style:style style:name="Таблица97.1" style:family="table-row">
      <style:table-row-properties style:row-height="0.459cm" keep-together="always"/>
    </style:style>
    <style:style style:name="Таблица97.A1" style:family="table-cell">
      <style:table-cell-properties padding-left="0.191cm" padding-right="0.191cm" padding-top="0cm" padding-bottom="0cm" border-left="0.5pt solid #000000" border-right="0.5pt solid #000000" border-top="0.5pt solid #000000" border-bottom="none" border-=".018cm solid #000000"/>
    </style:style>
    <style:style style:name="Таблица97.D1" style:family="table-cell">
      <style:table-cell-properties padding-left="0.191cm" padding-right="0.191cm" padding-top="0cm" padding-bottom="0cm" border="0.5pt solid #000000"/>
    </style:style>
    <style:style style:name="Таблица97.E1" style:family="table-cell">
      <style:table-cell-properties padding-left="0.191cm" padding-right="0.191cm" padding-top="0cm" padding-bottom="0cm" border-left="0.5pt solid #000000" border-right="none" border-top="none" border-bottom="none"/>
    </style:style>
    <style:style style:name="Таблица97.F1" style:family="table-cell">
      <style:table-cell-properties padding-left="0.191cm" padding-right="0.191cm" padding-top="0cm" padding-bottom="0cm" border="none"/>
    </style:style>
    <style:style style:name="Таблица97.H1" style:family="table-cell">
      <style:table-cell-properties padding-left="0.191cm" padding-right="0.191cm" padding-top="0cm" padding-bottom="0cm" border="none"/>
    </style:style>
    <style:style style:name="Таблица97.D2" style:family="table-cell">
      <style:table-cell-properties padding-left="0.191cm" padding-right="0.191cm" padding-top="0cm" padding-bottom="0cm" border="0.5pt solid #000000"/>
    </style:style>
    <style:style style:name="Таблица97.E2" style:family="table-cell">
      <style:table-cell-properties padding-left="0.191cm" padding-right="0.191cm" padding-top="0cm" padding-bottom="0cm" border-left="0.5pt solid #000000" border-right="none" border-top="none" border-bottom="none"/>
    </style:style>
    <style:style style:name="Таблица97.G2" style:family="table-cell">
      <style:table-cell-properties padding-left="0.191cm" padding-right="0.191cm" padding-top="0cm" padding-bottom="0cm" border="none"/>
    </style:style>
    <style:style style:name="Таблица97.E3" style:family="table-cell">
      <style:table-cell-properties padding-left="0.191cm" padding-right="0.191cm" padding-top="0cm" padding-bottom="0cm" border-left="0.5pt solid #000000" border-right="none" border-top="none" border-bottom="none"/>
    </style:style>
    <style:style style:name="Таблица97.G3" style:family="table-cell">
      <style:table-cell-properties padding-left="0.191cm" padding-right="0.191cm" padding-top="0cm" padding-bottom="0cm" border="none"/>
    </style:style>
    <style:style style:name="Таблица98" style:family="table">
      <style:table-properties style:width="28.287cm" margin-left="0.191cm" margin-top="0cm" margin-bottom="0cm" table:align="left" table:border-model="collapsing"/>
    </style:style>
    <style:style style:name="Таблица98.A" style:family="table-column">
      <style:table-column-properties style:column-width="0.917cm"/>
    </style:style>
    <style:style style:name="Таблица98.B" style:family="table-column">
      <style:table-column-properties style:column-width="1.376cm"/>
    </style:style>
    <style:style style:name="Таблица98.C" style:family="table-column">
      <style:table-column-properties style:column-width="1.614cm"/>
    </style:style>
    <style:style style:name="Таблица98.D" style:family="table-column">
      <style:table-column-properties style:column-width="2.371cm"/>
    </style:style>
    <style:style style:name="Таблица98.E" style:family="table-column">
      <style:table-column-properties style:column-width="2.101cm"/>
    </style:style>
    <style:style style:name="Таблица98.F" style:family="table-column">
      <style:table-column-properties style:column-width="1.528cm"/>
    </style:style>
    <style:style style:name="Таблица98.G" style:family="table-column">
      <style:table-column-properties style:column-width="1.032cm"/>
    </style:style>
    <style:style style:name="Таблица98.H" style:family="table-column">
      <style:table-column-properties style:column-width="1.071cm"/>
    </style:style>
    <style:style style:name="Таблица98.I" style:family="table-column">
      <style:table-column-properties style:column-width="2.365cm"/>
    </style:style>
    <style:style style:name="Таблица98.J" style:family="table-column">
      <style:table-column-properties style:column-width="2.062cm"/>
    </style:style>
    <style:style style:name="Таблица98.K" style:family="table-column">
      <style:table-column-properties style:column-width="0.42cm"/>
    </style:style>
    <style:style style:name="Таблица98.L" style:family="table-column">
      <style:table-column-properties style:column-width="1.147cm"/>
    </style:style>
    <style:style style:name="Таблица98.M" style:family="table-column">
      <style:table-column-properties style:column-width="4.32cm"/>
    </style:style>
    <style:style style:name="Таблица98.N" style:family="table-column">
      <style:table-column-properties style:column-width="1.568cm"/>
    </style:style>
    <style:style style:name="Таблица98.O" style:family="table-column">
      <style:table-column-properties style:column-width="3.106cm"/>
    </style:style>
    <style:style style:name="Таблица98.P" style:family="table-column">
      <style:table-column-properties style:column-width="1.291cm"/>
    </style:style>
    <style:style style:name="Таблица98.1" style:family="table-row">
      <style:table-row-properties style:row-height="0.499cm" keep-together="always"/>
    </style:style>
    <style:style style:name="Таблица98.A1" style:family="table-cell">
      <style:table-cell-properties style:vertical-align="middle" padding="0cm" border-left="0.05pt solid #000000" border-right="0.5pt solid #000000" border-top="0.5pt solid #000000" border-bottom="none" border-=".018cm solid #000000"/>
    </style:style>
    <style:style style:name="Таблица98.L1" style:family="table-cell">
      <style:table-cell-properties style:vertical-align="middle" padding="0cm" border-left="0.5pt solid #000000" border-right="0.5pt solid #000000" border-top="0.5pt solid #000000" border-bottom="none" border-=".018cm solid #000000"/>
    </style:style>
    <style:style style:name="Таблица98.N1" style:family="table-cell">
      <style:table-cell-properties style:vertical-align="middle" padding="0cm" border-left="0.5pt solid #000000" border-right="0.5pt solid #000000" border-top="0.5pt solid #000000" border-bottom="1pt solid #000000"/>
    </style:style>
    <style:style style:name="Таблица98.P1" style:family="table-cell">
      <style:table-cell-properties style:vertical-align="middle" padding="0cm" border-left="0.5pt solid #000000" border-right="0.5pt solid #000000" border-top="0.5pt solid #000000" border-bottom="1pt solid #000000"/>
    </style:style>
    <style:style style:name="Таблица98.A2" style:family="table-cell">
      <style:table-cell-properties style:vertical-align="middle" padding="0cm" border="0.05pt solid #000000" border-=".018cm solid #000000"/>
    </style:style>
    <style:style style:name="Таблица98.3" style:family="table-row">
      <style:table-row-properties style:row-height="0.459cm" keep-together="always"/>
    </style:style>
    <style:style style:name="Таблица98.J3" style:family="table-cell">
      <style:table-cell-properties style:vertical-align="middle" padding="0cm" border="0.5pt solid #000000"/>
    </style:style>
    <style:style style:name="Таблица98.K3" style:family="table-cell">
      <style:table-cell-properties style:vertical-align="middle" padding="0cm" border-left="0.5pt solid #000000" border-right="1pt solid #000000" border-top="0.5pt solid #000000" border-bottom="0.5pt solid #000000"/>
    </style:style>
    <style:style style:name="Таблица98.M3" style:family="table-cell">
      <style:table-cell-properties style:vertical-align="middle" padding="0cm" border-left="1pt solid #000000" border-right="0.5pt solid #000000" border-top="1pt solid #000000" border-bottom="1pt solid #000000" border-=".018cm solid #000000"/>
    </style:style>
    <style:style style:name="Таблица98.O3" style:family="table-cell">
      <style:table-cell-properties style:vertical-align="middle" padding="0cm" border-left="0.5pt solid #000000" border-right="1pt solid #000000" border-top="1pt solid #000000" border-bottom="1pt solid #000000" border-=".018cm solid #000000"/>
    </style:style>
    <style:style style:name="Таблица98.B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98.C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98.D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98.E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98.F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98.G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98.H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98.I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98.J4" style:family="table-cell">
      <style:table-cell-properties padding="0cm" border="0.5pt solid #000000"/>
    </style:style>
    <style:style style:name="Таблица98.K4" style:family="table-cell">
      <style:table-cell-properties padding="0cm" border-left="0.5pt solid #000000" border-right="1pt solid #000000" border-top="0.5pt solid #000000" border-bottom="0.5pt solid #000000"/>
    </style:style>
    <style:style style:name="Таблица98.B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98.C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98.D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98.E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98.F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98.G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98.H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98.I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98.J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98.K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102" style:family="table">
      <style:table-properties style:width="28.287cm" margin-left="0.228cm" margin-top="0cm" margin-bottom="0cm" table:align="left" table:border-model="collapsing"/>
    </style:style>
    <style:style style:name="Таблица102.A" style:family="table-column">
      <style:table-column-properties style:column-width="1.434cm"/>
    </style:style>
    <style:style style:name="Таблица102.B" style:family="table-column">
      <style:table-column-properties style:column-width="10.079cm"/>
    </style:style>
    <style:style style:name="Таблица102.C" style:family="table-column">
      <style:table-column-properties style:column-width="2.279cm"/>
    </style:style>
    <style:style style:name="Таблица102.D" style:family="table-column">
      <style:table-column-properties style:column-width="6.699cm"/>
    </style:style>
    <style:style style:name="Таблица102.E" style:family="table-column">
      <style:table-column-properties style:column-width="2.66cm"/>
    </style:style>
    <style:style style:name="Таблица102.F" style:family="table-column">
      <style:table-column-properties style:column-width="0.155cm"/>
    </style:style>
    <style:style style:name="Таблица102.G" style:family="table-column">
      <style:table-column-properties style:column-width="2.083cm"/>
    </style:style>
    <style:style style:name="Таблица102.H" style:family="table-column">
      <style:table-column-properties style:column-width="1.466cm"/>
    </style:style>
    <style:style style:name="Таблица102.I" style:family="table-column">
      <style:table-column-properties style:column-width="1.432cm"/>
    </style:style>
    <style:style style:name="Таблица102.1" style:family="table-row">
      <style:table-row-properties style:min-row-height="1.422cm" keep-together="always"/>
    </style:style>
    <style:style style:name="Таблица102.A1" style:family="table-cell">
      <style:table-cell-properties style:vertical-align="" padding="0cm" border-left="0.05pt solid #000000" border-right="none" border-top="0.5pt solid #000000" border-bottom="0.5pt solid #000000"/>
    </style:style>
    <style:style style:name="Таблица102.H1" style:family="table-cell">
      <style:table-cell-properties style:vertical-align="" padding="0cm" border-left="0.05pt solid #000000" border-right="0.5pt solid #000000" border-top="0.5pt solid #000000" border-bottom="0.5pt solid #000000"/>
    </style:style>
    <style:style style:name="Таблица102.A2" style:family="table-cell">
      <style:table-cell-properties style:vertical-align="" padding="0cm" border-left="0.05pt solid #000000" border-right="none" border-top="none" border-bottom="0.5pt solid #000000"/>
    </style:style>
    <style:style style:name="Таблица102.3" style:family="table-row">
      <style:table-row-properties style:min-row-height="0.711cm" keep-together="always"/>
    </style:style>
    <style:style style:name="Таблица102.A3" style:family="table-cell">
      <style:table-cell-properties style:vertical-align="middle" padding="0cm" border-left="0.05pt solid #000000" border-right="none" border-top="none" border-bottom="0.5pt solid #000000"/>
    </style:style>
    <style:style style:name="Таблица102.H3" style:family="table-cell">
      <style:table-cell-properties style:vertical-align="middle" padding="0cm" border-left="0.05pt solid #000000" border-right="0.5pt solid #000000" border-top="none" border-bottom="0.5pt solid #000000"/>
    </style:style>
    <style:style style:name="Таблица102.18" style:family="table-row">
      <style:table-row-properties style:row-height="0.9cm" keep-together="always"/>
    </style:style>
    <style:style style:name="Таблица102.A18" style:family="table-cell">
      <style:table-cell-properties style:vertical-align="middle" padding="0cm" border-left="0.05pt solid #000000" border-right="0.5pt solid #000000" border-top="1pt solid #000000" border-bottom="0.05pt solid #000000"/>
    </style:style>
    <style:style style:name="Таблица102.B18" style:family="table-cell">
      <style:table-cell-properties style:vertical-align="middle" padding="0cm" border-left="0.5pt solid #000000" border-right="none" border-top="1pt solid #000000" border-bottom="0.05pt solid #000000"/>
    </style:style>
    <style:style style:name="Таблица102.I18" style:family="table-cell">
      <style:table-cell-properties style:vertical-align="middle" padding="0cm" border-left="0.5pt solid #000000" border-right="0.5pt solid #000000" border-top="1pt solid #000000" border-bottom="0.05pt solid #000000"/>
    </style:style>
    <style:style style:name="Таблица15" style:family="table">
      <style:table-properties style:width="28.506cm" margin-left="0.191cm" margin-top="0cm" margin-bottom="0cm" table:align="left" table:border-model="collapsing"/>
    </style:style>
    <style:style style:name="Таблица15.A" style:family="table-column">
      <style:table-column-properties style:column-width="1.824cm"/>
    </style:style>
    <style:style style:name="Таблица15.B" style:family="table-column">
      <style:table-column-properties style:column-width="2.163cm"/>
    </style:style>
    <style:style style:name="Таблица15.C" style:family="table-column">
      <style:table-column-properties style:column-width="2.021cm"/>
    </style:style>
    <style:style style:name="Таблица15.D" style:family="table-column">
      <style:table-column-properties style:column-width="1.607cm"/>
    </style:style>
    <style:style style:name="Таблица15.E" style:family="table-column">
      <style:table-column-properties style:column-width="4.21cm"/>
    </style:style>
    <style:style style:name="Таблица15.F" style:family="table-column">
      <style:table-column-properties style:column-width="0.794cm"/>
    </style:style>
    <style:style style:name="Таблица15.G" style:family="table-column">
      <style:table-column-properties style:column-width="7.92cm"/>
    </style:style>
    <style:style style:name="Таблица15.H" style:family="table-column">
      <style:table-column-properties style:column-width="7.967cm"/>
    </style:style>
    <style:style style:name="Таблица15.1" style:family="table-row">
      <style:table-row-properties style:row-height="0.459cm" keep-together="always"/>
    </style:style>
    <style:style style:name="Таблица15.A1" style:family="table-cell">
      <style:table-cell-properties padding-left="0.191cm" padding-right="0.191cm" padding-top="0cm" padding-bottom="0cm" border-left="0.5pt solid #000000" border-right="0.5pt solid #000000" border-top="0.5pt solid #000000" border-bottom="none" border-=".018cm solid #000000"/>
    </style:style>
    <style:style style:name="Таблица15.D1" style:family="table-cell">
      <style:table-cell-properties padding-left="0.191cm" padding-right="0.191cm" padding-top="0cm" padding-bottom="0cm" border="0.5pt solid #000000"/>
    </style:style>
    <style:style style:name="Таблица15.E1" style:family="table-cell">
      <style:table-cell-properties padding-left="0.191cm" padding-right="0.191cm" padding-top="0cm" padding-bottom="0cm" border-left="0.5pt solid #000000" border-right="none" border-top="none" border-bottom="none"/>
    </style:style>
    <style:style style:name="Таблица15.F1" style:family="table-cell">
      <style:table-cell-properties padding-left="0.191cm" padding-right="0.191cm" padding-top="0cm" padding-bottom="0cm" border="none"/>
    </style:style>
    <style:style style:name="Таблица15.H1" style:family="table-cell">
      <style:table-cell-properties padding-left="0.191cm" padding-right="0.191cm" padding-top="0cm" padding-bottom="0cm" border="none"/>
    </style:style>
    <style:style style:name="Таблица15.D2" style:family="table-cell">
      <style:table-cell-properties padding-left="0.191cm" padding-right="0.191cm" padding-top="0cm" padding-bottom="0cm" border="0.5pt solid #000000"/>
    </style:style>
    <style:style style:name="Таблица15.E2" style:family="table-cell">
      <style:table-cell-properties padding-left="0.191cm" padding-right="0.191cm" padding-top="0cm" padding-bottom="0cm" border-left="0.5pt solid #000000" border-right="none" border-top="none" border-bottom="none"/>
    </style:style>
    <style:style style:name="Таблица15.G2" style:family="table-cell">
      <style:table-cell-properties padding-left="0.191cm" padding-right="0.191cm" padding-top="0cm" padding-bottom="0cm" border="none"/>
    </style:style>
    <style:style style:name="Таблица15.E3" style:family="table-cell">
      <style:table-cell-properties padding-left="0.191cm" padding-right="0.191cm" padding-top="0cm" padding-bottom="0cm" border-left="0.5pt solid #000000" border-right="none" border-top="none" border-bottom="none"/>
    </style:style>
    <style:style style:name="Таблица15.G3" style:family="table-cell">
      <style:table-cell-properties padding-left="0.191cm" padding-right="0.191cm" padding-top="0cm" padding-bottom="0cm" border="none"/>
    </style:style>
    <style:style style:name="Таблица16" style:family="table">
      <style:table-properties style:width="28.504cm" margin-left="0.191cm" margin-top="0cm" margin-bottom="0cm" table:align="left" table:border-model="collapsing"/>
    </style:style>
    <style:style style:name="Таблица16.A" style:family="table-column">
      <style:table-column-properties style:column-width="0.917cm"/>
    </style:style>
    <style:style style:name="Таблица16.B" style:family="table-column">
      <style:table-column-properties style:column-width="1.376cm"/>
    </style:style>
    <style:style style:name="Таблица16.C" style:family="table-column">
      <style:table-column-properties style:column-width="1.614cm"/>
    </style:style>
    <style:style style:name="Таблица16.D" style:family="table-column">
      <style:table-column-properties style:column-width="2.371cm"/>
    </style:style>
    <style:style style:name="Таблица16.E" style:family="table-column">
      <style:table-column-properties style:column-width="2.101cm"/>
    </style:style>
    <style:style style:name="Таблица16.F" style:family="table-column">
      <style:table-column-properties style:column-width="1.528cm"/>
    </style:style>
    <style:style style:name="Таблица16.G" style:family="table-column">
      <style:table-column-properties style:column-width="1.032cm"/>
    </style:style>
    <style:style style:name="Таблица16.H" style:family="table-column">
      <style:table-column-properties style:column-width="1.071cm"/>
    </style:style>
    <style:style style:name="Таблица16.I" style:family="table-column">
      <style:table-column-properties style:column-width="2.365cm"/>
    </style:style>
    <style:style style:name="Таблица16.J" style:family="table-column">
      <style:table-column-properties style:column-width="2.062cm"/>
    </style:style>
    <style:style style:name="Таблица16.K" style:family="table-column">
      <style:table-column-properties style:column-width="0.42cm"/>
    </style:style>
    <style:style style:name="Таблица16.L" style:family="table-column">
      <style:table-column-properties style:column-width="1.147cm"/>
    </style:style>
    <style:style style:name="Таблица16.M" style:family="table-column">
      <style:table-column-properties style:column-width="4.32cm"/>
    </style:style>
    <style:style style:name="Таблица16.N" style:family="table-column">
      <style:table-column-properties style:column-width="1.568cm"/>
    </style:style>
    <style:style style:name="Таблица16.O" style:family="table-column">
      <style:table-column-properties style:column-width="3.106cm"/>
    </style:style>
    <style:style style:name="Таблица16.P" style:family="table-column">
      <style:table-column-properties style:column-width="1.508cm"/>
    </style:style>
    <style:style style:name="Таблица16.1" style:family="table-row">
      <style:table-row-properties style:row-height="0.499cm" keep-together="always"/>
    </style:style>
    <style:style style:name="Таблица16.A1" style:family="table-cell">
      <style:table-cell-properties style:vertical-align="middle" padding="0cm" border-left="0.05pt solid #000000" border-right="0.5pt solid #000000" border-top="0.5pt solid #000000" border-bottom="none" border-=".018cm solid #000000"/>
    </style:style>
    <style:style style:name="Таблица16.L1" style:family="table-cell">
      <style:table-cell-properties style:vertical-align="middle" padding="0cm" border-left="0.5pt solid #000000" border-right="0.5pt solid #000000" border-top="0.5pt solid #000000" border-bottom="none" border-=".018cm solid #000000"/>
    </style:style>
    <style:style style:name="Таблица16.N1" style:family="table-cell">
      <style:table-cell-properties style:vertical-align="middle" padding="0cm" border-left="0.5pt solid #000000" border-right="0.5pt solid #000000" border-top="0.5pt solid #000000" border-bottom="1pt solid #000000"/>
    </style:style>
    <style:style style:name="Таблица16.P1" style:family="table-cell">
      <style:table-cell-properties style:vertical-align="middle" padding="0cm" border-left="0.5pt solid #000000" border-right="0.5pt solid #000000" border-top="0.5pt solid #000000" border-bottom="1pt solid #000000"/>
    </style:style>
    <style:style style:name="Таблица16.A2" style:family="table-cell">
      <style:table-cell-properties style:vertical-align="middle" padding="0cm" border="0.05pt solid #000000" border-=".018cm solid #000000"/>
    </style:style>
    <style:style style:name="Таблица16.3" style:family="table-row">
      <style:table-row-properties style:row-height="0.459cm" keep-together="always"/>
    </style:style>
    <style:style style:name="Таблица16.J3" style:family="table-cell">
      <style:table-cell-properties style:vertical-align="middle" padding="0cm" border="0.5pt solid #000000"/>
    </style:style>
    <style:style style:name="Таблица16.K3" style:family="table-cell">
      <style:table-cell-properties style:vertical-align="middle" padding="0cm" border-left="0.5pt solid #000000" border-right="1pt solid #000000" border-top="0.5pt solid #000000" border-bottom="0.5pt solid #000000"/>
    </style:style>
    <style:style style:name="Таблица16.M3" style:family="table-cell">
      <style:table-cell-properties style:vertical-align="middle" padding="0cm" border-left="1pt solid #000000" border-right="0.5pt solid #000000" border-top="1pt solid #000000" border-bottom="1pt solid #000000" border-=".018cm solid #000000"/>
    </style:style>
    <style:style style:name="Таблица16.O3" style:family="table-cell">
      <style:table-cell-properties style:vertical-align="middle" padding="0cm" border-left="0.5pt solid #000000" border-right="1pt solid #000000" border-top="1pt solid #000000" border-bottom="1pt solid #000000" border-=".018cm solid #000000"/>
    </style:style>
    <style:style style:name="Таблица16.B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16.C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16.D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16.E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16.F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16.G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16.H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16.I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16.J4" style:family="table-cell">
      <style:table-cell-properties padding="0cm" border="0.5pt solid #000000"/>
    </style:style>
    <style:style style:name="Таблица16.K4" style:family="table-cell">
      <style:table-cell-properties padding="0cm" border-left="0.5pt solid #000000" border-right="1pt solid #000000" border-top="0.5pt solid #000000" border-bottom="0.5pt solid #000000"/>
    </style:style>
    <style:style style:name="Таблица16.B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16.C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16.D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16.E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16.F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16.G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16.H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16.I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16.J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16.K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18" style:family="table">
      <style:table-properties style:width="28.45cm" margin-left="0.228cm" margin-top="0cm" margin-bottom="0cm" table:align="left" table:border-model="collapsing"/>
    </style:style>
    <style:style style:name="Таблица18.A" style:family="table-column">
      <style:table-column-properties style:column-width="1.434cm"/>
    </style:style>
    <style:style style:name="Таблица18.B" style:family="table-column">
      <style:table-column-properties style:column-width="10.34cm"/>
    </style:style>
    <style:style style:name="Таблица18.C" style:family="table-column">
      <style:table-column-properties style:column-width="2.184cm"/>
    </style:style>
    <style:style style:name="Таблица18.D" style:family="table-column">
      <style:table-column-properties style:column-width="6.703cm"/>
    </style:style>
    <style:style style:name="Таблица18.E" style:family="table-column">
      <style:table-column-properties style:column-width="2.491cm"/>
    </style:style>
    <style:style style:name="Таблица18.F" style:family="table-column">
      <style:table-column-properties style:column-width="0.309cm"/>
    </style:style>
    <style:style style:name="Таблица18.G" style:family="table-column">
      <style:table-column-properties style:column-width="2.096cm"/>
    </style:style>
    <style:style style:name="Таблица18.H" style:family="table-column">
      <style:table-column-properties style:column-width="1.3cm"/>
    </style:style>
    <style:style style:name="Таблица18.I" style:family="table-column">
      <style:table-column-properties style:column-width="1.595cm"/>
    </style:style>
    <style:style style:name="Таблица18.1" style:family="table-row">
      <style:table-row-properties style:min-row-height="1.422cm" keep-together="always"/>
    </style:style>
    <style:style style:name="Таблица18.A1" style:family="table-cell">
      <style:table-cell-properties style:vertical-align="" padding="0cm" border-left="0.05pt solid #000000" border-right="none" border-top="0.5pt solid #000000" border-bottom="0.5pt solid #000000"/>
    </style:style>
    <style:style style:name="Таблица18.H1" style:family="table-cell">
      <style:table-cell-properties style:vertical-align="" padding="0cm" border-left="0.05pt solid #000000" border-right="0.5pt solid #000000" border-top="0.5pt solid #000000" border-bottom="0.5pt solid #000000"/>
    </style:style>
    <style:style style:name="Таблица18.A2" style:family="table-cell">
      <style:table-cell-properties style:vertical-align="" padding="0cm" border-left="0.05pt solid #000000" border-right="none" border-top="none" border-bottom="0.5pt solid #000000"/>
    </style:style>
    <style:style style:name="Таблица18.3" style:family="table-row">
      <style:table-row-properties style:min-row-height="0.711cm" keep-together="always"/>
    </style:style>
    <style:style style:name="Таблица18.A3" style:family="table-cell">
      <style:table-cell-properties style:vertical-align="middle" padding="0cm" border-left="0.05pt solid #000000" border-right="none" border-top="none" border-bottom="0.5pt solid #000000"/>
    </style:style>
    <style:style style:name="Таблица18.H3" style:family="table-cell">
      <style:table-cell-properties style:vertical-align="middle" padding="0cm" border-left="0.05pt solid #000000" border-right="0.5pt solid #000000" border-top="none" border-bottom="0.5pt solid #000000"/>
    </style:style>
    <style:style style:name="Таблица18.18" style:family="table-row">
      <style:table-row-properties style:row-height="0.9cm" keep-together="always"/>
    </style:style>
    <style:style style:name="Таблица18.A18" style:family="table-cell">
      <style:table-cell-properties style:vertical-align="middle" padding="0cm" border-left="0.05pt solid #000000" border-right="0.5pt solid #000000" border-top="1pt solid #000000" border-bottom="0.05pt solid #000000"/>
    </style:style>
    <style:style style:name="Таблица18.B18" style:family="table-cell">
      <style:table-cell-properties style:vertical-align="middle" padding="0cm" border-left="0.5pt solid #000000" border-right="none" border-top="1pt solid #000000" border-bottom="0.05pt solid #000000"/>
    </style:style>
    <style:style style:name="Таблица18.I18" style:family="table-cell">
      <style:table-cell-properties style:vertical-align="middle" padding="0cm" border-left="0.5pt solid #000000" border-right="0.5pt solid #000000" border-top="1pt solid #000000" border-bottom="0.05pt solid #000000"/>
    </style:style>
    <style:style style:name="Таблица118" style:family="table">
      <style:table-properties style:width="28.506cm" margin-left="0.191cm" margin-top="0cm" margin-bottom="0cm" table:align="left" table:border-model="collapsing"/>
    </style:style>
    <style:style style:name="Таблица118.A" style:family="table-column">
      <style:table-column-properties style:column-width="1.824cm"/>
    </style:style>
    <style:style style:name="Таблица118.B" style:family="table-column">
      <style:table-column-properties style:column-width="2.163cm"/>
    </style:style>
    <style:style style:name="Таблица118.C" style:family="table-column">
      <style:table-column-properties style:column-width="2.021cm"/>
    </style:style>
    <style:style style:name="Таблица118.D" style:family="table-column">
      <style:table-column-properties style:column-width="1.607cm"/>
    </style:style>
    <style:style style:name="Таблица118.E" style:family="table-column">
      <style:table-column-properties style:column-width="4.21cm"/>
    </style:style>
    <style:style style:name="Таблица118.F" style:family="table-column">
      <style:table-column-properties style:column-width="0.794cm"/>
    </style:style>
    <style:style style:name="Таблица118.G" style:family="table-column">
      <style:table-column-properties style:column-width="7.92cm"/>
    </style:style>
    <style:style style:name="Таблица118.H" style:family="table-column">
      <style:table-column-properties style:column-width="7.967cm"/>
    </style:style>
    <style:style style:name="Таблица118.1" style:family="table-row">
      <style:table-row-properties style:row-height="0.459cm" keep-together="always"/>
    </style:style>
    <style:style style:name="Таблица118.A1" style:family="table-cell">
      <style:table-cell-properties padding-left="0.191cm" padding-right="0.191cm" padding-top="0cm" padding-bottom="0cm" border-left="0.5pt solid #000000" border-right="0.5pt solid #000000" border-top="0.5pt solid #000000" border-bottom="none" border-=".018cm solid #000000"/>
    </style:style>
    <style:style style:name="Таблица118.D1" style:family="table-cell">
      <style:table-cell-properties padding-left="0.191cm" padding-right="0.191cm" padding-top="0cm" padding-bottom="0cm" border="0.5pt solid #000000"/>
    </style:style>
    <style:style style:name="Таблица118.E1" style:family="table-cell">
      <style:table-cell-properties padding-left="0.191cm" padding-right="0.191cm" padding-top="0cm" padding-bottom="0cm" border-left="0.5pt solid #000000" border-right="none" border-top="none" border-bottom="none"/>
    </style:style>
    <style:style style:name="Таблица118.F1" style:family="table-cell">
      <style:table-cell-properties padding-left="0.191cm" padding-right="0.191cm" padding-top="0cm" padding-bottom="0cm" border="none"/>
    </style:style>
    <style:style style:name="Таблица118.H1" style:family="table-cell">
      <style:table-cell-properties padding-left="0.191cm" padding-right="0.191cm" padding-top="0cm" padding-bottom="0cm" border="none"/>
    </style:style>
    <style:style style:name="Таблица118.D2" style:family="table-cell">
      <style:table-cell-properties padding-left="0.191cm" padding-right="0.191cm" padding-top="0cm" padding-bottom="0cm" border="0.5pt solid #000000"/>
    </style:style>
    <style:style style:name="Таблица118.E2" style:family="table-cell">
      <style:table-cell-properties padding-left="0.191cm" padding-right="0.191cm" padding-top="0cm" padding-bottom="0cm" border-left="0.5pt solid #000000" border-right="none" border-top="none" border-bottom="none"/>
    </style:style>
    <style:style style:name="Таблица118.G2" style:family="table-cell">
      <style:table-cell-properties padding-left="0.191cm" padding-right="0.191cm" padding-top="0cm" padding-bottom="0cm" border="none"/>
    </style:style>
    <style:style style:name="Таблица118.E3" style:family="table-cell">
      <style:table-cell-properties padding-left="0.191cm" padding-right="0.191cm" padding-top="0cm" padding-bottom="0cm" border-left="0.5pt solid #000000" border-right="none" border-top="none" border-bottom="none"/>
    </style:style>
    <style:style style:name="Таблица118.G3" style:family="table-cell">
      <style:table-cell-properties padding-left="0.191cm" padding-right="0.191cm" padding-top="0cm" padding-bottom="0cm" border="none"/>
    </style:style>
    <style:style style:name="Таблица119" style:family="table">
      <style:table-properties style:width="28.504cm" margin-left="0.191cm" margin-top="0cm" margin-bottom="0cm" table:align="left" table:border-model="collapsing"/>
    </style:style>
    <style:style style:name="Таблица119.A" style:family="table-column">
      <style:table-column-properties style:column-width="0.917cm"/>
    </style:style>
    <style:style style:name="Таблица119.B" style:family="table-column">
      <style:table-column-properties style:column-width="1.376cm"/>
    </style:style>
    <style:style style:name="Таблица119.C" style:family="table-column">
      <style:table-column-properties style:column-width="1.614cm"/>
    </style:style>
    <style:style style:name="Таблица119.D" style:family="table-column">
      <style:table-column-properties style:column-width="2.371cm"/>
    </style:style>
    <style:style style:name="Таблица119.E" style:family="table-column">
      <style:table-column-properties style:column-width="2.101cm"/>
    </style:style>
    <style:style style:name="Таблица119.F" style:family="table-column">
      <style:table-column-properties style:column-width="1.528cm"/>
    </style:style>
    <style:style style:name="Таблица119.G" style:family="table-column">
      <style:table-column-properties style:column-width="1.032cm"/>
    </style:style>
    <style:style style:name="Таблица119.H" style:family="table-column">
      <style:table-column-properties style:column-width="1.071cm"/>
    </style:style>
    <style:style style:name="Таблица119.I" style:family="table-column">
      <style:table-column-properties style:column-width="2.365cm"/>
    </style:style>
    <style:style style:name="Таблица119.J" style:family="table-column">
      <style:table-column-properties style:column-width="2.062cm"/>
    </style:style>
    <style:style style:name="Таблица119.K" style:family="table-column">
      <style:table-column-properties style:column-width="0.42cm"/>
    </style:style>
    <style:style style:name="Таблица119.L" style:family="table-column">
      <style:table-column-properties style:column-width="1.147cm"/>
    </style:style>
    <style:style style:name="Таблица119.M" style:family="table-column">
      <style:table-column-properties style:column-width="4.32cm"/>
    </style:style>
    <style:style style:name="Таблица119.N" style:family="table-column">
      <style:table-column-properties style:column-width="1.568cm"/>
    </style:style>
    <style:style style:name="Таблица119.O" style:family="table-column">
      <style:table-column-properties style:column-width="3.106cm"/>
    </style:style>
    <style:style style:name="Таблица119.P" style:family="table-column">
      <style:table-column-properties style:column-width="1.508cm"/>
    </style:style>
    <style:style style:name="Таблица119.1" style:family="table-row">
      <style:table-row-properties style:row-height="0.499cm" keep-together="always"/>
    </style:style>
    <style:style style:name="Таблица119.A1" style:family="table-cell">
      <style:table-cell-properties style:vertical-align="middle" padding="0cm" border-left="0.05pt solid #000000" border-right="0.5pt solid #000000" border-top="0.5pt solid #000000" border-bottom="none" border-=".018cm solid #000000"/>
    </style:style>
    <style:style style:name="Таблица119.L1" style:family="table-cell">
      <style:table-cell-properties style:vertical-align="middle" padding="0cm" border-left="0.5pt solid #000000" border-right="0.5pt solid #000000" border-top="0.5pt solid #000000" border-bottom="none" border-=".018cm solid #000000"/>
    </style:style>
    <style:style style:name="Таблица119.N1" style:family="table-cell">
      <style:table-cell-properties style:vertical-align="middle" padding="0cm" border-left="0.5pt solid #000000" border-right="0.5pt solid #000000" border-top="0.5pt solid #000000" border-bottom="1pt solid #000000"/>
    </style:style>
    <style:style style:name="Таблица119.P1" style:family="table-cell">
      <style:table-cell-properties style:vertical-align="middle" padding="0cm" border-left="0.5pt solid #000000" border-right="0.5pt solid #000000" border-top="0.5pt solid #000000" border-bottom="1pt solid #000000"/>
    </style:style>
    <style:style style:name="Таблица119.A2" style:family="table-cell">
      <style:table-cell-properties style:vertical-align="middle" padding="0cm" border="0.05pt solid #000000" border-=".018cm solid #000000"/>
    </style:style>
    <style:style style:name="Таблица119.3" style:family="table-row">
      <style:table-row-properties style:row-height="0.459cm" keep-together="always"/>
    </style:style>
    <style:style style:name="Таблица119.J3" style:family="table-cell">
      <style:table-cell-properties style:vertical-align="middle" padding="0cm" border="0.5pt solid #000000"/>
    </style:style>
    <style:style style:name="Таблица119.K3" style:family="table-cell">
      <style:table-cell-properties style:vertical-align="middle" padding="0cm" border-left="0.5pt solid #000000" border-right="1pt solid #000000" border-top="0.5pt solid #000000" border-bottom="0.5pt solid #000000"/>
    </style:style>
    <style:style style:name="Таблица119.M3" style:family="table-cell">
      <style:table-cell-properties style:vertical-align="middle" padding="0cm" border-left="1pt solid #000000" border-right="0.5pt solid #000000" border-top="1pt solid #000000" border-bottom="1pt solid #000000" border-=".018cm solid #000000"/>
    </style:style>
    <style:style style:name="Таблица119.O3" style:family="table-cell">
      <style:table-cell-properties style:vertical-align="middle" padding="0cm" border-left="0.5pt solid #000000" border-right="1pt solid #000000" border-top="1pt solid #000000" border-bottom="1pt solid #000000" border-=".018cm solid #000000"/>
    </style:style>
    <style:style style:name="Таблица119.B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119.C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119.D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119.E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119.F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119.G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119.H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119.I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119.J4" style:family="table-cell">
      <style:table-cell-properties padding="0cm" border="0.5pt solid #000000"/>
    </style:style>
    <style:style style:name="Таблица119.K4" style:family="table-cell">
      <style:table-cell-properties padding="0cm" border-left="0.5pt solid #000000" border-right="1pt solid #000000" border-top="0.5pt solid #000000" border-bottom="0.5pt solid #000000"/>
    </style:style>
    <style:style style:name="Таблица119.B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119.C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119.D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119.E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119.F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119.G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119.H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119.I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119.J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119.K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120" style:family="table">
      <style:table-properties style:width="28.45cm" margin-left="0.228cm" margin-top="0cm" margin-bottom="0cm" table:align="left" table:border-model="collapsing"/>
    </style:style>
    <style:style style:name="Таблица120.A" style:family="table-column">
      <style:table-column-properties style:column-width="1.434cm"/>
    </style:style>
    <style:style style:name="Таблица120.B" style:family="table-column">
      <style:table-column-properties style:column-width="10.34cm"/>
    </style:style>
    <style:style style:name="Таблица120.C" style:family="table-column">
      <style:table-column-properties style:column-width="2.184cm"/>
    </style:style>
    <style:style style:name="Таблица120.D" style:family="table-column">
      <style:table-column-properties style:column-width="6.703cm"/>
    </style:style>
    <style:style style:name="Таблица120.E" style:family="table-column">
      <style:table-column-properties style:column-width="2.491cm"/>
    </style:style>
    <style:style style:name="Таблица120.F" style:family="table-column">
      <style:table-column-properties style:column-width="0.309cm"/>
    </style:style>
    <style:style style:name="Таблица120.G" style:family="table-column">
      <style:table-column-properties style:column-width="2.096cm"/>
    </style:style>
    <style:style style:name="Таблица120.H" style:family="table-column">
      <style:table-column-properties style:column-width="1.3cm"/>
    </style:style>
    <style:style style:name="Таблица120.I" style:family="table-column">
      <style:table-column-properties style:column-width="1.595cm"/>
    </style:style>
    <style:style style:name="Таблица120.1" style:family="table-row">
      <style:table-row-properties style:min-row-height="1.422cm" keep-together="always"/>
    </style:style>
    <style:style style:name="Таблица120.A1" style:family="table-cell">
      <style:table-cell-properties style:vertical-align="" padding="0cm" border-left="0.05pt solid #000000" border-right="none" border-top="0.5pt solid #000000" border-bottom="0.5pt solid #000000"/>
    </style:style>
    <style:style style:name="Таблица120.H1" style:family="table-cell">
      <style:table-cell-properties style:vertical-align="" padding="0cm" border-left="0.05pt solid #000000" border-right="0.5pt solid #000000" border-top="0.5pt solid #000000" border-bottom="0.5pt solid #000000"/>
    </style:style>
    <style:style style:name="Таблица120.A2" style:family="table-cell">
      <style:table-cell-properties style:vertical-align="" padding="0cm" border-left="0.05pt solid #000000" border-right="none" border-top="none" border-bottom="0.5pt solid #000000"/>
    </style:style>
    <style:style style:name="Таблица120.3" style:family="table-row">
      <style:table-row-properties style:min-row-height="0.711cm" keep-together="always"/>
    </style:style>
    <style:style style:name="Таблица120.A3" style:family="table-cell">
      <style:table-cell-properties style:vertical-align="middle" padding="0cm" border-left="0.05pt solid #000000" border-right="none" border-top="none" border-bottom="0.5pt solid #000000"/>
    </style:style>
    <style:style style:name="Таблица120.H3" style:family="table-cell">
      <style:table-cell-properties style:vertical-align="middle" padding="0cm" border-left="0.05pt solid #000000" border-right="0.5pt solid #000000" border-top="none" border-bottom="0.5pt solid #000000"/>
    </style:style>
    <style:style style:name="Таблица120.18" style:family="table-row">
      <style:table-row-properties style:row-height="0.9cm" keep-together="always"/>
    </style:style>
    <style:style style:name="Таблица120.A18" style:family="table-cell">
      <style:table-cell-properties style:vertical-align="middle" padding="0cm" border-left="0.05pt solid #000000" border-right="0.5pt solid #000000" border-top="1pt solid #000000" border-bottom="0.05pt solid #000000"/>
    </style:style>
    <style:style style:name="Таблица120.B18" style:family="table-cell">
      <style:table-cell-properties style:vertical-align="middle" padding="0cm" border-left="0.5pt solid #000000" border-right="none" border-top="1pt solid #000000" border-bottom="0.05pt solid #000000"/>
    </style:style>
    <style:style style:name="Таблица120.I18" style:family="table-cell">
      <style:table-cell-properties style:vertical-align="middle" padding="0cm" border-left="0.5pt solid #000000" border-right="0.5pt solid #000000" border-top="1pt solid #000000" border-bottom="0.05pt solid #000000"/>
    </style:style>
    <style:style style:name="Таблица29" style:family="table">
      <style:table-properties style:width="28.287cm" margin-left="0.191cm" margin-top="0cm" margin-bottom="0cm" table:align="left" table:border-model="collapsing"/>
    </style:style>
    <style:style style:name="Таблица29.A" style:family="table-column">
      <style:table-column-properties style:column-width="1.824cm"/>
    </style:style>
    <style:style style:name="Таблица29.B" style:family="table-column">
      <style:table-column-properties style:column-width="2.163cm"/>
    </style:style>
    <style:style style:name="Таблица29.C" style:family="table-column">
      <style:table-column-properties style:column-width="2.021cm"/>
    </style:style>
    <style:style style:name="Таблица29.D" style:family="table-column">
      <style:table-column-properties style:column-width="1.607cm"/>
    </style:style>
    <style:style style:name="Таблица29.E" style:family="table-column">
      <style:table-column-properties style:column-width="4.21cm"/>
    </style:style>
    <style:style style:name="Таблица29.F" style:family="table-column">
      <style:table-column-properties style:column-width="0.794cm"/>
    </style:style>
    <style:style style:name="Таблица29.G" style:family="table-column">
      <style:table-column-properties style:column-width="7.92cm"/>
    </style:style>
    <style:style style:name="Таблица29.H" style:family="table-column">
      <style:table-column-properties style:column-width="7.749cm"/>
    </style:style>
    <style:style style:name="Таблица29.1" style:family="table-row">
      <style:table-row-properties style:row-height="0.459cm" keep-together="always"/>
    </style:style>
    <style:style style:name="Таблица29.A1" style:family="table-cell">
      <style:table-cell-properties padding-left="0.191cm" padding-right="0.191cm" padding-top="0cm" padding-bottom="0cm" border-left="0.5pt solid #000000" border-right="0.5pt solid #000000" border-top="0.5pt solid #000000" border-bottom="none" border-=".018cm solid #000000"/>
    </style:style>
    <style:style style:name="Таблица29.D1" style:family="table-cell">
      <style:table-cell-properties padding-left="0.191cm" padding-right="0.191cm" padding-top="0cm" padding-bottom="0cm" border="0.5pt solid #000000"/>
    </style:style>
    <style:style style:name="Таблица29.E1" style:family="table-cell">
      <style:table-cell-properties padding-left="0.191cm" padding-right="0.191cm" padding-top="0cm" padding-bottom="0cm" border-left="0.5pt solid #000000" border-right="none" border-top="none" border-bottom="none"/>
    </style:style>
    <style:style style:name="Таблица29.F1" style:family="table-cell">
      <style:table-cell-properties padding-left="0.191cm" padding-right="0.191cm" padding-top="0cm" padding-bottom="0cm" border="none"/>
    </style:style>
    <style:style style:name="Таблица29.H1" style:family="table-cell">
      <style:table-cell-properties padding-left="0.191cm" padding-right="0.191cm" padding-top="0cm" padding-bottom="0cm" border="none"/>
    </style:style>
    <style:style style:name="Таблица29.D2" style:family="table-cell">
      <style:table-cell-properties padding-left="0.191cm" padding-right="0.191cm" padding-top="0cm" padding-bottom="0cm" border="0.5pt solid #000000"/>
    </style:style>
    <style:style style:name="Таблица29.E2" style:family="table-cell">
      <style:table-cell-properties padding-left="0.191cm" padding-right="0.191cm" padding-top="0cm" padding-bottom="0cm" border-left="0.5pt solid #000000" border-right="none" border-top="none" border-bottom="none"/>
    </style:style>
    <style:style style:name="Таблица29.G2" style:family="table-cell">
      <style:table-cell-properties padding-left="0.191cm" padding-right="0.191cm" padding-top="0cm" padding-bottom="0cm" border="none"/>
    </style:style>
    <style:style style:name="Таблица29.E3" style:family="table-cell">
      <style:table-cell-properties padding-left="0.191cm" padding-right="0.191cm" padding-top="0cm" padding-bottom="0cm" border-left="0.5pt solid #000000" border-right="none" border-top="none" border-bottom="none"/>
    </style:style>
    <style:style style:name="Таблица29.G3" style:family="table-cell">
      <style:table-cell-properties padding-left="0.191cm" padding-right="0.191cm" padding-top="0cm" padding-bottom="0cm" border="none"/>
    </style:style>
    <style:style style:name="Таблица30" style:family="table">
      <style:table-properties style:width="28.287cm" margin-left="0.191cm" margin-top="0cm" margin-bottom="0cm" table:align="left" table:border-model="collapsing"/>
    </style:style>
    <style:style style:name="Таблица30.A" style:family="table-column">
      <style:table-column-properties style:column-width="0.811cm"/>
    </style:style>
    <style:style style:name="Таблица30.B" style:family="table-column">
      <style:table-column-properties style:column-width="1.482cm"/>
    </style:style>
    <style:style style:name="Таблица30.C" style:family="table-column">
      <style:table-column-properties style:column-width="1.614cm"/>
    </style:style>
    <style:style style:name="Таблица30.D" style:family="table-column">
      <style:table-column-properties style:column-width="2.371cm"/>
    </style:style>
    <style:style style:name="Таблица30.E" style:family="table-column">
      <style:table-column-properties style:column-width="2.101cm"/>
    </style:style>
    <style:style style:name="Таблица30.F" style:family="table-column">
      <style:table-column-properties style:column-width="1.528cm"/>
    </style:style>
    <style:style style:name="Таблица30.G" style:family="table-column">
      <style:table-column-properties style:column-width="1.032cm"/>
    </style:style>
    <style:style style:name="Таблица30.H" style:family="table-column">
      <style:table-column-properties style:column-width="1.071cm"/>
    </style:style>
    <style:style style:name="Таблица30.I" style:family="table-column">
      <style:table-column-properties style:column-width="2.365cm"/>
    </style:style>
    <style:style style:name="Таблица30.J" style:family="table-column">
      <style:table-column-properties style:column-width="2.062cm"/>
    </style:style>
    <style:style style:name="Таблица30.K" style:family="table-column">
      <style:table-column-properties style:column-width="0.42cm"/>
    </style:style>
    <style:style style:name="Таблица30.L" style:family="table-column">
      <style:table-column-properties style:column-width="1.147cm"/>
    </style:style>
    <style:style style:name="Таблица30.M" style:family="table-column">
      <style:table-column-properties style:column-width="4.32cm"/>
    </style:style>
    <style:style style:name="Таблица30.N" style:family="table-column">
      <style:table-column-properties style:column-width="1.568cm"/>
    </style:style>
    <style:style style:name="Таблица30.O" style:family="table-column">
      <style:table-column-properties style:column-width="3.106cm"/>
    </style:style>
    <style:style style:name="Таблица30.P" style:family="table-column">
      <style:table-column-properties style:column-width="1.291cm"/>
    </style:style>
    <style:style style:name="Таблица30.1" style:family="table-row">
      <style:table-row-properties style:row-height="0.499cm" keep-together="always"/>
    </style:style>
    <style:style style:name="Таблица30.A1" style:family="table-cell">
      <style:table-cell-properties style:vertical-align="middle" padding="0cm" border-left="0.05pt solid #000000" border-right="0.5pt solid #000000" border-top="0.5pt solid #000000" border-bottom="none" border-=".018cm solid #000000"/>
    </style:style>
    <style:style style:name="Таблица30.L1" style:family="table-cell">
      <style:table-cell-properties style:vertical-align="middle" padding="0cm" border-left="0.5pt solid #000000" border-right="0.5pt solid #000000" border-top="0.5pt solid #000000" border-bottom="none" border-=".018cm solid #000000"/>
    </style:style>
    <style:style style:name="Таблица30.N1" style:family="table-cell">
      <style:table-cell-properties style:vertical-align="middle" padding="0cm" border-left="0.5pt solid #000000" border-right="0.5pt solid #000000" border-top="0.5pt solid #000000" border-bottom="1pt solid #000000"/>
    </style:style>
    <style:style style:name="Таблица30.P1" style:family="table-cell">
      <style:table-cell-properties style:vertical-align="middle" padding="0cm" border-left="0.5pt solid #000000" border-right="0.5pt solid #000000" border-top="0.5pt solid #000000" border-bottom="1pt solid #000000"/>
    </style:style>
    <style:style style:name="Таблица30.A2" style:family="table-cell">
      <style:table-cell-properties style:vertical-align="middle" padding="0cm" border="0.05pt solid #000000" border-=".018cm solid #000000"/>
    </style:style>
    <style:style style:name="Таблица30.3" style:family="table-row">
      <style:table-row-properties style:row-height="0.459cm" keep-together="always"/>
    </style:style>
    <style:style style:name="Таблица30.J3" style:family="table-cell">
      <style:table-cell-properties style:vertical-align="middle" padding="0cm" border="0.5pt solid #000000"/>
    </style:style>
    <style:style style:name="Таблица30.K3" style:family="table-cell">
      <style:table-cell-properties style:vertical-align="middle" padding="0cm" border-left="0.5pt solid #000000" border-right="1pt solid #000000" border-top="0.5pt solid #000000" border-bottom="0.5pt solid #000000"/>
    </style:style>
    <style:style style:name="Таблица30.M3" style:family="table-cell">
      <style:table-cell-properties style:vertical-align="middle" padding="0cm" border-left="1pt solid #000000" border-right="0.5pt solid #000000" border-top="1pt solid #000000" border-bottom="1pt solid #000000" border-=".018cm solid #000000"/>
    </style:style>
    <style:style style:name="Таблица30.O3" style:family="table-cell">
      <style:table-cell-properties style:vertical-align="middle" padding="0cm" border-left="0.5pt solid #000000" border-right="1pt solid #000000" border-top="1pt solid #000000" border-bottom="1pt solid #000000" border-=".018cm solid #000000"/>
    </style:style>
    <style:style style:name="Таблица30.B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30.C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30.D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30.E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30.F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30.G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30.H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30.I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30.J4" style:family="table-cell">
      <style:table-cell-properties padding="0cm" border="0.5pt solid #000000"/>
    </style:style>
    <style:style style:name="Таблица30.K4" style:family="table-cell">
      <style:table-cell-properties padding="0cm" border-left="0.5pt solid #000000" border-right="1pt solid #000000" border-top="0.5pt solid #000000" border-bottom="0.5pt solid #000000"/>
    </style:style>
    <style:style style:name="Таблица30.B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30.C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30.D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30.E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30.F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30.G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30.H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30.I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30.J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30.K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31" style:family="table">
      <style:table-properties style:width="28.287cm" margin-left="0.228cm" margin-top="0cm" margin-bottom="0cm" table:align="left" table:border-model="collapsing"/>
    </style:style>
    <style:style style:name="Таблица31.A" style:family="table-column">
      <style:table-column-properties style:column-width="1.434cm"/>
    </style:style>
    <style:style style:name="Таблица31.B" style:family="table-column">
      <style:table-column-properties style:column-width="9.375cm"/>
    </style:style>
    <style:style style:name="Таблица31.C" style:family="table-column">
      <style:table-column-properties style:column-width="2.392cm"/>
    </style:style>
    <style:style style:name="Таблица31.D" style:family="table-column">
      <style:table-column-properties style:column-width="6.897cm"/>
    </style:style>
    <style:style style:name="Таблица31.E" style:family="table-column">
      <style:table-column-properties style:column-width="3.011cm"/>
    </style:style>
    <style:style style:name="Таблица31.F" style:family="table-column">
      <style:table-column-properties style:column-width="0.042cm"/>
    </style:style>
    <style:style style:name="Таблица31.G" style:family="table-column">
      <style:table-column-properties style:column-width="2.154cm"/>
    </style:style>
    <style:style style:name="Таблица31.H" style:family="table-column">
      <style:table-column-properties style:column-width="1.55cm"/>
    </style:style>
    <style:style style:name="Таблица31.I" style:family="table-column">
      <style:table-column-properties style:column-width="1.432cm"/>
    </style:style>
    <style:style style:name="Таблица31.1" style:family="table-row">
      <style:table-row-properties style:min-row-height="1.422cm" keep-together="always"/>
    </style:style>
    <style:style style:name="Таблица31.A1" style:family="table-cell">
      <style:table-cell-properties style:vertical-align="" padding="0cm" border-left="0.05pt solid #000000" border-right="none" border-top="0.5pt solid #000000" border-bottom="0.5pt solid #000000"/>
    </style:style>
    <style:style style:name="Таблица31.H1" style:family="table-cell">
      <style:table-cell-properties style:vertical-align="" padding="0cm" border-left="0.05pt solid #000000" border-right="0.5pt solid #000000" border-top="0.5pt solid #000000" border-bottom="0.5pt solid #000000"/>
    </style:style>
    <style:style style:name="Таблица31.A2" style:family="table-cell">
      <style:table-cell-properties style:vertical-align="" padding="0cm" border-left="0.05pt solid #000000" border-right="none" border-top="none" border-bottom="0.5pt solid #000000"/>
    </style:style>
    <style:style style:name="Таблица31.3" style:family="table-row">
      <style:table-row-properties style:min-row-height="0.711cm" keep-together="always"/>
    </style:style>
    <style:style style:name="Таблица31.A3" style:family="table-cell">
      <style:table-cell-properties style:vertical-align="middle" padding="0cm" border-left="0.05pt solid #000000" border-right="none" border-top="none" border-bottom="0.5pt solid #000000"/>
    </style:style>
    <style:style style:name="Таблица31.H3" style:family="table-cell">
      <style:table-cell-properties style:vertical-align="middle" padding="0cm" border-left="0.05pt solid #000000" border-right="0.5pt solid #000000" border-top="none" border-bottom="0.5pt solid #000000"/>
    </style:style>
    <style:style style:name="Таблица31.18" style:family="table-row">
      <style:table-row-properties style:row-height="0.9cm" keep-together="always"/>
    </style:style>
    <style:style style:name="Таблица31.A18" style:family="table-cell">
      <style:table-cell-properties style:vertical-align="middle" padding="0cm" border-left="0.05pt solid #000000" border-right="0.5pt solid #000000" border-top="1pt solid #000000" border-bottom="0.05pt solid #000000"/>
    </style:style>
    <style:style style:name="Таблица31.B18" style:family="table-cell">
      <style:table-cell-properties style:vertical-align="middle" padding="0cm" border-left="0.5pt solid #000000" border-right="none" border-top="1pt solid #000000" border-bottom="0.05pt solid #000000"/>
    </style:style>
    <style:style style:name="Таблица31.I18" style:family="table-cell">
      <style:table-cell-properties style:vertical-align="middle" padding="0cm" border-left="0.5pt solid #000000" border-right="0.5pt solid #000000" border-top="1pt solid #000000" border-bottom="0.05pt solid #000000"/>
    </style:style>
    <style:style style:name="Таблица32" style:family="table">
      <style:table-properties style:width="28.287cm" margin-left="0.191cm" margin-top="0cm" margin-bottom="0cm" table:align="left" table:border-model="collapsing"/>
    </style:style>
    <style:style style:name="Таблица32.A" style:family="table-column">
      <style:table-column-properties style:column-width="1.824cm"/>
    </style:style>
    <style:style style:name="Таблица32.B" style:family="table-column">
      <style:table-column-properties style:column-width="2.163cm"/>
    </style:style>
    <style:style style:name="Таблица32.C" style:family="table-column">
      <style:table-column-properties style:column-width="2.021cm"/>
    </style:style>
    <style:style style:name="Таблица32.D" style:family="table-column">
      <style:table-column-properties style:column-width="1.607cm"/>
    </style:style>
    <style:style style:name="Таблица32.E" style:family="table-column">
      <style:table-column-properties style:column-width="4.21cm"/>
    </style:style>
    <style:style style:name="Таблица32.F" style:family="table-column">
      <style:table-column-properties style:column-width="0.794cm"/>
    </style:style>
    <style:style style:name="Таблица32.G" style:family="table-column">
      <style:table-column-properties style:column-width="7.92cm"/>
    </style:style>
    <style:style style:name="Таблица32.H" style:family="table-column">
      <style:table-column-properties style:column-width="7.749cm"/>
    </style:style>
    <style:style style:name="Таблица32.1" style:family="table-row">
      <style:table-row-properties style:row-height="0.459cm" keep-together="always"/>
    </style:style>
    <style:style style:name="Таблица32.A1" style:family="table-cell">
      <style:table-cell-properties padding-left="0.191cm" padding-right="0.191cm" padding-top="0cm" padding-bottom="0cm" border-left="0.5pt solid #000000" border-right="0.5pt solid #000000" border-top="0.5pt solid #000000" border-bottom="none" border-=".018cm solid #000000"/>
    </style:style>
    <style:style style:name="Таблица32.D1" style:family="table-cell">
      <style:table-cell-properties padding-left="0.191cm" padding-right="0.191cm" padding-top="0cm" padding-bottom="0cm" border="0.5pt solid #000000"/>
    </style:style>
    <style:style style:name="Таблица32.E1" style:family="table-cell">
      <style:table-cell-properties padding-left="0.191cm" padding-right="0.191cm" padding-top="0cm" padding-bottom="0cm" border-left="0.5pt solid #000000" border-right="none" border-top="none" border-bottom="none"/>
    </style:style>
    <style:style style:name="Таблица32.F1" style:family="table-cell">
      <style:table-cell-properties padding-left="0.191cm" padding-right="0.191cm" padding-top="0cm" padding-bottom="0cm" border="none"/>
    </style:style>
    <style:style style:name="Таблица32.H1" style:family="table-cell">
      <style:table-cell-properties padding-left="0.191cm" padding-right="0.191cm" padding-top="0cm" padding-bottom="0cm" border="none"/>
    </style:style>
    <style:style style:name="Таблица32.D2" style:family="table-cell">
      <style:table-cell-properties padding-left="0.191cm" padding-right="0.191cm" padding-top="0cm" padding-bottom="0cm" border="0.5pt solid #000000"/>
    </style:style>
    <style:style style:name="Таблица32.E2" style:family="table-cell">
      <style:table-cell-properties padding-left="0.191cm" padding-right="0.191cm" padding-top="0cm" padding-bottom="0cm" border-left="0.5pt solid #000000" border-right="none" border-top="none" border-bottom="none"/>
    </style:style>
    <style:style style:name="Таблица32.G2" style:family="table-cell">
      <style:table-cell-properties padding-left="0.191cm" padding-right="0.191cm" padding-top="0cm" padding-bottom="0cm" border="none"/>
    </style:style>
    <style:style style:name="Таблица32.E3" style:family="table-cell">
      <style:table-cell-properties padding-left="0.191cm" padding-right="0.191cm" padding-top="0cm" padding-bottom="0cm" border-left="0.5pt solid #000000" border-right="none" border-top="none" border-bottom="none"/>
    </style:style>
    <style:style style:name="Таблица32.G3" style:family="table-cell">
      <style:table-cell-properties padding-left="0.191cm" padding-right="0.191cm" padding-top="0cm" padding-bottom="0cm" border="none"/>
    </style:style>
    <style:style style:name="Таблица36" style:family="table">
      <style:table-properties style:width="28.287cm" margin-left="0.191cm" margin-top="0cm" margin-bottom="0cm" table:align="left" table:border-model="collapsing"/>
    </style:style>
    <style:style style:name="Таблица36.A" style:family="table-column">
      <style:table-column-properties style:column-width="0.917cm"/>
    </style:style>
    <style:style style:name="Таблица36.B" style:family="table-column">
      <style:table-column-properties style:column-width="1.376cm"/>
    </style:style>
    <style:style style:name="Таблица36.C" style:family="table-column">
      <style:table-column-properties style:column-width="1.614cm"/>
    </style:style>
    <style:style style:name="Таблица36.D" style:family="table-column">
      <style:table-column-properties style:column-width="2.371cm"/>
    </style:style>
    <style:style style:name="Таблица36.E" style:family="table-column">
      <style:table-column-properties style:column-width="2.101cm"/>
    </style:style>
    <style:style style:name="Таблица36.F" style:family="table-column">
      <style:table-column-properties style:column-width="1.528cm"/>
    </style:style>
    <style:style style:name="Таблица36.G" style:family="table-column">
      <style:table-column-properties style:column-width="1.032cm"/>
    </style:style>
    <style:style style:name="Таблица36.H" style:family="table-column">
      <style:table-column-properties style:column-width="1.071cm"/>
    </style:style>
    <style:style style:name="Таблица36.I" style:family="table-column">
      <style:table-column-properties style:column-width="2.365cm"/>
    </style:style>
    <style:style style:name="Таблица36.J" style:family="table-column">
      <style:table-column-properties style:column-width="2.062cm"/>
    </style:style>
    <style:style style:name="Таблица36.K" style:family="table-column">
      <style:table-column-properties style:column-width="0.42cm"/>
    </style:style>
    <style:style style:name="Таблица36.L" style:family="table-column">
      <style:table-column-properties style:column-width="1.147cm"/>
    </style:style>
    <style:style style:name="Таблица36.M" style:family="table-column">
      <style:table-column-properties style:column-width="4.32cm"/>
    </style:style>
    <style:style style:name="Таблица36.N" style:family="table-column">
      <style:table-column-properties style:column-width="1.568cm"/>
    </style:style>
    <style:style style:name="Таблица36.O" style:family="table-column">
      <style:table-column-properties style:column-width="3.106cm"/>
    </style:style>
    <style:style style:name="Таблица36.P" style:family="table-column">
      <style:table-column-properties style:column-width="1.291cm"/>
    </style:style>
    <style:style style:name="Таблица36.1" style:family="table-row">
      <style:table-row-properties style:row-height="0.499cm" keep-together="always"/>
    </style:style>
    <style:style style:name="Таблица36.A1" style:family="table-cell">
      <style:table-cell-properties style:vertical-align="middle" padding="0cm" border-left="0.05pt solid #000000" border-right="0.5pt solid #000000" border-top="0.5pt solid #000000" border-bottom="none" border-=".018cm solid #000000"/>
    </style:style>
    <style:style style:name="Таблица36.L1" style:family="table-cell">
      <style:table-cell-properties style:vertical-align="middle" padding="0cm" border-left="0.5pt solid #000000" border-right="0.5pt solid #000000" border-top="0.5pt solid #000000" border-bottom="none" border-=".018cm solid #000000"/>
    </style:style>
    <style:style style:name="Таблица36.N1" style:family="table-cell">
      <style:table-cell-properties style:vertical-align="middle" padding="0cm" border-left="0.5pt solid #000000" border-right="0.5pt solid #000000" border-top="0.5pt solid #000000" border-bottom="1pt solid #000000"/>
    </style:style>
    <style:style style:name="Таблица36.P1" style:family="table-cell">
      <style:table-cell-properties style:vertical-align="middle" padding="0cm" border-left="0.5pt solid #000000" border-right="0.5pt solid #000000" border-top="0.5pt solid #000000" border-bottom="1pt solid #000000"/>
    </style:style>
    <style:style style:name="Таблица36.A2" style:family="table-cell">
      <style:table-cell-properties style:vertical-align="middle" padding="0cm" border="0.05pt solid #000000" border-=".018cm solid #000000"/>
    </style:style>
    <style:style style:name="Таблица36.3" style:family="table-row">
      <style:table-row-properties style:row-height="0.459cm" keep-together="always"/>
    </style:style>
    <style:style style:name="Таблица36.J3" style:family="table-cell">
      <style:table-cell-properties style:vertical-align="middle" padding="0cm" border="0.5pt solid #000000"/>
    </style:style>
    <style:style style:name="Таблица36.K3" style:family="table-cell">
      <style:table-cell-properties style:vertical-align="middle" padding="0cm" border-left="0.5pt solid #000000" border-right="1pt solid #000000" border-top="0.5pt solid #000000" border-bottom="0.5pt solid #000000"/>
    </style:style>
    <style:style style:name="Таблица36.M3" style:family="table-cell">
      <style:table-cell-properties style:vertical-align="middle" padding="0cm" border-left="1pt solid #000000" border-right="0.5pt solid #000000" border-top="1pt solid #000000" border-bottom="1pt solid #000000" border-=".018cm solid #000000"/>
    </style:style>
    <style:style style:name="Таблица36.O3" style:family="table-cell">
      <style:table-cell-properties style:vertical-align="middle" padding="0cm" border-left="0.5pt solid #000000" border-right="1pt solid #000000" border-top="1pt solid #000000" border-bottom="1pt solid #000000" border-=".018cm solid #000000"/>
    </style:style>
    <style:style style:name="Таблица36.B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36.C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36.D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36.E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36.F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36.G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36.H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36.I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36.J4" style:family="table-cell">
      <style:table-cell-properties padding="0cm" border="0.5pt solid #000000"/>
    </style:style>
    <style:style style:name="Таблица36.K4" style:family="table-cell">
      <style:table-cell-properties padding="0cm" border-left="0.5pt solid #000000" border-right="1pt solid #000000" border-top="0.5pt solid #000000" border-bottom="0.5pt solid #000000"/>
    </style:style>
    <style:style style:name="Таблица36.B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36.C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36.D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36.E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36.F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36.G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36.H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36.I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36.J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36.K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37" style:family="table">
      <style:table-properties style:width="28.287cm" margin-left="0.228cm" margin-top="0cm" margin-bottom="0cm" table:align="left" table:border-model="collapsing"/>
    </style:style>
    <style:style style:name="Таблица37.A" style:family="table-column">
      <style:table-column-properties style:column-width="1.434cm"/>
    </style:style>
    <style:style style:name="Таблица37.B" style:family="table-column">
      <style:table-column-properties style:column-width="9.571cm"/>
    </style:style>
    <style:style style:name="Таблица37.C" style:family="table-column">
      <style:table-column-properties style:column-width="2.506cm"/>
    </style:style>
    <style:style style:name="Таблица37.D" style:family="table-column">
      <style:table-column-properties style:column-width="6.895cm"/>
    </style:style>
    <style:style style:name="Таблица37.E" style:family="table-column">
      <style:table-column-properties style:column-width="2.745cm"/>
    </style:style>
    <style:style style:name="Таблица37.F" style:family="table-column">
      <style:table-column-properties style:column-width="0.155cm"/>
    </style:style>
    <style:style style:name="Таблица37.G" style:family="table-column">
      <style:table-column-properties style:column-width="2.083cm"/>
    </style:style>
    <style:style style:name="Таблица37.H" style:family="table-column">
      <style:table-column-properties style:column-width="1.466cm"/>
    </style:style>
    <style:style style:name="Таблица37.I" style:family="table-column">
      <style:table-column-properties style:column-width="1.432cm"/>
    </style:style>
    <style:style style:name="Таблица37.1" style:family="table-row">
      <style:table-row-properties style:min-row-height="1.422cm" keep-together="always"/>
    </style:style>
    <style:style style:name="Таблица37.A1" style:family="table-cell">
      <style:table-cell-properties style:vertical-align="" padding="0cm" border-left="0.05pt solid #000000" border-right="none" border-top="0.5pt solid #000000" border-bottom="0.5pt solid #000000"/>
    </style:style>
    <style:style style:name="Таблица37.H1" style:family="table-cell">
      <style:table-cell-properties style:vertical-align="" padding="0cm" border-left="0.05pt solid #000000" border-right="0.5pt solid #000000" border-top="0.5pt solid #000000" border-bottom="0.5pt solid #000000"/>
    </style:style>
    <style:style style:name="Таблица37.A2" style:family="table-cell">
      <style:table-cell-properties style:vertical-align="" padding="0cm" border-left="0.05pt solid #000000" border-right="none" border-top="none" border-bottom="0.5pt solid #000000"/>
    </style:style>
    <style:style style:name="Таблица37.3" style:family="table-row">
      <style:table-row-properties style:min-row-height="0.711cm" keep-together="always"/>
    </style:style>
    <style:style style:name="Таблица37.A3" style:family="table-cell">
      <style:table-cell-properties style:vertical-align="middle" padding="0cm" border-left="0.05pt solid #000000" border-right="none" border-top="none" border-bottom="0.5pt solid #000000"/>
    </style:style>
    <style:style style:name="Таблица37.H3" style:family="table-cell">
      <style:table-cell-properties style:vertical-align="middle" padding="0cm" border-left="0.05pt solid #000000" border-right="0.5pt solid #000000" border-top="none" border-bottom="0.5pt solid #000000"/>
    </style:style>
    <style:style style:name="Таблица37.18" style:family="table-row">
      <style:table-row-properties style:row-height="0.9cm" keep-together="always"/>
    </style:style>
    <style:style style:name="Таблица37.A18" style:family="table-cell">
      <style:table-cell-properties style:vertical-align="middle" padding="0cm" border-left="0.05pt solid #000000" border-right="0.5pt solid #000000" border-top="1pt solid #000000" border-bottom="0.05pt solid #000000"/>
    </style:style>
    <style:style style:name="Таблица37.B18" style:family="table-cell">
      <style:table-cell-properties style:vertical-align="middle" padding="0cm" border-left="0.5pt solid #000000" border-right="none" border-top="1pt solid #000000" border-bottom="0.05pt solid #000000"/>
    </style:style>
    <style:style style:name="Таблица37.I18" style:family="table-cell">
      <style:table-cell-properties style:vertical-align="middle" padding="0cm" border-left="0.5pt solid #000000" border-right="0.5pt solid #000000" border-top="1pt solid #000000" border-bottom="0.05pt solid #000000"/>
    </style:style>
    <style:style style:name="Таблица87" style:family="table">
      <style:table-properties style:width="28.4cm" margin-left="0.139cm" margin-top="0cm" margin-bottom="0cm" table:align="left" table:border-model="collapsing"/>
    </style:style>
    <style:style style:name="Таблица87.A" style:family="table-column">
      <style:table-column-properties style:column-width="1.875cm"/>
    </style:style>
    <style:style style:name="Таблица87.B" style:family="table-column">
      <style:table-column-properties style:column-width="2.161cm"/>
    </style:style>
    <style:style style:name="Таблица87.C" style:family="table-column">
      <style:table-column-properties style:column-width="2.006cm"/>
    </style:style>
    <style:style style:name="Таблица87.D" style:family="table-column">
      <style:table-column-properties style:column-width="1.61cm"/>
    </style:style>
    <style:style style:name="Таблица87.E" style:family="table-column">
      <style:table-column-properties style:column-width="4.21cm"/>
    </style:style>
    <style:style style:name="Таблица87.F" style:family="table-column">
      <style:table-column-properties style:column-width="0.794cm"/>
    </style:style>
    <style:style style:name="Таблица87.G" style:family="table-column">
      <style:table-column-properties style:column-width="7.938cm"/>
    </style:style>
    <style:style style:name="Таблица87.H" style:family="table-column">
      <style:table-column-properties style:column-width="7.807cm"/>
    </style:style>
    <style:style style:name="Таблица87.1" style:family="table-row">
      <style:table-row-properties style:row-height="0.508cm" keep-together="always"/>
    </style:style>
    <style:style style:name="Таблица87.A1" style:family="table-cell">
      <style:table-cell-properties padding-left="0.191cm" padding-right="0.191cm" padding-top="0cm" padding-bottom="0cm" border-left="0.5pt solid #000000" border-right="0.5pt solid #000000" border-top="0.5pt solid #000000" border-bottom="none" border-=".018cm solid #000000"/>
    </style:style>
    <style:style style:name="Таблица87.D1" style:family="table-cell">
      <style:table-cell-properties padding-left="0.191cm" padding-right="0.191cm" padding-top="0cm" padding-bottom="0cm" border="0.5pt solid #000000"/>
    </style:style>
    <style:style style:name="Таблица87.E1" style:family="table-cell">
      <style:table-cell-properties padding-left="0.191cm" padding-right="0.191cm" padding-top="0cm" padding-bottom="0cm" border-left="0.5pt solid #000000" border-right="none" border-top="none" border-bottom="none"/>
    </style:style>
    <style:style style:name="Таблица87.F1" style:family="table-cell">
      <style:table-cell-properties padding-left="0.191cm" padding-right="0.191cm" padding-top="0cm" padding-bottom="0cm" border="none"/>
    </style:style>
    <style:style style:name="Таблица87.H1" style:family="table-cell">
      <style:table-cell-properties padding-left="0.191cm" padding-right="0.191cm" padding-top="0cm" padding-bottom="0cm" border="none"/>
    </style:style>
    <style:style style:name="Таблица87.2" style:family="table-row">
      <style:table-row-properties style:row-height="0.459cm" keep-together="always"/>
    </style:style>
    <style:style style:name="Таблица87.D2" style:family="table-cell">
      <style:table-cell-properties padding-left="0.191cm" padding-right="0.191cm" padding-top="0cm" padding-bottom="0cm" border="0.5pt solid #000000"/>
    </style:style>
    <style:style style:name="Таблица87.E2" style:family="table-cell">
      <style:table-cell-properties padding-left="0.191cm" padding-right="0.191cm" padding-top="0cm" padding-bottom="0cm" border-left="0.5pt solid #000000" border-right="none" border-top="none" border-bottom="none"/>
    </style:style>
    <style:style style:name="Таблица87.G2" style:family="table-cell">
      <style:table-cell-properties padding-left="0.191cm" padding-right="0.191cm" padding-top="0cm" padding-bottom="0cm" border="none"/>
    </style:style>
    <style:style style:name="Таблица87.3" style:family="table-row">
      <style:table-row-properties style:row-height="0.545cm" keep-together="always"/>
    </style:style>
    <style:style style:name="Таблица87.E3" style:family="table-cell">
      <style:table-cell-properties padding-left="0.191cm" padding-right="0.191cm" padding-top="0cm" padding-bottom="0cm" border-left="0.5pt solid #000000" border-right="none" border-top="none" border-bottom="none"/>
    </style:style>
    <style:style style:name="Таблица87.G3" style:family="table-cell">
      <style:table-cell-properties padding-left="0.191cm" padding-right="0.191cm" padding-top="0cm" padding-bottom="0cm" border="none"/>
    </style:style>
    <style:style style:name="Таблица88" style:family="table">
      <style:table-properties style:width="28.287cm" margin-left="0.191cm" margin-top="0cm" margin-bottom="0cm" table:align="left" table:border-model="collapsing"/>
    </style:style>
    <style:style style:name="Таблица88.A" style:family="table-column">
      <style:table-column-properties style:column-width="0.917cm"/>
    </style:style>
    <style:style style:name="Таблица88.B" style:family="table-column">
      <style:table-column-properties style:column-width="1.376cm"/>
    </style:style>
    <style:style style:name="Таблица88.C" style:family="table-column">
      <style:table-column-properties style:column-width="1.614cm"/>
    </style:style>
    <style:style style:name="Таблица88.D" style:family="table-column">
      <style:table-column-properties style:column-width="2.371cm"/>
    </style:style>
    <style:style style:name="Таблица88.E" style:family="table-column">
      <style:table-column-properties style:column-width="2.101cm"/>
    </style:style>
    <style:style style:name="Таблица88.F" style:family="table-column">
      <style:table-column-properties style:column-width="1.528cm"/>
    </style:style>
    <style:style style:name="Таблица88.G" style:family="table-column">
      <style:table-column-properties style:column-width="1.032cm"/>
    </style:style>
    <style:style style:name="Таблица88.H" style:family="table-column">
      <style:table-column-properties style:column-width="1.071cm"/>
    </style:style>
    <style:style style:name="Таблица88.I" style:family="table-column">
      <style:table-column-properties style:column-width="2.365cm"/>
    </style:style>
    <style:style style:name="Таблица88.J" style:family="table-column">
      <style:table-column-properties style:column-width="2.062cm"/>
    </style:style>
    <style:style style:name="Таблица88.K" style:family="table-column">
      <style:table-column-properties style:column-width="0.42cm"/>
    </style:style>
    <style:style style:name="Таблица88.L" style:family="table-column">
      <style:table-column-properties style:column-width="1.147cm"/>
    </style:style>
    <style:style style:name="Таблица88.M" style:family="table-column">
      <style:table-column-properties style:column-width="4.32cm"/>
    </style:style>
    <style:style style:name="Таблица88.N" style:family="table-column">
      <style:table-column-properties style:column-width="1.568cm"/>
    </style:style>
    <style:style style:name="Таблица88.O" style:family="table-column">
      <style:table-column-properties style:column-width="3.106cm"/>
    </style:style>
    <style:style style:name="Таблица88.P" style:family="table-column">
      <style:table-column-properties style:column-width="1.291cm"/>
    </style:style>
    <style:style style:name="Таблица88.1" style:family="table-row">
      <style:table-row-properties style:row-height="0.499cm" keep-together="always"/>
    </style:style>
    <style:style style:name="Таблица88.A1" style:family="table-cell">
      <style:table-cell-properties style:vertical-align="middle" padding="0cm" border-left="0.05pt solid #000000" border-right="0.5pt solid #000000" border-top="0.5pt solid #000000" border-bottom="none" border-=".018cm solid #000000"/>
    </style:style>
    <style:style style:name="Таблица88.L1" style:family="table-cell">
      <style:table-cell-properties style:vertical-align="middle" padding="0cm" border-left="0.5pt solid #000000" border-right="0.5pt solid #000000" border-top="0.5pt solid #000000" border-bottom="none" border-=".018cm solid #000000"/>
    </style:style>
    <style:style style:name="Таблица88.N1" style:family="table-cell">
      <style:table-cell-properties style:vertical-align="middle" padding="0cm" border-left="0.5pt solid #000000" border-right="0.5pt solid #000000" border-top="0.5pt solid #000000" border-bottom="1pt solid #000000"/>
    </style:style>
    <style:style style:name="Таблица88.P1" style:family="table-cell">
      <style:table-cell-properties style:vertical-align="middle" padding="0cm" border-left="0.5pt solid #000000" border-right="0.5pt solid #000000" border-top="0.5pt solid #000000" border-bottom="1pt solid #000000"/>
    </style:style>
    <style:style style:name="Таблица88.A2" style:family="table-cell">
      <style:table-cell-properties style:vertical-align="middle" padding="0cm" border="0.05pt solid #000000" border-=".018cm solid #000000"/>
    </style:style>
    <style:style style:name="Таблица88.3" style:family="table-row">
      <style:table-row-properties style:row-height="0.459cm" keep-together="always"/>
    </style:style>
    <style:style style:name="Таблица88.J3" style:family="table-cell">
      <style:table-cell-properties style:vertical-align="middle" padding="0cm" border="0.5pt solid #000000"/>
    </style:style>
    <style:style style:name="Таблица88.K3" style:family="table-cell">
      <style:table-cell-properties style:vertical-align="middle" padding="0cm" border-left="0.5pt solid #000000" border-right="1pt solid #000000" border-top="0.5pt solid #000000" border-bottom="0.5pt solid #000000"/>
    </style:style>
    <style:style style:name="Таблица88.M3" style:family="table-cell">
      <style:table-cell-properties style:vertical-align="middle" padding="0cm" border-left="1pt solid #000000" border-right="0.5pt solid #000000" border-top="1pt solid #000000" border-bottom="1pt solid #000000" border-=".018cm solid #000000"/>
    </style:style>
    <style:style style:name="Таблица88.O3" style:family="table-cell">
      <style:table-cell-properties style:vertical-align="middle" padding="0cm" border-left="0.5pt solid #000000" border-right="1pt solid #000000" border-top="1pt solid #000000" border-bottom="1pt solid #000000" border-=".018cm solid #000000"/>
    </style:style>
    <style:style style:name="Таблица88.4" style:family="table-row">
      <style:table-row-properties style:row-height="0.533cm" keep-together="always"/>
    </style:style>
    <style:style style:name="Таблица88.B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88.C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88.D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88.E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88.F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88.G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88.H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88.I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88.J4" style:family="table-cell">
      <style:table-cell-properties padding="0cm" border="0.5pt solid #000000"/>
    </style:style>
    <style:style style:name="Таблица88.K4" style:family="table-cell">
      <style:table-cell-properties padding="0cm" border-left="0.5pt solid #000000" border-right="1pt solid #000000" border-top="0.5pt solid #000000" border-bottom="0.5pt solid #000000"/>
    </style:style>
    <style:style style:name="Таблица88.5" style:family="table-row">
      <style:table-row-properties style:row-height="0.512cm" keep-together="always"/>
    </style:style>
    <style:style style:name="Таблица88.B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88.C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88.D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88.E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88.F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88.G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88.H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88.I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88.J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88.K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89" style:family="table">
      <style:table-properties style:width="28.287cm" margin-left="0.191cm" margin-top="0cm" margin-bottom="0cm" table:align="left" table:border-model="collapsing"/>
    </style:style>
    <style:style style:name="Таблица89.A" style:family="table-column">
      <style:table-column-properties style:column-width="1.485cm"/>
    </style:style>
    <style:style style:name="Таблица89.B" style:family="table-column">
      <style:table-column-properties style:column-width="9.409cm"/>
    </style:style>
    <style:style style:name="Таблица89.C" style:family="table-column">
      <style:table-column-properties style:column-width="2.42cm"/>
    </style:style>
    <style:style style:name="Таблица89.D" style:family="table-column">
      <style:table-column-properties style:column-width="6.98cm"/>
    </style:style>
    <style:style style:name="Таблица89.E" style:family="table-column">
      <style:table-column-properties style:column-width="2.902cm"/>
    </style:style>
    <style:style style:name="Таблица89.F" style:family="table-column">
      <style:table-column-properties style:column-width="0.196cm"/>
    </style:style>
    <style:style style:name="Таблица89.G" style:family="table-column">
      <style:table-column-properties style:column-width="1.998cm"/>
    </style:style>
    <style:style style:name="Таблица89.H" style:family="table-column">
      <style:table-column-properties style:column-width="1.51cm"/>
    </style:style>
    <style:style style:name="Таблица89.I" style:family="table-column">
      <style:table-column-properties style:column-width="1.388cm"/>
    </style:style>
    <style:style style:name="Таблица89.1" style:family="table-row">
      <style:table-row-properties style:min-row-height="1.422cm" keep-together="always"/>
    </style:style>
    <style:style style:name="Таблица89.A1" style:family="table-cell">
      <style:table-cell-properties style:vertical-align="" padding="0cm" border-left="0.05pt solid #000000" border-right="none" border-top="0.5pt solid #000000" border-bottom="0.5pt solid #000000"/>
    </style:style>
    <style:style style:name="Таблица89.H1" style:family="table-cell">
      <style:table-cell-properties style:vertical-align="" padding="0cm" border-left="0.05pt solid #000000" border-right="0.5pt solid #000000" border-top="0.5pt solid #000000" border-bottom="0.5pt solid #000000"/>
    </style:style>
    <style:style style:name="Таблица89.A2" style:family="table-cell">
      <style:table-cell-properties style:vertical-align="" padding="0cm" border-left="0.05pt solid #000000" border-right="none" border-top="none" border-bottom="0.5pt solid #000000"/>
    </style:style>
    <style:style style:name="Таблица89.3" style:family="table-row">
      <style:table-row-properties style:min-row-height="0.711cm" keep-together="always"/>
    </style:style>
    <style:style style:name="Таблица89.A3" style:family="table-cell">
      <style:table-cell-properties style:vertical-align="middle" padding="0cm" border-left="0.05pt solid #000000" border-right="none" border-top="none" border-bottom="0.5pt solid #000000"/>
    </style:style>
    <style:style style:name="Таблица89.H3" style:family="table-cell">
      <style:table-cell-properties style:vertical-align="middle" padding="0cm" border-left="0.05pt solid #000000" border-right="0.5pt solid #000000" border-top="none" border-bottom="0.5pt solid #000000"/>
    </style:style>
    <style:style style:name="Таблица89.18" style:family="table-row">
      <style:table-row-properties style:row-height="0.9cm" keep-together="always"/>
    </style:style>
    <style:style style:name="Таблица89.A18" style:family="table-cell">
      <style:table-cell-properties style:vertical-align="middle" padding="0cm" border-left="0.05pt solid #000000" border-right="0.5pt solid #000000" border-top="1pt solid #000000" border-bottom="0.05pt solid #000000"/>
    </style:style>
    <style:style style:name="Таблица89.B18" style:family="table-cell">
      <style:table-cell-properties style:vertical-align="middle" padding="0cm" border-left="0.5pt solid #000000" border-right="none" border-top="1pt solid #000000" border-bottom="0.05pt solid #000000"/>
    </style:style>
    <style:style style:name="Таблица89.I18" style:family="table-cell">
      <style:table-cell-properties style:vertical-align="middle" padding="0cm" border-left="0.5pt solid #000000" border-right="0.5pt solid #000000" border-top="1pt solid #000000" border-bottom="0.05pt solid #000000"/>
    </style:style>
    <style:style style:name="Таблица78" style:family="table">
      <style:table-properties style:width="28.4cm" margin-left="0.191cm" margin-top="0cm" margin-bottom="0cm" table:align="left" table:border-model="collapsing"/>
    </style:style>
    <style:style style:name="Таблица78.A" style:family="table-column">
      <style:table-column-properties style:column-width="1.824cm"/>
    </style:style>
    <style:style style:name="Таблица78.B" style:family="table-column">
      <style:table-column-properties style:column-width="2.163cm"/>
    </style:style>
    <style:style style:name="Таблица78.C" style:family="table-column">
      <style:table-column-properties style:column-width="2.021cm"/>
    </style:style>
    <style:style style:name="Таблица78.D" style:family="table-column">
      <style:table-column-properties style:column-width="1.607cm"/>
    </style:style>
    <style:style style:name="Таблица78.E" style:family="table-column">
      <style:table-column-properties style:column-width="4.21cm"/>
    </style:style>
    <style:style style:name="Таблица78.F" style:family="table-column">
      <style:table-column-properties style:column-width="0.794cm"/>
    </style:style>
    <style:style style:name="Таблица78.G" style:family="table-column">
      <style:table-column-properties style:column-width="7.92cm"/>
    </style:style>
    <style:style style:name="Таблица78.H" style:family="table-column">
      <style:table-column-properties style:column-width="7.862cm"/>
    </style:style>
    <style:style style:name="Таблица78.1" style:family="table-row">
      <style:table-row-properties style:row-height="0.459cm" keep-together="always"/>
    </style:style>
    <style:style style:name="Таблица78.A1" style:family="table-cell">
      <style:table-cell-properties padding-left="0.191cm" padding-right="0.191cm" padding-top="0cm" padding-bottom="0cm" border-left="0.5pt solid #000000" border-right="0.5pt solid #000000" border-top="0.5pt solid #000000" border-bottom="none" border-=".018cm solid #000000"/>
    </style:style>
    <style:style style:name="Таблица78.D1" style:family="table-cell">
      <style:table-cell-properties padding-left="0.191cm" padding-right="0.191cm" padding-top="0cm" padding-bottom="0cm" border="0.5pt solid #000000"/>
    </style:style>
    <style:style style:name="Таблица78.E1" style:family="table-cell">
      <style:table-cell-properties padding-left="0.191cm" padding-right="0.191cm" padding-top="0cm" padding-bottom="0cm" border-left="0.5pt solid #000000" border-right="none" border-top="none" border-bottom="none"/>
    </style:style>
    <style:style style:name="Таблица78.F1" style:family="table-cell">
      <style:table-cell-properties padding-left="0.191cm" padding-right="0.191cm" padding-top="0cm" padding-bottom="0cm" border="none"/>
    </style:style>
    <style:style style:name="Таблица78.H1" style:family="table-cell">
      <style:table-cell-properties padding-left="0.191cm" padding-right="0.191cm" padding-top="0cm" padding-bottom="0cm" border="none"/>
    </style:style>
    <style:style style:name="Таблица78.D2" style:family="table-cell">
      <style:table-cell-properties padding-left="0.191cm" padding-right="0.191cm" padding-top="0cm" padding-bottom="0cm" border="0.5pt solid #000000"/>
    </style:style>
    <style:style style:name="Таблица78.E2" style:family="table-cell">
      <style:table-cell-properties padding-left="0.191cm" padding-right="0.191cm" padding-top="0cm" padding-bottom="0cm" border-left="0.5pt solid #000000" border-right="none" border-top="none" border-bottom="none"/>
    </style:style>
    <style:style style:name="Таблица78.G2" style:family="table-cell">
      <style:table-cell-properties padding-left="0.191cm" padding-right="0.191cm" padding-top="0cm" padding-bottom="0cm" border="none"/>
    </style:style>
    <style:style style:name="Таблица78.E3" style:family="table-cell">
      <style:table-cell-properties padding-left="0.191cm" padding-right="0.191cm" padding-top="0cm" padding-bottom="0cm" border-left="0.5pt solid #000000" border-right="none" border-top="none" border-bottom="none"/>
    </style:style>
    <style:style style:name="Таблица78.G3" style:family="table-cell">
      <style:table-cell-properties padding-left="0.191cm" padding-right="0.191cm" padding-top="0cm" padding-bottom="0cm" border="none"/>
    </style:style>
    <style:style style:name="Таблица79" style:family="table">
      <style:table-properties style:width="28.4cm" margin-left="0.191cm" margin-top="0cm" margin-bottom="0cm" table:align="left" table:border-model="collapsing"/>
    </style:style>
    <style:style style:name="Таблица79.A" style:family="table-column">
      <style:table-column-properties style:column-width="0.917cm"/>
    </style:style>
    <style:style style:name="Таблица79.B" style:family="table-column">
      <style:table-column-properties style:column-width="1.376cm"/>
    </style:style>
    <style:style style:name="Таблица79.C" style:family="table-column">
      <style:table-column-properties style:column-width="1.614cm"/>
    </style:style>
    <style:style style:name="Таблица79.D" style:family="table-column">
      <style:table-column-properties style:column-width="2.371cm"/>
    </style:style>
    <style:style style:name="Таблица79.E" style:family="table-column">
      <style:table-column-properties style:column-width="2.101cm"/>
    </style:style>
    <style:style style:name="Таблица79.F" style:family="table-column">
      <style:table-column-properties style:column-width="1.528cm"/>
    </style:style>
    <style:style style:name="Таблица79.G" style:family="table-column">
      <style:table-column-properties style:column-width="1.032cm"/>
    </style:style>
    <style:style style:name="Таблица79.H" style:family="table-column">
      <style:table-column-properties style:column-width="1.071cm"/>
    </style:style>
    <style:style style:name="Таблица79.I" style:family="table-column">
      <style:table-column-properties style:column-width="2.365cm"/>
    </style:style>
    <style:style style:name="Таблица79.J" style:family="table-column">
      <style:table-column-properties style:column-width="2.062cm"/>
    </style:style>
    <style:style style:name="Таблица79.K" style:family="table-column">
      <style:table-column-properties style:column-width="0.42cm"/>
    </style:style>
    <style:style style:name="Таблица79.L" style:family="table-column">
      <style:table-column-properties style:column-width="1.147cm"/>
    </style:style>
    <style:style style:name="Таблица79.M" style:family="table-column">
      <style:table-column-properties style:column-width="4.32cm"/>
    </style:style>
    <style:style style:name="Таблица79.N" style:family="table-column">
      <style:table-column-properties style:column-width="1.568cm"/>
    </style:style>
    <style:style style:name="Таблица79.O" style:family="table-column">
      <style:table-column-properties style:column-width="3.106cm"/>
    </style:style>
    <style:style style:name="Таблица79.P" style:family="table-column">
      <style:table-column-properties style:column-width="1.404cm"/>
    </style:style>
    <style:style style:name="Таблица79.1" style:family="table-row">
      <style:table-row-properties style:row-height="0.508cm" keep-together="always"/>
    </style:style>
    <style:style style:name="Таблица79.A1" style:family="table-cell">
      <style:table-cell-properties style:vertical-align="middle" padding="0cm" border-left="0.05pt solid #000000" border-right="0.5pt solid #000000" border-top="0.5pt solid #000000" border-bottom="none" border-=".018cm solid #000000"/>
    </style:style>
    <style:style style:name="Таблица79.L1" style:family="table-cell">
      <style:table-cell-properties style:vertical-align="middle" padding="0cm" border-left="0.5pt solid #000000" border-right="0.5pt solid #000000" border-top="0.5pt solid #000000" border-bottom="none" border-=".018cm solid #000000"/>
    </style:style>
    <style:style style:name="Таблица79.N1" style:family="table-cell">
      <style:table-cell-properties style:vertical-align="middle" padding="0cm" border-left="0.5pt solid #000000" border-right="0.5pt solid #000000" border-top="0.5pt solid #000000" border-bottom="1pt solid #000000"/>
    </style:style>
    <style:style style:name="Таблица79.P1" style:family="table-cell">
      <style:table-cell-properties style:vertical-align="middle" padding="0cm" border-left="0.5pt solid #000000" border-right="0.5pt solid #000000" border-top="0.5pt solid #000000" border-bottom="1pt solid #000000"/>
    </style:style>
    <style:style style:name="Таблица79.2" style:family="table-row">
      <style:table-row-properties style:row-height="0.499cm" keep-together="always"/>
    </style:style>
    <style:style style:name="Таблица79.A2" style:family="table-cell">
      <style:table-cell-properties style:vertical-align="middle" padding="0cm" border="0.05pt solid #000000" border-=".018cm solid #000000"/>
    </style:style>
    <style:style style:name="Таблица79.3" style:family="table-row">
      <style:table-row-properties style:row-height="0.459cm" keep-together="always"/>
    </style:style>
    <style:style style:name="Таблица79.J3" style:family="table-cell">
      <style:table-cell-properties style:vertical-align="middle" padding="0cm" border="0.5pt solid #000000"/>
    </style:style>
    <style:style style:name="Таблица79.K3" style:family="table-cell">
      <style:table-cell-properties style:vertical-align="middle" padding="0cm" border-left="0.5pt solid #000000" border-right="1pt solid #000000" border-top="0.5pt solid #000000" border-bottom="0.5pt solid #000000"/>
    </style:style>
    <style:style style:name="Таблица79.M3" style:family="table-cell">
      <style:table-cell-properties style:vertical-align="middle" padding="0cm" border-left="1pt solid #000000" border-right="0.5pt solid #000000" border-top="1pt solid #000000" border-bottom="1pt solid #000000" border-=".018cm solid #000000"/>
    </style:style>
    <style:style style:name="Таблица79.O3" style:family="table-cell">
      <style:table-cell-properties style:vertical-align="middle" padding="0cm" border-left="0.5pt solid #000000" border-right="1pt solid #000000" border-top="1pt solid #000000" border-bottom="1pt solid #000000" border-=".018cm solid #000000"/>
    </style:style>
    <style:style style:name="Таблица79.B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79.C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79.D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79.E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79.F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79.G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79.H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79.I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79.J4" style:family="table-cell">
      <style:table-cell-properties padding="0cm" border="0.5pt solid #000000"/>
    </style:style>
    <style:style style:name="Таблица79.K4" style:family="table-cell">
      <style:table-cell-properties padding="0cm" border-left="0.5pt solid #000000" border-right="1pt solid #000000" border-top="0.5pt solid #000000" border-bottom="0.5pt solid #000000"/>
    </style:style>
    <style:style style:name="Таблица79.5" style:family="table-row">
      <style:table-row-properties style:row-height="0.471cm" keep-together="always"/>
    </style:style>
    <style:style style:name="Таблица79.B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79.C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79.D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79.E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79.F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79.G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79.H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79.I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79.J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79.K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80" style:family="table">
      <style:table-properties style:width="28.4cm" margin-left="0.191cm" margin-top="0cm" margin-bottom="0cm" table:align="left" table:border-model="collapsing"/>
    </style:style>
    <style:style style:name="Таблица80.A" style:family="table-column">
      <style:table-column-properties style:column-width="1.485cm"/>
    </style:style>
    <style:style style:name="Таблица80.B" style:family="table-column">
      <style:table-column-properties style:column-width="9.324cm"/>
    </style:style>
    <style:style style:name="Таблица80.C" style:family="table-column">
      <style:table-column-properties style:column-width="2.279cm"/>
    </style:style>
    <style:style style:name="Таблица80.D" style:family="table-column">
      <style:table-column-properties style:column-width="7.01cm"/>
    </style:style>
    <style:style style:name="Таблица80.E" style:family="table-column">
      <style:table-column-properties style:column-width="3.097cm"/>
    </style:style>
    <style:style style:name="Таблица80.F" style:family="table-column">
      <style:table-column-properties style:column-width="0.196cm"/>
    </style:style>
    <style:style style:name="Таблица80.G" style:family="table-column">
      <style:table-column-properties style:column-width="2.11cm"/>
    </style:style>
    <style:style style:name="Таблица80.H" style:family="table-column">
      <style:table-column-properties style:column-width="1.399cm"/>
    </style:style>
    <style:style style:name="Таблица80.I" style:family="table-column">
      <style:table-column-properties style:column-width="1.501cm"/>
    </style:style>
    <style:style style:name="Таблица80.1" style:family="table-row">
      <style:table-row-properties style:min-row-height="1.422cm" keep-together="always"/>
    </style:style>
    <style:style style:name="Таблица80.A1" style:family="table-cell">
      <style:table-cell-properties style:vertical-align="" padding="0cm" border-left="0.05pt solid #000000" border-right="none" border-top="0.5pt solid #000000" border-bottom="0.5pt solid #000000"/>
    </style:style>
    <style:style style:name="Таблица80.H1" style:family="table-cell">
      <style:table-cell-properties style:vertical-align="" padding="0cm" border-left="0.05pt solid #000000" border-right="0.5pt solid #000000" border-top="0.5pt solid #000000" border-bottom="0.5pt solid #000000"/>
    </style:style>
    <style:style style:name="Таблица80.A2" style:family="table-cell">
      <style:table-cell-properties style:vertical-align="" padding="0cm" border-left="0.05pt solid #000000" border-right="none" border-top="none" border-bottom="0.5pt solid #000000"/>
    </style:style>
    <style:style style:name="Таблица80.3" style:family="table-row">
      <style:table-row-properties style:min-row-height="0.711cm" keep-together="always"/>
    </style:style>
    <style:style style:name="Таблица80.A3" style:family="table-cell">
      <style:table-cell-properties style:vertical-align="middle" padding="0cm" border-left="0.05pt solid #000000" border-right="none" border-top="none" border-bottom="0.5pt solid #000000"/>
    </style:style>
    <style:style style:name="Таблица80.H3" style:family="table-cell">
      <style:table-cell-properties style:vertical-align="middle" padding="0cm" border-left="0.05pt solid #000000" border-right="0.5pt solid #000000" border-top="none" border-bottom="0.5pt solid #000000"/>
    </style:style>
    <style:style style:name="Таблица80.18" style:family="table-row">
      <style:table-row-properties style:row-height="0.9cm" keep-together="always"/>
    </style:style>
    <style:style style:name="Таблица80.A18" style:family="table-cell">
      <style:table-cell-properties style:vertical-align="middle" padding="0cm" border-left="0.05pt solid #000000" border-right="0.5pt solid #000000" border-top="1pt solid #000000" border-bottom="0.05pt solid #000000"/>
    </style:style>
    <style:style style:name="Таблица80.B18" style:family="table-cell">
      <style:table-cell-properties style:vertical-align="middle" padding="0cm" border-left="0.5pt solid #000000" border-right="none" border-top="1pt solid #000000" border-bottom="0.05pt solid #000000"/>
    </style:style>
    <style:style style:name="Таблица80.I18" style:family="table-cell">
      <style:table-cell-properties style:vertical-align="middle" padding="0cm" border-left="0.5pt solid #000000" border-right="0.5pt solid #000000" border-top="1pt solid #000000" border-bottom="0.05pt solid #000000"/>
    </style:style>
    <style:style style:name="Таблица38" style:family="table">
      <style:table-properties style:width="28.4cm" margin-left="0.191cm" margin-top="0cm" margin-bottom="0cm" table:align="left" table:border-model="collapsing"/>
    </style:style>
    <style:style style:name="Таблица38.A" style:family="table-column">
      <style:table-column-properties style:column-width="1.824cm"/>
    </style:style>
    <style:style style:name="Таблица38.B" style:family="table-column">
      <style:table-column-properties style:column-width="2.163cm"/>
    </style:style>
    <style:style style:name="Таблица38.C" style:family="table-column">
      <style:table-column-properties style:column-width="2.021cm"/>
    </style:style>
    <style:style style:name="Таблица38.D" style:family="table-column">
      <style:table-column-properties style:column-width="1.607cm"/>
    </style:style>
    <style:style style:name="Таблица38.E" style:family="table-column">
      <style:table-column-properties style:column-width="4.21cm"/>
    </style:style>
    <style:style style:name="Таблица38.F" style:family="table-column">
      <style:table-column-properties style:column-width="0.794cm"/>
    </style:style>
    <style:style style:name="Таблица38.G" style:family="table-column">
      <style:table-column-properties style:column-width="7.92cm"/>
    </style:style>
    <style:style style:name="Таблица38.H" style:family="table-column">
      <style:table-column-properties style:column-width="7.862cm"/>
    </style:style>
    <style:style style:name="Таблица38.1" style:family="table-row">
      <style:table-row-properties style:row-height="0.459cm" keep-together="always"/>
    </style:style>
    <style:style style:name="Таблица38.A1" style:family="table-cell">
      <style:table-cell-properties padding-left="0.191cm" padding-right="0.191cm" padding-top="0cm" padding-bottom="0cm" border-left="0.5pt solid #000000" border-right="0.5pt solid #000000" border-top="0.5pt solid #000000" border-bottom="none" border-=".018cm solid #000000"/>
    </style:style>
    <style:style style:name="Таблица38.D1" style:family="table-cell">
      <style:table-cell-properties padding-left="0.191cm" padding-right="0.191cm" padding-top="0cm" padding-bottom="0cm" border="0.5pt solid #000000"/>
    </style:style>
    <style:style style:name="Таблица38.E1" style:family="table-cell">
      <style:table-cell-properties padding-left="0.191cm" padding-right="0.191cm" padding-top="0cm" padding-bottom="0cm" border-left="0.5pt solid #000000" border-right="none" border-top="none" border-bottom="none"/>
    </style:style>
    <style:style style:name="Таблица38.F1" style:family="table-cell">
      <style:table-cell-properties padding-left="0.191cm" padding-right="0.191cm" padding-top="0cm" padding-bottom="0cm" border="none"/>
    </style:style>
    <style:style style:name="Таблица38.H1" style:family="table-cell">
      <style:table-cell-properties padding-left="0.191cm" padding-right="0.191cm" padding-top="0cm" padding-bottom="0cm" border="none"/>
    </style:style>
    <style:style style:name="Таблица38.D2" style:family="table-cell">
      <style:table-cell-properties padding-left="0.191cm" padding-right="0.191cm" padding-top="0cm" padding-bottom="0cm" border="0.5pt solid #000000"/>
    </style:style>
    <style:style style:name="Таблица38.E2" style:family="table-cell">
      <style:table-cell-properties padding-left="0.191cm" padding-right="0.191cm" padding-top="0cm" padding-bottom="0cm" border-left="0.5pt solid #000000" border-right="none" border-top="none" border-bottom="none"/>
    </style:style>
    <style:style style:name="Таблица38.G2" style:family="table-cell">
      <style:table-cell-properties padding-left="0.191cm" padding-right="0.191cm" padding-top="0cm" padding-bottom="0cm" border="none"/>
    </style:style>
    <style:style style:name="Таблица38.E3" style:family="table-cell">
      <style:table-cell-properties padding-left="0.191cm" padding-right="0.191cm" padding-top="0cm" padding-bottom="0cm" border-left="0.5pt solid #000000" border-right="none" border-top="none" border-bottom="none"/>
    </style:style>
    <style:style style:name="Таблица38.G3" style:family="table-cell">
      <style:table-cell-properties padding-left="0.191cm" padding-right="0.191cm" padding-top="0cm" padding-bottom="0cm" border="none"/>
    </style:style>
    <style:style style:name="Таблица39" style:family="table">
      <style:table-properties style:width="28.4cm" margin-left="0.191cm" margin-top="0cm" margin-bottom="0cm" table:align="left" table:border-model="collapsing"/>
    </style:style>
    <style:style style:name="Таблица39.A" style:family="table-column">
      <style:table-column-properties style:column-width="0.917cm"/>
    </style:style>
    <style:style style:name="Таблица39.B" style:family="table-column">
      <style:table-column-properties style:column-width="1.482cm"/>
    </style:style>
    <style:style style:name="Таблица39.C" style:family="table-column">
      <style:table-column-properties style:column-width="1.508cm"/>
    </style:style>
    <style:style style:name="Таблица39.D" style:family="table-column">
      <style:table-column-properties style:column-width="2.371cm"/>
    </style:style>
    <style:style style:name="Таблица39.E" style:family="table-column">
      <style:table-column-properties style:column-width="2.101cm"/>
    </style:style>
    <style:style style:name="Таблица39.F" style:family="table-column">
      <style:table-column-properties style:column-width="1.528cm"/>
    </style:style>
    <style:style style:name="Таблица39.G" style:family="table-column">
      <style:table-column-properties style:column-width="1.032cm"/>
    </style:style>
    <style:style style:name="Таблица39.H" style:family="table-column">
      <style:table-column-properties style:column-width="1.071cm"/>
    </style:style>
    <style:style style:name="Таблица39.I" style:family="table-column">
      <style:table-column-properties style:column-width="2.365cm"/>
    </style:style>
    <style:style style:name="Таблица39.J" style:family="table-column">
      <style:table-column-properties style:column-width="2.062cm"/>
    </style:style>
    <style:style style:name="Таблица39.K" style:family="table-column">
      <style:table-column-properties style:column-width="0.42cm"/>
    </style:style>
    <style:style style:name="Таблица39.L" style:family="table-column">
      <style:table-column-properties style:column-width="1.147cm"/>
    </style:style>
    <style:style style:name="Таблица39.M" style:family="table-column">
      <style:table-column-properties style:column-width="4.32cm"/>
    </style:style>
    <style:style style:name="Таблица39.N" style:family="table-column">
      <style:table-column-properties style:column-width="1.568cm"/>
    </style:style>
    <style:style style:name="Таблица39.O" style:family="table-column">
      <style:table-column-properties style:column-width="3.106cm"/>
    </style:style>
    <style:style style:name="Таблица39.P" style:family="table-column">
      <style:table-column-properties style:column-width="1.404cm"/>
    </style:style>
    <style:style style:name="Таблица39.1" style:family="table-row">
      <style:table-row-properties style:row-height="0.508cm" keep-together="always"/>
    </style:style>
    <style:style style:name="Таблица39.A1" style:family="table-cell">
      <style:table-cell-properties style:vertical-align="middle" padding="0cm" border-left="0.05pt solid #000000" border-right="0.5pt solid #000000" border-top="0.5pt solid #000000" border-bottom="none" border-=".018cm solid #000000"/>
    </style:style>
    <style:style style:name="Таблица39.L1" style:family="table-cell">
      <style:table-cell-properties style:vertical-align="middle" padding="0cm" border-left="0.5pt solid #000000" border-right="0.5pt solid #000000" border-top="0.5pt solid #000000" border-bottom="none" border-=".018cm solid #000000"/>
    </style:style>
    <style:style style:name="Таблица39.N1" style:family="table-cell">
      <style:table-cell-properties style:vertical-align="middle" padding="0cm" border-left="0.5pt solid #000000" border-right="0.5pt solid #000000" border-top="0.5pt solid #000000" border-bottom="1pt solid #000000"/>
    </style:style>
    <style:style style:name="Таблица39.P1" style:family="table-cell">
      <style:table-cell-properties style:vertical-align="middle" padding="0cm" border-left="0.5pt solid #000000" border-right="0.5pt solid #000000" border-top="0.5pt solid #000000" border-bottom="1pt solid #000000"/>
    </style:style>
    <style:style style:name="Таблица39.2" style:family="table-row">
      <style:table-row-properties style:row-height="0.499cm" keep-together="always"/>
    </style:style>
    <style:style style:name="Таблица39.A2" style:family="table-cell">
      <style:table-cell-properties style:vertical-align="middle" padding="0cm" border="0.05pt solid #000000" border-=".018cm solid #000000"/>
    </style:style>
    <style:style style:name="Таблица39.3" style:family="table-row">
      <style:table-row-properties style:row-height="0.459cm" keep-together="always"/>
    </style:style>
    <style:style style:name="Таблица39.J3" style:family="table-cell">
      <style:table-cell-properties style:vertical-align="middle" padding="0cm" border="0.5pt solid #000000"/>
    </style:style>
    <style:style style:name="Таблица39.K3" style:family="table-cell">
      <style:table-cell-properties style:vertical-align="middle" padding="0cm" border-left="0.5pt solid #000000" border-right="1pt solid #000000" border-top="0.5pt solid #000000" border-bottom="0.5pt solid #000000"/>
    </style:style>
    <style:style style:name="Таблица39.M3" style:family="table-cell">
      <style:table-cell-properties style:vertical-align="middle" padding="0cm" border-left="1pt solid #000000" border-right="0.5pt solid #000000" border-top="1pt solid #000000" border-bottom="1pt solid #000000" border-=".018cm solid #000000"/>
    </style:style>
    <style:style style:name="Таблица39.O3" style:family="table-cell">
      <style:table-cell-properties style:vertical-align="middle" padding="0cm" border-left="0.5pt solid #000000" border-right="1pt solid #000000" border-top="1pt solid #000000" border-bottom="1pt solid #000000" border-=".018cm solid #000000"/>
    </style:style>
    <style:style style:name="Таблица39.B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39.C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39.D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39.E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39.F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39.G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39.H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39.I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39.J4" style:family="table-cell">
      <style:table-cell-properties padding="0cm" border="0.5pt solid #000000"/>
    </style:style>
    <style:style style:name="Таблица39.K4" style:family="table-cell">
      <style:table-cell-properties padding="0cm" border-left="0.5pt solid #000000" border-right="1pt solid #000000" border-top="0.5pt solid #000000" border-bottom="0.5pt solid #000000"/>
    </style:style>
    <style:style style:name="Таблица39.5" style:family="table-row">
      <style:table-row-properties style:row-height="0.471cm" keep-together="always"/>
    </style:style>
    <style:style style:name="Таблица39.B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39.C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39.D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39.E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39.F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39.G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39.H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39.I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39.J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39.K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40" style:family="table">
      <style:table-properties style:width="28.4cm" margin-left="0.191cm" margin-top="0cm" margin-bottom="0cm" table:align="left" table:border-model="collapsing"/>
    </style:style>
    <style:style style:name="Таблица40.A" style:family="table-column">
      <style:table-column-properties style:column-width="1.485cm"/>
    </style:style>
    <style:style style:name="Таблица40.B" style:family="table-column">
      <style:table-column-properties style:column-width="9.324cm"/>
    </style:style>
    <style:style style:name="Таблица40.C" style:family="table-column">
      <style:table-column-properties style:column-width="2.279cm"/>
    </style:style>
    <style:style style:name="Таблица40.D" style:family="table-column">
      <style:table-column-properties style:column-width="7.01cm"/>
    </style:style>
    <style:style style:name="Таблица40.E" style:family="table-column">
      <style:table-column-properties style:column-width="3.097cm"/>
    </style:style>
    <style:style style:name="Таблица40.F" style:family="table-column">
      <style:table-column-properties style:column-width="0.196cm"/>
    </style:style>
    <style:style style:name="Таблица40.G" style:family="table-column">
      <style:table-column-properties style:column-width="2.11cm"/>
    </style:style>
    <style:style style:name="Таблица40.H" style:family="table-column">
      <style:table-column-properties style:column-width="1.399cm"/>
    </style:style>
    <style:style style:name="Таблица40.I" style:family="table-column">
      <style:table-column-properties style:column-width="1.501cm"/>
    </style:style>
    <style:style style:name="Таблица40.1" style:family="table-row">
      <style:table-row-properties style:min-row-height="1.422cm" keep-together="always"/>
    </style:style>
    <style:style style:name="Таблица40.A1" style:family="table-cell">
      <style:table-cell-properties style:vertical-align="" padding="0cm" border-left="0.05pt solid #000000" border-right="none" border-top="0.5pt solid #000000" border-bottom="0.5pt solid #000000"/>
    </style:style>
    <style:style style:name="Таблица40.H1" style:family="table-cell">
      <style:table-cell-properties style:vertical-align="" padding="0cm" border-left="0.05pt solid #000000" border-right="0.5pt solid #000000" border-top="0.5pt solid #000000" border-bottom="0.5pt solid #000000"/>
    </style:style>
    <style:style style:name="Таблица40.A2" style:family="table-cell">
      <style:table-cell-properties style:vertical-align="" padding="0cm" border-left="0.05pt solid #000000" border-right="none" border-top="none" border-bottom="0.5pt solid #000000"/>
    </style:style>
    <style:style style:name="Таблица40.3" style:family="table-row">
      <style:table-row-properties style:min-row-height="0.711cm" keep-together="always"/>
    </style:style>
    <style:style style:name="Таблица40.A3" style:family="table-cell">
      <style:table-cell-properties style:vertical-align="middle" padding="0cm" border-left="0.05pt solid #000000" border-right="none" border-top="none" border-bottom="0.5pt solid #000000"/>
    </style:style>
    <style:style style:name="Таблица40.H3" style:family="table-cell">
      <style:table-cell-properties style:vertical-align="middle" padding="0cm" border-left="0.05pt solid #000000" border-right="0.5pt solid #000000" border-top="none" border-bottom="0.5pt solid #000000"/>
    </style:style>
    <style:style style:name="Таблица40.18" style:family="table-row">
      <style:table-row-properties style:row-height="0.9cm" keep-together="always"/>
    </style:style>
    <style:style style:name="Таблица40.A18" style:family="table-cell">
      <style:table-cell-properties style:vertical-align="middle" padding="0cm" border-left="0.05pt solid #000000" border-right="0.5pt solid #000000" border-top="1pt solid #000000" border-bottom="0.05pt solid #000000"/>
    </style:style>
    <style:style style:name="Таблица40.B18" style:family="table-cell">
      <style:table-cell-properties style:vertical-align="middle" padding="0cm" border-left="0.5pt solid #000000" border-right="none" border-top="1pt solid #000000" border-bottom="0.05pt solid #000000"/>
    </style:style>
    <style:style style:name="Таблица40.I18" style:family="table-cell">
      <style:table-cell-properties style:vertical-align="middle" padding="0cm" border-left="0.5pt solid #000000" border-right="0.5pt solid #000000" border-top="1pt solid #000000" border-bottom="0.05pt solid #000000"/>
    </style:style>
    <style:style style:name="Таблица47" style:family="table">
      <style:table-properties style:width="28.4cm" margin-left="0.191cm" margin-top="0cm" margin-bottom="0cm" table:align="left" table:border-model="collapsing"/>
    </style:style>
    <style:style style:name="Таблица47.A" style:family="table-column">
      <style:table-column-properties style:column-width="1.824cm"/>
    </style:style>
    <style:style style:name="Таблица47.B" style:family="table-column">
      <style:table-column-properties style:column-width="2.163cm"/>
    </style:style>
    <style:style style:name="Таблица47.C" style:family="table-column">
      <style:table-column-properties style:column-width="2.021cm"/>
    </style:style>
    <style:style style:name="Таблица47.D" style:family="table-column">
      <style:table-column-properties style:column-width="1.607cm"/>
    </style:style>
    <style:style style:name="Таблица47.E" style:family="table-column">
      <style:table-column-properties style:column-width="4.21cm"/>
    </style:style>
    <style:style style:name="Таблица47.F" style:family="table-column">
      <style:table-column-properties style:column-width="0.794cm"/>
    </style:style>
    <style:style style:name="Таблица47.G" style:family="table-column">
      <style:table-column-properties style:column-width="7.92cm"/>
    </style:style>
    <style:style style:name="Таблица47.H" style:family="table-column">
      <style:table-column-properties style:column-width="7.862cm"/>
    </style:style>
    <style:style style:name="Таблица47.1" style:family="table-row">
      <style:table-row-properties style:row-height="0.459cm" keep-together="always"/>
    </style:style>
    <style:style style:name="Таблица47.A1" style:family="table-cell">
      <style:table-cell-properties padding-left="0.191cm" padding-right="0.191cm" padding-top="0cm" padding-bottom="0cm" border-left="0.5pt solid #000000" border-right="0.5pt solid #000000" border-top="0.5pt solid #000000" border-bottom="none" border-=".018cm solid #000000"/>
    </style:style>
    <style:style style:name="Таблица47.D1" style:family="table-cell">
      <style:table-cell-properties padding-left="0.191cm" padding-right="0.191cm" padding-top="0cm" padding-bottom="0cm" border="0.5pt solid #000000"/>
    </style:style>
    <style:style style:name="Таблица47.E1" style:family="table-cell">
      <style:table-cell-properties padding-left="0.191cm" padding-right="0.191cm" padding-top="0cm" padding-bottom="0cm" border-left="0.5pt solid #000000" border-right="none" border-top="none" border-bottom="none"/>
    </style:style>
    <style:style style:name="Таблица47.F1" style:family="table-cell">
      <style:table-cell-properties padding-left="0.191cm" padding-right="0.191cm" padding-top="0cm" padding-bottom="0cm" border="none"/>
    </style:style>
    <style:style style:name="Таблица47.H1" style:family="table-cell">
      <style:table-cell-properties padding-left="0.191cm" padding-right="0.191cm" padding-top="0cm" padding-bottom="0cm" border="none"/>
    </style:style>
    <style:style style:name="Таблица47.D2" style:family="table-cell">
      <style:table-cell-properties padding-left="0.191cm" padding-right="0.191cm" padding-top="0cm" padding-bottom="0cm" border="0.5pt solid #000000"/>
    </style:style>
    <style:style style:name="Таблица47.E2" style:family="table-cell">
      <style:table-cell-properties padding-left="0.191cm" padding-right="0.191cm" padding-top="0cm" padding-bottom="0cm" border-left="0.5pt solid #000000" border-right="none" border-top="none" border-bottom="none"/>
    </style:style>
    <style:style style:name="Таблица47.G2" style:family="table-cell">
      <style:table-cell-properties padding-left="0.191cm" padding-right="0.191cm" padding-top="0cm" padding-bottom="0cm" border="none"/>
    </style:style>
    <style:style style:name="Таблица47.E3" style:family="table-cell">
      <style:table-cell-properties padding-left="0.191cm" padding-right="0.191cm" padding-top="0cm" padding-bottom="0cm" border-left="0.5pt solid #000000" border-right="none" border-top="none" border-bottom="none"/>
    </style:style>
    <style:style style:name="Таблица47.G3" style:family="table-cell">
      <style:table-cell-properties padding-left="0.191cm" padding-right="0.191cm" padding-top="0cm" padding-bottom="0cm" border="none"/>
    </style:style>
    <style:style style:name="Таблица48" style:family="table">
      <style:table-properties style:width="28.4cm" margin-left="0.191cm" margin-top="0cm" margin-bottom="0cm" table:align="left" table:border-model="collapsing"/>
    </style:style>
    <style:style style:name="Таблица48.A" style:family="table-column">
      <style:table-column-properties style:column-width="0.917cm"/>
    </style:style>
    <style:style style:name="Таблица48.B" style:family="table-column">
      <style:table-column-properties style:column-width="1.376cm"/>
    </style:style>
    <style:style style:name="Таблица48.C" style:family="table-column">
      <style:table-column-properties style:column-width="1.614cm"/>
    </style:style>
    <style:style style:name="Таблица48.D" style:family="table-column">
      <style:table-column-properties style:column-width="2.371cm"/>
    </style:style>
    <style:style style:name="Таблица48.E" style:family="table-column">
      <style:table-column-properties style:column-width="2.101cm"/>
    </style:style>
    <style:style style:name="Таблица48.F" style:family="table-column">
      <style:table-column-properties style:column-width="1.528cm"/>
    </style:style>
    <style:style style:name="Таблица48.G" style:family="table-column">
      <style:table-column-properties style:column-width="1.032cm"/>
    </style:style>
    <style:style style:name="Таблица48.H" style:family="table-column">
      <style:table-column-properties style:column-width="1.071cm"/>
    </style:style>
    <style:style style:name="Таблица48.I" style:family="table-column">
      <style:table-column-properties style:column-width="2.365cm"/>
    </style:style>
    <style:style style:name="Таблица48.J" style:family="table-column">
      <style:table-column-properties style:column-width="2.062cm"/>
    </style:style>
    <style:style style:name="Таблица48.K" style:family="table-column">
      <style:table-column-properties style:column-width="0.42cm"/>
    </style:style>
    <style:style style:name="Таблица48.L" style:family="table-column">
      <style:table-column-properties style:column-width="1.147cm"/>
    </style:style>
    <style:style style:name="Таблица48.M" style:family="table-column">
      <style:table-column-properties style:column-width="4.32cm"/>
    </style:style>
    <style:style style:name="Таблица48.N" style:family="table-column">
      <style:table-column-properties style:column-width="1.568cm"/>
    </style:style>
    <style:style style:name="Таблица48.O" style:family="table-column">
      <style:table-column-properties style:column-width="3.106cm"/>
    </style:style>
    <style:style style:name="Таблица48.P" style:family="table-column">
      <style:table-column-properties style:column-width="1.404cm"/>
    </style:style>
    <style:style style:name="Таблица48.1" style:family="table-row">
      <style:table-row-properties style:row-height="0.508cm" keep-together="always"/>
    </style:style>
    <style:style style:name="Таблица48.A1" style:family="table-cell">
      <style:table-cell-properties style:vertical-align="middle" padding="0cm" border-left="0.05pt solid #000000" border-right="0.5pt solid #000000" border-top="0.5pt solid #000000" border-bottom="none" border-=".018cm solid #000000"/>
    </style:style>
    <style:style style:name="Таблица48.L1" style:family="table-cell">
      <style:table-cell-properties style:vertical-align="middle" padding="0cm" border-left="0.5pt solid #000000" border-right="0.5pt solid #000000" border-top="0.5pt solid #000000" border-bottom="none" border-=".018cm solid #000000"/>
    </style:style>
    <style:style style:name="Таблица48.N1" style:family="table-cell">
      <style:table-cell-properties style:vertical-align="middle" padding="0cm" border-left="0.5pt solid #000000" border-right="0.5pt solid #000000" border-top="0.5pt solid #000000" border-bottom="1pt solid #000000"/>
    </style:style>
    <style:style style:name="Таблица48.P1" style:family="table-cell">
      <style:table-cell-properties style:vertical-align="middle" padding="0cm" border-left="0.5pt solid #000000" border-right="0.5pt solid #000000" border-top="0.5pt solid #000000" border-bottom="1pt solid #000000"/>
    </style:style>
    <style:style style:name="Таблица48.2" style:family="table-row">
      <style:table-row-properties style:row-height="0.499cm" keep-together="always"/>
    </style:style>
    <style:style style:name="Таблица48.A2" style:family="table-cell">
      <style:table-cell-properties style:vertical-align="middle" padding="0cm" border="0.05pt solid #000000" border-=".018cm solid #000000"/>
    </style:style>
    <style:style style:name="Таблица48.3" style:family="table-row">
      <style:table-row-properties style:row-height="0.459cm" keep-together="always"/>
    </style:style>
    <style:style style:name="Таблица48.J3" style:family="table-cell">
      <style:table-cell-properties style:vertical-align="middle" padding="0cm" border="0.5pt solid #000000"/>
    </style:style>
    <style:style style:name="Таблица48.K3" style:family="table-cell">
      <style:table-cell-properties style:vertical-align="middle" padding="0cm" border-left="0.5pt solid #000000" border-right="1pt solid #000000" border-top="0.5pt solid #000000" border-bottom="0.5pt solid #000000"/>
    </style:style>
    <style:style style:name="Таблица48.M3" style:family="table-cell">
      <style:table-cell-properties style:vertical-align="middle" padding="0cm" border-left="1pt solid #000000" border-right="0.5pt solid #000000" border-top="1pt solid #000000" border-bottom="1pt solid #000000" border-=".018cm solid #000000"/>
    </style:style>
    <style:style style:name="Таблица48.O3" style:family="table-cell">
      <style:table-cell-properties style:vertical-align="middle" padding="0cm" border-left="0.5pt solid #000000" border-right="1pt solid #000000" border-top="1pt solid #000000" border-bottom="1pt solid #000000" border-=".018cm solid #000000"/>
    </style:style>
    <style:style style:name="Таблица48.B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48.C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48.D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48.E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48.F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48.G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48.H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48.I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48.J4" style:family="table-cell">
      <style:table-cell-properties padding="0cm" border="0.5pt solid #000000"/>
    </style:style>
    <style:style style:name="Таблица48.K4" style:family="table-cell">
      <style:table-cell-properties padding="0cm" border-left="0.5pt solid #000000" border-right="1pt solid #000000" border-top="0.5pt solid #000000" border-bottom="0.5pt solid #000000"/>
    </style:style>
    <style:style style:name="Таблица48.5" style:family="table-row">
      <style:table-row-properties style:row-height="0.471cm" keep-together="always"/>
    </style:style>
    <style:style style:name="Таблица48.B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48.C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48.D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48.E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48.F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48.G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48.H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48.I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48.J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48.K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49" style:family="table">
      <style:table-properties style:width="28.4cm" margin-left="0.191cm" margin-top="0cm" margin-bottom="0cm" table:align="left" table:border-model="collapsing"/>
    </style:style>
    <style:style style:name="Таблица49.A" style:family="table-column">
      <style:table-column-properties style:column-width="1.485cm"/>
    </style:style>
    <style:style style:name="Таблица49.B" style:family="table-column">
      <style:table-column-properties style:column-width="9.324cm"/>
    </style:style>
    <style:style style:name="Таблица49.C" style:family="table-column">
      <style:table-column-properties style:column-width="2.279cm"/>
    </style:style>
    <style:style style:name="Таблица49.D" style:family="table-column">
      <style:table-column-properties style:column-width="7.01cm"/>
    </style:style>
    <style:style style:name="Таблица49.E" style:family="table-column">
      <style:table-column-properties style:column-width="3.097cm"/>
    </style:style>
    <style:style style:name="Таблица49.F" style:family="table-column">
      <style:table-column-properties style:column-width="0.196cm"/>
    </style:style>
    <style:style style:name="Таблица49.G" style:family="table-column">
      <style:table-column-properties style:column-width="2.11cm"/>
    </style:style>
    <style:style style:name="Таблица49.H" style:family="table-column">
      <style:table-column-properties style:column-width="1.399cm"/>
    </style:style>
    <style:style style:name="Таблица49.I" style:family="table-column">
      <style:table-column-properties style:column-width="1.501cm"/>
    </style:style>
    <style:style style:name="Таблица49.1" style:family="table-row">
      <style:table-row-properties style:min-row-height="1.422cm" keep-together="always"/>
    </style:style>
    <style:style style:name="Таблица49.A1" style:family="table-cell">
      <style:table-cell-properties style:vertical-align="" padding="0cm" border-left="0.05pt solid #000000" border-right="none" border-top="0.5pt solid #000000" border-bottom="0.5pt solid #000000"/>
    </style:style>
    <style:style style:name="Таблица49.H1" style:family="table-cell">
      <style:table-cell-properties style:vertical-align="" padding="0cm" border-left="0.05pt solid #000000" border-right="0.5pt solid #000000" border-top="0.5pt solid #000000" border-bottom="0.5pt solid #000000"/>
    </style:style>
    <style:style style:name="Таблица49.A2" style:family="table-cell">
      <style:table-cell-properties style:vertical-align="" padding="0cm" border-left="0.05pt solid #000000" border-right="none" border-top="none" border-bottom="0.5pt solid #000000"/>
    </style:style>
    <style:style style:name="Таблица49.3" style:family="table-row">
      <style:table-row-properties style:min-row-height="0.711cm" keep-together="always"/>
    </style:style>
    <style:style style:name="Таблица49.A3" style:family="table-cell">
      <style:table-cell-properties style:vertical-align="middle" padding="0cm" border-left="0.05pt solid #000000" border-right="none" border-top="none" border-bottom="0.5pt solid #000000"/>
    </style:style>
    <style:style style:name="Таблица49.H3" style:family="table-cell">
      <style:table-cell-properties style:vertical-align="middle" padding="0cm" border-left="0.05pt solid #000000" border-right="0.5pt solid #000000" border-top="none" border-bottom="0.5pt solid #000000"/>
    </style:style>
    <style:style style:name="Таблица49.18" style:family="table-row">
      <style:table-row-properties style:row-height="0.9cm" keep-together="always"/>
    </style:style>
    <style:style style:name="Таблица49.A18" style:family="table-cell">
      <style:table-cell-properties style:vertical-align="middle" padding="0cm" border-left="0.05pt solid #000000" border-right="0.5pt solid #000000" border-top="1pt solid #000000" border-bottom="0.05pt solid #000000"/>
    </style:style>
    <style:style style:name="Таблица49.B18" style:family="table-cell">
      <style:table-cell-properties style:vertical-align="middle" padding="0cm" border-left="0.5pt solid #000000" border-right="none" border-top="1pt solid #000000" border-bottom="0.05pt solid #000000"/>
    </style:style>
    <style:style style:name="Таблица49.I18" style:family="table-cell">
      <style:table-cell-properties style:vertical-align="middle" padding="0cm" border-left="0.5pt solid #000000" border-right="0.5pt solid #000000" border-top="1pt solid #000000" border-bottom="0.05pt solid #000000"/>
    </style:style>
    <style:style style:name="Таблица2" style:family="table">
      <style:table-properties style:width="28.4cm" margin-left="0.191cm" margin-top="0cm" margin-bottom="0cm" table:align="left" table:border-model="collapsing"/>
    </style:style>
    <style:style style:name="Таблица2.A" style:family="table-column">
      <style:table-column-properties style:column-width="1.824cm"/>
    </style:style>
    <style:style style:name="Таблица2.B" style:family="table-column">
      <style:table-column-properties style:column-width="2.163cm"/>
    </style:style>
    <style:style style:name="Таблица2.C" style:family="table-column">
      <style:table-column-properties style:column-width="2.021cm"/>
    </style:style>
    <style:style style:name="Таблица2.D" style:family="table-column">
      <style:table-column-properties style:column-width="1.607cm"/>
    </style:style>
    <style:style style:name="Таблица2.E" style:family="table-column">
      <style:table-column-properties style:column-width="4.21cm"/>
    </style:style>
    <style:style style:name="Таблица2.F" style:family="table-column">
      <style:table-column-properties style:column-width="0.794cm"/>
    </style:style>
    <style:style style:name="Таблица2.G" style:family="table-column">
      <style:table-column-properties style:column-width="7.92cm"/>
    </style:style>
    <style:style style:name="Таблица2.H" style:family="table-column">
      <style:table-column-properties style:column-width="7.862cm"/>
    </style:style>
    <style:style style:name="Таблица2.1" style:family="table-row">
      <style:table-row-properties style:row-height="0.459cm" keep-together="always"/>
    </style:style>
    <style:style style:name="Таблица2.A1" style:family="table-cell">
      <style:table-cell-properties padding-left="0.191cm" padding-right="0.191cm" padding-top="0cm" padding-bottom="0cm" border-left="0.5pt solid #000000" border-right="0.5pt solid #000000" border-top="0.5pt solid #000000" border-bottom="none" border-=".018cm solid #000000"/>
    </style:style>
    <style:style style:name="Таблица2.D1" style:family="table-cell">
      <style:table-cell-properties padding-left="0.191cm" padding-right="0.191cm" padding-top="0cm" padding-bottom="0cm" border="0.5pt solid #000000"/>
    </style:style>
    <style:style style:name="Таблица2.E1" style:family="table-cell">
      <style:table-cell-properties padding-left="0.191cm" padding-right="0.191cm" padding-top="0cm" padding-bottom="0cm" border-left="0.5pt solid #000000" border-right="none" border-top="none" border-bottom="none"/>
    </style:style>
    <style:style style:name="Таблица2.F1" style:family="table-cell">
      <style:table-cell-properties padding-left="0.191cm" padding-right="0.191cm" padding-top="0cm" padding-bottom="0cm" border="none"/>
    </style:style>
    <style:style style:name="Таблица2.H1" style:family="table-cell">
      <style:table-cell-properties padding-left="0.191cm" padding-right="0.191cm" padding-top="0cm" padding-bottom="0cm" border="none"/>
    </style:style>
    <style:style style:name="Таблица2.D2" style:family="table-cell">
      <style:table-cell-properties padding-left="0.191cm" padding-right="0.191cm" padding-top="0cm" padding-bottom="0cm" border="0.5pt solid #000000"/>
    </style:style>
    <style:style style:name="Таблица2.E2" style:family="table-cell">
      <style:table-cell-properties padding-left="0.191cm" padding-right="0.191cm" padding-top="0cm" padding-bottom="0cm" border-left="0.5pt solid #000000" border-right="none" border-top="none" border-bottom="none"/>
    </style:style>
    <style:style style:name="Таблица2.G2" style:family="table-cell">
      <style:table-cell-properties padding-left="0.191cm" padding-right="0.191cm" padding-top="0cm" padding-bottom="0cm" border="none"/>
    </style:style>
    <style:style style:name="Таблица2.E3" style:family="table-cell">
      <style:table-cell-properties padding-left="0.191cm" padding-right="0.191cm" padding-top="0cm" padding-bottom="0cm" border-left="0.5pt solid #000000" border-right="none" border-top="none" border-bottom="none"/>
    </style:style>
    <style:style style:name="Таблица2.G3" style:family="table-cell">
      <style:table-cell-properties padding-left="0.191cm" padding-right="0.191cm" padding-top="0cm" padding-bottom="0cm" border="none"/>
    </style:style>
    <style:style style:name="Таблица3" style:family="table">
      <style:table-properties style:width="28.4cm" margin-left="0.191cm" margin-top="0cm" margin-bottom="0cm" table:align="left" table:border-model="collapsing"/>
    </style:style>
    <style:style style:name="Таблица3.A" style:family="table-column">
      <style:table-column-properties style:column-width="0.917cm"/>
    </style:style>
    <style:style style:name="Таблица3.B" style:family="table-column">
      <style:table-column-properties style:column-width="1.376cm"/>
    </style:style>
    <style:style style:name="Таблица3.C" style:family="table-column">
      <style:table-column-properties style:column-width="1.614cm"/>
    </style:style>
    <style:style style:name="Таблица3.D" style:family="table-column">
      <style:table-column-properties style:column-width="2.371cm"/>
    </style:style>
    <style:style style:name="Таблица3.E" style:family="table-column">
      <style:table-column-properties style:column-width="2.101cm"/>
    </style:style>
    <style:style style:name="Таблица3.F" style:family="table-column">
      <style:table-column-properties style:column-width="1.528cm"/>
    </style:style>
    <style:style style:name="Таблица3.G" style:family="table-column">
      <style:table-column-properties style:column-width="1.032cm"/>
    </style:style>
    <style:style style:name="Таблица3.H" style:family="table-column">
      <style:table-column-properties style:column-width="1.071cm"/>
    </style:style>
    <style:style style:name="Таблица3.I" style:family="table-column">
      <style:table-column-properties style:column-width="2.365cm"/>
    </style:style>
    <style:style style:name="Таблица3.J" style:family="table-column">
      <style:table-column-properties style:column-width="2.062cm"/>
    </style:style>
    <style:style style:name="Таблица3.K" style:family="table-column">
      <style:table-column-properties style:column-width="0.42cm"/>
    </style:style>
    <style:style style:name="Таблица3.L" style:family="table-column">
      <style:table-column-properties style:column-width="1.147cm"/>
    </style:style>
    <style:style style:name="Таблица3.M" style:family="table-column">
      <style:table-column-properties style:column-width="4.32cm"/>
    </style:style>
    <style:style style:name="Таблица3.N" style:family="table-column">
      <style:table-column-properties style:column-width="1.568cm"/>
    </style:style>
    <style:style style:name="Таблица3.O" style:family="table-column">
      <style:table-column-properties style:column-width="3.106cm"/>
    </style:style>
    <style:style style:name="Таблица3.P" style:family="table-column">
      <style:table-column-properties style:column-width="1.404cm"/>
    </style:style>
    <style:style style:name="Таблица3.1" style:family="table-row">
      <style:table-row-properties style:row-height="0.508cm" keep-together="always"/>
    </style:style>
    <style:style style:name="Таблица3.A1" style:family="table-cell">
      <style:table-cell-properties style:vertical-align="middle" padding="0cm" border-left="0.05pt solid #000000" border-right="0.5pt solid #000000" border-top="0.5pt solid #000000" border-bottom="none" border-=".018cm solid #000000"/>
    </style:style>
    <style:style style:name="Таблица3.L1" style:family="table-cell">
      <style:table-cell-properties style:vertical-align="middle" padding="0cm" border-left="0.5pt solid #000000" border-right="0.5pt solid #000000" border-top="0.5pt solid #000000" border-bottom="none" border-=".018cm solid #000000"/>
    </style:style>
    <style:style style:name="Таблица3.N1" style:family="table-cell">
      <style:table-cell-properties style:vertical-align="middle" padding="0cm" border-left="0.5pt solid #000000" border-right="0.5pt solid #000000" border-top="0.5pt solid #000000" border-bottom="1pt solid #000000"/>
    </style:style>
    <style:style style:name="Таблица3.P1" style:family="table-cell">
      <style:table-cell-properties style:vertical-align="middle" padding="0cm" border-left="0.5pt solid #000000" border-right="0.5pt solid #000000" border-top="0.5pt solid #000000" border-bottom="1pt solid #000000"/>
    </style:style>
    <style:style style:name="Таблица3.2" style:family="table-row">
      <style:table-row-properties style:row-height="0.499cm" keep-together="always"/>
    </style:style>
    <style:style style:name="Таблица3.A2" style:family="table-cell">
      <style:table-cell-properties style:vertical-align="middle" padding="0cm" border="0.05pt solid #000000" border-=".018cm solid #000000"/>
    </style:style>
    <style:style style:name="Таблица3.3" style:family="table-row">
      <style:table-row-properties style:row-height="0.459cm" keep-together="always"/>
    </style:style>
    <style:style style:name="Таблица3.J3" style:family="table-cell">
      <style:table-cell-properties style:vertical-align="middle" padding="0cm" border="0.5pt solid #000000"/>
    </style:style>
    <style:style style:name="Таблица3.K3" style:family="table-cell">
      <style:table-cell-properties style:vertical-align="middle" padding="0cm" border-left="0.5pt solid #000000" border-right="1pt solid #000000" border-top="0.5pt solid #000000" border-bottom="0.5pt solid #000000"/>
    </style:style>
    <style:style style:name="Таблица3.M3" style:family="table-cell">
      <style:table-cell-properties style:vertical-align="middle" padding="0cm" border-left="1pt solid #000000" border-right="0.5pt solid #000000" border-top="1pt solid #000000" border-bottom="1pt solid #000000" border-=".018cm solid #000000"/>
    </style:style>
    <style:style style:name="Таблица3.O3" style:family="table-cell">
      <style:table-cell-properties style:vertical-align="middle" padding="0cm" border-left="0.5pt solid #000000" border-right="1pt solid #000000" border-top="1pt solid #000000" border-bottom="1pt solid #000000" border-=".018cm solid #000000"/>
    </style:style>
    <style:style style:name="Таблица3.B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3.C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3.D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3.E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3.F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3.G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3.H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3.I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3.J4" style:family="table-cell">
      <style:table-cell-properties padding="0cm" border="0.5pt solid #000000"/>
    </style:style>
    <style:style style:name="Таблица3.K4" style:family="table-cell">
      <style:table-cell-properties padding="0cm" border-left="0.5pt solid #000000" border-right="1pt solid #000000" border-top="0.5pt solid #000000" border-bottom="0.5pt solid #000000"/>
    </style:style>
    <style:style style:name="Таблица3.5" style:family="table-row">
      <style:table-row-properties style:row-height="0.471cm" keep-together="always"/>
    </style:style>
    <style:style style:name="Таблица3.B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3.C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3.D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3.E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3.F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3.G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3.H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3.I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3.J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3.K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4" style:family="table">
      <style:table-properties style:width="28.4cm" margin-left="0.191cm" margin-top="0cm" margin-bottom="0cm" table:align="left" table:border-model="collapsing"/>
    </style:style>
    <style:style style:name="Таблица4.A" style:family="table-column">
      <style:table-column-properties style:column-width="1.485cm"/>
    </style:style>
    <style:style style:name="Таблица4.B" style:family="table-column">
      <style:table-column-properties style:column-width="9.324cm"/>
    </style:style>
    <style:style style:name="Таблица4.C" style:family="table-column">
      <style:table-column-properties style:column-width="2.279cm"/>
    </style:style>
    <style:style style:name="Таблица4.D" style:family="table-column">
      <style:table-column-properties style:column-width="7.01cm"/>
    </style:style>
    <style:style style:name="Таблица4.E" style:family="table-column">
      <style:table-column-properties style:column-width="3.097cm"/>
    </style:style>
    <style:style style:name="Таблица4.F" style:family="table-column">
      <style:table-column-properties style:column-width="0.196cm"/>
    </style:style>
    <style:style style:name="Таблица4.G" style:family="table-column">
      <style:table-column-properties style:column-width="2.11cm"/>
    </style:style>
    <style:style style:name="Таблица4.H" style:family="table-column">
      <style:table-column-properties style:column-width="1.399cm"/>
    </style:style>
    <style:style style:name="Таблица4.I" style:family="table-column">
      <style:table-column-properties style:column-width="1.501cm"/>
    </style:style>
    <style:style style:name="Таблица4.1" style:family="table-row">
      <style:table-row-properties style:min-row-height="1.422cm" keep-together="always"/>
    </style:style>
    <style:style style:name="Таблица4.A1" style:family="table-cell">
      <style:table-cell-properties style:vertical-align="" padding="0cm" border-left="0.05pt solid #000000" border-right="none" border-top="0.5pt solid #000000" border-bottom="0.5pt solid #000000"/>
    </style:style>
    <style:style style:name="Таблица4.H1" style:family="table-cell">
      <style:table-cell-properties style:vertical-align="" padding="0cm" border-left="0.05pt solid #000000" border-right="0.5pt solid #000000" border-top="0.5pt solid #000000" border-bottom="0.5pt solid #000000"/>
    </style:style>
    <style:style style:name="Таблица4.A2" style:family="table-cell">
      <style:table-cell-properties style:vertical-align="" padding="0cm" border-left="0.05pt solid #000000" border-right="none" border-top="none" border-bottom="0.5pt solid #000000"/>
    </style:style>
    <style:style style:name="Таблица4.3" style:family="table-row">
      <style:table-row-properties style:min-row-height="0.711cm" keep-together="always"/>
    </style:style>
    <style:style style:name="Таблица4.A3" style:family="table-cell">
      <style:table-cell-properties style:vertical-align="middle" padding="0cm" border-left="0.05pt solid #000000" border-right="none" border-top="none" border-bottom="0.5pt solid #000000"/>
    </style:style>
    <style:style style:name="Таблица4.H3" style:family="table-cell">
      <style:table-cell-properties style:vertical-align="middle" padding="0cm" border-left="0.05pt solid #000000" border-right="0.5pt solid #000000" border-top="none" border-bottom="0.5pt solid #000000"/>
    </style:style>
    <style:style style:name="Таблица4.18" style:family="table-row">
      <style:table-row-properties style:row-height="0.9cm" keep-together="always"/>
    </style:style>
    <style:style style:name="Таблица4.A18" style:family="table-cell">
      <style:table-cell-properties style:vertical-align="middle" padding="0cm" border-left="0.05pt solid #000000" border-right="0.5pt solid #000000" border-top="1pt solid #000000" border-bottom="0.05pt solid #000000"/>
    </style:style>
    <style:style style:name="Таблица4.B18" style:family="table-cell">
      <style:table-cell-properties style:vertical-align="middle" padding="0cm" border-left="0.5pt solid #000000" border-right="none" border-top="1pt solid #000000" border-bottom="0.05pt solid #000000"/>
    </style:style>
    <style:style style:name="Таблица4.I18" style:family="table-cell">
      <style:table-cell-properties style:vertical-align="middle" padding="0cm" border-left="0.5pt solid #000000" border-right="0.5pt solid #000000" border-top="1pt solid #000000" border-bottom="0.05pt solid #000000"/>
    </style:style>
    <style:style style:name="Таблица5" style:family="table">
      <style:table-properties style:width="28.4cm" margin-left="0.191cm" margin-top="0cm" margin-bottom="0cm" table:align="left" table:border-model="collapsing"/>
    </style:style>
    <style:style style:name="Таблица5.A" style:family="table-column">
      <style:table-column-properties style:column-width="1.824cm"/>
    </style:style>
    <style:style style:name="Таблица5.B" style:family="table-column">
      <style:table-column-properties style:column-width="2.163cm"/>
    </style:style>
    <style:style style:name="Таблица5.C" style:family="table-column">
      <style:table-column-properties style:column-width="2.021cm"/>
    </style:style>
    <style:style style:name="Таблица5.D" style:family="table-column">
      <style:table-column-properties style:column-width="1.607cm"/>
    </style:style>
    <style:style style:name="Таблица5.E" style:family="table-column">
      <style:table-column-properties style:column-width="4.21cm"/>
    </style:style>
    <style:style style:name="Таблица5.F" style:family="table-column">
      <style:table-column-properties style:column-width="0.794cm"/>
    </style:style>
    <style:style style:name="Таблица5.G" style:family="table-column">
      <style:table-column-properties style:column-width="7.92cm"/>
    </style:style>
    <style:style style:name="Таблица5.H" style:family="table-column">
      <style:table-column-properties style:column-width="7.862cm"/>
    </style:style>
    <style:style style:name="Таблица5.1" style:family="table-row">
      <style:table-row-properties style:row-height="0.459cm" keep-together="always"/>
    </style:style>
    <style:style style:name="Таблица5.A1" style:family="table-cell">
      <style:table-cell-properties padding-left="0.191cm" padding-right="0.191cm" padding-top="0cm" padding-bottom="0cm" border-left="0.5pt solid #000000" border-right="0.5pt solid #000000" border-top="0.5pt solid #000000" border-bottom="none" border-=".018cm solid #000000"/>
    </style:style>
    <style:style style:name="Таблица5.D1" style:family="table-cell">
      <style:table-cell-properties padding-left="0.191cm" padding-right="0.191cm" padding-top="0cm" padding-bottom="0cm" border="0.5pt solid #000000"/>
    </style:style>
    <style:style style:name="Таблица5.E1" style:family="table-cell">
      <style:table-cell-properties padding-left="0.191cm" padding-right="0.191cm" padding-top="0cm" padding-bottom="0cm" border-left="0.5pt solid #000000" border-right="none" border-top="none" border-bottom="none"/>
    </style:style>
    <style:style style:name="Таблица5.F1" style:family="table-cell">
      <style:table-cell-properties padding-left="0.191cm" padding-right="0.191cm" padding-top="0cm" padding-bottom="0cm" border="none"/>
    </style:style>
    <style:style style:name="Таблица5.H1" style:family="table-cell">
      <style:table-cell-properties padding-left="0.191cm" padding-right="0.191cm" padding-top="0cm" padding-bottom="0cm" border="none"/>
    </style:style>
    <style:style style:name="Таблица5.D2" style:family="table-cell">
      <style:table-cell-properties padding-left="0.191cm" padding-right="0.191cm" padding-top="0cm" padding-bottom="0cm" border="0.5pt solid #000000"/>
    </style:style>
    <style:style style:name="Таблица5.E2" style:family="table-cell">
      <style:table-cell-properties padding-left="0.191cm" padding-right="0.191cm" padding-top="0cm" padding-bottom="0cm" border-left="0.5pt solid #000000" border-right="none" border-top="none" border-bottom="none"/>
    </style:style>
    <style:style style:name="Таблица5.G2" style:family="table-cell">
      <style:table-cell-properties padding-left="0.191cm" padding-right="0.191cm" padding-top="0cm" padding-bottom="0cm" border="none"/>
    </style:style>
    <style:style style:name="Таблица5.E3" style:family="table-cell">
      <style:table-cell-properties padding-left="0.191cm" padding-right="0.191cm" padding-top="0cm" padding-bottom="0cm" border-left="0.5pt solid #000000" border-right="none" border-top="none" border-bottom="none"/>
    </style:style>
    <style:style style:name="Таблица5.G3" style:family="table-cell">
      <style:table-cell-properties padding-left="0.191cm" padding-right="0.191cm" padding-top="0cm" padding-bottom="0cm" border="none"/>
    </style:style>
    <style:style style:name="Таблица6" style:family="table">
      <style:table-properties style:width="28.4cm" margin-left="0.191cm" margin-top="0cm" margin-bottom="0cm" table:align="left" table:border-model="collapsing"/>
    </style:style>
    <style:style style:name="Таблица6.A" style:family="table-column">
      <style:table-column-properties style:column-width="0.917cm"/>
    </style:style>
    <style:style style:name="Таблица6.B" style:family="table-column">
      <style:table-column-properties style:column-width="1.376cm"/>
    </style:style>
    <style:style style:name="Таблица6.C" style:family="table-column">
      <style:table-column-properties style:column-width="1.614cm"/>
    </style:style>
    <style:style style:name="Таблица6.D" style:family="table-column">
      <style:table-column-properties style:column-width="2.371cm"/>
    </style:style>
    <style:style style:name="Таблица6.E" style:family="table-column">
      <style:table-column-properties style:column-width="2.101cm"/>
    </style:style>
    <style:style style:name="Таблица6.F" style:family="table-column">
      <style:table-column-properties style:column-width="1.528cm"/>
    </style:style>
    <style:style style:name="Таблица6.G" style:family="table-column">
      <style:table-column-properties style:column-width="1.032cm"/>
    </style:style>
    <style:style style:name="Таблица6.H" style:family="table-column">
      <style:table-column-properties style:column-width="1.071cm"/>
    </style:style>
    <style:style style:name="Таблица6.I" style:family="table-column">
      <style:table-column-properties style:column-width="2.365cm"/>
    </style:style>
    <style:style style:name="Таблица6.J" style:family="table-column">
      <style:table-column-properties style:column-width="2.062cm"/>
    </style:style>
    <style:style style:name="Таблица6.K" style:family="table-column">
      <style:table-column-properties style:column-width="0.42cm"/>
    </style:style>
    <style:style style:name="Таблица6.L" style:family="table-column">
      <style:table-column-properties style:column-width="1.147cm"/>
    </style:style>
    <style:style style:name="Таблица6.M" style:family="table-column">
      <style:table-column-properties style:column-width="4.32cm"/>
    </style:style>
    <style:style style:name="Таблица6.N" style:family="table-column">
      <style:table-column-properties style:column-width="1.568cm"/>
    </style:style>
    <style:style style:name="Таблица6.O" style:family="table-column">
      <style:table-column-properties style:column-width="3.106cm"/>
    </style:style>
    <style:style style:name="Таблица6.P" style:family="table-column">
      <style:table-column-properties style:column-width="1.404cm"/>
    </style:style>
    <style:style style:name="Таблица6.1" style:family="table-row">
      <style:table-row-properties style:row-height="0.508cm" keep-together="always"/>
    </style:style>
    <style:style style:name="Таблица6.A1" style:family="table-cell">
      <style:table-cell-properties style:vertical-align="middle" padding="0cm" border-left="0.05pt solid #000000" border-right="0.5pt solid #000000" border-top="0.5pt solid #000000" border-bottom="none" border-=".018cm solid #000000"/>
    </style:style>
    <style:style style:name="Таблица6.L1" style:family="table-cell">
      <style:table-cell-properties style:vertical-align="middle" padding="0cm" border-left="0.5pt solid #000000" border-right="0.5pt solid #000000" border-top="0.5pt solid #000000" border-bottom="none" border-=".018cm solid #000000"/>
    </style:style>
    <style:style style:name="Таблица6.N1" style:family="table-cell">
      <style:table-cell-properties style:vertical-align="middle" padding="0cm" border-left="0.5pt solid #000000" border-right="0.5pt solid #000000" border-top="0.5pt solid #000000" border-bottom="1pt solid #000000"/>
    </style:style>
    <style:style style:name="Таблица6.P1" style:family="table-cell">
      <style:table-cell-properties style:vertical-align="middle" padding="0cm" border-left="0.5pt solid #000000" border-right="0.5pt solid #000000" border-top="0.5pt solid #000000" border-bottom="1pt solid #000000"/>
    </style:style>
    <style:style style:name="Таблица6.2" style:family="table-row">
      <style:table-row-properties style:row-height="0.499cm" keep-together="always"/>
    </style:style>
    <style:style style:name="Таблица6.A2" style:family="table-cell">
      <style:table-cell-properties style:vertical-align="middle" padding="0cm" border="0.05pt solid #000000" border-=".018cm solid #000000"/>
    </style:style>
    <style:style style:name="Таблица6.3" style:family="table-row">
      <style:table-row-properties style:row-height="0.459cm" keep-together="always"/>
    </style:style>
    <style:style style:name="Таблица6.J3" style:family="table-cell">
      <style:table-cell-properties style:vertical-align="middle" padding="0cm" border="0.5pt solid #000000"/>
    </style:style>
    <style:style style:name="Таблица6.K3" style:family="table-cell">
      <style:table-cell-properties style:vertical-align="middle" padding="0cm" border-left="0.5pt solid #000000" border-right="1pt solid #000000" border-top="0.5pt solid #000000" border-bottom="0.5pt solid #000000"/>
    </style:style>
    <style:style style:name="Таблица6.M3" style:family="table-cell">
      <style:table-cell-properties style:vertical-align="middle" padding="0cm" border-left="1pt solid #000000" border-right="0.5pt solid #000000" border-top="1pt solid #000000" border-bottom="1pt solid #000000" border-=".018cm solid #000000"/>
    </style:style>
    <style:style style:name="Таблица6.O3" style:family="table-cell">
      <style:table-cell-properties style:vertical-align="middle" padding="0cm" border-left="0.5pt solid #000000" border-right="1pt solid #000000" border-top="1pt solid #000000" border-bottom="1pt solid #000000" border-=".018cm solid #000000"/>
    </style:style>
    <style:style style:name="Таблица6.B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6.C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6.D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6.E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6.F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6.G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6.H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6.I4" style:family="table-cell">
      <style:table-cell-properties padding="0cm" border-left="0.5pt solid #000000" border-right="0.5pt solid #000000" border-top="0.5pt solid #000000" border-bottom="none" border-=".018cm solid #000000"/>
    </style:style>
    <style:style style:name="Таблица6.J4" style:family="table-cell">
      <style:table-cell-properties padding="0cm" border="0.5pt solid #000000"/>
    </style:style>
    <style:style style:name="Таблица6.K4" style:family="table-cell">
      <style:table-cell-properties padding="0cm" border-left="0.5pt solid #000000" border-right="1pt solid #000000" border-top="0.5pt solid #000000" border-bottom="0.5pt solid #000000"/>
    </style:style>
    <style:style style:name="Таблица6.5" style:family="table-row">
      <style:table-row-properties style:row-height="0.471cm" keep-together="always"/>
    </style:style>
    <style:style style:name="Таблица6.B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6.C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6.D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6.E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6.F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6.G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6.H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6.I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6.J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6.K5" style:family="table-cell">
      <style:table-cell-properties padding="0cm" border-left="0.5pt solid #000000" border-right="none" border-top="0.5pt solid #000000" border-bottom="none" border-=".018cm solid #000000"/>
    </style:style>
    <style:style style:name="Таблица8" style:family="table">
      <style:table-properties style:width="28.4cm" margin-left="0.191cm" margin-top="0cm" margin-bottom="0cm" table:align="left" table:border-model="collapsing"/>
    </style:style>
    <style:style style:name="Таблица8.A" style:family="table-column">
      <style:table-column-properties style:column-width="1.485cm"/>
    </style:style>
    <style:style style:name="Таблица8.B" style:family="table-column">
      <style:table-column-properties style:column-width="9.324cm"/>
    </style:style>
    <style:style style:name="Таблица8.C" style:family="table-column">
      <style:table-column-properties style:column-width="2.279cm"/>
    </style:style>
    <style:style style:name="Таблица8.D" style:family="table-column">
      <style:table-column-properties style:column-width="7.01cm"/>
    </style:style>
    <style:style style:name="Таблица8.E" style:family="table-column">
      <style:table-column-properties style:column-width="3.097cm"/>
    </style:style>
    <style:style style:name="Таблица8.F" style:family="table-column">
      <style:table-column-properties style:column-width="0.196cm"/>
    </style:style>
    <style:style style:name="Таблица8.G" style:family="table-column">
      <style:table-column-properties style:column-width="2.11cm"/>
    </style:style>
    <style:style style:name="Таблица8.H" style:family="table-column">
      <style:table-column-properties style:column-width="1.399cm"/>
    </style:style>
    <style:style style:name="Таблица8.I" style:family="table-column">
      <style:table-column-properties style:column-width="1.501cm"/>
    </style:style>
    <style:style style:name="Таблица8.1" style:family="table-row">
      <style:table-row-properties style:min-row-height="1.422cm" keep-together="always"/>
    </style:style>
    <style:style style:name="Таблица8.A1" style:family="table-cell">
      <style:table-cell-properties style:vertical-align="" padding="0cm" border-left="0.05pt solid #000000" border-right="none" border-top="0.5pt solid #000000" border-bottom="0.5pt solid #000000"/>
    </style:style>
    <style:style style:name="Таблица8.H1" style:family="table-cell">
      <style:table-cell-properties style:vertical-align="" padding="0cm" border-left="0.05pt solid #000000" border-right="0.5pt solid #000000" border-top="0.5pt solid #000000" border-bottom="0.5pt solid #000000"/>
    </style:style>
    <style:style style:name="Таблица8.A2" style:family="table-cell">
      <style:table-cell-properties style:vertical-align="" padding="0cm" border-left="0.05pt solid #000000" border-right="none" border-top="none" border-bottom="0.5pt solid #000000"/>
    </style:style>
    <style:style style:name="Таблица8.3" style:family="table-row">
      <style:table-row-properties style:min-row-height="0.711cm" keep-together="always"/>
    </style:style>
    <style:style style:name="Таблица8.A3" style:family="table-cell">
      <style:table-cell-properties style:vertical-align="middle" padding="0cm" border-left="0.05pt solid #000000" border-right="none" border-top="none" border-bottom="0.5pt solid #000000"/>
    </style:style>
    <style:style style:name="Таблица8.H3" style:family="table-cell">
      <style:table-cell-properties style:vertical-align="middle" padding="0cm" border-left="0.05pt solid #000000" border-right="0.5pt solid #000000" border-top="none" border-bottom="0.5pt solid #000000"/>
    </style:style>
    <style:style style:name="Таблица8.18" style:family="table-row">
      <style:table-row-properties style:row-height="0.9cm" keep-together="always"/>
    </style:style>
    <style:style style:name="Таблица8.A18" style:family="table-cell">
      <style:table-cell-properties style:vertical-align="middle" padding="0cm" border-left="0.05pt solid #000000" border-right="0.5pt solid #000000" border-top="1pt solid #000000" border-bottom="0.05pt solid #000000"/>
    </style:style>
    <style:style style:name="Таблица8.B18" style:family="table-cell">
      <style:table-cell-properties style:vertical-align="middle" padding="0cm" border-left="0.5pt solid #000000" border-right="none" border-top="1pt solid #000000" border-bottom="0.05pt solid #000000"/>
    </style:style>
    <style:style style:name="Таблица8.I18" style:family="table-cell">
      <style:table-cell-properties style:vertical-align="middle" padding="0cm" border-left="0.5pt solid #000000" border-right="0.5pt solid #000000" border-top="1pt solid #000000" border-bottom="0.05pt solid #000000"/>
    </style:style>
    <style:style style:name="Таблица75" style:family="table">
      <style:table-properties style:width="28.598cm" table:align="left" style:writing-mode="lr-tb"/>
    </style:style>
    <style:style style:name="Таблица75.A" style:family="table-column">
      <style:table-column-properties style:column-width="1.501cm"/>
    </style:style>
    <style:style style:name="Таблица75.B" style:family="table-column">
      <style:table-column-properties style:column-width="0.3cm"/>
    </style:style>
    <style:style style:name="Таблица75.C" style:family="table-column">
      <style:table-column-properties style:column-width="0.45cm"/>
    </style:style>
    <style:style style:name="Таблица75.D" style:family="table-column">
      <style:table-column-properties style:column-width="0.376cm"/>
    </style:style>
    <style:style style:name="Таблица75.E" style:family="table-column">
      <style:table-column-properties style:column-width="1.125cm"/>
    </style:style>
    <style:style style:name="Таблица75.F" style:family="table-column">
      <style:table-column-properties style:column-width="0.249cm"/>
    </style:style>
    <style:style style:name="Таблица75.G" style:family="table-column">
      <style:table-column-properties style:column-width="2.002cm"/>
    </style:style>
    <style:style style:name="Таблица75.H" style:family="table-column">
      <style:table-column-properties style:column-width="1.3cm"/>
    </style:style>
    <style:style style:name="Таблица75.I" style:family="table-column">
      <style:table-column-properties style:column-width="0.325cm"/>
    </style:style>
    <style:style style:name="Таблица75.J" style:family="table-column">
      <style:table-column-properties style:column-width="1.628cm"/>
    </style:style>
    <style:style style:name="Таблица75.K" style:family="table-column">
      <style:table-column-properties style:column-width="1cm"/>
    </style:style>
    <style:style style:name="Таблица75.L" style:family="table-column">
      <style:table-column-properties style:column-width="0.75cm"/>
    </style:style>
    <style:style style:name="Таблица75.M" style:family="table-column">
      <style:table-column-properties style:column-width="0.25cm"/>
    </style:style>
    <style:style style:name="Таблица75.O" style:family="table-column">
      <style:table-column-properties style:column-width="0.85cm"/>
    </style:style>
    <style:style style:name="Таблица75.P" style:family="table-column">
      <style:table-column-properties style:column-width="1.101cm"/>
    </style:style>
    <style:style style:name="Таблица75.Q" style:family="table-column">
      <style:table-column-properties style:column-width="0.148cm"/>
    </style:style>
    <style:style style:name="Таблица75.R" style:family="table-column">
      <style:table-column-properties style:column-width="1.715cm"/>
    </style:style>
    <style:style style:name="Таблица75.S" style:family="table-column">
      <style:table-column-properties style:column-width="0.39cm"/>
    </style:style>
    <style:style style:name="Таблица75.T" style:family="table-column">
      <style:table-column-properties style:column-width="0.198cm"/>
    </style:style>
    <style:style style:name="Таблица75.U" style:family="table-column">
      <style:table-column-properties style:column-width="1.73cm"/>
    </style:style>
    <style:style style:name="Таблица75.V" style:family="table-column">
      <style:table-column-properties style:column-width="0.372cm"/>
    </style:style>
    <style:style style:name="Таблица75.X" style:family="table-column">
      <style:table-column-properties style:column-width="1.305cm"/>
    </style:style>
    <style:style style:name="Таблица75.Y" style:family="table-column">
      <style:table-column-properties style:column-width="1.145cm"/>
    </style:style>
    <style:style style:name="Таблица75.a" style:family="table-column">
      <style:table-column-properties style:column-width="0.347cm"/>
    </style:style>
    <style:style style:name="Таблица75.b" style:family="table-column">
      <style:table-column-properties style:column-width="0.903cm"/>
    </style:style>
    <style:style style:name="Таблица75.c" style:family="table-column">
      <style:table-column-properties style:column-width="0.901cm"/>
    </style:style>
    <style:style style:name="Таблица75.d" style:family="table-column">
      <style:table-column-properties style:column-width="2.06cm"/>
    </style:style>
    <style:style style:name="Таблица75.e" style:family="table-column">
      <style:table-column-properties style:column-width="0.041cm"/>
    </style:style>
    <style:style style:name="Таблица75.f" style:family="table-column">
      <style:table-column-properties style:column-width="0.245cm"/>
    </style:style>
    <style:style style:name="Таблица75.g" style:family="table-column">
      <style:table-column-properties style:column-width="1.84cm"/>
    </style:style>
    <style:style style:name="Таблица75.1" style:family="table-row">
      <style:table-row-properties style:row-height="0.436cm" keep-together="always"/>
    </style:style>
    <style:style style:name="Таблица75.A1" style:family="table-cell">
      <style:table-cell-properties padding="0cm" border="none"/>
    </style:style>
    <style:style style:name="Таблица75.X1" style:family="table-cell">
      <style:table-cell-properties style:vertical-align="top" padding-left="0.191cm" padding-right="0.191cm" padding-top="0cm" padding-bottom="0cm" border-left="0.5pt solid #000000" border-right="none" border-top="0.5pt solid #000000" border-bottom="0.5pt solid #000000" style:writing-mode="lr-tb"/>
    </style:style>
    <style:style style:name="Таблица75.e1" style:family="table-cell">
      <style:table-cell-properties style:vertical-align="top" padding-left="0.191cm" padding-right="0.191cm" padding-top="0cm" padding-bottom="0cm" border="0.5pt solid #000000" style:writing-mode="lr-tb"/>
    </style:style>
    <style:style style:name="Таблица75.I2" style:family="table-cell">
      <style:table-cell-properties style:vertical-align="top" padding-left="0.191cm" padding-right="0.191cm" padding-top="0cm" padding-bottom="0cm" border-left="0.5pt solid #000000" border-right="none" border-top="none" border-bottom="none" style:writing-mode="lr-tb"/>
    </style:style>
    <style:style style:name="Таблица75.O2" style:family="table-cell">
      <style:table-cell-properties style:vertical-align="top" padding-left="0.191cm" padding-right="0.191cm" padding-top="0cm" padding-bottom="0cm" border-left="none" border-right="none" border-top="none" border-bottom="0.5pt solid #000000" style:writing-mode="lr-tb"/>
    </style:style>
    <style:style style:name="Таблица75.I3" style:family="table-cell">
      <style:table-cell-properties style:vertical-align="top" padding-left="0.191cm" padding-right="0.191cm" padding-top="0cm" padding-bottom="0cm" border-left="0.5pt solid #000000" border-right="none" border-top="none" border-bottom="0.5pt solid #000000" style:writing-mode="lr-tb"/>
    </style:style>
    <style:style style:name="Таблица75.5" style:family="table-row">
      <style:table-row-properties style:row-height="0.9cm" keep-together="always"/>
    </style:style>
    <style:style style:name="Таблица75.A5" style:family="table-cell">
      <style:table-cell-properties style:vertical-align="middle" padding-left="0.191cm" padding-right="0.191cm" padding-top="0cm" padding-bottom="0cm" border-left="0.5pt solid #000000" border-right="none" border-top="0.5pt solid #000000" border-bottom="0.5pt solid #000000" style:writing-mode="lr-tb"/>
    </style:style>
    <style:style style:name="Таблица75.Z5" style:family="table-cell">
      <style:table-cell-properties style:vertical-align="middle" padding-left="0.191cm" padding-right="0.191cm" padding-top="0cm" padding-bottom="0cm" border-left="0.5pt solid #000000" border-right="none" border-top="0.5pt solid #000000" border-bottom="1pt solid #000000" style:writing-mode="lr-tb"/>
    </style:style>
    <style:style style:name="Таблица75.f5" style:family="table-cell">
      <style:table-cell-properties style:vertical-align="middle" padding-left="0.191cm" padding-right="0.191cm" padding-top="0cm" padding-bottom="0cm" border-left="0.5pt solid #000000" border-right="0.5pt solid #000000" border-top="0.5pt solid #000000" border-bottom="1pt solid #000000" style:writing-mode="lr-tb"/>
    </style:style>
    <style:style style:name="Таблица75.V6" style:family="table-cell">
      <style:table-cell-properties style:vertical-align="middle" padding-left="0.191cm" padding-right="0.191cm" padding-top="0cm" padding-bottom="0cm" border-left="1pt solid #000000" border-right="none" border-top="1pt solid #000000" border-bottom="0.5pt solid #000000" style:writing-mode="lr-tb"/>
    </style:style>
    <style:style style:name="Таблица75.c6" style:family="table-cell">
      <style:table-cell-properties style:vertical-align="middle" padding-left="0.191cm" padding-right="0.191cm" padding-top="0cm" padding-bottom="0cm" border-left="0.5pt solid #000000" border-right="1pt solid #000000" border-top="1pt solid #000000" border-bottom="0.5pt solid #000000" style:writing-mode="lr-tb"/>
    </style:style>
    <style:style style:name="Таблица75.B8" style:family="table-cell">
      <style:table-cell-properties style:vertical-align="top" padding-left="0.191cm" padding-right="0.191cm" padding-top="0cm" padding-bottom="0cm" border-left="0.5pt solid #000000" border-right="none" border-top="0.5pt solid #000000" border-bottom="1pt solid #000000" style:writing-mode="lr-tb"/>
    </style:style>
    <style:style style:name="Таблица75.9" style:family="table-row">
      <style:table-row-properties style:row-height="14cm" keep-together="always"/>
    </style:style>
    <style:style style:name="Таблица75.A9" style:family="table-cell">
      <style:table-cell-properties style:vertical-align="" padding-left="0.191cm" padding-right="0.191cm" padding-top="0cm" padding-bottom="0cm" border="0.5pt solid #000000" style:writing-mode="lr-tb"/>
    </style:style>
    <style:style style:name="Таблица75.A10" style:family="table-cell">
      <style:table-cell-properties style:vertical-align="" padding="0.191cm" border-left="0.5pt solid #000000" border-right="none" border-top="1pt solid #000000" border-bottom="0.5pt solid #000000" style:writing-mode="lr-tb"/>
    </style:style>
    <style:style style:name="Таблица75.D10" style:family="table-cell">
      <style:table-cell-properties style:vertical-align="middle" padding="0.191cm" border-left="0.5pt solid #000000" border-right="none" border-top="1pt solid #000000" border-bottom="0.5pt solid #000000" style:writing-mode="lr-tb"/>
    </style:style>
    <style:style style:name="Таблица75.g10" style:family="table-cell">
      <style:table-cell-properties style:vertical-align="middle" padding="0.191cm" border-left="0.5pt solid #000000" border-right="0.5pt solid #000000" border-top="1pt solid #000000" border-bottom="0.5pt solid #000000" style:writing-mode="lr-tb"/>
    </style:style>
    <style:style style:name="Таблица76" style:family="table">
      <style:table-properties style:width="14.393cm" margin-left="3.149cm" margin-top="0cm" margin-bottom="0cm" table:align="left" style:writing-mode="lr-tb"/>
    </style:style>
    <style:style style:name="Таблица76.A" style:family="table-column">
      <style:table-column-properties style:column-width="14.393cm"/>
    </style:style>
    <style:style style:name="Таблица76.1" style:family="table-row">
      <style:table-row-properties style:min-row-height="7.197cm" keep-together="auto"/>
    </style:style>
    <style:style style:name="Таблица76.A1" style:family="table-cell">
      <style:table-cell-properties style:vertical-align="" padding-left="0.191cm" padding-right="0.191cm" padding-top="0cm" padding-bottom="0cm" border="0.5pt solid #000000" style:writing-mode="lr-tb"/>
    </style:style>
    <style:style style:name="Таблица76" style:family="table">
      <style:table-properties style:width="14.393cm" margin-left="3.149cm" margin-top="0cm" margin-bottom="0cm" table:align="left" style:writing-mode="lr-tb"/>
    </style:style>
    <style:style style:name="Таблица76.A" style:family="table-column">
      <style:table-column-properties style:column-width="14.393cm"/>
    </style:style>
    <style:style style:name="Таблица76.1" style:family="table-row">
      <style:table-row-properties style:min-row-height="7.197cm" keep-together="auto"/>
    </style:style>
    <style:style style:name="Таблица76.A1" style:family="table-cell">
      <style:table-cell-properties style:vertical-align="" padding-left="0.191cm" padding-right="0.191cm" padding-top="0cm" padding-bottom="0cm" border="0.5pt solid #000000" style:writing-mode="lr-tb"/>
    </style:style>
    <style:style style:name="Таблица22" style:family="table">
      <style:table-properties style:width="28.598cm" table:align="left" style:writing-mode="lr-tb"/>
    </style:style>
    <style:style style:name="Таблица22.A" style:family="table-column">
      <style:table-column-properties style:column-width="1.501cm"/>
    </style:style>
    <style:style style:name="Таблица22.B" style:family="table-column">
      <style:table-column-properties style:column-width="0.3cm"/>
    </style:style>
    <style:style style:name="Таблица22.C" style:family="table-column">
      <style:table-column-properties style:column-width="0.45cm"/>
    </style:style>
    <style:style style:name="Таблица22.D" style:family="table-column">
      <style:table-column-properties style:column-width="0.376cm"/>
    </style:style>
    <style:style style:name="Таблица22.E" style:family="table-column">
      <style:table-column-properties style:column-width="1.125cm"/>
    </style:style>
    <style:style style:name="Таблица22.F" style:family="table-column">
      <style:table-column-properties style:column-width="0.249cm"/>
    </style:style>
    <style:style style:name="Таблица22.G" style:family="table-column">
      <style:table-column-properties style:column-width="2.002cm"/>
    </style:style>
    <style:style style:name="Таблица22.H" style:family="table-column">
      <style:table-column-properties style:column-width="1.3cm"/>
    </style:style>
    <style:style style:name="Таблица22.I" style:family="table-column">
      <style:table-column-properties style:column-width="0.325cm"/>
    </style:style>
    <style:style style:name="Таблица22.J" style:family="table-column">
      <style:table-column-properties style:column-width="1.628cm"/>
    </style:style>
    <style:style style:name="Таблица22.K" style:family="table-column">
      <style:table-column-properties style:column-width="1cm"/>
    </style:style>
    <style:style style:name="Таблица22.L" style:family="table-column">
      <style:table-column-properties style:column-width="0.75cm"/>
    </style:style>
    <style:style style:name="Таблица22.M" style:family="table-column">
      <style:table-column-properties style:column-width="0.25cm"/>
    </style:style>
    <style:style style:name="Таблица22.O" style:family="table-column">
      <style:table-column-properties style:column-width="0.85cm"/>
    </style:style>
    <style:style style:name="Таблица22.P" style:family="table-column">
      <style:table-column-properties style:column-width="1.101cm"/>
    </style:style>
    <style:style style:name="Таблица22.Q" style:family="table-column">
      <style:table-column-properties style:column-width="0.148cm"/>
    </style:style>
    <style:style style:name="Таблица22.R" style:family="table-column">
      <style:table-column-properties style:column-width="1.715cm"/>
    </style:style>
    <style:style style:name="Таблица22.S" style:family="table-column">
      <style:table-column-properties style:column-width="0.39cm"/>
    </style:style>
    <style:style style:name="Таблица22.T" style:family="table-column">
      <style:table-column-properties style:column-width="0.198cm"/>
    </style:style>
    <style:style style:name="Таблица22.U" style:family="table-column">
      <style:table-column-properties style:column-width="1.73cm"/>
    </style:style>
    <style:style style:name="Таблица22.V" style:family="table-column">
      <style:table-column-properties style:column-width="0.372cm"/>
    </style:style>
    <style:style style:name="Таблица22.X" style:family="table-column">
      <style:table-column-properties style:column-width="1.305cm"/>
    </style:style>
    <style:style style:name="Таблица22.Y" style:family="table-column">
      <style:table-column-properties style:column-width="1.145cm"/>
    </style:style>
    <style:style style:name="Таблица22.a" style:family="table-column">
      <style:table-column-properties style:column-width="0.347cm"/>
    </style:style>
    <style:style style:name="Таблица22.b" style:family="table-column">
      <style:table-column-properties style:column-width="0.903cm"/>
    </style:style>
    <style:style style:name="Таблица22.c" style:family="table-column">
      <style:table-column-properties style:column-width="0.901cm"/>
    </style:style>
    <style:style style:name="Таблица22.d" style:family="table-column">
      <style:table-column-properties style:column-width="2.06cm"/>
    </style:style>
    <style:style style:name="Таблица22.e" style:family="table-column">
      <style:table-column-properties style:column-width="0.041cm"/>
    </style:style>
    <style:style style:name="Таблица22.f" style:family="table-column">
      <style:table-column-properties style:column-width="0.245cm"/>
    </style:style>
    <style:style style:name="Таблица22.g" style:family="table-column">
      <style:table-column-properties style:column-width="1.84cm"/>
    </style:style>
    <style:style style:name="Таблица22.1" style:family="table-row">
      <style:table-row-properties style:row-height="0.436cm" keep-together="always"/>
    </style:style>
    <style:style style:name="Таблица22.A1" style:family="table-cell">
      <style:table-cell-properties padding="0cm" border="none"/>
    </style:style>
    <style:style style:name="Таблица22.X1" style:family="table-cell">
      <style:table-cell-properties style:vertical-align="top" padding-left="0.191cm" padding-right="0.191cm" padding-top="0cm" padding-bottom="0cm" border-left="0.5pt solid #000000" border-right="none" border-top="0.5pt solid #000000" border-bottom="0.5pt solid #000000" style:writing-mode="lr-tb"/>
    </style:style>
    <style:style style:name="Таблица22.e1" style:family="table-cell">
      <style:table-cell-properties style:vertical-align="top" padding-left="0.191cm" padding-right="0.191cm" padding-top="0cm" padding-bottom="0cm" border="0.5pt solid #000000" style:writing-mode="lr-tb"/>
    </style:style>
    <style:style style:name="Таблица22.I2" style:family="table-cell">
      <style:table-cell-properties style:vertical-align="top" padding-left="0.191cm" padding-right="0.191cm" padding-top="0cm" padding-bottom="0cm" border-left="0.5pt solid #000000" border-right="none" border-top="none" border-bottom="none" style:writing-mode="lr-tb"/>
    </style:style>
    <style:style style:name="Таблица22.O2" style:family="table-cell">
      <style:table-cell-properties style:vertical-align="top" padding-left="0.191cm" padding-right="0.191cm" padding-top="0cm" padding-bottom="0cm" border-left="none" border-right="none" border-top="none" border-bottom="0.5pt solid #000000" style:writing-mode="lr-tb"/>
    </style:style>
    <style:style style:name="Таблица22.I3" style:family="table-cell">
      <style:table-cell-properties style:vertical-align="top" padding-left="0.191cm" padding-right="0.191cm" padding-top="0cm" padding-bottom="0cm" border-left="0.5pt solid #000000" border-right="none" border-top="none" border-bottom="0.5pt solid #000000" style:writing-mode="lr-tb"/>
    </style:style>
    <style:style style:name="Таблица22.5" style:family="table-row">
      <style:table-row-properties style:row-height="0.9cm" keep-together="always"/>
    </style:style>
    <style:style style:name="Таблица22.A5" style:family="table-cell">
      <style:table-cell-properties style:vertical-align="middle" padding-left="0.191cm" padding-right="0.191cm" padding-top="0cm" padding-bottom="0cm" border-left="0.5pt solid #000000" border-right="none" border-top="0.5pt solid #000000" border-bottom="0.5pt solid #000000" style:writing-mode="lr-tb"/>
    </style:style>
    <style:style style:name="Таблица22.Z5" style:family="table-cell">
      <style:table-cell-properties style:vertical-align="middle" padding-left="0.191cm" padding-right="0.191cm" padding-top="0cm" padding-bottom="0cm" border-left="0.5pt solid #000000" border-right="none" border-top="0.5pt solid #000000" border-bottom="1pt solid #000000" style:writing-mode="lr-tb"/>
    </style:style>
    <style:style style:name="Таблица22.f5" style:family="table-cell">
      <style:table-cell-properties style:vertical-align="middle" padding-left="0.191cm" padding-right="0.191cm" padding-top="0cm" padding-bottom="0cm" border-left="0.5pt solid #000000" border-right="0.5pt solid #000000" border-top="0.5pt solid #000000" border-bottom="1pt solid #000000" style:writing-mode="lr-tb"/>
    </style:style>
    <style:style style:name="Таблица22.V6" style:family="table-cell">
      <style:table-cell-properties style:vertical-align="middle" padding-left="0.191cm" padding-right="0.191cm" padding-top="0cm" padding-bottom="0cm" border-left="1pt solid #000000" border-right="none" border-top="1pt solid #000000" border-bottom="0.5pt solid #000000" style:writing-mode="lr-tb"/>
    </style:style>
    <style:style style:name="Таблица22.c6" style:family="table-cell">
      <style:table-cell-properties style:vertical-align="middle" padding-left="0.191cm" padding-right="0.191cm" padding-top="0cm" padding-bottom="0cm" border-left="0.5pt solid #000000" border-right="1pt solid #000000" border-top="1pt solid #000000" border-bottom="0.5pt solid #000000" style:writing-mode="lr-tb"/>
    </style:style>
    <style:style style:name="Таблица22.B8" style:family="table-cell">
      <style:table-cell-properties style:vertical-align="top" padding-left="0.191cm" padding-right="0.191cm" padding-top="0cm" padding-bottom="0cm" border-left="0.5pt solid #000000" border-right="none" border-top="0.5pt solid #000000" border-bottom="1pt solid #000000" style:writing-mode="lr-tb"/>
    </style:style>
    <style:style style:name="Таблица22.9" style:family="table-row">
      <style:table-row-properties style:row-height="14cm" keep-together="always"/>
    </style:style>
    <style:style style:name="Таблица22.A9" style:family="table-cell">
      <style:table-cell-properties style:vertical-align="" padding-left="0.191cm" padding-right="0.191cm" padding-top="0cm" padding-bottom="0cm" border="0.5pt solid #000000" style:writing-mode="lr-tb"/>
    </style:style>
    <style:style style:name="Таблица22.A10" style:family="table-cell">
      <style:table-cell-properties style:vertical-align="" padding="0.191cm" border-left="0.5pt solid #000000" border-right="none" border-top="1pt solid #000000" border-bottom="0.5pt solid #000000" style:writing-mode="lr-tb"/>
    </style:style>
    <style:style style:name="Таблица22.D10" style:family="table-cell">
      <style:table-cell-properties style:vertical-align="middle" padding="0.191cm" border-left="0.5pt solid #000000" border-right="none" border-top="1pt solid #000000" border-bottom="0.5pt solid #000000" style:writing-mode="lr-tb"/>
    </style:style>
    <style:style style:name="Таблица22.g10" style:family="table-cell">
      <style:table-cell-properties style:vertical-align="middle" padding="0.191cm" border-left="0.5pt solid #000000" border-right="0.5pt solid #000000" border-top="1pt solid #000000" border-bottom="0.5pt solid #000000" style:writing-mode="lr-tb"/>
    </style:style>
    <style:style style:name="Таблица886" style:family="table">
      <style:table-properties style:width="19.122cm" margin-left="3.422cm" table:align="left"/>
    </style:style>
    <style:style style:name="Таблица886.A" style:family="table-column">
      <style:table-column-properties style:column-width="10.751cm"/>
    </style:style>
    <style:style style:name="Таблица886.B" style:family="table-column">
      <style:table-column-properties style:column-width="8.371cm"/>
    </style:style>
    <style:style style:name="Таблица886.1" style:family="table-row">
      <style:table-row-properties style:min-row-height="1.011cm"/>
    </style:style>
    <style:style style:name="Таблица886.A1" style:family="table-cell">
      <style:table-cell-properties style:vertical-align="middle" padding="0.097cm" border-left="0.05pt solid #000000" border-right="none" border-top="0.05pt solid #000000" border-bottom="0.05pt solid #000000"/>
    </style:style>
    <style:style style:name="Таблица886.B1" style:family="table-cell">
      <style:table-cell-properties style:vertical-align="middle" padding="0.097cm" border="0.05pt solid #000000"/>
    </style:style>
    <style:style style:name="Таблица886.A2" style:family="table-cell">
      <style:table-cell-properties style:vertical-align="middle" padding="0.097cm" border-left="0.05pt solid #000000" border-right="none" border-top="none" border-bottom="0.05pt solid #000000"/>
    </style:style>
    <style:style style:name="Таблица886.B2" style:family="table-cell">
      <style:table-cell-properties style:vertical-align="middle" padding="0.097cm" border-left="0.05pt solid #000000" border-right="0.05pt solid #000000" border-top="none" border-bottom="0.05pt solid #000000"/>
    </style:style>
    <style:style style:name="Таблица886" style:family="table">
      <style:table-properties style:width="19.122cm" margin-left="3.422cm" table:align="left"/>
    </style:style>
    <style:style style:name="Таблица886.A" style:family="table-column">
      <style:table-column-properties style:column-width="10.751cm"/>
    </style:style>
    <style:style style:name="Таблица886.B" style:family="table-column">
      <style:table-column-properties style:column-width="8.371cm"/>
    </style:style>
    <style:style style:name="Таблица886.1" style:family="table-row">
      <style:table-row-properties style:min-row-height="1.011cm"/>
    </style:style>
    <style:style style:name="Таблица886.A1" style:family="table-cell">
      <style:table-cell-properties style:vertical-align="middle" padding="0.097cm" border-left="0.05pt solid #000000" border-right="none" border-top="0.05pt solid #000000" border-bottom="0.05pt solid #000000"/>
    </style:style>
    <style:style style:name="Таблица886.B1" style:family="table-cell">
      <style:table-cell-properties style:vertical-align="middle" padding="0.097cm" border="0.05pt solid #000000"/>
    </style:style>
    <style:style style:name="Таблица886.A2" style:family="table-cell">
      <style:table-cell-properties style:vertical-align="middle" padding="0.097cm" border-left="0.05pt solid #000000" border-right="none" border-top="none" border-bottom="0.05pt solid #000000"/>
    </style:style>
    <style:style style:name="Таблица886.B2" style:family="table-cell">
      <style:table-cell-properties style:vertical-align="middle" padding="0.097cm" border-left="0.05pt solid #000000" border-right="0.05pt solid #000000" border-top="none" border-bottom="0.05pt solid #000000"/>
    </style:style>
    <style:style style:name="Таблица60" style:family="table">
      <style:table-properties style:width="28.598cm" table:align="left" style:writing-mode="lr-tb"/>
    </style:style>
    <style:style style:name="Таблица60.A" style:family="table-column">
      <style:table-column-properties style:column-width="1.501cm"/>
    </style:style>
    <style:style style:name="Таблица60.B" style:family="table-column">
      <style:table-column-properties style:column-width="0.3cm"/>
    </style:style>
    <style:style style:name="Таблица60.C" style:family="table-column">
      <style:table-column-properties style:column-width="0.45cm"/>
    </style:style>
    <style:style style:name="Таблица60.D" style:family="table-column">
      <style:table-column-properties style:column-width="0.376cm"/>
    </style:style>
    <style:style style:name="Таблица60.E" style:family="table-column">
      <style:table-column-properties style:column-width="1.125cm"/>
    </style:style>
    <style:style style:name="Таблица60.F" style:family="table-column">
      <style:table-column-properties style:column-width="0.249cm"/>
    </style:style>
    <style:style style:name="Таблица60.G" style:family="table-column">
      <style:table-column-properties style:column-width="2.002cm"/>
    </style:style>
    <style:style style:name="Таблица60.H" style:family="table-column">
      <style:table-column-properties style:column-width="1.3cm"/>
    </style:style>
    <style:style style:name="Таблица60.I" style:family="table-column">
      <style:table-column-properties style:column-width="0.325cm"/>
    </style:style>
    <style:style style:name="Таблица60.J" style:family="table-column">
      <style:table-column-properties style:column-width="1.628cm"/>
    </style:style>
    <style:style style:name="Таблица60.K" style:family="table-column">
      <style:table-column-properties style:column-width="1cm"/>
    </style:style>
    <style:style style:name="Таблица60.L" style:family="table-column">
      <style:table-column-properties style:column-width="0.75cm"/>
    </style:style>
    <style:style style:name="Таблица60.M" style:family="table-column">
      <style:table-column-properties style:column-width="0.25cm"/>
    </style:style>
    <style:style style:name="Таблица60.O" style:family="table-column">
      <style:table-column-properties style:column-width="0.85cm"/>
    </style:style>
    <style:style style:name="Таблица60.P" style:family="table-column">
      <style:table-column-properties style:column-width="1.101cm"/>
    </style:style>
    <style:style style:name="Таблица60.Q" style:family="table-column">
      <style:table-column-properties style:column-width="0.148cm"/>
    </style:style>
    <style:style style:name="Таблица60.R" style:family="table-column">
      <style:table-column-properties style:column-width="1.715cm"/>
    </style:style>
    <style:style style:name="Таблица60.S" style:family="table-column">
      <style:table-column-properties style:column-width="0.39cm"/>
    </style:style>
    <style:style style:name="Таблица60.T" style:family="table-column">
      <style:table-column-properties style:column-width="0.198cm"/>
    </style:style>
    <style:style style:name="Таблица60.U" style:family="table-column">
      <style:table-column-properties style:column-width="1.73cm"/>
    </style:style>
    <style:style style:name="Таблица60.V" style:family="table-column">
      <style:table-column-properties style:column-width="0.372cm"/>
    </style:style>
    <style:style style:name="Таблица60.X" style:family="table-column">
      <style:table-column-properties style:column-width="1.305cm"/>
    </style:style>
    <style:style style:name="Таблица60.Y" style:family="table-column">
      <style:table-column-properties style:column-width="1.145cm"/>
    </style:style>
    <style:style style:name="Таблица60.a" style:family="table-column">
      <style:table-column-properties style:column-width="0.347cm"/>
    </style:style>
    <style:style style:name="Таблица60.b" style:family="table-column">
      <style:table-column-properties style:column-width="0.903cm"/>
    </style:style>
    <style:style style:name="Таблица60.c" style:family="table-column">
      <style:table-column-properties style:column-width="0.379cm"/>
    </style:style>
    <style:style style:name="Таблица60.d" style:family="table-column">
      <style:table-column-properties style:column-width="0.522cm"/>
    </style:style>
    <style:style style:name="Таблица60.e" style:family="table-column">
      <style:table-column-properties style:column-width="2.06cm"/>
    </style:style>
    <style:style style:name="Таблица60.f" style:family="table-column">
      <style:table-column-properties style:column-width="0.041cm"/>
    </style:style>
    <style:style style:name="Таблица60.g" style:family="table-column">
      <style:table-column-properties style:column-width="0.245cm"/>
    </style:style>
    <style:style style:name="Таблица60.h" style:family="table-column">
      <style:table-column-properties style:column-width="1.84cm"/>
    </style:style>
    <style:style style:name="Таблица60.1" style:family="table-row">
      <style:table-row-properties style:row-height="0.436cm" keep-together="always"/>
    </style:style>
    <style:style style:name="Таблица60.A1" style:family="table-cell">
      <style:table-cell-properties padding="0cm" border="none"/>
    </style:style>
    <style:style style:name="Таблица60.X1" style:family="table-cell">
      <style:table-cell-properties style:vertical-align="top" padding-left="0.191cm" padding-right="0.191cm" padding-top="0cm" padding-bottom="0cm" border-left="0.5pt solid #000000" border-right="none" border-top="0.5pt solid #000000" border-bottom="0.5pt solid #000000" style:writing-mode="lr-tb"/>
    </style:style>
    <style:style style:name="Таблица60.f1" style:family="table-cell">
      <style:table-cell-properties style:vertical-align="top" padding-left="0.191cm" padding-right="0.191cm" padding-top="0cm" padding-bottom="0cm" border="0.5pt solid #000000" style:writing-mode="lr-tb"/>
    </style:style>
    <style:style style:name="Таблица60.I2" style:family="table-cell">
      <style:table-cell-properties style:vertical-align="top" padding-left="0.191cm" padding-right="0.191cm" padding-top="0cm" padding-bottom="0cm" border-left="0.5pt solid #000000" border-right="none" border-top="none" border-bottom="none" style:writing-mode="lr-tb"/>
    </style:style>
    <style:style style:name="Таблица60.O2" style:family="table-cell">
      <style:table-cell-properties style:vertical-align="top" padding-left="0.191cm" padding-right="0.191cm" padding-top="0cm" padding-bottom="0cm" border-left="none" border-right="none" border-top="none" border-bottom="0.5pt solid #000000" style:writing-mode="lr-tb"/>
    </style:style>
    <style:style style:name="Таблица60.I3" style:family="table-cell">
      <style:table-cell-properties style:vertical-align="top" padding-left="0.191cm" padding-right="0.191cm" padding-top="0cm" padding-bottom="0cm" border-left="0.5pt solid #000000" border-right="none" border-top="none" border-bottom="0.5pt solid #000000" style:writing-mode="lr-tb"/>
    </style:style>
    <style:style style:name="Таблица60.5" style:family="table-row">
      <style:table-row-properties style:row-height="0.9cm" keep-together="always"/>
    </style:style>
    <style:style style:name="Таблица60.A5" style:family="table-cell">
      <style:table-cell-properties style:vertical-align="middle" padding-left="0.191cm" padding-right="0.191cm" padding-top="0cm" padding-bottom="0cm" border-left="0.5pt solid #000000" border-right="none" border-top="0.5pt solid #000000" border-bottom="0.5pt solid #000000" style:writing-mode="lr-tb"/>
    </style:style>
    <style:style style:name="Таблица60.Z5" style:family="table-cell">
      <style:table-cell-properties style:vertical-align="middle" padding-left="0.191cm" padding-right="0.191cm" padding-top="0cm" padding-bottom="0cm" border-left="0.5pt solid #000000" border-right="none" border-top="0.5pt solid #000000" border-bottom="1pt solid #000000" style:writing-mode="lr-tb"/>
    </style:style>
    <style:style style:name="Таблица60.g5" style:family="table-cell">
      <style:table-cell-properties style:vertical-align="middle" padding-left="0.191cm" padding-right="0.191cm" padding-top="0cm" padding-bottom="0cm" border-left="0.5pt solid #000000" border-right="0.5pt solid #000000" border-top="0.5pt solid #000000" border-bottom="1pt solid #000000" style:writing-mode="lr-tb"/>
    </style:style>
    <style:style style:name="Таблица60.V6" style:family="table-cell">
      <style:table-cell-properties style:vertical-align="middle" padding-left="0.191cm" padding-right="0.191cm" padding-top="0cm" padding-bottom="0cm" border-left="1pt solid #000000" border-right="none" border-top="1pt solid #000000" border-bottom="0.5pt solid #000000" style:writing-mode="lr-tb"/>
    </style:style>
    <style:style style:name="Таблица60.c6" style:family="table-cell">
      <style:table-cell-properties style:vertical-align="middle" padding-left="0.191cm" padding-right="0.191cm" padding-top="0cm" padding-bottom="0cm" border-left="0.5pt solid #000000" border-right="1pt solid #000000" border-top="1pt solid #000000" border-bottom="0.5pt solid #000000" style:writing-mode="lr-tb"/>
    </style:style>
    <style:style style:name="Таблица60.B8" style:family="table-cell">
      <style:table-cell-properties style:vertical-align="top" padding-left="0.191cm" padding-right="0.191cm" padding-top="0cm" padding-bottom="0cm" border-left="0.5pt solid #000000" border-right="none" border-top="0.5pt solid #000000" border-bottom="1pt solid #000000" style:writing-mode="lr-tb"/>
    </style:style>
    <style:style style:name="Таблица60.9" style:family="table-row">
      <style:table-row-properties style:row-height="13.46cm" keep-together="always"/>
    </style:style>
    <style:style style:name="Таблица60.A9" style:family="table-cell">
      <style:table-cell-properties style:vertical-align="" padding-left="0.191cm" padding-right="0.191cm" padding-top="0cm" padding-bottom="0cm" border-left="0.5pt solid #000000" border-right="none" border-top="0.5pt solid #000000" border-bottom="0.5pt solid #000000" style:writing-mode="lr-tb"/>
    </style:style>
    <style:style style:name="Таблица60.d9" style:family="table-cell">
      <style:table-cell-properties style:vertical-align="" padding-left="0.191cm" padding-right="0.191cm" padding-top="0cm" padding-bottom="0cm" border-left="none" border-right="0.5pt solid #000000" border-top="0.5pt solid #000000" border-bottom="0.5pt solid #000000" style:writing-mode="lr-tb"/>
    </style:style>
    <style:style style:name="Таблица60.A10" style:family="table-cell">
      <style:table-cell-properties style:vertical-align="" padding="0.191cm" border-left="0.5pt solid #000000" border-right="none" border-top="1pt solid #000000" border-bottom="0.5pt solid #000000" style:writing-mode="lr-tb"/>
    </style:style>
    <style:style style:name="Таблица60.D10" style:family="table-cell">
      <style:table-cell-properties style:vertical-align="middle" padding="0.191cm" border-left="0.5pt solid #000000" border-right="none" border-top="1pt solid #000000" border-bottom="0.5pt solid #000000" style:writing-mode="lr-tb"/>
    </style:style>
    <style:style style:name="Таблица60.h10" style:family="table-cell">
      <style:table-cell-properties style:vertical-align="middle" padding="0.191cm" border-left="0.5pt solid #000000" border-right="0.5pt solid #000000" border-top="1pt solid #000000" border-bottom="0.5pt solid #000000" style:writing-mode="lr-tb"/>
    </style:style>
    <style:style style:name="Таблица33" style:family="table" style:master-page-name="Преобразование_20_1">
      <style:table-properties style:width="18.484cm" margin-left="1.314cm" margin-right="0.201cm" style:page-number="auto" table:align="margins" style:writing-mode="lr-tb"/>
    </style:style>
    <style:style style:name="Таблица33.A" style:family="table-column">
      <style:table-column-properties style:column-width="1.203cm" style:rel-column-width="4265*"/>
    </style:style>
    <style:style style:name="Таблица33.B" style:family="table-column">
      <style:table-column-properties style:column-width="0.527cm" style:rel-column-width="1869*"/>
    </style:style>
    <style:style style:name="Таблица33.C" style:family="table-column">
      <style:table-column-properties style:column-width="2.997cm" style:rel-column-width="10625*"/>
    </style:style>
    <style:style style:name="Таблица33.D" style:family="table-column">
      <style:table-column-properties style:column-width="0.385cm" style:rel-column-width="1363*"/>
    </style:style>
    <style:style style:name="Таблица33.E" style:family="table-column">
      <style:table-column-properties style:column-width="1.868cm" style:rel-column-width="6622*"/>
    </style:style>
    <style:style style:name="Таблица33.F" style:family="table-column">
      <style:table-column-properties style:column-width="0.249cm" style:rel-column-width="881*"/>
    </style:style>
    <style:style style:name="Таблица33.G" style:family="table-column">
      <style:table-column-properties style:column-width="2.473cm" style:rel-column-width="8768*"/>
    </style:style>
    <style:style style:name="Таблица33.H" style:family="table-column">
      <style:table-column-properties style:column-width="1.431cm" style:rel-column-width="5071*"/>
    </style:style>
    <style:style style:name="Таблица33.I" style:family="table-column">
      <style:table-column-properties style:column-width="1.016cm" style:rel-column-width="3602*"/>
    </style:style>
    <style:style style:name="Таблица33.J" style:family="table-column">
      <style:table-column-properties style:column-width="1.155cm" style:rel-column-width="4096*"/>
    </style:style>
    <style:style style:name="Таблица33.K" style:family="table-column">
      <style:table-column-properties style:column-width="0.494cm" style:rel-column-width="1751*"/>
    </style:style>
    <style:style style:name="Таблица33.L" style:family="table-column">
      <style:table-column-properties style:column-width="1.595cm" style:rel-column-width="5653*"/>
    </style:style>
    <style:style style:name="Таблица33.M" style:family="table-column">
      <style:table-column-properties style:column-width="1.319cm" style:rel-column-width="4677*"/>
    </style:style>
    <style:style style:name="Таблица33.N" style:family="table-column">
      <style:table-column-properties style:column-width="0.605cm" style:rel-column-width="2145*"/>
    </style:style>
    <style:style style:name="Таблица33.O" style:family="table-column">
      <style:table-column-properties style:column-width="1.169cm" style:rel-column-width="4147*"/>
    </style:style>
    <style:style style:name="Таблица33.1" style:family="table-row">
      <style:table-row-properties style:row-height="0.758cm" keep-together="always"/>
    </style:style>
    <style:style style:name="Таблица33.A1" style:family="table-cell">
      <style:table-cell-properties style:vertical-align="top" padding-left="0.191cm" padding-right="0.191cm" padding-top="0cm" padding-bottom="0cm" border-left="0.5pt solid #000000" border-right="none" border-top="0.5pt solid #000000" border-bottom="0.5pt solid #000000" style:writing-mode="lr-tb"/>
    </style:style>
    <style:style style:name="Таблица33.J1" style:family="table-cell">
      <style:table-cell-properties style:vertical-align="middle" padding-left="0.191cm" padding-right="0.191cm" padding-top="0cm" padding-bottom="0cm" border-left="0.5pt solid #000000" border-right="none" border-top="0.5pt solid #000000" border-bottom="1pt solid #000000" style:writing-mode="lr-tb"/>
    </style:style>
    <style:style style:name="Таблица33.O1" style:family="table-cell">
      <style:table-cell-properties style:vertical-align="middle" padding-left="0.191cm" padding-right="0.191cm" padding-top="0cm" padding-bottom="0cm" border-left="0.5pt solid #000000" border-right="0.5pt solid #000000" border-top="0.5pt solid #000000" border-bottom="1pt solid #000000" style:writing-mode="lr-tb"/>
    </style:style>
    <style:style style:name="Таблица33.F2" style:family="table-cell">
      <style:table-cell-properties style:vertical-align="top" padding-left="0.191cm" padding-right="0.191cm" padding-top="0cm" padding-bottom="0cm" border-left="1pt solid #000000" border-right="none" border-top="1pt solid #000000" border-bottom="1pt solid #000000" style:writing-mode="lr-tb"/>
    </style:style>
    <style:style style:name="Таблица33.L2" style:family="table-cell">
      <style:table-cell-properties style:vertical-align="middle" padding-left="0.191cm" padding-right="0.191cm" padding-top="0cm" padding-bottom="0cm" border-left="0.5pt solid #000000" border-right="1pt solid #000000" border-top="0.5pt solid #000000" border-bottom="1pt solid #000000" style:writing-mode="lr-tb"/>
    </style:style>
    <style:style style:name="Таблица33.K3" style:family="table-cell">
      <style:table-cell-properties style:vertical-align="top" padding-left="0.191cm" padding-right="0.191cm" padding-top="0cm" padding-bottom="0cm" border-left="0.5pt solid #000000" border-right="none" border-top="1pt solid #000000" border-bottom="0.5pt solid #000000" style:writing-mode="lr-tb"/>
    </style:style>
    <style:style style:name="Таблица33.M3" style:family="table-cell">
      <style:table-cell-properties style:vertical-align="top" padding-left="0.191cm" padding-right="0.191cm" padding-top="0cm" padding-bottom="0cm" border-left="0.5pt solid #000000" border-right="0.5pt solid #000000" border-top="1pt solid #000000" border-bottom="0.5pt solid #000000" style:writing-mode="lr-tb"/>
    </style:style>
    <style:style style:name="Таблица33.5" style:family="table-row">
      <style:table-row-properties style:row-height="0.75cm" keep-together="always"/>
    </style:style>
    <style:style style:name="Таблица33.M5" style:family="table-cell">
      <style:table-cell-properties style:vertical-align="top" padding-left="0.191cm" padding-right="0.191cm" padding-top="0cm" padding-bottom="0cm" border="0.5pt solid #000000" style:writing-mode="lr-tb"/>
    </style:style>
    <style:style style:name="Таблица33.20" style:family="table-row">
      <style:table-row-properties style:row-height="0.801cm" keep-together="always"/>
    </style:style>
    <style:style style:name="Таблица33.34" style:family="table-row">
      <style:table-row-properties style:row-height="0.776cm" keep-together="always"/>
    </style:style>
    <style:style style:name="Таблица33.A34" style:family="table-cell">
      <style:table-cell-properties style:vertical-align="middle" padding-left="0.191cm" padding-right="0.191cm" padding-top="0cm" padding-bottom="0cm" border-left="1pt solid #000000" border-right="none" border-top="1pt solid #000000" border-bottom="1pt solid #000000" style:writing-mode="lr-tb"/>
    </style:style>
    <style:style style:name="Таблица33.B34" style:family="table-cell">
      <style:table-cell-properties style:vertical-align="top" padding-left="0.191cm" padding-right="0.191cm" padding-top="0cm" padding-bottom="0cm" border-left="1pt solid #000000" border-right="none" border-top="1pt solid #000000" border-bottom="0.5pt solid #000000" style:writing-mode="lr-tb"/>
    </style:style>
    <style:style style:name="Таблица33.N34" style:family="table-cell">
      <style:table-cell-properties style:vertical-align="top" padding-left="0.191cm" padding-right="0.191cm" padding-top="0cm" padding-bottom="0cm" border-left="1pt solid #000000" border-right="0.5pt solid #000000" border-top="1pt solid #000000" border-bottom="0.5pt solid #000000" style:writing-mode="lr-tb"/>
    </style:style>
    <style:style style:name="P1" style:family="paragraph" style:parent-style-name="header">
      <style:paragraph-properties margin-left="0cm" margin-right="0cm" orphans="2" widows="2" text-indent="0cm" style:auto-text-indent="false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P2" style:family="paragraph" style:parent-style-name="Обычный">
      <style:paragraph-properties orphans="2" widows="2"/>
    </style:style>
    <style:style style:name="P3" style:family="paragraph" style:parent-style-name="Обычный">
      <style:paragraph-properties orphans="2" widows="2"/>
      <style:text-properties officeooo:paragraph-rsid="0304631c"/>
    </style:style>
    <style:style style:name="P4" style:family="paragraph" style:parent-style-name="Обычный">
      <style:paragraph-properties orphans="2" widows="2"/>
      <style:text-properties officeooo:paragraph-rsid="0337d2fb"/>
    </style:style>
    <style:style style:name="P5" style:family="paragraph" style:parent-style-name="Header">
      <style:paragraph-properties text-align="end" style:justify-single-word="false"/>
      <style:text-properties font-size="12pt" officeooo:rsid="030b9971" officeooo:paragraph-rsid="030b9971" style:font-size-asian="10.5pt" style:font-size-complex="12pt"/>
    </style:style>
    <style:style style:name="P6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font-size="12pt" font-style="normal" officeooo:paragraph-rsid="02e34c1e" background-color="transparent" style:font-size-asian="12pt" style:font-style-asian="normal" style:font-size-complex="12pt" style:font-style-complex="normal"/>
    </style:style>
    <style:style style:name="P7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font-size="12pt" font-style="normal" background-color="transparent" style:font-size-asian="12pt" style:font-style-asian="normal" style:font-size-complex="12pt" style:font-style-complex="normal"/>
    </style:style>
    <style:style style:name="P8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font-size="12pt" officeooo:paragraph-rsid="02e34c1e" background-color="transparent" style:font-size-asian="12pt" style:font-size-complex="12pt"/>
    </style:style>
    <style:style style:name="P9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font-size="12pt" background-color="transparent" style:font-size-asian="12pt" style:font-size-complex="12pt"/>
    </style:style>
    <style:style style:name="P10" style:family="paragraph" style:parent-style-name="Standard_20__28_user_29_">
      <style:paragraph-properties text-align="center" style:justify-single-word="false" style:snap-to-layout-grid="false"/>
      <style:text-properties color="#000000" loext:opacity="100%" style:text-position="0% 100%" font-size="14pt" officeooo:rsid="0231013f" officeooo:paragraph-rsid="0231013f" background-color="transparent" style:font-size-asian="14pt" style:font-size-complex="14pt"/>
    </style:style>
    <style:style style:name="P11" style:family="paragraph" style:parent-style-name="Header">
      <style:paragraph-properties style:snap-to-layout-grid="false">
        <style:tab-stops/>
      </style:paragraph-properties>
      <style:text-properties color="#000000" loext:opacity="100%" font-size="11pt" font-style="normal" officeooo:paragraph-rsid="0339acd8" background-color="transparent" style:font-size-asian="11pt" style:font-style-asian="normal" style:font-size-complex="11pt" style:font-style-complex="normal"/>
    </style:style>
    <style:style style:name="P12" style:family="paragraph" style:parent-style-name="Normal">
      <loext:graphic-properties draw:fill="solid" draw:fill-color="#ffffff" draw:opacity="100%"/>
      <style:paragraph-properties margin-left="0cm" margin-right="0cm" text-align="start" style:justify-single-word="false" orphans="2" widows="2" text-indent="0cm" style:auto-text-indent="false" background-color="#ffffff"/>
      <style:text-properties color="#000000" loext:opacity="100%" font-size="11pt" font-style="normal" officeooo:rsid="0012a13d" officeooo:paragraph-rsid="00e83a55" background-color="transparent" style:font-size-asian="11pt" style:font-style-asian="normal" style:font-size-complex="11pt" style:font-style-complex="normal"/>
    </style:style>
    <style:style style:name="P13" style:family="paragraph" style:parent-style-name="Normal">
      <loext:graphic-properties draw:fill="solid" draw:fill-color="#ffffff" draw:opacity="100%"/>
      <style:paragraph-properties margin-left="0cm" margin-right="0cm" text-align="start" style:justify-single-word="false" orphans="2" widows="2" text-indent="0cm" style:auto-text-indent="false" background-color="#ffffff"/>
      <style:text-properties color="#000000" loext:opacity="100%" font-size="11pt" font-style="normal" officeooo:rsid="0012a13d" officeooo:paragraph-rsid="029c9a8c" background-color="transparent" style:font-size-asian="11pt" style:font-style-asian="normal" style:font-size-complex="11pt" style:font-style-complex="normal"/>
    </style:style>
    <style:style style:name="P14" style:family="paragraph" style:parent-style-name="Normal">
      <loext:graphic-properties draw:fill="solid" draw:fill-color="#ffffff" draw:opacity="100%"/>
      <style:paragraph-properties margin-left="0cm" margin-right="0cm" text-align="start" style:justify-single-word="false" orphans="2" widows="2" text-indent="0cm" style:auto-text-indent="false" background-color="#ffffff"/>
      <style:text-properties color="#000000" loext:opacity="100%" font-size="11pt" font-style="normal" officeooo:rsid="0012a13d" officeooo:paragraph-rsid="02e0637e" background-color="transparent" style:font-size-asian="11pt" style:font-style-asian="normal" style:font-size-complex="11pt" style:font-style-complex="normal"/>
    </style:style>
    <style:style style:name="P15" style:family="paragraph" style:parent-style-name="Normal">
      <loext:graphic-properties draw:fill="solid" draw:fill-color="#ffffff" draw:opacity="100%"/>
      <style:paragraph-properties margin-left="0cm" margin-right="0cm" text-align="start" style:justify-single-word="false" orphans="2" widows="2" text-indent="0cm" style:auto-text-indent="false" background-color="#ffffff"/>
      <style:text-properties color="#000000" loext:opacity="100%" font-size="11pt" font-style="normal" officeooo:rsid="0012a13d" officeooo:paragraph-rsid="02e2873f" background-color="transparent" style:font-size-asian="11pt" style:font-style-asian="normal" style:font-size-complex="11pt" style:font-style-complex="normal"/>
    </style:style>
    <style:style style:name="P16" style:family="paragraph" style:parent-style-name="Normal">
      <loext:graphic-properties draw:fill="solid" draw:fill-color="#ffffff" draw:opacity="100%"/>
      <style:paragraph-properties margin-left="0cm" margin-right="0cm" text-align="start" style:justify-single-word="false" orphans="2" widows="2" text-indent="0cm" style:auto-text-indent="false" background-color="#ffffff"/>
      <style:text-properties color="#000000" loext:opacity="100%" font-size="11pt" font-style="normal" officeooo:rsid="0012a13d" officeooo:paragraph-rsid="02e34c1e" background-color="transparent" style:font-size-asian="11pt" style:font-style-asian="normal" style:font-size-complex="11pt" style:font-style-complex="normal"/>
    </style:style>
    <style:style style:name="P17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font-size="11pt" font-style="normal" officeooo:rsid="0012a13d" officeooo:paragraph-rsid="00ea2393" background-color="transparent" style:font-size-asian="11pt" style:font-style-asian="normal" style:font-size-complex="11pt" style:font-style-complex="normal"/>
    </style:style>
    <style:style style:name="P18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font-size="11pt" font-style="normal" officeooo:rsid="0012a13d" officeooo:paragraph-rsid="01287eab" background-color="transparent" style:font-size-asian="11pt" style:font-style-asian="normal" style:font-size-complex="11pt" style:font-style-complex="normal"/>
    </style:style>
    <style:style style:name="P19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font-size="11pt" font-style="normal" officeooo:rsid="0012a13d" officeooo:paragraph-rsid="02fea5f0" background-color="transparent" style:font-size-asian="11pt" style:font-style-asian="normal" style:font-size-complex="11pt" style:font-style-complex="normal"/>
    </style:style>
    <style:style style:name="P20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font-size="11pt" font-style="normal" officeooo:rsid="0012a13d" officeooo:paragraph-rsid="0304631c" background-color="transparent" style:font-size-asian="11pt" style:font-style-asian="normal" style:font-size-complex="11pt" style:font-style-complex="normal"/>
    </style:style>
    <style:style style:name="P21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font-size="11pt" font-style="normal" officeooo:rsid="0012a13d" officeooo:paragraph-rsid="0337d2fb" background-color="transparent" style:font-size-asian="11pt" style:font-style-asian="normal" style:font-size-complex="11pt" style:font-style-complex="normal"/>
    </style:style>
    <style:style style:name="P22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font-size="11pt" font-style="normal" officeooo:rsid="01f78b52" officeooo:paragraph-rsid="01f78b52" background-color="transparent" style:font-size-asian="11pt" style:font-style-asian="normal" style:font-size-complex="11pt" style:font-style-complex="normal"/>
    </style:style>
    <style:style style:name="P23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font-size="11pt" font-style="normal" officeooo:paragraph-rsid="00e83a55" background-color="transparent" style:font-size-asian="11pt" style:font-style-asian="normal" style:font-size-complex="11pt" style:font-style-complex="normal"/>
    </style:style>
    <style:style style:name="P24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font-size="11pt" font-style="normal" officeooo:paragraph-rsid="029c9a8c" background-color="transparent" style:font-size-asian="11pt" style:font-style-asian="normal" style:font-size-complex="11pt" style:font-style-complex="normal"/>
    </style:style>
    <style:style style:name="P25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font-size="11pt" font-style="normal" officeooo:paragraph-rsid="02e0637e" background-color="transparent" style:font-size-asian="11pt" style:font-style-asian="normal" style:font-size-complex="11pt" style:font-style-complex="normal"/>
    </style:style>
    <style:style style:name="P26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font-size="11pt" font-style="normal" officeooo:paragraph-rsid="02e2873f" background-color="transparent" style:font-size-asian="11pt" style:font-style-asian="normal" style:font-size-complex="11pt" style:font-style-complex="normal"/>
    </style:style>
    <style:style style:name="P27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font-size="11pt" font-style="normal" officeooo:paragraph-rsid="02e34c1e" background-color="transparent" style:font-size-asian="11pt" style:font-style-asian="normal" style:font-size-complex="11pt" style:font-style-complex="normal"/>
    </style:style>
    <style:style style:name="P28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font-size="11pt" font-style="normal" officeooo:paragraph-rsid="00ea2393" background-color="transparent" style:font-size-asian="11pt" style:font-style-asian="normal" style:font-size-complex="11pt" style:font-style-complex="normal"/>
    </style:style>
    <style:style style:name="P29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font-size="11pt" font-style="normal" officeooo:paragraph-rsid="01287eab" background-color="transparent" style:font-size-asian="11pt" style:font-style-asian="normal" style:font-size-complex="11pt" style:font-style-complex="normal"/>
    </style:style>
    <style:style style:name="P30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font-size="11pt" font-style="normal" officeooo:paragraph-rsid="02fea5f0" background-color="transparent" style:font-size-asian="11pt" style:font-style-asian="normal" style:font-size-complex="11pt" style:font-style-complex="normal"/>
    </style:style>
    <style:style style:name="P31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font-size="11pt" font-style="normal" officeooo:paragraph-rsid="0304631c" background-color="transparent" style:font-size-asian="11pt" style:font-style-asian="normal" style:font-size-complex="11pt" style:font-style-complex="normal"/>
    </style:style>
    <style:style style:name="P32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font-size="11pt" font-style="normal" officeooo:paragraph-rsid="0337d2fb" background-color="transparent" style:font-size-asian="11pt" style:font-style-asian="normal" style:font-size-complex="11pt" style:font-style-complex="normal"/>
    </style:style>
    <style:style style:name="P33" style:family="paragraph" style:parent-style-name="Standard">
      <style:paragraph-properties text-align="center" style:justify-single-word="false" style:snap-to-layout-grid="false"/>
      <style:text-properties color="#000000" loext:opacity="100%" font-size="11pt" font-style="normal" officeooo:paragraph-rsid="0339acd8" background-color="transparent" style:font-size-asian="11pt" style:font-style-asian="normal" style:font-size-complex="11pt" style:font-style-complex="normal"/>
    </style:style>
    <style:style style:name="P34" style:family="paragraph" style:parent-style-name="Standard">
      <style:paragraph-properties text-align="center" style:justify-single-word="false"/>
      <style:text-properties color="#000000" loext:opacity="100%" font-size="11pt" font-style="normal" officeooo:paragraph-rsid="0339acd8" background-color="transparent" style:font-size-asian="11pt" style:font-style-asian="normal" style:font-size-complex="11pt" style:font-style-complex="normal"/>
    </style:style>
    <style:style style:name="P35" style:family="paragraph" style:parent-style-name="Standard">
      <style:paragraph-properties style:snap-to-layout-grid="false"/>
      <style:text-properties color="#000000" loext:opacity="100%" font-size="11pt" font-style="normal" officeooo:rsid="02de16b6" officeooo:paragraph-rsid="02de16b6" background-color="transparent" style:font-size-asian="11pt" style:font-style-asian="normal" style:font-size-complex="11pt" style:font-style-complex="normal"/>
    </style:style>
    <style:style style:name="P36" style:family="paragraph" style:parent-style-name="Standard">
      <style:paragraph-properties style:snap-to-layout-grid="false"/>
      <style:text-properties color="#000000" loext:opacity="100%" font-size="11pt" font-style="normal" officeooo:rsid="02faa524" officeooo:paragraph-rsid="02faa524" background-color="transparent" style:font-size-asian="11pt" style:font-style-asian="normal" style:font-size-complex="11pt" style:font-style-complex="normal"/>
    </style:style>
    <style:style style:name="P37" style:family="paragraph" style:parent-style-name="Standard">
      <style:paragraph-properties style:snap-to-layout-grid="false"/>
      <style:text-properties color="#000000" loext:opacity="100%" font-size="11pt" font-style="normal" officeooo:paragraph-rsid="0339acd8" background-color="transparent" style:font-size-asian="11pt" style:font-style-asian="normal" style:font-size-complex="11pt" style:font-style-complex="normal"/>
    </style:style>
    <style:style style:name="P38" style:family="paragraph" style:parent-style-name="Standard">
      <style:paragraph-properties style:snap-to-layout-grid="false"/>
      <style:text-properties color="#000000" loext:opacity="100%" font-size="11pt" font-style="normal" officeooo:paragraph-rsid="00289bd7" background-color="transparent" style:font-size-asian="11pt" style:font-style-asian="normal" style:font-style-complex="normal"/>
    </style:style>
    <style:style style:name="P39" style:family="paragraph" style:parent-style-name="Standard">
      <style:paragraph-properties style:snap-to-layout-grid="false"/>
      <style:text-properties color="#000000" loext:opacity="100%" font-size="11pt" font-style="normal" officeooo:paragraph-rsid="032a51d1" background-color="transparent" style:font-size-asian="11pt" style:font-style-asian="normal" style:font-style-complex="normal"/>
    </style:style>
    <style:style style:name="P40" style:family="paragraph" style:parent-style-name="Standard">
      <style:paragraph-properties style:snap-to-layout-grid="false"/>
      <style:text-properties color="#000000" loext:opacity="100%" font-size="11pt" font-style="normal" officeooo:paragraph-rsid="02492447" background-color="transparent" style:font-size-asian="11pt" style:font-style-asian="normal" style:font-style-complex="normal"/>
    </style:style>
    <style:style style:name="P41" style:family="paragraph" style:parent-style-name="Standard">
      <style:paragraph-properties style:snap-to-layout-grid="false"/>
      <style:text-properties color="#000000" loext:opacity="100%" font-size="11pt" font-style="normal" officeooo:paragraph-rsid="0189a6d4" background-color="transparent" style:font-size-asian="11pt" style:font-style-asian="normal" style:font-style-complex="normal"/>
    </style:style>
    <style:style style:name="P42" style:family="paragraph" style:parent-style-name="Normal">
      <style:paragraph-properties margin-left="0.106cm" margin-right="0cm" text-align="start" style:justify-single-word="false" orphans="2" widows="2" text-indent="0cm" style:auto-text-indent="false"/>
      <style:text-properties color="#000000" loext:opacity="100%" font-size="11pt" language="ru" country="RU" font-style="normal" officeooo:rsid="00dcef12" officeooo:paragraph-rsid="00dcef12" background-color="transparent" style:font-size-asian="11pt" style:font-style-asian="normal" style:font-size-complex="11pt" style:font-style-complex="normal"/>
    </style:style>
    <style:style style:name="P43" style:family="paragraph" style:parent-style-name="Normal">
      <style:paragraph-properties margin-left="0.106cm" margin-right="0cm" text-align="start" style:justify-single-word="false" orphans="2" widows="2" text-indent="0cm" style:auto-text-indent="false"/>
      <style:text-properties color="#000000" loext:opacity="100%" font-size="11pt" language="ru" country="RU" font-style="normal" officeooo:paragraph-rsid="00d95e3a" background-color="transparent" style:font-size-asian="11pt" style:font-style-asian="normal" style:font-size-complex="11pt" style:font-style-complex="normal"/>
    </style:style>
    <style:style style:name="P44" style:family="paragraph" style:parent-style-name="Normal">
      <style:paragraph-properties margin-left="0.122cm" margin-right="0cm" text-align="start" style:justify-single-word="false" orphans="2" widows="2" text-indent="0cm" style:auto-text-indent="false"/>
      <style:text-properties color="#000000" loext:opacity="100%" font-size="11pt" language="ru" country="RU" font-style="normal" officeooo:paragraph-rsid="00d95e3a" background-color="transparent" style:font-size-asian="11pt" style:font-style-asian="normal" style:font-size-complex="11pt" style:font-style-complex="normal"/>
    </style:style>
    <style:style style:name="P45" style:family="paragraph" style:parent-style-name="Normal">
      <style:paragraph-properties margin-left="0.071cm" margin-right="0cm" text-align="start" style:justify-single-word="false" orphans="2" widows="2" text-indent="0cm" style:auto-text-indent="false"/>
      <style:text-properties color="#000000" loext:opacity="100%" font-size="11pt" language="ru" country="RU" font-style="normal" officeooo:paragraph-rsid="00d95e3a" background-color="transparent" style:font-size-asian="11pt" style:font-style-asian="normal" style:font-size-complex="11pt" style:font-style-complex="normal"/>
    </style:style>
    <style:style style:name="P46" style:family="paragraph" style:parent-style-name="Normal">
      <style:paragraph-properties margin-left="0.106cm" margin-right="0cm" text-align="start" style:justify-single-word="false" orphans="2" widows="2" text-indent="0cm" style:auto-text-indent="false"/>
      <style:text-properties color="#000000" loext:opacity="100%" font-size="11pt" language="ru" country="RU" font-style="normal" officeooo:paragraph-rsid="00dc866c" background-color="transparent" style:font-size-asian="11pt" style:font-style-asian="normal" style:font-size-complex="11pt" style:font-style-complex="normal"/>
    </style:style>
    <style:style style:name="P47" style:family="paragraph" style:parent-style-name="Normal">
      <style:paragraph-properties margin-left="0.122cm" margin-right="0cm" text-align="start" style:justify-single-word="false" orphans="2" widows="2" text-indent="0cm" style:auto-text-indent="false"/>
      <style:text-properties color="#000000" loext:opacity="100%" font-size="11pt" language="en" country="US" font-style="normal" officeooo:paragraph-rsid="00d95e3a" background-color="transparent" style:font-size-asian="11pt" style:font-style-asian="normal" style:font-size-complex="11pt" style:font-style-complex="normal"/>
    </style:style>
    <style:style style:name="P48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font-size="11pt" language="en" country="US" font-style="normal" officeooo:paragraph-rsid="00d95e3a" background-color="transparent" style:font-size-asian="11pt" style:font-style-asian="normal" style:font-size-complex="11pt" style:font-style-complex="normal"/>
    </style:style>
    <style:style style:name="P49" style:family="paragraph" style:parent-style-name="Normal">
      <style:paragraph-properties margin-left="0.071cm" margin-right="0cm" text-align="start" style:justify-single-word="false" orphans="2" widows="2" text-indent="0cm" style:auto-text-indent="false"/>
      <style:text-properties color="#000000" loext:opacity="100%" font-size="11pt" language="en" country="US" font-style="normal" officeooo:paragraph-rsid="00d95e3a" background-color="transparent" style:font-size-asian="11pt" style:font-style-asian="normal" style:font-size-complex="11pt" style:font-style-complex="normal"/>
    </style:style>
    <style:style style:name="P50" style:family="paragraph" style:parent-style-name="Normal">
      <style:paragraph-properties margin-left="0cm" margin-right="0cm" orphans="2" widows="2" text-indent="0cm" style:auto-text-indent="false"/>
      <style:text-properties color="#000000" loext:opacity="100%" font-size="10pt" font-style="normal" officeooo:paragraph-rsid="029c9a8c" background-color="transparent" style:font-style-asian="normal" style:font-style-complex="normal"/>
    </style:style>
    <style:style style:name="P51" style:family="paragraph" style:parent-style-name="Normal">
      <style:paragraph-properties margin-left="0cm" margin-right="0cm" orphans="2" widows="2" text-indent="0cm" style:auto-text-indent="false"/>
      <style:text-properties color="#000000" loext:opacity="100%" font-size="10pt" font-style="normal" officeooo:paragraph-rsid="02e0637e" background-color="transparent" style:font-style-asian="normal" style:font-style-complex="normal"/>
    </style:style>
    <style:style style:name="P52" style:family="paragraph" style:parent-style-name="Normal">
      <style:paragraph-properties margin-left="0cm" margin-right="0cm" orphans="2" widows="2" text-indent="0cm" style:auto-text-indent="false"/>
      <style:text-properties color="#000000" loext:opacity="100%" font-size="10pt" font-style="normal" officeooo:paragraph-rsid="02e2873f" background-color="transparent" style:font-style-asian="normal" style:font-style-complex="normal"/>
    </style:style>
    <style:style style:name="P53" style:family="paragraph" style:parent-style-name="Normal">
      <style:paragraph-properties margin-left="0cm" margin-right="0cm" orphans="2" widows="2" text-indent="0cm" style:auto-text-indent="false"/>
      <style:text-properties color="#000000" loext:opacity="100%" font-size="10pt" font-style="normal" officeooo:paragraph-rsid="02e34c1e" background-color="transparent" style:font-style-asian="normal" style:font-style-complex="normal"/>
    </style:style>
    <style:style style:name="P54" style:family="paragraph" style:parent-style-name="Normal">
      <style:paragraph-properties margin-left="0cm" margin-right="0cm" orphans="2" widows="2" text-indent="0cm" style:auto-text-indent="false"/>
      <style:text-properties color="#000000" loext:opacity="100%" font-size="10pt" font-style="normal" officeooo:paragraph-rsid="00ea2393" background-color="transparent" style:font-style-asian="normal" style:font-style-complex="normal"/>
    </style:style>
    <style:style style:name="P55" style:family="paragraph" style:parent-style-name="Normal">
      <loext:graphic-properties draw:fill="none"/>
      <style:paragraph-properties margin-left="0cm" margin-right="0cm" orphans="2" widows="2" text-indent="0cm" style:auto-text-indent="false" background-color="transparent"/>
      <style:text-properties color="#000000" loext:opacity="100%" font-size="10pt" font-style="normal" officeooo:paragraph-rsid="00ea2393" background-color="transparent" style:font-style-asian="normal" style:font-style-complex="normal"/>
    </style:style>
    <style:style style:name="P56" style:family="paragraph" style:parent-style-name="Normal">
      <style:paragraph-properties margin-left="0cm" margin-right="0cm" orphans="2" widows="2" text-indent="0cm" style:auto-text-indent="false"/>
      <style:text-properties color="#000000" loext:opacity="100%" font-size="10pt" font-style="normal" officeooo:paragraph-rsid="01287eab" background-color="transparent" style:font-style-asian="normal" style:font-style-complex="normal"/>
    </style:style>
    <style:style style:name="P57" style:family="paragraph" style:parent-style-name="Normal">
      <style:paragraph-properties margin-left="0cm" margin-right="0cm" orphans="2" widows="2" text-indent="0cm" style:auto-text-indent="false"/>
      <style:text-properties color="#000000" loext:opacity="100%" font-size="10pt" font-style="normal" officeooo:paragraph-rsid="02fea5f0" background-color="transparent" style:font-style-asian="normal" style:font-style-complex="normal"/>
    </style:style>
    <style:style style:name="P58" style:family="paragraph" style:parent-style-name="Normal">
      <style:paragraph-properties margin-left="0cm" margin-right="0cm" orphans="2" widows="2" text-indent="0cm" style:auto-text-indent="false"/>
      <style:text-properties color="#000000" loext:opacity="100%" font-size="10pt" font-style="normal" officeooo:paragraph-rsid="0304631c" background-color="transparent" style:font-style-asian="normal" style:font-style-complex="normal"/>
    </style:style>
    <style:style style:name="P59" style:family="paragraph" style:parent-style-name="Normal">
      <style:paragraph-properties margin-left="0cm" margin-right="0cm" orphans="2" widows="2" text-indent="0cm" style:auto-text-indent="false"/>
      <style:text-properties color="#000000" loext:opacity="100%" font-size="10pt" font-style="normal" officeooo:paragraph-rsid="0337d2fb" background-color="transparent" style:font-style-asian="normal" style:font-style-complex="normal"/>
    </style:style>
    <style:style style:name="P60" style:family="paragraph" style:parent-style-name="Standard">
      <style:paragraph-properties style:snap-to-layout-grid="false"/>
      <style:text-properties color="#000000" loext:opacity="100%" font-size="10pt" font-style="normal" officeooo:paragraph-rsid="00289bd7" background-color="transparent" style:font-size-asian="10pt" style:font-style-asian="normal" style:font-style-complex="normal"/>
    </style:style>
    <style:style style:name="P61" style:family="paragraph" style:parent-style-name="Standard">
      <style:paragraph-properties style:snap-to-layout-grid="false"/>
      <style:text-properties color="#000000" loext:opacity="100%" font-size="10pt" font-style="normal" officeooo:paragraph-rsid="032a51d1" background-color="transparent" style:font-size-asian="10pt" style:font-style-asian="normal" style:font-style-complex="normal"/>
    </style:style>
    <style:style style:name="P62" style:family="paragraph" style:parent-style-name="Standard">
      <style:paragraph-properties style:snap-to-layout-grid="false"/>
      <style:text-properties color="#000000" loext:opacity="100%" font-size="10pt" font-style="normal" officeooo:paragraph-rsid="02492447" background-color="transparent" style:font-size-asian="10pt" style:font-style-asian="normal" style:font-style-complex="normal"/>
    </style:style>
    <style:style style:name="P63" style:family="paragraph" style:parent-style-name="Standard">
      <style:paragraph-properties style:snap-to-layout-grid="false"/>
      <style:text-properties color="#000000" loext:opacity="100%" font-size="10pt" font-style="normal" officeooo:paragraph-rsid="0189a6d4" background-color="transparent" style:font-size-asian="10pt" style:font-style-asian="normal" style:font-style-complex="normal"/>
    </style:style>
    <style:style style:name="P64" style:family="paragraph" style:parent-style-name="Standard">
      <style:paragraph-properties text-align="center" style:justify-single-word="false" style:snap-to-layout-grid="false"/>
      <style:text-properties color="#000000" loext:opacity="100%" font-size="10pt" font-style="normal" officeooo:paragraph-rsid="032a51d1" background-color="transparent" style:font-size-asian="10pt" style:font-style-asian="normal" style:font-style-complex="normal"/>
    </style:style>
    <style:style style:name="P65" style:family="paragraph" style:parent-style-name="Standard">
      <style:paragraph-properties text-align="start" style:justify-single-word="false" style:snap-to-layout-grid="false"/>
      <style:text-properties color="#000000" loext:opacity="100%" font-size="10pt" font-style="normal" officeooo:paragraph-rsid="02492447" background-color="transparent" style:font-size-asian="10pt" style:font-style-asian="normal" style:font-style-complex="normal"/>
    </style:style>
    <style:style style:name="P66" style:family="paragraph" style:parent-style-name="Standard">
      <style:paragraph-properties style:snap-to-layout-grid="false"/>
      <style:text-properties color="#000000" loext:opacity="100%" font-size="10pt" font-style="normal" officeooo:rsid="0279eac8" officeooo:paragraph-rsid="0339acd8" background-color="transparent" style:font-size-asian="10pt" style:font-style-asian="normal" style:font-size-complex="10pt" style:font-style-complex="normal"/>
    </style:style>
    <style:style style:name="P67" style:family="paragraph" style:parent-style-name="Standard">
      <style:paragraph-properties style:snap-to-layout-grid="false"/>
      <style:text-properties color="#000000" loext:opacity="100%" font-size="10pt" font-style="normal" officeooo:rsid="027f53e9" officeooo:paragraph-rsid="0339acd8" background-color="transparent" style:font-size-asian="10pt" style:font-style-asian="normal" style:font-size-complex="10pt" style:font-style-complex="normal"/>
    </style:style>
    <style:style style:name="P68" style:family="paragraph" style:parent-style-name="Standard">
      <style:paragraph-properties style:snap-to-layout-grid="false"/>
      <style:text-properties color="#000000" loext:opacity="100%" font-size="10pt" font-style="normal" officeooo:rsid="0284c7b1" officeooo:paragraph-rsid="0339acd8" background-color="transparent" style:font-size-asian="10pt" style:font-style-asian="normal" style:font-size-complex="10pt" style:font-style-complex="normal"/>
    </style:style>
    <style:style style:name="P69" style:family="paragraph" style:parent-style-name="Standard">
      <style:paragraph-properties style:snap-to-layout-grid="false"/>
      <style:text-properties color="#000000" loext:opacity="100%" font-size="10pt" language="zxx" country="none" font-style="normal" officeooo:paragraph-rsid="00289bd7" background-color="transparent" style:font-size-asian="10pt" style:language-asian="zxx" style:country-asian="none" style:font-style-asian="normal" style:font-style-complex="normal"/>
    </style:style>
    <style:style style:name="P70" style:family="paragraph" style:parent-style-name="Standard">
      <style:paragraph-properties style:snap-to-layout-grid="false"/>
      <style:text-properties color="#000000" loext:opacity="100%" font-size="10pt" language="zxx" country="none" font-style="normal" officeooo:paragraph-rsid="032a51d1" background-color="transparent" style:font-size-asian="10pt" style:language-asian="zxx" style:country-asian="none" style:font-style-asian="normal" style:font-style-complex="normal"/>
    </style:style>
    <style:style style:name="P71" style:family="paragraph" style:parent-style-name="Standard">
      <style:paragraph-properties style:snap-to-layout-grid="false"/>
      <style:text-properties color="#000000" loext:opacity="100%" font-size="10pt" language="zxx" country="none" font-style="normal" officeooo:paragraph-rsid="02492447" background-color="transparent" style:font-size-asian="10pt" style:language-asian="zxx" style:country-asian="none" style:font-style-asian="normal" style:font-style-complex="normal"/>
    </style:style>
    <style:style style:name="P72" style:family="paragraph" style:parent-style-name="Standard">
      <style:paragraph-properties style:snap-to-layout-grid="false"/>
      <style:text-properties color="#000000" loext:opacity="100%" font-size="10pt" language="zxx" country="none" font-style="normal" officeooo:paragraph-rsid="0189a6d4" background-color="transparent" style:font-size-asian="10pt" style:language-asian="zxx" style:country-asian="none" style:font-style-asian="normal" style:font-style-complex="normal"/>
    </style:style>
    <style:style style:name="P73" style:family="paragraph" style:parent-style-name="Standard">
      <style:paragraph-properties text-align="start" style:justify-single-word="false" style:snap-to-layout-grid="false"/>
      <style:text-properties color="#000000" loext:opacity="100%" font-size="10pt" language="ru" country="RU" font-style="normal" officeooo:rsid="029081c1" officeooo:paragraph-rsid="032a51d1" background-color="transparent" style:font-size-asian="10pt" style:font-style-asian="normal" style:font-size-complex="14pt" style:font-style-complex="normal"/>
    </style:style>
    <style:style style:name="P74" style:family="paragraph" style:parent-style-name="Standard_20__28_user_29_">
      <style:paragraph-properties style:snap-to-layout-grid="false"/>
      <style:text-properties color="#000000" loext:opacity="100%" font-size="10pt" officeooo:paragraph-rsid="0019ffcd" background-color="transparent" style:font-size-asian="10pt"/>
    </style:style>
    <style:style style:name="P75" style:family="paragraph" style:parent-style-name="Standard_20__28_user_29_">
      <style:text-properties color="#000000" loext:opacity="100%" font-size="10pt" officeooo:paragraph-rsid="0019ffcd" background-color="transparent" style:font-size-asian="10pt"/>
    </style:style>
    <style:style style:name="P76" style:family="paragraph" style:parent-style-name="Table_20_Contents">
      <style:paragraph-properties margin-left="1.27cm" margin-right="0cm" text-align="center" style:justify-single-word="false" text-indent="0cm" style:auto-text-indent="false"/>
      <style:text-properties color="#000000" loext:opacity="100%" font-size="12pt" font-style="normal" officeooo:paragraph-rsid="02c830b2" background-color="transparent" style:font-size-asian="12pt" style:font-style-asian="normal" style:font-size-complex="12pt" style:font-style-complex="normal"/>
    </style:style>
    <style:style style:name="P77" style:family="paragraph" style:parent-style-name="Table_20_Contents">
      <style:paragraph-properties margin-left="0cm" margin-right="0cm" text-align="center" style:justify-single-word="false" text-indent="0cm" style:auto-text-indent="false"/>
      <style:text-properties color="#000000" loext:opacity="100%" font-size="12pt" font-style="normal" officeooo:paragraph-rsid="02c830b2" background-color="transparent" style:font-size-asian="12pt" style:font-style-asian="normal" style:font-size-complex="12pt" style:font-style-complex="normal"/>
    </style:style>
    <style:style style:name="P78" style:family="paragraph" style:parent-style-name="Standard">
      <style:paragraph-properties text-align="center" style:justify-single-word="false" style:snap-to-layout-grid="false"/>
      <style:text-properties color="#000000" loext:opacity="100%" font-size="12pt" font-style="normal" officeooo:paragraph-rsid="0339acd8" background-color="transparent" style:font-size-asian="12pt" style:font-style-asian="normal" style:font-size-complex="12pt" style:font-style-complex="normal"/>
    </style:style>
    <style:style style:name="P79" style:family="paragraph" style:parent-style-name="Standard">
      <style:paragraph-properties text-align="center" style:justify-single-word="false"/>
      <style:text-properties color="#000000" loext:opacity="100%" font-size="12pt" font-style="normal" officeooo:paragraph-rsid="0339acd8" background-color="transparent" style:font-size-asian="12pt" style:font-style-asian="normal" style:font-size-complex="12pt" style:font-style-complex="normal"/>
    </style:style>
    <style:style style:name="P80" style:family="paragraph" style:parent-style-name="Table_20_Contents">
      <style:paragraph-properties margin-left="1.27cm" margin-right="0cm" text-align="start" style:justify-single-word="false" text-indent="0cm" style:auto-text-indent="false"/>
      <style:text-properties color="#000000" loext:opacity="100%" font-size="12pt" font-style="normal" officeooo:paragraph-rsid="02c830b2" background-color="transparent" style:font-size-asian="12pt" style:font-style-asian="normal" style:font-size-complex="12pt" style:font-style-complex="normal"/>
    </style:style>
    <style:style style:name="P81" style:family="paragraph" style:parent-style-name="Normal">
      <style:paragraph-properties margin-left="0cm" margin-right="0cm" margin-top="0cm" margin-bottom="0cm" style:contextual-spacing="false" text-align="center" style:justify-single-word="false" orphans="2" widows="2" text-indent="0cm" style:auto-text-indent="false"/>
      <style:text-properties color="#000000" loext:opacity="100%" font-size="12pt" font-style="normal" officeooo:rsid="02838458" officeooo:paragraph-rsid="02838458" background-color="transparent" style:font-size-asian="12pt" style:font-style-asian="normal" style:font-size-complex="12pt" style:font-style-complex="normal"/>
    </style:style>
    <style:style style:name="P82" style:family="paragraph" style:parent-style-name="Normal">
      <style:paragraph-properties margin-left="0cm" margin-right="0cm" margin-top="0cm" margin-bottom="0cm" style:contextual-spacing="false" text-align="center" style:justify-single-word="false" orphans="2" widows="2" text-indent="0cm" style:auto-text-indent="false"/>
      <style:text-properties color="#000000" loext:opacity="100%" font-size="12pt" font-style="normal" officeooo:rsid="0284c7b1" officeooo:paragraph-rsid="0284c7b1" background-color="transparent" style:font-size-asian="12pt" style:font-style-asian="normal" style:font-size-complex="12pt" style:font-style-complex="normal"/>
    </style:style>
    <style:style style:name="P83" style:family="paragraph" style:parent-style-name="Standard">
      <style:paragraph-properties style:snap-to-layout-grid="false"/>
      <style:text-properties color="#000000" loext:opacity="100%" font-size="12pt" font-style="normal" officeooo:rsid="02692aeb" officeooo:paragraph-rsid="0339acd8" background-color="transparent" style:font-size-asian="12pt" style:font-style-asian="normal" style:font-size-complex="12pt" style:font-style-complex="normal"/>
    </style:style>
    <style:style style:name="P84" style:family="paragraph" style:parent-style-name="Standard">
      <style:paragraph-properties style:snap-to-layout-grid="false"/>
      <style:text-properties color="#000000" loext:opacity="100%" font-size="12pt" font-style="normal" officeooo:rsid="026d1141" officeooo:paragraph-rsid="0339acd8" background-color="transparent" style:font-size-asian="12pt" style:font-style-asian="normal" style:font-size-complex="12pt" style:font-style-complex="normal"/>
    </style:style>
    <style:style style:name="P85" style:family="paragraph" style:parent-style-name="Standard">
      <style:paragraph-properties style:snap-to-layout-grid="false"/>
      <style:text-properties color="#000000" loext:opacity="100%" font-size="12pt" font-style="normal" officeooo:rsid="026f72c3" officeooo:paragraph-rsid="0339acd8" background-color="transparent" style:font-size-asian="12pt" style:font-style-asian="normal" style:font-size-complex="12pt" style:font-style-complex="normal"/>
    </style:style>
    <style:style style:name="P86" style:family="paragraph" style:parent-style-name="Standard">
      <style:paragraph-properties style:snap-to-layout-grid="false"/>
      <style:text-properties color="#000000" loext:opacity="100%" font-size="12pt" font-style="normal" officeooo:rsid="0279eac8" officeooo:paragraph-rsid="0339acd8" background-color="transparent" style:font-size-asian="12pt" style:font-style-asian="normal" style:font-size-complex="12pt" style:font-style-complex="normal"/>
    </style:style>
    <style:style style:name="P87" style:family="paragraph" style:parent-style-name="Standard">
      <style:paragraph-properties style:snap-to-layout-grid="false"/>
      <style:text-properties color="#000000" loext:opacity="100%" font-size="12pt" font-style="normal" officeooo:rsid="027f53e9" officeooo:paragraph-rsid="0339acd8" background-color="transparent" style:font-size-asian="12pt" style:font-style-asian="normal" style:font-size-complex="12pt" style:font-style-complex="normal"/>
    </style:style>
    <style:style style:name="P88" style:family="paragraph" style:parent-style-name="Standard">
      <style:paragraph-properties style:snap-to-layout-grid="false"/>
      <style:text-properties color="#000000" loext:opacity="100%" font-size="12pt" font-style="normal" officeooo:rsid="028051d6" officeooo:paragraph-rsid="0339acd8" background-color="transparent" style:font-size-asian="12pt" style:font-style-asian="normal" style:font-size-complex="12pt" style:font-style-complex="normal"/>
    </style:style>
    <style:style style:name="P89" style:family="paragraph" style:parent-style-name="Standard">
      <style:paragraph-properties style:snap-to-layout-grid="false"/>
      <style:text-properties color="#000000" loext:opacity="100%" font-size="12pt" font-style="normal" officeooo:rsid="02818205" officeooo:paragraph-rsid="0339acd8" background-color="transparent" style:font-size-asian="12pt" style:font-style-asian="normal" style:font-size-complex="12pt" style:font-style-complex="normal"/>
    </style:style>
    <style:style style:name="P90" style:family="paragraph" style:parent-style-name="Standard">
      <style:paragraph-properties style:snap-to-layout-grid="false"/>
      <style:text-properties color="#000000" loext:opacity="100%" font-size="12pt" font-style="normal" officeooo:rsid="0286876c" officeooo:paragraph-rsid="0339acd8" background-color="transparent" style:font-size-asian="12pt" style:font-style-asian="normal" style:font-size-complex="12pt" style:font-style-complex="normal"/>
    </style:style>
    <style:style style:name="P91" style:family="paragraph" style:parent-style-name="Standard">
      <style:paragraph-properties style:snap-to-layout-grid="false"/>
      <style:text-properties color="#000000" loext:opacity="100%" font-size="12pt" font-style="normal" officeooo:rsid="0297a446" officeooo:paragraph-rsid="0339acd8" background-color="transparent" style:font-size-asian="12pt" style:font-style-asian="normal" style:font-size-complex="12pt" style:font-style-complex="normal"/>
    </style:style>
    <style:style style:name="P92" style:family="paragraph" style:parent-style-name="Standard">
      <style:paragraph-properties style:snap-to-layout-grid="false"/>
      <style:text-properties color="#000000" loext:opacity="100%" font-size="12pt" font-style="normal" officeooo:paragraph-rsid="0339acd8" background-color="transparent" style:font-size-asian="12pt" style:font-style-asian="normal" style:font-size-complex="12pt" style:font-style-complex="normal"/>
    </style:style>
    <style:style style:name="P93" style:family="paragraph" style:parent-style-name="Header">
      <style:paragraph-properties style:snap-to-layout-grid="false">
        <style:tab-stops/>
      </style:paragraph-properties>
      <style:text-properties color="#000000" loext:opacity="100%" font-size="12pt" font-style="normal" officeooo:paragraph-rsid="00289bd7" background-color="transparent" style:font-size-asian="12pt" style:font-style-asian="normal" style:font-style-complex="normal"/>
    </style:style>
    <style:style style:name="P94" style:family="paragraph" style:parent-style-name="Standard">
      <style:paragraph-properties style:snap-to-layout-grid="false"/>
      <style:text-properties color="#000000" loext:opacity="100%" font-size="12pt" font-style="normal" officeooo:rsid="026a74f9" officeooo:paragraph-rsid="026a74f9" background-color="transparent" style:font-size-asian="12pt" style:font-style-asian="normal" style:font-style-complex="normal"/>
    </style:style>
    <style:style style:name="P95" style:family="paragraph" style:parent-style-name="Standard">
      <style:paragraph-properties style:snap-to-layout-grid="false"/>
      <style:text-properties color="#000000" loext:opacity="100%" font-size="12pt" font-style="normal" officeooo:rsid="026a74f9" officeooo:paragraph-rsid="032a51d1" background-color="transparent" style:font-size-asian="12pt" style:font-style-asian="normal" style:font-style-complex="normal"/>
    </style:style>
    <style:style style:name="P96" style:family="paragraph" style:parent-style-name="Standard">
      <style:paragraph-properties margin-left="0cm" margin-right="0cm" margin-top="0cm" margin-bottom="0cm" style:contextual-spacing="false" orphans="2" widows="2" text-indent="0cm" style:auto-text-indent="false" style:snap-to-layout-grid="false"/>
      <style:text-properties color="#000000" loext:opacity="100%" font-size="12pt" font-style="normal" officeooo:rsid="026a74f9" officeooo:paragraph-rsid="029c9a8c" background-color="transparent" style:font-size-asian="12pt" style:font-style-asian="normal" style:font-style-complex="normal"/>
    </style:style>
    <style:style style:name="P97" style:family="paragraph" style:parent-style-name="Standard">
      <style:paragraph-properties margin-left="0cm" margin-right="0cm" margin-top="0cm" margin-bottom="0cm" style:contextual-spacing="false" orphans="2" widows="2" text-indent="0cm" style:auto-text-indent="false" style:snap-to-layout-grid="false"/>
      <style:text-properties color="#000000" loext:opacity="100%" font-size="12pt" font-style="normal" officeooo:rsid="026a74f9" officeooo:paragraph-rsid="02e0637e" background-color="transparent" style:font-size-asian="12pt" style:font-style-asian="normal" style:font-style-complex="normal"/>
    </style:style>
    <style:style style:name="P98" style:family="paragraph" style:parent-style-name="Standard">
      <style:paragraph-properties margin-left="0cm" margin-right="0cm" margin-top="0cm" margin-bottom="0cm" style:contextual-spacing="false" orphans="2" widows="2" text-indent="0cm" style:auto-text-indent="false" style:snap-to-layout-grid="false"/>
      <style:text-properties color="#000000" loext:opacity="100%" font-size="12pt" font-style="normal" officeooo:rsid="026a74f9" officeooo:paragraph-rsid="02e2873f" background-color="transparent" style:font-size-asian="12pt" style:font-style-asian="normal" style:font-style-complex="normal"/>
    </style:style>
    <style:style style:name="P99" style:family="paragraph" style:parent-style-name="Standard">
      <style:paragraph-properties margin-left="0cm" margin-right="0cm" margin-top="0cm" margin-bottom="0cm" style:contextual-spacing="false" orphans="2" widows="2" text-indent="0cm" style:auto-text-indent="false" style:snap-to-layout-grid="false"/>
      <style:text-properties color="#000000" loext:opacity="100%" font-size="12pt" font-style="normal" officeooo:rsid="026a74f9" officeooo:paragraph-rsid="02e34c1e" background-color="transparent" style:font-size-asian="12pt" style:font-style-asian="normal" style:font-style-complex="normal"/>
    </style:style>
    <style:style style:name="P100" style:family="paragraph" style:parent-style-name="Standard">
      <style:paragraph-properties margin-left="0cm" margin-right="0cm" margin-top="0cm" margin-bottom="0cm" style:contextual-spacing="false" orphans="2" widows="2" text-indent="0cm" style:auto-text-indent="false" style:snap-to-layout-grid="false"/>
      <style:text-properties color="#000000" loext:opacity="100%" font-size="12pt" font-style="normal" officeooo:rsid="026a74f9" officeooo:paragraph-rsid="026a74f9" background-color="transparent" style:font-size-asian="12pt" style:font-style-asian="normal" style:font-style-complex="normal"/>
    </style:style>
    <style:style style:name="P101" style:family="paragraph" style:parent-style-name="Standard">
      <style:paragraph-properties margin-left="0cm" margin-right="0cm" margin-top="0cm" margin-bottom="0cm" style:contextual-spacing="false" orphans="2" widows="2" text-indent="0cm" style:auto-text-indent="false" style:snap-to-layout-grid="false"/>
      <style:text-properties color="#000000" loext:opacity="100%" font-size="12pt" font-style="normal" officeooo:rsid="026a74f9" officeooo:paragraph-rsid="02fea5f0" background-color="transparent" style:font-size-asian="12pt" style:font-style-asian="normal" style:font-style-complex="normal"/>
    </style:style>
    <style:style style:name="P102" style:family="paragraph" style:parent-style-name="Standard">
      <style:paragraph-properties margin-left="0cm" margin-right="0cm" margin-top="0cm" margin-bottom="0cm" style:contextual-spacing="false" orphans="2" widows="2" text-indent="0cm" style:auto-text-indent="false" style:snap-to-layout-grid="false"/>
      <style:text-properties color="#000000" loext:opacity="100%" font-size="12pt" font-style="normal" officeooo:rsid="026a74f9" officeooo:paragraph-rsid="0304631c" background-color="transparent" style:font-size-asian="12pt" style:font-style-asian="normal" style:font-style-complex="normal"/>
    </style:style>
    <style:style style:name="P103" style:family="paragraph" style:parent-style-name="Standard">
      <style:paragraph-properties margin-left="0cm" margin-right="0cm" margin-top="0cm" margin-bottom="0cm" style:contextual-spacing="false" orphans="2" widows="2" text-indent="0cm" style:auto-text-indent="false" style:snap-to-layout-grid="false"/>
      <style:text-properties color="#000000" loext:opacity="100%" font-size="12pt" font-style="normal" officeooo:rsid="026a74f9" officeooo:paragraph-rsid="0337d2fb" background-color="transparent" style:font-size-asian="12pt" style:font-style-asian="normal" style:font-style-complex="normal"/>
    </style:style>
    <style:style style:name="P104" style:family="paragraph" style:parent-style-name="Standard">
      <style:paragraph-properties style:snap-to-layout-grid="false"/>
      <style:text-properties color="#000000" loext:opacity="100%" font-size="12pt" font-style="normal" officeooo:rsid="031d8cf3" officeooo:paragraph-rsid="031d8cf3" background-color="transparent" style:font-size-asian="12pt" style:font-style-asian="normal" style:font-style-complex="normal"/>
    </style:style>
    <style:style style:name="P105" style:family="paragraph" style:parent-style-name="Standard">
      <style:paragraph-properties style:snap-to-layout-grid="false"/>
      <style:text-properties color="#000000" loext:opacity="100%" font-size="12pt" font-style="normal" officeooo:paragraph-rsid="00289bd7" background-color="transparent" style:font-size-asian="12pt" style:font-style-asian="normal" style:font-style-complex="normal"/>
    </style:style>
    <style:style style:name="P106" style:family="paragraph" style:parent-style-name="Standard">
      <style:paragraph-properties style:snap-to-layout-grid="false"/>
      <style:text-properties color="#000000" loext:opacity="100%" font-size="12pt" font-style="normal" officeooo:paragraph-rsid="032a51d1" background-color="transparent" style:font-size-asian="12pt" style:font-style-asian="normal" style:font-style-complex="normal"/>
    </style:style>
    <style:style style:name="P107" style:family="paragraph" style:parent-style-name="Standard">
      <style:paragraph-properties style:snap-to-layout-grid="false"/>
      <style:text-properties color="#000000" loext:opacity="100%" font-size="12pt" font-style="normal" officeooo:paragraph-rsid="02492447" background-color="transparent" style:font-size-asian="12pt" style:font-style-asian="normal" style:font-style-complex="normal"/>
    </style:style>
    <style:style style:name="P108" style:family="paragraph" style:parent-style-name="Standard">
      <style:paragraph-properties style:snap-to-layout-grid="false"/>
      <style:text-properties color="#000000" loext:opacity="100%" font-size="12pt" font-style="normal" officeooo:paragraph-rsid="0189a6d4" background-color="transparent" style:font-size-asian="12pt" style:font-style-asian="normal" style:font-style-complex="normal"/>
    </style:style>
    <style:style style:name="P109" style:family="paragraph" style:parent-style-name="Normal">
      <style:paragraph-properties margin-left="0cm" margin-right="0.353cm" text-align="end" style:justify-single-word="false" orphans="2" widows="2" text-indent="0cm" style:auto-text-indent="false"/>
      <style:text-properties color="#000000" loext:opacity="100%" font-size="12pt" font-style="normal" officeooo:paragraph-rsid="03151934" background-color="transparent" style:font-style-asian="normal" style:font-style-complex="normal"/>
    </style:style>
    <style:style style:name="P110" style:family="paragraph" style:parent-style-name="Normal" style:master-page-name="">
      <loext:graphic-properties draw:fill="none"/>
      <style:paragraph-properties margin-left="0cm" margin-right="0.499cm" text-align="end" style:justify-single-word="false" orphans="2" widows="2" text-indent="0cm" style:auto-text-indent="false" style:page-number="auto" background-color="transparent" style:writing-mode="lr-tb"/>
      <style:text-properties color="#000000" loext:opacity="100%" font-size="12pt" font-style="normal" officeooo:paragraph-rsid="03151934" background-color="transparent" style:font-style-asian="normal" style:font-style-complex="normal"/>
    </style:style>
    <style:style style:name="P111" style:family="paragraph" style:parent-style-name="Standard">
      <style:paragraph-properties margin-left="0cm" margin-right="0.353cm" text-align="end" style:justify-single-word="false" orphans="2" widows="2" text-indent="0cm" style:auto-text-indent="false">
        <style:tab-stops>
          <style:tab-stop style:position="23.703cm"/>
        </style:tab-stops>
      </style:paragraph-properties>
      <style:text-properties color="#000000" loext:opacity="100%" font-size="12pt" font-style="normal" officeooo:rsid="01de7e56" officeooo:paragraph-rsid="03151934" background-color="transparent" style:font-style-asian="normal" style:font-style-complex="normal"/>
    </style:style>
    <style:style style:name="P112" style:family="paragraph" style:parent-style-name="Standard">
      <style:paragraph-properties margin-left="0cm" margin-right="0.353cm" text-align="end" style:justify-single-word="false" orphans="2" widows="2" text-indent="0cm" style:auto-text-indent="false">
        <style:tab-stops>
          <style:tab-stop style:position="23.703cm"/>
        </style:tab-stops>
      </style:paragraph-properties>
      <style:text-properties color="#000000" loext:opacity="100%" font-size="12pt" font-style="normal" officeooo:rsid="01de7e56" officeooo:paragraph-rsid="02e0637e" background-color="transparent" style:font-style-asian="normal" style:font-style-complex="normal"/>
    </style:style>
    <style:style style:name="P113" style:family="paragraph" style:parent-style-name="Standard">
      <style:paragraph-properties margin-left="0cm" margin-right="0.353cm" text-align="end" style:justify-single-word="false" orphans="2" widows="2" text-indent="0cm" style:auto-text-indent="false">
        <style:tab-stops>
          <style:tab-stop style:position="23.703cm"/>
        </style:tab-stops>
      </style:paragraph-properties>
      <style:text-properties color="#000000" loext:opacity="100%" font-size="12pt" font-style="normal" officeooo:rsid="01de7e56" officeooo:paragraph-rsid="02e34c1e" background-color="transparent" style:font-style-asian="normal" style:font-style-complex="normal"/>
    </style:style>
    <style:style style:name="P114" style:family="paragraph" style:parent-style-name="Normal">
      <style:paragraph-properties margin-left="0cm" margin-right="0.353cm" text-align="end" style:justify-single-word="false" orphans="2" widows="2" text-indent="0cm" style:auto-text-indent="false">
        <style:tab-stops>
          <style:tab-stop style:position="23.703cm"/>
        </style:tab-stops>
      </style:paragraph-properties>
      <style:text-properties color="#000000" loext:opacity="100%" font-size="12pt" font-style="normal" officeooo:rsid="01de7e56" officeooo:paragraph-rsid="02fea5f0" background-color="transparent" style:font-size-asian="10pt" style:font-style-asian="normal" style:font-size-complex="10pt" style:font-style-complex="normal"/>
    </style:style>
    <style:style style:name="P115" style:family="paragraph" style:parent-style-name="Normal">
      <style:paragraph-properties margin-left="0cm" margin-right="0.353cm" text-align="end" style:justify-single-word="false" orphans="2" widows="2" text-indent="0cm" style:auto-text-indent="false">
        <style:tab-stops>
          <style:tab-stop style:position="23.703cm"/>
        </style:tab-stops>
      </style:paragraph-properties>
      <style:text-properties color="#000000" loext:opacity="100%" font-size="12pt" font-style="normal" officeooo:rsid="01de7e56" officeooo:paragraph-rsid="0337d2fb" background-color="transparent" style:font-size-asian="10pt" style:font-style-asian="normal" style:font-size-complex="10pt" style:font-style-complex="normal"/>
    </style:style>
    <style:style style:name="P116" style:family="paragraph" style:parent-style-name="Normal" style:master-page-name="">
      <loext:graphic-properties draw:fill="none"/>
      <style:paragraph-properties margin-left="0cm" margin-right="0.499cm" text-align="end" style:justify-single-word="false" orphans="2" widows="2" text-indent="0cm" style:auto-text-indent="false" style:page-number="auto" break-before="page" background-color="transparent" style:writing-mode="lr-tb"/>
      <style:text-properties color="#000000" loext:opacity="100%" font-size="12pt" font-style="normal" officeooo:paragraph-rsid="03151934" background-color="transparent" style:font-size-asian="10pt" style:font-style-asian="normal" style:font-size-complex="10pt" style:font-style-complex="normal"/>
    </style:style>
    <style:style style:name="P117" style:family="paragraph" style:parent-style-name="Normal" style:master-page-name="">
      <loext:graphic-properties draw:fill="none"/>
      <style:paragraph-properties margin-left="0cm" margin-right="0.499cm" text-align="end" style:justify-single-word="false" orphans="2" widows="2" text-indent="0cm" style:auto-text-indent="false" style:page-number="auto" background-color="transparent" style:writing-mode="lr-tb"/>
      <style:text-properties color="#000000" loext:opacity="100%" font-size="12pt" font-style="normal" officeooo:paragraph-rsid="03151934" background-color="transparent" style:font-size-asian="10pt" style:font-style-asian="normal" style:font-size-complex="10pt" style:font-style-complex="normal"/>
    </style:style>
    <style:style style:name="P118" style:family="paragraph" style:parent-style-name="Normal" style:master-page-name="">
      <loext:graphic-properties draw:fill="none"/>
      <style:paragraph-properties margin-left="0cm" margin-right="0.4cm" text-align="end" style:justify-single-word="false" orphans="2" widows="2" text-indent="0cm" style:auto-text-indent="false" style:page-number="auto" background-color="transparent" style:writing-mode="lr-tb"/>
      <style:text-properties color="#000000" loext:opacity="100%" font-size="12pt" font-style="normal" officeooo:paragraph-rsid="03151934" background-color="transparent" style:font-size-asian="10pt" style:font-style-asian="normal" style:font-size-complex="10pt" style:font-style-complex="normal"/>
    </style:style>
    <style:style style:name="P119" style:family="paragraph" style:parent-style-name="Normal">
      <style:paragraph-properties margin-left="0cm" margin-right="0.353cm" text-align="end" style:justify-single-word="false" orphans="2" widows="2" text-indent="0cm" style:auto-text-indent="false"/>
      <style:text-properties color="#000000" loext:opacity="100%" font-size="12pt" font-style="normal" officeooo:paragraph-rsid="01287eab" background-color="transparent" style:font-size-asian="10pt" style:font-style-asian="normal" style:font-size-complex="10pt" style:font-style-complex="normal"/>
    </style:style>
    <style:style style:name="P120" style:family="paragraph" style:parent-style-name="Normal" style:master-page-name="">
      <loext:graphic-properties draw:fill="none"/>
      <style:paragraph-properties margin-left="0cm" margin-right="0.499cm" text-align="end" style:justify-single-word="false" orphans="2" widows="2" text-indent="0cm" style:auto-text-indent="false" style:page-number="auto" background-color="transparent" style:writing-mode="lr-tb"/>
      <style:text-properties color="#000000" loext:opacity="100%" font-size="12pt" font-style="normal" officeooo:paragraph-rsid="0337d2fb" background-color="transparent" style:font-size-asian="10pt" style:font-style-asian="normal" style:font-size-complex="10pt" style:font-style-complex="normal"/>
    </style:style>
    <style:style style:name="P121" style:family="paragraph" style:parent-style-name="Normal">
      <loext:graphic-properties draw:fill="none"/>
      <style:paragraph-properties margin-left="0cm" margin-right="0.499cm" text-align="end" style:justify-single-word="false" orphans="2" widows="2" text-indent="0cm" style:auto-text-indent="false" background-color="transparent" style:writing-mode="lr-tb"/>
      <style:text-properties color="#000000" loext:opacity="100%" font-size="12pt" font-style="normal" officeooo:paragraph-rsid="0337d2fb" background-color="transparent" style:font-size-asian="10pt" style:font-style-asian="normal" style:font-size-complex="10pt" style:font-style-complex="normal"/>
    </style:style>
    <style:style style:name="P122" style:family="paragraph" style:parent-style-name="Normal">
      <loext:graphic-properties draw:fill="none"/>
      <style:paragraph-properties margin-left="0.101cm" margin-right="0cm" text-align="start" style:justify-single-word="false" orphans="2" widows="2" text-indent="0.199cm" style:auto-text-indent="false" background-color="transparent" style:writing-mode="lr-tb"/>
      <style:text-properties color="#000000" loext:opacity="100%" font-size="12pt" language="ru" country="RU" font-style="normal" officeooo:rsid="02e2ce4c" officeooo:paragraph-rsid="02e34c1e" background-color="transparent" style:font-size-asian="12pt" style:font-style-asian="normal" style:font-size-complex="12pt" style:font-style-complex="normal"/>
    </style:style>
    <style:style style:name="P123" style:family="paragraph" style:parent-style-name="Normal">
      <style:paragraph-properties margin-left="0.106cm" margin-right="0cm" text-align="start" style:justify-single-word="false" orphans="2" widows="2" text-indent="0cm" style:auto-text-indent="false"/>
      <style:text-properties color="#000000" loext:opacity="100%" font-size="12pt" language="ru" country="RU" font-style="normal" officeooo:rsid="00dcef12" officeooo:paragraph-rsid="02e34c1e" background-color="transparent" style:font-size-asian="12pt" style:font-style-asian="normal" style:font-size-complex="12pt" style:font-style-complex="normal"/>
    </style:style>
    <style:style style:name="P124" style:family="paragraph" style:parent-style-name="Normal">
      <style:paragraph-properties margin-left="0.106cm" margin-right="0cm" text-align="start" style:justify-single-word="false" orphans="2" widows="2" text-indent="0cm" style:auto-text-indent="false"/>
      <style:text-properties color="#000000" loext:opacity="100%" font-size="12pt" language="ru" country="RU" font-style="normal" officeooo:paragraph-rsid="00d95e3a" background-color="transparent" style:font-size-asian="12pt" style:font-style-asian="normal" style:font-size-complex="12pt" style:font-style-complex="normal"/>
    </style:style>
    <style:style style:name="P125" style:family="paragraph" style:parent-style-name="Normal">
      <style:paragraph-properties margin-left="0.071cm" margin-right="0cm" text-align="start" style:justify-single-word="false" orphans="2" widows="2" text-indent="0cm" style:auto-text-indent="false"/>
      <style:text-properties color="#000000" loext:opacity="100%" font-size="12pt" language="ru" country="RU" font-style="normal" officeooo:paragraph-rsid="00d95e3a" background-color="transparent" style:font-size-asian="12pt" style:font-style-asian="normal" style:font-size-complex="12pt" style:font-style-complex="normal"/>
    </style:style>
    <style:style style:name="P126" style:family="paragraph" style:parent-style-name="Normal">
      <style:paragraph-properties margin-left="0.106cm" margin-right="0cm" text-align="start" style:justify-single-word="false" orphans="2" widows="2" text-indent="0cm" style:auto-text-indent="false"/>
      <style:text-properties color="#000000" loext:opacity="100%" font-size="12pt" language="ru" country="RU" font-style="normal" officeooo:paragraph-rsid="02e34c1e" background-color="transparent" style:font-size-asian="12pt" style:font-style-asian="normal" style:font-size-complex="12pt" style:font-style-complex="normal"/>
    </style:style>
    <style:style style:name="P127" style:family="paragraph" style:parent-style-name="Normal">
      <style:paragraph-properties margin-left="0.122cm" margin-right="0cm" text-align="start" style:justify-single-word="false" orphans="2" widows="2" text-indent="0cm" style:auto-text-indent="false"/>
      <style:text-properties color="#000000" loext:opacity="100%" font-size="12pt" language="ru" country="RU" font-style="normal" officeooo:paragraph-rsid="02e34c1e" background-color="transparent" style:font-size-asian="12pt" style:font-style-asian="normal" style:font-size-complex="12pt" style:font-style-complex="normal"/>
    </style:style>
    <style:style style:name="P128" style:family="paragraph" style:parent-style-name="Normal">
      <style:paragraph-properties margin-left="0.071cm" margin-right="0cm" text-align="center" style:justify-single-word="false" orphans="2" widows="2" text-indent="0cm" style:auto-text-indent="false"/>
      <style:text-properties color="#000000" loext:opacity="100%" font-size="12pt" language="ru" country="RU" font-style="normal" officeooo:paragraph-rsid="02e34c1e" background-color="transparent" style:font-size-asian="12pt" style:font-style-asian="normal" style:font-size-complex="12pt" style:font-style-complex="normal"/>
    </style:style>
    <style:style style:name="P129" style:family="paragraph" style:parent-style-name="Normal">
      <style:paragraph-properties margin-left="0.122cm" margin-right="0cm" text-align="center" style:justify-single-word="false" orphans="2" widows="2" text-indent="0cm" style:auto-text-indent="false"/>
      <style:text-properties color="#000000" loext:opacity="100%" font-size="12pt" language="ru" country="RU" font-style="normal" officeooo:paragraph-rsid="02e34c1e" background-color="transparent" style:font-size-asian="12pt" style:font-style-asian="normal" style:font-size-complex="12pt" style:font-style-complex="normal"/>
    </style:style>
    <style:style style:name="P130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font-size="12pt" language="ru" country="RU" officeooo:rsid="003b067f" officeooo:paragraph-rsid="02fea5f0" background-color="transparent" style:font-size-asian="12pt" style:font-size-complex="12pt"/>
    </style:style>
    <style:style style:name="P131" style:family="paragraph" style:parent-style-name="Normal">
      <style:paragraph-properties margin-left="0.106cm" margin-right="0cm" text-align="start" style:justify-single-word="false" orphans="2" widows="2" text-indent="0cm" style:auto-text-indent="false"/>
      <style:text-properties color="#000000" loext:opacity="100%" font-size="12pt" language="ru" country="RU" officeooo:paragraph-rsid="0337d2fb" background-color="transparent" style:font-size-asian="12pt" style:font-size-complex="12pt"/>
    </style:style>
    <style:style style:name="P132" style:family="paragraph" style:parent-style-name="Normal">
      <style:paragraph-properties margin-left="0.071cm" margin-right="0cm" text-align="start" style:justify-single-word="false" orphans="2" widows="2" text-indent="0cm" style:auto-text-indent="false"/>
      <style:text-properties color="#000000" loext:opacity="100%" font-size="12pt" language="ru" country="RU" officeooo:paragraph-rsid="0337d2fb" background-color="transparent" style:font-size-asian="12pt" style:font-size-complex="12pt"/>
    </style:style>
    <style:style style:name="P133" style:family="paragraph" style:parent-style-name="Normal">
      <style:paragraph-properties margin-left="0.106cm" margin-right="0cm" text-align="start" style:justify-single-word="false" orphans="2" widows="2" text-indent="0cm" style:auto-text-indent="false"/>
      <style:text-properties color="#000000" loext:opacity="100%" font-size="12pt" language="ru" country="RU" officeooo:paragraph-rsid="00ef92d5" background-color="transparent" style:font-size-asian="12pt" style:font-size-complex="12pt"/>
    </style:style>
    <style:style style:name="P134" style:family="paragraph" style:parent-style-name="Normal">
      <style:paragraph-properties margin-left="0.071cm" margin-right="0cm" text-align="start" style:justify-single-word="false" orphans="2" widows="2" text-indent="0cm" style:auto-text-indent="false"/>
      <style:text-properties color="#000000" loext:opacity="100%" font-size="12pt" language="ru" country="RU" officeooo:paragraph-rsid="00ef92d5" background-color="transparent" style:font-size-asian="12pt" style:font-size-complex="12pt"/>
    </style:style>
    <style:style style:name="P135" style:family="paragraph" style:parent-style-name="Normal">
      <style:paragraph-properties margin-left="0.106cm" margin-right="0cm" text-align="start" style:justify-single-word="false" orphans="2" widows="2" text-indent="0cm" style:auto-text-indent="false"/>
      <style:text-properties color="#000000" loext:opacity="100%" font-size="12pt" language="ru" country="RU" officeooo:paragraph-rsid="02fea5f0" background-color="transparent" style:font-size-asian="12pt" style:font-size-complex="12pt"/>
    </style:style>
    <style:style style:name="P136" style:family="paragraph" style:parent-style-name="Normal">
      <style:paragraph-properties margin-left="0.071cm" margin-right="0cm" text-align="start" style:justify-single-word="false" orphans="2" widows="2" text-indent="0cm" style:auto-text-indent="false"/>
      <style:text-properties color="#000000" loext:opacity="100%" font-size="12pt" language="ru" country="RU" officeooo:paragraph-rsid="02fea5f0" background-color="transparent" style:font-size-asian="12pt" style:font-size-complex="12pt"/>
    </style:style>
    <style:style style:name="P137" style:family="paragraph" style:parent-style-name="Normal">
      <style:paragraph-properties margin-left="0.106cm" margin-right="0cm" text-align="start" style:justify-single-word="false" orphans="2" widows="2" text-indent="0cm" style:auto-text-indent="false"/>
      <style:text-properties color="#000000" loext:opacity="100%" font-size="12pt" language="ru" country="RU" officeooo:paragraph-rsid="0304631c" background-color="transparent" style:font-size-asian="12pt" style:font-size-complex="12pt"/>
    </style:style>
    <style:style style:name="P138" style:family="paragraph" style:parent-style-name="Normal">
      <style:paragraph-properties margin-left="0.071cm" margin-right="0cm" text-align="start" style:justify-single-word="false" orphans="2" widows="2" text-indent="0cm" style:auto-text-indent="false"/>
      <style:text-properties color="#000000" loext:opacity="100%" font-size="12pt" language="ru" country="RU" officeooo:paragraph-rsid="0304631c" background-color="transparent" style:font-size-asian="12pt" style:font-size-complex="12pt"/>
    </style:style>
    <style:style style:name="P139" style:family="paragraph" style:parent-style-name="Normal">
      <style:paragraph-properties margin-left="0.122cm" margin-right="0cm" text-align="start" style:justify-single-word="false" orphans="2" widows="2" text-indent="0cm" style:auto-text-indent="false"/>
      <style:text-properties color="#000000" loext:opacity="100%" font-size="12pt" language="en" country="US" font-style="normal" officeooo:paragraph-rsid="00d95e3a" background-color="transparent" style:font-size-asian="12pt" style:font-style-asian="normal" style:font-size-complex="12pt" style:font-style-complex="normal"/>
    </style:style>
    <style:style style:name="P140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font-size="12pt" language="en" country="US" font-style="normal" officeooo:paragraph-rsid="00d95e3a" background-color="transparent" style:font-size-asian="12pt" style:font-style-asian="normal" style:font-size-complex="12pt" style:font-style-complex="normal"/>
    </style:style>
    <style:style style:name="P141" style:family="paragraph" style:parent-style-name="Normal">
      <style:paragraph-properties margin-left="0.122cm" margin-right="0cm" text-align="start" style:justify-single-word="false" orphans="2" widows="2" text-indent="0cm" style:auto-text-indent="false"/>
      <style:text-properties color="#000000" loext:opacity="100%" font-size="12pt" language="en" country="US" font-style="normal" officeooo:paragraph-rsid="02e34c1e" background-color="transparent" style:font-size-asian="12pt" style:font-style-asian="normal" style:font-size-complex="12pt" style:font-style-complex="normal"/>
    </style:style>
    <style:style style:name="P142" style:family="paragraph" style:parent-style-name="Normal">
      <style:paragraph-properties margin-left="0.122cm" margin-right="0cm" text-align="center" style:justify-single-word="false" orphans="2" widows="2" text-indent="0cm" style:auto-text-indent="false"/>
      <style:text-properties color="#000000" loext:opacity="100%" font-size="12pt" language="en" country="US" font-style="normal" officeooo:paragraph-rsid="02e34c1e" background-color="transparent" style:font-size-asian="12pt" style:font-style-asian="normal" style:font-size-complex="12pt" style:font-style-complex="normal"/>
    </style:style>
    <style:style style:name="P143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font-size="12pt" language="en" country="US" font-style="normal" officeooo:paragraph-rsid="02e34c1e" background-color="transparent" style:font-size-asian="12pt" style:font-style-asian="normal" style:font-size-complex="12pt" style:font-style-complex="normal"/>
    </style:style>
    <style:style style:name="P144" style:family="paragraph" style:parent-style-name="Standard">
      <style:paragraph-properties style:snap-to-layout-grid="false"/>
      <style:text-properties color="#000000" loext:opacity="100%" font-size="12pt" officeooo:rsid="026a74f9" officeooo:paragraph-rsid="026a74f9" background-color="transparent" style:font-size-asian="12pt" style:font-size-complex="11pt"/>
    </style:style>
    <style:style style:name="P145" style:family="paragraph" style:parent-style-name="Standard_20__28_user_29_">
      <style:paragraph-properties style:snap-to-layout-grid="false"/>
      <style:text-properties color="#000000" loext:opacity="100%" font-size="12pt" officeooo:paragraph-rsid="0019ffcd" background-color="transparent" style:font-size-asian="12pt"/>
    </style:style>
    <style:style style:name="P146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3pt" language="ru" country="RU" font-style="normal" officeooo:paragraph-rsid="032f823c" background-color="transparent" style:font-name-asian="Times New Roman" style:font-size-asian="13pt" style:font-style-asian="normal" style:font-name-complex="Times New Roman" style:font-size-complex="13pt" style:font-style-complex="normal"/>
    </style:style>
    <style:style style:name="P147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3pt" language="ru" country="RU" font-style="normal" background-color="transparent" style:font-name-asian="Times New Roman" style:font-size-asian="13pt" style:font-style-asian="normal" style:font-name-complex="Times New Roman" style:font-size-complex="13pt" style:font-style-complex="normal"/>
    </style:style>
    <style:style style:name="P148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3pt" language="ru" country="RU" font-style="normal" officeooo:rsid="01efed4b" officeooo:paragraph-rsid="01efed4b" background-color="transparent" style:font-size-asian="13pt" style:font-style-asian="normal" style:font-size-complex="13pt" style:font-style-complex="normal"/>
    </style:style>
    <style:style style:name="P149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3pt" language="ru" country="RU" font-style="normal" officeooo:rsid="01f91f54" officeooo:paragraph-rsid="01f91f54" background-color="transparent" style:font-size-asian="13pt" style:font-style-asian="normal" style:font-size-complex="13pt" style:font-style-complex="normal"/>
    </style:style>
    <style:style style:name="P150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3pt" language="ru" country="RU" font-style="normal" officeooo:rsid="0015ade8" officeooo:paragraph-rsid="00ea2393" background-color="transparent" style:font-size-asian="13pt" style:font-style-asian="normal" style:font-size-complex="13pt" style:font-style-complex="normal"/>
    </style:style>
    <style:style style:name="P151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3pt" language="ru" country="RU" font-style="normal" officeooo:rsid="0015ade8" officeooo:paragraph-rsid="02e0637e" background-color="transparent" style:font-size-asian="13pt" style:font-style-asian="normal" style:font-size-complex="13pt" style:font-style-complex="normal"/>
    </style:style>
    <style:style style:name="P152" style:family="paragraph" style:parent-style-name="Normal">
      <style:paragraph-properties margin-left="0.122cm" margin-right="0cm" text-align="start" style:justify-single-word="false" orphans="2" widows="2" text-indent="0cm" style:auto-text-indent="false"/>
      <style:text-properties color="#000000" loext:opacity="100%" style:font-name="Times New Roman1" font-size="13pt" language="ru" country="RU" officeooo:rsid="00362a56" officeooo:paragraph-rsid="00ef92d5" background-color="transparent" style:font-size-asian="13pt" style:font-size-complex="13pt"/>
    </style:style>
    <style:style style:name="P153" style:family="paragraph" style:parent-style-name="Normal">
      <style:paragraph-properties margin-left="0.122cm" margin-right="0cm" text-align="start" style:justify-single-word="false" orphans="2" widows="2" text-indent="0cm" style:auto-text-indent="false"/>
      <style:text-properties color="#000000" loext:opacity="100%" style:font-name="Times New Roman1" font-size="13pt" language="ru" country="RU" officeooo:paragraph-rsid="00ef92d5" background-color="transparent" style:font-size-asian="13pt" style:font-size-complex="13pt"/>
    </style:style>
    <style:style style:name="P154" style:family="paragraph" style:parent-style-name="Normal">
      <style:paragraph-properties margin-left="0.122cm" margin-right="0cm" text-align="start" style:justify-single-word="false" orphans="2" widows="2" text-indent="0cm" style:auto-text-indent="false"/>
      <style:text-properties color="#000000" loext:opacity="100%" style:font-name="Times New Roman1" font-size="13pt" language="ru" country="RU" officeooo:rsid="00362a56" officeooo:paragraph-rsid="0337d2fb" background-color="transparent" style:font-size-asian="11.3500003814697pt" style:font-size-complex="13pt"/>
    </style:style>
    <style:style style:name="P155" style:family="paragraph" style:parent-style-name="Normal">
      <style:paragraph-properties margin-left="0.122cm" margin-right="0cm" text-align="start" style:justify-single-word="false" orphans="2" widows="2" text-indent="0cm" style:auto-text-indent="false"/>
      <style:text-properties color="#000000" loext:opacity="100%" style:font-name="Times New Roman1" font-size="13pt" language="ru" country="RU" officeooo:rsid="00362a56" officeooo:paragraph-rsid="00ef92d5" background-color="transparent" style:font-size-asian="11.3500003814697pt" style:font-size-complex="13pt"/>
    </style:style>
    <style:style style:name="P156" style:family="paragraph" style:parent-style-name="Normal">
      <style:paragraph-properties margin-left="0.122cm" margin-right="0cm" text-align="start" style:justify-single-word="false" orphans="2" widows="2" text-indent="0cm" style:auto-text-indent="false"/>
      <style:text-properties color="#000000" loext:opacity="100%" style:font-name="Times New Roman1" font-size="13pt" language="ru" country="RU" officeooo:rsid="00362a56" officeooo:paragraph-rsid="0304631c" background-color="transparent" style:font-size-asian="11.3500003814697pt" style:font-size-complex="13pt"/>
    </style:style>
    <style:style style:name="P157" style:family="paragraph" style:parent-style-name="Standard">
      <style:paragraph-properties text-align="center" style:justify-single-word="false" style:snap-to-layout-grid="false"/>
      <style:text-properties color="#000000" loext:opacity="100%" style:font-name="Times New Roman1" font-size="13pt" font-style="normal" officeooo:rsid="004a2a44" officeooo:paragraph-rsid="004a2a44" background-color="transparent" style:font-size-asian="13pt" style:font-style-asian="normal" style:font-size-complex="13pt" style:font-style-complex="normal"/>
    </style:style>
    <style:style style:name="P158" style:family="paragraph" style:parent-style-name="Standard">
      <style:paragraph-properties text-align="justify" style:justify-single-word="false" style:snap-to-layout-grid="false"/>
      <style:text-properties color="#000000" loext:opacity="100%" style:font-name="Times New Roman1" font-size="13pt" font-style="normal" officeooo:rsid="004d22fc" officeooo:paragraph-rsid="004d22fc" background-color="transparent" style:font-size-asian="13pt" style:font-style-asian="normal" style:font-size-complex="13pt" style:font-style-complex="normal"/>
    </style:style>
    <style:style style:name="P159" style:family="paragraph" style:parent-style-name="Standard">
      <style:paragraph-properties text-align="justify" style:justify-single-word="false" style:snap-to-layout-grid="false"/>
      <style:text-properties color="#000000" loext:opacity="100%" style:font-name="Times New Roman1" font-size="13pt" font-style="normal" officeooo:rsid="0222f932" officeooo:paragraph-rsid="00289bd7" background-color="transparent" style:font-size-asian="13pt" style:font-style-asian="normal" style:font-size-complex="13pt" style:font-style-complex="normal"/>
    </style:style>
    <style:style style:name="P160" style:family="paragraph" style:parent-style-name="Standard">
      <style:paragraph-properties text-align="justify" style:justify-single-word="false" style:snap-to-layout-grid="false"/>
      <style:text-properties color="#000000" loext:opacity="100%" style:font-name="Times New Roman1" font-size="13pt" font-style="normal" officeooo:paragraph-rsid="00289bd7" background-color="transparent" style:font-size-asian="13pt" style:font-style-asian="normal" style:font-size-complex="13pt" style:font-style-complex="normal"/>
    </style:style>
    <style:style style:name="P161" style:family="paragraph" style:parent-style-name="Standard_20__28_user_29_">
      <style:paragraph-properties text-align="center" style:justify-single-word="false" style:snap-to-layout-grid="false"/>
      <style:text-properties color="#000000" loext:opacity="100%" style:font-name="Times New Roman1" font-size="14pt" font-style="normal" officeooo:rsid="0307c110" officeooo:paragraph-rsid="01657708" style:letter-kerning="true" background-color="transparent" style:font-name-asian="Times New Roman2" style:font-size-asian="14pt" style:language-asian="ru" style:country-asian="RU" style:font-style-asian="normal" style:font-name-complex="Times New Roman2" style:font-size-complex="10pt" style:font-style-complex="normal"/>
    </style:style>
    <style:style style:name="P162" style:family="paragraph" style:parent-style-name="Standard_20__28_user_29_">
      <style:paragraph-properties margin-left="0cm" margin-right="0cm" text-align="center" style:justify-single-word="false" orphans="2" widows="2" text-indent="0cm" style:auto-text-indent="false" style:snap-to-layout-grid="false"/>
      <style:text-properties color="#000000" loext:opacity="100%" style:font-name="Times New Roman1" font-size="14pt" font-style="normal" officeooo:rsid="0307c110" officeooo:paragraph-rsid="02de16b6" style:letter-kerning="true" background-color="transparent" style:font-name-asian="Times New Roman2" style:font-size-asian="14pt" style:language-asian="ru" style:country-asian="RU" style:font-style-asian="normal" style:font-name-complex="Times New Roman2" style:font-size-complex="14pt" style:font-style-complex="normal"/>
    </style:style>
    <style:style style:name="P163" style:family="paragraph" style:parent-style-name="Standard_20__28_user_29_">
      <style:paragraph-properties margin-left="0cm" margin-right="0cm" text-align="center" style:justify-single-word="false" orphans="2" widows="2" text-indent="0cm" style:auto-text-indent="false" style:snap-to-layout-grid="false"/>
      <style:text-properties color="#000000" loext:opacity="100%" style:font-name="Times New Roman1" font-size="14pt" font-style="normal" officeooo:rsid="0307c110" officeooo:paragraph-rsid="02e0637e" style:letter-kerning="true" background-color="transparent" style:font-name-asian="Times New Roman2" style:font-size-asian="14pt" style:language-asian="ru" style:country-asian="RU" style:font-style-asian="normal" style:font-name-complex="Times New Roman2" style:font-size-complex="14pt" style:font-style-complex="normal"/>
    </style:style>
    <style:style style:name="P164" style:family="paragraph" style:parent-style-name="Standard_20__28_user_29_">
      <style:paragraph-properties margin-left="0cm" margin-right="0cm" text-align="center" style:justify-single-word="false" orphans="2" widows="2" text-indent="0cm" style:auto-text-indent="false" style:snap-to-layout-grid="false"/>
      <style:text-properties color="#000000" loext:opacity="100%" style:font-name="Times New Roman1" font-size="14pt" font-style="normal" officeooo:rsid="0307c110" officeooo:paragraph-rsid="02e2873f" style:letter-kerning="true" background-color="transparent" style:font-name-asian="Times New Roman2" style:font-size-asian="14pt" style:language-asian="ru" style:country-asian="RU" style:font-style-asian="normal" style:font-name-complex="Times New Roman2" style:font-size-complex="14pt" style:font-style-complex="normal"/>
    </style:style>
    <style:style style:name="P165" style:family="paragraph" style:parent-style-name="Standard_20__28_user_29_">
      <style:paragraph-properties margin-left="0cm" margin-right="0cm" text-align="center" style:justify-single-word="false" orphans="2" widows="2" text-indent="0cm" style:auto-text-indent="false" style:snap-to-layout-grid="false"/>
      <style:text-properties color="#000000" loext:opacity="100%" style:font-name="Times New Roman1" font-size="14pt" font-style="normal" officeooo:rsid="0307c110" officeooo:paragraph-rsid="02e34c1e" style:letter-kerning="true" background-color="transparent" style:font-name-asian="Times New Roman2" style:font-size-asian="14pt" style:language-asian="ru" style:country-asian="RU" style:font-style-asian="normal" style:font-name-complex="Times New Roman2" style:font-size-complex="14pt" style:font-style-complex="normal"/>
    </style:style>
    <style:style style:name="P166" style:family="paragraph" style:parent-style-name="Standard_20__28_user_29_">
      <style:paragraph-properties margin-left="0cm" margin-right="0cm" text-align="center" style:justify-single-word="false" orphans="2" widows="2" text-indent="0cm" style:auto-text-indent="false" style:snap-to-layout-grid="false"/>
      <style:text-properties color="#000000" loext:opacity="100%" style:font-name="Times New Roman1" font-size="14pt" font-style="normal" officeooo:rsid="0307c110" officeooo:paragraph-rsid="02eb7993" style:letter-kerning="true" background-color="transparent" style:font-name-asian="Times New Roman2" style:font-size-asian="14pt" style:language-asian="ru" style:country-asian="RU" style:font-style-asian="normal" style:font-name-complex="Times New Roman2" style:font-size-complex="14pt" style:font-style-complex="normal"/>
    </style:style>
    <style:style style:name="P167" style:family="paragraph" style:parent-style-name="Standard_20__28_user_29_">
      <style:paragraph-properties margin-left="0cm" margin-right="0cm" text-align="center" style:justify-single-word="false" orphans="2" widows="2" text-indent="0cm" style:auto-text-indent="false" style:snap-to-layout-grid="false"/>
      <style:text-properties color="#000000" loext:opacity="100%" style:font-name="Times New Roman1" font-size="14pt" font-style="normal" officeooo:rsid="0307c110" officeooo:paragraph-rsid="02fea5f0" style:letter-kerning="true" background-color="transparent" style:font-name-asian="Times New Roman2" style:font-size-asian="14pt" style:language-asian="ru" style:country-asian="RU" style:font-style-asian="normal" style:font-name-complex="Times New Roman2" style:font-size-complex="14pt" style:font-style-complex="normal"/>
    </style:style>
    <style:style style:name="P168" style:family="paragraph" style:parent-style-name="Standard_20__28_user_29_">
      <style:paragraph-properties margin-left="0cm" margin-right="0cm" text-align="center" style:justify-single-word="false" orphans="2" widows="2" text-indent="0cm" style:auto-text-indent="false" style:snap-to-layout-grid="false"/>
      <style:text-properties color="#000000" loext:opacity="100%" style:font-name="Times New Roman1" font-size="14pt" font-style="normal" officeooo:rsid="0307c110" officeooo:paragraph-rsid="0304631c" style:letter-kerning="true" background-color="transparent" style:font-name-asian="Times New Roman2" style:font-size-asian="14pt" style:language-asian="ru" style:country-asian="RU" style:font-style-asian="normal" style:font-name-complex="Times New Roman2" style:font-size-complex="14pt" style:font-style-complex="normal"/>
    </style:style>
    <style:style style:name="P169" style:family="paragraph" style:parent-style-name="Standard_20__28_user_29_">
      <style:paragraph-properties margin-left="0cm" margin-right="0cm" text-align="center" style:justify-single-word="false" orphans="2" widows="2" text-indent="0cm" style:auto-text-indent="false" style:snap-to-layout-grid="false"/>
      <style:text-properties color="#000000" loext:opacity="100%" style:font-name="Times New Roman1" font-size="14pt" font-style="normal" officeooo:rsid="0307c110" officeooo:paragraph-rsid="0337d2fb" style:letter-kerning="true" background-color="transparent" style:font-name-asian="Times New Roman2" style:font-size-asian="14pt" style:language-asian="ru" style:country-asian="RU" style:font-style-asian="normal" style:font-name-complex="Times New Roman2" style:font-size-complex="14pt" style:font-style-complex="normal"/>
    </style:style>
    <style:style style:name="P170" style:family="paragraph" style:parent-style-name="Standard_20__28_user_29_">
      <style:paragraph-properties margin-left="0cm" margin-right="0cm" text-align="center" style:justify-single-word="false" orphans="2" widows="2" text-indent="0cm" style:auto-text-indent="false" style:snap-to-layout-grid="false"/>
      <style:text-properties color="#000000" loext:opacity="100%" style:font-name="Times New Roman1" font-size="14pt" font-style="normal" officeooo:rsid="0307c110" officeooo:paragraph-rsid="032a51d1" style:letter-kerning="true" background-color="transparent" style:font-name-asian="Times New Roman2" style:font-size-asian="14pt" style:language-asian="ru" style:country-asian="RU" style:font-style-asian="normal" style:font-name-complex="Times New Roman2" style:font-size-complex="14pt" style:font-style-complex="normal"/>
    </style:style>
    <style:style style:name="P171" style:family="paragraph" style:parent-style-name="Standard_20__28_user_29_">
      <style:paragraph-properties margin-left="0cm" margin-right="0cm" text-align="center" style:justify-single-word="false" orphans="2" widows="2" text-indent="0cm" style:auto-text-indent="false" style:snap-to-layout-grid="false"/>
      <style:text-properties color="#000000" loext:opacity="100%" style:font-name="Times New Roman1" font-size="14pt" font-style="normal" officeooo:rsid="0307c110" officeooo:paragraph-rsid="02e7a1b4" style:letter-kerning="true" background-color="transparent" style:font-name-asian="Times New Roman2" style:font-size-asian="14pt" style:language-asian="ru" style:country-asian="RU" style:font-style-asian="normal" style:font-name-complex="Times New Roman2" style:font-size-complex="14pt" style:font-style-complex="normal"/>
    </style:style>
    <style:style style:name="P172" style:family="paragraph" style:parent-style-name="Standard_20__28_user_29_">
      <style:paragraph-properties margin-left="0cm" margin-right="0cm" text-align="center" style:justify-single-word="false" orphans="2" widows="2" text-indent="0cm" style:auto-text-indent="false" style:snap-to-layout-grid="false">
        <style:tab-stops/>
      </style:paragraph-properties>
      <style:text-properties color="#000000" loext:opacity="100%" style:font-name="Times New Roman1" font-size="14pt" font-style="normal" officeooo:rsid="0307c110" officeooo:paragraph-rsid="0339acd8" style:letter-kerning="true" background-color="transparent" style:font-name-asian="Times New Roman2" style:font-size-asian="14pt" style:language-asian="ru" style:country-asian="RU" style:font-style-asian="normal" style:font-name-complex="Times New Roman2" style:font-size-complex="14pt" style:font-style-complex="normal"/>
    </style:style>
    <style:style style:name="P173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4pt" font-style="normal" officeooo:rsid="0018c42a" officeooo:paragraph-rsid="00e83a55" background-color="transparent" style:font-size-asian="14pt" style:font-style-asian="normal" style:font-size-complex="14pt" style:font-style-complex="normal"/>
    </style:style>
    <style:style style:name="P174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4pt" font-style="normal" officeooo:rsid="0018c42a" officeooo:paragraph-rsid="029c9a8c" background-color="transparent" style:font-size-asian="14pt" style:font-style-asian="normal" style:font-size-complex="14pt" style:font-style-complex="normal"/>
    </style:style>
    <style:style style:name="P175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4pt" font-style="normal" officeooo:rsid="0018c42a" officeooo:paragraph-rsid="02e0637e" background-color="transparent" style:font-size-asian="14pt" style:font-style-asian="normal" style:font-size-complex="14pt" style:font-style-complex="normal"/>
    </style:style>
    <style:style style:name="P176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4pt" font-style="normal" officeooo:rsid="0018c42a" officeooo:paragraph-rsid="02e2873f" background-color="transparent" style:font-size-asian="14pt" style:font-style-asian="normal" style:font-size-complex="14pt" style:font-style-complex="normal"/>
    </style:style>
    <style:style style:name="P177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4pt" font-style="normal" officeooo:rsid="0018c42a" officeooo:paragraph-rsid="02e34c1e" background-color="transparent" style:font-size-asian="14pt" style:font-style-asian="normal" style:font-size-complex="14pt" style:font-style-complex="normal"/>
    </style:style>
    <style:style style:name="P178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4pt" font-style="normal" officeooo:rsid="0018c42a" officeooo:paragraph-rsid="00ea2393" background-color="transparent" style:font-size-asian="14pt" style:font-style-asian="normal" style:font-size-complex="14pt" style:font-style-complex="normal"/>
    </style:style>
    <style:style style:name="P179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4pt" font-style="normal" officeooo:rsid="0018c42a" officeooo:paragraph-rsid="01287eab" background-color="transparent" style:font-size-asian="14pt" style:font-style-asian="normal" style:font-size-complex="14pt" style:font-style-complex="normal"/>
    </style:style>
    <style:style style:name="P180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4pt" font-style="normal" officeooo:rsid="0018c42a" officeooo:paragraph-rsid="02fea5f0" background-color="transparent" style:font-size-asian="14pt" style:font-style-asian="normal" style:font-size-complex="14pt" style:font-style-complex="normal"/>
    </style:style>
    <style:style style:name="P181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4pt" font-style="normal" officeooo:rsid="0018c42a" officeooo:paragraph-rsid="0304631c" background-color="transparent" style:font-size-asian="14pt" style:font-style-asian="normal" style:font-size-complex="14pt" style:font-style-complex="normal"/>
    </style:style>
    <style:style style:name="P182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4pt" font-style="normal" officeooo:rsid="0018c42a" officeooo:paragraph-rsid="0337d2fb" background-color="transparent" style:font-size-asian="14pt" style:font-style-asian="normal" style:font-size-complex="14pt" style:font-style-complex="normal"/>
    </style:style>
    <style:style style:name="P183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4pt" font-style="normal" officeooo:rsid="00650e3e" officeooo:paragraph-rsid="00e83a55" background-color="transparent" style:font-size-asian="14pt" style:font-style-asian="normal" style:font-size-complex="14pt" style:font-style-complex="normal"/>
    </style:style>
    <style:style style:name="P184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4pt" font-style="normal" officeooo:rsid="00650e3e" officeooo:paragraph-rsid="029c9a8c" background-color="transparent" style:font-size-asian="14pt" style:font-style-asian="normal" style:font-size-complex="14pt" style:font-style-complex="normal"/>
    </style:style>
    <style:style style:name="P185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4pt" font-style="normal" officeooo:rsid="00650e3e" officeooo:paragraph-rsid="02e0637e" background-color="transparent" style:font-size-asian="14pt" style:font-style-asian="normal" style:font-size-complex="14pt" style:font-style-complex="normal"/>
    </style:style>
    <style:style style:name="P186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4pt" font-style="normal" officeooo:rsid="00650e3e" officeooo:paragraph-rsid="02e2873f" background-color="transparent" style:font-size-asian="14pt" style:font-style-asian="normal" style:font-size-complex="14pt" style:font-style-complex="normal"/>
    </style:style>
    <style:style style:name="P187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4pt" font-style="normal" officeooo:rsid="00650e3e" officeooo:paragraph-rsid="02e34c1e" background-color="transparent" style:font-size-asian="14pt" style:font-style-asian="normal" style:font-size-complex="14pt" style:font-style-complex="normal"/>
    </style:style>
    <style:style style:name="P188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4pt" font-style="normal" officeooo:rsid="00650e3e" officeooo:paragraph-rsid="00ea2393" background-color="transparent" style:font-size-asian="14pt" style:font-style-asian="normal" style:font-size-complex="14pt" style:font-style-complex="normal"/>
    </style:style>
    <style:style style:name="P189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4pt" font-style="normal" officeooo:rsid="01b3fd03" officeooo:paragraph-rsid="01b3fd03" background-color="transparent" style:font-size-asian="14pt" style:font-style-asian="normal" style:font-size-complex="14pt" style:font-style-complex="normal"/>
    </style:style>
    <style:style style:name="P190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4pt" font-style="normal" officeooo:rsid="01b3fd03" officeooo:paragraph-rsid="02fea5f0" background-color="transparent" style:font-size-asian="14pt" style:font-style-asian="normal" style:font-size-complex="14pt" style:font-style-complex="normal"/>
    </style:style>
    <style:style style:name="P191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4pt" font-style="normal" officeooo:rsid="01b3fd03" officeooo:paragraph-rsid="0304631c" background-color="transparent" style:font-size-asian="14pt" style:font-style-asian="normal" style:font-size-complex="14pt" style:font-style-complex="normal"/>
    </style:style>
    <style:style style:name="P192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4pt" font-style="normal" officeooo:rsid="01b3fd03" officeooo:paragraph-rsid="0337d2fb" background-color="transparent" style:font-size-asian="14pt" style:font-style-asian="normal" style:font-size-complex="14pt" style:font-style-complex="normal"/>
    </style:style>
    <style:style style:name="P193" style:family="paragraph" style:parent-style-name="Standard">
      <style:paragraph-properties text-align="center" style:justify-single-word="false" style:snap-to-layout-grid="false"/>
      <style:text-properties color="#000000" loext:opacity="100%" style:font-name="Times New Roman1" font-size="14pt" font-style="normal" officeooo:rsid="002f387a" officeooo:paragraph-rsid="002f387a" background-color="transparent" style:font-size-asian="14pt" style:font-style-asian="normal" style:font-size-complex="14pt" style:font-style-complex="normal"/>
    </style:style>
    <style:style style:name="P194" style:family="paragraph" style:parent-style-name="Standard">
      <style:paragraph-properties text-align="center" style:justify-single-word="false" style:snap-to-layout-grid="false"/>
      <style:text-properties color="#000000" loext:opacity="100%" style:font-name="Times New Roman1" font-size="14pt" font-style="normal" officeooo:rsid="0031d78f" officeooo:paragraph-rsid="0031d78f" background-color="transparent" style:font-size-asian="14pt" style:font-style-asian="normal" style:font-size-complex="14pt" style:font-style-complex="normal"/>
    </style:style>
    <style:style style:name="P195" style:family="paragraph" style:parent-style-name="Standard">
      <style:paragraph-properties margin-top="0cm" margin-bottom="0cm" style:contextual-spacing="false" line-height="115%" text-align="start" style:justify-single-word="false" style:snap-to-layout-grid="false" style:writing-mode="lr-tb"/>
      <style:text-properties color="#000000" loext:opacity="100%" style:font-name="Times New Roman1" font-size="14pt" language="ru" country="RU" font-style="normal" officeooo:rsid="029cdc65" officeooo:paragraph-rsid="02e7a1b4" background-color="transparent" style:font-size-asian="14pt" style:font-style-asian="normal" style:font-size-complex="14pt" style:font-style-complex="normal"/>
    </style:style>
    <style:style style:name="P196" style:family="paragraph" style:parent-style-name="Standard">
      <style:paragraph-properties margin-top="0cm" margin-bottom="0cm" style:contextual-spacing="false" line-height="115%" text-align="start" style:justify-single-word="false" style:snap-to-layout-grid="false" style:writing-mode="lr-tb"/>
      <style:text-properties color="#000000" loext:opacity="100%" style:font-name="Times New Roman1" font-size="14pt" language="ru" country="RU" font-style="normal" officeooo:rsid="029cdc65" officeooo:paragraph-rsid="02e88fbf" background-color="transparent" style:font-size-asian="14pt" style:font-style-asian="normal" style:font-size-complex="14pt" style:font-style-complex="normal"/>
    </style:style>
    <style:style style:name="P197" style:family="paragraph" style:parent-style-name="Standard">
      <style:paragraph-properties margin-top="0cm" margin-bottom="0cm" style:contextual-spacing="false" line-height="115%" text-align="center" style:justify-single-word="false" style:snap-to-layout-grid="false" style:writing-mode="lr-tb"/>
      <style:text-properties color="#000000" loext:opacity="100%" style:font-name="Times New Roman1" font-size="14pt" language="ru" country="RU" font-style="normal" officeooo:rsid="019b1f15" officeooo:paragraph-rsid="032611cc" background-color="transparent" style:font-size-asian="14pt" style:font-style-asian="normal" style:font-size-complex="14pt" style:font-style-complex="normal"/>
    </style:style>
    <style:style style:name="P198" style:family="paragraph" style:parent-style-name="Standard">
      <style:paragraph-properties margin-top="0cm" margin-bottom="0cm" style:contextual-spacing="false" line-height="115%" text-align="center" style:justify-single-word="false" style:snap-to-layout-grid="false" style:writing-mode="lr-tb"/>
      <style:text-properties color="#000000" loext:opacity="100%" style:font-name="Times New Roman1" font-size="14pt" language="ru" country="RU" font-style="normal" officeooo:rsid="02336803" officeooo:paragraph-rsid="032611cc" background-color="transparent" style:font-size-asian="14pt" style:font-style-asian="normal" style:font-size-complex="14pt" style:font-style-complex="normal"/>
    </style:style>
    <style:style style:name="P199" style:family="paragraph" style:parent-style-name="Standard">
      <style:paragraph-properties margin-top="0cm" margin-bottom="0cm" style:contextual-spacing="false" line-height="115%" text-align="start" style:justify-single-word="false" style:snap-to-layout-grid="false" style:writing-mode="lr-tb"/>
      <style:text-properties color="#000000" loext:opacity="100%" style:font-name="Times New Roman1" font-size="14pt" language="ru" country="RU" font-style="normal" officeooo:rsid="02336803" officeooo:paragraph-rsid="02e7a1b4" background-color="transparent" style:font-size-asian="14pt" style:font-style-asian="normal" style:font-size-complex="14pt" style:font-style-complex="normal"/>
    </style:style>
    <style:style style:name="P200" style:family="paragraph" style:parent-style-name="Standard">
      <style:paragraph-properties margin-top="0cm" margin-bottom="0cm" style:contextual-spacing="false" line-height="115%" text-align="start" style:justify-single-word="false" style:snap-to-layout-grid="false" style:writing-mode="lr-tb"/>
      <style:text-properties color="#000000" loext:opacity="100%" style:font-name="Times New Roman1" font-size="14pt" language="ru" country="RU" font-style="normal" officeooo:rsid="02e88fbf" officeooo:paragraph-rsid="02e88fbf" background-color="transparent" style:font-size-asian="14pt" style:font-style-asian="normal" style:font-size-complex="14pt" style:font-style-complex="normal"/>
    </style:style>
    <style:style style:name="P201" style:family="paragraph" style:parent-style-name="Standard">
      <style:paragraph-properties margin-top="0cm" margin-bottom="0cm" style:contextual-spacing="false" line-height="115%" text-align="start" style:justify-single-word="false" style:snap-to-layout-grid="false" style:writing-mode="lr-tb"/>
      <style:text-properties color="#000000" loext:opacity="100%" style:font-name="Times New Roman1" font-size="14pt" language="ru" country="RU" font-style="normal" officeooo:rsid="03002868" officeooo:paragraph-rsid="03002868" background-color="transparent" style:font-size-asian="14pt" style:font-style-asian="normal" style:font-size-complex="14pt" style:font-style-complex="normal"/>
    </style:style>
    <style:style style:name="P202" style:family="paragraph" style:parent-style-name="Standard_20__28_user_29_">
      <style:paragraph-properties text-align="center" style:justify-single-word="false" style:snap-to-layout-grid="false"/>
      <style:text-properties color="#000000" loext:opacity="100%" style:font-name="Times New Roman1" font-size="14pt" officeooo:rsid="0307c110" officeooo:paragraph-rsid="01657708" style:letter-kerning="true" background-color="transparent" style:font-name-asian="Times New Roman2" style:font-size-asian="14pt" style:language-asian="ru" style:country-asian="RU" style:font-name-complex="Times New Roman2" style:font-size-complex="10pt"/>
    </style:style>
    <style:style style:name="P203" style:family="paragraph" style:parent-style-name="Header">
      <style:paragraph-properties margin-left="0.309cm" margin-right="0.559cm" line-height="150%" text-align="start" style:justify-single-word="false" orphans="0" widows="0" text-indent="0cm" style:auto-text-indent="false" style:writing-mode="lr-tb">
        <style:tab-stops>
          <style:tab-stop style:position="7.325cm" style:type="center"/>
          <style:tab-stop style:position="14.651cm" style:type="right"/>
          <style:tab-stop style:position="26.562cm"/>
        </style:tab-stops>
      </style:paragraph-properties>
      <style:text-properties color="#000000" loext:opacity="100%" style:font-name="Times New Roman1" font-style="normal" officeooo:rsid="029219eb" officeooo:paragraph-rsid="032a51d1" background-color="transparent" style:font-style-asian="normal" style:font-style-complex="normal"/>
    </style:style>
    <style:style style:name="P204" style:family="paragraph" style:parent-style-name="Header">
      <style:paragraph-properties margin-left="0cm" margin-right="0.559cm" line-height="0.755cm" text-align="center" style:justify-single-word="false" text-indent="0cm" style:auto-text-indent="false" style:writing-mode="lr-tb">
        <style:tab-stops>
          <style:tab-stop style:position="7.325cm" style:type="center"/>
          <style:tab-stop style:position="14.651cm" style:type="right"/>
          <style:tab-stop style:position="26.562cm"/>
        </style:tab-stops>
      </style:paragraph-properties>
      <style:text-properties color="#000000" loext:opacity="100%" style:font-name="Times New Roman1" font-style="normal" officeooo:paragraph-rsid="032a51d1" background-color="transparent" style:font-style-asian="normal" style:font-style-complex="normal"/>
    </style:style>
    <style:style style:name="P205" style:family="paragraph" style:parent-style-name="Header">
      <style:paragraph-properties margin-left="0.309cm" margin-right="0.559cm" line-height="0.755cm" text-align="start" style:justify-single-word="false" orphans="0" widows="0" text-indent="0cm" style:auto-text-indent="false" style:writing-mode="lr-tb">
        <style:tab-stops>
          <style:tab-stop style:position="7.325cm" style:type="center"/>
          <style:tab-stop style:position="14.651cm" style:type="right"/>
          <style:tab-stop style:position="26.562cm"/>
        </style:tab-stops>
      </style:paragraph-properties>
      <style:text-properties color="#000000" loext:opacity="100%" style:font-name="Times New Roman1" font-style="normal" officeooo:paragraph-rsid="032a51d1" background-color="transparent" style:font-style-asian="normal" style:font-style-complex="normal"/>
    </style:style>
    <style:style style:name="P206" style:family="paragraph" style:parent-style-name="Header">
      <style:paragraph-properties margin-left="0.309cm" margin-right="0.559cm" line-height="150%" text-align="start" style:justify-single-word="false" orphans="0" widows="0" text-indent="0cm" style:auto-text-indent="false" style:writing-mode="lr-tb">
        <style:tab-stops>
          <style:tab-stop style:position="7.325cm" style:type="center"/>
          <style:tab-stop style:position="14.651cm" style:type="right"/>
          <style:tab-stop style:position="26.562cm"/>
        </style:tab-stops>
      </style:paragraph-properties>
      <style:text-properties color="#000000" loext:opacity="100%" style:font-name="Times New Roman1" font-style="normal" officeooo:paragraph-rsid="032a51d1" background-color="transparent" style:font-style-asian="normal" style:font-style-complex="normal"/>
    </style:style>
    <style:style style:name="P207" style:family="paragraph" style:parent-style-name="Standard">
      <style:paragraph-properties text-align="center" style:justify-single-word="false" style:snap-to-layout-grid="false"/>
      <style:text-properties color="#000000" loext:opacity="100%" style:font-name="Times New Roman1" font-style="normal" officeooo:paragraph-rsid="032a51d1" background-color="transparent" style:font-style-asian="normal" style:font-style-complex="normal"/>
    </style:style>
    <style:style style:name="P208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1pt" font-style="normal" officeooo:rsid="000f6a76" officeooo:paragraph-rsid="00e83a55" background-color="transparent" style:font-size-asian="11pt" style:font-style-asian="normal" style:font-size-complex="11pt" style:font-style-complex="normal"/>
    </style:style>
    <style:style style:name="P209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1pt" font-style="normal" officeooo:rsid="000f6a76" officeooo:paragraph-rsid="029c9a8c" background-color="transparent" style:font-size-asian="11pt" style:font-style-asian="normal" style:font-size-complex="11pt" style:font-style-complex="normal"/>
    </style:style>
    <style:style style:name="P210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1pt" font-style="normal" officeooo:rsid="000f6a76" officeooo:paragraph-rsid="02e0637e" background-color="transparent" style:font-size-asian="11pt" style:font-style-asian="normal" style:font-size-complex="11pt" style:font-style-complex="normal"/>
    </style:style>
    <style:style style:name="P211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1pt" font-style="normal" officeooo:rsid="000f6a76" officeooo:paragraph-rsid="02fc6095" background-color="transparent" style:font-size-asian="11pt" style:font-style-asian="normal" style:font-size-complex="11pt" style:font-style-complex="normal"/>
    </style:style>
    <style:style style:name="P212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1pt" font-style="normal" officeooo:rsid="000f6a76" officeooo:paragraph-rsid="02fea5f0" background-color="transparent" style:font-size-asian="11pt" style:font-style-asian="normal" style:font-size-complex="11pt" style:font-style-complex="normal"/>
    </style:style>
    <style:style style:name="P213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1pt" font-style="normal" officeooo:rsid="000f6a76" officeooo:paragraph-rsid="0304631c" background-color="transparent" style:font-size-asian="11pt" style:font-style-asian="normal" style:font-size-complex="11pt" style:font-style-complex="normal"/>
    </style:style>
    <style:style style:name="P214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1pt" font-style="normal" officeooo:rsid="000f6a76" officeooo:paragraph-rsid="0337d2fb" background-color="transparent" style:font-size-asian="11pt" style:font-style-asian="normal" style:font-size-complex="11pt" style:font-style-complex="normal"/>
    </style:style>
    <style:style style:name="P215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1pt" font-style="normal" officeooo:rsid="0018c42a" officeooo:paragraph-rsid="00e83a55" background-color="transparent" style:font-size-asian="11pt" style:font-style-asian="normal" style:font-size-complex="11pt" style:font-style-complex="normal"/>
    </style:style>
    <style:style style:name="P216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1pt" font-style="normal" officeooo:rsid="0018c42a" officeooo:paragraph-rsid="029c9a8c" background-color="transparent" style:font-size-asian="11pt" style:font-style-asian="normal" style:font-size-complex="11pt" style:font-style-complex="normal"/>
    </style:style>
    <style:style style:name="P217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1pt" font-style="normal" officeooo:rsid="0018c42a" officeooo:paragraph-rsid="02e0637e" background-color="transparent" style:font-size-asian="11pt" style:font-style-asian="normal" style:font-size-complex="11pt" style:font-style-complex="normal"/>
    </style:style>
    <style:style style:name="P218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1pt" font-style="normal" officeooo:rsid="0018c42a" officeooo:paragraph-rsid="02e2873f" background-color="transparent" style:font-size-asian="11pt" style:font-style-asian="normal" style:font-size-complex="11pt" style:font-style-complex="normal"/>
    </style:style>
    <style:style style:name="P219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1pt" font-style="normal" officeooo:rsid="0018c42a" officeooo:paragraph-rsid="02e34c1e" background-color="transparent" style:font-size-asian="11pt" style:font-style-asian="normal" style:font-size-complex="11pt" style:font-style-complex="normal"/>
    </style:style>
    <style:style style:name="P220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1pt" font-style="normal" officeooo:rsid="0018c42a" officeooo:paragraph-rsid="00ea2393" background-color="transparent" style:font-size-asian="11pt" style:font-style-asian="normal" style:font-size-complex="11pt" style:font-style-complex="normal"/>
    </style:style>
    <style:style style:name="P221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1pt" font-style="normal" officeooo:rsid="0018c42a" officeooo:paragraph-rsid="01287eab" background-color="transparent" style:font-size-asian="11pt" style:font-style-asian="normal" style:font-size-complex="11pt" style:font-style-complex="normal"/>
    </style:style>
    <style:style style:name="P222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1pt" font-style="normal" officeooo:rsid="0018c42a" officeooo:paragraph-rsid="02fea5f0" background-color="transparent" style:font-size-asian="11pt" style:font-style-asian="normal" style:font-size-complex="11pt" style:font-style-complex="normal"/>
    </style:style>
    <style:style style:name="P223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1pt" font-style="normal" officeooo:rsid="0018c42a" officeooo:paragraph-rsid="0304631c" background-color="transparent" style:font-size-asian="11pt" style:font-style-asian="normal" style:font-size-complex="11pt" style:font-style-complex="normal"/>
    </style:style>
    <style:style style:name="P224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1pt" font-style="normal" officeooo:rsid="0018c42a" officeooo:paragraph-rsid="0337d2fb" background-color="transparent" style:font-size-asian="11pt" style:font-style-asian="normal" style:font-size-complex="11pt" style:font-style-complex="normal"/>
    </style:style>
    <style:style style:name="P225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1pt" language="ru" country="RU" font-style="normal" officeooo:paragraph-rsid="0337d2fb" background-color="transparent" style:font-name-asian="Times New Roman" style:font-size-asian="11pt" style:font-style-asian="normal" style:font-name-complex="Times New Roman" style:font-size-complex="11pt" style:font-style-complex="normal"/>
    </style:style>
    <style:style style:name="P226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1pt" language="ru" country="RU" font-style="normal" officeooo:paragraph-rsid="0304631c" background-color="transparent" style:font-name-asian="Times New Roman" style:font-size-asian="11pt" style:font-style-asian="normal" style:font-name-complex="Times New Roman" style:font-size-complex="11pt" style:font-style-complex="normal"/>
    </style:style>
    <style:style style:name="P227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1pt" language="ru" country="RU" font-style="normal" officeooo:rsid="01f0d059" officeooo:paragraph-rsid="01f0d059" background-color="transparent" style:font-size-asian="11pt" style:font-style-asian="normal" style:font-size-complex="11pt" style:font-style-complex="normal"/>
    </style:style>
    <style:style style:name="P228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1pt" language="ru" country="RU" font-style="normal" officeooo:rsid="01f0d059" officeooo:paragraph-rsid="01f0d059" background-color="transparent" style:font-size-asian="11pt" style:font-style-asian="normal" style:font-size-complex="11pt" style:font-style-complex="normal"/>
    </style:style>
    <style:style style:name="P229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1pt" language="ru" country="RU" font-style="normal" officeooo:rsid="01f1092d" officeooo:paragraph-rsid="00e83a55" background-color="transparent" style:font-size-asian="11pt" style:font-style-asian="normal" style:font-size-complex="11pt" style:font-style-complex="normal"/>
    </style:style>
    <style:style style:name="P230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1pt" language="ru" country="RU" font-style="normal" officeooo:rsid="01fa4732" officeooo:paragraph-rsid="01fa4732" background-color="transparent" style:font-size-asian="11pt" style:font-style-asian="normal" style:font-size-complex="11pt" style:font-style-complex="normal"/>
    </style:style>
    <style:style style:name="P231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1pt" language="ru" country="RU" font-style="normal" officeooo:rsid="0015ade8" officeooo:paragraph-rsid="0337d2fb" background-color="transparent" style:font-size-asian="11pt" style:font-style-asian="normal" style:font-size-complex="11pt" style:font-style-complex="normal"/>
    </style:style>
    <style:style style:name="P232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1pt" language="ru" country="RU" font-style="normal" officeooo:rsid="0015ade8" officeooo:paragraph-rsid="00ea2393" background-color="transparent" style:font-size-asian="11pt" style:font-style-asian="normal" style:font-size-complex="11pt" style:font-style-complex="normal"/>
    </style:style>
    <style:style style:name="P233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1pt" language="ru" country="RU" font-style="normal" officeooo:rsid="0015ade8" officeooo:paragraph-rsid="02e0637e" background-color="transparent" style:font-size-asian="11pt" style:font-style-asian="normal" style:font-size-complex="11pt" style:font-style-complex="normal"/>
    </style:style>
    <style:style style:name="P234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1pt" language="ru" country="RU" font-style="normal" officeooo:rsid="0015ade8" officeooo:paragraph-rsid="029c9a8c" background-color="transparent" style:font-size-asian="11pt" style:font-style-asian="normal" style:font-size-complex="11pt" style:font-style-complex="normal"/>
    </style:style>
    <style:style style:name="P235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1pt" language="ru" country="RU" font-style="normal" officeooo:rsid="0015ade8" officeooo:paragraph-rsid="01287eab" background-color="transparent" style:font-size-asian="11pt" style:font-style-asian="normal" style:font-size-complex="11pt" style:font-style-complex="normal"/>
    </style:style>
    <style:style style:name="P236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1pt" language="ru" country="RU" font-style="normal" officeooo:rsid="0015ade8" officeooo:paragraph-rsid="0304631c" background-color="transparent" style:font-size-asian="11pt" style:font-style-asian="normal" style:font-size-complex="11pt" style:font-style-complex="normal"/>
    </style:style>
    <style:style style:name="P237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1pt" language="ru" country="RU" font-style="normal" officeooo:rsid="0015ade8" officeooo:paragraph-rsid="00ea2393" background-color="transparent" style:font-size-asian="11pt" style:font-style-asian="normal" style:font-size-complex="11pt" style:font-style-complex="normal"/>
    </style:style>
    <style:style style:name="P238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1pt" language="ru" country="RU" font-style="normal" officeooo:rsid="0015ade8" officeooo:paragraph-rsid="02e0637e" background-color="transparent" style:font-size-asian="11pt" style:font-style-asian="normal" style:font-size-complex="11pt" style:font-style-complex="normal"/>
    </style:style>
    <style:style style:name="P239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1pt" language="ru" country="RU" font-style="normal" officeooo:rsid="0015ade8" officeooo:paragraph-rsid="029c9a8c" background-color="transparent" style:font-size-asian="11pt" style:font-style-asian="normal" style:font-size-complex="11pt" style:font-style-complex="normal"/>
    </style:style>
    <style:style style:name="P240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1pt" language="ru" country="RU" font-style="normal" officeooo:rsid="01f91f54" officeooo:paragraph-rsid="01f91f54" background-color="transparent" style:font-size-asian="11pt" style:font-style-asian="normal" style:font-size-complex="11pt" style:font-style-complex="normal"/>
    </style:style>
    <style:style style:name="P241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1pt" language="ru" country="RU" font-style="normal" officeooo:rsid="01f2b8f8" officeooo:paragraph-rsid="0337d2fb" background-color="transparent" style:font-size-asian="11pt" style:font-style-asian="normal" style:font-size-complex="11pt" style:font-style-complex="normal"/>
    </style:style>
    <style:style style:name="P242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1pt" language="ru" country="RU" font-style="normal" officeooo:rsid="01f2b8f8" officeooo:paragraph-rsid="02e0637e" background-color="transparent" style:font-size-asian="11pt" style:font-style-asian="normal" style:font-size-complex="11pt" style:font-style-complex="normal"/>
    </style:style>
    <style:style style:name="P243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1pt" language="ru" country="RU" font-style="normal" officeooo:rsid="01f2b8f8" officeooo:paragraph-rsid="01f2b8f8" background-color="transparent" style:font-size-asian="11pt" style:font-style-asian="normal" style:font-size-complex="11pt" style:font-style-complex="normal"/>
    </style:style>
    <style:style style:name="P244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1pt" language="ru" country="RU" font-style="normal" officeooo:rsid="01f2b8f8" officeooo:paragraph-rsid="0304631c" background-color="transparent" style:font-size-asian="11pt" style:font-style-asian="normal" style:font-size-complex="11pt" style:font-style-complex="normal"/>
    </style:style>
    <style:style style:name="P245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1pt" language="ru" country="RU" font-style="normal" officeooo:rsid="01f67f92" officeooo:paragraph-rsid="02e0637e" background-color="transparent" style:font-size-asian="11pt" style:font-style-asian="normal" style:font-size-complex="11pt" style:font-style-complex="normal"/>
    </style:style>
    <style:style style:name="P246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1pt" language="ru" country="RU" font-style="normal" officeooo:rsid="012c7e27" officeooo:paragraph-rsid="0337d2fb" background-color="transparent" style:font-size-asian="11pt" style:font-style-asian="normal" style:font-size-complex="11pt" style:font-style-complex="normal"/>
    </style:style>
    <style:style style:name="P247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1pt" language="ru" country="RU" font-style="normal" officeooo:rsid="012c7e27" officeooo:paragraph-rsid="012c7e27" background-color="transparent" style:font-size-asian="11pt" style:font-style-asian="normal" style:font-size-complex="11pt" style:font-style-complex="normal"/>
    </style:style>
    <style:style style:name="P248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1pt" language="ru" country="RU" font-style="normal" officeooo:rsid="012c7e27" officeooo:paragraph-rsid="0304631c" background-color="transparent" style:font-size-asian="11pt" style:font-style-asian="normal" style:font-size-complex="11pt" style:font-style-complex="normal"/>
    </style:style>
    <style:style style:name="P249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1pt" language="ru" country="RU" font-style="normal" officeooo:rsid="0327989b" officeooo:paragraph-rsid="0327989b" background-color="transparent" style:font-size-asian="11pt" style:font-style-asian="normal" style:font-size-complex="11pt" style:font-style-complex="normal"/>
    </style:style>
    <style:style style:name="P250" style:family="paragraph" style:parent-style-name="Normal">
      <style:paragraph-properties margin-left="0.122cm" margin-right="0cm" text-align="start" style:justify-single-word="false" orphans="2" widows="2" text-indent="0cm" style:auto-text-indent="false"/>
      <style:text-properties color="#000000" loext:opacity="100%" style:font-name="Times New Roman1" font-size="11pt" language="ru" country="RU" font-style="normal" officeooo:paragraph-rsid="00d95e3a" background-color="transparent" style:font-size-asian="11pt" style:font-style-asian="normal" style:font-size-complex="11pt" style:font-style-complex="normal"/>
    </style:style>
    <style:style style:name="P251" style:family="paragraph" style:parent-style-name="Standard">
      <style:paragraph-properties margin-left="0.053cm" margin-right="0cm" margin-top="0cm" margin-bottom="0cm" style:contextual-spacing="false" text-align="center" style:justify-single-word="false" orphans="2" widows="2" text-indent="0cm" style:auto-text-indent="false"/>
      <style:text-properties color="#000000" loext:opacity="100%" style:font-name="Times New Roman1" font-size="11pt" language="ru" country="RU" font-style="normal" officeooo:rsid="02e34c1e" officeooo:paragraph-rsid="02e34c1e" style:letter-kerning="true" background-color="transparent" style:font-name-asian="Andale Sans UI" style:font-size-asian="11pt" style:font-style-asian="normal" style:font-size-complex="11pt" style:font-style-complex="normal"/>
    </style:style>
    <style:style style:name="P252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1pt" language="en" country="US" font-style="normal" officeooo:rsid="0012a13d" officeooo:paragraph-rsid="0337d2fb" background-color="transparent" style:font-size-asian="11pt" style:font-style-asian="normal" style:font-size-complex="11pt" style:font-style-complex="normal"/>
    </style:style>
    <style:style style:name="P253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1pt" language="en" country="US" font-style="normal" officeooo:rsid="0012a13d" officeooo:paragraph-rsid="02e0637e" background-color="transparent" style:font-size-asian="11pt" style:font-style-asian="normal" style:font-size-complex="11pt" style:font-style-complex="normal"/>
    </style:style>
    <style:style style:name="P254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1pt" language="en" country="US" font-style="normal" officeooo:rsid="0012a13d" officeooo:paragraph-rsid="029c9a8c" background-color="transparent" style:font-size-asian="11pt" style:font-style-asian="normal" style:font-size-complex="11pt" style:font-style-complex="normal"/>
    </style:style>
    <style:style style:name="P255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1pt" language="en" country="US" font-style="normal" officeooo:rsid="0012a13d" officeooo:paragraph-rsid="01287eab" background-color="transparent" style:font-size-asian="11pt" style:font-style-asian="normal" style:font-size-complex="11pt" style:font-style-complex="normal"/>
    </style:style>
    <style:style style:name="P256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1pt" language="en" country="US" font-style="normal" officeooo:rsid="0012a13d" officeooo:paragraph-rsid="0304631c" background-color="transparent" style:font-size-asian="11pt" style:font-style-asian="normal" style:font-size-complex="11pt" style:font-style-complex="normal"/>
    </style:style>
    <style:style style:name="P257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2pt" language="ru" country="RU" font-style="normal" 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P258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015ade8" officeooo:paragraph-rsid="0337d2fb" background-color="transparent" style:font-size-asian="12pt" style:font-style-asian="normal" style:font-size-complex="12pt" style:font-style-complex="normal"/>
    </style:style>
    <style:style style:name="P259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015ade8" officeooo:paragraph-rsid="00e83a55" background-color="transparent" style:font-size-asian="12pt" style:font-style-asian="normal" style:font-size-complex="12pt" style:font-style-complex="normal"/>
    </style:style>
    <style:style style:name="P260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015ade8" officeooo:paragraph-rsid="029c9a8c" background-color="transparent" style:font-size-asian="12pt" style:font-style-asian="normal" style:font-size-complex="12pt" style:font-style-complex="normal"/>
    </style:style>
    <style:style style:name="P261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015ade8" officeooo:paragraph-rsid="02e0637e" background-color="transparent" style:font-size-asian="12pt" style:font-style-asian="normal" style:font-size-complex="12pt" style:font-style-complex="normal"/>
    </style:style>
    <style:style style:name="P262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015ade8" officeooo:paragraph-rsid="02e2873f" background-color="transparent" style:font-size-asian="12pt" style:font-style-asian="normal" style:font-size-complex="12pt" style:font-style-complex="normal"/>
    </style:style>
    <style:style style:name="P263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015ade8" officeooo:paragraph-rsid="02e34c1e" background-color="transparent" style:font-size-asian="12pt" style:font-style-asian="normal" style:font-size-complex="12pt" style:font-style-complex="normal"/>
    </style:style>
    <style:style style:name="P264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015ade8" officeooo:paragraph-rsid="00ea2393" background-color="transparent" style:font-size-asian="12pt" style:font-style-asian="normal" style:font-size-complex="12pt" style:font-style-complex="normal"/>
    </style:style>
    <style:style style:name="P265" style:family="paragraph" style:parent-style-name="Normal">
      <loext:graphic-properties draw:fill="none"/>
      <style:paragraph-properties margin-left="0.199cm" margin-right="0cm" text-align="start" style:justify-single-word="false" orphans="2" widows="2" text-indent="0.101cm" style:auto-text-indent="false" background-color="transparent" style:writing-mode="lr-tb"/>
      <style:text-properties color="#000000" loext:opacity="100%" style:font-name="Times New Roman1" font-size="12pt" language="ru" country="RU" font-style="normal" officeooo:rsid="0015ade8" officeooo:paragraph-rsid="0337d2fb" background-color="transparent" style:font-size-asian="12pt" style:font-style-asian="normal" style:font-size-complex="12pt" style:font-style-complex="normal"/>
    </style:style>
    <style:style style:name="P266" style:family="paragraph" style:parent-style-name="Normal">
      <loext:graphic-properties draw:fill="none"/>
      <style:paragraph-properties margin-left="0cm" margin-right="0cm" text-align="start" style:justify-single-word="false" orphans="2" widows="2" text-indent="0.3cm" style:auto-text-indent="false" background-color="transparent" style:writing-mode="lr-tb"/>
      <style:text-properties color="#000000" loext:opacity="100%" style:font-name="Times New Roman1" font-size="12pt" language="ru" country="RU" font-style="normal" officeooo:rsid="0015ade8" officeooo:paragraph-rsid="00e64d75" background-color="transparent" style:font-size-asian="12pt" style:font-style-asian="normal" style:font-size-complex="12pt" style:font-style-complex="normal"/>
    </style:style>
    <style:style style:name="P267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015ade8" officeooo:paragraph-rsid="00e64d75" background-color="transparent" style:font-size-asian="12pt" style:font-style-asian="normal" style:font-size-complex="12pt" style:font-style-complex="normal"/>
    </style:style>
    <style:style style:name="P268" style:family="paragraph" style:parent-style-name="Normal">
      <loext:graphic-properties draw:fill="none"/>
      <style:paragraph-properties margin-left="0cm" margin-right="0cm" text-align="start" style:justify-single-word="false" orphans="2" widows="2" text-indent="0.3cm" style:auto-text-indent="false" background-color="transparent" style:writing-mode="lr-tb"/>
      <style:text-properties color="#000000" loext:opacity="100%" style:font-name="Times New Roman1" font-size="12pt" language="ru" country="RU" font-style="normal" officeooo:rsid="0015ade8" officeooo:paragraph-rsid="00fdcdf2" background-color="transparent" style:font-size-asian="12pt" style:font-style-asian="normal" style:font-size-complex="12pt" style:font-style-complex="normal"/>
    </style:style>
    <style:style style:name="P269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015ade8" officeooo:paragraph-rsid="00fdcdf2" background-color="transparent" style:font-size-asian="12pt" style:font-style-asian="normal" style:font-size-complex="12pt" style:font-style-complex="normal"/>
    </style:style>
    <style:style style:name="P270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015ade8" officeooo:paragraph-rsid="029c9a8c" background-color="transparent" style:font-size-asian="12pt" style:font-style-asian="normal" style:font-size-complex="12pt" style:font-style-complex="normal"/>
    </style:style>
    <style:style style:name="P271" style:family="paragraph" style:parent-style-name="Normal">
      <loext:graphic-properties draw:fill="none"/>
      <style:paragraph-properties margin-left="0.199cm" margin-right="0cm" text-align="start" style:justify-single-word="false" orphans="2" widows="2" text-indent="0.101cm" style:auto-text-indent="false" background-color="transparent" style:writing-mode="lr-tb"/>
      <style:text-properties color="#000000" loext:opacity="100%" style:font-name="Times New Roman1" font-size="12pt" language="ru" country="RU" font-style="normal" officeooo:rsid="0015ade8" officeooo:paragraph-rsid="02e0637e" background-color="transparent" style:font-size-asian="12pt" style:font-style-asian="normal" style:font-size-complex="12pt" style:font-style-complex="normal"/>
    </style:style>
    <style:style style:name="P272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015ade8" officeooo:paragraph-rsid="02e0637e" background-color="transparent" style:font-size-asian="12pt" style:font-style-asian="normal" style:font-size-complex="12pt" style:font-style-complex="normal"/>
    </style:style>
    <style:style style:name="P273" style:family="paragraph" style:parent-style-name="Normal">
      <loext:graphic-properties draw:fill="none"/>
      <style:paragraph-properties margin-left="0.199cm" margin-right="0cm" text-align="start" style:justify-single-word="false" orphans="2" widows="2" text-indent="0.101cm" style:auto-text-indent="false" background-color="transparent" style:writing-mode="lr-tb"/>
      <style:text-properties color="#000000" loext:opacity="100%" style:font-name="Times New Roman1" font-size="12pt" language="ru" country="RU" font-style="normal" officeooo:rsid="0015ade8" officeooo:paragraph-rsid="02e2873f" background-color="transparent" style:font-size-asian="12pt" style:font-style-asian="normal" style:font-size-complex="12pt" style:font-style-complex="normal"/>
    </style:style>
    <style:style style:name="P274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015ade8" officeooo:paragraph-rsid="02e2873f" background-color="transparent" style:font-size-asian="12pt" style:font-style-asian="normal" style:font-size-complex="12pt" style:font-style-complex="normal"/>
    </style:style>
    <style:style style:name="P275" style:family="paragraph" style:parent-style-name="Normal">
      <loext:graphic-properties draw:fill="none"/>
      <style:paragraph-properties margin-left="0.199cm" margin-right="0cm" text-align="start" style:justify-single-word="false" orphans="2" widows="2" text-indent="0.101cm" style:auto-text-indent="false" background-color="transparent" style:writing-mode="lr-tb"/>
      <style:text-properties color="#000000" loext:opacity="100%" style:font-name="Times New Roman1" font-size="12pt" language="ru" country="RU" font-style="normal" officeooo:rsid="0015ade8" officeooo:paragraph-rsid="02e34c1e" background-color="transparent" style:font-size-asian="12pt" style:font-style-asian="normal" style:font-size-complex="12pt" style:font-style-complex="normal"/>
    </style:style>
    <style:style style:name="P276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015ade8" officeooo:paragraph-rsid="02e34c1e" background-color="transparent" style:font-size-asian="12pt" style:font-style-asian="normal" style:font-size-complex="12pt" style:font-style-complex="normal"/>
    </style:style>
    <style:style style:name="P277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015ade8" officeooo:paragraph-rsid="00ea2393" background-color="transparent" style:font-size-asian="12pt" style:font-style-asian="normal" style:font-size-complex="12pt" style:font-style-complex="normal"/>
    </style:style>
    <style:style style:name="P278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015ade8" officeooo:paragraph-rsid="02fea5f0" background-color="transparent" style:font-size-asian="12pt" style:font-style-asian="normal" style:font-size-complex="12pt" style:font-style-complex="normal"/>
    </style:style>
    <style:style style:name="P279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1f0d059" officeooo:paragraph-rsid="0337d2fb" background-color="transparent" style:font-size-asian="12pt" style:font-style-asian="normal" style:font-size-complex="12pt" style:font-style-complex="normal"/>
    </style:style>
    <style:style style:name="P280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1f0d059" officeooo:paragraph-rsid="029c9a8c" background-color="transparent" style:font-size-asian="12pt" style:font-style-asian="normal" style:font-size-complex="12pt" style:font-style-complex="normal"/>
    </style:style>
    <style:style style:name="P281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1f0d059" officeooo:paragraph-rsid="02e0637e" background-color="transparent" style:font-size-asian="12pt" style:font-style-asian="normal" style:font-size-complex="12pt" style:font-style-complex="normal"/>
    </style:style>
    <style:style style:name="P282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1f0d059" officeooo:paragraph-rsid="0337d2fb" background-color="transparent" style:font-size-asian="12pt" style:font-style-asian="normal" style:font-size-complex="12pt" style:font-style-complex="normal"/>
    </style:style>
    <style:style style:name="P283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1f0d059" officeooo:paragraph-rsid="01f3d7c0" background-color="transparent" style:font-size-asian="12pt" style:font-style-asian="normal" style:font-size-complex="12pt" style:font-style-complex="normal"/>
    </style:style>
    <style:style style:name="P284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1f0d059" officeooo:paragraph-rsid="01f2b8f8" background-color="transparent" style:font-size-asian="12pt" style:font-style-asian="normal" style:font-size-complex="12pt" style:font-style-complex="normal"/>
    </style:style>
    <style:style style:name="P285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1f0d059" officeooo:paragraph-rsid="029c9a8c" background-color="transparent" style:font-size-asian="12pt" style:font-style-asian="normal" style:font-size-complex="12pt" style:font-style-complex="normal"/>
    </style:style>
    <style:style style:name="P286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1f0d059" officeooo:paragraph-rsid="02e0637e" background-color="transparent" style:font-size-asian="12pt" style:font-style-asian="normal" style:font-size-complex="12pt" style:font-style-complex="normal"/>
    </style:style>
    <style:style style:name="P287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1f0d059" officeooo:paragraph-rsid="02e2873f" background-color="transparent" style:font-size-asian="12pt" style:font-style-asian="normal" style:font-size-complex="12pt" style:font-style-complex="normal"/>
    </style:style>
    <style:style style:name="P288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1f0d059" officeooo:paragraph-rsid="02e34c1e" background-color="transparent" style:font-size-asian="12pt" style:font-style-asian="normal" style:font-size-complex="12pt" style:font-style-complex="normal"/>
    </style:style>
    <style:style style:name="P289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1fa4732" officeooo:paragraph-rsid="0337d2fb" background-color="transparent" style:font-size-asian="12pt" style:font-style-asian="normal" style:font-size-complex="12pt" style:font-style-complex="normal"/>
    </style:style>
    <style:style style:name="P290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1fa4732" officeooo:paragraph-rsid="029c9a8c" background-color="transparent" style:font-size-asian="12pt" style:font-style-asian="normal" style:font-size-complex="12pt" style:font-style-complex="normal"/>
    </style:style>
    <style:style style:name="P291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1fa4732" officeooo:paragraph-rsid="02e0637e" background-color="transparent" style:font-size-asian="12pt" style:font-style-asian="normal" style:font-size-complex="12pt" style:font-style-complex="normal"/>
    </style:style>
    <style:style style:name="P292" style:family="paragraph" style:parent-style-name="Normal">
      <loext:graphic-properties draw:fill="none"/>
      <style:paragraph-properties margin-left="0.199cm" margin-right="0cm" text-align="start" style:justify-single-word="false" orphans="2" widows="2" text-indent="0.101cm" style:auto-text-indent="false" background-color="transparent" style:writing-mode="lr-tb"/>
      <style:text-properties color="#000000" loext:opacity="100%" style:font-name="Times New Roman1" font-size="12pt" language="ru" country="RU" font-style="normal" officeooo:rsid="009b8348" officeooo:paragraph-rsid="0337d2fb" background-color="transparent" style:font-size-asian="12pt" style:font-style-asian="normal" style:font-size-complex="12pt" style:font-style-complex="normal"/>
    </style:style>
    <style:style style:name="P293" style:family="paragraph" style:parent-style-name="Normal">
      <loext:graphic-properties draw:fill="none"/>
      <style:paragraph-properties margin-left="0cm" margin-right="0cm" text-align="start" style:justify-single-word="false" orphans="2" widows="2" text-indent="0.3cm" style:auto-text-indent="false" background-color="transparent" style:writing-mode="lr-tb"/>
      <style:text-properties color="#000000" loext:opacity="100%" style:font-name="Times New Roman1" font-size="12pt" language="ru" country="RU" font-style="normal" officeooo:rsid="009b8348" officeooo:paragraph-rsid="00e64d75" background-color="transparent" style:font-size-asian="12pt" style:font-style-asian="normal" style:font-size-complex="12pt" style:font-style-complex="normal"/>
    </style:style>
    <style:style style:name="P294" style:family="paragraph" style:parent-style-name="Normal">
      <loext:graphic-properties draw:fill="none"/>
      <style:paragraph-properties margin-left="0.199cm" margin-right="0cm" text-align="start" style:justify-single-word="false" orphans="2" widows="2" text-indent="0.101cm" style:auto-text-indent="false" background-color="transparent" style:writing-mode="lr-tb"/>
      <style:text-properties color="#000000" loext:opacity="100%" style:font-name="Times New Roman1" font-size="12pt" language="ru" country="RU" font-style="normal" officeooo:rsid="009b8348" officeooo:paragraph-rsid="02e0637e" background-color="transparent" style:font-size-asian="12pt" style:font-style-asian="normal" style:font-size-complex="12pt" style:font-style-complex="normal"/>
    </style:style>
    <style:style style:name="P295" style:family="paragraph" style:parent-style-name="Normal">
      <loext:graphic-properties draw:fill="none"/>
      <style:paragraph-properties margin-left="0.199cm" margin-right="0cm" text-align="start" style:justify-single-word="false" orphans="2" widows="2" text-indent="0.101cm" style:auto-text-indent="false" background-color="transparent" style:writing-mode="lr-tb"/>
      <style:text-properties color="#000000" loext:opacity="100%" style:font-name="Times New Roman1" font-size="12pt" language="ru" country="RU" font-style="normal" officeooo:rsid="009b8348" officeooo:paragraph-rsid="02e2873f" background-color="transparent" style:font-size-asian="12pt" style:font-style-asian="normal" style:font-size-complex="12pt" style:font-style-complex="normal"/>
    </style:style>
    <style:style style:name="P296" style:family="paragraph" style:parent-style-name="Normal">
      <loext:graphic-properties draw:fill="none"/>
      <style:paragraph-properties margin-left="0.199cm" margin-right="0cm" text-align="start" style:justify-single-word="false" orphans="2" widows="2" text-indent="0.101cm" style:auto-text-indent="false" background-color="transparent" style:writing-mode="lr-tb"/>
      <style:text-properties color="#000000" loext:opacity="100%" style:font-name="Times New Roman1" font-size="12pt" language="ru" country="RU" font-style="normal" officeooo:rsid="009b8348" officeooo:paragraph-rsid="02e34c1e" background-color="transparent" style:font-size-asian="12pt" style:font-style-asian="normal" style:font-size-complex="12pt" style:font-style-complex="normal"/>
    </style:style>
    <style:style style:name="P297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0170017" officeooo:paragraph-rsid="0337d2fb" background-color="transparent" style:font-size-asian="12pt" style:font-style-asian="normal" style:font-size-complex="12pt" style:font-style-complex="normal"/>
    </style:style>
    <style:style style:name="P298" style:family="paragraph" style:parent-style-name="Normal">
      <loext:graphic-properties draw:fill="solid" draw:fill-color="#ffffff" draw:opacity="100%"/>
      <style:paragraph-properties margin-left="0cm" margin-right="0cm" text-align="center" style:justify-single-word="false" orphans="2" widows="2" text-indent="0cm" style:auto-text-indent="false" background-color="#ffffff"/>
      <style:text-properties color="#000000" loext:opacity="100%" style:font-name="Times New Roman1" font-size="12pt" language="ru" country="RU" font-style="normal" officeooo:rsid="00170017" officeooo:paragraph-rsid="0337d2fb" background-color="transparent" style:font-size-asian="12pt" style:font-style-asian="normal" style:font-size-complex="12pt" style:font-style-complex="normal"/>
    </style:style>
    <style:style style:name="P299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0170017" officeooo:paragraph-rsid="00e83a55" background-color="transparent" style:font-size-asian="12pt" style:font-style-asian="normal" style:font-size-complex="12pt" style:font-style-complex="normal"/>
    </style:style>
    <style:style style:name="P300" style:family="paragraph" style:parent-style-name="Normal">
      <loext:graphic-properties draw:fill="solid" draw:fill-color="#ffffff" draw:opacity="100%"/>
      <style:paragraph-properties margin-left="0cm" margin-right="0cm" text-align="center" style:justify-single-word="false" orphans="2" widows="2" text-indent="0cm" style:auto-text-indent="false" background-color="#ffffff"/>
      <style:text-properties color="#000000" loext:opacity="100%" style:font-name="Times New Roman1" font-size="12pt" language="ru" country="RU" font-style="normal" officeooo:rsid="00170017" officeooo:paragraph-rsid="00e83a55" background-color="transparent" style:font-size-asian="12pt" style:font-style-asian="normal" style:font-size-complex="12pt" style:font-style-complex="normal"/>
    </style:style>
    <style:style style:name="P301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1f3d7c0" officeooo:paragraph-rsid="0337d2fb" background-color="transparent" style:font-size-asian="12pt" style:font-style-asian="normal" style:font-size-complex="12pt" style:font-style-complex="normal"/>
    </style:style>
    <style:style style:name="P302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1f3d7c0" officeooo:paragraph-rsid="01f3d7c0" background-color="transparent" style:font-size-asian="12pt" style:font-style-asian="normal" style:font-size-complex="12pt" style:font-style-complex="normal"/>
    </style:style>
    <style:style style:name="P303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1f3d7c0" officeooo:paragraph-rsid="029c9a8c" background-color="transparent" style:font-size-asian="12pt" style:font-style-asian="normal" style:font-size-complex="12pt" style:font-style-complex="normal"/>
    </style:style>
    <style:style style:name="P304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1f3d7c0" officeooo:paragraph-rsid="02e0637e" background-color="transparent" style:font-size-asian="12pt" style:font-style-asian="normal" style:font-size-complex="12pt" style:font-style-complex="normal"/>
    </style:style>
    <style:style style:name="P305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1f3d7c0" officeooo:paragraph-rsid="02e2873f" background-color="transparent" style:font-size-asian="12pt" style:font-style-asian="normal" style:font-size-complex="12pt" style:font-style-complex="normal"/>
    </style:style>
    <style:style style:name="P306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1f3d7c0" officeooo:paragraph-rsid="02e34c1e" background-color="transparent" style:font-size-asian="12pt" style:font-style-asian="normal" style:font-size-complex="12pt" style:font-style-complex="normal"/>
    </style:style>
    <style:style style:name="P307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3139432" officeooo:paragraph-rsid="0337d2fb" background-color="transparent" style:font-size-asian="12pt" style:font-style-asian="normal" style:font-size-complex="12pt" style:font-style-complex="normal"/>
    </style:style>
    <style:style style:name="P308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3139432" officeooo:paragraph-rsid="03139432" background-color="transparent" style:font-size-asian="12pt" style:font-style-asian="normal" style:font-size-complex="12pt" style:font-style-complex="normal"/>
    </style:style>
    <style:style style:name="P309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2de16b6" officeooo:paragraph-rsid="0337d2fb" background-color="transparent" style:font-size-asian="12pt" style:font-style-asian="normal" style:font-size-complex="12pt" style:font-style-complex="normal"/>
    </style:style>
    <style:style style:name="P310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2de16b6" officeooo:paragraph-rsid="02de16b6" background-color="transparent" style:font-size-asian="12pt" style:font-style-asian="normal" style:font-size-complex="12pt" style:font-style-complex="normal"/>
    </style:style>
    <style:style style:name="P311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2de16b6" officeooo:paragraph-rsid="02e0637e" background-color="transparent" style:font-size-asian="12pt" style:font-style-asian="normal" style:font-size-complex="12pt" style:font-style-complex="normal"/>
    </style:style>
    <style:style style:name="P312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1f2b8f8" officeooo:paragraph-rsid="0337d2fb" background-color="transparent" style:font-size-asian="12pt" style:font-style-asian="normal" style:font-size-complex="12pt" style:font-style-complex="normal"/>
    </style:style>
    <style:style style:name="P313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1f2b8f8" officeooo:paragraph-rsid="01f2b8f8" background-color="transparent" style:font-size-asian="12pt" style:font-style-asian="normal" style:font-size-complex="12pt" style:font-style-complex="normal"/>
    </style:style>
    <style:style style:name="P314" style:family="paragraph" style:parent-style-name="Normal">
      <loext:graphic-properties draw:fill="none"/>
      <style:paragraph-properties margin-left="0cm" margin-right="0cm" text-align="start" style:justify-single-word="false" orphans="2" widows="2" text-indent="0.199cm" style:auto-text-indent="false" background-color="transparent" style:writing-mode="lr-tb"/>
      <style:text-properties color="#000000" loext:opacity="100%" style:font-name="Times New Roman1" font-size="12pt" language="ru" country="RU" font-style="normal" officeooo:rsid="01f2b8f8" officeooo:paragraph-rsid="030e3017" background-color="transparent" style:font-size-asian="12pt" style:font-style-asian="normal" style:font-size-complex="12pt" style:font-style-complex="normal"/>
    </style:style>
    <style:style style:name="P315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1f2b8f8" officeooo:paragraph-rsid="030e3017" background-color="transparent" style:font-size-asian="12pt" style:font-style-asian="normal" style:font-size-complex="12pt" style:font-style-complex="normal"/>
    </style:style>
    <style:style style:name="P316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1f2b8f8" officeooo:paragraph-rsid="029c9a8c" background-color="transparent" style:font-size-asian="12pt" style:font-style-asian="normal" style:font-size-complex="12pt" style:font-style-complex="normal"/>
    </style:style>
    <style:style style:name="P317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1f2b8f8" officeooo:paragraph-rsid="02e0637e" background-color="transparent" style:font-size-asian="12pt" style:font-style-asian="normal" style:font-size-complex="12pt" style:font-style-complex="normal"/>
    </style:style>
    <style:style style:name="P318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1f2b8f8" officeooo:paragraph-rsid="02fea5f0" background-color="transparent" style:font-size-asian="12pt" style:font-style-asian="normal" style:font-size-complex="12pt" style:font-style-complex="normal"/>
    </style:style>
    <style:style style:name="P319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1f2b8f8" officeooo:paragraph-rsid="02e34c1e" background-color="transparent" style:font-size-asian="12pt" style:font-style-asian="normal" style:font-size-complex="12pt" style:font-style-complex="normal"/>
    </style:style>
    <style:style style:name="P320" style:family="paragraph" style:parent-style-name="Normal">
      <loext:graphic-properties draw:fill="none"/>
      <style:paragraph-properties margin-left="0cm" margin-right="0cm" text-align="center" style:justify-single-word="false" orphans="2" widows="2" text-indent="0.3cm" style:auto-text-indent="false" background-color="transparent" style:writing-mode="lr-tb"/>
      <style:text-properties color="#000000" loext:opacity="100%" style:font-name="Times New Roman1" font-size="12pt" language="ru" country="RU" font-style="normal" officeooo:rsid="029cdc65" officeooo:paragraph-rsid="0337d2fb" background-color="transparent" style:font-size-asian="12pt" style:font-style-asian="normal" style:font-size-complex="12pt" style:font-style-complex="normal"/>
    </style:style>
    <style:style style:name="P321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29cdc65" officeooo:paragraph-rsid="0337d2fb" background-color="transparent" style:font-size-asian="12pt" style:font-style-asian="normal" style:font-size-complex="12pt" style:font-style-complex="normal"/>
    </style:style>
    <style:style style:name="P322" style:family="paragraph" style:parent-style-name="Normal">
      <loext:graphic-properties draw:fill="none"/>
      <style:paragraph-properties margin-left="0cm" margin-right="0cm" text-align="center" style:justify-single-word="false" orphans="2" widows="2" text-indent="0.3cm" style:auto-text-indent="false" background-color="transparent" style:writing-mode="lr-tb"/>
      <style:text-properties color="#000000" loext:opacity="100%" style:font-name="Times New Roman1" font-size="12pt" language="ru" country="RU" font-style="normal" officeooo:rsid="029cdc65" officeooo:paragraph-rsid="02de16b6" background-color="transparent" style:font-size-asian="12pt" style:font-style-asian="normal" style:font-size-complex="12pt" style:font-style-complex="normal"/>
    </style:style>
    <style:style style:name="P323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29cdc65" officeooo:paragraph-rsid="02de16b6" background-color="transparent" style:font-size-asian="12pt" style:font-style-asian="normal" style:font-size-complex="12pt" style:font-style-complex="normal"/>
    </style:style>
    <style:style style:name="P324" style:family="paragraph" style:parent-style-name="Normal">
      <loext:graphic-properties draw:fill="none"/>
      <style:paragraph-properties margin-left="0cm" margin-right="0cm" text-align="center" style:justify-single-word="false" orphans="2" widows="2" text-indent="0.3cm" style:auto-text-indent="false" background-color="transparent" style:writing-mode="lr-tb"/>
      <style:text-properties color="#000000" loext:opacity="100%" style:font-name="Times New Roman1" font-size="12pt" language="ru" country="RU" font-style="normal" officeooo:rsid="029cdc65" officeooo:paragraph-rsid="02e0637e" background-color="transparent" style:font-size-asian="12pt" style:font-style-asian="normal" style:font-size-complex="12pt" style:font-style-complex="normal"/>
    </style:style>
    <style:style style:name="P325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29cdc65" officeooo:paragraph-rsid="02e0637e" background-color="transparent" style:font-size-asian="12pt" style:font-style-asian="normal" style:font-size-complex="12pt" style:font-style-complex="normal"/>
    </style:style>
    <style:style style:name="P326" style:family="paragraph" style:parent-style-name="Normal">
      <loext:graphic-properties draw:fill="none"/>
      <style:paragraph-properties margin-left="0cm" margin-right="0cm" text-align="center" style:justify-single-word="false" orphans="2" widows="2" text-indent="0.3cm" style:auto-text-indent="false" background-color="transparent" style:writing-mode="lr-tb"/>
      <style:text-properties color="#000000" loext:opacity="100%" style:font-name="Times New Roman1" font-size="12pt" language="ru" country="RU" font-style="normal" officeooo:rsid="029cdc65" officeooo:paragraph-rsid="02e2873f" background-color="transparent" style:font-size-asian="12pt" style:font-style-asian="normal" style:font-size-complex="12pt" style:font-style-complex="normal"/>
    </style:style>
    <style:style style:name="P327" style:family="paragraph" style:parent-style-name="Normal">
      <loext:graphic-properties draw:fill="none"/>
      <style:paragraph-properties margin-left="0cm" margin-right="0cm" text-align="center" style:justify-single-word="false" orphans="2" widows="2" text-indent="0.3cm" style:auto-text-indent="false" background-color="transparent" style:writing-mode="lr-tb"/>
      <style:text-properties color="#000000" loext:opacity="100%" style:font-name="Times New Roman1" font-size="12pt" language="ru" country="RU" font-style="normal" officeooo:rsid="029cdc65" officeooo:paragraph-rsid="02e34c1e" background-color="transparent" style:font-size-asian="12pt" style:font-style-asian="normal" style:font-size-complex="12pt" style:font-style-complex="normal"/>
    </style:style>
    <style:style style:name="P328" style:family="paragraph" style:parent-style-name="Normal">
      <loext:graphic-properties draw:fill="none"/>
      <style:paragraph-properties margin-left="0cm" margin-right="0cm" text-align="start" style:justify-single-word="false" orphans="2" widows="2" text-indent="0.3cm" style:auto-text-indent="false" background-color="transparent" style:writing-mode="lr-tb"/>
      <style:text-properties color="#000000" loext:opacity="100%" style:font-name="Times New Roman1" font-size="12pt" language="ru" country="RU" font-style="normal" officeooo:rsid="029cdc65" officeooo:paragraph-rsid="02e2873f" background-color="transparent" style:font-size-asian="12pt" style:font-style-asian="normal" style:font-size-complex="12pt" style:font-style-complex="normal"/>
    </style:style>
    <style:style style:name="P329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1f67f92" officeooo:paragraph-rsid="0337d2fb" background-color="transparent" style:font-size-asian="12pt" style:font-style-asian="normal" style:font-size-complex="12pt" style:font-style-complex="normal"/>
    </style:style>
    <style:style style:name="P330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1f67f92" officeooo:paragraph-rsid="029c9a8c" background-color="transparent" style:font-size-asian="12pt" style:font-style-asian="normal" style:font-size-complex="12pt" style:font-style-complex="normal"/>
    </style:style>
    <style:style style:name="P331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1f67f92" officeooo:paragraph-rsid="02e0637e" background-color="transparent" style:font-size-asian="12pt" style:font-style-asian="normal" style:font-size-complex="12pt" style:font-style-complex="normal"/>
    </style:style>
    <style:style style:name="P332" style:family="paragraph" style:parent-style-name="Normal">
      <loext:graphic-properties draw:fill="none"/>
      <style:paragraph-properties margin-left="0cm" margin-right="0cm" text-align="center" style:justify-single-word="false" orphans="2" widows="2" text-indent="0.199cm" style:auto-text-indent="false" background-color="transparent" style:writing-mode="lr-tb"/>
      <style:text-properties color="#000000" loext:opacity="100%" style:font-name="Times New Roman1" font-size="12pt" language="ru" country="RU" font-style="normal" officeooo:rsid="01f67f92" officeooo:paragraph-rsid="02de16b6" background-color="transparent" style:font-size-asian="12pt" style:font-style-asian="normal" style:font-size-complex="12pt" style:font-style-complex="normal"/>
    </style:style>
    <style:style style:name="P333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1f67f92" officeooo:paragraph-rsid="00ea2393" background-color="transparent" style:font-size-asian="12pt" style:font-style-asian="normal" style:font-size-complex="12pt" style:font-style-complex="normal"/>
    </style:style>
    <style:style style:name="P334" style:family="paragraph" style:parent-style-name="Normal">
      <loext:graphic-properties draw:fill="none"/>
      <style:paragraph-properties margin-left="0cm" margin-right="0cm" text-align="center" style:justify-single-word="false" orphans="2" widows="2" text-indent="0.101cm" style:auto-text-indent="false" background-color="transparent" style:writing-mode="lr-tb"/>
      <style:text-properties color="#000000" loext:opacity="100%" style:font-name="Times New Roman1" font-size="12pt" language="ru" country="RU" font-style="normal" officeooo:rsid="01f67f92" officeooo:paragraph-rsid="02feafc5" background-color="transparent" style:font-size-asian="12pt" style:font-style-asian="normal" style:font-size-complex="12pt" style:font-style-complex="normal"/>
    </style:style>
    <style:style style:name="P335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2e2873f" officeooo:paragraph-rsid="02e2873f" background-color="transparent" style:font-size-asian="12pt" style:font-style-asian="normal" style:font-size-complex="12pt" style:font-style-complex="normal"/>
    </style:style>
    <style:style style:name="P336" style:family="paragraph" style:parent-style-name="Normal">
      <loext:graphic-properties draw:fill="none"/>
      <style:paragraph-properties margin-left="0cm" margin-right="0cm" text-align="center" style:justify-single-word="false" orphans="2" widows="2" text-indent="0.199cm" style:auto-text-indent="false" background-color="transparent" style:writing-mode="lr-tb"/>
      <style:text-properties color="#000000" loext:opacity="100%" style:font-name="Times New Roman1" font-size="12pt" language="ru" country="RU" font-style="normal" officeooo:rsid="02e2873f" officeooo:paragraph-rsid="02e2873f" background-color="transparent" style:font-size-asian="12pt" style:font-style-asian="normal" style:font-size-complex="12pt" style:font-style-complex="normal"/>
    </style:style>
    <style:style style:name="P337" style:family="paragraph" style:parent-style-name="Normal">
      <loext:graphic-properties draw:fill="none"/>
      <style:paragraph-properties margin-left="0cm" margin-right="0cm" text-align="center" style:justify-single-word="false" orphans="2" widows="2" text-indent="0.101cm" style:auto-text-indent="false" background-color="transparent" style:writing-mode="lr-tb"/>
      <style:text-properties color="#000000" loext:opacity="100%" style:font-name="Times New Roman1" font-size="12pt" language="ru" country="RU" font-style="normal" officeooo:rsid="02e2873f" officeooo:paragraph-rsid="02e2873f" background-color="transparent" style:font-size-asian="12pt" style:font-style-asian="normal" style:font-size-complex="12pt" style:font-style-complex="normal"/>
    </style:style>
    <style:style style:name="P338" style:family="paragraph" style:parent-style-name="Normal">
      <loext:graphic-properties draw:fill="none"/>
      <style:paragraph-properties margin-left="0cm" margin-right="0cm" text-align="center" style:justify-single-word="false" orphans="2" widows="2" text-indent="0.199cm" style:auto-text-indent="false" background-color="transparent" style:writing-mode="lr-tb"/>
      <style:text-properties color="#000000" loext:opacity="100%" style:font-name="Times New Roman1" font-size="12pt" language="ru" country="RU" font-style="normal" officeooo:rsid="02e2873f" officeooo:paragraph-rsid="02e2ce4c" background-color="transparent" style:font-size-asian="12pt" style:font-style-asian="normal" style:font-size-complex="12pt" style:font-style-complex="normal"/>
    </style:style>
    <style:style style:name="P339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2e2873f" officeooo:paragraph-rsid="02e34c1e" background-color="transparent" style:font-size-asian="12pt" style:font-style-asian="normal" style:font-size-complex="12pt" style:font-style-complex="normal"/>
    </style:style>
    <style:style style:name="P340" style:family="paragraph" style:parent-style-name="Normal">
      <loext:graphic-properties draw:fill="none"/>
      <style:paragraph-properties margin-left="0cm" margin-right="0cm" text-align="center" style:justify-single-word="false" orphans="2" widows="2" text-indent="0.199cm" style:auto-text-indent="false" background-color="transparent" style:writing-mode="lr-tb"/>
      <style:text-properties color="#000000" loext:opacity="100%" style:font-name="Times New Roman1" font-size="12pt" language="ru" country="RU" font-style="normal" officeooo:rsid="02e2873f" officeooo:paragraph-rsid="02e34c1e" background-color="transparent" style:font-size-asian="12pt" style:font-style-asian="normal" style:font-size-complex="12pt" style:font-style-complex="normal"/>
    </style:style>
    <style:style style:name="P341" style:family="paragraph" style:parent-style-name="Normal">
      <loext:graphic-properties draw:fill="none"/>
      <style:paragraph-properties margin-left="0cm" margin-right="0cm" text-align="center" style:justify-single-word="false" orphans="2" widows="2" text-indent="0.101cm" style:auto-text-indent="false" background-color="transparent" style:writing-mode="lr-tb"/>
      <style:text-properties color="#000000" loext:opacity="100%" style:font-name="Times New Roman1" font-size="12pt" language="ru" country="RU" font-style="normal" officeooo:rsid="02e2873f" officeooo:paragraph-rsid="02e34c1e" background-color="transparent" style:font-size-asian="12pt" style:font-style-asian="normal" style:font-size-complex="12pt" style:font-style-complex="normal"/>
    </style:style>
    <style:style style:name="P342" style:family="paragraph" style:parent-style-name="Normal">
      <loext:graphic-properties draw:fill="none"/>
      <style:paragraph-properties margin-left="0cm" margin-right="-0.199cm" text-align="center" style:justify-single-word="false" orphans="2" widows="2" text-indent="0.101cm" style:auto-text-indent="false" background-color="transparent" style:writing-mode="lr-tb"/>
      <style:text-properties color="#000000" loext:opacity="100%" style:font-name="Times New Roman1" font-size="12pt" language="ru" country="RU" font-style="normal" officeooo:rsid="02e2873f" officeooo:paragraph-rsid="02e34c1e" background-color="transparent" style:font-size-asian="12pt" style:font-style-asian="normal" style:font-size-complex="12pt" style:font-style-complex="normal"/>
    </style:style>
    <style:style style:name="P343" style:family="paragraph" style:parent-style-name="Normal">
      <loext:graphic-properties draw:fill="none"/>
      <style:paragraph-properties margin-left="0.199cm" margin-right="0cm" text-align="start" style:justify-single-word="false" orphans="2" widows="2" text-indent="0.101cm" style:auto-text-indent="false" background-color="transparent" style:writing-mode="lr-tb"/>
      <style:text-properties color="#000000" loext:opacity="100%" style:font-name="Times New Roman1" font-size="12pt" language="ru" country="RU" font-style="normal" officeooo:rsid="02e2873f" officeooo:paragraph-rsid="02e2873f" background-color="transparent" style:font-size-asian="12pt" style:font-style-asian="normal" style:font-size-complex="12pt" style:font-style-complex="normal"/>
    </style:style>
    <style:style style:name="P344" style:family="paragraph" style:parent-style-name="Normal">
      <loext:graphic-properties draw:fill="none"/>
      <style:paragraph-properties margin-left="0cm" margin-right="0cm" text-align="start" style:justify-single-word="false" orphans="2" widows="2" text-indent="0.199cm" style:auto-text-indent="false" background-color="transparent" style:writing-mode="lr-tb"/>
      <style:text-properties color="#000000" loext:opacity="100%" style:font-name="Times New Roman1" font-size="12pt" language="ru" country="RU" font-style="normal" officeooo:rsid="02e2873f" officeooo:paragraph-rsid="02e2873f" background-color="transparent" style:font-size-asian="12pt" style:font-style-asian="normal" style:font-size-complex="12pt" style:font-style-complex="normal"/>
    </style:style>
    <style:style style:name="P345" style:family="paragraph" style:parent-style-name="Normal">
      <loext:graphic-properties draw:fill="none"/>
      <style:paragraph-properties margin-left="0.199cm" margin-right="0cm" text-align="start" style:justify-single-word="false" orphans="2" widows="2" text-indent="0.101cm" style:auto-text-indent="false" background-color="transparent" style:writing-mode="lr-tb"/>
      <style:text-properties color="#000000" loext:opacity="100%" style:font-name="Times New Roman1" font-size="12pt" language="ru" country="RU" font-style="normal" officeooo:rsid="02e2873f" officeooo:paragraph-rsid="02e34c1e" background-color="transparent" style:font-size-asian="12pt" style:font-style-asian="normal" style:font-size-complex="12pt" style:font-style-complex="normal"/>
    </style:style>
    <style:style style:name="P346" style:family="paragraph" style:parent-style-name="Normal">
      <loext:graphic-properties draw:fill="none"/>
      <style:paragraph-properties margin-left="0cm" margin-right="0cm" text-align="start" style:justify-single-word="false" orphans="2" widows="2" text-indent="0.199cm" style:auto-text-indent="false" background-color="transparent" style:writing-mode="lr-tb"/>
      <style:text-properties color="#000000" loext:opacity="100%" style:font-name="Times New Roman1" font-size="12pt" language="ru" country="RU" font-style="normal" officeooo:rsid="02e2873f" officeooo:paragraph-rsid="02e34c1e" background-color="transparent" style:font-size-asian="12pt" style:font-style-asian="normal" style:font-size-complex="12pt" style:font-style-complex="normal"/>
    </style:style>
    <style:style style:name="P347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30e3017" officeooo:paragraph-rsid="030e3017" background-color="transparent" style:font-size-asian="12pt" style:font-style-asian="normal" style:font-size-complex="12pt" style:font-style-complex="normal"/>
    </style:style>
    <style:style style:name="P348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0982d94" officeooo:paragraph-rsid="00ea2393" background-color="transparent" style:font-size-asian="12pt" style:font-style-asian="normal" style:font-size-complex="12pt" style:font-style-complex="normal"/>
    </style:style>
    <style:style style:name="P349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1f91f54" officeooo:paragraph-rsid="029c9a8c" background-color="transparent" style:font-size-asian="12pt" style:font-style-asian="normal" style:font-size-complex="12pt" style:font-style-complex="normal"/>
    </style:style>
    <style:style style:name="P350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1f91f54" officeooo:paragraph-rsid="02e0637e" background-color="transparent" style:font-size-asian="12pt" style:font-style-asian="normal" style:font-size-complex="12pt" style:font-style-complex="normal"/>
    </style:style>
    <style:style style:name="P351" style:family="paragraph" style:parent-style-name="Normal">
      <loext:graphic-properties draw:fill="none"/>
      <style:paragraph-properties margin-left="0cm" margin-right="0cm" text-align="center" style:justify-single-word="false" orphans="2" widows="2" text-indent="0.3cm" style:auto-text-indent="false" background-color="transparent" style:writing-mode="lr-tb"/>
      <style:text-properties color="#000000" loext:opacity="100%" style:font-name="Times New Roman1" font-size="12pt" language="ru" country="RU" font-style="normal" officeooo:rsid="02e2ce4c" officeooo:paragraph-rsid="02e2ce4c" background-color="transparent" style:font-size-asian="12pt" style:font-style-asian="normal" style:font-size-complex="12pt" style:font-style-complex="normal"/>
    </style:style>
    <style:style style:name="P352" style:family="paragraph" style:parent-style-name="Normal">
      <loext:graphic-properties draw:fill="none"/>
      <style:paragraph-properties margin-left="0cm" margin-right="0cm" text-align="center" style:justify-single-word="false" orphans="2" widows="2" text-indent="0.3cm" style:auto-text-indent="false" background-color="transparent" style:writing-mode="lr-tb"/>
      <style:text-properties color="#000000" loext:opacity="100%" style:font-name="Times New Roman1" font-size="12pt" language="ru" country="RU" font-style="normal" officeooo:rsid="02e2ce4c" officeooo:paragraph-rsid="02e34c1e" background-color="transparent" style:font-size-asian="12pt" style:font-style-asian="normal" style:font-size-complex="12pt" style:font-style-complex="normal"/>
    </style:style>
    <style:style style:name="P353" style:family="paragraph" style:parent-style-name="Normal">
      <loext:graphic-properties draw:fill="none"/>
      <style:paragraph-properties margin-left="0.101cm" margin-right="0cm" text-align="start" style:justify-single-word="false" orphans="2" widows="2" text-indent="0.199cm" style:auto-text-indent="false" background-color="transparent" style:writing-mode="lr-tb"/>
      <style:text-properties color="#000000" loext:opacity="100%" style:font-name="Times New Roman1" font-size="12pt" language="ru" country="RU" font-style="normal" officeooo:rsid="02e2ce4c" officeooo:paragraph-rsid="02e2ce4c" background-color="transparent" style:font-size-asian="12pt" style:font-style-asian="normal" style:font-size-complex="12pt" style:font-style-complex="normal"/>
    </style:style>
    <style:style style:name="P354" style:family="paragraph" style:parent-style-name="Normal">
      <loext:graphic-properties draw:fill="none"/>
      <style:paragraph-properties margin-left="0cm" margin-right="0cm" text-align="start" style:justify-single-word="false" orphans="2" widows="2" text-indent="0.3cm" style:auto-text-indent="false" background-color="transparent" style:writing-mode="lr-tb"/>
      <style:text-properties color="#000000" loext:opacity="100%" style:font-name="Times New Roman1" font-size="12pt" language="ru" country="RU" font-style="normal" officeooo:rsid="02e2ce4c" officeooo:paragraph-rsid="02e2ce4c" background-color="transparent" style:font-size-asian="12pt" style:font-style-asian="normal" style:font-size-complex="12pt" style:font-style-complex="normal"/>
    </style:style>
    <style:style style:name="P355" style:family="paragraph" style:parent-style-name="Normal">
      <style:paragraph-properties margin-left="0.122cm" margin-right="0cm" text-align="center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2ef2a19" officeooo:paragraph-rsid="02ef2a19" background-color="transparent" style:font-size-asian="12pt" style:font-style-asian="normal" style:font-size-complex="12pt" style:font-style-complex="normal"/>
    </style:style>
    <style:style style:name="P356" style:family="paragraph" style:parent-style-name="Normal">
      <style:paragraph-properties margin-left="0.122cm" margin-right="0cm" text-align="center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2ef2a19" officeooo:paragraph-rsid="0337d2fb" background-color="transparent" style:font-size-asian="12pt" style:font-style-asian="normal" style:font-size-complex="12pt" style:font-style-complex="normal"/>
    </style:style>
    <style:style style:name="P357" style:family="paragraph" style:parent-style-name="Normal">
      <style:paragraph-properties margin-left="0.106cm" margin-right="0cm" text-align="start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0dcef12" officeooo:paragraph-rsid="02e2873f" background-color="transparent" style:font-size-asian="12pt" style:font-style-asian="normal" style:font-size-complex="12pt" style:font-style-complex="normal"/>
    </style:style>
    <style:style style:name="P358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03b067f" officeooo:paragraph-rsid="030fa5fb" background-color="transparent" style:font-size-asian="12pt" style:font-style-asian="normal" style:font-size-complex="12pt" style:font-style-complex="normal"/>
    </style:style>
    <style:style style:name="P359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rsid="012c7e27" officeooo:paragraph-rsid="02fea5f0" background-color="transparent" style:font-size-asian="12pt" style:font-style-asian="normal" style:font-size-complex="12pt" style:font-style-complex="normal"/>
    </style:style>
    <style:style style:name="P360" style:family="paragraph" style:parent-style-name="Normal">
      <style:paragraph-properties margin-left="0.106cm" margin-right="0cm" text-align="start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paragraph-rsid="02e2873f" background-color="transparent" style:font-size-asian="12pt" style:font-style-asian="normal" style:font-size-complex="12pt" style:font-style-complex="normal"/>
    </style:style>
    <style:style style:name="P361" style:family="paragraph" style:parent-style-name="Normal">
      <style:paragraph-properties margin-left="0.122cm" margin-right="0cm" text-align="start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paragraph-rsid="02e2873f" background-color="transparent" style:font-size-asian="12pt" style:font-style-asian="normal" style:font-size-complex="12pt" style:font-style-complex="normal"/>
    </style:style>
    <style:style style:name="P362" style:family="paragraph" style:parent-style-name="Normal">
      <style:paragraph-properties margin-left="0.071cm" margin-right="0cm" text-align="start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paragraph-rsid="02e2873f" background-color="transparent" style:font-size-asian="12pt" style:font-style-asian="normal" style:font-size-complex="12pt" style:font-style-complex="normal"/>
    </style:style>
    <style:style style:name="P363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2pt" language="ru" country="RU" font-style="normal" background-color="transparent" style:font-size-asian="12pt" style:font-style-asian="normal" style:font-size-complex="12pt" style:font-style-complex="normal"/>
    </style:style>
    <style:style style:name="P364" style:family="paragraph" style:parent-style-name="Normal">
      <style:paragraph-properties margin-left="0.122cm" margin-right="0cm" text-align="start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paragraph-rsid="02e34c1e" background-color="transparent" style:font-size-asian="12pt" style:font-style-asian="normal" style:font-size-complex="12pt" style:font-style-complex="normal"/>
    </style:style>
    <style:style style:name="P365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2pt" language="ru" country="RU" font-style="normal" background-color="transparent" style:font-size-asian="12pt" style:font-style-asian="normal" style:font-size-complex="12pt" style:font-style-complex="normal"/>
    </style:style>
    <style:style style:name="P366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2pt" language="ru" country="RU" font-style="normal" officeooo:paragraph-rsid="0304631c" background-color="transparent" style:font-size-asian="12pt" style:font-style-asian="normal" style:font-size-complex="12pt" style:font-style-complex="normal"/>
    </style:style>
    <style:style style:name="P367" style:family="paragraph" style:parent-style-name="Normal">
      <style:paragraph-properties margin-left="0.122cm" margin-right="0cm" text-align="start" style:justify-single-word="false" orphans="2" widows="2" text-indent="0cm" style:auto-text-indent="false"/>
      <style:text-properties color="#000000" loext:opacity="100%" style:font-name="Times New Roman1" font-size="12pt" language="ru" country="RU" officeooo:rsid="00362a56" officeooo:paragraph-rsid="02fea5f0" background-color="transparent" style:font-size-asian="12pt" style:font-size-complex="12pt"/>
    </style:style>
    <style:style style:name="P368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2pt" language="en" country="US" font-style="normal" officeooo:rsid="0012a13d" officeooo:paragraph-rsid="0337d2fb" background-color="transparent" style:font-size-asian="12pt" style:font-style-asian="normal" style:font-size-complex="12pt" style:font-style-complex="normal"/>
    </style:style>
    <style:style style:name="P369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2pt" language="en" country="US" font-style="normal" officeooo:rsid="0012a13d" officeooo:paragraph-rsid="00ea2393" background-color="transparent" style:font-size-asian="12pt" style:font-style-asian="normal" style:font-size-complex="12pt" style:font-style-complex="normal"/>
    </style:style>
    <style:style style:name="P370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2pt" language="en" country="US" font-style="normal" officeooo:rsid="0012a13d" officeooo:paragraph-rsid="029c9a8c" background-color="transparent" style:font-size-asian="12pt" style:font-style-asian="normal" style:font-size-complex="12pt" style:font-style-complex="normal"/>
    </style:style>
    <style:style style:name="P371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2pt" language="en" country="US" font-style="normal" officeooo:rsid="0012a13d" officeooo:paragraph-rsid="02e0637e" background-color="transparent" style:font-size-asian="12pt" style:font-style-asian="normal" style:font-size-complex="12pt" style:font-style-complex="normal"/>
    </style:style>
    <style:style style:name="P372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2pt" language="en" country="US" font-style="normal" officeooo:rsid="0012a13d" officeooo:paragraph-rsid="02e2873f" background-color="transparent" style:font-size-asian="12pt" style:font-style-asian="normal" style:font-size-complex="12pt" style:font-style-complex="normal"/>
    </style:style>
    <style:style style:name="P373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2pt" language="en" country="US" font-style="normal" officeooo:rsid="0012a13d" officeooo:paragraph-rsid="02e34c1e" background-color="transparent" style:font-size-asian="12pt" style:font-style-asian="normal" style:font-size-complex="12pt" style:font-style-complex="normal"/>
    </style:style>
    <style:style style:name="P374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2pt" language="en" country="US" font-style="normal" officeooo:rsid="0012a13d" officeooo:paragraph-rsid="02fea5f0" background-color="transparent" style:font-size-asian="12pt" style:font-style-asian="normal" style:font-size-complex="12pt" style:font-style-complex="normal"/>
    </style:style>
    <style:style style:name="P375" style:family="paragraph" style:parent-style-name="Normal">
      <loext:graphic-properties draw:fill="none"/>
      <style:paragraph-properties margin-left="0cm" margin-right="0cm" text-align="center" style:justify-single-word="false" orphans="2" widows="2" text-indent="0.3cm" style:auto-text-indent="false" background-color="transparent" style:writing-mode="lr-tb"/>
      <style:text-properties color="#000000" loext:opacity="100%" style:font-name="Times New Roman1" font-size="12pt" language="en" country="US" font-style="normal" officeooo:rsid="0012a13d" officeooo:paragraph-rsid="0337d2fb" background-color="transparent" style:font-size-asian="12pt" style:font-style-asian="normal" style:font-size-complex="12pt" style:font-style-complex="normal"/>
    </style:style>
    <style:style style:name="P376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2pt" language="en" country="US" font-style="normal" officeooo:rsid="0012a13d" officeooo:paragraph-rsid="00ea2393" background-color="transparent" style:font-size-asian="12pt" style:font-style-asian="normal" style:font-size-complex="12pt" style:font-style-complex="normal"/>
    </style:style>
    <style:style style:name="P377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2pt" language="en" country="US" font-style="normal" officeooo:rsid="0012a13d" officeooo:paragraph-rsid="02de16b6" background-color="transparent" style:font-size-asian="12pt" style:font-style-asian="normal" style:font-size-complex="12pt" style:font-style-complex="normal"/>
    </style:style>
    <style:style style:name="P378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2pt" language="en" country="US" font-style="normal" officeooo:rsid="0012a13d" officeooo:paragraph-rsid="02feafc5" background-color="transparent" style:font-size-asian="12pt" style:font-style-asian="normal" style:font-size-complex="12pt" style:font-style-complex="normal"/>
    </style:style>
    <style:style style:name="P379" style:family="paragraph" style:parent-style-name="Normal">
      <loext:graphic-properties draw:fill="none"/>
      <style:paragraph-properties margin-left="0cm" margin-right="0cm" text-align="center" style:justify-single-word="false" orphans="2" widows="2" text-indent="0.3cm" style:auto-text-indent="false" background-color="transparent" style:writing-mode="lr-tb"/>
      <style:text-properties color="#000000" loext:opacity="100%" style:font-name="Times New Roman1" font-size="12pt" language="en" country="US" font-style="normal" officeooo:rsid="0012a13d" officeooo:paragraph-rsid="029c9a8c" background-color="transparent" style:font-size-asian="12pt" style:font-style-asian="normal" style:font-size-complex="12pt" style:font-style-complex="normal"/>
    </style:style>
    <style:style style:name="P380" style:family="paragraph" style:parent-style-name="Normal">
      <loext:graphic-properties draw:fill="none"/>
      <style:paragraph-properties margin-left="0cm" margin-right="0cm" text-align="center" style:justify-single-word="false" orphans="2" widows="2" text-indent="0.3cm" style:auto-text-indent="false" background-color="transparent" style:writing-mode="lr-tb"/>
      <style:text-properties color="#000000" loext:opacity="100%" style:font-name="Times New Roman1" font-size="12pt" language="en" country="US" font-style="normal" officeooo:rsid="0012a13d" officeooo:paragraph-rsid="02e0637e" background-color="transparent" style:font-size-asian="12pt" style:font-style-asian="normal" style:font-size-complex="12pt" style:font-style-complex="normal"/>
    </style:style>
    <style:style style:name="P381" style:family="paragraph" style:parent-style-name="Normal">
      <loext:graphic-properties draw:fill="none"/>
      <style:paragraph-properties margin-left="0cm" margin-right="0cm" text-align="center" style:justify-single-word="false" orphans="2" widows="2" text-indent="0.3cm" style:auto-text-indent="false" background-color="transparent" style:writing-mode="lr-tb"/>
      <style:text-properties color="#000000" loext:opacity="100%" style:font-name="Times New Roman1" font-size="12pt" language="en" country="US" font-style="normal" officeooo:rsid="0012a13d" officeooo:paragraph-rsid="02e2873f" background-color="transparent" style:font-size-asian="12pt" style:font-style-asian="normal" style:font-size-complex="12pt" style:font-style-complex="normal"/>
    </style:style>
    <style:style style:name="P382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2pt" language="en" country="US" font-style="normal" officeooo:rsid="0012a13d" officeooo:paragraph-rsid="02e2873f" background-color="transparent" style:font-size-asian="12pt" style:font-style-asian="normal" style:font-size-complex="12pt" style:font-style-complex="normal"/>
    </style:style>
    <style:style style:name="P383" style:family="paragraph" style:parent-style-name="Normal">
      <loext:graphic-properties draw:fill="none"/>
      <style:paragraph-properties margin-left="0cm" margin-right="0cm" text-align="center" style:justify-single-word="false" orphans="2" widows="2" text-indent="0.3cm" style:auto-text-indent="false" background-color="transparent" style:writing-mode="lr-tb"/>
      <style:text-properties color="#000000" loext:opacity="100%" style:font-name="Times New Roman1" font-size="12pt" language="en" country="US" font-style="normal" officeooo:rsid="0012a13d" officeooo:paragraph-rsid="02e34c1e" background-color="transparent" style:font-size-asian="12pt" style:font-style-asian="normal" style:font-size-complex="12pt" style:font-style-complex="normal"/>
    </style:style>
    <style:style style:name="P384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style:font-name="Times New Roman1" font-size="12pt" language="en" country="US" font-style="normal" officeooo:rsid="0012a13d" officeooo:paragraph-rsid="02e34c1e" background-color="transparent" style:font-size-asian="12pt" style:font-style-asian="normal" style:font-size-complex="12pt" style:font-style-complex="normal"/>
    </style:style>
    <style:style style:name="P385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2pt" language="en" country="US" font-style="normal" officeooo:rsid="01f3d7c0" officeooo:paragraph-rsid="01f3d7c0" background-color="transparent" style:font-size-asian="12pt" style:font-style-asian="normal" style:font-size-complex="12pt" style:font-style-complex="normal"/>
    </style:style>
    <style:style style:name="P386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style:font-name="Times New Roman1" font-size="12pt" language="en" country="US" font-style="normal" officeooo:paragraph-rsid="02e2873f" background-color="transparent" style:font-size-asian="12pt" style:font-style-asian="normal" style:font-size-complex="12pt" style:font-style-complex="normal"/>
    </style:style>
    <style:style style:name="P387" style:family="paragraph" style:parent-style-name="Normal">
      <style:paragraph-properties margin-left="0.122cm" margin-right="0cm" text-align="start" style:justify-single-word="false" orphans="2" widows="2" text-indent="0cm" style:auto-text-indent="false"/>
      <style:text-properties color="#000000" loext:opacity="100%" style:font-name="Times New Roman1" font-size="12pt" language="en" country="US" font-style="normal" officeooo:paragraph-rsid="02e2873f" background-color="transparent" style:font-size-asian="12pt" style:font-style-asian="normal" style:font-size-complex="12pt" style:font-style-complex="normal"/>
    </style:style>
    <style:style style:name="P388" style:family="paragraph" style:parent-style-name="Standard">
      <style:paragraph-properties margin-left="0.053cm" margin-right="0cm" margin-top="0cm" margin-bottom="0cm" style:contextual-spacing="false" text-align="center" style:justify-single-word="false" orphans="2" widows="2" text-indent="0cm" style:auto-text-indent="false"/>
      <style:text-properties color="#000000" loext:opacity="100%" style:font-name="Times New Roman1" font-size="12pt" language="en" country="US" font-style="normal" officeooo:rsid="00d9a170" officeooo:paragraph-rsid="030cdf04" background-color="transparent" style:font-size-asian="12pt" style:font-style-asian="normal" style:font-size-complex="12pt" style:font-style-complex="normal"/>
    </style:style>
    <style:style style:name="P389" style:family="paragraph" style:parent-style-name="Standard">
      <style:paragraph-properties margin-left="0.053cm" margin-right="0cm" margin-top="0cm" margin-bottom="0cm" style:contextual-spacing="false" text-align="center" style:justify-single-word="false" orphans="2" widows="2" text-indent="0cm" style:auto-text-indent="false"/>
      <style:text-properties color="#000000" loext:opacity="100%" style:font-name="Times New Roman1" font-size="12pt" language="en" country="US" font-style="normal" officeooo:rsid="00d9a170" officeooo:paragraph-rsid="02e2873f" style:letter-kerning="true" background-color="transparent" style:font-name-asian="Andale Sans UI" style:font-size-asian="12pt" style:font-style-asian="normal" style:font-size-complex="12pt" style:font-style-complex="normal"/>
    </style:style>
    <style:style style:name="P390" style:family="paragraph" style:parent-style-name="Header">
      <style:paragraph-properties text-align="center" style:justify-single-word="false" style:snap-to-layout-grid="false">
        <style:tab-stops/>
      </style:paragraph-properties>
      <style:text-properties color="#000000" loext:opacity="100%" font-size="14pt" font-style="normal" officeooo:paragraph-rsid="0339acd8" background-color="transparent" style:font-size-asian="14pt" style:font-style-asian="normal" style:font-size-complex="14pt" style:font-style-complex="normal"/>
    </style:style>
    <style:style style:name="P391" style:family="paragraph" style:parent-style-name="Standard">
      <style:paragraph-properties text-align="center" style:justify-single-word="false" style:snap-to-layout-grid="false"/>
      <style:text-properties color="#000000" loext:opacity="100%" font-size="14pt" font-style="normal" officeooo:paragraph-rsid="02c830b2" background-color="transparent" style:font-size-asian="14pt" style:font-style-asian="normal" style:font-size-complex="14pt" style:font-style-complex="normal"/>
    </style:style>
    <style:style style:name="P392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font-size="14pt" font-style="normal" officeooo:rsid="01dc6b93" officeooo:paragraph-rsid="01dc6b93" background-color="transparent" style:font-size-asian="14pt" style:font-style-asian="normal" style:font-size-complex="14pt" style:font-style-complex="normal"/>
    </style:style>
    <style:style style:name="P393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font-size="14pt" font-style="normal" officeooo:rsid="02de16b6" officeooo:paragraph-rsid="02de16b6" background-color="transparent" style:font-size-asian="14pt" style:font-style-asian="normal" style:font-size-complex="14pt" style:font-style-complex="normal"/>
    </style:style>
    <style:style style:name="P394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font-size="14pt" font-style="normal" officeooo:rsid="02e0637e" officeooo:paragraph-rsid="02e0637e" background-color="transparent" style:font-size-asian="14pt" style:font-style-asian="normal" style:font-size-complex="14pt" style:font-style-complex="normal"/>
    </style:style>
    <style:style style:name="P395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font-size="14pt" font-style="normal" officeooo:rsid="0337d2fb" officeooo:paragraph-rsid="0337d2fb" background-color="transparent" style:font-size-asian="14pt" style:font-style-asian="normal" style:font-size-complex="14pt" style:font-style-complex="normal"/>
    </style:style>
    <style:style style:name="P396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font-size="14pt" font-style="normal" officeooo:rsid="02e5bafa" officeooo:paragraph-rsid="02e5bafa" background-color="transparent" style:font-size-asian="14pt" style:font-style-asian="normal" style:font-size-complex="14pt" style:font-style-complex="normal"/>
    </style:style>
    <style:style style:name="P397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font-size="14pt" font-style="normal" officeooo:rsid="0304631c" officeooo:paragraph-rsid="0304631c" background-color="transparent" style:font-size-asian="14pt" style:font-style-asian="normal" style:font-size-complex="14pt" style:font-style-complex="normal"/>
    </style:style>
    <style:style style:name="P398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font-size="14pt" font-style="normal" officeooo:rsid="0304631c" officeooo:paragraph-rsid="0337d2fb" background-color="transparent" style:font-size-asian="14pt" style:font-style-asian="normal" style:font-size-complex="14pt" style:font-style-complex="normal"/>
    </style:style>
    <style:style style:name="P399" style:family="paragraph" style:parent-style-name="Standard">
      <style:paragraph-properties text-align="center" style:justify-single-word="false" style:snap-to-layout-grid="false"/>
      <style:text-properties color="#000000" loext:opacity="100%" font-size="14pt" font-style="normal" officeooo:rsid="018c27f3" officeooo:paragraph-rsid="032a51d1" background-color="transparent" style:font-size-asian="14pt" style:font-style-asian="normal" style:font-size-complex="14pt" style:font-style-complex="normal"/>
    </style:style>
    <style:style style:name="P400" style:family="paragraph" style:parent-style-name="Standard">
      <style:paragraph-properties margin-left="0cm" margin-right="0cm" margin-top="0cm" margin-bottom="0cm" style:contextual-spacing="false" line-height="115%" text-align="start" style:justify-single-word="false" orphans="2" widows="2" text-indent="0cm" style:auto-text-indent="false"/>
      <style:text-properties color="#000000" loext:opacity="100%" font-size="14pt" font-style="normal" officeooo:paragraph-rsid="02e88fbf" background-color="transparent" style:font-size-asian="14pt" style:font-style-asian="normal" style:font-size-complex="14pt" style:font-style-complex="normal"/>
    </style:style>
    <style:style style:name="P401" style:family="paragraph" style:parent-style-name="Standard">
      <style:paragraph-properties margin-left="0cm" margin-right="0cm" margin-top="0cm" margin-bottom="0cm" style:contextual-spacing="false" line-height="115%" text-align="start" style:justify-single-word="false" orphans="2" widows="2" text-indent="0cm" style:auto-text-indent="false"/>
      <style:text-properties color="#000000" loext:opacity="100%" font-size="14pt" font-style="normal" officeooo:paragraph-rsid="03002868" background-color="transparent" style:font-size-asian="14pt" style:font-style-asian="normal" style:font-size-complex="14pt" style:font-style-complex="normal"/>
    </style:style>
    <style:style style:name="P402" style:family="paragraph" style:parent-style-name="Standard">
      <style:paragraph-properties style:snap-to-layout-grid="false"/>
      <style:text-properties color="#000000" loext:opacity="100%" font-size="14pt" font-style="normal" officeooo:paragraph-rsid="0339acd8" background-color="transparent" style:font-size-asian="14pt" style:font-style-asian="normal" style:font-size-complex="14pt" style:font-style-complex="normal"/>
    </style:style>
    <style:style style:name="P403" style:family="paragraph" style:parent-style-name="Standard">
      <style:paragraph-properties text-align="start" style:justify-single-word="false" style:snap-to-layout-grid="false"/>
      <style:text-properties color="#000000" loext:opacity="100%" font-size="14pt" language="ru" country="RU" font-style="normal" officeooo:rsid="022cbe89" officeooo:paragraph-rsid="02492447" background-color="transparent" style:font-size-asian="14pt" style:font-style-asian="normal" style:font-size-complex="14pt" style:font-style-complex="normal"/>
    </style:style>
    <style:style style:name="P404" style:family="paragraph" style:parent-style-name="Standard">
      <style:paragraph-properties text-align="center" style:justify-single-word="false" style:snap-to-layout-grid="false"/>
      <style:text-properties color="#000000" loext:opacity="100%" font-size="14pt" language="ru" country="RU" font-style="normal" officeooo:paragraph-rsid="02c830b2" background-color="transparent" style:font-size-asian="14pt" style:font-style-asian="normal" style:font-size-complex="14pt" style:font-style-complex="normal"/>
    </style:style>
    <style:style style:name="P405" style:family="paragraph" style:parent-style-name="Standard">
      <style:paragraph-properties text-align="start" style:justify-single-word="false" style:snap-to-layout-grid="false"/>
      <style:text-properties color="#000000" loext:opacity="100%" font-size="14pt" language="ru" country="RU" font-style="normal" officeooo:paragraph-rsid="02c830b2" background-color="transparent" style:font-size-asian="14pt" style:font-style-asian="normal" style:font-size-complex="14pt" style:font-style-complex="normal"/>
    </style:style>
    <style:style style:name="P406" style:family="paragraph" style:parent-style-name="Standard">
      <style:paragraph-properties text-align="start" style:justify-single-word="false" style:snap-to-layout-grid="false"/>
      <style:text-properties color="#000000" loext:opacity="100%" font-size="14pt" language="en" country="US" font-style="normal" officeooo:rsid="018c27f3" officeooo:paragraph-rsid="02c830b2" background-color="transparent" style:font-size-asian="14pt" style:font-style-asian="normal" style:font-size-complex="14pt" style:font-style-complex="normal"/>
    </style:style>
    <style:style style:name="P407" style:family="paragraph" style:parent-style-name="Standard">
      <style:paragraph-properties margin-left="0cm" margin-right="0cm" margin-top="0cm" margin-bottom="0cm" style:contextual-spacing="false" line-height="115%" text-align="start" style:justify-single-word="false" orphans="2" widows="2" text-indent="0cm" style:auto-text-indent="false"/>
      <style:text-properties color="#000000" loext:opacity="100%" font-size="14pt" language="en" country="US" font-style="normal" officeooo:rsid="00d9a170" officeooo:paragraph-rsid="031a12ad" background-color="transparent" style:font-size-asian="14pt" style:font-style-asian="normal" style:font-size-complex="14pt" style:font-style-complex="normal"/>
    </style:style>
    <style:style style:name="P408" style:family="paragraph" style:parent-style-name="Standard">
      <style:paragraph-properties margin-left="0.053cm" margin-right="0cm" margin-top="0cm" margin-bottom="0cm" style:contextual-spacing="false" line-height="115%" text-align="start" style:justify-single-word="false" orphans="2" widows="2" text-indent="0cm" style:auto-text-indent="false"/>
      <style:text-properties color="#000000" loext:opacity="100%" font-size="14pt" language="en" country="US" font-style="normal" officeooo:rsid="00d9a170" officeooo:paragraph-rsid="031d8cf3" background-color="transparent" style:font-size-asian="14pt" style:font-style-asian="normal" style:font-size-complex="14pt" style:font-style-complex="normal"/>
    </style:style>
    <style:style style:name="P409" style:family="paragraph" style:parent-style-name="Standard_20__28_user_29_">
      <loext:graphic-properties draw:fill="none"/>
      <style:paragraph-properties margin-left="1cm" margin-right="0cm" margin-top="0cm" margin-bottom="0cm" style:contextual-spacing="false" line-height="150%" text-align="start" style:justify-single-word="false" orphans="2" widows="2" hyphenation-ladder-count="no-limit" text-indent="-0.9cm" style:auto-text-indent="false" background-color="transparent" style:vertical-align="baseline" style:writing-mode="lr-tb"/>
      <style:text-properties color="#000000" loext:opacity="100%" font-size="14pt" officeooo:rsid="02996e14" officeooo:paragraph-rsid="001d2c5d" background-color="transparent" style:font-size-asian="14pt" style:font-size-complex="14pt" hyphenate="false" hyphenation-remain-char-count="2" hyphenation-push-char-count="2" loext:hyphenation-no-caps="false" loext:hyphenation-no-last-word="false" loext:hyphenation-word-char-count="no-limit" loext:hyphenation-zone="no-limit"/>
    </style:style>
    <style:style style:name="P410" style:family="paragraph" style:parent-style-name="Standard_20__28_user_29_">
      <style:paragraph-properties text-align="center" style:justify-single-word="false" style:snap-to-layout-grid="false"/>
      <style:text-properties color="#000000" loext:opacity="100%" font-size="14pt" officeooo:paragraph-rsid="0019ffcd" background-color="transparent" style:font-size-asian="14pt" style:font-size-complex="14pt"/>
    </style:style>
    <style:style style:name="P411" style:family="paragraph" style:parent-style-name="Standard_20__28_user_29_">
      <loext:graphic-properties draw:fill="none"/>
      <style:paragraph-properties margin-left="1cm" margin-right="0cm" margin-top="0cm" margin-bottom="0cm" style:contextual-spacing="false" line-height="150%" text-align="start" style:justify-single-word="false" orphans="2" widows="2" hyphenation-ladder-count="no-limit" text-indent="-0.9cm" style:auto-text-indent="false" background-color="transparent" style:vertical-align="baseline" style:writing-mode="lr-tb"/>
      <style:text-properties color="#000000" loext:opacity="100%" font-size="14pt" officeooo:paragraph-rsid="001d2c5d" background-color="transparent" style:font-size-asian="14pt" style:font-size-complex="14pt" hyphenate="false" hyphenation-remain-char-count="2" hyphenation-push-char-count="2" loext:hyphenation-no-caps="false" loext:hyphenation-no-last-word="false" loext:hyphenation-word-char-count="no-limit" loext:hyphenation-zone="no-limit"/>
    </style:style>
    <style:style style:name="P412" style:family="paragraph" style:parent-style-name="Table_20_Heading">
      <style:text-properties color="#000000" loext:opacity="100%" font-style="normal" officeooo:paragraph-rsid="00289bd7" background-color="transparent" style:font-style-asian="normal" style:font-style-complex="normal"/>
    </style:style>
    <style:style style:name="P413" style:family="paragraph" style:parent-style-name="Table_20_Heading">
      <style:text-properties color="#000000" loext:opacity="100%" font-style="normal" officeooo:paragraph-rsid="032a51d1" background-color="transparent" style:font-style-asian="normal" style:font-style-complex="normal"/>
    </style:style>
    <style:style style:name="P414" style:family="paragraph" style:parent-style-name="Table_20_Heading">
      <style:text-properties color="#000000" loext:opacity="100%" font-style="normal" officeooo:paragraph-rsid="02492447" background-color="transparent" style:font-style-asian="normal" style:font-style-complex="normal"/>
    </style:style>
    <style:style style:name="P415" style:family="paragraph" style:parent-style-name="Table_20_Heading">
      <style:text-properties color="#000000" loext:opacity="100%" font-style="normal" officeooo:paragraph-rsid="0189a6d4" background-color="transparent" style:font-style-asian="normal" style:font-style-complex="normal"/>
    </style:style>
    <style:style style:name="P416" style:family="paragraph" style:parent-style-name="Header">
      <style:paragraph-properties text-align="center" style:justify-single-word="false" style:snap-to-layout-grid="false"/>
      <style:text-properties color="#000000" loext:opacity="100%" font-style="normal" officeooo:rsid="026688c4" officeooo:paragraph-rsid="026688c4" background-color="transparent" style:font-style-asian="normal" style:font-style-complex="normal"/>
    </style:style>
    <style:style style:name="P417" style:family="paragraph" style:parent-style-name="Header">
      <style:paragraph-properties style:snap-to-layout-grid="false">
        <style:tab-stops/>
      </style:paragraph-properties>
      <style:text-properties color="#000000" loext:opacity="100%" font-style="normal" officeooo:paragraph-rsid="00289bd7" background-color="transparent" style:font-style-asian="normal" style:font-style-complex="normal"/>
    </style:style>
    <style:style style:name="P418" style:family="paragraph" style:parent-style-name="Header">
      <style:paragraph-properties style:snap-to-layout-grid="false">
        <style:tab-stops/>
      </style:paragraph-properties>
      <style:text-properties color="#000000" loext:opacity="100%" font-style="normal" officeooo:paragraph-rsid="032a51d1" background-color="transparent" style:font-style-asian="normal" style:font-style-complex="normal"/>
    </style:style>
    <style:style style:name="P419" style:family="paragraph" style:parent-style-name="Header">
      <style:paragraph-properties style:snap-to-layout-grid="false">
        <style:tab-stops/>
      </style:paragraph-properties>
      <style:text-properties color="#000000" loext:opacity="100%" font-style="normal" officeooo:paragraph-rsid="02492447" background-color="transparent" style:font-style-asian="normal" style:font-style-complex="normal"/>
    </style:style>
    <style:style style:name="P420" style:family="paragraph" style:parent-style-name="Header">
      <style:paragraph-properties style:snap-to-layout-grid="false">
        <style:tab-stops/>
      </style:paragraph-properties>
      <style:text-properties color="#000000" loext:opacity="100%" font-style="normal" officeooo:paragraph-rsid="0189a6d4" background-color="transparent" style:font-style-asian="normal" style:font-style-complex="normal"/>
    </style:style>
    <style:style style:name="P421" style:family="paragraph" style:parent-style-name="Header">
      <style:paragraph-properties text-align="center" style:justify-single-word="false" style:snap-to-layout-grid="false"/>
      <style:text-properties color="#000000" loext:opacity="100%" font-style="normal" officeooo:paragraph-rsid="00289bd7" background-color="transparent" style:font-style-asian="normal" style:font-style-complex="normal"/>
    </style:style>
    <style:style style:name="P422" style:family="paragraph" style:parent-style-name="Standard">
      <style:paragraph-properties text-align="center" style:justify-single-word="false" style:snap-to-layout-grid="false"/>
      <style:text-properties color="#000000" loext:opacity="100%" font-style="normal" officeooo:paragraph-rsid="00289bd7" background-color="transparent" style:font-style-asian="normal" style:font-style-complex="normal"/>
    </style:style>
    <style:style style:name="P423" style:family="paragraph" style:parent-style-name="Header">
      <style:paragraph-properties text-align="center" style:justify-single-word="false" style:snap-to-layout-grid="false">
        <style:tab-stops/>
      </style:paragraph-properties>
      <style:text-properties color="#000000" loext:opacity="100%" font-style="normal" officeooo:paragraph-rsid="032a51d1" background-color="transparent" style:font-style-asian="normal" style:font-style-complex="normal"/>
    </style:style>
    <style:style style:name="P424" style:family="paragraph" style:parent-style-name="Header">
      <style:paragraph-properties text-align="center" style:justify-single-word="false" style:snap-to-layout-grid="false">
        <style:tab-stops/>
      </style:paragraph-properties>
      <style:text-properties color="#000000" loext:opacity="100%" font-style="normal" officeooo:paragraph-rsid="02492447" background-color="transparent" style:font-style-asian="normal" style:font-style-complex="normal"/>
    </style:style>
    <style:style style:name="P425" style:family="paragraph" style:parent-style-name="Header">
      <style:paragraph-properties text-align="center" style:justify-single-word="false" style:snap-to-layout-grid="false">
        <style:tab-stops/>
      </style:paragraph-properties>
      <style:text-properties color="#000000" loext:opacity="100%" font-style="normal" officeooo:paragraph-rsid="0189a6d4" background-color="transparent" style:font-style-asian="normal" style:font-style-complex="normal"/>
    </style:style>
    <style:style style:name="P426" style:family="paragraph" style:parent-style-name="Normal">
      <style:paragraph-properties margin-left="0cm" margin-right="0cm" margin-top="0cm" margin-bottom="0cm" style:contextual-spacing="false" orphans="2" widows="2" text-indent="0cm" style:auto-text-indent="false"/>
      <style:text-properties color="#000000" loext:opacity="100%" font-style="normal" officeooo:paragraph-rsid="029c9a8c" background-color="transparent" style:font-style-asian="normal" style:font-style-complex="normal"/>
    </style:style>
    <style:style style:name="P427" style:family="paragraph" style:parent-style-name="Normal">
      <style:paragraph-properties margin-left="0cm" margin-right="0cm" margin-top="0cm" margin-bottom="0cm" style:contextual-spacing="false" orphans="2" widows="2" text-indent="0cm" style:auto-text-indent="false"/>
      <style:text-properties color="#000000" loext:opacity="100%" font-style="normal" officeooo:paragraph-rsid="02e0637e" background-color="transparent" style:font-style-asian="normal" style:font-style-complex="normal"/>
    </style:style>
    <style:style style:name="P428" style:family="paragraph" style:parent-style-name="Normal">
      <style:paragraph-properties margin-left="0cm" margin-right="0cm" margin-top="0cm" margin-bottom="0cm" style:contextual-spacing="false" orphans="2" widows="2" text-indent="0cm" style:auto-text-indent="false"/>
      <style:text-properties color="#000000" loext:opacity="100%" font-style="normal" officeooo:paragraph-rsid="02e2873f" background-color="transparent" style:font-style-asian="normal" style:font-style-complex="normal"/>
    </style:style>
    <style:style style:name="P429" style:family="paragraph" style:parent-style-name="Normal">
      <style:paragraph-properties margin-left="0cm" margin-right="0cm" margin-top="0cm" margin-bottom="0cm" style:contextual-spacing="false" orphans="2" widows="2" text-indent="0cm" style:auto-text-indent="false"/>
      <style:text-properties color="#000000" loext:opacity="100%" font-style="normal" officeooo:paragraph-rsid="02e34c1e" background-color="transparent" style:font-style-asian="normal" style:font-style-complex="normal"/>
    </style:style>
    <style:style style:name="P430" style:family="paragraph" style:parent-style-name="Normal">
      <loext:graphic-properties draw:fill="none"/>
      <style:paragraph-properties margin-left="-0.199cm" margin-right="0cm" margin-top="0cm" margin-bottom="0cm" style:contextual-spacing="false" orphans="2" widows="2" text-indent="0cm" style:auto-text-indent="false" background-color="transparent"/>
      <style:text-properties color="#000000" loext:opacity="100%" font-style="normal" officeooo:paragraph-rsid="00ea2393" background-color="transparent" style:font-style-asian="normal" style:font-style-complex="normal"/>
    </style:style>
    <style:style style:name="P431" style:family="paragraph" style:parent-style-name="Normal">
      <style:paragraph-properties margin-left="0cm" margin-right="0cm" margin-top="0cm" margin-bottom="0cm" style:contextual-spacing="false" orphans="2" widows="2" text-indent="0cm" style:auto-text-indent="false"/>
      <style:text-properties color="#000000" loext:opacity="100%" font-style="normal" officeooo:paragraph-rsid="00ea2393" background-color="transparent" style:font-style-asian="normal" style:font-style-complex="normal"/>
    </style:style>
    <style:style style:name="P432" style:family="paragraph" style:parent-style-name="Normal">
      <style:paragraph-properties margin-left="0cm" margin-right="0cm" margin-top="0cm" margin-bottom="0cm" style:contextual-spacing="false" orphans="2" widows="2" text-indent="0cm" style:auto-text-indent="false"/>
      <style:text-properties color="#000000" loext:opacity="100%" font-style="normal" officeooo:paragraph-rsid="01287eab" background-color="transparent" style:font-style-asian="normal" style:font-style-complex="normal"/>
    </style:style>
    <style:style style:name="P433" style:family="paragraph" style:parent-style-name="Normal">
      <style:paragraph-properties margin-left="0cm" margin-right="0cm" margin-top="0cm" margin-bottom="0cm" style:contextual-spacing="false" orphans="2" widows="2" text-indent="0cm" style:auto-text-indent="false"/>
      <style:text-properties color="#000000" loext:opacity="100%" font-style="normal" officeooo:paragraph-rsid="02fea5f0" background-color="transparent" style:font-style-asian="normal" style:font-style-complex="normal"/>
    </style:style>
    <style:style style:name="P434" style:family="paragraph" style:parent-style-name="Normal">
      <style:paragraph-properties margin-left="0cm" margin-right="0cm" margin-top="0cm" margin-bottom="0cm" style:contextual-spacing="false" orphans="2" widows="2" text-indent="0cm" style:auto-text-indent="false"/>
      <style:text-properties color="#000000" loext:opacity="100%" font-style="normal" officeooo:paragraph-rsid="0304631c" background-color="transparent" style:font-style-asian="normal" style:font-style-complex="normal"/>
    </style:style>
    <style:style style:name="P435" style:family="paragraph" style:parent-style-name="Normal">
      <style:paragraph-properties margin-left="0cm" margin-right="0cm" margin-top="0cm" margin-bottom="0cm" style:contextual-spacing="false" orphans="2" widows="2" text-indent="0cm" style:auto-text-indent="false"/>
      <style:text-properties color="#000000" loext:opacity="100%" font-style="normal" officeooo:paragraph-rsid="0337d2fb" background-color="transparent" style:font-style-asian="normal" style:font-style-complex="normal"/>
    </style:style>
    <style:style style:name="P436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font-style="normal" officeooo:paragraph-rsid="02e0637e" background-color="transparent" style:font-style-asian="normal" style:font-style-complex="normal"/>
    </style:style>
    <style:style style:name="P437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font-style="normal" officeooo:paragraph-rsid="02e2873f" background-color="transparent" style:font-style-asian="normal" style:font-style-complex="normal"/>
    </style:style>
    <style:style style:name="P438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font-style="normal" officeooo:paragraph-rsid="02e34c1e" background-color="transparent" style:font-style-asian="normal" style:font-style-complex="normal"/>
    </style:style>
    <style:style style:name="P439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font-style="normal" officeooo:paragraph-rsid="00ea2393" background-color="transparent" style:font-style-asian="normal" style:font-style-complex="normal"/>
    </style:style>
    <style:style style:name="P440" style:family="paragraph" style:parent-style-name="Standard">
      <style:paragraph-properties margin-left="0cm" margin-right="0cm" text-align="start" style:justify-single-word="false" orphans="0" widows="0" text-indent="0.309cm" style:auto-text-indent="false" style:writing-mode="lr-tb">
        <style:tab-stops/>
      </style:paragraph-properties>
      <style:text-properties color="#000000" loext:opacity="100%" font-style="normal" officeooo:paragraph-rsid="032a51d1" background-color="transparent" style:font-style-asian="normal" style:font-style-complex="normal"/>
    </style:style>
    <style:style style:name="P441" style:family="paragraph" style:parent-style-name="Standard">
      <style:paragraph-properties margin-left="0cm" margin-right="0cm" text-align="start" style:justify-single-word="false" orphans="0" widows="0" text-indent="0cm" style:auto-text-indent="false" style:writing-mode="lr-tb">
        <style:tab-stops/>
      </style:paragraph-properties>
      <style:text-properties color="#000000" loext:opacity="100%" font-style="normal" officeooo:paragraph-rsid="032a51d1" background-color="transparent" style:font-style-asian="normal" style:font-style-complex="normal"/>
    </style:style>
    <style:style style:name="P442" style:family="paragraph" style:parent-style-name="Standard">
      <style:paragraph-properties text-align="center" style:justify-single-word="false" style:snap-to-layout-grid="false"/>
      <style:text-properties color="#000000" loext:opacity="100%" font-style="normal" officeooo:rsid="02318dc2" officeooo:paragraph-rsid="02318dc2" background-color="transparent" style:font-style-asian="normal" style:font-style-complex="normal"/>
    </style:style>
    <style:style style:name="P443" style:family="paragraph" style:parent-style-name="Standard">
      <style:paragraph-properties text-align="center" style:justify-single-word="false" style:snap-to-layout-grid="false"/>
      <style:text-properties color="#000000" loext:opacity="100%" font-style="normal" officeooo:rsid="02e8ecda" officeooo:paragraph-rsid="0339acd8" background-color="transparent" style:font-style-asian="normal" style:font-style-complex="normal"/>
    </style:style>
    <style:style style:name="P444" style:family="paragraph" style:parent-style-name="Standard">
      <style:paragraph-properties style:snap-to-layout-grid="false"/>
      <style:text-properties color="#000000" loext:opacity="100%" font-style="normal" officeooo:paragraph-rsid="00289bd7" background-color="transparent" style:font-style-asian="normal" style:font-style-complex="normal"/>
    </style:style>
    <style:style style:name="P445" style:family="paragraph" style:parent-style-name="Standard">
      <style:paragraph-properties style:snap-to-layout-grid="false"/>
      <style:text-properties color="#000000" loext:opacity="100%" font-style="normal" officeooo:paragraph-rsid="032a51d1" background-color="transparent" style:font-style-asian="normal" style:font-style-complex="normal"/>
    </style:style>
    <style:style style:name="P446" style:family="paragraph" style:parent-style-name="Standard">
      <style:paragraph-properties style:snap-to-layout-grid="false"/>
      <style:text-properties color="#000000" loext:opacity="100%" font-style="normal" officeooo:paragraph-rsid="02492447" background-color="transparent" style:font-style-asian="normal" style:font-style-complex="normal"/>
    </style:style>
    <style:style style:name="P447" style:family="paragraph" style:parent-style-name="Standard">
      <style:paragraph-properties style:snap-to-layout-grid="false"/>
      <style:text-properties color="#000000" loext:opacity="100%" font-style="normal" officeooo:paragraph-rsid="0189a6d4" background-color="transparent" style:font-style-asian="normal" style:font-style-complex="normal"/>
    </style:style>
    <style:style style:name="P448" style:family="paragraph" style:parent-style-name="Standard">
      <style:paragraph-properties style:snap-to-layout-grid="false"/>
      <style:text-properties color="#000000" loext:opacity="100%" font-style="normal" officeooo:paragraph-rsid="0339acd8" background-color="transparent" style:font-style-asian="normal" style:font-style-complex="normal"/>
    </style:style>
    <style:style style:name="P449" style:family="paragraph" style:parent-style-name="Standard">
      <style:paragraph-properties margin-left="0cm" margin-right="0.353cm" text-align="end" style:justify-single-word="false" orphans="2" widows="2" text-indent="0cm" style:auto-text-indent="false">
        <style:tab-stops>
          <style:tab-stop style:position="23.703cm"/>
        </style:tab-stops>
      </style:paragraph-properties>
      <style:text-properties color="#000000" loext:opacity="100%" font-style="normal" officeooo:paragraph-rsid="03151934" background-color="transparent" style:font-style-asian="normal" style:font-style-complex="normal"/>
    </style:style>
    <style:style style:name="P450" style:family="paragraph" style:parent-style-name="Standard">
      <loext:graphic-properties draw:fill="none"/>
      <style:paragraph-properties margin-left="0cm" margin-right="0.499cm" text-align="end" style:justify-single-word="false" orphans="2" widows="2" text-indent="0cm" style:auto-text-indent="false" background-color="transparent">
        <style:tab-stops>
          <style:tab-stop style:position="23.703cm"/>
        </style:tab-stops>
      </style:paragraph-properties>
      <style:text-properties color="#000000" loext:opacity="100%" font-style="normal" officeooo:paragraph-rsid="03151934" background-color="transparent" style:font-style-asian="normal" style:font-style-complex="normal"/>
    </style:style>
    <style:style style:name="P451" style:family="paragraph" style:parent-style-name="Standard" style:master-page-name="">
      <loext:graphic-properties draw:fill="none"/>
      <style:paragraph-properties margin-left="0cm" margin-right="0.499cm" text-align="end" style:justify-single-word="false" orphans="2" widows="2" text-indent="0cm" style:auto-text-indent="false" style:page-number="auto" background-color="transparent">
        <style:tab-stops>
          <style:tab-stop style:position="23.703cm"/>
        </style:tab-stops>
      </style:paragraph-properties>
      <style:text-properties color="#000000" loext:opacity="100%" font-style="normal" officeooo:paragraph-rsid="03151934" background-color="transparent" style:font-style-asian="normal" style:font-style-complex="normal"/>
    </style:style>
    <style:style style:name="P452" style:family="paragraph" style:parent-style-name="Standard">
      <style:paragraph-properties margin-left="0cm" margin-right="0.353cm" text-align="end" style:justify-single-word="false" orphans="2" widows="2" text-indent="0cm" style:auto-text-indent="false">
        <style:tab-stops>
          <style:tab-stop style:position="23.703cm"/>
        </style:tab-stops>
      </style:paragraph-properties>
      <style:text-properties color="#000000" loext:opacity="100%" font-style="normal" officeooo:paragraph-rsid="0316e786" background-color="transparent" style:font-style-asian="normal" style:font-style-complex="normal"/>
    </style:style>
    <style:style style:name="P453" style:family="paragraph" style:parent-style-name="Standard">
      <style:paragraph-properties margin-left="0cm" margin-right="0cm" line-height="150%" text-align="start" style:justify-single-word="false" orphans="0" widows="0" text-indent="0.309cm" style:auto-text-indent="false" style:writing-mode="lr-tb">
        <style:tab-stops/>
      </style:paragraph-properties>
      <style:text-properties color="#000000" loext:opacity="100%" font-style="normal" officeooo:paragraph-rsid="032a51d1" background-color="transparent" style:font-style-asian="normal" style:font-style-complex="normal"/>
    </style:style>
    <style:style style:name="P454" style:family="paragraph" style:parent-style-name="Standard">
      <style:paragraph-properties orphans="0" widows="0"/>
      <style:text-properties color="#000000" loext:opacity="100%" font-style="normal" officeooo:paragraph-rsid="032a51d1" background-color="transparent" style:font-style-asian="normal" style:font-style-complex="normal"/>
    </style:style>
    <style:style style:name="P455" style:family="paragraph" style:parent-style-name="Header">
      <style:paragraph-properties text-align="center" style:justify-single-word="false" style:snap-to-layout-grid="false"/>
      <style:text-properties color="#000000" loext:opacity="100%" font-style="normal" officeooo:paragraph-rsid="032a51d1" background-color="transparent" style:font-style-asian="normal" style:font-size-complex="14pt" style:font-style-complex="normal"/>
    </style:style>
    <style:style style:name="P456" style:family="paragraph" style:parent-style-name="Standard">
      <style:paragraph-properties text-align="center" style:justify-single-word="false" style:snap-to-layout-grid="false"/>
      <style:text-properties color="#000000" loext:opacity="100%" font-style="normal" officeooo:paragraph-rsid="032a51d1" background-color="transparent" style:font-style-asian="normal" style:font-size-complex="14pt" style:font-style-complex="normal"/>
    </style:style>
    <style:style style:name="P457" style:family="paragraph" style:parent-style-name="Header">
      <style:paragraph-properties text-align="center" style:justify-single-word="false" style:snap-to-layout-grid="false"/>
      <style:text-properties color="#000000" loext:opacity="100%" font-style="normal" officeooo:paragraph-rsid="02492447" background-color="transparent" style:font-style-asian="normal" style:font-size-complex="14pt" style:font-style-complex="normal"/>
    </style:style>
    <style:style style:name="P458" style:family="paragraph" style:parent-style-name="Standard">
      <style:paragraph-properties text-align="center" style:justify-single-word="false" style:snap-to-layout-grid="false"/>
      <style:text-properties color="#000000" loext:opacity="100%" font-style="normal" officeooo:paragraph-rsid="02492447" background-color="transparent" style:font-style-asian="normal" style:font-size-complex="14pt" style:font-style-complex="normal"/>
    </style:style>
    <style:style style:name="P459" style:family="paragraph" style:parent-style-name="Header">
      <style:paragraph-properties text-align="center" style:justify-single-word="false" style:snap-to-layout-grid="false"/>
      <style:text-properties color="#000000" loext:opacity="100%" font-style="normal" officeooo:paragraph-rsid="0189a6d4" background-color="transparent" style:font-style-asian="normal" style:font-size-complex="14pt" style:font-style-complex="normal"/>
    </style:style>
    <style:style style:name="P460" style:family="paragraph" style:parent-style-name="Standard">
      <style:paragraph-properties text-align="center" style:justify-single-word="false" style:snap-to-layout-grid="false"/>
      <style:text-properties color="#000000" loext:opacity="100%" font-style="normal" officeooo:paragraph-rsid="0189a6d4" background-color="transparent" style:font-style-asian="normal" style:font-size-complex="14pt" style:font-style-complex="normal"/>
    </style:style>
    <style:style style:name="P461" style:family="paragraph" style:parent-style-name="Standard">
      <style:paragraph-properties text-align="center" style:justify-single-word="false" style:snap-to-layout-grid="false"/>
      <style:text-properties color="#000000" loext:opacity="100%" font-style="normal" officeooo:rsid="01b3fd03" officeooo:paragraph-rsid="032a51d1" background-color="transparent" style:font-style-asian="normal" style:font-size-complex="14pt" style:font-style-complex="normal"/>
    </style:style>
    <style:style style:name="P462" style:family="paragraph" style:parent-style-name="Standard">
      <style:paragraph-properties text-align="center" style:justify-single-word="false" style:snap-to-layout-grid="false"/>
      <style:text-properties color="#000000" loext:opacity="100%" font-style="normal" officeooo:rsid="01b3fd03" officeooo:paragraph-rsid="02492447" background-color="transparent" style:font-style-asian="normal" style:font-size-complex="14pt" style:font-style-complex="normal"/>
    </style:style>
    <style:style style:name="P463" style:family="paragraph" style:parent-style-name="Standard">
      <style:paragraph-properties text-align="center" style:justify-single-word="false" style:snap-to-layout-grid="false"/>
      <style:text-properties color="#000000" loext:opacity="100%" font-style="normal" officeooo:rsid="01b3fd03" officeooo:paragraph-rsid="01b3fd03" background-color="transparent" style:font-style-asian="normal" style:font-size-complex="14pt" style:font-style-complex="normal"/>
    </style:style>
    <style:style style:name="P464" style:family="paragraph" style:parent-style-name="Header">
      <style:paragraph-properties text-align="center" style:justify-single-word="false" style:snap-to-layout-grid="false">
        <style:tab-stops/>
      </style:paragraph-properties>
      <style:text-properties color="#000000" loext:opacity="100%" font-size="18pt" font-style="normal" officeooo:paragraph-rsid="00289bd7" background-color="transparent" style:font-size-asian="18pt" style:font-style-asian="normal" style:font-style-complex="normal"/>
    </style:style>
    <style:style style:name="P465" style:family="paragraph" style:parent-style-name="Header">
      <style:paragraph-properties text-align="center" style:justify-single-word="false" style:snap-to-layout-grid="false">
        <style:tab-stops/>
      </style:paragraph-properties>
      <style:text-properties color="#000000" loext:opacity="100%" font-size="18pt" font-style="normal" officeooo:paragraph-rsid="032a51d1" background-color="transparent" style:font-size-asian="18pt" style:font-style-asian="normal" style:font-style-complex="normal"/>
    </style:style>
    <style:style style:name="P466" style:family="paragraph" style:parent-style-name="Header">
      <style:paragraph-properties text-align="center" style:justify-single-word="false" style:snap-to-layout-grid="false">
        <style:tab-stops/>
      </style:paragraph-properties>
      <style:text-properties color="#000000" loext:opacity="100%" font-size="18pt" font-style="normal" officeooo:paragraph-rsid="02492447" background-color="transparent" style:font-size-asian="18pt" style:font-style-asian="normal" style:font-style-complex="normal"/>
    </style:style>
    <style:style style:name="P467" style:family="paragraph" style:parent-style-name="Header">
      <style:paragraph-properties text-align="center" style:justify-single-word="false" style:snap-to-layout-grid="false">
        <style:tab-stops/>
      </style:paragraph-properties>
      <style:text-properties color="#000000" loext:opacity="100%" font-size="18pt" font-style="normal" officeooo:paragraph-rsid="0189a6d4" background-color="transparent" style:font-size-asian="18pt" style:font-style-asian="normal" style:font-style-complex="normal"/>
    </style:style>
    <style:style style:name="P468" style:family="paragraph" style:parent-style-name="Standard">
      <style:paragraph-properties text-align="center" style:justify-single-word="false" style:snap-to-layout-grid="false"/>
      <style:text-properties color="#000000" loext:opacity="100%" font-size="18pt" font-style="normal" officeooo:paragraph-rsid="032a51d1" background-color="transparent" style:font-size-asian="18pt" style:font-style-asian="normal" style:font-style-complex="normal"/>
    </style:style>
    <style:style style:name="P469" style:family="paragraph" style:parent-style-name="Standard">
      <style:paragraph-properties text-align="center" style:justify-single-word="false" style:snap-to-layout-grid="false"/>
      <style:text-properties color="#000000" loext:opacity="100%" font-size="18pt" font-style="normal" officeooo:paragraph-rsid="02492447" background-color="transparent" style:font-size-asian="18pt" style:font-style-asian="normal" style:font-style-complex="normal"/>
    </style:style>
    <style:style style:name="P470" style:family="paragraph" style:parent-style-name="Standard">
      <style:paragraph-properties text-align="center" style:justify-single-word="false" style:snap-to-layout-grid="false"/>
      <style:text-properties color="#000000" loext:opacity="100%" font-size="18pt" font-style="normal" officeooo:paragraph-rsid="0189a6d4" background-color="transparent" style:font-size-asian="18pt" style:font-style-asian="normal" style:font-style-complex="normal"/>
    </style:style>
    <style:style style:name="P471" style:family="paragraph" style:parent-style-name="Standard">
      <style:paragraph-properties margin-top="0cm" margin-bottom="0.282cm" style:contextual-spacing="false" line-height="150%" orphans="2" widows="2" hyphenation-ladder-count="no-limit" style:vertical-align="auto"/>
      <style:text-properties color="#000000" loext:opacity="100%" font-size="18pt" officeooo:paragraph-rsid="0019ffcd" background-color="transparent" style:font-name-asian="Times New Roman2" style:font-size-asian="18pt" style:font-name-complex="Times New Roman2" style:font-size-complex="10pt" hyphenate="true" hyphenation-remain-char-count="2" hyphenation-push-char-count="2" loext:hyphenation-no-caps="false" loext:hyphenation-no-last-word="false" loext:hyphenation-word-char-count="no-limit" loext:hyphenation-zone="no-limit"/>
    </style:style>
    <style:style style:name="P472" style:family="paragraph" style:parent-style-name="Standard_20__28_user_29_">
      <style:paragraph-properties text-align="center" style:justify-single-word="false" style:snap-to-layout-grid="false"/>
      <style:text-properties color="#000000" loext:opacity="100%" font-size="18pt" officeooo:paragraph-rsid="0019ffcd" background-color="transparent" style:font-size-asian="18pt"/>
    </style:style>
    <style:style style:name="P473" style:family="paragraph" style:parent-style-name="Standard_20__28_user_29_">
      <style:paragraph-properties line-height="150%"/>
      <style:text-properties color="#000000" loext:opacity="100%" font-size="18pt" officeooo:paragraph-rsid="0019ffcd" background-color="transparent" style:font-size-asian="18pt"/>
    </style:style>
    <style:style style:name="P474" style:family="paragraph" style:parent-style-name="Standard">
      <style:paragraph-properties style:snap-to-layout-grid="false"/>
      <style:text-properties color="#000000" loext:opacity="100%" font-size="8pt" font-style="normal" officeooo:paragraph-rsid="00289bd7" background-color="transparent" style:font-size-asian="8pt" style:font-style-asian="normal" style:font-style-complex="normal"/>
    </style:style>
    <style:style style:name="P475" style:family="paragraph" style:parent-style-name="Standard">
      <style:paragraph-properties style:snap-to-layout-grid="false"/>
      <style:text-properties color="#000000" loext:opacity="100%" font-size="8pt" font-style="normal" officeooo:paragraph-rsid="032a51d1" background-color="transparent" style:font-size-asian="8pt" style:font-style-asian="normal" style:font-style-complex="normal"/>
    </style:style>
    <style:style style:name="P476" style:family="paragraph" style:parent-style-name="Standard">
      <style:paragraph-properties style:snap-to-layout-grid="false"/>
      <style:text-properties color="#000000" loext:opacity="100%" font-size="8pt" font-style="normal" officeooo:paragraph-rsid="02492447" background-color="transparent" style:font-size-asian="8pt" style:font-style-asian="normal" style:font-style-complex="normal"/>
    </style:style>
    <style:style style:name="P477" style:family="paragraph" style:parent-style-name="Standard">
      <style:paragraph-properties style:snap-to-layout-grid="false"/>
      <style:text-properties color="#000000" loext:opacity="100%" font-size="8pt" font-style="normal" officeooo:paragraph-rsid="0189a6d4" background-color="transparent" style:font-size-asian="8pt" style:font-style-asian="normal" style:font-style-complex="normal"/>
    </style:style>
    <style:style style:name="P478" style:family="paragraph" style:parent-style-name="Standard">
      <style:paragraph-properties style:snap-to-layout-grid="false"/>
      <style:text-properties color="#000000" loext:opacity="100%" font-size="8pt" font-style="normal" officeooo:rsid="027f53e9" officeooo:paragraph-rsid="027f53e9" background-color="transparent" style:font-size-asian="8pt" style:font-style-asian="normal" style:font-size-complex="8pt" style:font-style-complex="normal"/>
    </style:style>
    <style:style style:name="P479" style:family="paragraph" style:parent-style-name="Standard">
      <style:paragraph-properties style:snap-to-layout-grid="false"/>
      <style:text-properties color="#000000" loext:opacity="100%" font-size="8pt" font-style="normal" officeooo:rsid="0297a446" officeooo:paragraph-rsid="0339acd8" background-color="transparent" style:font-size-asian="8pt" style:font-style-asian="normal" style:font-size-complex="8pt" style:font-style-complex="normal"/>
    </style:style>
    <style:style style:name="P480" style:family="paragraph" style:parent-style-name="Standard">
      <style:paragraph-properties style:snap-to-layout-grid="false"/>
      <style:text-properties color="#000000" loext:opacity="100%" font-size="8pt" font-style="normal" officeooo:paragraph-rsid="0189a6d4" background-color="transparent" style:font-size-asian="8pt" style:font-style-asian="normal" style:font-size-complex="8pt" style:font-style-complex="normal"/>
    </style:style>
    <style:style style:name="P481" style:family="paragraph" style:parent-style-name="Standard_20__28_user_29_">
      <style:paragraph-properties style:snap-to-layout-grid="false"/>
      <style:text-properties color="#000000" loext:opacity="100%" font-size="8pt" officeooo:paragraph-rsid="0019ffcd" background-color="transparent" style:font-size-asian="8pt"/>
    </style:style>
    <style:style style:name="P482" style:family="paragraph" style:parent-style-name="Standard">
      <style:paragraph-properties style:snap-to-layout-grid="false"/>
      <style:text-properties color="#000000" loext:opacity="100%" font-size="10.5pt" font-style="normal" officeooo:paragraph-rsid="0189a6d4" background-color="transparent" style:font-size-asian="10.5pt" style:font-style-asian="normal" style:font-size-complex="10.5pt" style:font-style-complex="normal"/>
    </style:style>
    <style:style style:name="P483" style:family="paragraph" style:parent-style-name="Header">
      <style:paragraph-properties line-height="150%">
        <style:tab-stops/>
      </style:paragraph-properties>
      <style:text-properties color="#000000" loext:opacity="100%" officeooo:paragraph-rsid="02faa524" background-color="transparent" style:font-size-complex="14pt"/>
    </style:style>
    <style:style style:name="P484" style:family="paragraph" style:parent-style-name="Standard">
      <loext:graphic-properties draw:fill="none"/>
      <style:paragraph-properties margin-left="0cm" margin-right="0cm" line-height="150%" orphans="2" widows="2" text-indent="0.4cm" style:auto-text-indent="false" background-color="transparent"/>
      <style:text-properties color="#000000" loext:opacity="100%" officeooo:paragraph-rsid="0019ffcd" background-color="transparent" style:font-size-complex="14pt"/>
    </style:style>
    <style:style style:name="P485" style:family="paragraph" style:parent-style-name="Standard">
      <loext:graphic-properties draw:fill="none"/>
      <style:paragraph-properties margin-left="0cm" margin-right="0cm" line-height="150%" orphans="2" widows="2" text-indent="0.4cm" style:auto-text-indent="false" background-color="transparent"/>
      <style:text-properties color="#000000" loext:opacity="100%" officeooo:paragraph-rsid="03132b5d" background-color="transparent" style:font-size-complex="14pt"/>
    </style:style>
    <style:style style:name="P486" style:family="paragraph" style:parent-style-name="Standard">
      <style:paragraph-properties line-height="150%"/>
      <style:text-properties color="#000000" loext:opacity="100%" officeooo:paragraph-rsid="002103d8" background-color="transparent" style:font-size-complex="14pt"/>
    </style:style>
    <style:style style:name="P487" style:family="paragraph" style:parent-style-name="Standard">
      <style:paragraph-properties line-height="150%"/>
      <style:text-properties color="#000000" loext:opacity="100%" officeooo:paragraph-rsid="0019ffcd" background-color="transparent" style:font-size-complex="14pt"/>
    </style:style>
    <style:style style:name="P488" style:family="paragraph" style:parent-style-name="Standard">
      <style:paragraph-properties line-height="150%" text-align="start" style:justify-single-word="false"/>
      <style:text-properties color="#000000" loext:opacity="100%" officeooo:paragraph-rsid="0019ffcd" background-color="transparent" style:font-size-complex="14pt"/>
    </style:style>
    <style:style style:name="P489" style:family="paragraph" style:parent-style-name="Standard">
      <loext:graphic-properties draw:fill="none"/>
      <style:paragraph-properties margin-left="0cm" margin-right="0cm" line-height="150%" orphans="2" widows="2" text-indent="0.4cm" style:auto-text-indent="false" background-color="transparent"/>
      <style:text-properties color="#000000" loext:opacity="100%" officeooo:rsid="002103d8" officeooo:paragraph-rsid="03132b5d" background-color="transparent" style:font-size-complex="14pt"/>
    </style:style>
    <style:style style:name="P490" style:family="paragraph" style:parent-style-name="Standard">
      <style:paragraph-properties line-height="150%" text-align="start" style:justify-single-word="false"/>
      <style:text-properties color="#000000" loext:opacity="100%" officeooo:rsid="02996e14" officeooo:paragraph-rsid="02996e14" background-color="transparent" style:font-size-complex="14pt"/>
    </style:style>
    <style:style style:name="P491" style:family="paragraph" style:parent-style-name="Standard">
      <style:paragraph-properties line-height="150%" text-align="start" style:justify-single-word="false">
        <style:tab-stops/>
      </style:paragraph-properties>
      <style:text-properties color="#000000" loext:opacity="100%" officeooo:rsid="02996e14" officeooo:paragraph-rsid="03132b5d" background-color="transparent" style:font-size-complex="14pt"/>
    </style:style>
    <style:style style:name="P492" style:family="paragraph" style:parent-style-name="Standard">
      <style:paragraph-properties line-height="150%"/>
      <style:text-properties color="#000000" loext:opacity="100%" officeooo:paragraph-rsid="0019ffcd" background-color="transparent"/>
    </style:style>
    <style:style style:name="P493" style:family="paragraph" style:parent-style-name="Standard_20__28_user_29_">
      <style:paragraph-properties line-height="150%"/>
      <style:text-properties color="#000000" loext:opacity="100%" officeooo:paragraph-rsid="0019ffcd" background-color="transparent"/>
    </style:style>
    <style:style style:name="P494" style:family="paragraph" style:parent-style-name="Standard">
      <style:paragraph-properties margin-top="0cm" margin-bottom="0.282cm" style:contextual-spacing="false" line-height="150%" orphans="2" widows="2" hyphenation-ladder-count="no-limit" style:vertical-align="auto"/>
      <style:text-properties color="#000000" loext:opacity="100%" officeooo:paragraph-rsid="0019ffcd" background-color="transparent" hyphenate="true" hyphenation-remain-char-count="2" hyphenation-push-char-count="2" loext:hyphenation-no-caps="false" loext:hyphenation-no-last-word="false" loext:hyphenation-word-char-count="no-limit" loext:hyphenation-zone="no-limit"/>
    </style:style>
    <style:style style:name="P495" style:family="paragraph" style:parent-style-name="Standard_20__28_user_29_">
      <style:paragraph-properties line-height="150%" text-align="start" style:justify-single-word="false">
        <style:tab-stops>
          <style:tab-stop style:position="7.502cm"/>
          <style:tab-stop style:position="28.504cm"/>
        </style:tab-stops>
      </style:paragraph-properties>
      <style:text-properties color="#000000" loext:opacity="100%" officeooo:paragraph-rsid="001d2c5d" background-color="transparent"/>
    </style:style>
    <style:style style:name="P496" style:family="paragraph" style:parent-style-name="Standard_20__28_user_29_">
      <style:paragraph-properties line-height="150%"/>
      <style:text-properties color="#000000" loext:opacity="100%" officeooo:paragraph-rsid="03132b5d" background-color="transparent"/>
    </style:style>
    <style:style style:name="P497" style:family="paragraph" style:parent-style-name="Standard">
      <style:text-properties color="#000000" loext:opacity="100%" background-color="transparent"/>
    </style:style>
    <style:style style:name="P498" style:family="paragraph" style:parent-style-name="Standard_20__28_user_29_">
      <style:paragraph-properties text-align="center" style:justify-single-word="false" style:snap-to-layout-grid="false"/>
      <style:text-properties color="#000000" loext:opacity="100%" officeooo:rsid="02feafc5" officeooo:paragraph-rsid="02feafc5" background-color="transparent"/>
    </style:style>
    <style:style style:name="P499" style:family="paragraph" style:parent-style-name="Standard_20__28_user_29_">
      <style:paragraph-properties text-align="center" style:justify-single-word="false" style:snap-to-layout-grid="false"/>
      <style:text-properties color="#000000" loext:opacity="100%" officeooo:rsid="0231013f" officeooo:paragraph-rsid="02c863d4" background-color="transparent"/>
    </style:style>
    <style:style style:name="P500" style:family="paragraph" style:parent-style-name="Standard_20__28_user_29_">
      <style:paragraph-properties text-align="center" style:justify-single-word="false" style:snap-to-layout-grid="false"/>
      <style:text-properties color="#000000" loext:opacity="100%" officeooo:rsid="0337d2fb" officeooo:paragraph-rsid="0337d2fb" background-color="transparent"/>
    </style:style>
    <style:style style:name="P501" style:family="paragraph" style:parent-style-name="Standard_20__28_user_29_">
      <style:paragraph-properties line-height="150%"/>
      <style:text-properties color="#000000" loext:opacity="100%" officeooo:rsid="02de16b6" officeooo:paragraph-rsid="002103d8" background-color="transparent" style:font-weight-complex="bold"/>
    </style:style>
    <style:style style:name="P502" style:family="paragraph" style:parent-style-name="Standard_20__28_user_29_">
      <style:paragraph-properties style:snap-to-layout-grid="false"/>
      <style:text-properties color="#000000" loext:opacity="100%" officeooo:paragraph-rsid="0019ffcd" background-color="transparent"/>
    </style:style>
    <style:style style:name="P503" style:family="paragraph" style:parent-style-name="Standard_20__28_user_29_">
      <style:text-properties color="#000000" loext:opacity="100%" officeooo:paragraph-rsid="0019ffcd" background-color="transparent"/>
    </style:style>
    <style:style style:name="P504" style:family="paragraph" style:parent-style-name="Standard_20__28_user_29_">
      <style:paragraph-properties text-align="center" style:justify-single-word="false" style:snap-to-layout-grid="false"/>
      <style:text-properties color="#000000" loext:opacity="100%" officeooo:paragraph-rsid="0019ffcd" background-color="transparent"/>
    </style:style>
    <style:style style:name="P505" style:family="paragraph" style:parent-style-name="Standard_20__28_user_29_">
      <style:paragraph-properties text-align="center" style:justify-single-word="false"/>
      <style:text-properties color="#000000" loext:opacity="100%" officeooo:paragraph-rsid="0019ffcd" background-color="transparent"/>
    </style:style>
    <style:style style:name="P506" style:family="paragraph" style:parent-style-name="Standard_20__28_user_29_">
      <style:paragraph-properties line-height="115%"/>
      <style:text-properties color="#000000" loext:opacity="100%" officeooo:paragraph-rsid="0019ffcd" background-color="transparent"/>
    </style:style>
    <style:style style:name="P507" style:family="paragraph" style:parent-style-name="Normal">
      <style:paragraph-properties line-height="150%" text-align="start" style:justify-single-word="false"/>
      <style:text-properties color="#000000" loext:opacity="100%" font-weight="normal" officeooo:paragraph-rsid="0019ffcd" background-color="transparent" style:font-weight-asian="normal" style:font-weight-complex="bold"/>
    </style:style>
    <style:style style:name="P508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font-size="13pt" language="ru" country="RU" officeooo:rsid="003b067f" officeooo:paragraph-rsid="0337d2fb" background-color="transparent" style:font-size-asian="13pt" style:font-size-complex="13pt"/>
    </style:style>
    <style:style style:name="P509" style:family="paragraph" style:parent-style-name="Normal">
      <style:paragraph-properties margin-left="0cm" margin-right="0cm" text-align="start" style:justify-single-word="false" orphans="2" widows="2" text-indent="0.088cm" style:auto-text-indent="false"/>
      <style:text-properties color="#000000" loext:opacity="100%" font-size="13pt" language="ru" country="RU" officeooo:rsid="003b067f" officeooo:paragraph-rsid="00ef92d5" background-color="transparent" style:font-size-asian="13pt" style:font-size-complex="13pt"/>
    </style:style>
    <style:style style:name="P510" style:family="paragraph" style:parent-style-name="Normal">
      <style:paragraph-properties margin-left="0.106cm" margin-right="0cm" text-align="start" style:justify-single-word="false" orphans="2" widows="2" text-indent="0cm" style:auto-text-indent="false"/>
      <style:text-properties color="#000000" loext:opacity="100%" font-size="13pt" language="ru" country="RU" officeooo:rsid="003b067f" officeooo:paragraph-rsid="00ef92d5" background-color="transparent" style:font-size-asian="13pt" style:font-size-complex="13pt"/>
    </style:style>
    <style:style style:name="P511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font-size="13pt" language="ru" country="RU" officeooo:rsid="003b067f" officeooo:paragraph-rsid="00ef92d5" background-color="transparent" style:font-size-asian="13pt" style:font-size-complex="13pt"/>
    </style:style>
    <style:style style:name="P512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color="#000000" loext:opacity="100%" font-size="13pt" language="ru" country="RU" officeooo:rsid="003b067f" officeooo:paragraph-rsid="0304631c" background-color="transparent" style:font-size-asian="13pt" style:font-size-complex="13pt"/>
    </style:style>
    <style:style style:name="P513" style:family="paragraph" style:parent-style-name="Normal">
      <style:paragraph-properties margin-left="0.106cm" margin-right="0cm" text-align="center" style:justify-single-word="false" orphans="2" widows="2" text-indent="0cm" style:auto-text-indent="false"/>
      <style:text-properties color="#000000" loext:opacity="100%" font-size="13pt" language="ru" country="RU" officeooo:rsid="003b067f" officeooo:paragraph-rsid="00ef92d5" background-color="transparent" style:font-size-asian="13pt" style:font-size-complex="13pt"/>
    </style:style>
    <style:style style:name="P514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font-size="13pt" language="ru" country="RU" officeooo:rsid="003b067f" officeooo:paragraph-rsid="00ef92d5" background-color="transparent" style:font-size-asian="13pt" style:font-size-complex="13pt"/>
    </style:style>
    <style:style style:name="P515" style:family="paragraph" style:parent-style-name="Normal">
      <style:paragraph-properties margin-left="0.071cm" margin-right="0cm" text-align="center" style:justify-single-word="false" orphans="2" widows="2" text-indent="0cm" style:auto-text-indent="false"/>
      <style:text-properties color="#000000" loext:opacity="100%" font-size="13pt" language="ru" country="RU" officeooo:rsid="003b067f" officeooo:paragraph-rsid="00ef92d5" background-color="transparent" style:font-size-asian="13pt" style:font-size-complex="13pt"/>
    </style:style>
    <style:style style:name="P516" style:family="paragraph" style:parent-style-name="Normal">
      <style:paragraph-properties margin-left="0.122cm" margin-right="0cm" text-align="center" style:justify-single-word="false" orphans="2" widows="2" text-indent="0cm" style:auto-text-indent="false"/>
      <style:text-properties color="#000000" loext:opacity="100%" font-size="13pt" language="ru" country="RU" officeooo:rsid="003b067f" officeooo:paragraph-rsid="00ef92d5" background-color="transparent" style:font-size-asian="13pt" style:font-size-complex="13pt"/>
    </style:style>
    <style:style style:name="P517" style:family="paragraph" style:parent-style-name="Normal">
      <style:paragraph-properties margin-left="0.071cm" margin-right="0cm" text-align="center" style:justify-single-word="false" orphans="2" widows="2" text-indent="0cm" style:auto-text-indent="false"/>
      <style:text-properties color="#000000" loext:opacity="100%" font-size="13pt" language="ru" country="RU" officeooo:rsid="003b067f" officeooo:paragraph-rsid="02fc6095" background-color="transparent" style:font-size-asian="13pt" style:font-size-complex="13pt"/>
    </style:style>
    <style:style style:name="P518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font-size="13pt" language="ru" country="RU" officeooo:rsid="003b067f" officeooo:paragraph-rsid="02fc6095" background-color="transparent" style:font-size-asian="13pt" style:font-size-complex="13pt"/>
    </style:style>
    <style:style style:name="P519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font-size="13pt" language="ru" country="RU" officeooo:rsid="003b067f" officeooo:paragraph-rsid="0327989b" background-color="transparent" style:font-size-asian="13pt" style:font-size-complex="13pt"/>
    </style:style>
    <style:style style:name="P520" style:family="paragraph" style:parent-style-name="Normal">
      <style:paragraph-properties margin-left="0.122cm" margin-right="0cm" text-align="start" style:justify-single-word="false" orphans="2" widows="2" text-indent="0cm" style:auto-text-indent="false"/>
      <style:text-properties color="#000000" loext:opacity="100%" font-size="13pt" language="ru" country="RU" officeooo:rsid="007d3631" officeooo:paragraph-rsid="00ef92d5" background-color="transparent" style:font-size-asian="13pt" style:font-size-complex="13pt"/>
    </style:style>
    <style:style style:name="P521" style:family="paragraph" style:parent-style-name="Normal">
      <style:paragraph-properties margin-left="0.071cm" margin-right="0cm" text-align="start" style:justify-single-word="false" orphans="2" widows="2" text-indent="0cm" style:auto-text-indent="false"/>
      <style:text-properties color="#000000" loext:opacity="100%" font-size="13pt" language="ru" country="RU" officeooo:rsid="007d3631" officeooo:paragraph-rsid="00ef92d5" background-color="transparent" style:font-size-asian="13pt" style:font-size-complex="13pt"/>
    </style:style>
    <style:style style:name="P522" style:family="paragraph" style:parent-style-name="Normal">
      <style:paragraph-properties margin-left="0.071cm" margin-right="0cm" text-align="center" style:justify-single-word="false" orphans="2" widows="2" text-indent="0cm" style:auto-text-indent="false"/>
      <style:text-properties color="#000000" loext:opacity="100%" font-size="13pt" language="ru" country="RU" officeooo:rsid="007d3631" officeooo:paragraph-rsid="00ef92d5" background-color="transparent" style:font-size-asian="13pt" style:font-size-complex="13pt"/>
    </style:style>
    <style:style style:name="P523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font-size="13pt" language="ru" country="RU" officeooo:rsid="0327989b" officeooo:paragraph-rsid="0327989b" background-color="transparent" style:font-size-asian="13pt" style:font-size-complex="13pt"/>
    </style:style>
    <style:style style:name="P524" style:family="paragraph" style:parent-style-name="Normal">
      <style:paragraph-properties margin-left="0.122cm" margin-right="0cm" text-align="start" style:justify-single-word="false" orphans="2" widows="2" text-indent="0cm" style:auto-text-indent="false"/>
      <style:text-properties color="#000000" loext:opacity="100%" font-size="13pt" language="ru" country="RU" officeooo:rsid="00362a56" officeooo:paragraph-rsid="00ef92d5" background-color="transparent" style:font-size-asian="13pt" style:font-size-complex="13pt"/>
    </style:style>
    <style:style style:name="P525" style:family="paragraph" style:parent-style-name="Normal">
      <style:paragraph-properties margin-left="0.071cm" margin-right="0cm" text-align="center" style:justify-single-word="false" orphans="2" widows="2" text-indent="0cm" style:auto-text-indent="false"/>
      <style:text-properties color="#000000" loext:opacity="100%" font-size="13pt" language="ru" country="RU" officeooo:rsid="0039697a" officeooo:paragraph-rsid="02fc6095" background-color="transparent" style:font-size-asian="13pt" style:font-size-complex="13pt"/>
    </style:style>
    <style:style style:name="P526" style:family="paragraph" style:parent-style-name="Normal">
      <style:paragraph-properties margin-left="0.071cm" margin-right="0cm" text-align="center" style:justify-single-word="false" orphans="2" widows="2" text-indent="0cm" style:auto-text-indent="false"/>
      <style:text-properties color="#000000" loext:opacity="100%" font-size="13pt" language="ru" country="RU" officeooo:rsid="0039697a" officeooo:paragraph-rsid="00ef92d5" background-color="transparent" style:font-size-asian="13pt" style:font-size-complex="13pt"/>
    </style:style>
    <style:style style:name="P527" style:family="paragraph" style:parent-style-name="Normal">
      <style:paragraph-properties margin-left="0.071cm" margin-right="0cm" text-align="start" style:justify-single-word="false" orphans="2" widows="2" text-indent="0cm" style:auto-text-indent="false"/>
      <style:text-properties color="#000000" loext:opacity="100%" font-size="13pt" language="ru" country="RU" officeooo:rsid="0039697a" officeooo:paragraph-rsid="00ef92d5" background-color="transparent" style:font-size-asian="13pt" style:font-size-complex="13pt"/>
    </style:style>
    <style:style style:name="P528" style:family="paragraph" style:parent-style-name="Normal">
      <style:paragraph-properties margin-left="0.106cm" margin-right="0cm" text-align="start" style:justify-single-word="false" orphans="2" widows="2" text-indent="0cm" style:auto-text-indent="false"/>
      <style:text-properties color="#000000" loext:opacity="100%" font-size="13pt" language="ru" country="RU" officeooo:paragraph-rsid="00ef92d5" background-color="transparent" style:font-size-asian="13pt" style:font-size-complex="13pt"/>
    </style:style>
    <style:style style:name="P529" style:family="paragraph" style:parent-style-name="Normal">
      <style:paragraph-properties margin-left="0.071cm" margin-right="0cm" text-align="center" style:justify-single-word="false" orphans="2" widows="2" text-indent="0cm" style:auto-text-indent="false"/>
      <style:text-properties color="#000000" loext:opacity="100%" font-size="13pt" language="ru" country="RU" officeooo:paragraph-rsid="00ef92d5" background-color="transparent" style:font-size-asian="13pt" style:font-size-complex="13pt"/>
    </style:style>
    <style:style style:name="P530" style:family="paragraph" style:parent-style-name="Normal">
      <style:paragraph-properties margin-left="0.122cm" margin-right="0cm" text-align="start" style:justify-single-word="false" orphans="2" widows="2" text-indent="0cm" style:auto-text-indent="false"/>
      <style:text-properties color="#000000" loext:opacity="100%" font-size="13pt" language="ru" country="RU" officeooo:rsid="003b067f" officeooo:paragraph-rsid="0337d2fb" background-color="transparent" style:font-size-asian="11.3500003814697pt" style:font-size-complex="13pt"/>
    </style:style>
    <style:style style:name="P531" style:family="paragraph" style:parent-style-name="Normal">
      <style:paragraph-properties margin-left="0.106cm" margin-right="0cm" text-align="start" style:justify-single-word="false" orphans="2" widows="2" text-indent="0cm" style:auto-text-indent="false"/>
      <style:text-properties color="#000000" loext:opacity="100%" font-size="13pt" language="ru" country="RU" officeooo:rsid="003b067f" officeooo:paragraph-rsid="00ef92d5" background-color="transparent" style:font-size-asian="11.3500003814697pt" style:font-size-complex="13pt"/>
    </style:style>
    <style:style style:name="P532" style:family="paragraph" style:parent-style-name="Normal">
      <style:paragraph-properties margin-left="0.122cm" margin-right="0cm" text-align="start" style:justify-single-word="false" orphans="2" widows="2" text-indent="0cm" style:auto-text-indent="false"/>
      <style:text-properties color="#000000" loext:opacity="100%" font-size="13pt" language="ru" country="RU" officeooo:rsid="003b067f" officeooo:paragraph-rsid="0304631c" background-color="transparent" style:font-size-asian="11.3500003814697pt" style:font-size-complex="13pt"/>
    </style:style>
    <style:style style:name="P533" style:family="paragraph" style:parent-style-name="Normal">
      <style:paragraph-properties margin-left="0.106cm" margin-right="0cm" text-align="center" style:justify-single-word="false" orphans="2" widows="2" text-indent="0cm" style:auto-text-indent="false"/>
      <style:text-properties color="#000000" loext:opacity="100%" font-size="13pt" language="ru" country="RU" officeooo:rsid="003b067f" officeooo:paragraph-rsid="00ef92d5" background-color="transparent" style:font-size-asian="11.3500003814697pt" style:font-size-complex="13pt"/>
    </style:style>
    <style:style style:name="P534" style:family="paragraph" style:parent-style-name="Normal">
      <style:paragraph-properties margin-left="0.122cm" margin-right="0cm" text-align="start" style:justify-single-word="false" orphans="2" widows="2" text-indent="0cm" style:auto-text-indent="false"/>
      <style:text-properties color="#000000" loext:opacity="100%" font-size="13pt" language="ru" country="RU" officeooo:rsid="00362a56" officeooo:paragraph-rsid="00ef92d5" background-color="transparent" style:font-size-asian="11.3500003814697pt" style:font-size-complex="13pt"/>
    </style:style>
    <style:style style:name="P535" style:family="paragraph" style:parent-style-name="Normal">
      <style:paragraph-properties margin-left="0.122cm" margin-right="0cm" text-align="start" style:justify-single-word="false" orphans="2" widows="2" text-indent="0cm" style:auto-text-indent="false"/>
      <style:text-properties color="#000000" loext:opacity="100%" font-size="13pt" officeooo:paragraph-rsid="00ef92d5" background-color="transparent" style:font-size-asian="13pt" style:font-size-complex="13pt"/>
    </style:style>
    <style:style style:name="P536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color="#000000" loext:opacity="100%" font-size="13pt" language="en" country="US" officeooo:paragraph-rsid="00ef92d5" background-color="transparent" style:font-size-asian="13pt" style:font-size-complex="13pt"/>
    </style:style>
    <style:style style:name="P537" style:family="paragraph" style:parent-style-name="Standard">
      <style:paragraph-properties margin-left="0.053cm" margin-right="0cm" margin-top="0cm" margin-bottom="0cm" style:contextual-spacing="false" text-align="center" style:justify-single-word="false" orphans="2" widows="2" text-indent="0cm" style:auto-text-indent="false"/>
      <style:text-properties color="#000000" loext:opacity="100%" font-size="13pt" language="en" country="US" font-style="normal" officeooo:rsid="00d9a170" officeooo:paragraph-rsid="02e0637e" background-color="transparent" style:font-size-asian="13pt" style:font-style-asian="normal" style:font-size-complex="13pt" style:font-style-complex="normal"/>
    </style:style>
    <style:style style:name="P538" style:family="paragraph" style:parent-style-name="Standard">
      <style:paragraph-properties text-align="start" style:justify-single-word="false" style:snap-to-layout-grid="false"/>
      <style:text-properties color="#000000" loext:opacity="100%" font-size="13pt" font-style="normal" officeooo:paragraph-rsid="00289bd7" background-color="transparent" style:font-size-asian="13pt" style:font-style-asian="normal" style:font-size-complex="13pt" style:font-style-complex="normal"/>
    </style:style>
    <style:style style:name="P539" style:family="paragraph" style:parent-style-name="Standard_20__28_user_29_">
      <style:paragraph-properties text-align="center" style:justify-single-word="false" style:snap-to-layout-grid="false"/>
      <style:text-properties color="#000000" loext:opacity="100%" font-size="13pt" font-style="normal" officeooo:rsid="01676fa9" officeooo:paragraph-rsid="031d8cf3" background-color="transparent" style:font-size-asian="13pt" style:font-style-asian="normal" style:font-size-complex="13pt" style:font-style-complex="normal"/>
    </style:style>
    <style:style style:name="P540" style:family="paragraph" style:parent-style-name="Standard">
      <style:paragraph-properties text-align="start" style:justify-single-word="false" style:snap-to-layout-grid="false"/>
      <style:text-properties color="#000000" loext:opacity="100%" style:font-name="GOST type A" font-size="16pt" font-style="normal" officeooo:paragraph-rsid="00289bd7" background-color="transparent" style:font-size-asian="16pt" style:font-style-asian="normal" style:font-size-complex="16pt" style:font-style-complex="normal"/>
    </style:style>
    <style:style style:name="P541" style:family="paragraph" style:parent-style-name="Standard">
      <style:paragraph-properties text-align="center" style:justify-single-word="false" style:snap-to-layout-grid="false"/>
      <style:text-properties color="#000000" loext:opacity="100%" style:font-name="GOST type A" font-size="14pt" font-style="normal" officeooo:paragraph-rsid="00289bd7" background-color="transparent" style:font-size-asian="14pt" style:font-style-asian="normal" style:font-size-complex="14pt" style:font-style-complex="normal"/>
    </style:style>
    <style:style style:name="P542" style:family="paragraph" style:parent-style-name="Обычный">
      <style:paragraph-properties margin-left="0cm" margin-right="0cm" text-align="start" style:justify-single-word="false" orphans="2" widows="2" text-indent="0cm" style:auto-text-indent="false"/>
      <style:text-properties style:font-name="Times New Roman" font-size="11pt" language="ru" country="RU" font-style="normal" officeooo:paragraph-rsid="0304631c" style:font-name-asian="Times New Roman" style:font-size-asian="11pt" style:font-style-asian="normal" style:font-name-complex="Times New Roman" style:font-size-complex="11pt" style:font-style-complex="normal"/>
    </style:style>
    <style:style style:name="P543" style:family="paragraph" style:parent-style-name="Обычный">
      <style:paragraph-properties margin-left="0cm" margin-right="0cm" text-align="start" style:justify-single-word="false" orphans="2" widows="2" text-indent="0cm" style:auto-text-indent="false"/>
      <style:text-properties style:font-name="Times New Roman" font-size="11pt" language="ru" country="RU" font-style="normal" style:font-name-asian="Times New Roman" style:font-size-asian="11pt" style:font-style-asian="normal" style:font-name-complex="Times New Roman" style:font-size-complex="11pt" style:font-style-complex="normal"/>
    </style:style>
    <style:style style:name="P544" style:family="paragraph" style:parent-style-name="Обычный">
      <style:paragraph-properties margin-left="0cm" margin-right="0cm" text-align="start" style:justify-single-word="false" orphans="2" widows="2" text-indent="0cm" style:auto-text-indent="false"/>
      <style:text-properties style:font-name="Times New Roman" font-size="11pt" language="ru" country="RU" font-style="normal" officeooo:paragraph-rsid="0337d2fb" style:font-name-asian="Times New Roman" style:font-size-asian="11pt" style:font-style-asian="normal" style:font-name-complex="Times New Roman" style:font-size-complex="11pt" style:font-style-complex="normal"/>
    </style:style>
    <style:style style:name="P545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style:font-name="Times New Roman" font-size="11pt" language="ru" country="RU" font-style="normal" officeooo:paragraph-rsid="0337d2fb" background-color="transparent" style:font-name-asian="Times New Roman" style:font-size-asian="11pt" style:font-style-asian="normal" style:font-name-complex="Times New Roman" style:font-size-complex="11pt" style:font-style-complex="normal"/>
    </style:style>
    <style:style style:name="P546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style:font-name="Times New Roman" font-size="11pt" language="ru" country="RU" font-style="normal" officeooo:paragraph-rsid="0304631c" background-color="transparent" style:font-name-asian="Times New Roman" style:font-size-asian="11pt" style:font-style-asian="normal" style:font-name-complex="Times New Roman" style:font-size-complex="11pt" style:font-style-complex="normal"/>
    </style:style>
    <style:style style:name="P547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style:font-name="Times New Roman" font-size="12pt" language="ru" country="RU" font-style="normal" 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P548" style:family="paragraph" style:parent-style-name="Header">
      <style:paragraph-properties text-align="center" style:justify-single-word="false" style:snap-to-layout-grid="false"/>
      <style:text-properties officeooo:paragraph-rsid="030b9971" background-color="transparent"/>
    </style:style>
    <style:style style:name="P549" style:family="paragraph" style:parent-style-name="Standard">
      <style:paragraph-properties text-align="center" style:justify-single-word="false" style:snap-to-layout-grid="false"/>
      <style:text-properties officeooo:paragraph-rsid="030b9971" background-color="transparent"/>
    </style:style>
    <style:style style:name="P550" style:family="paragraph" style:parent-style-name="Standard">
      <style:paragraph-properties text-align="center" style:justify-single-word="false" style:snap-to-layout-grid="false"/>
      <style:text-properties officeooo:paragraph-rsid="032a51d1" background-color="transparent"/>
    </style:style>
    <style:style style:name="P551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officeooo:paragraph-rsid="02fea5f0" background-color="transparent"/>
    </style:style>
    <style:style style:name="P552" style:family="paragraph" style:parent-style-name="Standard">
      <style:paragraph-properties margin-left="0.053cm" margin-right="0cm" margin-top="0cm" margin-bottom="0cm" style:contextual-spacing="false" text-align="center" style:justify-single-word="false" orphans="2" widows="2" text-indent="0cm" style:auto-text-indent="false"/>
      <style:text-properties officeooo:paragraph-rsid="02e2873f" background-color="transparent"/>
    </style:style>
    <style:style style:name="P553" style:family="paragraph" style:parent-style-name="Normal" style:master-page-name="">
      <loext:graphic-properties draw:fill="none"/>
      <style:paragraph-properties margin-left="0cm" margin-right="0.499cm" text-align="end" style:justify-single-word="false" orphans="2" widows="2" text-indent="0cm" style:auto-text-indent="false" style:page-number="auto" background-color="transparent" style:writing-mode="lr-tb"/>
      <style:text-properties officeooo:paragraph-rsid="032a51d1" background-color="transparent"/>
    </style:style>
    <style:style style:name="P554" style:family="paragraph" style:parent-style-name="Normal">
      <loext:graphic-properties draw:fill="none"/>
      <style:paragraph-properties margin-left="0cm" margin-right="0.499cm" text-align="end" style:justify-single-word="false" orphans="2" widows="2" text-indent="0cm" style:auto-text-indent="false" background-color="transparent" style:writing-mode="lr-tb"/>
      <style:text-properties officeooo:paragraph-rsid="030b9971" background-color="transparent"/>
    </style:style>
    <style:style style:name="P555" style:family="paragraph" style:parent-style-name="Normal" style:master-page-name="">
      <loext:graphic-properties draw:fill="none"/>
      <style:paragraph-properties margin-left="0cm" margin-right="0.499cm" text-align="end" style:justify-single-word="false" orphans="2" widows="2" text-indent="0cm" style:auto-text-indent="false" style:page-number="auto" background-color="transparent" style:writing-mode="lr-tb"/>
      <style:text-properties officeooo:paragraph-rsid="028efcd0" background-color="transparent"/>
    </style:style>
    <style:style style:name="P556" style:family="paragraph" style:parent-style-name="Standard">
      <style:paragraph-properties text-align="start" style:justify-single-word="false" style:snap-to-layout-grid="false"/>
      <style:text-properties officeooo:paragraph-rsid="02c830b2" background-color="transparent"/>
    </style:style>
    <style:style style:name="P557" style:family="paragraph" style:parent-style-name="Standard">
      <style:text-properties officeooo:paragraph-rsid="0339acd8" background-color="transparent"/>
    </style:style>
    <style:style style:name="P558" style:family="paragraph" style:parent-style-name="Standard">
      <style:paragraph-properties text-align="center" style:justify-single-word="false" style:snap-to-layout-grid="false"/>
      <style:text-properties officeooo:rsid="0337d2fb" officeooo:paragraph-rsid="0337d2fb" background-color="transparent"/>
    </style:style>
    <style:style style:name="P559" style:family="paragraph" style:parent-style-name="Standard">
      <style:paragraph-properties text-align="center" style:justify-single-word="false" style:snap-to-layout-grid="false"/>
      <style:text-properties officeooo:rsid="0339acd8" officeooo:paragraph-rsid="0339acd8" background-color="transparent"/>
    </style:style>
    <style:style style:name="P560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style:font-name="Times New Roman1" font-size="11pt" language="ru" country="RU" font-style="normal" officeooo:paragraph-rsid="0337d2fb" background-color="transparent" style:font-size-asian="11pt" style:font-style-asian="normal" style:font-size-complex="11pt" style:font-style-complex="normal"/>
    </style:style>
    <style:style style:name="P561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style:font-name="Times New Roman1" font-size="11pt" language="ru" country="RU" font-style="normal" officeooo:paragraph-rsid="0304631c" background-color="transparent" style:font-size-asian="11pt" style:font-style-asian="normal" style:font-size-complex="11pt" style:font-style-complex="normal"/>
    </style:style>
    <style:style style:name="P562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style:font-name="Times New Roman1" font-size="11pt" language="ru" country="RU" font-style="normal" officeooo:paragraph-rsid="0337d2fb" background-color="transparent" style:font-size-asian="11pt" style:font-style-asian="normal" style:font-size-complex="11pt" style:font-style-complex="normal"/>
    </style:style>
    <style:style style:name="P563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style:font-name="Times New Roman1" font-size="11pt" language="ru" country="RU" font-style="normal" officeooo:paragraph-rsid="0304631c" background-color="transparent" style:font-size-asian="11pt" style:font-style-asian="normal" style:font-size-complex="11pt" style:font-style-complex="normal"/>
    </style:style>
    <style:style style:name="P564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style:font-name="Times New Roman1" font-size="11pt" language="en" country="US" font-style="normal" officeooo:paragraph-rsid="0337d2fb" background-color="transparent" style:font-size-asian="11pt" style:font-style-asian="normal" style:font-size-complex="11pt" style:font-style-complex="normal"/>
    </style:style>
    <style:style style:name="P565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style:font-name="Times New Roman1" font-size="11pt" language="en" country="US" font-style="normal" officeooo:paragraph-rsid="0304631c" background-color="transparent" style:font-size-asian="11pt" style:font-style-asian="normal" style:font-size-complex="11pt" style:font-style-complex="normal"/>
    </style:style>
    <style:style style:name="P566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style:font-name="Times New Roman1" font-size="11pt" language="en" country="US" font-style="normal" officeooo:paragraph-rsid="0337d2fb" background-color="transparent" style:font-size-asian="11pt" style:font-style-asian="normal" style:font-size-complex="11pt" style:font-style-complex="normal"/>
    </style:style>
    <style:style style:name="P567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style:font-name="Times New Roman1" font-size="11pt" language="en" country="US" font-style="normal" officeooo:paragraph-rsid="0304631c" background-color="transparent" style:font-size-asian="11pt" style:font-style-asian="normal" style:font-size-complex="11pt" style:font-style-complex="normal"/>
    </style:style>
    <style:style style:name="P568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style:font-name="Times New Roman1" font-size="12pt" language="ru" country="RU" font-style="normal" officeooo:paragraph-rsid="0337d2fb" background-color="transparent" style:font-size-asian="12pt" style:font-style-asian="normal" style:font-size-complex="12pt" style:font-style-complex="normal"/>
    </style:style>
    <style:style style:name="P569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style:font-name="Times New Roman1" font-size="12pt" language="ru" country="RU" font-style="normal" background-color="transparent" style:font-size-asian="12pt" style:font-style-asian="normal" style:font-size-complex="12pt" style:font-style-complex="normal"/>
    </style:style>
    <style:style style:name="P570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style:font-name="Times New Roman1" font-size="12pt" language="ru" country="RU" font-style="normal" officeooo:paragraph-rsid="0304631c" background-color="transparent" style:font-size-asian="12pt" style:font-style-asian="normal" style:font-size-complex="12pt" style:font-style-complex="normal"/>
    </style:style>
    <style:style style:name="P571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style:font-name="Times New Roman1" font-size="12pt" language="ru" country="RU" font-style="normal" background-color="transparent" style:font-size-asian="12pt" style:font-style-asian="normal" style:font-size-complex="12pt" style:font-style-complex="normal"/>
    </style:style>
    <style:style style:name="P572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style:font-name="Times New Roman1" font-size="12pt" language="ru" country="RU" font-style="normal" officeooo:paragraph-rsid="030fa5fb" background-color="transparent" style:font-size-asian="12pt" style:font-style-asian="normal" style:font-size-complex="12pt" style:font-style-complex="normal"/>
    </style:style>
    <style:style style:name="P573" style:family="paragraph" style:parent-style-name="Normal">
      <loext:graphic-properties draw:fill="none"/>
      <style:paragraph-properties margin-left="0cm" margin-right="0cm" text-align="center" style:justify-single-word="false" orphans="2" widows="2" text-indent="0.101cm" style:auto-text-indent="false" background-color="transparent" style:writing-mode="lr-tb"/>
      <style:text-properties style:font-name="Times New Roman1" font-size="12pt" language="ru" country="RU" font-style="normal" officeooo:paragraph-rsid="02fea5f0" background-color="transparent" style:font-size-asian="12pt" style:font-style-asian="normal" style:font-size-complex="12pt" style:font-style-complex="normal"/>
    </style:style>
    <style:style style:name="P574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style:font-name="Times New Roman1" font-size="12pt" language="ru" country="RU" font-style="normal" officeooo:paragraph-rsid="02fea5f0" background-color="transparent" style:font-size-asian="12pt" style:font-style-asian="normal" style:font-size-complex="12pt" style:font-style-complex="normal"/>
    </style:style>
    <style:style style:name="P575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style:font-name="Times New Roman1" font-size="12pt" language="ru" country="RU" font-style="normal" officeooo:rsid="02ef2a19" background-color="transparent" style:font-size-asian="12pt" style:font-style-asian="normal" style:font-size-complex="12pt" style:font-style-complex="normal"/>
    </style:style>
    <style:style style:name="P576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style:font-name="Times New Roman1" font-size="12pt" language="en" country="US" font-style="normal" officeooo:paragraph-rsid="0337d2fb" background-color="transparent" style:font-size-asian="12pt" style:font-style-asian="normal" style:font-size-complex="12pt" style:font-style-complex="normal"/>
    </style:style>
    <style:style style:name="P577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style:font-name="Times New Roman1" font-size="12pt" language="en" country="US" font-style="normal" background-color="transparent" style:font-size-asian="12pt" style:font-style-asian="normal" style:font-size-complex="12pt" style:font-style-complex="normal"/>
    </style:style>
    <style:style style:name="P578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style:font-name="Times New Roman1" font-size="12pt" language="en" country="US" font-style="normal" officeooo:paragraph-rsid="0304631c" background-color="transparent" style:font-size-asian="12pt" style:font-style-asian="normal" style:font-size-complex="12pt" style:font-style-complex="normal"/>
    </style:style>
    <style:style style:name="P579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style:font-name="Times New Roman1" font-size="12pt" language="en" country="US" font-style="normal" background-color="transparent" style:font-size-asian="12pt" style:font-style-asian="normal" style:font-size-complex="12pt" style:font-style-complex="normal"/>
    </style:style>
    <style:style style:name="P580" style:family="paragraph" style:parent-style-name="Normal">
      <style:paragraph-properties margin-left="0cm" margin-right="0cm" text-align="center" style:justify-single-word="false" orphans="2" widows="2" text-indent="0cm" style:auto-text-indent="false"/>
      <style:text-properties style:font-name="Times New Roman1" font-size="12pt" language="en" country="US" font-style="normal" officeooo:paragraph-rsid="02fea5f0" background-color="transparent" style:font-size-asian="12pt" style:font-style-asian="normal" style:font-size-complex="12pt" style:font-style-complex="normal"/>
    </style:style>
    <style:style style:name="P581" style:family="paragraph" style:parent-style-name="Normal">
      <loext:graphic-properties draw:fill="none"/>
      <style:paragraph-properties margin-left="0cm" margin-right="0cm" text-align="center" style:justify-single-word="false" orphans="2" widows="2" text-indent="0cm" style:auto-text-indent="false" background-color="transparent" style:writing-mode="lr-tb"/>
      <style:text-properties style:font-name="Times New Roman1" font-size="12pt" language="en" country="US" font-style="normal" officeooo:paragraph-rsid="02fea5f0" background-color="transparent" style:font-size-asian="12pt" style:font-style-asian="normal" style:font-size-complex="12pt" style:font-style-complex="normal"/>
    </style:style>
    <style:style style:name="P582" style:family="paragraph" style:parent-style-name="Normal">
      <style:paragraph-properties margin-left="0cm" margin-right="0cm" text-align="start" style:justify-single-word="false" orphans="2" widows="2" text-indent="0cm" style:auto-text-indent="false"/>
      <style:text-properties style:font-name="Times New Roman1" font-size="12pt" font-style="normal" officeooo:paragraph-rsid="030e3017" background-color="transparent" style:font-size-asian="12pt" style:font-style-asian="normal" style:font-size-complex="12pt" style:font-style-complex="normal"/>
    </style:style>
    <style:style style:name="P583" style:family="paragraph" style:parent-style-name="Normal">
      <style:paragraph-properties margin-left="0cm" margin-right="0.353cm" text-align="end" style:justify-single-word="false" orphans="2" widows="2" text-indent="0cm" style:auto-text-indent="false">
        <style:tab-stops>
          <style:tab-stop style:position="23.703cm"/>
        </style:tab-stops>
      </style:paragraph-properties>
      <style:text-properties color="#c9211e" loext:opacity="100%" font-style="normal" officeooo:paragraph-rsid="03151934" background-color="transparent" style:font-style-asian="normal" style:font-style-complex="normal"/>
    </style:style>
    <style:style style:name="P584" style:family="paragraph" style:parent-style-name="Normal">
      <style:paragraph-properties margin-left="0cm" margin-right="0cm" margin-top="0cm" margin-bottom="0cm" style:contextual-spacing="false" orphans="2" widows="2" text-indent="0cm" style:auto-text-indent="false"/>
      <style:text-properties color="#c9211e" loext:opacity="100%" font-style="normal" officeooo:paragraph-rsid="00e83a55" background-color="transparent" style:font-style-asian="normal" style:font-style-complex="normal"/>
    </style:style>
    <style:style style:name="P585" style:family="paragraph" style:parent-style-name="Standard" style:master-page-name="">
      <style:paragraph-properties style:page-number="auto" break-before="auto" break-after="auto"/>
      <style:text-properties color="#c9211e" loext:opacity="100%" font-style="normal" officeooo:paragraph-rsid="0337d2fb" background-color="transparent" style:font-style-asian="normal" style:font-style-complex="normal"/>
    </style:style>
    <style:style style:name="P586" style:family="paragraph" style:parent-style-name="Standard">
      <style:paragraph-properties margin-left="0cm" margin-right="0.353cm" text-align="start" style:justify-single-word="false" orphans="2" widows="2" text-indent="0cm" style:auto-text-indent="false"/>
      <style:text-properties color="#c9211e" loext:opacity="100%" font-size="12pt" font-style="normal" officeooo:paragraph-rsid="00289bd7" background-color="transparent" style:font-style-asian="normal" style:font-style-complex="normal"/>
    </style:style>
    <style:style style:name="P587" style:family="paragraph" style:parent-style-name="Standard">
      <style:paragraph-properties margin-left="0cm" margin-right="0cm" margin-top="0cm" margin-bottom="0cm" style:contextual-spacing="false" orphans="2" widows="2" text-indent="0cm" style:auto-text-indent="false" style:snap-to-layout-grid="false"/>
      <style:text-properties color="#c9211e" loext:opacity="100%" font-size="12pt" font-style="normal" officeooo:rsid="026a74f9" officeooo:paragraph-rsid="026a74f9" background-color="transparent" style:font-size-asian="12pt" style:font-style-asian="normal" style:font-style-complex="normal"/>
    </style:style>
    <style:style style:name="P588" style:family="paragraph" style:parent-style-name="Normal">
      <style:paragraph-properties margin-left="0cm" margin-right="0cm" margin-top="0cm" margin-bottom="0cm" style:contextual-spacing="false" text-align="center" style:justify-single-word="false" orphans="2" widows="2" text-indent="0cm" style:auto-text-indent="false"/>
      <style:text-properties font-variant="normal" text-transform="none" color="#000000" loext:opacity="100%" style:text-line-through-style="none" style:text-line-through-type="none" style:font-name="Times New Roman1" font-size="13pt" letter-spacing="normal" language="ru" country="RU" font-style="normal" style:text-underline-style="none" font-weight="normal" officeooo:rsid="02fc6095" officeooo:paragraph-rsid="02fea5f0" style:text-blinking="false" background-color="transparent" style:font-size-asian="13pt" style:font-style-asian="normal" style:font-size-complex="13pt" style:font-style-complex="normal"/>
    </style:style>
    <style:style style:name="P589" style:family="paragraph" style:parent-style-name="Normal">
      <style:paragraph-properties margin-left="0.053cm" margin-right="0cm" margin-top="0cm" margin-bottom="0cm" style:contextual-spacing="false" text-align="center" style:justify-single-word="false" orphans="2" widows="2" text-indent="0cm" style:auto-text-indent="false" keep-with-next="always"/>
      <style:text-properties font-variant="normal" text-transform="none" color="#000000" loext:opacity="100%" style:text-line-through-style="none" style:text-line-through-type="none" style:font-name="Times New Roman1" font-size="11pt" letter-spacing="normal" language="ru" country="RU" font-style="normal" style:text-underline-style="none" font-weight="normal" officeooo:paragraph-rsid="02fc6095" style:text-blinking="false" background-color="transparent" style:font-size-asian="11pt" style:font-size-complex="11pt"/>
    </style:style>
    <style:style style:name="P590" style:family="paragraph" style:parent-style-name="Standard">
      <style:paragraph-properties margin-left="0.053cm" margin-right="0cm" margin-top="0cm" margin-bottom="0cm" style:contextual-spacing="false" text-align="center" style:justify-single-word="false" orphans="2" widows="2" text-indent="0cm" style:auto-text-indent="false"/>
      <style:text-properties font-variant="normal" text-transform="none" color="#000000" loext:opacity="100%" style:text-line-through-style="none" style:text-line-through-type="none" style:font-name="Times New Roman1" font-size="11pt" letter-spacing="normal" language="ru" country="RU" font-style="normal" style:text-underline-style="none" font-weight="normal" officeooo:paragraph-rsid="02fc6095" style:text-blinking="false" background-color="transparent" style:font-size-asian="11pt" style:font-size-complex="11pt"/>
    </style:style>
    <style:style style:name="P591" style:family="paragraph" style:parent-style-name="Standard">
      <style:paragraph-properties margin-left="0.053cm" margin-right="0cm" margin-top="0cm" margin-bottom="0cm" style:contextual-spacing="false" text-align="center" style:justify-single-word="false" orphans="2" widows="2" text-indent="0cm" style:auto-text-indent="false"/>
      <style:text-properties font-size="11pt" font-style="normal" officeooo:paragraph-rsid="02e34c1e" background-color="transparent" style:font-size-asian="11pt" style:font-style-asian="normal" style:font-size-complex="11pt" style:font-style-complex="normal"/>
    </style:style>
    <style:style style:name="P592" style:family="paragraph" style:parent-style-name="Normal" style:master-page-name="H_5f_ID0EXZCI">
      <loext:graphic-properties draw:fill="none"/>
      <style:paragraph-properties margin-left="0cm" margin-right="0.9cm" text-align="end" style:justify-single-word="false" orphans="2" widows="2" text-indent="0cm" style:auto-text-indent="false" style:page-number="auto" background-color="transparent" style:writing-mode="lr-tb"/>
      <style:text-properties color="#000000" loext:opacity="100%" officeooo:paragraph-rsid="03002868" background-color="transparent"/>
    </style:style>
    <style:style style:name="P593" style:family="paragraph" style:parent-style-name="Standard_20__28_user_29_">
      <style:paragraph-properties line-height="150%"/>
      <style:text-properties color="#000000" loext:opacity="100%" officeooo:paragraph-rsid="002103d8" background-color="transparent"/>
    </style:style>
    <style:style style:name="P594" style:family="paragraph" style:parent-style-name="Standard">
      <style:paragraph-properties margin-top="0cm" margin-bottom="0cm" style:contextual-spacing="false" line-height="115%" text-align="start" style:justify-single-word="false" style:snap-to-layout-grid="false" style:writing-mode="lr-tb"/>
      <style:text-properties color="#000000" loext:opacity="100%" style:font-name="Times New Roman1" font-size="14pt" language="ru" country="RU" font-style="normal" officeooo:rsid="01f78b52" officeooo:paragraph-rsid="0337d2fb" background-color="transparent" style:font-size-asian="14pt" style:font-style-asian="normal" style:font-size-complex="14pt" style:font-style-complex="normal"/>
    </style:style>
    <style:style style:name="P595" style:family="paragraph" style:parent-style-name="Standard">
      <style:paragraph-properties margin-top="0cm" margin-bottom="0cm" style:contextual-spacing="false" line-height="115%" text-align="start" style:justify-single-word="false" style:snap-to-layout-grid="false" style:writing-mode="lr-tb"/>
      <style:text-properties color="#000000" loext:opacity="100%" style:text-position="0% 100%" style:font-name="Times New Roman1" font-size="14pt" language="en" country="US" font-style="normal" officeooo:rsid="030a0b4f" officeooo:paragraph-rsid="033435f0" style:letter-kerning="true" background-color="transparent" style:font-name-asian="Andale Sans UI" style:font-size-asian="14pt" style:font-style-asian="normal" style:font-size-complex="14pt" style:font-style-complex="normal"/>
    </style:style>
    <style:style style:name="P596" style:family="paragraph" style:parent-style-name="Standard">
      <style:paragraph-properties line-height="150%" text-align="start" style:justify-single-word="false"/>
      <style:text-properties color="#000000" loext:opacity="100%" officeooo:rsid="033b830e" officeooo:paragraph-rsid="033b830e" background-color="transparent" style:font-size-complex="14pt"/>
    </style:style>
    <style:style style:name="P597" style:family="paragraph" style:parent-style-name="Standard">
      <style:paragraph-properties line-height="150%" text-align="start" style:justify-single-word="false"/>
      <style:text-properties color="#000000" loext:opacity="100%" officeooo:rsid="033c24ce" officeooo:paragraph-rsid="033c24ce" background-color="transparent" style:font-size-complex="14pt"/>
    </style:style>
    <style:style style:name="P598" style:family="paragraph" style:parent-style-name="Header">
      <style:paragraph-properties line-height="150%">
        <style:tab-stops/>
      </style:paragraph-properties>
      <style:text-properties color="#000000" loext:opacity="100%" officeooo:paragraph-rsid="02faa524" background-color="transparent"/>
    </style:style>
    <style:style style:name="P599" style:family="paragraph" style:parent-style-name="Heading_20_1">
      <style:paragraph-properties line-height="150%" text-align="start" style:justify-single-word="false"/>
      <style:text-properties color="#000000" loext:opacity="100%" font-weight="normal" officeooo:paragraph-rsid="0019ffcd" background-color="transparent" style:font-weight-asian="normal" style:font-weight-complex="bold"/>
    </style:style>
    <style:style style:name="P600" style:family="paragraph" style:parent-style-name="Heading_20_2">
      <style:paragraph-properties line-height="115%" text-align="start" style:justify-single-word="false"/>
      <style:text-properties color="#000000" loext:opacity="100%" font-weight="normal" background-color="transparent" style:font-weight-asian="normal" style:font-weight-complex="normal"/>
    </style:style>
    <style:style style:name="P601" style:family="paragraph" style:parent-style-name="Heading_20_2">
      <style:paragraph-properties margin-left="1.016cm" margin-right="0.011cm" line-height="115%" text-align="start" style:justify-single-word="false" text-indent="-0.034cm" style:auto-text-indent="false"/>
      <style:text-properties color="#000000" loext:opacity="100%" font-size="14.5pt" font-weight="normal" officeooo:paragraph-rsid="0019ffcd" background-color="transparent" style:font-size-asian="14.5pt" style:font-weight-asian="normal" style:font-size-complex="16.5pt"/>
    </style:style>
    <style:style style:name="P602" style:family="paragraph" style:parent-style-name="Heading_20_2">
      <loext:graphic-properties draw:fill="none"/>
      <style:paragraph-properties margin-left="1cm" margin-right="0cm" margin-top="0cm" margin-bottom="0cm" style:contextual-spacing="false" line-height="150%" text-align="start" style:justify-single-word="false" orphans="2" widows="2" text-indent="-0.9cm" style:auto-text-indent="false" background-color="transparent" keep-with-next="always" style:writing-mode="lr-tb"/>
      <style:text-properties color="#000000" loext:opacity="100%" font-size="14pt" font-weight="normal" officeooo:paragraph-rsid="001d2c5d" background-color="transparent" style:font-size-asian="14pt" style:font-weight-asian="normal" style:font-size-complex="14pt"/>
    </style:style>
    <style:style style:name="P603" style:family="paragraph" style:parent-style-name="Heading_20_2">
      <loext:graphic-properties draw:fill="none"/>
      <style:paragraph-properties margin-left="1cm" margin-right="0cm" margin-top="0cm" margin-bottom="0cm" style:contextual-spacing="false" line-height="150%" text-align="start" style:justify-single-word="false" orphans="2" widows="2" text-indent="-0.9cm" style:auto-text-indent="false" background-color="transparent" style:writing-mode="lr-tb"/>
      <style:text-properties color="#000000" loext:opacity="100%" font-size="14pt" font-weight="normal" officeooo:paragraph-rsid="001d2c5d" background-color="transparent" style:font-size-asian="14pt" style:font-weight-asian="normal" style:font-size-complex="14pt"/>
    </style:style>
    <style:style style:name="P604" style:family="paragraph" style:parent-style-name="Heading_20_3">
      <style:paragraph-properties style:snap-to-layout-grid="false"/>
      <style:text-properties color="#000000" loext:opacity="100%" font-size="8pt" font-weight="bold" officeooo:paragraph-rsid="0019ffcd" background-color="transparent" style:font-size-asian="8pt" style:font-weight-asian="bold"/>
    </style:style>
    <style:style style:name="P605" style:family="paragraph" style:parent-style-name="Heading_20_3">
      <style:text-properties officeooo:paragraph-rsid="001d2c5d" background-color="transparent"/>
    </style:style>
    <style:style style:name="P606" style:family="paragraph" style:parent-style-name="Heading_20_7">
      <style:paragraph-properties margin-left="0cm" margin-right="0cm" orphans="2" widows="2" text-indent="0cm" style:auto-text-indent="false"/>
      <style:text-properties color="#000000" loext:opacity="100%" font-size="11pt" font-style="normal" officeooo:paragraph-rsid="00e83a55" background-color="transparent" style:font-size-asian="11pt" style:font-style-asian="normal" style:font-size-complex="11pt" style:font-style-complex="normal"/>
    </style:style>
    <style:style style:name="P607" style:family="paragraph" style:parent-style-name="Heading_20_7">
      <style:paragraph-properties margin-left="0cm" margin-right="0cm" orphans="2" widows="2" text-indent="0cm" style:auto-text-indent="false"/>
      <style:text-properties color="#000000" loext:opacity="100%" font-size="11pt" font-style="normal" officeooo:paragraph-rsid="029c9a8c" background-color="transparent" style:font-size-asian="11pt" style:font-style-asian="normal" style:font-size-complex="11pt" style:font-style-complex="normal"/>
    </style:style>
    <style:style style:name="P608" style:family="paragraph" style:parent-style-name="Heading_20_7">
      <style:paragraph-properties margin-left="0cm" margin-right="0cm" orphans="2" widows="2" text-indent="0cm" style:auto-text-indent="false"/>
      <style:text-properties color="#000000" loext:opacity="100%" font-size="11pt" font-style="normal" officeooo:paragraph-rsid="02e0637e" background-color="transparent" style:font-size-asian="11pt" style:font-style-asian="normal" style:font-size-complex="11pt" style:font-style-complex="normal"/>
    </style:style>
    <style:style style:name="P609" style:family="paragraph" style:parent-style-name="Heading_20_7">
      <style:paragraph-properties margin-left="0cm" margin-right="0cm" orphans="2" widows="2" text-indent="0cm" style:auto-text-indent="false"/>
      <style:text-properties color="#000000" loext:opacity="100%" font-size="11pt" font-style="normal" officeooo:paragraph-rsid="02e2873f" background-color="transparent" style:font-size-asian="11pt" style:font-style-asian="normal" style:font-size-complex="11pt" style:font-style-complex="normal"/>
    </style:style>
    <style:style style:name="P610" style:family="paragraph" style:parent-style-name="Heading_20_7">
      <style:paragraph-properties margin-left="0cm" margin-right="0cm" orphans="2" widows="2" text-indent="0cm" style:auto-text-indent="false"/>
      <style:text-properties color="#000000" loext:opacity="100%" font-size="11pt" font-style="normal" officeooo:paragraph-rsid="02e34c1e" background-color="transparent" style:font-size-asian="11pt" style:font-style-asian="normal" style:font-size-complex="11pt" style:font-style-complex="normal"/>
    </style:style>
    <style:style style:name="P611" style:family="paragraph" style:parent-style-name="Heading_20_7">
      <style:paragraph-properties margin-left="0cm" margin-right="0cm" orphans="2" widows="2" text-indent="0cm" style:auto-text-indent="false"/>
      <style:text-properties color="#000000" loext:opacity="100%" font-size="11pt" font-style="normal" officeooo:paragraph-rsid="00ea2393" background-color="transparent" style:font-size-asian="11pt" style:font-style-asian="normal" style:font-size-complex="11pt" style:font-style-complex="normal"/>
    </style:style>
    <style:style style:name="P612" style:family="paragraph" style:parent-style-name="Heading_20_7">
      <style:paragraph-properties margin-left="0cm" margin-right="0cm" orphans="2" widows="2" text-indent="0cm" style:auto-text-indent="false"/>
      <style:text-properties color="#000000" loext:opacity="100%" font-size="11pt" font-style="normal" officeooo:paragraph-rsid="01287eab" background-color="transparent" style:font-size-asian="11pt" style:font-style-asian="normal" style:font-size-complex="11pt" style:font-style-complex="normal"/>
    </style:style>
    <style:style style:name="P613" style:family="paragraph" style:parent-style-name="Heading_20_7">
      <style:paragraph-properties margin-left="0cm" margin-right="0cm" orphans="2" widows="2" text-indent="0cm" style:auto-text-indent="false"/>
      <style:text-properties color="#000000" loext:opacity="100%" font-size="11pt" font-style="normal" officeooo:paragraph-rsid="02fea5f0" background-color="transparent" style:font-size-asian="11pt" style:font-style-asian="normal" style:font-size-complex="11pt" style:font-style-complex="normal"/>
    </style:style>
    <style:style style:name="P614" style:family="paragraph" style:parent-style-name="Heading_20_7">
      <style:paragraph-properties margin-left="0cm" margin-right="0cm" orphans="2" widows="2" text-indent="0cm" style:auto-text-indent="false"/>
      <style:text-properties color="#000000" loext:opacity="100%" font-size="11pt" font-style="normal" officeooo:paragraph-rsid="0304631c" background-color="transparent" style:font-size-asian="11pt" style:font-style-asian="normal" style:font-size-complex="11pt" style:font-style-complex="normal"/>
    </style:style>
    <style:style style:name="P615" style:family="paragraph" style:parent-style-name="Heading_20_7">
      <style:paragraph-properties margin-left="0cm" margin-right="0cm" orphans="2" widows="2" text-indent="0cm" style:auto-text-indent="false"/>
      <style:text-properties color="#000000" loext:opacity="100%" font-size="11pt" font-style="normal" officeooo:paragraph-rsid="0337d2fb" background-color="transparent" style:font-size-asian="11pt" style:font-style-asian="normal" style:font-size-complex="11pt" style:font-style-complex="normal"/>
    </style:style>
    <style:style style:name="P616" style:family="paragraph" style:parent-style-name="Heading_20_8">
      <style:paragraph-properties margin-left="0cm" margin-right="0cm" text-align="center" style:justify-single-word="false" orphans="2" widows="2" text-indent="0cm" style:auto-text-indent="false"/>
      <style:text-properties color="#000000" loext:opacity="100%" font-size="11pt" language="ru" country="RU" font-style="normal" officeooo:rsid="01f78b52" officeooo:paragraph-rsid="01f78b52" background-color="transparent" style:font-size-asian="11pt" style:font-style-asian="normal" style:font-size-complex="11pt" style:font-style-complex="normal"/>
    </style:style>
    <style:style style:name="P617" style:family="paragraph" style:parent-style-name="Heading_20_8">
      <style:paragraph-properties margin-left="0cm" margin-right="0cm" text-align="center" style:justify-single-word="false" orphans="2" widows="2" text-indent="0cm" style:auto-text-indent="false"/>
      <style:text-properties color="#000000" loext:opacity="100%" font-size="14pt" language="ru" country="RU" font-style="normal" officeooo:rsid="029cdc65" officeooo:paragraph-rsid="029cdc65" background-color="transparent" style:font-size-asian="14pt" style:font-style-asian="normal" style:font-size-complex="14pt" style:font-style-complex="normal"/>
    </style:style>
    <style:style style:name="P618" style:family="paragraph" style:parent-style-name="Heading_20_8">
      <style:paragraph-properties margin-left="0cm" margin-right="0cm" text-align="center" style:justify-single-word="false" orphans="2" widows="2" text-indent="0cm" style:auto-text-indent="false"/>
      <style:text-properties color="#000000" loext:opacity="100%" font-size="14pt" language="ru" country="RU" font-style="normal" officeooo:rsid="029cdc65" officeooo:paragraph-rsid="02eb7993" background-color="transparent" style:font-size-asian="14pt" style:font-style-asian="normal" style:font-size-complex="14pt" style:font-style-complex="normal"/>
    </style:style>
    <style:style style:name="P619" style:family="paragraph" style:parent-style-name="Heading_20_8">
      <style:paragraph-properties margin-left="0.053cm" margin-right="0cm" margin-top="0cm" margin-bottom="0cm" style:contextual-spacing="false" text-align="center" style:justify-single-word="false" orphans="2" widows="2" text-indent="0cm" style:auto-text-indent="false"/>
      <style:text-properties color="#000000" loext:opacity="100%" font-size="14pt" font-style="normal" officeooo:paragraph-rsid="02eb7993" background-color="transparent" style:font-size-asian="14pt" style:font-style-asian="normal" style:font-size-complex="14pt" style:font-style-complex="normal"/>
    </style:style>
    <style:style style:name="P620" style:family="paragraph" style:parent-style-name="Heading_20_8">
      <style:paragraph-properties margin-left="0cm" margin-right="0cm" margin-top="0cm" margin-bottom="0cm" style:contextual-spacing="false" line-height="115%" text-align="start" style:justify-single-word="false" orphans="2" widows="2" text-indent="0cm" style:auto-text-indent="false" style:snap-to-layout-grid="false" style:writing-mode="lr-tb"/>
      <style:text-properties color="#000000" loext:opacity="100%" style:font-name="Times New Roman1" font-size="14pt" language="ru" country="RU" font-style="normal" officeooo:rsid="01f78b52" officeooo:paragraph-rsid="02e7a1b4" background-color="transparent" style:font-size-asian="14pt" style:font-style-asian="normal" style:font-size-complex="14pt" style:font-style-complex="normal"/>
    </style:style>
    <style:style style:name="P621" style:family="paragraph" style:parent-style-name="Heading_20_8">
      <style:paragraph-properties margin-left="0cm" margin-right="0cm" margin-top="0cm" margin-bottom="0cm" style:contextual-spacing="false" line-height="115%" text-align="start" style:justify-single-word="false" orphans="2" widows="2" text-indent="0cm" style:auto-text-indent="false" style:snap-to-layout-grid="false" style:writing-mode="lr-tb"/>
      <style:text-properties color="#000000" loext:opacity="100%" style:font-name="Times New Roman1" font-size="14pt" language="ru" country="RU" font-style="normal" officeooo:rsid="029cdc65" officeooo:paragraph-rsid="02e7a1b4" background-color="transparent" style:font-size-asian="14pt" style:font-style-asian="normal" style:font-size-complex="14pt" style:font-style-complex="normal"/>
    </style:style>
    <style:style style:name="P622" style:family="paragraph" style:parent-style-name="Heading_20_8">
      <style:paragraph-properties margin-left="0cm" margin-right="0cm" text-align="center" style:justify-single-word="false" orphans="2" widows="2" text-indent="0cm" style:auto-text-indent="false"/>
      <style:text-properties font-size="13pt" font-style="normal" officeooo:paragraph-rsid="02fea5f0" background-color="transparent" style:font-size-asian="13pt" style:font-style-asian="normal" style:font-size-complex="13pt" style:font-style-complex="normal"/>
    </style:style>
    <style:style style:name="P623" style:family="paragraph" style:parent-style-name="Heading_20_8">
      <style:paragraph-properties margin-left="0cm" margin-right="0cm" text-align="center" style:justify-single-word="false" orphans="2" widows="2" text-indent="0cm" style:auto-text-indent="false"/>
      <style:text-properties font-size="12pt" font-style="normal" officeooo:rsid="0304631c" officeooo:paragraph-rsid="0304631c" background-color="transparent" style:font-size-asian="12pt" style:font-style-asian="normal" style:font-size-complex="12pt" style:font-style-complex="normal"/>
    </style:style>
    <style:style style:name="P624" style:family="paragraph" style:parent-style-name="Heading_20_8">
      <style:paragraph-properties margin-left="0cm" margin-right="0cm" text-align="center" style:justify-single-word="false" orphans="2" widows="2" text-indent="0cm" style:auto-text-indent="false"/>
      <style:text-properties font-size="12pt" font-style="normal" officeooo:rsid="0337d2fb" officeooo:paragraph-rsid="0337d2fb" background-color="transparent" style:font-size-asian="12pt" style:font-style-asian="normal" style:font-size-complex="12pt" style:font-style-complex="normal"/>
    </style:style>
    <style:style style:name="P625" style:family="paragraph" style:parent-style-name="Heading_20_8">
      <style:paragraph-properties margin-left="0cm" margin-right="0cm" text-align="center" style:justify-single-word="false" orphans="2" widows="2" text-indent="0cm" style:auto-text-indent="false"/>
      <style:text-properties font-size="12pt" language="ru" country="RU" font-style="normal" officeooo:rsid="0337d2fb" officeooo:paragraph-rsid="0337d2fb" background-color="transparent" style:font-size-asian="12pt" style:font-style-asian="normal" style:font-size-complex="12pt" style:font-style-complex="normal"/>
    </style:style>
    <style:style style:name="P626" style:family="paragraph" style:parent-style-name="Heading_20_8">
      <style:paragraph-properties margin-left="0cm" margin-right="0cm" margin-top="0cm" margin-bottom="0cm" style:contextual-spacing="false" line-height="115%" text-align="start" style:justify-single-word="false" orphans="2" widows="2" text-indent="0cm" style:auto-text-indent="false"/>
      <style:text-properties officeooo:paragraph-rsid="03002868" background-color="transparent"/>
    </style:style>
    <style:style style:name="P627" style:family="paragraph" style:parent-style-name="Heading_20_8">
      <style:paragraph-properties margin-left="0cm" margin-right="0cm" line-height="115%" text-align="start" style:justify-single-word="false" orphans="2" widows="2" text-indent="0cm" style:auto-text-indent="false"/>
      <style:text-properties officeooo:paragraph-rsid="030548ff" background-color="transparent"/>
    </style:style>
    <style:style style:name="P628" style:family="paragraph" style:parent-style-name="Heading_20_8">
      <style:paragraph-properties margin-left="0cm" margin-right="0cm" line-height="115%" text-align="start" style:justify-single-word="false" orphans="2" widows="2" text-indent="0cm" style:auto-text-indent="false"/>
      <style:text-properties font-variant="normal" text-transform="none" color="#000000" loext:opacity="100%" style:text-line-through-style="none" style:text-line-through-type="none" style:font-name="Times New Roman1" font-size="14pt" letter-spacing="normal" language="ru" country="RU" font-style="normal" style:text-underline-style="none" font-weight="normal" officeooo:rsid="02fc6095" officeooo:paragraph-rsid="0337d2fb" style:letter-kerning="true" style:text-blinking="false" background-color="transparent" style:font-name-asian="Andale Sans UI" style:font-size-asian="14pt" style:font-style-asian="normal" style:font-size-complex="14pt" style:font-style-complex="normal"/>
    </style:style>
    <style:style style:name="T1" style:family="text">
      <style:text-properties font-size="12pt"/>
    </style:style>
    <style:style style:name="T2" style:family="text">
      <style:text-properties font-size="12pt" officeooo:rsid="03139432" style:font-size-asian="10pt" style:font-size-complex="10pt"/>
    </style:style>
    <style:style style:name="T3" style:family="text">
      <style:text-properties font-size="12pt" officeooo:rsid="01de7e56"/>
    </style:style>
    <style:style style:name="T4" style:family="text">
      <style:text-properties font-size="12pt" style:font-size-asian="12pt"/>
    </style:style>
    <style:style style:name="T5" style:family="text">
      <style:text-properties font-size="12pt" officeooo:rsid="00ef92d5" style:font-size-asian="12pt" style:font-size-complex="12pt"/>
    </style:style>
    <style:style style:name="T6" style:family="text">
      <style:text-properties font-size="12pt" officeooo:rsid="003b067f" style:font-size-asian="12pt" style:font-size-complex="12pt"/>
    </style:style>
    <style:style style:name="T7" style:family="text">
      <style:text-properties font-size="12pt" font-style="normal" officeooo:rsid="01de7e56" style:font-style-asian="normal" style:font-style-complex="normal"/>
    </style:style>
    <style:style style:name="T8" style:family="text">
      <style:text-properties font-size="12pt" font-style="normal" officeooo:rsid="03132b5d" style:font-style-asian="normal" style:font-style-complex="normal"/>
    </style:style>
    <style:style style:name="T9" style:family="text">
      <style:text-properties font-size="10pt" style:font-size-asian="10pt" style:font-size-complex="10pt"/>
    </style:style>
    <style:style style:name="T10" style:family="text">
      <style:text-properties officeooo:rsid="00170017"/>
    </style:style>
    <style:style style:name="T11" style:family="text">
      <style:text-properties font-size="14pt" style:font-size-asian="14pt"/>
    </style:style>
    <style:style style:name="T12" style:family="text">
      <style:text-properties font-size="14pt" style:font-size-asian="14pt" style:font-size-complex="14pt"/>
    </style:style>
    <style:style style:name="T13" style:family="text">
      <style:text-properties font-size="14pt" officeooo:rsid="02996e14" style:font-size-asian="14pt" style:font-size-complex="14pt"/>
    </style:style>
    <style:style style:name="T14" style:family="text">
      <style:text-properties font-size="14pt" officeooo:rsid="018c27f3" style:font-size-asian="14pt" style:font-size-complex="14pt"/>
    </style:style>
    <style:style style:name="T15" style:family="text">
      <style:text-properties font-size="14pt" officeooo:rsid="018c27f3" style:font-size-asian="14pt"/>
    </style:style>
    <style:style style:name="T16" style:family="text">
      <style:text-properties font-size="14pt" language="en" country="US" officeooo:rsid="001d2c5d" style:font-size-asian="14pt" style:font-size-complex="14pt"/>
    </style:style>
    <style:style style:name="T17" style:family="text">
      <style:text-properties font-size="14pt" language="ru" country="RU" officeooo:rsid="001dc11f" style:font-size-asian="14pt" style:font-size-complex="14pt"/>
    </style:style>
    <style:style style:name="T18" style:family="text">
      <style:text-properties font-size="14pt" language="ru" country="RU" officeooo:rsid="02c830b2" style:font-size-asian="14pt" style:font-size-complex="14pt"/>
    </style:style>
    <style:style style:name="T19" style:family="text">
      <style:text-properties language="en" country="US"/>
    </style:style>
    <style:style style:name="T20" style:family="text">
      <style:text-properties language="en" country="US" officeooo:rsid="003cb262"/>
    </style:style>
    <style:style style:name="T21" style:family="text">
      <style:text-properties language="en" country="US" officeooo:rsid="0304631c"/>
    </style:style>
    <style:style style:name="T22" style:family="text">
      <style:text-properties language="en" country="US" officeooo:rsid="0337d2fb"/>
    </style:style>
    <style:style style:name="T23" style:family="text">
      <style:text-properties language="ru" country="RU"/>
    </style:style>
    <style:style style:name="T24" style:family="text">
      <style:text-properties language="ru" country="RU" officeooo:rsid="00982d94"/>
    </style:style>
    <style:style style:name="T25" style:family="text">
      <style:text-properties language="ru" country="RU" officeooo:rsid="01f67f92"/>
    </style:style>
    <style:style style:name="T26" style:family="text">
      <style:text-properties language="ru" country="RU" officeooo:rsid="029cdc65"/>
    </style:style>
    <style:style style:name="T27" style:family="text">
      <style:text-properties language="ru" country="RU" font-weight="bold" style:font-weight-asian="bold" style:font-weight-complex="bold"/>
    </style:style>
    <style:style style:name="T28" style:family="text">
      <style:text-properties language="ru" country="RU" officeooo:rsid="0304631c"/>
    </style:style>
    <style:style style:name="T29" style:family="text">
      <style:text-properties language="ru" country="RU" officeooo:rsid="030cdf04"/>
    </style:style>
    <style:style style:name="T30" style:family="text">
      <style:text-properties language="ru" country="RU" officeooo:rsid="003ea120"/>
    </style:style>
    <style:style style:name="T31" style:family="text">
      <style:text-properties language="ru" country="RU" officeooo:rsid="02ef2a19"/>
    </style:style>
    <style:style style:name="T32" style:family="text">
      <style:text-properties language="ru" country="RU" officeooo:rsid="02fc6095"/>
    </style:style>
    <style:style style:name="T33" style:family="text">
      <style:text-properties officeooo:rsid="004bab44"/>
    </style:style>
    <style:style style:name="T34" style:family="text">
      <style:text-properties officeooo:rsid="0055cef3"/>
    </style:style>
    <style:style style:name="T35" style:family="text">
      <style:text-properties officeooo:rsid="005f0660"/>
    </style:style>
    <style:style style:name="T36" style:family="text">
      <style:text-properties officeooo:rsid="006ae365"/>
    </style:style>
    <style:style style:name="T37" style:family="text">
      <style:text-properties style:font-name="Times New Roman"/>
    </style:style>
    <style:style style:name="T38" style:family="text">
      <style:text-properties style:text-position="super 58%"/>
    </style:style>
    <style:style style:name="T39" style:family="text">
      <style:text-properties officeooo:rsid="00982d94"/>
    </style:style>
    <style:style style:name="T40" style:family="text">
      <style:text-properties officeooo:rsid="009b8348"/>
    </style:style>
    <style:style style:name="T41" style:family="text">
      <style:text-properties font-size="11pt" style:font-size-asian="11pt" style:font-size-complex="11pt"/>
    </style:style>
    <style:style style:name="T42" style:family="text">
      <style:text-properties style:font-name="Times New Roman1"/>
    </style:style>
    <style:style style:name="T43" style:family="text">
      <style:text-properties style:font-name="Times New Roman1" language="ru" country="RU"/>
    </style:style>
    <style:style style:name="T44" style:family="text">
      <style:text-properties style:font-name="Times New Roman1" language="ru" country="RU" officeooo:rsid="02e34c1e" style:letter-kerning="true" style:font-name-asian="Andale Sans UI"/>
    </style:style>
    <style:style style:name="T45" style:family="text">
      <style:text-properties style:font-name="Times New Roman1" language="ru" country="RU" officeooo:rsid="02a7ffa6" style:letter-kerning="true" style:font-name-asian="Andale Sans UI"/>
    </style:style>
    <style:style style:name="T46" style:family="text">
      <style:text-properties style:font-name="Times New Roman1" language="ru" country="RU" officeooo:rsid="01fc53d4" style:letter-kerning="true" style:font-name-asian="Andale Sans UI"/>
    </style:style>
    <style:style style:name="T47" style:family="text">
      <style:text-properties style:font-name="Times New Roman1" language="ru" country="RU" font-style="normal" style:font-style-asian="normal" style:font-style-complex="normal"/>
    </style:style>
    <style:style style:name="T48" style:family="text">
      <style:text-properties style:font-name="Times New Roman1" language="ru" country="RU" font-style="normal" officeooo:rsid="02fea5f0" style:font-style-asian="normal" style:font-style-complex="normal"/>
    </style:style>
    <style:style style:name="T49" style:family="text">
      <style:text-properties style:font-name="Times New Roman1" language="ru" country="RU" officeooo:rsid="02a7ffa6"/>
    </style:style>
    <style:style style:name="T50" style:family="text">
      <style:text-properties style:font-name="Times New Roman1" language="ru" country="RU" officeooo:rsid="01fc53d4"/>
    </style:style>
    <style:style style:name="T51" style:family="text">
      <style:text-properties style:font-name="Times New Roman1" language="ru" country="RU" officeooo:rsid="0015ade8"/>
    </style:style>
    <style:style style:name="T52" style:family="text">
      <style:text-properties style:font-name="Times New Roman1" language="ru" country="RU" officeooo:rsid="02ef2a19"/>
    </style:style>
    <style:style style:name="T53" style:family="text">
      <style:text-properties style:font-name="Times New Roman1" language="ru" country="RU" officeooo:rsid="031a12ad"/>
    </style:style>
    <style:style style:name="T54" style:family="text">
      <style:text-properties style:font-name="Times New Roman1" font-size="14pt" officeooo:rsid="02de16b6" style:letter-kerning="true" style:font-name-asian="Times New Roman2" style:font-size-asian="14pt" style:language-asian="ru" style:country-asian="RU" style:font-name-complex="Times New Roman2" style:font-size-complex="10pt" style:font-weight-complex="bold"/>
    </style:style>
    <style:style style:name="T55" style:family="text">
      <style:text-properties style:font-name="Times New Roman1" font-size="14pt" officeooo:rsid="02de16b6" style:letter-kerning="true" style:font-name-asian="Times New Roman2" style:font-size-asian="14pt" style:language-asian="ru" style:country-asian="RU" style:font-name-complex="Times New Roman2" style:font-size-complex="14pt"/>
    </style:style>
    <style:style style:name="T56" style:family="text">
      <style:text-properties style:font-name="Times New Roman1" font-size="11pt" officeooo:rsid="000f6a76" style:font-size-asian="11pt" style:font-size-complex="11pt"/>
    </style:style>
    <style:style style:name="T57" style:family="text">
      <style:text-properties style:font-name="Times New Roman1" font-size="11pt" officeooo:rsid="02a7ffa6" style:font-size-asian="11pt" style:font-size-complex="11pt"/>
    </style:style>
    <style:style style:name="T58" style:family="text">
      <style:text-properties style:font-name="Times New Roman1" font-size="11pt" officeooo:rsid="02e1c149" style:font-size-asian="11pt" style:font-size-complex="11pt"/>
    </style:style>
    <style:style style:name="T59" style:family="text">
      <style:text-properties style:font-name="Times New Roman1" font-size="11pt" officeooo:rsid="02e47c20" style:font-size-asian="11pt" style:font-size-complex="11pt"/>
    </style:style>
    <style:style style:name="T60" style:family="text">
      <style:text-properties style:font-name="Times New Roman1" language="en" country="US"/>
    </style:style>
    <style:style style:name="T61" style:family="text">
      <style:text-properties style:font-name="Times New Roman1" language="en" country="US" officeooo:rsid="00d9a170"/>
    </style:style>
    <style:style style:name="T62" style:family="text">
      <style:text-properties style:font-name="Times New Roman1" language="en" country="US" officeooo:rsid="02e34c1e" style:letter-kerning="true" style:font-name-asian="Andale Sans UI"/>
    </style:style>
    <style:style style:name="T63" style:family="text">
      <style:text-properties style:font-name="Times New Roman1" style:letter-kerning="true" style:font-name-asian="Andale Sans UI"/>
    </style:style>
    <style:style style:name="T64" style:family="text">
      <style:text-properties style:font-name="Times New Roman1" font-size="12pt" style:letter-kerning="true" style:font-name-asian="Andale Sans UI" style:font-size-asian="12pt" style:font-size-complex="12pt"/>
    </style:style>
    <style:style style:name="T65" style:family="text">
      <style:text-properties style:font-name="Times New Roman1" font-size="12pt" officeooo:rsid="031d8cf3" style:letter-kerning="true" style:font-name-asian="Andale Sans UI" style:font-size-asian="12pt" style:font-size-complex="12pt"/>
    </style:style>
    <style:style style:name="T66" style:family="text">
      <style:text-properties officeooo:rsid="0167d2d0"/>
    </style:style>
    <style:style style:name="T67" style:family="text">
      <style:text-properties officeooo:rsid="01ecd1e7"/>
    </style:style>
    <style:style style:name="T68" style:family="text">
      <style:text-properties officeooo:rsid="01f2b8f8"/>
    </style:style>
    <style:style style:name="T69" style:family="text">
      <style:text-properties officeooo:rsid="01f91f54"/>
    </style:style>
    <style:style style:name="T70" style:family="text">
      <style:text-properties officeooo:rsid="0201acfa"/>
    </style:style>
    <style:style style:name="T71" style:family="text">
      <style:text-properties officeooo:rsid="020f22a1"/>
    </style:style>
    <style:style style:name="T72" style:family="text">
      <style:text-properties officeooo:rsid="0221735a"/>
    </style:style>
    <style:style style:name="T73" style:family="text">
      <style:text-properties officeooo:rsid="0222f932"/>
    </style:style>
    <style:style style:name="T74" style:family="text">
      <style:text-properties officeooo:rsid="025161c3"/>
    </style:style>
    <style:style style:name="T75" style:family="text">
      <style:text-properties officeooo:rsid="028efcd0"/>
    </style:style>
    <style:style style:name="T76" style:family="text">
      <style:text-properties style:font-size-complex="14pt"/>
    </style:style>
    <style:style style:name="T77" style:family="text">
      <style:text-properties officeooo:rsid="002103d8" style:font-size-complex="14pt"/>
    </style:style>
    <style:style style:name="T78" style:family="text">
      <style:text-properties officeooo:rsid="02faa524" style:font-size-complex="14pt"/>
    </style:style>
    <style:style style:name="T79" style:family="text">
      <style:text-properties officeooo:rsid="029081c1"/>
    </style:style>
    <style:style style:name="T80" style:family="text">
      <style:text-properties officeooo:rsid="029219eb"/>
    </style:style>
    <style:style style:name="T81" style:family="text">
      <style:text-properties officeooo:rsid="029cdc65"/>
    </style:style>
    <style:style style:name="T82" style:family="text">
      <style:text-properties color="#000000" loext:opacity="100%"/>
    </style:style>
    <style:style style:name="T83" style:family="text">
      <style:text-properties color="#000000" loext:opacity="100%" officeooo:rsid="01de7e56"/>
    </style:style>
    <style:style style:name="T84" style:family="text">
      <style:text-properties color="#000000" loext:opacity="100%" font-size="12pt" officeooo:rsid="01de7e56"/>
    </style:style>
    <style:style style:name="T85" style:family="text">
      <style:text-properties color="#000000" loext:opacity="100%" font-size="12pt" language="en" country="US" font-style="normal" background-color="transparent" loext:char-shading-value="0" style:font-size-asian="12pt" style:font-style-asian="normal" style:font-size-complex="12pt" style:font-style-complex="normal"/>
    </style:style>
    <style:style style:name="T86" style:family="text">
      <style:text-properties color="#000000" loext:opacity="100%" font-size="12pt" language="ru" country="RU" font-style="normal" style:font-size-asian="12pt" style:font-style-asian="normal" style:font-size-complex="12pt" style:font-style-complex="normal"/>
    </style:style>
    <style:style style:name="T87" style:family="text">
      <style:text-properties color="#000000" loext:opacity="100%" font-size="12pt" language="ru" country="RU" font-style="normal" officeooo:rsid="033258a7" style:font-size-asian="12pt" style:font-style-asian="normal" style:font-size-complex="12pt" style:font-style-complex="normal"/>
    </style:style>
    <style:style style:name="T88" style:family="text">
      <style:text-properties color="#000000" loext:opacity="100%" font-size="12pt" language="ru" country="RU" font-style="normal" background-color="transparent" loext:char-shading-value="0" style:font-size-asian="12pt" style:font-style-asian="normal" style:font-size-complex="12pt" style:font-style-complex="normal"/>
    </style:style>
    <style:style style:name="T89" style:family="text">
      <style:text-properties color="#000000" loext:opacity="100%" font-size="12pt" font-style="normal" officeooo:rsid="01e23d8c" style:font-size-asian="10pt" style:font-style-asian="normal" style:font-size-complex="10pt" style:font-style-complex="normal"/>
    </style:style>
    <style:style style:name="T90" style:family="text">
      <style:text-properties color="#000000" loext:opacity="100%" font-size="12pt" font-style="normal" officeooo:rsid="03139432" style:font-size-asian="10pt" style:font-style-asian="normal" style:font-size-complex="10pt" style:font-style-complex="normal"/>
    </style:style>
    <style:style style:name="T91" style:family="text">
      <style:text-properties color="#000000" loext:opacity="100%" font-size="12pt" officeooo:rsid="03139432" style:font-size-asian="10pt" style:font-size-complex="10pt"/>
    </style:style>
    <style:style style:name="T92" style:family="text">
      <style:text-properties color="#000000" loext:opacity="100%" font-size="12pt" background-color="transparent" loext:char-shading-value="0" style:font-size-asian="12pt" style:font-size-complex="12pt"/>
    </style:style>
    <style:style style:name="T93" style:family="text">
      <style:text-properties color="#000000" loext:opacity="100%" style:font-name="Times New Roman1" font-size="11pt" language="ru" country="RU" font-style="normal" background-color="transparent" loext:char-shading-value="0" style:font-name-asian="Times New Roman" style:font-size-asian="11pt" style:font-style-asian="normal" style:font-name-complex="Times New Roman" style:font-size-complex="11pt" style:font-style-complex="normal"/>
    </style:style>
    <style:style style:name="T94" style:family="text">
      <style:text-properties color="#000000" loext:opacity="100%" style:font-name="Times New Roman1" language="en" country="US" officeooo:rsid="00d9a170"/>
    </style:style>
    <style:style style:name="T95" style:family="text">
      <style:text-properties color="#000000" loext:opacity="100%" style:font-name="Times New Roman1" language="ru" country="RU" officeooo:rsid="02e34c1e" style:letter-kerning="true" style:font-name-asian="Andale Sans UI"/>
    </style:style>
    <style:style style:name="T96" style:family="text">
      <style:text-properties color="#000000" loext:opacity="100%" style:font-name="Times New Roman1" language="ru" country="RU" font-style="normal" officeooo:rsid="02e2873f" style:font-style-asian="normal" style:font-style-complex="normal"/>
    </style:style>
    <style:style style:name="T97" style:family="text">
      <style:text-properties color="#000000" loext:opacity="100%" style:font-name="Times New Roman1" language="ru" country="RU" font-style="normal" officeooo:rsid="030e3017" style:font-style-asian="normal" style:font-style-complex="normal"/>
    </style:style>
    <style:style style:name="T98" style:family="text">
      <style:text-properties color="#000000" loext:opacity="100%" style:font-name="Times New Roman1" language="ru" country="RU" officeooo:rsid="02e2873f"/>
    </style:style>
    <style:style style:name="T99" style:family="text">
      <style:text-properties color="#000000" loext:opacity="100%" style:font-name="Times New Roman1" language="ru" country="RU" officeooo:rsid="02e34c1e"/>
    </style:style>
    <style:style style:name="T100" style:family="text">
      <style:text-properties color="#000000" loext:opacity="100%" style:font-name="Times New Roman1" font-size="12pt" language="ru" country="RU" font-style="normal" background-color="transparent" loext:char-shading-value="0" style:font-size-asian="12pt" style:font-style-asian="normal" style:font-size-complex="12pt" style:font-style-complex="normal"/>
    </style:style>
    <style:style style:name="T101" style:family="text">
      <style:text-properties color="#000000" loext:opacity="100%" style:font-name="Times New Roman1" font-size="12pt" language="ru" country="RU" font-style="normal" background-color="transparent" loext:char-shading-value="0" style:font-name-asian="Times New Roman" style:font-size-asian="12pt" style:font-style-asian="normal" style:font-name-complex="Times New Roman" style:font-size-complex="12pt" style:font-style-complex="normal"/>
    </style:style>
    <style:style style:name="T102" style:family="text">
      <style:text-properties color="#000000" loext:opacity="100%" style:font-name="Times New Roman1" font-size="12pt" language="en" country="US" font-style="normal" officeooo:rsid="00d9a170" style:font-size-asian="12pt" style:font-style-asian="normal" style:font-size-complex="12pt" style:font-style-complex="normal"/>
    </style:style>
    <style:style style:name="T103" style:family="text">
      <style:text-properties color="#000000" loext:opacity="100%" style:font-name="Times New Roman1" font-size="12pt" language="en" country="US" font-style="normal" officeooo:rsid="00d9a170" style:letter-kerning="true" style:font-name-asian="Andale Sans UI" style:font-size-asian="12pt" style:font-style-asian="normal" style:font-size-complex="12pt" style:font-style-complex="normal"/>
    </style:style>
    <style:style style:name="T104" style:family="text">
      <style:text-properties color="#000000" loext:opacity="100%" style:font-name="Times New Roman1" font-size="12pt" language="en" country="US" font-style="normal" officeooo:rsid="031d8cf3" style:letter-kerning="true" style:font-name-asian="Andale Sans UI" style:font-size-asian="12pt" style:font-style-asian="normal" style:font-size-complex="12pt" style:font-style-complex="normal"/>
    </style:style>
    <style:style style:name="T105" style:family="text">
      <style:text-properties color="#000000" loext:opacity="100%" style:font-name="Times New Roman1" font-size="12pt" language="en" country="US" font-style="normal" background-color="transparent" loext:char-shading-value="0" style:font-size-asian="12pt" style:font-style-asian="normal" style:font-size-complex="12pt" style:font-style-complex="normal"/>
    </style:style>
    <style:style style:name="T106" style:family="text">
      <style:text-properties color="#000000" loext:opacity="100%" style:font-name="Times New Roman1" font-size="12pt" background-color="transparent" loext:char-shading-value="0" style:font-size-asian="12pt" style:font-size-complex="12pt"/>
    </style:style>
    <style:style style:name="T107" style:family="text">
      <style:text-properties color="#000000" loext:opacity="100%" style:font-name="Times New Roman1" font-style="normal" style:font-style-asian="normal" style:font-style-complex="normal"/>
    </style:style>
    <style:style style:name="T108" style:family="text">
      <style:text-properties color="#000000" loext:opacity="100%" style:font-name="Times New Roman1" font-style="normal" officeooo:rsid="031d8cf3" style:font-style-asian="normal" style:font-style-complex="normal"/>
    </style:style>
    <style:style style:name="T109" style:family="text">
      <style:text-properties color="#000000" loext:opacity="100%" style:font-name="Times New Roman1" font-size="13pt" language="ru" country="RU" font-style="normal" background-color="transparent" loext:char-shading-value="0" style:font-name-asian="Times New Roman" style:font-size-asian="13pt" style:font-style-asian="normal" style:font-name-complex="Times New Roman" style:font-size-complex="13pt" style:font-style-complex="normal"/>
    </style:style>
    <style:style style:name="T110" style:family="text">
      <style:text-properties color="#000000" loext:opacity="100%" style:font-name="Times New Roman1" font-size="13pt" background-color="transparent" loext:char-shading-value="0" style:font-size-asian="13pt" style:font-size-complex="13pt"/>
    </style:style>
    <style:style style:name="T111" style:family="text">
      <style:text-properties color="#000000" loext:opacity="100%" style:font-name="Times New Roman1" background-color="transparent" loext:char-shading-value="0"/>
    </style:style>
    <style:style style:name="T112" style:family="text">
      <style:text-properties color="#000000" loext:opacity="100%" font-size="14pt" font-style="normal" style:font-size-asian="14pt" style:font-style-asian="normal" style:font-size-complex="14pt" style:font-style-complex="normal"/>
    </style:style>
    <style:style style:name="T113" style:family="text">
      <style:text-properties color="#000000" loext:opacity="100%" font-size="14pt" font-style="normal" officeooo:rsid="02e5bafa" style:font-size-asian="14pt" style:font-style-asian="normal" style:font-size-complex="14pt" style:font-style-complex="normal"/>
    </style:style>
    <style:style style:name="T114" style:family="text">
      <style:text-properties color="#000000" loext:opacity="100%" font-size="14pt" font-style="normal" officeooo:rsid="02feafc5" style:font-size-asian="14pt" style:font-style-asian="normal" style:font-size-complex="14pt" style:font-style-complex="normal"/>
    </style:style>
    <style:style style:name="T115" style:family="text">
      <style:text-properties color="#000000" loext:opacity="100%" font-size="14pt" font-style="normal" officeooo:rsid="0337d2fb" style:font-size-asian="14pt" style:font-style-asian="normal" style:font-size-complex="14pt" style:font-style-complex="normal"/>
    </style:style>
    <style:style style:name="T116" style:family="text">
      <style:text-properties color="#000000" loext:opacity="100%" font-size="14pt" language="ru" country="RU" font-style="normal" style:font-size-asian="14pt" style:font-style-asian="normal" style:font-size-complex="14pt" style:font-style-complex="normal"/>
    </style:style>
    <style:style style:name="T117" style:family="text">
      <style:text-properties color="#000000" loext:opacity="100%" font-size="14pt" language="ru" country="RU" font-style="normal" officeooo:rsid="022cbe89" style:font-size-asian="14pt" style:font-style-asian="normal" style:font-size-complex="14pt" style:font-style-complex="normal"/>
    </style:style>
    <style:style style:name="T118" style:family="text">
      <style:text-properties color="#000000" loext:opacity="100%" font-size="14pt" language="ru" country="RU" font-style="normal" officeooo:rsid="02c863d4" style:font-size-asian="14pt" style:font-style-asian="normal" style:font-size-complex="14pt" style:font-style-complex="normal"/>
    </style:style>
    <style:style style:name="T119" style:family="text">
      <style:text-properties color="#000000" loext:opacity="100%" font-size="14pt" language="ru" country="RU" font-style="normal" officeooo:rsid="031f5ff4" style:font-size-asian="14pt" style:font-style-asian="normal" style:font-size-complex="14pt" style:font-style-complex="normal"/>
    </style:style>
    <style:style style:name="T120" style:family="text">
      <style:text-properties color="#000000" loext:opacity="100%" font-size="14pt" language="ru" country="RU" font-style="normal" officeooo:rsid="033258a7" style:font-size-asian="14pt" style:font-style-asian="normal" style:font-size-complex="14pt" style:font-style-complex="normal"/>
    </style:style>
    <style:style style:name="T121" style:family="text">
      <style:text-properties color="#000000" loext:opacity="100%" style:font-name="Times New Roman" font-size="12pt" language="ru" country="RU" font-style="normal" background-color="transparent" loext:char-shading-value="0" style:font-name-asian="Times New Roman" style:font-size-asian="12pt" style:font-style-asian="normal" style:font-name-complex="Times New Roman" style:font-size-complex="12pt" style:font-style-complex="normal"/>
    </style:style>
    <style:style style:name="T122" style:family="text">
      <style:text-properties color="#000000" loext:opacity="100%" style:font-name="Times New Roman" font-size="13pt" language="ru" country="RU" font-style="normal" background-color="transparent" loext:char-shading-value="0" style:font-name-asian="Times New Roman" style:font-size-asian="13pt" style:font-style-asian="normal" style:font-name-complex="Times New Roman" style:font-size-complex="13pt" style:font-style-complex="normal"/>
    </style:style>
    <style:style style:name="T123" style:family="text">
      <style:text-properties color="#000000" loext:opacity="100%" font-style="normal" style:font-style-asian="normal" style:font-size-complex="14pt" style:font-style-complex="normal"/>
    </style:style>
    <style:style style:name="T124" style:family="text">
      <style:text-properties color="#000000" loext:opacity="100%" font-style="normal" officeooo:rsid="030548ff" style:font-style-asian="normal" style:font-size-complex="14pt" style:font-style-complex="normal"/>
    </style:style>
    <style:style style:name="T125" style:family="text">
      <style:text-properties color="#000000" loext:opacity="100%" font-style="normal" officeooo:rsid="031dcb8b" style:font-style-asian="normal" style:font-size-complex="14pt" style:font-style-complex="normal"/>
    </style:style>
    <style:style style:name="T126" style:family="text">
      <style:text-properties color="#000000" loext:opacity="100%" font-style="normal" officeooo:rsid="032a51d1" style:font-style-asian="normal" style:font-size-complex="14pt" style:font-style-complex="normal"/>
    </style:style>
    <style:style style:name="T127" style:family="text">
      <style:text-properties color="#000000" loext:opacity="100%" font-style="normal" officeooo:rsid="0337d2fb" style:font-style-asian="normal" style:font-size-complex="14pt" style:font-style-complex="normal"/>
    </style:style>
    <style:style style:name="T128" style:family="text">
      <style:text-properties color="#000000" loext:opacity="100%" font-style="normal" officeooo:rsid="030b9971" style:font-style-asian="normal" style:font-style-complex="normal"/>
    </style:style>
    <style:style style:name="T129" style:family="text">
      <style:text-properties color="#000000" loext:opacity="100%" font-style="normal" officeooo:rsid="03243372" style:font-style-asian="normal" style:font-style-complex="normal"/>
    </style:style>
    <style:style style:name="T130" style:family="text">
      <style:text-properties color="#000000" loext:opacity="100%" officeooo:rsid="03132b5d"/>
    </style:style>
    <style:style style:name="T131" style:family="text">
      <style:text-properties color="#000000" loext:opacity="100%" font-size="20pt" font-weight="bold" officeooo:rsid="001d2c5d" style:font-size-asian="20pt" style:font-weight-asian="bold" style:font-size-complex="20pt"/>
    </style:style>
    <style:style style:name="T132" style:family="text">
      <style:text-properties color="#000000" loext:opacity="100%" font-size="20pt" font-weight="bold" officeooo:rsid="031d8255" style:font-size-asian="20pt" style:font-weight-asian="bold" style:font-size-complex="20pt"/>
    </style:style>
    <style:style style:name="T133" style:family="text">
      <style:text-properties color="#000000" loext:opacity="100%" font-size="13pt" language="en" country="US" font-style="normal" background-color="transparent" loext:char-shading-value="0" style:font-size-asian="13pt" style:font-style-asian="normal" style:font-size-complex="13pt" style:font-style-complex="normal"/>
    </style:style>
    <style:style style:name="T134" style:family="text">
      <style:text-properties color="#000000" loext:opacity="100%" font-size="13pt" language="ru" country="RU" font-style="normal" background-color="transparent" loext:char-shading-value="0" style:font-size-asian="13pt" style:font-style-asian="normal" style:font-size-complex="13pt" style:font-style-complex="normal"/>
    </style:style>
    <style:style style:name="T135" style:family="text">
      <style:text-properties color="#000000" loext:opacity="100%" font-size="13pt" background-color="transparent" loext:char-shading-value="0" style:font-size-asian="13pt" style:font-size-complex="13pt"/>
    </style:style>
    <style:style style:name="T136" style:family="text">
      <style:text-properties officeooo:rsid="02231373"/>
    </style:style>
    <style:style style:name="T137" style:family="text">
      <style:text-properties officeooo:rsid="0202523c"/>
    </style:style>
    <style:style style:name="T138" style:family="text">
      <style:text-properties officeooo:rsid="02bd2e35"/>
    </style:style>
    <style:style style:name="T139" style:family="text">
      <style:text-properties style:font-name="Times New Roman3"/>
    </style:style>
    <style:style style:name="T140" style:family="text">
      <style:text-properties officeooo:rsid="02c863d4"/>
    </style:style>
    <style:style style:name="T141" style:family="text">
      <style:text-properties officeooo:rsid="02de16b6"/>
    </style:style>
    <style:style style:name="T142" style:family="text">
      <style:text-properties style:text-underline-style="none"/>
    </style:style>
    <style:style style:name="T143" style:family="text">
      <style:text-properties style:font-weight-complex="bold"/>
    </style:style>
    <style:style style:name="T144" style:family="text">
      <style:text-properties officeooo:rsid="02de16b6" style:font-weight-complex="bold"/>
    </style:style>
    <style:style style:name="T145" style:family="text">
      <style:text-properties officeooo:rsid="02ef2a19"/>
    </style:style>
    <style:style style:name="T146" style:family="text">
      <style:text-properties officeooo:rsid="02f0725a"/>
    </style:style>
    <style:style style:name="T147" style:family="text">
      <style:text-properties officeooo:rsid="02fc6095"/>
    </style:style>
    <style:style style:name="T148" style:family="text">
      <style:text-properties officeooo:rsid="003aa2ff"/>
    </style:style>
    <style:style style:name="T149" style:family="text">
      <style:text-properties officeooo:rsid="00ef92d5"/>
    </style:style>
    <style:style style:name="T150" style:family="text">
      <style:text-properties font-variant="normal" text-transform="none" color="#000000" loext:opacity="100%" style:text-line-through-style="none" style:text-line-through-type="none" style:font-name="Times New Roman1" font-size="14pt" letter-spacing="normal" language="ru" country="RU" font-style="normal" style:text-underline-style="none" font-weight="normal" style:text-blinking="false" style:font-size-asian="14pt" style:font-size-complex="14pt"/>
    </style:style>
    <style:style style:name="T151" style:family="text">
      <style:text-properties font-variant="normal" text-transform="none" color="#000000" loext:opacity="100%" style:text-line-through-style="none" style:text-line-through-type="none" style:font-name="Times New Roman1" font-size="14pt" letter-spacing="normal" language="ru" country="RU" font-style="normal" style:text-underline-style="none" font-weight="normal" officeooo:rsid="02fc6095" style:text-blinking="false" style:font-size-asian="14pt" style:font-size-complex="14pt"/>
    </style:style>
    <style:style style:name="T152" style:family="text">
      <style:text-properties font-variant="normal" text-transform="none" color="#000000" loext:opacity="100%" style:text-line-through-style="none" style:text-line-through-type="none" style:font-name="Times New Roman1" font-size="14pt" letter-spacing="normal" language="ru" country="RU" font-style="normal" style:text-underline-style="none" font-weight="normal" officeooo:rsid="003aa2ff" style:text-blinking="false" style:font-size-asian="14pt" style:font-size-complex="14pt"/>
    </style:style>
    <style:style style:name="T153" style:family="text">
      <style:text-properties font-variant="normal" text-transform="none" color="#000000" loext:opacity="100%" style:text-line-through-style="none" style:text-line-through-type="none" style:font-name="Times New Roman1" font-size="14pt" letter-spacing="normal" language="ru" country="RU" font-style="normal" style:text-underline-style="none" font-weight="normal" officeooo:rsid="00ef92d5" style:text-blinking="false" style:font-size-asian="14pt" style:font-size-complex="14pt"/>
    </style:style>
    <style:style style:name="T154" style:family="text">
      <style:text-properties font-variant="normal" text-transform="none" color="#000000" loext:opacity="100%" style:text-line-through-style="none" style:text-line-through-type="none" style:font-name="Times New Roman1" font-size="14pt" letter-spacing="normal" language="ru" country="RU" font-style="normal" style:text-underline-style="none" font-weight="normal" officeooo:rsid="01fd6d5b" style:letter-kerning="true" style:text-blinking="false" style:font-name-asian="Andale Sans UI" style:font-size-asian="14pt" style:font-style-asian="normal" style:font-size-complex="14pt" style:font-style-complex="normal"/>
    </style:style>
    <style:style style:name="T155" style:family="text">
      <style:text-properties font-variant="normal" text-transform="none" color="#000000" loext:opacity="100%" style:text-line-through-style="none" style:text-line-through-type="none" style:font-name="Times New Roman1" font-size="14pt" letter-spacing="normal" language="ru" country="RU" font-style="normal" style:text-underline-style="none" font-weight="normal" officeooo:rsid="003aa2ff" style:letter-kerning="true" style:text-blinking="false" style:font-name-asian="Andale Sans UI" style:font-size-asian="14pt" style:font-style-asian="normal" style:font-size-complex="14pt" style:font-style-complex="normal"/>
    </style:style>
    <style:style style:name="T156" style:family="text">
      <style:text-properties font-variant="normal" text-transform="none" color="#000000" loext:opacity="100%" style:text-line-through-style="none" style:text-line-through-type="none" style:font-name="Times New Roman1" font-size="14pt" letter-spacing="normal" language="ru" country="RU" font-style="normal" style:text-underline-style="none" font-weight="normal" officeooo:rsid="02fc6095" style:letter-kerning="true" style:text-blinking="false" style:font-name-asian="Andale Sans UI" style:font-size-asian="14pt" style:font-style-asian="normal" style:font-size-complex="14pt" style:font-style-complex="normal"/>
    </style:style>
    <style:style style:name="T157" style:family="text">
      <style:text-properties font-variant="normal" text-transform="none" color="#000000" loext:opacity="100%" style:text-line-through-style="none" style:text-line-through-type="none" style:font-name="Times New Roman1" font-size="14pt" letter-spacing="normal" language="en" country="US" font-style="normal" style:text-underline-style="none" font-weight="normal" officeooo:rsid="02fc6095" style:letter-kerning="true" style:text-blinking="false" style:font-name-asian="Andale Sans UI" style:font-size-asian="14pt" style:font-style-asian="normal" style:font-size-complex="14pt" style:font-style-complex="normal"/>
    </style:style>
    <style:style style:name="T158" style:family="text">
      <style:text-properties officeooo:rsid="003cb262"/>
    </style:style>
    <style:style style:name="T159" style:family="text">
      <style:text-properties officeooo:rsid="02fc6095" style:font-style-asian="normal" style:font-style-complex="normal"/>
    </style:style>
    <style:style style:name="T160" style:family="text">
      <style:text-properties officeooo:rsid="01fd6d5b" style:font-style-asian="normal" style:font-style-complex="normal"/>
    </style:style>
    <style:style style:name="T161" style:family="text">
      <style:text-properties officeooo:rsid="003aa2ff" style:font-style-asian="normal" style:font-style-complex="normal"/>
    </style:style>
    <style:style style:name="T162" style:family="text">
      <style:text-properties officeooo:rsid="00ef92d5" style:font-style-asian="normal" style:font-style-complex="normal"/>
    </style:style>
    <style:style style:name="T163" style:family="text">
      <style:text-properties officeooo:rsid="03002868"/>
    </style:style>
    <style:style style:name="T164" style:family="text">
      <style:text-properties officeooo:rsid="02fea5f0"/>
    </style:style>
    <style:style style:name="T165" style:family="text">
      <style:text-properties officeooo:rsid="030e3017"/>
    </style:style>
    <style:style style:name="T166" style:family="text">
      <style:text-properties officeooo:rsid="030fa5fb"/>
    </style:style>
    <style:style style:name="T167" style:family="text">
      <style:text-properties officeooo:rsid="03139432" style:font-size-asian="10pt" style:font-size-complex="10pt"/>
    </style:style>
    <style:style style:name="T168" style:family="text">
      <style:text-properties officeooo:rsid="03139432"/>
    </style:style>
    <style:style style:name="T169" style:family="text">
      <style:text-properties officeooo:rsid="031d8255"/>
    </style:style>
    <style:style style:name="T170" style:family="text">
      <style:text-properties officeooo:rsid="0327989b"/>
    </style:style>
    <style:style style:name="T171" style:family="text">
      <style:text-properties officeooo:rsid="0337d2fb"/>
    </style:style>
    <style:style style:name="T172" style:family="text">
      <style:text-properties officeooo:rsid="02e34c1e"/>
    </style:style>
    <style:style style:name="T173" style:family="text">
      <style:text-properties officeooo:rsid="033b830e"/>
    </style:style>
    <style:style style:name="T174" style:family="text">
      <style:text-properties officeooo:rsid="033c24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2"><text:span text:style-name="T7">СТО 07521831-55-2017 </text:span><text:span text:style-name="T8">Приложение М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column table:style-name="Таблица7.F"/>
        <table:table-column table:style-name="Таблица7.G"/>
        <table:table-column table:style-name="Таблица7.H"/>
        <table:table-column table:style-name="Таблица7.I"/>
        <table:table-column table:style-name="Таблица7.J"/>
        <table:table-column table:style-name="Таблица7.K"/>
        <table:table-column table:style-name="Таблица7.L"/>
        <table:table-column table:style-name="Таблица7.M"/>
        <table:table-column table:style-name="Таблица7.N"/>
        <table:table-column table:style-name="Таблица7.O"/>
        <table:table-column table:style-name="Таблица7.P"/>
        <table:table-column table:style-name="Таблица7.Q"/>
        <table:table-column table:style-name="Таблица7.R"/>
        <table:table-column table:style-name="Таблица7.S"/>
        <table:table-column table:style-name="Таблица7.T"/>
        <table:table-column table:style-name="Таблица7.U"/>
        <table:table-column table:style-name="Таблица7.V"/>
        <table:table-column table:style-name="Таблица7.W"/>
        <table:table-column table:style-name="Таблица7.X"/>
        <table:table-column table:style-name="Таблица7.Y"/>
        <table:table-column table:style-name="Таблица7.Z"/>
        <table:table-column table:style-name="Таблица7.a"/>
        <table:table-column table:style-name="Таблица7.b"/>
        <table:table-row table:style-name="Таблица7.1">
          <table:table-cell table:style-name="Таблица7.A1" table:number-columns-spanned="13" office:value-type="string">
            <text:p text:style-name="P49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N1" table:number-columns-spanned="2" office:value-type="string">
            <text:p text:style-name="P497"/>
          </table:table-cell>
          <table:covered-table-cell/>
          <table:table-cell table:style-name="Таблица7.N1" table:number-columns-spanned="2" office:value-type="string">
            <text:p text:style-name="P497"/>
          </table:table-cell>
          <table:covered-table-cell/>
          <table:table-cell table:style-name="Таблица7.N1" table:number-columns-spanned="4" office:value-type="string">
            <text:p text:style-name="P497"/>
          </table:table-cell>
          <table:covered-table-cell/>
          <table:covered-table-cell/>
          <table:covered-table-cell/>
          <table:table-cell table:style-name="Таблица7.N1" table:number-columns-spanned="4" office:value-type="string">
            <text:p text:style-name="P497"/>
          </table:table-cell>
          <table:covered-table-cell/>
          <table:covered-table-cell/>
          <table:covered-table-cell/>
          <table:table-cell table:style-name="Таблица7.Z1" table:number-columns-spanned="3" office:value-type="string">
            <text:p text:style-name="P497"/>
          </table:table-cell>
          <table:covered-table-cell/>
          <table:covered-table-cell/>
        </table:table-row>
        <table:table-row table:style-name="Таблица7.1">
          <table:table-cell table:style-name="Таблица7.N1" office:value-type="string">
            <text:p text:style-name="P74"><text:s text:c="2"/>Дубл.</text:p>
            <text:p text:style-name="P75"/>
          </table:table-cell>
          <table:table-cell table:style-name="Таблица7.N1" table:number-columns-spanned="2" office:value-type="string">
            <text:p text:style-name="P502"/>
            <text:p text:style-name="P503"/>
          </table:table-cell>
          <table:covered-table-cell/>
          <table:table-cell table:style-name="Таблица7.N1" office:value-type="string">
            <text:p text:style-name="P502"/>
          </table:table-cell>
          <table:table-cell table:style-name="Таблица7.Z1" office:value-type="string">
            <text:p text:style-name="P502"/>
            <text:p text:style-name="P503"/>
          </table:table-cell>
          <table:table-cell table:style-name="Таблица7.F2" table:number-columns-spanned="8" office:value-type="string">
            <text:p text:style-name="P5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N2" table:number-columns-spanned="2" office:value-type="string">
            <text:p text:style-name="P502"/>
            <text:p text:style-name="P503"/>
          </table:table-cell>
          <table:covered-table-cell/>
          <table:table-cell table:style-name="Таблица7.N2" table:number-columns-spanned="2" office:value-type="string">
            <text:p text:style-name="P502"/>
          </table:table-cell>
          <table:covered-table-cell/>
          <table:table-cell table:style-name="Таблица7.N2" table:number-columns-spanned="4" office:value-type="string">
            <text:p text:style-name="P502"/>
          </table:table-cell>
          <table:covered-table-cell/>
          <table:covered-table-cell/>
          <table:covered-table-cell/>
          <table:table-cell table:style-name="Таблица7.N2" table:number-columns-spanned="4" office:value-type="string">
            <text:p text:style-name="P502"/>
          </table:table-cell>
          <table:covered-table-cell/>
          <table:covered-table-cell/>
          <table:covered-table-cell/>
          <table:table-cell table:style-name="Таблица7.Z2" table:number-columns-spanned="3" office:value-type="string">
            <text:p text:style-name="P502"/>
          </table:table-cell>
          <table:covered-table-cell/>
          <table:covered-table-cell/>
        </table:table-row>
        <table:table-row table:style-name="Таблица7.1">
          <table:table-cell table:style-name="Таблица7.N2" office:value-type="string">
            <text:p text:style-name="P74"><text:s text:c="2"/>Взам.</text:p>
          </table:table-cell>
          <table:table-cell table:style-name="Таблица7.N2" table:number-columns-spanned="2" office:value-type="string">
            <text:p text:style-name="P502"/>
          </table:table-cell>
          <table:covered-table-cell/>
          <table:table-cell table:style-name="Таблица7.N2" office:value-type="string">
            <text:p text:style-name="P502"/>
          </table:table-cell>
          <table:table-cell table:style-name="Таблица7.Z2" office:value-type="string">
            <text:p text:style-name="P502"/>
          </table:table-cell>
          <table:table-cell table:style-name="Таблица7.F2" table:number-columns-spanned="8" office:value-type="string">
            <text:p text:style-name="P5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N2" table:number-columns-spanned="2" office:value-type="string">
            <text:p text:style-name="P502"/>
          </table:table-cell>
          <table:covered-table-cell/>
          <table:table-cell table:style-name="Таблица7.N2" table:number-columns-spanned="2" office:value-type="string">
            <text:p text:style-name="P502"/>
          </table:table-cell>
          <table:covered-table-cell/>
          <table:table-cell table:style-name="Таблица7.N2" table:number-columns-spanned="4" office:value-type="string">
            <text:p text:style-name="P502"/>
          </table:table-cell>
          <table:covered-table-cell/>
          <table:covered-table-cell/>
          <table:covered-table-cell/>
          <table:table-cell table:style-name="Таблица7.N2" table:number-columns-spanned="4" office:value-type="string">
            <text:p text:style-name="P502"/>
          </table:table-cell>
          <table:covered-table-cell/>
          <table:covered-table-cell/>
          <table:covered-table-cell/>
          <table:table-cell table:style-name="Таблица7.Z2" table:number-columns-spanned="3" office:value-type="string">
            <text:p text:style-name="P502"/>
          </table:table-cell>
          <table:covered-table-cell/>
          <table:covered-table-cell/>
        </table:table-row>
        <table:table-row table:style-name="Таблица7.1">
          <table:table-cell table:style-name="Таблица7.N2" office:value-type="string">
            <text:p text:style-name="P74"><text:s text:c="2"/>Подл.</text:p>
          </table:table-cell>
          <table:table-cell table:style-name="Таблица7.N2" table:number-columns-spanned="2" office:value-type="string">
            <text:p text:style-name="P144"/>
          </table:table-cell>
          <table:covered-table-cell/>
          <table:table-cell table:style-name="Таблица7.N2" office:value-type="string">
            <text:p text:style-name="P145"/>
          </table:table-cell>
          <table:table-cell table:style-name="Таблица7.Z2" office:value-type="string">
            <text:p text:style-name="P481"/>
          </table:table-cell>
          <table:table-cell table:style-name="Таблица7.F4" table:number-columns-spanned="8" office:value-type="string">
            <text:p text:style-name="P5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N2" table:number-columns-spanned="2" office:value-type="string">
            <text:p text:style-name="P74"/>
          </table:table-cell>
          <table:covered-table-cell/>
          <table:table-cell table:style-name="Таблица7.N2" table:number-columns-spanned="2" office:value-type="string">
            <text:p text:style-name="P74"/>
          </table:table-cell>
          <table:covered-table-cell/>
          <table:table-cell table:style-name="Таблица7.N2" table:number-columns-spanned="4" office:value-type="string">
            <text:p text:style-name="P74"/>
          </table:table-cell>
          <table:covered-table-cell/>
          <table:covered-table-cell/>
          <table:covered-table-cell/>
          <table:table-cell table:style-name="Таблица7.N2" table:number-columns-spanned="4" office:value-type="string">
            <text:p text:style-name="P74"/>
          </table:table-cell>
          <table:covered-table-cell/>
          <table:covered-table-cell/>
          <table:covered-table-cell/>
          <table:table-cell table:style-name="Таблица7.Z2" table:number-columns-spanned="3" office:value-type="string">
            <text:p text:style-name="P74"/>
          </table:table-cell>
          <table:covered-table-cell/>
          <table:covered-table-cell/>
        </table:table-row>
        <table:table-row table:style-name="Таблица7.5">
          <table:table-cell table:style-name="Таблица7.N1" table:number-columns-spanned="14" office:value-type="string">
            <text:p text:style-name="P5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O5" table:number-columns-spanned="8" office:value-type="string">
            <text:p text:style-name="P50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O5" table:number-columns-spanned="4" office:value-type="string">
            <text:p text:style-name="P504"/>
          </table:table-cell>
          <table:covered-table-cell/>
          <table:covered-table-cell/>
          <table:covered-table-cell/>
          <table:table-cell table:style-name="Таблица7.a5" table:number-columns-spanned="2" office:value-type="string">
            <text:p text:style-name="P498">1</text:p>
          </table:table-cell>
          <table:covered-table-cell/>
        </table:table-row>
        <table:table-row table:style-name="Таблица7.6">
          <table:table-cell table:style-name="Таблица7.A6" table:number-rows-spanned="3" table:number-columns-spanned="7" office:value-type="string">
            <text:p text:style-name="P410"/>
            <text:p text:style-name="P410"/>
            <text:p text:style-name="P410"/>
            <text:h text:style-name="P600" text:outline-level="2"/>
            <text:h text:style-name="P600" text:outline-level="2"><text:s text:c="6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O5" table:number-columns-spanned="2" office:value-type="string">
            <text:p text:style-name="P504"><text:span text:style-name="T4">РУТП «От винта»</text:span></text:p>
          </table:table-cell>
          <table:covered-table-cell/>
          <table:table-cell table:style-name="Таблица7.J6" table:number-columns-spanned="2" office:value-type="string">
            <text:p text:style-name="P499"><text:s text:c="4"/><text:span text:style-name="T142"><text:s/>СМ3-92-2024</text:span></text:p>
          </table:table-cell>
          <table:covered-table-cell/>
          <table:table-cell table:style-name="Таблица7.J6" table:number-columns-spanned="8" office:value-type="string">
            <text:p text:style-name="P504"/>
            <text:p text:style-name="P50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T6" table:number-columns-spanned="9" office:value-type="string">
            <text:p text:style-name="P202">И.01-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7">
          <table:covered-table-cell table:style-name="Таблица7.A6"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H7" office:value-type="string">
            <text:p text:style-name="P502"><text:s text:c="45"/></text:p>
            <text:p text:style-name="P503"/>
          </table:table-cell>
          <table:table-cell table:style-name="Таблица7.I7" table:number-columns-spanned="12" office:value-type="string">
            <text:p text:style-name="P50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I7" table:number-columns-spanned="3" office:value-type="string">
            <text:p text:style-name="P10"/>
          </table:table-cell>
          <table:covered-table-cell/>
          <table:covered-table-cell/>
          <table:table-cell table:style-name="Таблица7.I7" table:number-columns-spanned="4" office:value-type="string">
            <text:p text:style-name="P504"/>
          </table:table-cell>
          <table:covered-table-cell/>
          <table:covered-table-cell/>
          <table:covered-table-cell/>
          <table:table-cell table:style-name="Таблица7.b7" office:value-type="string">
            <text:p text:style-name="P472"/>
          </table:table-cell>
        </table:table-row>
        <table:table-row table:style-name="Таблица7.8">
          <table:covered-table-cell table:style-name="Таблица7.A6"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H8" table:number-columns-spanned="3" office:value-type="string">
            <text:h text:style-name="P601" text:outline-level="2"/>
            <text:p text:style-name="P506"><text:s text:c="19"/></text:p>
          </table:table-cell>
          <table:covered-table-cell/>
          <table:covered-table-cell/>
          <table:table-cell table:style-name="Таблица7.K8" table:number-columns-spanned="18" office:value-type="string">
            <text:h text:style-name="P602" text:outline-level="2"/>
            <text:h text:style-name="P603" text:outline-level="2">УТВЕРЖДАЮ</text:h>
            <text:p text:style-name="P411"><text:span text:style-name="T173">К</text:span>онструктор</text:p>
            <text:p text:style-name="P409">__________________<text:span text:style-name="T173">А.Н. Шанин</text:span></text:p>
            <text:p text:style-name="P495"><text:span text:style-name="T12">«____»____________20</text:span><text:span text:style-name="T13">2</text:span><text:span text:style-name="T55">4</text:span><text:span text:style-name="T16"> </text:span><text:span text:style-name="T17">г.</text:span><text:span text:style-name="T12"> </text:span><text:s text:c="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9">
          <table:table-cell table:style-name="Таблица7.A9" table:number-columns-spanned="28" office:value-type="string">
            <text:p text:style-name="P502"/>
            <text:h text:style-name="P604" text:outline-level="3"/>
            <text:h text:style-name="P605" text:outline-level="3"><text:span text:style-name="T131">ПЕРЕЧЕНЬ ВХОДНО</text:span><text:span text:style-name="T132">ГО</text:span><text:span text:style-name="T131"> КОНТРОЛ</text:span><text:span text:style-name="T132">Я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0">
          <table:table-cell table:style-name="Таблица7.N2" table:number-columns-spanned="4" office:value-type="string">
            <text:p text:style-name="P484"/>
            <text:p text:style-name="P485">Начальник <text:span text:style-name="T173">цеха 107</text:span></text:p>
            <text:p text:style-name="P489">Начальник <text:span text:style-name="T173">цеха 105</text:span></text:p>
            <text:p text:style-name="P486"><text:s text:c="3"/><text:span text:style-name="T174">Главный технолог</text:span></text:p>
            <text:p text:style-name="P487"><text:s/></text:p>
            <text:p text:style-name="P492"/>
            <text:p text:style-name="P492"/>
          </table:table-cell>
          <table:covered-table-cell/>
          <table:covered-table-cell/>
          <table:covered-table-cell/>
          <table:table-cell table:style-name="Таблица7.E10" table:number-columns-spanned="2" office:value-type="string">
            <text:p text:style-name="P494"/>
            <text:p text:style-name="P492"/>
          </table:table-cell>
          <table:covered-table-cell/>
          <table:table-cell table:style-name="Таблица7.G10" table:number-columns-spanned="3" office:value-type="string">
            <text:p text:style-name="P488"/>
            <text:p text:style-name="P596"><text:s text:c="2"/>Е.Н. Самошонкова</text:p>
            <text:p text:style-name="P596"><text:s text:c="2"/>М.А. Козионов</text:p>
            <text:p text:style-name="P597"><text:s text:c="2"/>С.Г. Комиссаренко</text:p>
            <text:p text:style-name="P490"/>
            <text:p text:style-name="P487"><text:s text:c="7"/></text:p>
            <text:p text:style-name="P487"/>
            <text:p text:style-name="P487"/>
            <text:p text:style-name="P487"/>
          </table:table-cell>
          <table:covered-table-cell/>
          <table:covered-table-cell/>
          <table:table-cell table:style-name="Таблица7.J10" table:number-columns-spanned="3" office:value-type="string">
            <text:p text:style-name="P501"/>
            <text:p text:style-name="P593"><text:span text:style-name="T143"/></text:p>
            <text:p text:style-name="P493"><text:s text:c="26"/></text:p>
            <text:p text:style-name="P493"/>
            <text:p text:style-name="P493"/>
            <text:p text:style-name="P473"/>
            <text:h text:style-name="P599" text:outline-level="1"/>
            <text:p text:style-name="P507"/>
            <text:p text:style-name="P507"/>
            <text:p text:style-name="P473"/>
            <text:p text:style-name="P473"/>
            <text:p text:style-name="P473"/>
            <text:p text:style-name="P473"/>
            <text:p text:style-name="P473"/>
            <text:p text:style-name="P473"/>
          </table:table-cell>
          <table:covered-table-cell/>
          <table:covered-table-cell/>
          <table:table-cell table:style-name="Таблица7.M10" table:number-columns-spanned="6" office:value-type="string">
            <text:p text:style-name="P471"/>
            <text:p text:style-name="P47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S10" table:number-columns-spanned="10" office:value-type="string">
            <text:p text:style-name="P483"/>
            <text:p text:style-name="P598"><text:span text:style-name="T7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1">
          <table:table-cell table:style-name="Таблица7.A11" table:number-columns-spanned="2" office:value-type="string">
            <text:p text:style-name="P472">ТЛ</text:p>
          </table:table-cell>
          <table:covered-table-cell/>
          <table:table-cell table:style-name="Таблица7.C11" table:number-columns-spanned="14" office:value-type="string">
            <text:p text:style-name="P504"/>
            <text:p text:style-name="P503"/>
            <text:p text:style-name="P50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Q11" table:number-columns-spanned="8" office:value-type="string">
            <text:p text:style-name="P50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Y11" table:number-columns-spanned="4" office:value-type="string">
            <text:p text:style-name="P504"/>
          </table:table-cell>
          <table:covered-table-cell/>
          <table:covered-table-cell/>
          <table:covered-table-cell/>
        </table:table-row>
      </table:table>
      <text:p text:style-name="P586"><text:soft-page-break/></text:p>
      <text:p text:style-name="P586"><text:s text:c="219"/><text:span text:style-name="T82"><text:s text:c="2"/></text:span><text:span text:style-name="T130">ГОСТ </text:span><text:span text:style-name="T83">3.1118-82 Форма 2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column table:style-name="Таблица11.F"/>
        <table:table-column table:style-name="Таблица11.G"/>
        <table:table-column table:style-name="Таблица11.H"/>
        <table:table-column table:style-name="Таблица11.I"/>
        <table:table-column table:style-name="Таблица11.J"/>
        <table:table-column table:style-name="Таблица11.K"/>
        <table:table-column table:style-name="Таблица11.L"/>
        <table:table-column table:style-name="Таблица11.M"/>
        <table:table-column table:style-name="Таблица11.N"/>
        <table:table-column table:style-name="Таблица11.O"/>
        <table:table-column table:style-name="Таблица11.P"/>
        <table:table-column table:style-name="Таблица11.Q"/>
        <table:table-column table:style-name="Таблица11.R"/>
        <table:table-column table:style-name="Таблица11.S"/>
        <table:table-column table:style-name="Таблица11.L"/>
        <table:table-column table:style-name="Таблица11.U"/>
        <table:table-column table:style-name="Таблица11.V"/>
        <table:table-column table:style-name="Таблица11.W"/>
        <table:table-column table:style-name="Таблица11.X"/>
        <table:table-column table:style-name="Таблица11.Y"/>
        <table:table-column table:style-name="Таблица11.Z"/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header-rows>
          <table:table-row table:style-name="Таблица11.1">
            <table:table-cell table:style-name="Таблица11.A1" table:number-columns-spanned="18" office:value-type="string">
              <text:p text:style-name="P412"/>
              <text:p text:style-name="P4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Таблица11.S1" table:number-columns-spanned="2" office:value-type="string">
              <text:p text:style-name="P69"/>
            </table:table-cell>
            <table:covered-table-cell/>
            <table:table-cell table:style-name="Таблица11.S1" office:value-type="string">
              <text:p text:style-name="P60"/>
            </table:table-cell>
            <table:table-cell table:style-name="Таблица11.S1" table:number-columns-spanned="3" office:value-type="string">
              <text:p text:style-name="P60"/>
            </table:table-cell>
            <table:covered-table-cell/>
            <table:covered-table-cell/>
            <table:table-cell table:style-name="Таблица11.S1" table:number-columns-spanned="4" office:value-type="string">
              <text:p text:style-name="P60"/>
            </table:table-cell>
            <table:covered-table-cell/>
            <table:covered-table-cell/>
            <table:covered-table-cell/>
            <table:table-cell table:style-name="Таблица11.c1" table:number-columns-spanned="3" office:value-type="string">
              <text:p text:style-name="P60"/>
            </table:table-cell>
            <table:covered-table-cell/>
            <table:covered-table-cell/>
          </table:table-row>
        </table:table-header-rows>
        <table:table-row table:style-name="Таблица11.1">
          <table:table-cell table:style-name="Таблица11.S1" office:value-type="string">
            <text:p text:style-name="P60"><text:s/>Дубл.</text:p>
          </table:table-cell>
          <table:table-cell table:style-name="Таблица11.S1" table:number-columns-spanned="2" office:value-type="string">
            <text:p text:style-name="P444"/>
          </table:table-cell>
          <table:covered-table-cell/>
          <table:table-cell table:style-name="Таблица11.S1" office:value-type="string">
            <text:p text:style-name="P444"/>
          </table:table-cell>
          <table:table-cell table:style-name="Таблица11.S1" table:number-columns-spanned="2" office:value-type="string">
            <text:p text:style-name="P444"/>
          </table:table-cell>
          <table:covered-table-cell/>
          <table:table-cell table:style-name="Таблица11.G2" table:number-columns-spanned="5" office:value-type="string">
            <text:p text:style-name="P444"><text:s text:c="15"/></text:p>
          </table:table-cell>
          <table:covered-table-cell/>
          <table:covered-table-cell/>
          <table:covered-table-cell/>
          <table:covered-table-cell/>
          <table:table-cell table:style-name="Таблица11.L2" table:number-columns-spanned="7" office:value-type="string">
            <text:p text:style-name="P4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S1" table:number-columns-spanned="2" office:value-type="string">
            <text:p text:style-name="P417"/>
          </table:table-cell>
          <table:covered-table-cell/>
          <table:table-cell table:style-name="Таблица11.S1" office:value-type="string">
            <text:p text:style-name="P444"/>
          </table:table-cell>
          <table:table-cell table:style-name="Таблица11.S1" table:number-columns-spanned="3" office:value-type="string">
            <text:p text:style-name="P444"/>
          </table:table-cell>
          <table:covered-table-cell/>
          <table:covered-table-cell/>
          <table:table-cell table:style-name="Таблица11.S1" table:number-columns-spanned="4" office:value-type="string">
            <text:p text:style-name="P444"/>
          </table:table-cell>
          <table:covered-table-cell/>
          <table:covered-table-cell/>
          <table:covered-table-cell/>
          <table:table-cell table:style-name="Таблица11.c1" table:number-columns-spanned="3" office:value-type="string">
            <text:p text:style-name="P444"/>
          </table:table-cell>
          <table:covered-table-cell/>
          <table:covered-table-cell/>
        </table:table-row>
        <table:table-row table:style-name="Таблица11.1">
          <table:table-cell table:style-name="Таблица11.S1" office:value-type="string">
            <text:p text:style-name="P60"><text:s/>Взам.</text:p>
          </table:table-cell>
          <table:table-cell table:style-name="Таблица11.S1" table:number-columns-spanned="2" office:value-type="string">
            <text:p text:style-name="P444"/>
          </table:table-cell>
          <table:covered-table-cell/>
          <table:table-cell table:style-name="Таблица11.S1" office:value-type="string">
            <text:p text:style-name="P444"/>
          </table:table-cell>
          <table:table-cell table:style-name="Таблица11.S1" table:number-columns-spanned="2" office:value-type="string">
            <text:p text:style-name="P444"/>
          </table:table-cell>
          <table:covered-table-cell/>
          <table:table-cell table:style-name="Таблица11.G3" table:number-rows-spanned="2" table:number-columns-spanned="4" office:value-type="string">
            <text:p text:style-name="P444"/>
          </table:table-cell>
          <table:covered-table-cell/>
          <table:covered-table-cell/>
          <table:covered-table-cell/>
          <table:table-cell table:style-name="Таблица11.S1" table:number-columns-spanned="2" office:value-type="string">
            <text:p text:style-name="P444"/>
          </table:table-cell>
          <table:covered-table-cell/>
          <table:table-cell table:style-name="Таблица11.S1" office:value-type="string">
            <text:p text:style-name="P444"/>
          </table:table-cell>
          <table:table-cell table:style-name="Таблица11.S1" table:number-columns-spanned="2" office:value-type="string">
            <text:p text:style-name="P444"/>
          </table:table-cell>
          <table:covered-table-cell/>
          <table:table-cell table:style-name="Таблица11.S1" office:value-type="string">
            <text:p text:style-name="P444"/>
          </table:table-cell>
          <table:table-cell table:style-name="Таблица11.S1" table:number-columns-spanned="2" office:value-type="string">
            <text:p text:style-name="P444"/>
          </table:table-cell>
          <table:covered-table-cell/>
          <table:table-cell table:style-name="Таблица11.S1" table:number-columns-spanned="2" office:value-type="string">
            <text:p text:style-name="P444"/>
          </table:table-cell>
          <table:covered-table-cell/>
          <table:table-cell table:style-name="Таблица11.S1" office:value-type="string">
            <text:p text:style-name="P444"/>
          </table:table-cell>
          <table:table-cell table:style-name="Таблица11.S1" table:number-columns-spanned="3" office:value-type="string">
            <text:p text:style-name="P444"/>
          </table:table-cell>
          <table:covered-table-cell/>
          <table:covered-table-cell/>
          <table:table-cell table:style-name="Таблица11.S1" table:number-columns-spanned="4" office:value-type="string">
            <text:p text:style-name="P444"/>
          </table:table-cell>
          <table:covered-table-cell/>
          <table:covered-table-cell/>
          <table:covered-table-cell/>
          <table:table-cell table:style-name="Таблица11.c1" table:number-columns-spanned="3" office:value-type="string">
            <text:p text:style-name="P444"/>
          </table:table-cell>
          <table:covered-table-cell/>
          <table:covered-table-cell/>
        </table:table-row>
        <table:table-row table:style-name="Таблица11.1">
          <table:table-cell table:style-name="Таблица11.S1" office:value-type="string">
            <text:p text:style-name="P60"><text:s/>Подл.</text:p>
          </table:table-cell>
          <table:table-cell table:style-name="Таблица11.S1" table:number-columns-spanned="2" office:value-type="string">
            <text:p text:style-name="P94"/>
          </table:table-cell>
          <table:covered-table-cell/>
          <table:table-cell table:style-name="Таблица11.S1" office:value-type="string">
            <text:p text:style-name="P105"/>
          </table:table-cell>
          <table:table-cell table:style-name="Таблица11.S1" table:number-columns-spanned="2" office:value-type="string">
            <text:p text:style-name="P474"/>
          </table:table-cell>
          <table:covered-table-cell/>
          <table:covered-table-cell table:style-name="Таблица11.G3"/>
          <table:covered-table-cell/>
          <table:covered-table-cell/>
          <table:covered-table-cell/>
          <table:table-cell table:style-name="Таблица11.S1" table:number-columns-spanned="2" office:value-type="string">
            <text:p text:style-name="P444"/>
          </table:table-cell>
          <table:covered-table-cell/>
          <table:table-cell table:style-name="Таблица11.S1" office:value-type="string">
            <text:p text:style-name="P444"/>
          </table:table-cell>
          <table:table-cell table:style-name="Таблица11.S1" table:number-columns-spanned="2" office:value-type="string">
            <text:p text:style-name="P444"/>
          </table:table-cell>
          <table:covered-table-cell/>
          <table:table-cell table:style-name="Таблица11.S1" office:value-type="string">
            <text:p text:style-name="P444"/>
          </table:table-cell>
          <table:table-cell table:style-name="Таблица11.S1" table:number-columns-spanned="2" office:value-type="string">
            <text:p text:style-name="P444"/>
          </table:table-cell>
          <table:covered-table-cell/>
          <table:table-cell table:style-name="Таблица11.S1" table:number-columns-spanned="2" office:value-type="string">
            <text:p text:style-name="P444"/>
          </table:table-cell>
          <table:covered-table-cell/>
          <table:table-cell table:style-name="Таблица11.S1" office:value-type="string">
            <text:p text:style-name="P444"/>
          </table:table-cell>
          <table:table-cell table:style-name="Таблица11.S1" table:number-columns-spanned="3" office:value-type="string">
            <text:p text:style-name="P444"/>
          </table:table-cell>
          <table:covered-table-cell/>
          <table:covered-table-cell/>
          <table:table-cell table:style-name="Таблица11.S1" table:number-columns-spanned="4" office:value-type="string">
            <text:p text:style-name="P444"/>
          </table:table-cell>
          <table:covered-table-cell/>
          <table:covered-table-cell/>
          <table:covered-table-cell/>
          <table:table-cell table:style-name="Таблица11.c1" table:number-columns-spanned="3" office:value-type="string">
            <text:p text:style-name="P444"/>
          </table:table-cell>
          <table:covered-table-cell/>
          <table:covered-table-cell/>
        </table:table-row>
        <table:table-row table:style-name="Таблица11.5">
          <table:table-cell table:style-name="Таблица11.S1" table:number-columns-spanned="19" office:value-type="string">
            <text:p text:style-name="P4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T5" table:number-columns-spanned="7" office:value-type="string">
            <text:p text:style-name="P4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T5" table:number-columns-spanned="3" office:value-type="string">
            <text:p text:style-name="P548"><text:span text:style-name="T128">3</text:span><text:span text:style-name="T129">9</text:span></text:p>
          </table:table-cell>
          <table:covered-table-cell/>
          <table:covered-table-cell/>
          <table:table-cell table:style-name="Таблица11.d5" table:number-columns-spanned="2" office:value-type="string">
            <text:p text:style-name="P416">2</text:p>
          </table:table-cell>
          <table:covered-table-cell/>
        </table:table-row>
        <table:table-row table:style-name="Таблица11.6">
          <table:table-cell table:style-name="Таблица11.S1" table:number-columns-spanned="2" office:value-type="string">
            <text:p text:style-name="P38"><text:s/>Разработал</text:p>
          </table:table-cell>
          <table:covered-table-cell/>
          <table:table-cell table:style-name="Таблица11.S1" table:number-columns-spanned="3" office:value-type="string">
            <text:p text:style-name="P35">Крекова</text:p>
          </table:table-cell>
          <table:covered-table-cell/>
          <table:covered-table-cell/>
          <table:table-cell table:style-name="Таблица11.S1" table:number-columns-spanned="2" office:value-type="string">
            <text:p text:style-name="P105"/>
          </table:table-cell>
          <table:covered-table-cell/>
          <table:table-cell table:style-name="Таблица11.S1" office:value-type="string">
            <text:p text:style-name="P105"/>
          </table:table-cell>
          <table:table-cell table:style-name="Таблица11.T5" table:number-rows-spanned="3" table:number-columns-spanned="6" office:value-type="string">
            <text:p text:style-name="P422">РУТП «От винта»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1.O6" table:number-rows-spanned="3" table:number-columns-spanned="3" office:value-type="string">
            <text:p text:style-name="P499"><text:s text:c="4"/><text:span text:style-name="T142"><text:s/>СМ3-92-2024</text:span></text:p>
          </table:table-cell>
          <table:covered-table-cell/>
          <table:covered-table-cell/>
          <table:table-cell table:style-name="Таблица11.R6" table:number-rows-spanned="3" table:number-columns-spanned="6" office:value-type="string">
            <text:p text:style-name="P42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1.X6" table:number-rows-spanned="3" table:number-columns-spanned="8" office:value-type="string">
            <text:p text:style-name="P161">И.01-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6">
          <table:table-cell table:style-name="Таблица11.S1" table:number-columns-spanned="2" office:value-type="string">
            <text:p text:style-name="P38">Проверил</text:p>
          </table:table-cell>
          <table:covered-table-cell/>
          <table:table-cell table:style-name="Таблица11.S1" table:number-columns-spanned="3" office:value-type="string">
            <text:p text:style-name="P36">Шанин</text:p>
          </table:table-cell>
          <table:covered-table-cell/>
          <table:covered-table-cell/>
          <table:table-cell table:style-name="Таблица11.S1" table:number-columns-spanned="2" office:value-type="string">
            <text:p text:style-name="P105"/>
          </table:table-cell>
          <table:covered-table-cell/>
          <table:table-cell table:style-name="Таблица11.S1" office:value-type="string">
            <text:p text:style-name="P93"/>
          </table:table-cell>
          <table:covered-table-cell table:style-name="Таблица11.T5"/>
          <table:covered-table-cell/>
          <table:covered-table-cell/>
          <table:covered-table-cell/>
          <table:covered-table-cell/>
          <table:covered-table-cell/>
          <table:covered-table-cell table:style-name="Таблица11.O6"/>
          <table:covered-table-cell/>
          <table:covered-table-cell/>
          <table:covered-table-cell table:style-name="Таблица11.R6"/>
          <table:covered-table-cell/>
          <table:covered-table-cell/>
          <table:covered-table-cell/>
          <table:covered-table-cell/>
          <table:covered-table-cell/>
          <table:covered-table-cell table:style-name="Таблица11.X6"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6">
          <table:table-cell table:style-name="Таблица11.S1" table:number-columns-spanned="2" office:value-type="string">
            <text:p text:style-name="P38"/>
          </table:table-cell>
          <table:covered-table-cell/>
          <table:table-cell table:style-name="Таблица11.S1" table:number-columns-spanned="3" office:value-type="string">
            <text:p text:style-name="P105"/>
          </table:table-cell>
          <table:covered-table-cell/>
          <table:covered-table-cell/>
          <table:table-cell table:style-name="Таблица11.S1" table:number-columns-spanned="2" office:value-type="string">
            <text:p text:style-name="P105"/>
          </table:table-cell>
          <table:covered-table-cell/>
          <table:table-cell table:style-name="Таблица11.S1" office:value-type="string">
            <text:p text:style-name="P105"/>
          </table:table-cell>
          <table:covered-table-cell table:style-name="Таблица11.T5"/>
          <table:covered-table-cell/>
          <table:covered-table-cell/>
          <table:covered-table-cell/>
          <table:covered-table-cell/>
          <table:covered-table-cell/>
          <table:covered-table-cell table:style-name="Таблица11.O6"/>
          <table:covered-table-cell/>
          <table:covered-table-cell/>
          <table:covered-table-cell table:style-name="Таблица11.R6"/>
          <table:covered-table-cell/>
          <table:covered-table-cell/>
          <table:covered-table-cell/>
          <table:covered-table-cell/>
          <table:covered-table-cell/>
          <table:covered-table-cell table:style-name="Таблица11.X6"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9">
          <table:table-cell table:style-name="Таблица11.S1" table:number-columns-spanned="2" office:value-type="string">
            <text:p text:style-name="P38"/>
          </table:table-cell>
          <table:covered-table-cell/>
          <table:table-cell table:style-name="Таблица11.S1" table:number-columns-spanned="3" office:value-type="string">
            <text:p text:style-name="P105"/>
          </table:table-cell>
          <table:covered-table-cell/>
          <table:covered-table-cell/>
          <table:table-cell table:style-name="Таблица11.S1" table:number-columns-spanned="2" office:value-type="string">
            <text:p text:style-name="P105"/>
          </table:table-cell>
          <table:covered-table-cell/>
          <table:table-cell table:style-name="Таблица11.S1" office:value-type="string">
            <text:p text:style-name="P105"/>
          </table:table-cell>
          <table:table-cell table:style-name="Таблица11.I9" table:number-rows-spanned="2" office:value-type="string">
            <text:p text:style-name="P444"><text:s text:c="8"/></text:p>
          </table:table-cell>
          <table:table-cell table:style-name="Таблица11.J9" table:number-rows-spanned="2" table:number-columns-spanned="16" office:value-type="string">
            <text:p text:style-name="P539"><text:s/><text:span text:style-name="T169">Корпус гидроцикл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T5" table:number-rows-spanned="2" table:number-columns-spanned="2" office:value-type="string">
            <text:p text:style-name="P442"/>
          </table:table-cell>
          <table:covered-table-cell/>
          <table:table-cell table:style-name="Таблица11.T5" table:number-rows-spanned="2" table:number-columns-spanned="3" office:value-type="string">
            <text:p text:style-name="P422"/>
          </table:table-cell>
          <table:covered-table-cell/>
          <table:covered-table-cell/>
          <table:table-cell table:style-name="Таблица11.d5" table:number-rows-spanned="2" office:value-type="string">
            <text:p text:style-name="P422"/>
          </table:table-cell>
        </table:table-row>
        <table:table-row table:style-name="Таблица11.6">
          <table:table-cell table:style-name="Таблица11.S1" table:number-columns-spanned="2" office:value-type="string">
            <text:p text:style-name="P38"><text:s/>Н. контр.</text:p>
          </table:table-cell>
          <table:covered-table-cell/>
          <table:table-cell table:style-name="Таблица11.S1" table:number-columns-spanned="3" office:value-type="string">
            <text:p text:style-name="P104">Новикова</text:p>
          </table:table-cell>
          <table:covered-table-cell/>
          <table:covered-table-cell/>
          <table:table-cell table:style-name="Таблица11.S1" table:number-columns-spanned="2" office:value-type="string">
            <text:p text:style-name="P105"/>
          </table:table-cell>
          <table:covered-table-cell/>
          <table:table-cell table:style-name="Таблица11.S1" office:value-type="string">
            <text:p text:style-name="P105"/>
          </table:table-cell>
          <table:covered-table-cell table:style-name="Таблица11.I9"/>
          <table:covered-table-cell table:style-name="Таблица11.J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1.T5"/>
          <table:covered-table-cell/>
          <table:covered-table-cell table:style-name="Таблица11.T5"/>
          <table:covered-table-cell/>
          <table:covered-table-cell/>
          <table:covered-table-cell table:style-name="Таблица11.d5"/>
        </table:table-row>
        <table:table-row table:style-name="Таблица11.11">
          <table:table-cell table:style-name="Таблица11.A11" table:number-columns-spanned="31" office:value-type="string">
            <text:p text:style-name="P5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157">ОБЩИЕ ТРЕБ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160"><text:s text:c="11"/><text:span text:style-name="T66">1 </text:span><text:span text:style-name="T75">Хранение, п</text:span><text:span text:style-name="T66">роведение входного контроля, оформление результатов о входном контроле следует проводить в соответствии с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160"><text:s text:c="2"/><text:span text:style-name="T66">СТО 07521831-55-2017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160"><text:s text:c="11"/><text:span text:style-name="T67">2 Отбор проб должен проводиться в соответствии с </text:span><text:span text:style-name="T75">требованиями документа по стандартизации</text:span><text:span text:style-name="T67"> (далее по тексту </text:span><text:span text:style-name="T75">ДС</text:span><text:span text:style-name="T67">) на сырье, 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160"><text:s text:c="2"/><text:span text:style-name="T67">материалы и полуфабрикаты, а при</text:span> <text:span text:style-name="T67">отсутствии указаний</text:span> <text:span text:style-name="T33">согласно СТО 07521831-61-2017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158"><text:s text:c="11"/><text:span text:style-name="T138">3</text:span><text:span text:style-name="T73"> <text:s/>Перед отбором проб <text:s/>все показатели физико-механических и химических характеристик, указанные в сопроводительных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160"><text:s text:c="2"/><text:span text:style-name="T73">документах на материалы (кроме импортных), должны быть сверены с аналогичными показателями <text:s/></text:span><text:span text:style-name="T79">ДС</text:span><text:span text:style-name="T73">.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160"><text:span text:style-name="T66"><text:s text:c="11"/></text:span><text:span text:style-name="T75">4 </text:span><text:span text:style-name="T66"><text:s/>Допустимый расход ресурса при входном контроле - минимальный, исходя из объема поступившей партии продукции.</text:span> <text:s text:c="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160"><text:s text:c="11"/><text:span text:style-name="T138">5</text:span><text:span text:style-name="T75"> Каждая партия сырья, прошедшая входной контроль, должна иметь маркировку в виде этикетки (ярлыка) см. приложение </text:span><text:span text:style-name="T140">А</text:span><text:span text:style-name="T75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158"><text:s text:c="2"/><text:span text:style-name="T75">Этикетка крепится к таре или информационной таблице перед сырьем приклеиванием, вкладыванием, привязыванием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160"><text:s text:c="11"/><text:span text:style-name="T138">6</text:span><text:span text:style-name="T71"> <text:s/>Все импортные материалы должны иметь сопроводительные документы на русском языке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15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1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159"><text:s text:c="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160"><text:s text:c="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5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28">
          <table:table-cell table:style-name="Таблица11.A28" office:value-type="string">
            <text:p text:style-name="P193">ПВК</text:p>
          </table:table-cell>
          <table:table-cell table:style-name="Таблица11.A28" table:number-columns-spanned="21" office:value-type="string">
            <text:p text:style-name="P194">Перечень входного контрол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A28" table:number-columns-spanned="6" office:value-type="string">
            <text:p text:style-name="P54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1.c28" table:number-columns-spanned="3" office:value-type="string">
            <text:p text:style-name="P541"/>
          </table:table-cell>
          <table:covered-table-cell/>
          <table:covered-table-cell/>
        </table:table-row>
      </table:table>
      <text:p text:style-name="P583"><text:soft-page-break/><text:span text:style-name="T84">СТО 07521831-55-2017 </text:span><text:span text:style-name="T91">Приложение А</text:span><text:span text:style-name="T1"> <text:s text:c="55"/></text:span><text:span text:style-name="T9"><text:s text:c="2"/></text:span></text:p>
      <table:table table:name="Таблица51" table:style-name="Таблица51">
        <table:table-column table:style-name="Таблица51.A"/>
        <table:table-column table:style-name="Таблица51.B"/>
        <table:table-column table:style-name="Таблица51.C"/>
        <table:table-column table:style-name="Таблица51.D"/>
        <table:table-column table:style-name="Таблица51.E"/>
        <table:table-column table:style-name="Таблица51.F"/>
        <table:table-column table:style-name="Таблица51.G"/>
        <table:table-column table:style-name="Таблица51.H"/>
        <table:table-row table:style-name="Таблица51.1">
          <table:table-cell table:style-name="Таблица51.A1" office:value-type="string">
            <text:p text:style-name="P60"><text:s/>Дубл.</text:p>
          </table:table-cell>
          <table:table-cell table:style-name="Таблица51.A1" office:value-type="string">
            <text:p text:style-name="P584"/>
          </table:table-cell>
          <table:table-cell table:style-name="Таблица51.A1" office:value-type="string">
            <text:p text:style-name="P584"/>
          </table:table-cell>
          <table:table-cell table:style-name="Таблица51.D1" office:value-type="string">
            <text:p text:style-name="P584"/>
          </table:table-cell>
          <table:table-cell table:style-name="Таблица51.E1" office:value-type="string">
            <text:p text:style-name="P584"><text:s text:c="15"/></text:p>
          </table:table-cell>
          <table:table-cell table:style-name="Таблица51.F1" table:number-columns-spanned="2" office:value-type="string">
            <text:p text:style-name="P584"/>
          </table:table-cell>
          <table:covered-table-cell/>
          <table:table-cell table:style-name="Таблица51.H1" office:value-type="string">
            <text:p text:style-name="P584"/>
          </table:table-cell>
        </table:table-row>
        <table:table-row table:style-name="Таблица51.1">
          <table:table-cell table:style-name="Таблица51.A1" office:value-type="string">
            <text:p text:style-name="P60"><text:s/>Взам.</text:p>
          </table:table-cell>
          <table:table-cell table:style-name="Таблица51.A1" office:value-type="string">
            <text:p text:style-name="P584"/>
          </table:table-cell>
          <table:table-cell table:style-name="Таблица51.A1" office:value-type="string">
            <text:p text:style-name="P584"/>
          </table:table-cell>
          <table:table-cell table:style-name="Таблица51.D1" office:value-type="string">
            <text:p text:style-name="P584"/>
          </table:table-cell>
          <table:table-cell table:style-name="Таблица51.E2" table:number-columns-spanned="2" office:value-type="string">
            <text:p text:style-name="P584"/>
          </table:table-cell>
          <table:covered-table-cell/>
          <table:table-cell table:style-name="Таблица51.G2" table:number-rows-spanned="2" table:number-columns-spanned="2" office:value-type="string">
            <text:p text:style-name="P584"/>
          </table:table-cell>
          <table:covered-table-cell/>
        </table:table-row>
        <table:table-row table:style-name="Таблица51.1">
          <table:table-cell table:style-name="Таблица51.A1" office:value-type="string">
            <text:p text:style-name="P60"><text:s/>Подл.</text:p>
          </table:table-cell>
          <table:table-cell table:style-name="Таблица51.A1" office:value-type="string">
            <text:p text:style-name="P587"/>
          </table:table-cell>
          <table:table-cell table:style-name="Таблица51.A1" office:value-type="string">
            <text:p text:style-name="P584"/>
          </table:table-cell>
          <table:table-cell table:style-name="Таблица51.A1" office:value-type="string">
            <text:p text:style-name="P584"/>
          </table:table-cell>
          <table:table-cell table:style-name="Таблица51.E2" table:number-columns-spanned="2" office:value-type="string">
            <text:p text:style-name="P584"/>
          </table:table-cell>
          <table:covered-table-cell/>
          <table:covered-table-cell table:style-name="Таблица51.G2"/>
          <table:covered-table-cell/>
        </table:table-row>
      </table:table>
      <table:table table:name="Таблица52" table:style-name="Таблица52">
        <table:table-column table:style-name="Таблица52.A"/>
        <table:table-column table:style-name="Таблица52.B"/>
        <table:table-column table:style-name="Таблица52.C"/>
        <table:table-column table:style-name="Таблица52.D"/>
        <table:table-column table:style-name="Таблица52.E"/>
        <table:table-column table:style-name="Таблица52.F"/>
        <table:table-column table:style-name="Таблица52.G"/>
        <table:table-column table:style-name="Таблица52.H"/>
        <table:table-column table:style-name="Таблица52.I"/>
        <table:table-column table:style-name="Таблица52.J"/>
        <table:table-column table:style-name="Таблица52.K"/>
        <table:table-column table:style-name="Таблица52.L"/>
        <table:table-column table:style-name="Таблица52.M"/>
        <table:table-column table:style-name="Таблица52.N"/>
        <table:table-column table:style-name="Таблица52.O"/>
        <table:table-column table:style-name="Таблица52.P"/>
        <table:table-row table:style-name="Таблица52.1">
          <table:table-cell table:style-name="Таблица52.A1" table:number-columns-spanned="11" office:value-type="string">
            <text:p text:style-name="P208">Гарантийный срок хранения: <text:span text:style-name="T141">2 год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2.L1" table:number-columns-spanned="2" office:value-type="string">
            <text:p text:style-name="P23"/>
          </table:table-cell>
          <table:covered-table-cell/>
          <table:table-cell table:style-name="Таблица52.N1" table:number-columns-spanned="2" office:value-type="string">
            <text:h text:style-name="P606" text:outline-level="7"/>
          </table:table-cell>
          <table:covered-table-cell/>
          <table:table-cell table:style-name="Таблица52.P1" office:value-type="string">
            <text:p text:style-name="P392">3</text:p>
          </table:table-cell>
        </table:table-row>
        <table:table-row table:style-name="Таблица52.1">
          <table:table-cell table:style-name="Таблица52.A2" table:number-columns-spanned="16" office:value-type="string">
            <text:p text:style-name="P12">Срок хранени<text:span text:style-name="T34">я</text:span> до перепроверки продукции (для изделий <text:span text:style-name="T51">ВТ)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2.3">
          <table:table-cell table:style-name="Таблица52.A1" table:number-rows-spanned="3" office:value-type="string">
            <text:p text:style-name="P23"/>
          </table:table-cell>
          <table:table-cell table:style-name="Таблица52.L1" office:value-type="string">
            <text:p text:style-name="P23"/>
          </table:table-cell>
          <table:table-cell table:style-name="Таблица52.L1" office:value-type="string">
            <text:p text:style-name="P23"/>
          </table:table-cell>
          <table:table-cell table:style-name="Таблица52.L1" office:value-type="string">
            <text:p text:style-name="P23"/>
          </table:table-cell>
          <table:table-cell table:style-name="Таблица52.L1" office:value-type="string">
            <text:p text:style-name="P23"/>
          </table:table-cell>
          <table:table-cell table:style-name="Таблица52.L1" office:value-type="string">
            <text:p text:style-name="P23"/>
          </table:table-cell>
          <table:table-cell table:style-name="Таблица52.L1" office:value-type="string">
            <text:p text:style-name="P23"/>
          </table:table-cell>
          <table:table-cell table:style-name="Таблица52.L1" office:value-type="string">
            <text:p text:style-name="P23"/>
          </table:table-cell>
          <table:table-cell table:style-name="Таблица52.L1" office:value-type="string">
            <text:p text:style-name="P23"/>
          </table:table-cell>
          <table:table-cell table:style-name="Таблица52.J3" office:value-type="string">
            <text:p text:style-name="P23"/>
          </table:table-cell>
          <table:table-cell table:style-name="Таблица52.K3" table:number-columns-spanned="2" office:value-type="string">
            <text:p text:style-name="P23"/>
          </table:table-cell>
          <table:covered-table-cell/>
          <table:table-cell table:style-name="Таблица52.M3" table:number-rows-spanned="3" table:number-columns-spanned="2" office:value-type="string">
            <text:h text:style-name="P616" text:outline-level="8">Стеклоткань <text:span text:style-name="T19">ORTEX</text:span></text:h>
            <text:p text:style-name="P22">ТУ 13.20.46.000-006-52788109-2019</text:p>
          </table:table-cell>
          <table:covered-table-cell/>
          <table:table-cell table:style-name="Таблица52.O3" table:number-rows-spanned="3" table:number-columns-spanned="2" office:value-type="string">
            <text:p text:style-name="P162">И.01-2024</text:p>
          </table:table-cell>
          <table:covered-table-cell/>
        </table:table-row>
        <table:table-row table:style-name="Таблица52.3">
          <table:covered-table-cell table:style-name="Таблица52.A1"/>
          <table:table-cell table:style-name="Таблица52.B4" office:value-type="string">
            <text:p text:style-name="P584"/>
          </table:table-cell>
          <table:table-cell table:style-name="Таблица52.C4" office:value-type="string">
            <text:p text:style-name="P584"/>
          </table:table-cell>
          <table:table-cell table:style-name="Таблица52.D4" office:value-type="string">
            <text:p text:style-name="P584"/>
          </table:table-cell>
          <table:table-cell table:style-name="Таблица52.E4" office:value-type="string">
            <text:p text:style-name="P584"/>
          </table:table-cell>
          <table:table-cell table:style-name="Таблица52.F4" office:value-type="string">
            <text:p text:style-name="P584"/>
          </table:table-cell>
          <table:table-cell table:style-name="Таблица52.G4" office:value-type="string">
            <text:p text:style-name="P584"/>
          </table:table-cell>
          <table:table-cell table:style-name="Таблица52.H4" office:value-type="string">
            <text:p text:style-name="P584"/>
          </table:table-cell>
          <table:table-cell table:style-name="Таблица52.I4" office:value-type="string">
            <text:p text:style-name="P584"/>
          </table:table-cell>
          <table:table-cell table:style-name="Таблица52.J4" office:value-type="string">
            <text:p text:style-name="P584"/>
          </table:table-cell>
          <table:table-cell table:style-name="Таблица52.K4" table:number-columns-spanned="2" office:value-type="string">
            <text:p text:style-name="P584"/>
          </table:table-cell>
          <table:covered-table-cell/>
          <table:covered-table-cell table:style-name="Таблица52.M3"/>
          <table:covered-table-cell/>
          <table:covered-table-cell table:style-name="Таблица52.O3"/>
          <table:covered-table-cell/>
        </table:table-row>
        <table:table-row table:style-name="Таблица52.3">
          <table:covered-table-cell table:style-name="Таблица52.A1"/>
          <table:table-cell table:style-name="Таблица52.B5" office:value-type="string">
            <text:p text:style-name="P584"/>
          </table:table-cell>
          <table:table-cell table:style-name="Таблица52.C5" office:value-type="string">
            <text:p text:style-name="P584"/>
          </table:table-cell>
          <table:table-cell table:style-name="Таблица52.D5" office:value-type="string">
            <text:p text:style-name="P584"/>
          </table:table-cell>
          <table:table-cell table:style-name="Таблица52.E5" office:value-type="string">
            <text:p text:style-name="P584"/>
          </table:table-cell>
          <table:table-cell table:style-name="Таблица52.F5" office:value-type="string">
            <text:p text:style-name="P584"/>
          </table:table-cell>
          <table:table-cell table:style-name="Таблица52.G5" office:value-type="string">
            <text:p text:style-name="P584"/>
          </table:table-cell>
          <table:table-cell table:style-name="Таблица52.H5" office:value-type="string">
            <text:p text:style-name="P584"/>
          </table:table-cell>
          <table:table-cell table:style-name="Таблица52.I5" office:value-type="string">
            <text:p text:style-name="P584"/>
          </table:table-cell>
          <table:table-cell table:style-name="Таблица52.J5" office:value-type="string">
            <text:p text:style-name="P584"/>
          </table:table-cell>
          <table:table-cell table:style-name="Таблица52.K5" table:number-columns-spanned="2" office:value-type="string">
            <text:p text:style-name="P584"/>
          </table:table-cell>
          <table:covered-table-cell/>
          <table:covered-table-cell table:style-name="Таблица52.M3"/>
          <table:covered-table-cell/>
          <table:covered-table-cell table:style-name="Таблица52.O3"/>
          <table:covered-table-cell/>
        </table:table-row>
      </table:table>
      <table:table table:name="Таблица53" table:style-name="Таблица53">
        <table:table-column table:style-name="Таблица53.A"/>
        <table:table-column table:style-name="Таблица53.B"/>
        <table:table-column table:style-name="Таблица53.C"/>
        <table:table-column table:style-name="Таблица53.D"/>
        <table:table-column table:style-name="Таблица53.E"/>
        <table:table-column table:style-name="Таблица53.F"/>
        <table:table-column table:style-name="Таблица53.G"/>
        <table:table-column table:style-name="Таблица53.H"/>
        <table:table-column table:style-name="Таблица53.I"/>
        <table:table-row table:style-name="Таблица53.1">
          <table:table-cell table:style-name="Таблица53.A1" table:number-columns-spanned="3" office:value-type="string">
            <text:p text:style-name="P259">Состав контролируемых па<text:span text:style-name="T10">р</text:span>аметров продукции,<text:line-break/>методы ее контроля</text:p>
          </table:table-cell>
          <table:covered-table-cell/>
          <table:covered-table-cell/>
          <table:table-cell table:style-name="Таблица53.A1" table:number-rows-spanned="2" office:value-type="string">
            <text:p text:style-name="P299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53.A1" table:number-rows-spanned="2" table:number-columns-spanned="2" office:value-type="string">
            <text:p text:style-name="P308">Вид </text:p>
            <text:p text:style-name="P308">контроля.</text:p>
            <text:p text:style-name="P299">Объем<text:line-break/>выборки<text:line-break/>или<text:line-break/>пробы</text:p>
          </table:table-cell>
          <table:covered-table-cell/>
          <table:table-cell table:style-name="Таблица53.A1" table:number-rows-spanned="2" office:value-type="string">
            <text:p text:style-name="P300">Допусти<text:span text:style-name="T36">-</text:span>мый<text:line-break/>расход<text:line-break/>ресурса<text:line-break/></text:p>
          </table:table-cell>
          <table:table-cell table:style-name="Таблица53.H1" table:number-rows-spanned="2" table:number-columns-spanned="2" office:value-type="string">
            <text:p text:style-name="P299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53.1">
          <table:table-cell table:style-name="Таблица53.A2" table:number-columns-spanned="2" office:value-type="string">
            <text:p text:style-name="P259">Контролируемые параметры<text:line-break/>(показатели)</text:p>
          </table:table-cell>
          <table:covered-table-cell/>
          <table:table-cell table:style-name="Таблица53.A2" office:value-type="string">
            <text:p text:style-name="P259">Номера<text:line-break/>пунктов<text:line-break/>докумен<text:span text:style-name="T35">-</text:span><text:line-break/>тации</text:p>
          </table:table-cell>
          <table:covered-table-cell table:style-name="Таблица53.A1"/>
          <table:covered-table-cell table:style-name="Таблица53.A1"/>
          <table:covered-table-cell/>
          <table:covered-table-cell table:style-name="Таблица53.H1"/>
          <table:covered-table-cell table:style-name="Таблица53.H1"/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148"/>
          </table:table-cell>
          <table:covered-table-cell/>
          <table:table-cell table:style-name="Таблица53.A3" office:value-type="string">
            <text:p text:style-name="P227"/>
          </table:table-cell>
          <table:table-cell table:style-name="Таблица53.A3" office:value-type="string">
            <text:p text:style-name="P228"/>
          </table:table-cell>
          <table:table-cell table:style-name="Таблица53.A3" table:number-columns-spanned="2" office:value-type="string">
            <text:p text:style-name="P229"/>
          </table:table-cell>
          <table:covered-table-cell/>
          <table:table-cell table:style-name="Таблица53.A3" office:value-type="string">
            <text:p text:style-name="P229"/>
          </table:table-cell>
          <table:table-cell table:style-name="Таблица53.H3" table:number-columns-spanned="2" office:value-type="string">
            <text:p text:style-name="P228"/>
          </table:table-cell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149"><text:s text:c="2"/>1 <text:s/>Масса на единицу площади, г/м<text:span text:style-name="T38">2</text:span></text:p>
          </table:table-cell>
          <table:covered-table-cell/>
          <table:table-cell table:style-name="Таблица53.A3" office:value-type="string">
            <text:p text:style-name="P230">Таблицы 1,2</text:p>
          </table:table-cell>
          <table:table-cell table:style-name="Таблица53.A3" office:value-type="string">
            <text:p text:style-name="P283"><text:s text:c="2"/>Линейка-1000 ГОСТ 427-75</text:p>
          </table:table-cell>
          <table:table-cell table:style-name="Таблица53.A3" table:number-columns-spanned="2" office:value-type="string">
            <text:p text:style-name="P365"><text:s/>Выборочный.</text:p>
          </table:table-cell>
          <table:covered-table-cell/>
          <table:table-cell table:style-name="Таблица53.A3" office:value-type="string">
            <text:p text:style-name="P347">1 м</text:p>
          </table:table-cell>
          <table:table-cell table:style-name="Таблица53.H3" table:number-columns-spanned="2" office:value-type="string">
            <text:p text:style-name="P376"><text:s text:c="2"/><text:span text:style-name="T24">Цех 23, </text:span></text:p>
          </table:table-cell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150"/>
          </table:table-cell>
          <table:covered-table-cell/>
          <table:table-cell table:style-name="Таблица53.A3" office:value-type="string">
            <text:p text:style-name="P237"/>
          </table:table-cell>
          <table:table-cell table:style-name="Таблица53.A3" office:value-type="string">
            <text:p text:style-name="P302"><text:s text:c="2"/>Весы неавтоматического действия </text:p>
          </table:table-cell>
          <table:table-cell table:style-name="Таблица53.A3" table:number-columns-spanned="2" office:value-type="string">
            <text:p text:style-name="P365"><text:s/>10 % рулонов</text:p>
          </table:table-cell>
          <table:covered-table-cell/>
          <table:table-cell table:style-name="Таблица53.A3" office:value-type="string">
            <text:p text:style-name="P369"/>
          </table:table-cell>
          <table:table-cell table:style-name="Таблица53.H3" table:number-columns-spanned="2" office:value-type="string">
            <text:p text:style-name="P377"><text:s text:c="2"/><text:span text:style-name="T25">ОТК,</text:span></text:p>
          </table:table-cell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150"/>
          </table:table-cell>
          <table:covered-table-cell/>
          <table:table-cell table:style-name="Таблица53.A3" office:value-type="string">
            <text:p text:style-name="P237"/>
          </table:table-cell>
          <table:table-cell table:style-name="Таблица53.A3" office:value-type="string">
            <text:p text:style-name="P385"><text:s text:c="2"/>II <text:span text:style-name="T23">класса точности </text:span></text:p>
          </table:table-cell>
          <table:table-cell table:style-name="Таблица53.A3" table:number-columns-spanned="2" office:value-type="string">
            <text:p text:style-name="P365"><text:s/>ткани от пар-</text:p>
          </table:table-cell>
          <table:covered-table-cell/>
          <table:table-cell table:style-name="Таблица53.A3" office:value-type="string">
            <text:p text:style-name="P369"/>
          </table:table-cell>
          <table:table-cell table:style-name="Таблица53.H3" table:number-columns-spanned="2" office:value-type="string">
            <text:p text:style-name="P332">ЦЗЛ</text:p>
          </table:table-cell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150"/>
          </table:table-cell>
          <table:covered-table-cell/>
          <table:table-cell table:style-name="Таблица53.A3" office:value-type="string">
            <text:p text:style-name="P237"/>
          </table:table-cell>
          <table:table-cell table:style-name="Таблица53.A3" office:value-type="string">
            <text:p text:style-name="P302"><text:s text:c="2"/>ГОСТ Р 53228-2008 <text:span text:style-name="T72">или других </text:span><text:span text:style-name="T138">ДС</text:span></text:p>
          </table:table-cell>
          <table:table-cell table:style-name="Таблица53.A3" table:number-columns-spanned="2" office:value-type="string">
            <text:p text:style-name="P365"><text:s/>тии, но не</text:p>
          </table:table-cell>
          <table:covered-table-cell/>
          <table:table-cell table:style-name="Таблица53.A3" office:value-type="string">
            <text:p text:style-name="P369"/>
          </table:table-cell>
          <table:table-cell table:style-name="Таблица53.H3" table:number-columns-spanned="2" office:value-type="string">
            <text:p text:style-name="P376"/>
          </table:table-cell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150"/>
          </table:table-cell>
          <table:covered-table-cell/>
          <table:table-cell table:style-name="Таблица53.A3" office:value-type="string">
            <text:p text:style-name="P237"/>
          </table:table-cell>
          <table:table-cell table:style-name="Таблица53.A3" office:value-type="string">
            <text:p text:style-name="P369"/>
          </table:table-cell>
          <table:table-cell table:style-name="Таблица53.A3" table:number-columns-spanned="2" office:value-type="string">
            <text:p text:style-name="P365"><text:s/>менее трех</text:p>
          </table:table-cell>
          <table:covered-table-cell/>
          <table:table-cell table:style-name="Таблица53.A3" office:value-type="string">
            <text:p text:style-name="P369"/>
          </table:table-cell>
          <table:table-cell table:style-name="Таблица53.H3" table:number-columns-spanned="2" office:value-type="string">
            <text:p text:style-name="P376"/>
          </table:table-cell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149"/>
          </table:table-cell>
          <table:covered-table-cell/>
          <table:table-cell table:style-name="Таблица53.A3" office:value-type="string">
            <text:p text:style-name="P230"/>
          </table:table-cell>
          <table:table-cell table:style-name="Таблица53.A3" office:value-type="string">
            <text:p text:style-name="P284"/>
          </table:table-cell>
          <table:table-cell table:style-name="Таблица53.A3" table:number-columns-spanned="2" office:value-type="string">
            <text:p text:style-name="P366">рулонов</text:p>
          </table:table-cell>
          <table:covered-table-cell/>
          <table:table-cell table:style-name="Таблица53.A3" office:value-type="string">
            <text:p text:style-name="P369"/>
          </table:table-cell>
          <table:table-cell table:style-name="Таблица53.H3" table:number-columns-spanned="2" office:value-type="string">
            <text:p text:style-name="P348"/>
          </table:table-cell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149"><text:s text:c="2"/><text:span text:style-name="T70">2</text:span> <text:s/>Ширина, мм</text:p>
          </table:table-cell>
          <table:covered-table-cell/>
          <table:table-cell table:style-name="Таблица53.A3" office:value-type="string">
            <text:p text:style-name="P230">Таблицы 1,2</text:p>
          </table:table-cell>
          <table:table-cell table:style-name="Таблица53.A3" office:value-type="string">
            <text:p text:style-name="P284"><text:s text:c="2"/>Линейка-1000 ГОСТ 427-75 <text:span text:style-name="T68">или</text:span></text:p>
          </table:table-cell>
          <table:table-cell table:style-name="Таблица53.A3" table:number-columns-spanned="2" office:value-type="string">
            <text:p text:style-name="P363"><text:s/></text:p>
          </table:table-cell>
          <table:covered-table-cell/>
          <table:table-cell table:style-name="Таблица53.A3" office:value-type="string">
            <text:p text:style-name="P369"/>
          </table:table-cell>
          <table:table-cell table:style-name="Таблица53.H3" table:number-columns-spanned="2" office:value-type="string">
            <text:p text:style-name="P376"><text:s text:c="2"/><text:span text:style-name="T24">Цех 23, </text:span></text:p>
          </table:table-cell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150"/>
          </table:table-cell>
          <table:covered-table-cell/>
          <table:table-cell table:style-name="Таблица53.A3" office:value-type="string">
            <text:p text:style-name="P240"/>
          </table:table-cell>
          <table:table-cell table:style-name="Таблица53.A3" office:value-type="string">
            <text:p text:style-name="P313"><text:s text:c="2"/>рулетка Р2У3П ГОСТ 7502-98</text:p>
          </table:table-cell>
          <table:table-cell table:style-name="Таблица53.A3" table:number-columns-spanned="2" office:value-type="string">
            <text:p text:style-name="P369"/>
          </table:table-cell>
          <table:covered-table-cell/>
          <table:table-cell table:style-name="Таблица53.A3" office:value-type="string">
            <text:p text:style-name="P369"/>
          </table:table-cell>
          <table:table-cell table:style-name="Таблица53.H3" table:number-columns-spanned="2" office:value-type="string">
            <text:p text:style-name="P332">ОТК,</text:p>
          </table:table-cell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150"/>
          </table:table-cell>
          <table:covered-table-cell/>
          <table:table-cell table:style-name="Таблица53.A3" office:value-type="string">
            <text:p text:style-name="P237"/>
          </table:table-cell>
          <table:table-cell table:style-name="Таблица53.A3" office:value-type="string">
            <text:p text:style-name="P369"/>
          </table:table-cell>
          <table:table-cell table:style-name="Таблица53.A3" table:number-columns-spanned="2" office:value-type="string">
            <text:p text:style-name="P369"/>
          </table:table-cell>
          <table:covered-table-cell/>
          <table:table-cell table:style-name="Таблица53.A3" office:value-type="string">
            <text:p text:style-name="P369"/>
          </table:table-cell>
          <table:table-cell table:style-name="Таблица53.H3" table:number-columns-spanned="2" office:value-type="string">
            <text:p text:style-name="P376"><text:s text:c="2"/><text:span text:style-name="T25">ЦЗЛ</text:span></text:p>
          </table:table-cell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150"/>
          </table:table-cell>
          <table:covered-table-cell/>
          <table:table-cell table:style-name="Таблица53.A3" office:value-type="string">
            <text:p text:style-name="P237"/>
          </table:table-cell>
          <table:table-cell table:style-name="Таблица53.A3" office:value-type="string">
            <text:p text:style-name="P313"/>
          </table:table-cell>
          <table:table-cell table:style-name="Таблица53.A3" table:number-columns-spanned="2" office:value-type="string">
            <text:p text:style-name="P369"/>
          </table:table-cell>
          <table:covered-table-cell/>
          <table:table-cell table:style-name="Таблица53.A3" office:value-type="string">
            <text:p text:style-name="P369"/>
          </table:table-cell>
          <table:table-cell table:style-name="Таблица53.H3" table:number-columns-spanned="2" office:value-type="string">
            <text:p text:style-name="P333"/>
          </table:table-cell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150"><text:s text:c="3"/><text:span text:style-name="T69">3 <text:s/>Разрывная нагрузка <text:s/>Н (кгс) /50 мм, <text:s/>не менее</text:span></text:p>
          </table:table-cell>
          <table:covered-table-cell/>
          <table:table-cell table:style-name="Таблица53.A3" office:value-type="string">
            <text:p text:style-name="P230">Таблицы 1,2</text:p>
          </table:table-cell>
          <table:table-cell table:style-name="Таблица53.A3" office:value-type="string">
            <text:p text:style-name="P283"><text:s text:c="2"/>Линейка-1000 ГОСТ 427-75</text:p>
          </table:table-cell>
          <table:table-cell table:style-name="Таблица53.A3" table:number-columns-spanned="2" office:value-type="string">
            <text:p text:style-name="P369"/>
          </table:table-cell>
          <table:covered-table-cell/>
          <table:table-cell table:style-name="Таблица53.A3" office:value-type="string">
            <text:p text:style-name="P369"/>
          </table:table-cell>
          <table:table-cell table:style-name="Таблица53.H3" table:number-columns-spanned="2" office:value-type="string">
            <text:p text:style-name="P376"><text:s text:c="2"/><text:span text:style-name="T24">Цех 23, </text:span></text:p>
          </table:table-cell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150"><text:s text:c="3"/><text:span text:style-name="T69">основа</text:span></text:p>
          </table:table-cell>
          <table:covered-table-cell/>
          <table:table-cell table:style-name="Таблица53.A3" office:value-type="string">
            <text:p text:style-name="P237"/>
          </table:table-cell>
          <table:table-cell table:style-name="Таблица53.A3" office:value-type="string">
            <text:p text:style-name="P313"><text:s text:c="2"/>Машина разрывная с </text:p>
          </table:table-cell>
          <table:table-cell table:style-name="Таблица53.A3" table:number-columns-spanned="2" office:value-type="string">
            <text:p text:style-name="P369"/>
          </table:table-cell>
          <table:covered-table-cell/>
          <table:table-cell table:style-name="Таблица53.A3" office:value-type="string">
            <text:p text:style-name="P369"/>
          </table:table-cell>
          <table:table-cell table:style-name="Таблица53.H3" table:number-columns-spanned="2" office:value-type="string">
            <text:p text:style-name="P378"><text:s text:c="2"/><text:span text:style-name="T25">ОТК,</text:span></text:p>
          </table:table-cell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150"><text:s text:c="3"/><text:span text:style-name="T69">уток</text:span></text:p>
          </table:table-cell>
          <table:covered-table-cell/>
          <table:table-cell table:style-name="Таблица53.A3" office:value-type="string">
            <text:p text:style-name="P237"/>
          </table:table-cell>
          <table:table-cell table:style-name="Таблица53.A3" office:value-type="string">
            <text:p text:style-name="P314"><text:span text:style-name="T165">п</text:span>огрешностью <text:s/>измерения <text:span text:style-name="T37">±</text:span> 1 % </text:p>
          </table:table-cell>
          <table:table-cell table:style-name="Таблица53.A3" table:number-columns-spanned="2" office:value-type="string">
            <text:p text:style-name="P369"/>
          </table:table-cell>
          <table:covered-table-cell/>
          <table:table-cell table:style-name="Таблица53.A3" office:value-type="string">
            <text:p text:style-name="P369"/>
          </table:table-cell>
          <table:table-cell table:style-name="Таблица53.H3" table:number-columns-spanned="2" office:value-type="string">
            <text:p text:style-name="P334">ЦЗЛ</text:p>
          </table:table-cell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232"/>
          </table:table-cell>
          <table:covered-table-cell/>
          <table:table-cell table:style-name="Таблица53.A3" office:value-type="string">
            <text:p text:style-name="P237"/>
          </table:table-cell>
          <table:table-cell table:style-name="Таблица53.A3" office:value-type="string">
            <text:p text:style-name="P315"><text:s/>от измеряемой нагрузки</text:p>
          </table:table-cell>
          <table:table-cell table:style-name="Таблица53.A3" table:number-columns-spanned="2" office:value-type="string">
            <text:p text:style-name="P369"/>
          </table:table-cell>
          <table:covered-table-cell/>
          <table:table-cell table:style-name="Таблица53.A3" office:value-type="string">
            <text:p text:style-name="P369"/>
          </table:table-cell>
          <table:table-cell table:style-name="Таблица53.H3" table:number-columns-spanned="2" office:value-type="string">
            <text:p text:style-name="P369"/>
          </table:table-cell>
          <table:covered-table-cell/>
        </table:table-row>
        <table:table-row table:style-name="Таблица53.18">
          <table:table-cell table:style-name="Таблица53.A18" office:value-type="string">
            <text:p text:style-name="P173">ПВК</text:p>
          </table:table-cell>
          <table:table-cell table:style-name="Таблица53.B18" table:number-columns-spanned="4" office:value-type="string">
            <text:p text:style-name="P183">Перечень входного контроля</text:p>
          </table:table-cell>
          <table:covered-table-cell/>
          <table:covered-table-cell/>
          <table:covered-table-cell/>
          <table:table-cell table:style-name="Таблица53.B18" table:number-columns-spanned="3" office:value-type="string">
            <text:p text:style-name="P215"/>
          </table:table-cell>
          <table:covered-table-cell/>
          <table:covered-table-cell/>
          <table:table-cell table:style-name="Таблица53.I18" office:value-type="string">
            <text:p text:style-name="P215"/>
            <text:p text:style-name="P215"/>
          </table:table-cell>
        </table:table-row>
      </table:table>
      <text:p text:style-name="P111"/>
      <text:p text:style-name="P449"><text:soft-page-break/><text:span text:style-name="T3">СТО 07521831-55-2017 </text:span><text:span text:style-name="T2">Приложение А</text:span><text:span text:style-name="T1"> <text:s text:c="55"/></text:span><text:span text:style-name="T9"><text:s text:c="2"/></text:span></text:p>
      <table:table table:name="Таблица97" table:style-name="Таблица97">
        <table:table-column table:style-name="Таблица97.A"/>
        <table:table-column table:style-name="Таблица97.B"/>
        <table:table-column table:style-name="Таблица97.C"/>
        <table:table-column table:style-name="Таблица97.D"/>
        <table:table-column table:style-name="Таблица97.E"/>
        <table:table-column table:style-name="Таблица97.F"/>
        <table:table-column table:style-name="Таблица97.G"/>
        <table:table-column table:style-name="Таблица97.H"/>
        <table:table-row table:style-name="Таблица97.1">
          <table:table-cell table:style-name="Таблица97.A1" office:value-type="string">
            <text:p text:style-name="P50">Дубл.</text:p>
          </table:table-cell>
          <table:table-cell table:style-name="Таблица97.A1" office:value-type="string">
            <text:p text:style-name="P426"/>
          </table:table-cell>
          <table:table-cell table:style-name="Таблица97.A1" office:value-type="string">
            <text:p text:style-name="P426"/>
          </table:table-cell>
          <table:table-cell table:style-name="Таблица97.D1" office:value-type="string">
            <text:p text:style-name="P426"/>
          </table:table-cell>
          <table:table-cell table:style-name="Таблица97.E1" office:value-type="string">
            <text:p text:style-name="P426"><text:s text:c="15"/></text:p>
          </table:table-cell>
          <table:table-cell table:style-name="Таблица97.F1" table:number-columns-spanned="2" office:value-type="string">
            <text:p text:style-name="P426"/>
          </table:table-cell>
          <table:covered-table-cell/>
          <table:table-cell table:style-name="Таблица97.H1" office:value-type="string">
            <text:p text:style-name="P426"/>
          </table:table-cell>
        </table:table-row>
        <table:table-row table:style-name="Таблица97.1">
          <table:table-cell table:style-name="Таблица97.A1" office:value-type="string">
            <text:p text:style-name="P50">Взам.</text:p>
          </table:table-cell>
          <table:table-cell table:style-name="Таблица97.A1" office:value-type="string">
            <text:p text:style-name="P426"/>
          </table:table-cell>
          <table:table-cell table:style-name="Таблица97.A1" office:value-type="string">
            <text:p text:style-name="P426"/>
          </table:table-cell>
          <table:table-cell table:style-name="Таблица97.D1" office:value-type="string">
            <text:p text:style-name="P426"/>
          </table:table-cell>
          <table:table-cell table:style-name="Таблица97.E2" table:number-columns-spanned="2" office:value-type="string">
            <text:p text:style-name="P426"/>
          </table:table-cell>
          <table:covered-table-cell/>
          <table:table-cell table:style-name="Таблица97.G2" table:number-rows-spanned="2" table:number-columns-spanned="2" office:value-type="string">
            <text:p text:style-name="P426"/>
          </table:table-cell>
          <table:covered-table-cell/>
        </table:table-row>
        <table:table-row table:style-name="Таблица97.1">
          <table:table-cell table:style-name="Таблица97.A1" office:value-type="string">
            <text:p text:style-name="P50">Подл.</text:p>
          </table:table-cell>
          <table:table-cell table:style-name="Таблица97.A1" office:value-type="string">
            <text:p text:style-name="P96"/>
          </table:table-cell>
          <table:table-cell table:style-name="Таблица97.A1" office:value-type="string">
            <text:p text:style-name="P426"/>
          </table:table-cell>
          <table:table-cell table:style-name="Таблица97.A1" office:value-type="string">
            <text:p text:style-name="P426"/>
          </table:table-cell>
          <table:table-cell table:style-name="Таблица97.E2" table:number-columns-spanned="2" office:value-type="string">
            <text:p text:style-name="P426"/>
          </table:table-cell>
          <table:covered-table-cell/>
          <table:covered-table-cell table:style-name="Таблица97.G2"/>
          <table:covered-table-cell/>
        </table:table-row>
      </table:table>
      <table:table table:name="Таблица98" table:style-name="Таблица98">
        <table:table-column table:style-name="Таблица98.A"/>
        <table:table-column table:style-name="Таблица98.B"/>
        <table:table-column table:style-name="Таблица98.C"/>
        <table:table-column table:style-name="Таблица98.D"/>
        <table:table-column table:style-name="Таблица98.E"/>
        <table:table-column table:style-name="Таблица98.F"/>
        <table:table-column table:style-name="Таблица98.G"/>
        <table:table-column table:style-name="Таблица98.H"/>
        <table:table-column table:style-name="Таблица98.I"/>
        <table:table-column table:style-name="Таблица98.J"/>
        <table:table-column table:style-name="Таблица98.K"/>
        <table:table-column table:style-name="Таблица98.L"/>
        <table:table-column table:style-name="Таблица98.M"/>
        <table:table-column table:style-name="Таблица98.N"/>
        <table:table-column table:style-name="Таблица98.O"/>
        <table:table-column table:style-name="Таблица98.P"/>
        <table:table-row table:style-name="Таблица98.1">
          <table:table-cell table:style-name="Таблица98.A1" table:number-columns-spanned="11" office:value-type="string">
            <text:p text:style-name="P209">Гарантийный срок хранения: <text:s/><text:span text:style-name="T81">по сопроводительному документу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8.L1" table:number-columns-spanned="2" office:value-type="string">
            <text:p text:style-name="P24"/>
          </table:table-cell>
          <table:covered-table-cell/>
          <table:table-cell table:style-name="Таблица98.N1" table:number-columns-spanned="2" office:value-type="string">
            <text:h text:style-name="P607" text:outline-level="7"/>
          </table:table-cell>
          <table:covered-table-cell/>
          <table:table-cell table:style-name="Таблица98.P1" office:value-type="string">
            <text:p text:style-name="P393">4</text:p>
          </table:table-cell>
        </table:table-row>
        <table:table-row table:style-name="Таблица98.1">
          <table:table-cell table:style-name="Таблица98.A2" table:number-columns-spanned="16" office:value-type="string">
            <text:p text:style-name="P13">Срок хранени<text:span text:style-name="T34">я</text:span> до перепроверки продукции (для изделий <text:span text:style-name="T51">ВТ)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8.3">
          <table:table-cell table:style-name="Таблица98.A1" table:number-rows-spanned="3" office:value-type="string">
            <text:p text:style-name="P24"/>
          </table:table-cell>
          <table:table-cell table:style-name="Таблица98.L1" office:value-type="string">
            <text:p text:style-name="P24"/>
          </table:table-cell>
          <table:table-cell table:style-name="Таблица98.L1" office:value-type="string">
            <text:p text:style-name="P24"/>
          </table:table-cell>
          <table:table-cell table:style-name="Таблица98.L1" office:value-type="string">
            <text:p text:style-name="P24"/>
          </table:table-cell>
          <table:table-cell table:style-name="Таблица98.L1" office:value-type="string">
            <text:p text:style-name="P24"/>
          </table:table-cell>
          <table:table-cell table:style-name="Таблица98.L1" office:value-type="string">
            <text:p text:style-name="P24"/>
          </table:table-cell>
          <table:table-cell table:style-name="Таблица98.L1" office:value-type="string">
            <text:p text:style-name="P24"/>
          </table:table-cell>
          <table:table-cell table:style-name="Таблица98.L1" office:value-type="string">
            <text:p text:style-name="P24"/>
          </table:table-cell>
          <table:table-cell table:style-name="Таблица98.L1" office:value-type="string">
            <text:p text:style-name="P24"/>
          </table:table-cell>
          <table:table-cell table:style-name="Таблица98.J3" office:value-type="string">
            <text:p text:style-name="P24"/>
          </table:table-cell>
          <table:table-cell table:style-name="Таблица98.K3" table:number-columns-spanned="2" office:value-type="string">
            <text:p text:style-name="P24"/>
          </table:table-cell>
          <table:covered-table-cell/>
          <table:table-cell table:style-name="Таблица98.M3" table:number-rows-spanned="3" table:number-columns-spanned="2" office:value-type="string">
            <text:h text:style-name="P617" text:outline-level="8">Стекломаты импортные <text:span text:style-name="T22">EMC-300-1250</text:span></text:h>
          </table:table-cell>
          <table:covered-table-cell/>
          <table:table-cell table:style-name="Таблица98.O3" table:number-rows-spanned="3" table:number-columns-spanned="2" office:value-type="string">
            <text:p text:style-name="P162">И.01-2024</text:p>
          </table:table-cell>
          <table:covered-table-cell/>
        </table:table-row>
        <table:table-row table:style-name="Таблица98.3">
          <table:covered-table-cell table:style-name="Таблица98.A1"/>
          <table:table-cell table:style-name="Таблица98.B4" office:value-type="string">
            <text:p text:style-name="P426"/>
          </table:table-cell>
          <table:table-cell table:style-name="Таблица98.C4" office:value-type="string">
            <text:p text:style-name="P426"/>
          </table:table-cell>
          <table:table-cell table:style-name="Таблица98.D4" office:value-type="string">
            <text:p text:style-name="P426"/>
          </table:table-cell>
          <table:table-cell table:style-name="Таблица98.E4" office:value-type="string">
            <text:p text:style-name="P426"/>
          </table:table-cell>
          <table:table-cell table:style-name="Таблица98.F4" office:value-type="string">
            <text:p text:style-name="P426"/>
          </table:table-cell>
          <table:table-cell table:style-name="Таблица98.G4" office:value-type="string">
            <text:p text:style-name="P426"/>
          </table:table-cell>
          <table:table-cell table:style-name="Таблица98.H4" office:value-type="string">
            <text:p text:style-name="P426"/>
          </table:table-cell>
          <table:table-cell table:style-name="Таблица98.I4" office:value-type="string">
            <text:p text:style-name="P426"/>
          </table:table-cell>
          <table:table-cell table:style-name="Таблица98.J4" office:value-type="string">
            <text:p text:style-name="P426"/>
          </table:table-cell>
          <table:table-cell table:style-name="Таблица98.K4" table:number-columns-spanned="2" office:value-type="string">
            <text:p text:style-name="P426"/>
          </table:table-cell>
          <table:covered-table-cell/>
          <table:covered-table-cell table:style-name="Таблица98.M3"/>
          <table:covered-table-cell/>
          <table:covered-table-cell table:style-name="Таблица98.O3"/>
          <table:covered-table-cell/>
        </table:table-row>
        <table:table-row table:style-name="Таблица98.3">
          <table:covered-table-cell table:style-name="Таблица98.A1"/>
          <table:table-cell table:style-name="Таблица98.B5" office:value-type="string">
            <text:p text:style-name="P426"/>
          </table:table-cell>
          <table:table-cell table:style-name="Таблица98.C5" office:value-type="string">
            <text:p text:style-name="P426"/>
          </table:table-cell>
          <table:table-cell table:style-name="Таблица98.D5" office:value-type="string">
            <text:p text:style-name="P426"/>
          </table:table-cell>
          <table:table-cell table:style-name="Таблица98.E5" office:value-type="string">
            <text:p text:style-name="P426"/>
          </table:table-cell>
          <table:table-cell table:style-name="Таблица98.F5" office:value-type="string">
            <text:p text:style-name="P426"/>
          </table:table-cell>
          <table:table-cell table:style-name="Таблица98.G5" office:value-type="string">
            <text:p text:style-name="P426"/>
          </table:table-cell>
          <table:table-cell table:style-name="Таблица98.H5" office:value-type="string">
            <text:p text:style-name="P426"/>
          </table:table-cell>
          <table:table-cell table:style-name="Таблица98.I5" office:value-type="string">
            <text:p text:style-name="P426"/>
          </table:table-cell>
          <table:table-cell table:style-name="Таблица98.J5" office:value-type="string">
            <text:p text:style-name="P426"/>
          </table:table-cell>
          <table:table-cell table:style-name="Таблица98.K5" table:number-columns-spanned="2" office:value-type="string">
            <text:p text:style-name="P426"/>
          </table:table-cell>
          <table:covered-table-cell/>
          <table:covered-table-cell table:style-name="Таблица98.M3"/>
          <table:covered-table-cell/>
          <table:covered-table-cell table:style-name="Таблица98.O3"/>
          <table:covered-table-cell/>
        </table:table-row>
      </table:table>
      <table:table table:name="Таблица102" table:style-name="Таблица102">
        <table:table-column table:style-name="Таблица102.A"/>
        <table:table-column table:style-name="Таблица102.B"/>
        <table:table-column table:style-name="Таблица102.C"/>
        <table:table-column table:style-name="Таблица102.D"/>
        <table:table-column table:style-name="Таблица102.E"/>
        <table:table-column table:style-name="Таблица102.F"/>
        <table:table-column table:style-name="Таблица102.G"/>
        <table:table-column table:style-name="Таблица102.H"/>
        <table:table-column table:style-name="Таблица102.I"/>
        <table:table-row table:style-name="Таблица102.1">
          <table:table-cell table:style-name="Таблица102.A1" table:number-columns-spanned="3" office:value-type="string">
            <text:p text:style-name="P259">Состав контролируемых па<text:span text:style-name="T10">р</text:span>аметров продукции,<text:line-break/>методы ее контроля</text:p>
          </table:table-cell>
          <table:covered-table-cell/>
          <table:covered-table-cell/>
          <table:table-cell table:style-name="Таблица102.A1" table:number-rows-spanned="2" office:value-type="string">
            <text:p text:style-name="P299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102.A1" table:number-rows-spanned="2" table:number-columns-spanned="2" office:value-type="string">
            <text:p text:style-name="P308">Вид </text:p>
            <text:p text:style-name="P308">контроля.</text:p>
            <text:p text:style-name="P299">Объем<text:line-break/>выборки<text:line-break/>или<text:line-break/>пробы</text:p>
          </table:table-cell>
          <table:covered-table-cell/>
          <table:table-cell table:style-name="Таблица102.A1" table:number-rows-spanned="2" office:value-type="string">
            <text:p text:style-name="P300">Допусти<text:span text:style-name="T36">-</text:span>мый<text:line-break/>расход<text:line-break/>ресурса<text:line-break/></text:p>
          </table:table-cell>
          <table:table-cell table:style-name="Таблица102.H1" table:number-rows-spanned="2" table:number-columns-spanned="2" office:value-type="string">
            <text:p text:style-name="P299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102.1">
          <table:table-cell table:style-name="Таблица102.A2" table:number-columns-spanned="2" office:value-type="string">
            <text:p text:style-name="P259">Контролируемые параметры<text:line-break/>(показатели)</text:p>
          </table:table-cell>
          <table:covered-table-cell/>
          <table:table-cell table:style-name="Таблица102.A2" office:value-type="string">
            <text:p text:style-name="P259">Номера<text:line-break/>пунктов<text:line-break/>докумен<text:span text:style-name="T35">-</text:span><text:line-break/>тации</text:p>
          </table:table-cell>
          <table:covered-table-cell table:style-name="Таблица102.A1"/>
          <table:covered-table-cell table:style-name="Таблица102.A1"/>
          <table:covered-table-cell/>
          <table:covered-table-cell table:style-name="Таблица102.H1"/>
          <table:covered-table-cell table:style-name="Таблица102.H1"/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266"><text:s/><text:span text:style-name="T39">Наличие сопроводительного сертификата или</text:span></text:p>
          </table:table-cell>
          <table:covered-table-cell/>
          <table:table-cell table:style-name="Таблица102.A3" office:value-type="string">
            <text:p text:style-name="P280">-</text:p>
          </table:table-cell>
          <table:table-cell table:style-name="Таблица102.A3" office:value-type="string">
            <text:p text:style-name="P280">-</text:p>
          </table:table-cell>
          <table:table-cell table:style-name="Таблица102.A3" table:number-columns-spanned="2" office:value-type="string">
            <text:p text:style-name="P310">Сплошной</text:p>
          </table:table-cell>
          <table:covered-table-cell/>
          <table:table-cell table:style-name="Таблица102.A3" office:value-type="string">
            <text:p text:style-name="P310">0</text:p>
          </table:table-cell>
          <table:table-cell table:style-name="Таблица102.H3" table:number-columns-spanned="2" office:value-type="string">
            <text:p text:style-name="P379"><text:span text:style-name="T25"><text:s/></text:span><text:span text:style-name="T26">Цех 23, </text:span></text:p>
          </table:table-cell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266"><text:s/><text:span text:style-name="T74">другого </text:span><text:s/><text:span text:style-name="T74">документа <text:s/>подтверждающего</text:span></text:p>
          </table:table-cell>
          <table:covered-table-cell/>
          <table:table-cell table:style-name="Таблица102.A3" office:value-type="string">
            <text:p text:style-name="P290"/>
          </table:table-cell>
          <table:table-cell table:style-name="Таблица102.A3" office:value-type="string">
            <text:p text:style-name="P285"/>
          </table:table-cell>
          <table:table-cell table:style-name="Таблица102.A3" table:number-columns-spanned="2" office:value-type="string">
            <text:p text:style-name="P316"/>
          </table:table-cell>
          <table:covered-table-cell/>
          <table:table-cell table:style-name="Таблица102.A3" office:value-type="string">
            <text:p text:style-name="P370"/>
          </table:table-cell>
          <table:table-cell table:style-name="Таблица102.H3" table:number-columns-spanned="2" office:value-type="string">
            <text:p text:style-name="P322">ОТК</text:p>
          </table:table-cell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266"><text:s/><text:span text:style-name="T40">качество материала с указанием гарантийного</text:span></text:p>
          </table:table-cell>
          <table:covered-table-cell/>
          <table:table-cell table:style-name="Таблица102.A3" office:value-type="string">
            <text:p text:style-name="P260"/>
          </table:table-cell>
          <table:table-cell table:style-name="Таблица102.A3" office:value-type="string">
            <text:p text:style-name="P303"/>
          </table:table-cell>
          <table:table-cell table:style-name="Таблица102.A3" table:number-columns-spanned="2" office:value-type="string">
            <text:p text:style-name="P316"/>
          </table:table-cell>
          <table:covered-table-cell/>
          <table:table-cell table:style-name="Таблица102.A3" office:value-type="string">
            <text:p text:style-name="P370"/>
          </table:table-cell>
          <table:table-cell table:style-name="Таблица102.H3" table:number-columns-spanned="2" office:value-type="string">
            <text:p text:style-name="P323"/>
          </table:table-cell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293"><text:s/>срока и <text:s/>даты изготовления</text:p>
          </table:table-cell>
          <table:covered-table-cell/>
          <table:table-cell table:style-name="Таблица102.A3" office:value-type="string">
            <text:p text:style-name="P260"/>
          </table:table-cell>
          <table:table-cell table:style-name="Таблица102.A3" office:value-type="string">
            <text:p text:style-name="P303"/>
          </table:table-cell>
          <table:table-cell table:style-name="Таблица102.A3" table:number-columns-spanned="2" office:value-type="string">
            <text:p text:style-name="P316"/>
          </table:table-cell>
          <table:covered-table-cell/>
          <table:table-cell table:style-name="Таблица102.A3" office:value-type="string">
            <text:p text:style-name="P370"/>
          </table:table-cell>
          <table:table-cell table:style-name="Таблица102.H3" table:number-columns-spanned="2" office:value-type="string">
            <text:p text:style-name="P370"/>
          </table:table-cell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268"><text:s/><text:span text:style-name="T137">В случае отсутствия даты </text:span><text:span text:style-name="T136">изготовления</text:span><text:span text:style-name="T137"> гарантийный</text:span></text:p>
          </table:table-cell>
          <table:covered-table-cell/>
          <table:table-cell table:style-name="Таблица102.A3" office:value-type="string">
            <text:p text:style-name="P260"/>
          </table:table-cell>
          <table:table-cell table:style-name="Таблица102.A3" office:value-type="string">
            <text:p text:style-name="P303"/>
          </table:table-cell>
          <table:table-cell table:style-name="Таблица102.A3" table:number-columns-spanned="2" office:value-type="string">
            <text:p text:style-name="P316"/>
          </table:table-cell>
          <table:covered-table-cell/>
          <table:table-cell table:style-name="Таблица102.A3" office:value-type="string">
            <text:p text:style-name="P370"/>
          </table:table-cell>
          <table:table-cell table:style-name="Таблица102.H3" table:number-columns-spanned="2" office:value-type="string">
            <text:p text:style-name="P370"/>
          </table:table-cell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268"><text:s/><text:span text:style-name="T137">срок <text:s/>исчислять <text:s/>с даты <text:s/></text:span><text:span text:style-name="T136">печати сертификата или другого </text:span></text:p>
          </table:table-cell>
          <table:covered-table-cell/>
          <table:table-cell table:style-name="Таблица102.A3" office:value-type="string">
            <text:p text:style-name="P260"/>
          </table:table-cell>
          <table:table-cell table:style-name="Таблица102.A3" office:value-type="string">
            <text:p text:style-name="P370"/>
          </table:table-cell>
          <table:table-cell table:style-name="Таблица102.A3" table:number-columns-spanned="2" office:value-type="string">
            <text:p text:style-name="P316"/>
          </table:table-cell>
          <table:covered-table-cell/>
          <table:table-cell table:style-name="Таблица102.A3" office:value-type="string">
            <text:p text:style-name="P370"/>
          </table:table-cell>
          <table:table-cell table:style-name="Таблица102.H3" table:number-columns-spanned="2" office:value-type="string">
            <text:p text:style-name="P370"/>
          </table:table-cell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268"><text:s/><text:span text:style-name="T136">сопровождающего документа</text:span></text:p>
          </table:table-cell>
          <table:covered-table-cell/>
          <table:table-cell table:style-name="Таблица102.A3" office:value-type="string">
            <text:p text:style-name="P290"/>
          </table:table-cell>
          <table:table-cell table:style-name="Таблица102.A3" office:value-type="string">
            <text:p text:style-name="P285"/>
          </table:table-cell>
          <table:table-cell table:style-name="Таблица102.A3" table:number-columns-spanned="2" office:value-type="string">
            <text:p text:style-name="P316"/>
          </table:table-cell>
          <table:covered-table-cell/>
          <table:table-cell table:style-name="Таблица102.A3" office:value-type="string">
            <text:p text:style-name="P370"/>
          </table:table-cell>
          <table:table-cell table:style-name="Таблица102.H3" table:number-columns-spanned="2" office:value-type="string">
            <text:p text:style-name="P330"/>
          </table:table-cell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267"/>
          </table:table-cell>
          <table:covered-table-cell/>
          <table:table-cell table:style-name="Таблица102.A3" office:value-type="string">
            <text:p text:style-name="P349"/>
          </table:table-cell>
          <table:table-cell table:style-name="Таблица102.A3" office:value-type="string">
            <text:p text:style-name="P316"/>
          </table:table-cell>
          <table:table-cell table:style-name="Таблица102.A3" table:number-columns-spanned="2" office:value-type="string">
            <text:p text:style-name="P370"/>
          </table:table-cell>
          <table:covered-table-cell/>
          <table:table-cell table:style-name="Таблица102.A3" office:value-type="string">
            <text:p text:style-name="P370"/>
          </table:table-cell>
          <table:table-cell table:style-name="Таблица102.H3" table:number-columns-spanned="2" office:value-type="string">
            <text:p text:style-name="P330"/>
          </table:table-cell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270"/>
          </table:table-cell>
          <table:covered-table-cell/>
          <table:table-cell table:style-name="Таблица102.A3" office:value-type="string">
            <text:p text:style-name="P260"/>
          </table:table-cell>
          <table:table-cell table:style-name="Таблица102.A3" office:value-type="string">
            <text:p text:style-name="P370"/>
          </table:table-cell>
          <table:table-cell table:style-name="Таблица102.A3" table:number-columns-spanned="2" office:value-type="string">
            <text:p text:style-name="P370"/>
          </table:table-cell>
          <table:covered-table-cell/>
          <table:table-cell table:style-name="Таблица102.A3" office:value-type="string">
            <text:p text:style-name="P370"/>
          </table:table-cell>
          <table:table-cell table:style-name="Таблица102.H3" table:number-columns-spanned="2" office:value-type="string">
            <text:p text:style-name="P370"/>
          </table:table-cell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270"/>
          </table:table-cell>
          <table:covered-table-cell/>
          <table:table-cell table:style-name="Таблица102.A3" office:value-type="string">
            <text:p text:style-name="P290"/>
          </table:table-cell>
          <table:table-cell table:style-name="Таблица102.A3" office:value-type="string">
            <text:p text:style-name="P285"/>
          </table:table-cell>
          <table:table-cell table:style-name="Таблица102.A3" table:number-columns-spanned="2" office:value-type="string">
            <text:p text:style-name="P370"/>
          </table:table-cell>
          <table:covered-table-cell/>
          <table:table-cell table:style-name="Таблица102.A3" office:value-type="string">
            <text:p text:style-name="P370"/>
          </table:table-cell>
          <table:table-cell table:style-name="Таблица102.H3" table:number-columns-spanned="2" office:value-type="string">
            <text:p text:style-name="P330"/>
          </table:table-cell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270"/>
          </table:table-cell>
          <table:covered-table-cell/>
          <table:table-cell table:style-name="Таблица102.A3" office:value-type="string">
            <text:p text:style-name="P260"/>
          </table:table-cell>
          <table:table-cell table:style-name="Таблица102.A3" office:value-type="string">
            <text:p text:style-name="P316"/>
          </table:table-cell>
          <table:table-cell table:style-name="Таблица102.A3" table:number-columns-spanned="2" office:value-type="string">
            <text:p text:style-name="P370"/>
          </table:table-cell>
          <table:covered-table-cell/>
          <table:table-cell table:style-name="Таблица102.A3" office:value-type="string">
            <text:p text:style-name="P370"/>
          </table:table-cell>
          <table:table-cell table:style-name="Таблица102.H3" table:number-columns-spanned="2" office:value-type="string">
            <text:p text:style-name="P330"/>
          </table:table-cell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270"/>
          </table:table-cell>
          <table:covered-table-cell/>
          <table:table-cell table:style-name="Таблица102.A3" office:value-type="string">
            <text:p text:style-name="P260"/>
          </table:table-cell>
          <table:table-cell table:style-name="Таблица102.A3" office:value-type="string">
            <text:p text:style-name="P316"/>
          </table:table-cell>
          <table:table-cell table:style-name="Таблица102.A3" table:number-columns-spanned="2" office:value-type="string">
            <text:p text:style-name="P370"/>
          </table:table-cell>
          <table:covered-table-cell/>
          <table:table-cell table:style-name="Таблица102.A3" office:value-type="string">
            <text:p text:style-name="P370"/>
          </table:table-cell>
          <table:table-cell table:style-name="Таблица102.H3" table:number-columns-spanned="2" office:value-type="string">
            <text:p text:style-name="P370"/>
          </table:table-cell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270"/>
          </table:table-cell>
          <table:covered-table-cell/>
          <table:table-cell table:style-name="Таблица102.A3" office:value-type="string">
            <text:p text:style-name="P260"/>
          </table:table-cell>
          <table:table-cell table:style-name="Таблица102.A3" office:value-type="string">
            <text:p text:style-name="P316"/>
          </table:table-cell>
          <table:table-cell table:style-name="Таблица102.A3" table:number-columns-spanned="2" office:value-type="string">
            <text:p text:style-name="P370"/>
          </table:table-cell>
          <table:covered-table-cell/>
          <table:table-cell table:style-name="Таблица102.A3" office:value-type="string">
            <text:p text:style-name="P370"/>
          </table:table-cell>
          <table:table-cell table:style-name="Таблица102.H3" table:number-columns-spanned="2" office:value-type="string">
            <text:p text:style-name="P370"/>
          </table:table-cell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270"/>
          </table:table-cell>
          <table:covered-table-cell/>
          <table:table-cell table:style-name="Таблица102.A3" office:value-type="string">
            <text:p text:style-name="P260"/>
          </table:table-cell>
          <table:table-cell table:style-name="Таблица102.A3" office:value-type="string">
            <text:p text:style-name="P370"/>
          </table:table-cell>
          <table:table-cell table:style-name="Таблица102.A3" table:number-columns-spanned="2" office:value-type="string">
            <text:p text:style-name="P370"/>
          </table:table-cell>
          <table:covered-table-cell/>
          <table:table-cell table:style-name="Таблица102.A3" office:value-type="string">
            <text:p text:style-name="P370"/>
          </table:table-cell>
          <table:table-cell table:style-name="Таблица102.H3" table:number-columns-spanned="2" office:value-type="string">
            <text:p text:style-name="P370"/>
          </table:table-cell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270"/>
          </table:table-cell>
          <table:covered-table-cell/>
          <table:table-cell table:style-name="Таблица102.A3" office:value-type="string">
            <text:p text:style-name="P260"/>
          </table:table-cell>
          <table:table-cell table:style-name="Таблица102.A3" office:value-type="string">
            <text:p text:style-name="P370"/>
          </table:table-cell>
          <table:table-cell table:style-name="Таблица102.A3" table:number-columns-spanned="2" office:value-type="string">
            <text:p text:style-name="P370"/>
          </table:table-cell>
          <table:covered-table-cell/>
          <table:table-cell table:style-name="Таблица102.A3" office:value-type="string">
            <text:p text:style-name="P370"/>
          </table:table-cell>
          <table:table-cell table:style-name="Таблица102.H3" table:number-columns-spanned="2" office:value-type="string">
            <text:p text:style-name="P370"/>
          </table:table-cell>
          <table:covered-table-cell/>
        </table:table-row>
        <table:table-row table:style-name="Таблица102.18">
          <table:table-cell table:style-name="Таблица102.A18" office:value-type="string">
            <text:p text:style-name="P174">ПВК</text:p>
          </table:table-cell>
          <table:table-cell table:style-name="Таблица102.B18" table:number-columns-spanned="4" office:value-type="string">
            <text:p text:style-name="P184">Перечень входного контроля</text:p>
          </table:table-cell>
          <table:covered-table-cell/>
          <table:covered-table-cell/>
          <table:covered-table-cell/>
          <table:table-cell table:style-name="Таблица102.B18" table:number-columns-spanned="3" office:value-type="string">
            <text:p text:style-name="P216"/>
          </table:table-cell>
          <table:covered-table-cell/>
          <table:covered-table-cell/>
          <table:table-cell table:style-name="Таблица102.I18" office:value-type="string">
            <text:p text:style-name="P216"/>
            <text:p text:style-name="P216"/>
          </table:table-cell>
        </table:table-row>
      </table:table>
      <text:p text:style-name="P112"/>
      <text:p text:style-name="P449"><text:soft-page-break/><text:span text:style-name="T3">СТО 07521831-55-2017 </text:span><text:span text:style-name="T2">Приложение А</text:span><text:span text:style-name="T1"> <text:s text:c="55"/></text:span><text:span text:style-name="T9"><text:s text:c="2"/></text:span>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E"/>
        <table:table-column table:style-name="Таблица15.F"/>
        <table:table-column table:style-name="Таблица15.G"/>
        <table:table-column table:style-name="Таблица15.H"/>
        <table:table-row table:style-name="Таблица15.1">
          <table:table-cell table:style-name="Таблица15.A1" office:value-type="string">
            <text:p text:style-name="P51">Дубл.</text:p>
          </table:table-cell>
          <table:table-cell table:style-name="Таблица15.A1" office:value-type="string">
            <text:p text:style-name="P427"/>
          </table:table-cell>
          <table:table-cell table:style-name="Таблица15.A1" office:value-type="string">
            <text:p text:style-name="P427"/>
          </table:table-cell>
          <table:table-cell table:style-name="Таблица15.D1" office:value-type="string">
            <text:p text:style-name="P427"/>
          </table:table-cell>
          <table:table-cell table:style-name="Таблица15.E1" office:value-type="string">
            <text:p text:style-name="P427"><text:s text:c="15"/></text:p>
          </table:table-cell>
          <table:table-cell table:style-name="Таблица15.F1" table:number-columns-spanned="2" office:value-type="string">
            <text:p text:style-name="P427"/>
          </table:table-cell>
          <table:covered-table-cell/>
          <table:table-cell table:style-name="Таблица15.H1" office:value-type="string">
            <text:p text:style-name="P427"/>
          </table:table-cell>
        </table:table-row>
        <table:table-row table:style-name="Таблица15.1">
          <table:table-cell table:style-name="Таблица15.A1" office:value-type="string">
            <text:p text:style-name="P51">Взам.</text:p>
          </table:table-cell>
          <table:table-cell table:style-name="Таблица15.A1" office:value-type="string">
            <text:p text:style-name="P427"/>
          </table:table-cell>
          <table:table-cell table:style-name="Таблица15.A1" office:value-type="string">
            <text:p text:style-name="P427"/>
          </table:table-cell>
          <table:table-cell table:style-name="Таблица15.D1" office:value-type="string">
            <text:p text:style-name="P427"/>
          </table:table-cell>
          <table:table-cell table:style-name="Таблица15.E2" table:number-columns-spanned="2" office:value-type="string">
            <text:p text:style-name="P427"/>
          </table:table-cell>
          <table:covered-table-cell/>
          <table:table-cell table:style-name="Таблица15.G2" table:number-rows-spanned="2" table:number-columns-spanned="2" office:value-type="string">
            <text:p text:style-name="P427"/>
          </table:table-cell>
          <table:covered-table-cell/>
        </table:table-row>
        <table:table-row table:style-name="Таблица15.1">
          <table:table-cell table:style-name="Таблица15.A1" office:value-type="string">
            <text:p text:style-name="P51">Подл.</text:p>
          </table:table-cell>
          <table:table-cell table:style-name="Таблица15.A1" office:value-type="string">
            <text:p text:style-name="P97"/>
          </table:table-cell>
          <table:table-cell table:style-name="Таблица15.A1" office:value-type="string">
            <text:p text:style-name="P427"/>
          </table:table-cell>
          <table:table-cell table:style-name="Таблица15.A1" office:value-type="string">
            <text:p text:style-name="P427"/>
          </table:table-cell>
          <table:table-cell table:style-name="Таблица15.E2" table:number-columns-spanned="2" office:value-type="string">
            <text:p text:style-name="P427"/>
          </table:table-cell>
          <table:covered-table-cell/>
          <table:covered-table-cell table:style-name="Таблица15.G2"/>
          <table:covered-table-cell/>
        </table:table-row>
      </table:table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column table:style-name="Таблица16.F"/>
        <table:table-column table:style-name="Таблица16.G"/>
        <table:table-column table:style-name="Таблица16.H"/>
        <table:table-column table:style-name="Таблица16.I"/>
        <table:table-column table:style-name="Таблица16.J"/>
        <table:table-column table:style-name="Таблица16.K"/>
        <table:table-column table:style-name="Таблица16.L"/>
        <table:table-column table:style-name="Таблица16.M"/>
        <table:table-column table:style-name="Таблица16.N"/>
        <table:table-column table:style-name="Таблица16.O"/>
        <table:table-column table:style-name="Таблица16.P"/>
        <table:table-row table:style-name="Таблица16.1">
          <table:table-cell table:style-name="Таблица16.A1" table:number-columns-spanned="11" office:value-type="string">
            <text:p text:style-name="P210">Гарантийный срок хранения: <text:s/><text:span text:style-name="T81">по сопроводительному документу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L1" table:number-columns-spanned="2" office:value-type="string">
            <text:p text:style-name="P25"/>
          </table:table-cell>
          <table:covered-table-cell/>
          <table:table-cell table:style-name="Таблица16.N1" table:number-columns-spanned="2" office:value-type="string">
            <text:h text:style-name="P608" text:outline-level="7"/>
          </table:table-cell>
          <table:covered-table-cell/>
          <table:table-cell table:style-name="Таблица16.P1" office:value-type="string">
            <text:p text:style-name="P394">5</text:p>
          </table:table-cell>
        </table:table-row>
        <table:table-row table:style-name="Таблица16.1">
          <table:table-cell table:style-name="Таблица16.A2" table:number-columns-spanned="16" office:value-type="string">
            <text:p text:style-name="P14">Срок хранени<text:span text:style-name="T34">я</text:span> до перепроверки продукции (для изделий <text:span text:style-name="T51">ВТ)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3">
          <table:table-cell table:style-name="Таблица16.A1" table:number-rows-spanned="3" office:value-type="string">
            <text:p text:style-name="P25"/>
          </table:table-cell>
          <table:table-cell table:style-name="Таблица16.L1" office:value-type="string">
            <text:p text:style-name="P25"/>
          </table:table-cell>
          <table:table-cell table:style-name="Таблица16.L1" office:value-type="string">
            <text:p text:style-name="P25"/>
          </table:table-cell>
          <table:table-cell table:style-name="Таблица16.L1" office:value-type="string">
            <text:p text:style-name="P25"/>
          </table:table-cell>
          <table:table-cell table:style-name="Таблица16.L1" office:value-type="string">
            <text:p text:style-name="P25"/>
          </table:table-cell>
          <table:table-cell table:style-name="Таблица16.L1" office:value-type="string">
            <text:p text:style-name="P25"/>
          </table:table-cell>
          <table:table-cell table:style-name="Таблица16.L1" office:value-type="string">
            <text:p text:style-name="P25"/>
          </table:table-cell>
          <table:table-cell table:style-name="Таблица16.L1" office:value-type="string">
            <text:p text:style-name="P25"/>
          </table:table-cell>
          <table:table-cell table:style-name="Таблица16.L1" office:value-type="string">
            <text:p text:style-name="P25"/>
          </table:table-cell>
          <table:table-cell table:style-name="Таблица16.J3" office:value-type="string">
            <text:p text:style-name="P25"/>
          </table:table-cell>
          <table:table-cell table:style-name="Таблица16.K3" table:number-columns-spanned="2" office:value-type="string">
            <text:p text:style-name="P25"/>
          </table:table-cell>
          <table:covered-table-cell/>
          <table:table-cell table:style-name="Таблица16.M3" table:number-rows-spanned="3" table:number-columns-spanned="2" office:value-type="string">
            <text:h text:style-name="P618" text:outline-level="8"><text:span text:style-name="T171">Рубленный ровинг </text:span><text:span text:style-name="T22">ER 13-2400-180</text:span></text:h>
          </table:table-cell>
          <table:covered-table-cell/>
          <table:table-cell table:style-name="Таблица16.O3" table:number-rows-spanned="3" table:number-columns-spanned="2" office:value-type="string">
            <text:p text:style-name="P163">И.01-2024</text:p>
          </table:table-cell>
          <table:covered-table-cell/>
        </table:table-row>
        <table:table-row table:style-name="Таблица16.3">
          <table:covered-table-cell table:style-name="Таблица16.A1"/>
          <table:table-cell table:style-name="Таблица16.B4" office:value-type="string">
            <text:p text:style-name="P427"/>
          </table:table-cell>
          <table:table-cell table:style-name="Таблица16.C4" office:value-type="string">
            <text:p text:style-name="P427"/>
          </table:table-cell>
          <table:table-cell table:style-name="Таблица16.D4" office:value-type="string">
            <text:p text:style-name="P427"/>
          </table:table-cell>
          <table:table-cell table:style-name="Таблица16.E4" office:value-type="string">
            <text:p text:style-name="P427"/>
          </table:table-cell>
          <table:table-cell table:style-name="Таблица16.F4" office:value-type="string">
            <text:p text:style-name="P427"/>
          </table:table-cell>
          <table:table-cell table:style-name="Таблица16.G4" office:value-type="string">
            <text:p text:style-name="P427"/>
          </table:table-cell>
          <table:table-cell table:style-name="Таблица16.H4" office:value-type="string">
            <text:p text:style-name="P427"/>
          </table:table-cell>
          <table:table-cell table:style-name="Таблица16.I4" office:value-type="string">
            <text:p text:style-name="P427"/>
          </table:table-cell>
          <table:table-cell table:style-name="Таблица16.J4" office:value-type="string">
            <text:p text:style-name="P427"/>
          </table:table-cell>
          <table:table-cell table:style-name="Таблица16.K4" table:number-columns-spanned="2" office:value-type="string">
            <text:p text:style-name="P427"/>
          </table:table-cell>
          <table:covered-table-cell/>
          <table:covered-table-cell table:style-name="Таблица16.M3"/>
          <table:covered-table-cell/>
          <table:covered-table-cell table:style-name="Таблица16.O3"/>
          <table:covered-table-cell/>
        </table:table-row>
        <table:table-row table:style-name="Таблица16.3">
          <table:covered-table-cell table:style-name="Таблица16.A1"/>
          <table:table-cell table:style-name="Таблица16.B5" office:value-type="string">
            <text:p text:style-name="P427"/>
          </table:table-cell>
          <table:table-cell table:style-name="Таблица16.C5" office:value-type="string">
            <text:p text:style-name="P427"/>
          </table:table-cell>
          <table:table-cell table:style-name="Таблица16.D5" office:value-type="string">
            <text:p text:style-name="P427"/>
          </table:table-cell>
          <table:table-cell table:style-name="Таблица16.E5" office:value-type="string">
            <text:p text:style-name="P427"/>
          </table:table-cell>
          <table:table-cell table:style-name="Таблица16.F5" office:value-type="string">
            <text:p text:style-name="P427"/>
          </table:table-cell>
          <table:table-cell table:style-name="Таблица16.G5" office:value-type="string">
            <text:p text:style-name="P427"/>
          </table:table-cell>
          <table:table-cell table:style-name="Таблица16.H5" office:value-type="string">
            <text:p text:style-name="P427"/>
          </table:table-cell>
          <table:table-cell table:style-name="Таблица16.I5" office:value-type="string">
            <text:p text:style-name="P427"/>
          </table:table-cell>
          <table:table-cell table:style-name="Таблица16.J5" office:value-type="string">
            <text:p text:style-name="P427"/>
          </table:table-cell>
          <table:table-cell table:style-name="Таблица16.K5" table:number-columns-spanned="2" office:value-type="string">
            <text:p text:style-name="P427"/>
          </table:table-cell>
          <table:covered-table-cell/>
          <table:covered-table-cell table:style-name="Таблица16.M3"/>
          <table:covered-table-cell/>
          <table:covered-table-cell table:style-name="Таблица16.O3"/>
          <table:covered-table-cell/>
        </table:table-row>
      </table:table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column table:style-name="Таблица18.G"/>
        <table:table-column table:style-name="Таблица18.H"/>
        <table:table-column table:style-name="Таблица18.I"/>
        <table:table-row table:style-name="Таблица18.1">
          <table:table-cell table:style-name="Таблица18.A1" table:number-columns-spanned="3" office:value-type="string">
            <text:p text:style-name="P259">Состав контролируемых па<text:span text:style-name="T10">р</text:span>аметров продукции,<text:line-break/>методы ее контроля</text:p>
          </table:table-cell>
          <table:covered-table-cell/>
          <table:covered-table-cell/>
          <table:table-cell table:style-name="Таблица18.A1" table:number-rows-spanned="2" office:value-type="string">
            <text:p text:style-name="P299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18.A1" table:number-rows-spanned="2" table:number-columns-spanned="2" office:value-type="string">
            <text:p text:style-name="P308">Вид </text:p>
            <text:p text:style-name="P308">контроля.</text:p>
            <text:p text:style-name="P299">Объем<text:line-break/>выборки<text:line-break/>или<text:line-break/>пробы</text:p>
          </table:table-cell>
          <table:covered-table-cell/>
          <table:table-cell table:style-name="Таблица18.A1" table:number-rows-spanned="2" office:value-type="string">
            <text:p text:style-name="P300">Допусти<text:span text:style-name="T36">-</text:span>мый<text:line-break/>расход<text:line-break/>ресурса<text:line-break/></text:p>
          </table:table-cell>
          <table:table-cell table:style-name="Таблица18.H1" table:number-rows-spanned="2" table:number-columns-spanned="2" office:value-type="string">
            <text:p text:style-name="P299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18.1">
          <table:table-cell table:style-name="Таблица18.A2" table:number-columns-spanned="2" office:value-type="string">
            <text:p text:style-name="P259">Контролируемые параметры<text:line-break/>(показатели)</text:p>
          </table:table-cell>
          <table:covered-table-cell/>
          <table:table-cell table:style-name="Таблица18.A2" office:value-type="string">
            <text:p text:style-name="P259">Номера<text:line-break/>пунктов<text:line-break/>докумен<text:span text:style-name="T35">-</text:span><text:line-break/>тации</text:p>
          </table:table-cell>
          <table:covered-table-cell table:style-name="Таблица18.A1"/>
          <table:covered-table-cell table:style-name="Таблица18.A1"/>
          <table:covered-table-cell/>
          <table:covered-table-cell table:style-name="Таблица18.H1"/>
          <table:covered-table-cell table:style-name="Таблица18.H1"/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271"><text:s/><text:span text:style-name="T39">Наличие сопроводительного сертификата или</text:span></text:p>
          </table:table-cell>
          <table:covered-table-cell/>
          <table:table-cell table:style-name="Таблица18.A3" office:value-type="string">
            <text:p text:style-name="P281">-</text:p>
          </table:table-cell>
          <table:table-cell table:style-name="Таблица18.A3" office:value-type="string">
            <text:p text:style-name="P281">-</text:p>
          </table:table-cell>
          <table:table-cell table:style-name="Таблица18.A3" table:number-columns-spanned="2" office:value-type="string">
            <text:p text:style-name="P311">Сплошной</text:p>
          </table:table-cell>
          <table:covered-table-cell/>
          <table:table-cell table:style-name="Таблица18.A3" office:value-type="string">
            <text:p text:style-name="P311">0</text:p>
          </table:table-cell>
          <table:table-cell table:style-name="Таблица18.H3" table:number-columns-spanned="2" office:value-type="string">
            <text:p text:style-name="P380"><text:span text:style-name="T25"><text:s/></text:span><text:span text:style-name="T26">Цех 23, </text:span></text:p>
          </table:table-cell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271"><text:s/><text:span text:style-name="T74">другого </text:span><text:s/><text:span text:style-name="T74">документа <text:s/>подтверждающего</text:span></text:p>
          </table:table-cell>
          <table:covered-table-cell/>
          <table:table-cell table:style-name="Таблица18.A3" office:value-type="string">
            <text:p text:style-name="P291"/>
          </table:table-cell>
          <table:table-cell table:style-name="Таблица18.A3" office:value-type="string">
            <text:p text:style-name="P286"/>
          </table:table-cell>
          <table:table-cell table:style-name="Таблица18.A3" table:number-columns-spanned="2" office:value-type="string">
            <text:p text:style-name="P317"/>
          </table:table-cell>
          <table:covered-table-cell/>
          <table:table-cell table:style-name="Таблица18.A3" office:value-type="string">
            <text:p text:style-name="P371"/>
          </table:table-cell>
          <table:table-cell table:style-name="Таблица18.H3" table:number-columns-spanned="2" office:value-type="string">
            <text:p text:style-name="P324">ОТК</text:p>
          </table:table-cell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271"><text:s/><text:span text:style-name="T40">качество материала с указанием гарантийного</text:span></text:p>
          </table:table-cell>
          <table:covered-table-cell/>
          <table:table-cell table:style-name="Таблица18.A3" office:value-type="string">
            <text:p text:style-name="P261"/>
          </table:table-cell>
          <table:table-cell table:style-name="Таблица18.A3" office:value-type="string">
            <text:p text:style-name="P304"/>
          </table:table-cell>
          <table:table-cell table:style-name="Таблица18.A3" table:number-columns-spanned="2" office:value-type="string">
            <text:p text:style-name="P317"/>
          </table:table-cell>
          <table:covered-table-cell/>
          <table:table-cell table:style-name="Таблица18.A3" office:value-type="string">
            <text:p text:style-name="P371"/>
          </table:table-cell>
          <table:table-cell table:style-name="Таблица18.H3" table:number-columns-spanned="2" office:value-type="string">
            <text:p text:style-name="P325"/>
          </table:table-cell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294"><text:s/>срока и <text:s/>даты изготовления</text:p>
          </table:table-cell>
          <table:covered-table-cell/>
          <table:table-cell table:style-name="Таблица18.A3" office:value-type="string">
            <text:p text:style-name="P261"/>
          </table:table-cell>
          <table:table-cell table:style-name="Таблица18.A3" office:value-type="string">
            <text:p text:style-name="P304"/>
          </table:table-cell>
          <table:table-cell table:style-name="Таблица18.A3" table:number-columns-spanned="2" office:value-type="string">
            <text:p text:style-name="P317"/>
          </table:table-cell>
          <table:covered-table-cell/>
          <table:table-cell table:style-name="Таблица18.A3" office:value-type="string">
            <text:p text:style-name="P371"/>
          </table:table-cell>
          <table:table-cell table:style-name="Таблица18.H3" table:number-columns-spanned="2" office:value-type="string">
            <text:p text:style-name="P371"/>
          </table:table-cell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271"><text:s/><text:span text:style-name="T137">В случае отсутствия даты </text:span><text:span text:style-name="T136">изготовления</text:span><text:span text:style-name="T137"> гарантийный</text:span></text:p>
          </table:table-cell>
          <table:covered-table-cell/>
          <table:table-cell table:style-name="Таблица18.A3" office:value-type="string">
            <text:p text:style-name="P261"/>
          </table:table-cell>
          <table:table-cell table:style-name="Таблица18.A3" office:value-type="string">
            <text:p text:style-name="P304"/>
          </table:table-cell>
          <table:table-cell table:style-name="Таблица18.A3" table:number-columns-spanned="2" office:value-type="string">
            <text:p text:style-name="P317"/>
          </table:table-cell>
          <table:covered-table-cell/>
          <table:table-cell table:style-name="Таблица18.A3" office:value-type="string">
            <text:p text:style-name="P371"/>
          </table:table-cell>
          <table:table-cell table:style-name="Таблица18.H3" table:number-columns-spanned="2" office:value-type="string">
            <text:p text:style-name="P371"/>
          </table:table-cell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271"><text:s/><text:span text:style-name="T137">срок <text:s/>исчислять <text:s/>с даты <text:s/></text:span><text:span text:style-name="T136">печати сертификата или другого </text:span></text:p>
          </table:table-cell>
          <table:covered-table-cell/>
          <table:table-cell table:style-name="Таблица18.A3" office:value-type="string">
            <text:p text:style-name="P261"/>
          </table:table-cell>
          <table:table-cell table:style-name="Таблица18.A3" office:value-type="string">
            <text:p text:style-name="P371"/>
          </table:table-cell>
          <table:table-cell table:style-name="Таблица18.A3" table:number-columns-spanned="2" office:value-type="string">
            <text:p text:style-name="P317"/>
          </table:table-cell>
          <table:covered-table-cell/>
          <table:table-cell table:style-name="Таблица18.A3" office:value-type="string">
            <text:p text:style-name="P371"/>
          </table:table-cell>
          <table:table-cell table:style-name="Таблица18.H3" table:number-columns-spanned="2" office:value-type="string">
            <text:p text:style-name="P371"/>
          </table:table-cell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271"><text:s/><text:span text:style-name="T136">сопровождающего документа</text:span></text:p>
          </table:table-cell>
          <table:covered-table-cell/>
          <table:table-cell table:style-name="Таблица18.A3" office:value-type="string">
            <text:p text:style-name="P291"/>
          </table:table-cell>
          <table:table-cell table:style-name="Таблица18.A3" office:value-type="string">
            <text:p text:style-name="P286"/>
          </table:table-cell>
          <table:table-cell table:style-name="Таблица18.A3" table:number-columns-spanned="2" office:value-type="string">
            <text:p text:style-name="P317"/>
          </table:table-cell>
          <table:covered-table-cell/>
          <table:table-cell table:style-name="Таблица18.A3" office:value-type="string">
            <text:p text:style-name="P371"/>
          </table:table-cell>
          <table:table-cell table:style-name="Таблица18.H3" table:number-columns-spanned="2" office:value-type="string">
            <text:p text:style-name="P331"/>
          </table:table-cell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272"/>
          </table:table-cell>
          <table:covered-table-cell/>
          <table:table-cell table:style-name="Таблица18.A3" office:value-type="string">
            <text:p text:style-name="P350"/>
          </table:table-cell>
          <table:table-cell table:style-name="Таблица18.A3" office:value-type="string">
            <text:p text:style-name="P317"/>
          </table:table-cell>
          <table:table-cell table:style-name="Таблица18.A3" table:number-columns-spanned="2" office:value-type="string">
            <text:p text:style-name="P371"/>
          </table:table-cell>
          <table:covered-table-cell/>
          <table:table-cell table:style-name="Таблица18.A3" office:value-type="string">
            <text:p text:style-name="P371"/>
          </table:table-cell>
          <table:table-cell table:style-name="Таблица18.H3" table:number-columns-spanned="2" office:value-type="string">
            <text:p text:style-name="P331"/>
          </table:table-cell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272"/>
          </table:table-cell>
          <table:covered-table-cell/>
          <table:table-cell table:style-name="Таблица18.A3" office:value-type="string">
            <text:p text:style-name="P261"/>
          </table:table-cell>
          <table:table-cell table:style-name="Таблица18.A3" office:value-type="string">
            <text:p text:style-name="P371"/>
          </table:table-cell>
          <table:table-cell table:style-name="Таблица18.A3" table:number-columns-spanned="2" office:value-type="string">
            <text:p text:style-name="P371"/>
          </table:table-cell>
          <table:covered-table-cell/>
          <table:table-cell table:style-name="Таблица18.A3" office:value-type="string">
            <text:p text:style-name="P371"/>
          </table:table-cell>
          <table:table-cell table:style-name="Таблица18.H3" table:number-columns-spanned="2" office:value-type="string">
            <text:p text:style-name="P371"/>
          </table:table-cell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272"/>
          </table:table-cell>
          <table:covered-table-cell/>
          <table:table-cell table:style-name="Таблица18.A3" office:value-type="string">
            <text:p text:style-name="P291"/>
          </table:table-cell>
          <table:table-cell table:style-name="Таблица18.A3" office:value-type="string">
            <text:p text:style-name="P286"/>
          </table:table-cell>
          <table:table-cell table:style-name="Таблица18.A3" table:number-columns-spanned="2" office:value-type="string">
            <text:p text:style-name="P371"/>
          </table:table-cell>
          <table:covered-table-cell/>
          <table:table-cell table:style-name="Таблица18.A3" office:value-type="string">
            <text:p text:style-name="P371"/>
          </table:table-cell>
          <table:table-cell table:style-name="Таблица18.H3" table:number-columns-spanned="2" office:value-type="string">
            <text:p text:style-name="P331"/>
          </table:table-cell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151"/>
          </table:table-cell>
          <table:covered-table-cell/>
          <table:table-cell table:style-name="Таблица18.A3" office:value-type="string">
            <text:p text:style-name="P238"/>
          </table:table-cell>
          <table:table-cell table:style-name="Таблица18.A3" office:value-type="string">
            <text:p text:style-name="P242"/>
          </table:table-cell>
          <table:table-cell table:style-name="Таблица18.A3" table:number-columns-spanned="2" office:value-type="string">
            <text:p text:style-name="P253"/>
          </table:table-cell>
          <table:covered-table-cell/>
          <table:table-cell table:style-name="Таблица18.A3" office:value-type="string">
            <text:p text:style-name="P253"/>
          </table:table-cell>
          <table:table-cell table:style-name="Таблица18.H3" table:number-columns-spanned="2" office:value-type="string">
            <text:p text:style-name="P245"/>
          </table:table-cell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151"/>
          </table:table-cell>
          <table:covered-table-cell/>
          <table:table-cell table:style-name="Таблица18.A3" office:value-type="string">
            <text:p text:style-name="P238"/>
          </table:table-cell>
          <table:table-cell table:style-name="Таблица18.A3" office:value-type="string">
            <text:p text:style-name="P242"/>
          </table:table-cell>
          <table:table-cell table:style-name="Таблица18.A3" table:number-columns-spanned="2" office:value-type="string">
            <text:p text:style-name="P253"/>
          </table:table-cell>
          <table:covered-table-cell/>
          <table:table-cell table:style-name="Таблица18.A3" office:value-type="string">
            <text:p text:style-name="P253"/>
          </table:table-cell>
          <table:table-cell table:style-name="Таблица18.H3" table:number-columns-spanned="2" office:value-type="string">
            <text:p text:style-name="P253"/>
          </table:table-cell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233"/>
          </table:table-cell>
          <table:covered-table-cell/>
          <table:table-cell table:style-name="Таблица18.A3" office:value-type="string">
            <text:p text:style-name="P238"/>
          </table:table-cell>
          <table:table-cell table:style-name="Таблица18.A3" office:value-type="string">
            <text:p text:style-name="P242"/>
          </table:table-cell>
          <table:table-cell table:style-name="Таблица18.A3" table:number-columns-spanned="2" office:value-type="string">
            <text:p text:style-name="P253"/>
          </table:table-cell>
          <table:covered-table-cell/>
          <table:table-cell table:style-name="Таблица18.A3" office:value-type="string">
            <text:p text:style-name="P253"/>
          </table:table-cell>
          <table:table-cell table:style-name="Таблица18.H3" table:number-columns-spanned="2" office:value-type="string">
            <text:p text:style-name="P253"/>
          </table:table-cell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233"/>
          </table:table-cell>
          <table:covered-table-cell/>
          <table:table-cell table:style-name="Таблица18.A3" office:value-type="string">
            <text:p text:style-name="P238"/>
          </table:table-cell>
          <table:table-cell table:style-name="Таблица18.A3" office:value-type="string">
            <text:p text:style-name="P253"/>
          </table:table-cell>
          <table:table-cell table:style-name="Таблица18.A3" table:number-columns-spanned="2" office:value-type="string">
            <text:p text:style-name="P253"/>
          </table:table-cell>
          <table:covered-table-cell/>
          <table:table-cell table:style-name="Таблица18.A3" office:value-type="string">
            <text:p text:style-name="P253"/>
          </table:table-cell>
          <table:table-cell table:style-name="Таблица18.H3" table:number-columns-spanned="2" office:value-type="string">
            <text:p text:style-name="P253"/>
          </table:table-cell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233"/>
          </table:table-cell>
          <table:covered-table-cell/>
          <table:table-cell table:style-name="Таблица18.A3" office:value-type="string">
            <text:p text:style-name="P238"/>
          </table:table-cell>
          <table:table-cell table:style-name="Таблица18.A3" office:value-type="string">
            <text:p text:style-name="P253"/>
          </table:table-cell>
          <table:table-cell table:style-name="Таблица18.A3" table:number-columns-spanned="2" office:value-type="string">
            <text:p text:style-name="P253"/>
          </table:table-cell>
          <table:covered-table-cell/>
          <table:table-cell table:style-name="Таблица18.A3" office:value-type="string">
            <text:p text:style-name="P253"/>
          </table:table-cell>
          <table:table-cell table:style-name="Таблица18.H3" table:number-columns-spanned="2" office:value-type="string">
            <text:p text:style-name="P253"/>
          </table:table-cell>
          <table:covered-table-cell/>
        </table:table-row>
        <table:table-row table:style-name="Таблица18.18">
          <table:table-cell table:style-name="Таблица18.A18" office:value-type="string">
            <text:p text:style-name="P175">ПВК</text:p>
          </table:table-cell>
          <table:table-cell table:style-name="Таблица18.B18" table:number-columns-spanned="4" office:value-type="string">
            <text:p text:style-name="P185">Перечень входного контроля</text:p>
          </table:table-cell>
          <table:covered-table-cell/>
          <table:covered-table-cell/>
          <table:covered-table-cell/>
          <table:table-cell table:style-name="Таблица18.B18" table:number-columns-spanned="3" office:value-type="string">
            <text:p text:style-name="P217"/>
          </table:table-cell>
          <table:covered-table-cell/>
          <table:covered-table-cell/>
          <table:table-cell table:style-name="Таблица18.I18" office:value-type="string">
            <text:p text:style-name="P217"/>
            <text:p text:style-name="P217"/>
          </table:table-cell>
        </table:table-row>
      </table:table>
      <text:p text:style-name="P112"/>
      <text:p text:style-name="P111"><text:soft-page-break/><text:span text:style-name="T9"/></text:p>
      <text:p text:style-name="P452"><text:span text:style-name="T3">СТО 07521831-55-2017 </text:span><text:span text:style-name="T2">Приложение А</text:span><text:span text:style-name="T1"> <text:s text:c="55"/></text:span><text:span text:style-name="T9"><text:s text:c="2"/></text:span></text:p>
      <table:table table:name="Таблица118" table:style-name="Таблица118">
        <table:table-column table:style-name="Таблица118.A"/>
        <table:table-column table:style-name="Таблица118.B"/>
        <table:table-column table:style-name="Таблица118.C"/>
        <table:table-column table:style-name="Таблица118.D"/>
        <table:table-column table:style-name="Таблица118.E"/>
        <table:table-column table:style-name="Таблица118.F"/>
        <table:table-column table:style-name="Таблица118.G"/>
        <table:table-column table:style-name="Таблица118.H"/>
        <table:table-row table:style-name="Таблица118.1">
          <table:table-cell table:style-name="Таблица118.A1" office:value-type="string">
            <text:p text:style-name="P50">Дубл.</text:p>
          </table:table-cell>
          <table:table-cell table:style-name="Таблица118.A1" office:value-type="string">
            <text:p text:style-name="P426"/>
          </table:table-cell>
          <table:table-cell table:style-name="Таблица118.A1" office:value-type="string">
            <text:p text:style-name="P426"/>
          </table:table-cell>
          <table:table-cell table:style-name="Таблица118.D1" office:value-type="string">
            <text:p text:style-name="P426"/>
          </table:table-cell>
          <table:table-cell table:style-name="Таблица118.E1" office:value-type="string">
            <text:p text:style-name="P426"><text:s text:c="15"/></text:p>
          </table:table-cell>
          <table:table-cell table:style-name="Таблица118.F1" table:number-columns-spanned="2" office:value-type="string">
            <text:p text:style-name="P426"/>
          </table:table-cell>
          <table:covered-table-cell/>
          <table:table-cell table:style-name="Таблица118.H1" office:value-type="string">
            <text:p text:style-name="P426"/>
          </table:table-cell>
        </table:table-row>
        <table:table-row table:style-name="Таблица118.1">
          <table:table-cell table:style-name="Таблица118.A1" office:value-type="string">
            <text:p text:style-name="P50">Взам.</text:p>
          </table:table-cell>
          <table:table-cell table:style-name="Таблица118.A1" office:value-type="string">
            <text:p text:style-name="P426"/>
          </table:table-cell>
          <table:table-cell table:style-name="Таблица118.A1" office:value-type="string">
            <text:p text:style-name="P426"/>
          </table:table-cell>
          <table:table-cell table:style-name="Таблица118.D1" office:value-type="string">
            <text:p text:style-name="P426"/>
          </table:table-cell>
          <table:table-cell table:style-name="Таблица118.E2" table:number-columns-spanned="2" office:value-type="string">
            <text:p text:style-name="P426"/>
          </table:table-cell>
          <table:covered-table-cell/>
          <table:table-cell table:style-name="Таблица118.G2" table:number-rows-spanned="2" table:number-columns-spanned="2" office:value-type="string">
            <text:p text:style-name="P426"/>
          </table:table-cell>
          <table:covered-table-cell/>
        </table:table-row>
        <table:table-row table:style-name="Таблица118.1">
          <table:table-cell table:style-name="Таблица118.A1" office:value-type="string">
            <text:p text:style-name="P50">Подл.</text:p>
          </table:table-cell>
          <table:table-cell table:style-name="Таблица118.A1" office:value-type="string">
            <text:p text:style-name="P96"/>
          </table:table-cell>
          <table:table-cell table:style-name="Таблица118.A1" office:value-type="string">
            <text:p text:style-name="P426"/>
          </table:table-cell>
          <table:table-cell table:style-name="Таблица118.A1" office:value-type="string">
            <text:p text:style-name="P426"/>
          </table:table-cell>
          <table:table-cell table:style-name="Таблица118.E2" table:number-columns-spanned="2" office:value-type="string">
            <text:p text:style-name="P426"/>
          </table:table-cell>
          <table:covered-table-cell/>
          <table:covered-table-cell table:style-name="Таблица118.G2"/>
          <table:covered-table-cell/>
        </table:table-row>
      </table:table>
      <table:table table:name="Таблица119" table:style-name="Таблица119">
        <table:table-column table:style-name="Таблица119.A"/>
        <table:table-column table:style-name="Таблица119.B"/>
        <table:table-column table:style-name="Таблица119.C"/>
        <table:table-column table:style-name="Таблица119.D"/>
        <table:table-column table:style-name="Таблица119.E"/>
        <table:table-column table:style-name="Таблица119.F"/>
        <table:table-column table:style-name="Таблица119.G"/>
        <table:table-column table:style-name="Таблица119.H"/>
        <table:table-column table:style-name="Таблица119.I"/>
        <table:table-column table:style-name="Таблица119.J"/>
        <table:table-column table:style-name="Таблица119.K"/>
        <table:table-column table:style-name="Таблица119.L"/>
        <table:table-column table:style-name="Таблица119.M"/>
        <table:table-column table:style-name="Таблица119.N"/>
        <table:table-column table:style-name="Таблица119.O"/>
        <table:table-column table:style-name="Таблица119.P"/>
        <table:table-row table:style-name="Таблица119.1">
          <table:table-cell table:style-name="Таблица119.A1" table:number-columns-spanned="11" office:value-type="string">
            <text:p text:style-name="P436"><text:span text:style-name="T56">Гарантийный срок хранения: </text:span><text:span text:style-name="T58">3 месяц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9.L1" table:number-columns-spanned="2" office:value-type="string">
            <text:p text:style-name="P24"/>
          </table:table-cell>
          <table:covered-table-cell/>
          <table:table-cell table:style-name="Таблица119.N1" table:number-columns-spanned="2" office:value-type="string">
            <text:h text:style-name="P607" text:outline-level="7"/>
          </table:table-cell>
          <table:covered-table-cell/>
          <table:table-cell table:style-name="Таблица119.P1" office:value-type="string">
            <text:p text:style-name="P395">6</text:p>
          </table:table-cell>
        </table:table-row>
        <table:table-row table:style-name="Таблица119.1">
          <table:table-cell table:style-name="Таблица119.A2" table:number-columns-spanned="16" office:value-type="string">
            <text:p text:style-name="P13">Срок хранени<text:span text:style-name="T34">я</text:span> до перепроверки продукции (для изделий <text:span text:style-name="T51">ВТ)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9.3">
          <table:table-cell table:style-name="Таблица119.A1" table:number-rows-spanned="3" office:value-type="string">
            <text:p text:style-name="P24"/>
          </table:table-cell>
          <table:table-cell table:style-name="Таблица119.L1" office:value-type="string">
            <text:p text:style-name="P24"/>
          </table:table-cell>
          <table:table-cell table:style-name="Таблица119.L1" office:value-type="string">
            <text:p text:style-name="P24"/>
          </table:table-cell>
          <table:table-cell table:style-name="Таблица119.L1" office:value-type="string">
            <text:p text:style-name="P24"/>
          </table:table-cell>
          <table:table-cell table:style-name="Таблица119.L1" office:value-type="string">
            <text:p text:style-name="P24"/>
          </table:table-cell>
          <table:table-cell table:style-name="Таблица119.L1" office:value-type="string">
            <text:p text:style-name="P24"/>
          </table:table-cell>
          <table:table-cell table:style-name="Таблица119.L1" office:value-type="string">
            <text:p text:style-name="P24"/>
          </table:table-cell>
          <table:table-cell table:style-name="Таблица119.L1" office:value-type="string">
            <text:p text:style-name="P24"/>
          </table:table-cell>
          <table:table-cell table:style-name="Таблица119.L1" office:value-type="string">
            <text:p text:style-name="P24"/>
          </table:table-cell>
          <table:table-cell table:style-name="Таблица119.J3" office:value-type="string">
            <text:p text:style-name="P24"/>
          </table:table-cell>
          <table:table-cell table:style-name="Таблица119.K3" table:number-columns-spanned="2" office:value-type="string">
            <text:p text:style-name="P24"/>
          </table:table-cell>
          <table:covered-table-cell/>
          <table:table-cell table:style-name="Таблица119.M3" table:number-rows-spanned="3" table:number-columns-spanned="2" office:value-type="string">
            <text:p text:style-name="P537"><text:span text:style-name="T43">Гелькоут</text:span><text:span text:style-name="T42"> </text:span></text:p>
            <text:p text:style-name="P388">ATTGUARD ST S <text:span text:style-name="T29">любого </text:span>RAL</text:p>
          </table:table-cell>
          <table:covered-table-cell/>
          <table:table-cell table:style-name="Таблица119.O3" table:number-rows-spanned="3" table:number-columns-spanned="2" office:value-type="string">
            <text:p text:style-name="P163">И.01-2024</text:p>
          </table:table-cell>
          <table:covered-table-cell/>
        </table:table-row>
        <table:table-row table:style-name="Таблица119.3">
          <table:covered-table-cell table:style-name="Таблица119.A1"/>
          <table:table-cell table:style-name="Таблица119.B4" office:value-type="string">
            <text:p text:style-name="P426"/>
          </table:table-cell>
          <table:table-cell table:style-name="Таблица119.C4" office:value-type="string">
            <text:p text:style-name="P426"/>
          </table:table-cell>
          <table:table-cell table:style-name="Таблица119.D4" office:value-type="string">
            <text:p text:style-name="P426"/>
          </table:table-cell>
          <table:table-cell table:style-name="Таблица119.E4" office:value-type="string">
            <text:p text:style-name="P426"/>
          </table:table-cell>
          <table:table-cell table:style-name="Таблица119.F4" office:value-type="string">
            <text:p text:style-name="P426"/>
          </table:table-cell>
          <table:table-cell table:style-name="Таблица119.G4" office:value-type="string">
            <text:p text:style-name="P426"/>
          </table:table-cell>
          <table:table-cell table:style-name="Таблица119.H4" office:value-type="string">
            <text:p text:style-name="P426"/>
          </table:table-cell>
          <table:table-cell table:style-name="Таблица119.I4" office:value-type="string">
            <text:p text:style-name="P426"/>
          </table:table-cell>
          <table:table-cell table:style-name="Таблица119.J4" office:value-type="string">
            <text:p text:style-name="P426"/>
          </table:table-cell>
          <table:table-cell table:style-name="Таблица119.K4" table:number-columns-spanned="2" office:value-type="string">
            <text:p text:style-name="P426"/>
          </table:table-cell>
          <table:covered-table-cell/>
          <table:covered-table-cell table:style-name="Таблица119.M3"/>
          <table:covered-table-cell/>
          <table:covered-table-cell table:style-name="Таблица119.O3"/>
          <table:covered-table-cell/>
        </table:table-row>
        <table:table-row table:style-name="Таблица119.3">
          <table:covered-table-cell table:style-name="Таблица119.A1"/>
          <table:table-cell table:style-name="Таблица119.B5" office:value-type="string">
            <text:p text:style-name="P426"/>
          </table:table-cell>
          <table:table-cell table:style-name="Таблица119.C5" office:value-type="string">
            <text:p text:style-name="P426"/>
          </table:table-cell>
          <table:table-cell table:style-name="Таблица119.D5" office:value-type="string">
            <text:p text:style-name="P426"/>
          </table:table-cell>
          <table:table-cell table:style-name="Таблица119.E5" office:value-type="string">
            <text:p text:style-name="P426"/>
          </table:table-cell>
          <table:table-cell table:style-name="Таблица119.F5" office:value-type="string">
            <text:p text:style-name="P426"/>
          </table:table-cell>
          <table:table-cell table:style-name="Таблица119.G5" office:value-type="string">
            <text:p text:style-name="P426"/>
          </table:table-cell>
          <table:table-cell table:style-name="Таблица119.H5" office:value-type="string">
            <text:p text:style-name="P426"/>
          </table:table-cell>
          <table:table-cell table:style-name="Таблица119.I5" office:value-type="string">
            <text:p text:style-name="P426"/>
          </table:table-cell>
          <table:table-cell table:style-name="Таблица119.J5" office:value-type="string">
            <text:p text:style-name="P426"/>
          </table:table-cell>
          <table:table-cell table:style-name="Таблица119.K5" table:number-columns-spanned="2" office:value-type="string">
            <text:p text:style-name="P426"/>
          </table:table-cell>
          <table:covered-table-cell/>
          <table:covered-table-cell table:style-name="Таблица119.M3"/>
          <table:covered-table-cell/>
          <table:covered-table-cell table:style-name="Таблица119.O3"/>
          <table:covered-table-cell/>
        </table:table-row>
      </table:table>
      <table:table table:name="Таблица120" table:style-name="Таблица120">
        <table:table-column table:style-name="Таблица120.A"/>
        <table:table-column table:style-name="Таблица120.B"/>
        <table:table-column table:style-name="Таблица120.C"/>
        <table:table-column table:style-name="Таблица120.D"/>
        <table:table-column table:style-name="Таблица120.E"/>
        <table:table-column table:style-name="Таблица120.F"/>
        <table:table-column table:style-name="Таблица120.G"/>
        <table:table-column table:style-name="Таблица120.H"/>
        <table:table-column table:style-name="Таблица120.I"/>
        <table:table-row table:style-name="Таблица120.1">
          <table:table-cell table:style-name="Таблица120.A1" table:number-columns-spanned="3" office:value-type="string">
            <text:p text:style-name="P259">Состав контролируемых па<text:span text:style-name="T10">р</text:span>аметров продукции,<text:line-break/>методы ее контроля</text:p>
          </table:table-cell>
          <table:covered-table-cell/>
          <table:covered-table-cell/>
          <table:table-cell table:style-name="Таблица120.A1" table:number-rows-spanned="2" office:value-type="string">
            <text:p text:style-name="P299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120.A1" table:number-rows-spanned="2" table:number-columns-spanned="2" office:value-type="string">
            <text:p text:style-name="P308">Вид </text:p>
            <text:p text:style-name="P308">контроля.</text:p>
            <text:p text:style-name="P299">Объем<text:line-break/>выборки<text:line-break/>или<text:line-break/>пробы</text:p>
          </table:table-cell>
          <table:covered-table-cell/>
          <table:table-cell table:style-name="Таблица120.A1" table:number-rows-spanned="2" office:value-type="string">
            <text:p text:style-name="P300">Допусти<text:span text:style-name="T36">-</text:span>мый<text:line-break/>расход<text:line-break/>ресурса<text:line-break/></text:p>
          </table:table-cell>
          <table:table-cell table:style-name="Таблица120.H1" table:number-rows-spanned="2" table:number-columns-spanned="2" office:value-type="string">
            <text:p text:style-name="P299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120.1">
          <table:table-cell table:style-name="Таблица120.A2" table:number-columns-spanned="2" office:value-type="string">
            <text:p text:style-name="P259">Контролируемые параметры<text:line-break/>(показатели)</text:p>
          </table:table-cell>
          <table:covered-table-cell/>
          <table:table-cell table:style-name="Таблица120.A2" office:value-type="string">
            <text:p text:style-name="P259">Номера<text:line-break/>пунктов<text:line-break/>докумен<text:span text:style-name="T35">-</text:span><text:line-break/>тации</text:p>
          </table:table-cell>
          <table:covered-table-cell table:style-name="Таблица120.A1"/>
          <table:covered-table-cell table:style-name="Таблица120.A1"/>
          <table:covered-table-cell/>
          <table:covered-table-cell table:style-name="Таблица120.H1"/>
          <table:covered-table-cell table:style-name="Таблица120.H1"/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271"><text:s/><text:span text:style-name="T39">Наличие сопроводительного сертификата или</text:span></text:p>
          </table:table-cell>
          <table:covered-table-cell/>
          <table:table-cell table:style-name="Таблица120.A3" office:value-type="string">
            <text:p text:style-name="P281">-</text:p>
          </table:table-cell>
          <table:table-cell table:style-name="Таблица120.A3" office:value-type="string">
            <text:p text:style-name="P281">-</text:p>
          </table:table-cell>
          <table:table-cell table:style-name="Таблица120.A3" table:number-columns-spanned="2" office:value-type="string">
            <text:p text:style-name="P311">Сплошной</text:p>
          </table:table-cell>
          <table:covered-table-cell/>
          <table:table-cell table:style-name="Таблица120.A3" office:value-type="string">
            <text:p text:style-name="P311">0</text:p>
          </table:table-cell>
          <table:table-cell table:style-name="Таблица120.H3" table:number-columns-spanned="2" office:value-type="string">
            <text:p text:style-name="P380"><text:span text:style-name="T25"><text:s/></text:span><text:span text:style-name="T26">Цех 23, </text:span></text:p>
          </table:table-cell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271"><text:s/><text:span text:style-name="T74">другого </text:span><text:s/><text:span text:style-name="T74">документа <text:s/>подтверждающего</text:span></text:p>
          </table:table-cell>
          <table:covered-table-cell/>
          <table:table-cell table:style-name="Таблица120.A3" office:value-type="string">
            <text:p text:style-name="P291"/>
          </table:table-cell>
          <table:table-cell table:style-name="Таблица120.A3" office:value-type="string">
            <text:p text:style-name="P286"/>
          </table:table-cell>
          <table:table-cell table:style-name="Таблица120.A3" table:number-columns-spanned="2" office:value-type="string">
            <text:p text:style-name="P317"/>
          </table:table-cell>
          <table:covered-table-cell/>
          <table:table-cell table:style-name="Таблица120.A3" office:value-type="string">
            <text:p text:style-name="P371"/>
          </table:table-cell>
          <table:table-cell table:style-name="Таблица120.H3" table:number-columns-spanned="2" office:value-type="string">
            <text:p text:style-name="P324">ОТК</text:p>
          </table:table-cell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271"><text:s/><text:span text:style-name="T40">качество материала с указанием гарантийного</text:span></text:p>
          </table:table-cell>
          <table:covered-table-cell/>
          <table:table-cell table:style-name="Таблица120.A3" office:value-type="string">
            <text:p text:style-name="P261"/>
          </table:table-cell>
          <table:table-cell table:style-name="Таблица120.A3" office:value-type="string">
            <text:p text:style-name="P304"/>
          </table:table-cell>
          <table:table-cell table:style-name="Таблица120.A3" table:number-columns-spanned="2" office:value-type="string">
            <text:p text:style-name="P317"/>
          </table:table-cell>
          <table:covered-table-cell/>
          <table:table-cell table:style-name="Таблица120.A3" office:value-type="string">
            <text:p text:style-name="P371"/>
          </table:table-cell>
          <table:table-cell table:style-name="Таблица120.H3" table:number-columns-spanned="2" office:value-type="string">
            <text:p text:style-name="P325"/>
          </table:table-cell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294"><text:s/>срока и <text:s/>даты изготовления</text:p>
          </table:table-cell>
          <table:covered-table-cell/>
          <table:table-cell table:style-name="Таблица120.A3" office:value-type="string">
            <text:p text:style-name="P261"/>
          </table:table-cell>
          <table:table-cell table:style-name="Таблица120.A3" office:value-type="string">
            <text:p text:style-name="P304"/>
          </table:table-cell>
          <table:table-cell table:style-name="Таблица120.A3" table:number-columns-spanned="2" office:value-type="string">
            <text:p text:style-name="P317"/>
          </table:table-cell>
          <table:covered-table-cell/>
          <table:table-cell table:style-name="Таблица120.A3" office:value-type="string">
            <text:p text:style-name="P371"/>
          </table:table-cell>
          <table:table-cell table:style-name="Таблица120.H3" table:number-columns-spanned="2" office:value-type="string">
            <text:p text:style-name="P371"/>
          </table:table-cell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271"><text:s/><text:span text:style-name="T137">В случае отсутствия даты </text:span><text:span text:style-name="T136">изготовления</text:span><text:span text:style-name="T137"> гарантийный</text:span></text:p>
          </table:table-cell>
          <table:covered-table-cell/>
          <table:table-cell table:style-name="Таблица120.A3" office:value-type="string">
            <text:p text:style-name="P261"/>
          </table:table-cell>
          <table:table-cell table:style-name="Таблица120.A3" office:value-type="string">
            <text:p text:style-name="P304"/>
          </table:table-cell>
          <table:table-cell table:style-name="Таблица120.A3" table:number-columns-spanned="2" office:value-type="string">
            <text:p text:style-name="P317"/>
          </table:table-cell>
          <table:covered-table-cell/>
          <table:table-cell table:style-name="Таблица120.A3" office:value-type="string">
            <text:p text:style-name="P371"/>
          </table:table-cell>
          <table:table-cell table:style-name="Таблица120.H3" table:number-columns-spanned="2" office:value-type="string">
            <text:p text:style-name="P371"/>
          </table:table-cell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271"><text:s/><text:span text:style-name="T137">срок <text:s/>исчислять <text:s/>с даты <text:s/></text:span><text:span text:style-name="T136">печати сертификата или другого </text:span></text:p>
          </table:table-cell>
          <table:covered-table-cell/>
          <table:table-cell table:style-name="Таблица120.A3" office:value-type="string">
            <text:p text:style-name="P261"/>
          </table:table-cell>
          <table:table-cell table:style-name="Таблица120.A3" office:value-type="string">
            <text:p text:style-name="P371"/>
          </table:table-cell>
          <table:table-cell table:style-name="Таблица120.A3" table:number-columns-spanned="2" office:value-type="string">
            <text:p text:style-name="P317"/>
          </table:table-cell>
          <table:covered-table-cell/>
          <table:table-cell table:style-name="Таблица120.A3" office:value-type="string">
            <text:p text:style-name="P371"/>
          </table:table-cell>
          <table:table-cell table:style-name="Таблица120.H3" table:number-columns-spanned="2" office:value-type="string">
            <text:p text:style-name="P371"/>
          </table:table-cell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271"><text:s/><text:span text:style-name="T136">сопровождающего документа</text:span></text:p>
          </table:table-cell>
          <table:covered-table-cell/>
          <table:table-cell table:style-name="Таблица120.A3" office:value-type="string">
            <text:p text:style-name="P291"/>
          </table:table-cell>
          <table:table-cell table:style-name="Таблица120.A3" office:value-type="string">
            <text:p text:style-name="P286"/>
          </table:table-cell>
          <table:table-cell table:style-name="Таблица120.A3" table:number-columns-spanned="2" office:value-type="string">
            <text:p text:style-name="P317"/>
          </table:table-cell>
          <table:covered-table-cell/>
          <table:table-cell table:style-name="Таблица120.A3" office:value-type="string">
            <text:p text:style-name="P371"/>
          </table:table-cell>
          <table:table-cell table:style-name="Таблица120.H3" table:number-columns-spanned="2" office:value-type="string">
            <text:p text:style-name="P331"/>
          </table:table-cell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124"/>
          </table:table-cell>
          <table:covered-table-cell/>
          <table:table-cell table:style-name="Таблица120.A3" office:value-type="string">
            <text:p text:style-name="P124"/>
          </table:table-cell>
          <table:table-cell table:style-name="Таблица120.A3" office:value-type="string">
            <text:p text:style-name="P139"/>
          </table:table-cell>
          <table:table-cell table:style-name="Таблица120.A3" table:number-columns-spanned="2" office:value-type="string">
            <text:p text:style-name="P139"/>
          </table:table-cell>
          <table:covered-table-cell/>
          <table:table-cell table:style-name="Таблица120.A3" office:value-type="string">
            <text:p text:style-name="P140"/>
          </table:table-cell>
          <table:table-cell table:style-name="Таблица120.H3" table:number-columns-spanned="2" office:value-type="string">
            <text:p text:style-name="P125"/>
          </table:table-cell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124"/>
          </table:table-cell>
          <table:covered-table-cell/>
          <table:table-cell table:style-name="Таблица120.A3" office:value-type="string">
            <text:p text:style-name="P124"/>
          </table:table-cell>
          <table:table-cell table:style-name="Таблица120.A3" office:value-type="string">
            <text:p text:style-name="P139"/>
          </table:table-cell>
          <table:table-cell table:style-name="Таблица120.A3" table:number-columns-spanned="2" office:value-type="string">
            <text:p text:style-name="P139"/>
          </table:table-cell>
          <table:covered-table-cell/>
          <table:table-cell table:style-name="Таблица120.A3" office:value-type="string">
            <text:p text:style-name="P140"/>
          </table:table-cell>
          <table:table-cell table:style-name="Таблица120.H3" table:number-columns-spanned="2" office:value-type="string">
            <text:p text:style-name="P125"/>
          </table:table-cell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124"/>
          </table:table-cell>
          <table:covered-table-cell/>
          <table:table-cell table:style-name="Таблица120.A3" office:value-type="string">
            <text:p text:style-name="P124"/>
          </table:table-cell>
          <table:table-cell table:style-name="Таблица120.A3" office:value-type="string">
            <text:p text:style-name="P139"/>
          </table:table-cell>
          <table:table-cell table:style-name="Таблица120.A3" table:number-columns-spanned="2" office:value-type="string">
            <text:p text:style-name="P139"/>
          </table:table-cell>
          <table:covered-table-cell/>
          <table:table-cell table:style-name="Таблица120.A3" office:value-type="string">
            <text:p text:style-name="P140"/>
          </table:table-cell>
          <table:table-cell table:style-name="Таблица120.H3" table:number-columns-spanned="2" office:value-type="string">
            <text:p text:style-name="P125"/>
          </table:table-cell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43"/>
          </table:table-cell>
          <table:covered-table-cell/>
          <table:table-cell table:style-name="Таблица120.A3" office:value-type="string">
            <text:p text:style-name="P43"/>
          </table:table-cell>
          <table:table-cell table:style-name="Таблица120.A3" office:value-type="string">
            <text:p text:style-name="P47"/>
          </table:table-cell>
          <table:table-cell table:style-name="Таблица120.A3" table:number-columns-spanned="2" office:value-type="string">
            <text:p text:style-name="P47"/>
          </table:table-cell>
          <table:covered-table-cell/>
          <table:table-cell table:style-name="Таблица120.A3" office:value-type="string">
            <text:p text:style-name="P48"/>
          </table:table-cell>
          <table:table-cell table:style-name="Таблица120.H3" table:number-columns-spanned="2" office:value-type="string">
            <text:p text:style-name="P49"/>
          </table:table-cell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46"/>
          </table:table-cell>
          <table:covered-table-cell/>
          <table:table-cell table:style-name="Таблица120.A3" office:value-type="string">
            <text:p text:style-name="P43"/>
          </table:table-cell>
          <table:table-cell table:style-name="Таблица120.A3" office:value-type="string">
            <text:p text:style-name="P44"/>
          </table:table-cell>
          <table:table-cell table:style-name="Таблица120.A3" table:number-columns-spanned="2" office:value-type="string">
            <text:p text:style-name="P44"/>
          </table:table-cell>
          <table:covered-table-cell/>
          <table:table-cell table:style-name="Таблица120.A3" office:value-type="string">
            <text:p text:style-name="P48"/>
          </table:table-cell>
          <table:table-cell table:style-name="Таблица120.H3" table:number-columns-spanned="2" office:value-type="string">
            <text:p text:style-name="P45"/>
          </table:table-cell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42"/>
          </table:table-cell>
          <table:covered-table-cell/>
          <table:table-cell table:style-name="Таблица120.A3" office:value-type="string">
            <text:p text:style-name="P43"/>
          </table:table-cell>
          <table:table-cell table:style-name="Таблица120.A3" office:value-type="string">
            <text:p text:style-name="P250"/>
          </table:table-cell>
          <table:table-cell table:style-name="Таблица120.A3" table:number-columns-spanned="2" office:value-type="string">
            <text:p text:style-name="P44"/>
          </table:table-cell>
          <table:covered-table-cell/>
          <table:table-cell table:style-name="Таблица120.A3" office:value-type="string">
            <text:p text:style-name="P48"/>
          </table:table-cell>
          <table:table-cell table:style-name="Таблица120.H3" table:number-columns-spanned="2" office:value-type="string">
            <text:p text:style-name="P45"/>
          </table:table-cell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42"/>
          </table:table-cell>
          <table:covered-table-cell/>
          <table:table-cell table:style-name="Таблица120.A3" office:value-type="string">
            <text:p text:style-name="P43"/>
          </table:table-cell>
          <table:table-cell table:style-name="Таблица120.A3" office:value-type="string">
            <text:p text:style-name="P250"/>
          </table:table-cell>
          <table:table-cell table:style-name="Таблица120.A3" table:number-columns-spanned="2" office:value-type="string">
            <text:p text:style-name="P44"/>
          </table:table-cell>
          <table:covered-table-cell/>
          <table:table-cell table:style-name="Таблица120.A3" office:value-type="string">
            <text:p text:style-name="P48"/>
          </table:table-cell>
          <table:table-cell table:style-name="Таблица120.H3" table:number-columns-spanned="2" office:value-type="string">
            <text:p text:style-name="P45"/>
          </table:table-cell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234"/>
          </table:table-cell>
          <table:covered-table-cell/>
          <table:table-cell table:style-name="Таблица120.A3" office:value-type="string">
            <text:p text:style-name="P239"/>
          </table:table-cell>
          <table:table-cell table:style-name="Таблица120.A3" office:value-type="string">
            <text:p text:style-name="P254"/>
          </table:table-cell>
          <table:table-cell table:style-name="Таблица120.A3" table:number-columns-spanned="2" office:value-type="string">
            <text:p text:style-name="P254"/>
          </table:table-cell>
          <table:covered-table-cell/>
          <table:table-cell table:style-name="Таблица120.A3" office:value-type="string">
            <text:p text:style-name="P254"/>
          </table:table-cell>
          <table:table-cell table:style-name="Таблица120.H3" table:number-columns-spanned="2" office:value-type="string">
            <text:p text:style-name="P254"/>
          </table:table-cell>
          <table:covered-table-cell/>
        </table:table-row>
        <table:table-row table:style-name="Таблица120.18">
          <table:table-cell table:style-name="Таблица120.A18" office:value-type="string">
            <text:p text:style-name="P174">ПВК</text:p>
          </table:table-cell>
          <table:table-cell table:style-name="Таблица120.B18" table:number-columns-spanned="4" office:value-type="string">
            <text:p text:style-name="P184">Перечень входного контроля</text:p>
          </table:table-cell>
          <table:covered-table-cell/>
          <table:covered-table-cell/>
          <table:covered-table-cell/>
          <table:table-cell table:style-name="Таблица120.B18" table:number-columns-spanned="3" office:value-type="string">
            <text:p text:style-name="P216"/>
          </table:table-cell>
          <table:covered-table-cell/>
          <table:covered-table-cell/>
          <table:table-cell table:style-name="Таблица120.I18" office:value-type="string">
            <text:p text:style-name="P216"/>
            <text:p text:style-name="P216"/>
          </table:table-cell>
        </table:table-row>
      </table:table>
      <text:p text:style-name="P450"><text:soft-page-break/><text:span text:style-name="T3">СТО 07521831-55-2017 </text:span><text:span text:style-name="T2">Приложение А</text:span><text:span text:style-name="T1"> <text:s text:c="55"/></text:span><text:span text:style-name="T9"><text:s text:c="2"/></text:span></text:p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column table:style-name="Таблица29.E"/>
        <table:table-column table:style-name="Таблица29.F"/>
        <table:table-column table:style-name="Таблица29.G"/>
        <table:table-column table:style-name="Таблица29.H"/>
        <table:table-row table:style-name="Таблица29.1">
          <table:table-cell table:style-name="Таблица29.A1" office:value-type="string">
            <text:p text:style-name="P52">Дубл.</text:p>
          </table:table-cell>
          <table:table-cell table:style-name="Таблица29.A1" office:value-type="string">
            <text:p text:style-name="P428"/>
          </table:table-cell>
          <table:table-cell table:style-name="Таблица29.A1" office:value-type="string">
            <text:p text:style-name="P428"/>
          </table:table-cell>
          <table:table-cell table:style-name="Таблица29.D1" office:value-type="string">
            <text:p text:style-name="P428"/>
          </table:table-cell>
          <table:table-cell table:style-name="Таблица29.E1" office:value-type="string">
            <text:p text:style-name="P428"><text:s text:c="15"/></text:p>
          </table:table-cell>
          <table:table-cell table:style-name="Таблица29.F1" table:number-columns-spanned="2" office:value-type="string">
            <text:p text:style-name="P428"/>
          </table:table-cell>
          <table:covered-table-cell/>
          <table:table-cell table:style-name="Таблица29.H1" office:value-type="string">
            <text:p text:style-name="P428"/>
          </table:table-cell>
        </table:table-row>
        <table:table-row table:style-name="Таблица29.1">
          <table:table-cell table:style-name="Таблица29.A1" office:value-type="string">
            <text:p text:style-name="P52">Взам.</text:p>
          </table:table-cell>
          <table:table-cell table:style-name="Таблица29.A1" office:value-type="string">
            <text:p text:style-name="P428"/>
          </table:table-cell>
          <table:table-cell table:style-name="Таблица29.A1" office:value-type="string">
            <text:p text:style-name="P428"/>
          </table:table-cell>
          <table:table-cell table:style-name="Таблица29.D1" office:value-type="string">
            <text:p text:style-name="P428"/>
          </table:table-cell>
          <table:table-cell table:style-name="Таблица29.E2" table:number-columns-spanned="2" office:value-type="string">
            <text:p text:style-name="P428"/>
          </table:table-cell>
          <table:covered-table-cell/>
          <table:table-cell table:style-name="Таблица29.G2" table:number-rows-spanned="2" table:number-columns-spanned="2" office:value-type="string">
            <text:p text:style-name="P428"/>
          </table:table-cell>
          <table:covered-table-cell/>
        </table:table-row>
        <table:table-row table:style-name="Таблица29.1">
          <table:table-cell table:style-name="Таблица29.A1" office:value-type="string">
            <text:p text:style-name="P52">Подл.</text:p>
          </table:table-cell>
          <table:table-cell table:style-name="Таблица29.A1" office:value-type="string">
            <text:p text:style-name="P98"/>
          </table:table-cell>
          <table:table-cell table:style-name="Таблица29.A1" office:value-type="string">
            <text:p text:style-name="P428"/>
          </table:table-cell>
          <table:table-cell table:style-name="Таблица29.A1" office:value-type="string">
            <text:p text:style-name="P428"/>
          </table:table-cell>
          <table:table-cell table:style-name="Таблица29.E2" table:number-columns-spanned="2" office:value-type="string">
            <text:p text:style-name="P428"/>
          </table:table-cell>
          <table:covered-table-cell/>
          <table:covered-table-cell table:style-name="Таблица29.G2"/>
          <table:covered-table-cell/>
        </table:table-row>
      </table:table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column table:style-name="Таблица30.F"/>
        <table:table-column table:style-name="Таблица30.G"/>
        <table:table-column table:style-name="Таблица30.H"/>
        <table:table-column table:style-name="Таблица30.I"/>
        <table:table-column table:style-name="Таблица30.J"/>
        <table:table-column table:style-name="Таблица30.K"/>
        <table:table-column table:style-name="Таблица30.L"/>
        <table:table-column table:style-name="Таблица30.M"/>
        <table:table-column table:style-name="Таблица30.N"/>
        <table:table-column table:style-name="Таблица30.O"/>
        <table:table-column table:style-name="Таблица30.P"/>
        <table:table-row table:style-name="Таблица30.1">
          <table:table-cell table:style-name="Таблица30.A1" table:number-columns-spanned="11" office:value-type="string">
            <text:p text:style-name="P437"><text:span text:style-name="T56">Гарантийный срок хранения: </text:span><text:span text:style-name="T58">3 месяц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0.L1" table:number-columns-spanned="2" office:value-type="string">
            <text:p text:style-name="P26"/>
          </table:table-cell>
          <table:covered-table-cell/>
          <table:table-cell table:style-name="Таблица30.N1" table:number-columns-spanned="2" office:value-type="string">
            <text:h text:style-name="P609" text:outline-level="7"/>
          </table:table-cell>
          <table:covered-table-cell/>
          <table:table-cell table:style-name="Таблица30.P1" office:value-type="string">
            <text:p text:style-name="P395">7</text:p>
          </table:table-cell>
        </table:table-row>
        <table:table-row table:style-name="Таблица30.1">
          <table:table-cell table:style-name="Таблица30.A2" table:number-columns-spanned="16" office:value-type="string">
            <text:p text:style-name="P15">Срок хранени<text:span text:style-name="T34">я</text:span> до перепроверки продукции (для изделий <text:span text:style-name="T51">ВТ)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0.3">
          <table:table-cell table:style-name="Таблица30.A1" table:number-rows-spanned="3" office:value-type="string">
            <text:p text:style-name="P26"/>
          </table:table-cell>
          <table:table-cell table:style-name="Таблица30.L1" office:value-type="string">
            <text:p text:style-name="P26"/>
          </table:table-cell>
          <table:table-cell table:style-name="Таблица30.L1" office:value-type="string">
            <text:p text:style-name="P26"/>
          </table:table-cell>
          <table:table-cell table:style-name="Таблица30.L1" office:value-type="string">
            <text:p text:style-name="P26"/>
          </table:table-cell>
          <table:table-cell table:style-name="Таблица30.L1" office:value-type="string">
            <text:p text:style-name="P26"/>
          </table:table-cell>
          <table:table-cell table:style-name="Таблица30.L1" office:value-type="string">
            <text:p text:style-name="P26"/>
          </table:table-cell>
          <table:table-cell table:style-name="Таблица30.L1" office:value-type="string">
            <text:p text:style-name="P26"/>
          </table:table-cell>
          <table:table-cell table:style-name="Таблица30.L1" office:value-type="string">
            <text:p text:style-name="P26"/>
          </table:table-cell>
          <table:table-cell table:style-name="Таблица30.L1" office:value-type="string">
            <text:p text:style-name="P26"/>
          </table:table-cell>
          <table:table-cell table:style-name="Таблица30.J3" office:value-type="string">
            <text:p text:style-name="P26"/>
          </table:table-cell>
          <table:table-cell table:style-name="Таблица30.K3" table:number-columns-spanned="2" office:value-type="string">
            <text:p text:style-name="P26"/>
          </table:table-cell>
          <table:covered-table-cell/>
          <table:table-cell table:style-name="Таблица30.M3" table:number-rows-spanned="3" table:number-columns-spanned="2" office:value-type="string">
            <text:p text:style-name="P552"><text:span text:style-name="T102">Смола </text:span><text:span text:style-name="T103">A</text:span><text:span text:style-name="T104">TTSHIELD</text:span><text:span text:style-name="T103"> OP 745</text:span></text:p>
            <text:p text:style-name="P389">ТУ 20.16.40-024-35501431-2021</text:p>
          </table:table-cell>
          <table:covered-table-cell/>
          <table:table-cell table:style-name="Таблица30.O3" table:number-rows-spanned="3" table:number-columns-spanned="2" office:value-type="string">
            <text:p text:style-name="P164">И.01-2024</text:p>
          </table:table-cell>
          <table:covered-table-cell/>
        </table:table-row>
        <table:table-row table:style-name="Таблица30.3">
          <table:covered-table-cell table:style-name="Таблица30.A1"/>
          <table:table-cell table:style-name="Таблица30.B4" office:value-type="string">
            <text:p text:style-name="P428"/>
          </table:table-cell>
          <table:table-cell table:style-name="Таблица30.C4" office:value-type="string">
            <text:p text:style-name="P428"/>
          </table:table-cell>
          <table:table-cell table:style-name="Таблица30.D4" office:value-type="string">
            <text:p text:style-name="P428"/>
          </table:table-cell>
          <table:table-cell table:style-name="Таблица30.E4" office:value-type="string">
            <text:p text:style-name="P428"/>
          </table:table-cell>
          <table:table-cell table:style-name="Таблица30.F4" office:value-type="string">
            <text:p text:style-name="P428"/>
          </table:table-cell>
          <table:table-cell table:style-name="Таблица30.G4" office:value-type="string">
            <text:p text:style-name="P428"/>
          </table:table-cell>
          <table:table-cell table:style-name="Таблица30.H4" office:value-type="string">
            <text:p text:style-name="P428"/>
          </table:table-cell>
          <table:table-cell table:style-name="Таблица30.I4" office:value-type="string">
            <text:p text:style-name="P428"/>
          </table:table-cell>
          <table:table-cell table:style-name="Таблица30.J4" office:value-type="string">
            <text:p text:style-name="P428"/>
          </table:table-cell>
          <table:table-cell table:style-name="Таблица30.K4" table:number-columns-spanned="2" office:value-type="string">
            <text:p text:style-name="P428"/>
          </table:table-cell>
          <table:covered-table-cell/>
          <table:covered-table-cell table:style-name="Таблица30.M3"/>
          <table:covered-table-cell/>
          <table:covered-table-cell table:style-name="Таблица30.O3"/>
          <table:covered-table-cell/>
        </table:table-row>
        <table:table-row table:style-name="Таблица30.3">
          <table:covered-table-cell table:style-name="Таблица30.A1"/>
          <table:table-cell table:style-name="Таблица30.B5" office:value-type="string">
            <text:p text:style-name="P428"/>
          </table:table-cell>
          <table:table-cell table:style-name="Таблица30.C5" office:value-type="string">
            <text:p text:style-name="P428"/>
          </table:table-cell>
          <table:table-cell table:style-name="Таблица30.D5" office:value-type="string">
            <text:p text:style-name="P428"/>
          </table:table-cell>
          <table:table-cell table:style-name="Таблица30.E5" office:value-type="string">
            <text:p text:style-name="P428"/>
          </table:table-cell>
          <table:table-cell table:style-name="Таблица30.F5" office:value-type="string">
            <text:p text:style-name="P428"/>
          </table:table-cell>
          <table:table-cell table:style-name="Таблица30.G5" office:value-type="string">
            <text:p text:style-name="P428"/>
          </table:table-cell>
          <table:table-cell table:style-name="Таблица30.H5" office:value-type="string">
            <text:p text:style-name="P428"/>
          </table:table-cell>
          <table:table-cell table:style-name="Таблица30.I5" office:value-type="string">
            <text:p text:style-name="P428"/>
          </table:table-cell>
          <table:table-cell table:style-name="Таблица30.J5" office:value-type="string">
            <text:p text:style-name="P428"/>
          </table:table-cell>
          <table:table-cell table:style-name="Таблица30.K5" table:number-columns-spanned="2" office:value-type="string">
            <text:p text:style-name="P428"/>
          </table:table-cell>
          <table:covered-table-cell/>
          <table:covered-table-cell table:style-name="Таблица30.M3"/>
          <table:covered-table-cell/>
          <table:covered-table-cell table:style-name="Таблица30.O3"/>
          <table:covered-table-cell/>
        </table:table-row>
      </table:table>
      <table:table table:name="Таблица31" table:style-name="Таблица31">
        <table:table-column table:style-name="Таблица31.A"/>
        <table:table-column table:style-name="Таблица31.B"/>
        <table:table-column table:style-name="Таблица31.C"/>
        <table:table-column table:style-name="Таблица31.D"/>
        <table:table-column table:style-name="Таблица31.E"/>
        <table:table-column table:style-name="Таблица31.F"/>
        <table:table-column table:style-name="Таблица31.G"/>
        <table:table-column table:style-name="Таблица31.H"/>
        <table:table-column table:style-name="Таблица31.I"/>
        <table:table-row table:style-name="Таблица31.1">
          <table:table-cell table:style-name="Таблица31.A1" table:number-columns-spanned="3" office:value-type="string">
            <text:p text:style-name="P259">Состав контролируемых па<text:span text:style-name="T10">р</text:span>аметров продукции,<text:line-break/>методы ее контроля</text:p>
          </table:table-cell>
          <table:covered-table-cell/>
          <table:covered-table-cell/>
          <table:table-cell table:style-name="Таблица31.A1" table:number-rows-spanned="2" office:value-type="string">
            <text:p text:style-name="P299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31.A1" table:number-rows-spanned="2" office:value-type="string">
            <text:p text:style-name="P308">Вид </text:p>
            <text:p text:style-name="P308">контроля.</text:p>
            <text:p text:style-name="P299">Объем<text:line-break/>выборки<text:line-break/>или<text:line-break/>пробы</text:p>
          </table:table-cell>
          <table:table-cell table:style-name="Таблица31.A1" table:number-rows-spanned="2" table:number-columns-spanned="2" office:value-type="string">
            <text:p text:style-name="P300">Допусти<text:span text:style-name="T36">-</text:span>мый<text:line-break/>расход<text:line-break/>ресурса<text:line-break/></text:p>
          </table:table-cell>
          <table:covered-table-cell/>
          <table:table-cell table:style-name="Таблица31.H1" table:number-rows-spanned="2" table:number-columns-spanned="2" office:value-type="string">
            <text:p text:style-name="P299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31.1">
          <table:table-cell table:style-name="Таблица31.A2" table:number-columns-spanned="2" office:value-type="string">
            <text:p text:style-name="P259">Контролируемые параметры<text:line-break/>(показатели)</text:p>
          </table:table-cell>
          <table:covered-table-cell/>
          <table:table-cell table:style-name="Таблица31.A2" office:value-type="string">
            <text:p text:style-name="P259">Номера<text:line-break/>пунктов<text:line-break/>докумен<text:span text:style-name="T35">-</text:span><text:line-break/>тации</text:p>
          </table:table-cell>
          <table:covered-table-cell table:style-name="Таблица31.A1"/>
          <table:covered-table-cell table:style-name="Таблица31.A1"/>
          <table:covered-table-cell table:style-name="Таблица31.A1"/>
          <table:covered-table-cell/>
          <table:covered-table-cell table:style-name="Таблица31.H1"/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343">1 Внешний вид</text:p>
          </table:table-cell>
          <table:covered-table-cell/>
          <table:table-cell table:style-name="Таблица31.A3" office:value-type="string">
            <text:p text:style-name="P335">п.2.3, </text:p>
          </table:table-cell>
          <table:table-cell table:style-name="Таблица31.A3" office:value-type="string">
            <text:p text:style-name="P344">Визуально</text:p>
          </table:table-cell>
          <table:table-cell table:style-name="Таблица31.A3" office:value-type="string">
            <text:p text:style-name="P335">10 % </text:p>
          </table:table-cell>
          <table:table-cell table:style-name="Таблица31.A3" table:number-columns-spanned="2" office:value-type="string">
            <text:p text:style-name="P347">300 г</text:p>
          </table:table-cell>
          <table:covered-table-cell/>
          <table:table-cell table:style-name="Таблица31.H3" table:number-columns-spanned="2" office:value-type="string">
            <text:p text:style-name="P381"><text:span text:style-name="T25"><text:s/></text:span><text:span text:style-name="T26">Цех 23, </text:span></text:p>
          </table:table-cell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273"/>
          </table:table-cell>
          <table:covered-table-cell/>
          <table:table-cell table:style-name="Таблица31.A3" office:value-type="string">
            <text:p text:style-name="P335">табл.1</text:p>
          </table:table-cell>
          <table:table-cell table:style-name="Таблица31.A3" office:value-type="string">
            <text:p text:style-name="P287"/>
          </table:table-cell>
          <table:table-cell table:style-name="Таблица31.A3" office:value-type="string">
            <text:p text:style-name="P336">тарных </text:p>
          </table:table-cell>
          <table:table-cell table:style-name="Таблица31.A3" table:number-columns-spanned="2" office:value-type="string">
            <text:p text:style-name="P372"/>
          </table:table-cell>
          <table:covered-table-cell/>
          <table:table-cell table:style-name="Таблица31.H3" table:number-columns-spanned="2" office:value-type="string">
            <text:p text:style-name="P326">ОТК,</text:p>
          </table:table-cell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273"/>
          </table:table-cell>
          <table:covered-table-cell/>
          <table:table-cell table:style-name="Таблица31.A3" office:value-type="string">
            <text:p text:style-name="P262"/>
          </table:table-cell>
          <table:table-cell table:style-name="Таблица31.A3" office:value-type="string">
            <text:p text:style-name="P305"/>
          </table:table-cell>
          <table:table-cell table:style-name="Таблица31.A3" office:value-type="string">
            <text:p text:style-name="P338">мест,</text:p>
          </table:table-cell>
          <table:table-cell table:style-name="Таблица31.A3" table:number-columns-spanned="2" office:value-type="string">
            <text:p text:style-name="P372"/>
          </table:table-cell>
          <table:covered-table-cell/>
          <table:table-cell table:style-name="Таблица31.H3" table:number-columns-spanned="2" office:value-type="string">
            <text:p text:style-name="P351">ЦЗЛ</text:p>
          </table:table-cell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295"/>
          </table:table-cell>
          <table:covered-table-cell/>
          <table:table-cell table:style-name="Таблица31.A3" office:value-type="string">
            <text:p text:style-name="P262"/>
          </table:table-cell>
          <table:table-cell table:style-name="Таблица31.A3" office:value-type="string">
            <text:p text:style-name="P305"/>
          </table:table-cell>
          <table:table-cell table:style-name="Таблица31.A3" office:value-type="string">
            <text:p text:style-name="P337">но не менее</text:p>
          </table:table-cell>
          <table:table-cell table:style-name="Таблица31.A3" table:number-columns-spanned="2" office:value-type="string">
            <text:p text:style-name="P372"/>
          </table:table-cell>
          <table:covered-table-cell/>
          <table:table-cell table:style-name="Таблица31.H3" table:number-columns-spanned="2" office:value-type="string">
            <text:p text:style-name="P382"/>
          </table:table-cell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353"><text:span text:style-name="T145">2</text:span> Массовая доля нелетучих веществ, %</text:p>
          </table:table-cell>
          <table:covered-table-cell/>
          <table:table-cell table:style-name="Таблица31.A3" office:value-type="string">
            <text:p text:style-name="P335">п.2.3, </text:p>
          </table:table-cell>
          <table:table-cell table:style-name="Таблица31.A3" office:value-type="string">
            <text:p text:style-name="P577"><text:span text:style-name="T23"><text:s/>Весы неавтоматического действия </text:span>II</text:p>
          </table:table-cell>
          <table:table-cell table:style-name="Таблица31.A3" office:value-type="string">
            <text:p text:style-name="P355">трех</text:p>
          </table:table-cell>
          <table:table-cell table:style-name="Таблица31.A3" table:number-columns-spanned="2" office:value-type="string">
            <text:p text:style-name="P386"/>
          </table:table-cell>
          <table:covered-table-cell/>
          <table:table-cell table:style-name="Таблица31.H3" table:number-columns-spanned="2" office:value-type="string">
            <text:p text:style-name="P381"><text:span text:style-name="T25"><text:s/></text:span><text:span text:style-name="T26">Цех 23, </text:span></text:p>
          </table:table-cell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360"/>
          </table:table-cell>
          <table:covered-table-cell/>
          <table:table-cell table:style-name="Таблица31.A3" office:value-type="string">
            <text:p text:style-name="P335">табл.1</text:p>
          </table:table-cell>
          <table:table-cell table:style-name="Таблица31.A3" office:value-type="string">
            <text:p text:style-name="P577"><text:s/><text:span text:style-name="T23">класса точности </text:span></text:p>
          </table:table-cell>
          <table:table-cell table:style-name="Таблица31.A3" office:value-type="string">
            <text:p text:style-name="P387"/>
          </table:table-cell>
          <table:table-cell table:style-name="Таблица31.A3" table:number-columns-spanned="2" office:value-type="string">
            <text:p text:style-name="P386"/>
          </table:table-cell>
          <table:covered-table-cell/>
          <table:table-cell table:style-name="Таблица31.H3" table:number-columns-spanned="2" office:value-type="string">
            <text:p text:style-name="P326">ОТК,</text:p>
          </table:table-cell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360"/>
          </table:table-cell>
          <table:covered-table-cell/>
          <table:table-cell table:style-name="Таблица31.A3" office:value-type="string">
            <text:p text:style-name="P360"/>
          </table:table-cell>
          <table:table-cell table:style-name="Таблица31.A3" office:value-type="string">
            <text:p text:style-name="P582"><text:span text:style-name="T23"><text:s/>ГОСТ Р 53228-2008 или друг</text:span><text:span text:style-name="T31">ого ДС</text:span></text:p>
          </table:table-cell>
          <table:table-cell table:style-name="Таблица31.A3" office:value-type="string">
            <text:p text:style-name="P361"/>
          </table:table-cell>
          <table:table-cell table:style-name="Таблица31.A3" table:number-columns-spanned="2" office:value-type="string">
            <text:p text:style-name="P386"/>
          </table:table-cell>
          <table:covered-table-cell/>
          <table:table-cell table:style-name="Таблица31.H3" table:number-columns-spanned="2" office:value-type="string">
            <text:p text:style-name="P351">ЦЗЛ</text:p>
          </table:table-cell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357"/>
          </table:table-cell>
          <table:covered-table-cell/>
          <table:table-cell table:style-name="Таблица31.A3" office:value-type="string">
            <text:p text:style-name="P360"/>
          </table:table-cell>
          <table:table-cell table:style-name="Таблица31.A3" office:value-type="string">
            <text:p text:style-name="P257"><text:s/>Шкаф сушильный с температурой</text:p>
          </table:table-cell>
          <table:table-cell table:style-name="Таблица31.A3" office:value-type="string">
            <text:p text:style-name="P361"/>
          </table:table-cell>
          <table:table-cell table:style-name="Таблица31.A3" table:number-columns-spanned="2" office:value-type="string">
            <text:p text:style-name="P386"/>
          </table:table-cell>
          <table:covered-table-cell/>
          <table:table-cell table:style-name="Таблица31.H3" table:number-columns-spanned="2" office:value-type="string">
            <text:p text:style-name="P362"/>
          </table:table-cell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357"/>
          </table:table-cell>
          <table:covered-table-cell/>
          <table:table-cell table:style-name="Таблица31.A3" office:value-type="string">
            <text:p text:style-name="P360"/>
          </table:table-cell>
          <table:table-cell table:style-name="Таблица31.A3" office:value-type="string">
            <text:p text:style-name="P2"><text:span text:style-name="Основной_20_шрифт_20_абзаца"><text:span text:style-name="T105"><text:s/></text:span></text:span><text:span text:style-name="Основной_20_шрифт_20_абзаца"><text:span text:style-name="T100">нагрева до </text:span></text:span><text:span text:style-name="Основной_20_шрифт_20_абзаца"><text:span text:style-name="T101">200 ºС</text:span></text:span></text:p>
          </table:table-cell>
          <table:table-cell table:style-name="Таблица31.A3" office:value-type="string">
            <text:p text:style-name="P361"/>
          </table:table-cell>
          <table:table-cell table:style-name="Таблица31.A3" table:number-columns-spanned="2" office:value-type="string">
            <text:p text:style-name="P386"/>
          </table:table-cell>
          <table:covered-table-cell/>
          <table:table-cell table:style-name="Таблица31.H3" table:number-columns-spanned="2" office:value-type="string">
            <text:p text:style-name="P362"/>
          </table:table-cell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353"/>
          </table:table-cell>
          <table:covered-table-cell/>
          <table:table-cell table:style-name="Таблица31.A3" office:value-type="string">
            <text:p text:style-name="P335"/>
          </table:table-cell>
          <table:table-cell table:style-name="Таблица31.A3" office:value-type="string">
            <text:p text:style-name="P577"/>
          </table:table-cell>
          <table:table-cell table:style-name="Таблица31.A3" office:value-type="string">
            <text:p text:style-name="P387"/>
          </table:table-cell>
          <table:table-cell table:style-name="Таблица31.A3" table:number-columns-spanned="2" office:value-type="string">
            <text:p text:style-name="P386"/>
          </table:table-cell>
          <table:covered-table-cell/>
          <table:table-cell table:style-name="Таблица31.H3" table:number-columns-spanned="2" office:value-type="string">
            <text:p text:style-name="P328"/>
          </table:table-cell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360"/>
          </table:table-cell>
          <table:covered-table-cell/>
          <table:table-cell table:style-name="Таблица31.A3" office:value-type="string">
            <text:p text:style-name="P335"/>
          </table:table-cell>
          <table:table-cell table:style-name="Таблица31.A3" office:value-type="string">
            <text:p text:style-name="P569"/>
          </table:table-cell>
          <table:table-cell table:style-name="Таблица31.A3" office:value-type="string">
            <text:p text:style-name="P387"/>
          </table:table-cell>
          <table:table-cell table:style-name="Таблица31.A3" table:number-columns-spanned="2" office:value-type="string">
            <text:p text:style-name="P386"/>
          </table:table-cell>
          <table:covered-table-cell/>
          <table:table-cell table:style-name="Таблица31.H3" table:number-columns-spanned="2" office:value-type="string">
            <text:p text:style-name="P328"/>
          </table:table-cell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360"/>
          </table:table-cell>
          <table:covered-table-cell/>
          <table:table-cell table:style-name="Таблица31.A3" office:value-type="string">
            <text:p text:style-name="P360"/>
          </table:table-cell>
          <table:table-cell table:style-name="Таблица31.A3" office:value-type="string">
            <text:p text:style-name="P575"/>
          </table:table-cell>
          <table:table-cell table:style-name="Таблица31.A3" office:value-type="string">
            <text:p text:style-name="P361"/>
          </table:table-cell>
          <table:table-cell table:style-name="Таблица31.A3" table:number-columns-spanned="2" office:value-type="string">
            <text:p text:style-name="P386"/>
          </table:table-cell>
          <table:covered-table-cell/>
          <table:table-cell table:style-name="Таблица31.H3" table:number-columns-spanned="2" office:value-type="string">
            <text:p text:style-name="P354"/>
          </table:table-cell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357"/>
          </table:table-cell>
          <table:covered-table-cell/>
          <table:table-cell table:style-name="Таблица31.A3" office:value-type="string">
            <text:p text:style-name="P360"/>
          </table:table-cell>
          <table:table-cell table:style-name="Таблица31.A3" office:value-type="string">
            <text:p text:style-name="P257"/>
          </table:table-cell>
          <table:table-cell table:style-name="Таблица31.A3" office:value-type="string">
            <text:p text:style-name="P361"/>
          </table:table-cell>
          <table:table-cell table:style-name="Таблица31.A3" table:number-columns-spanned="2" office:value-type="string">
            <text:p text:style-name="P386"/>
          </table:table-cell>
          <table:covered-table-cell/>
          <table:table-cell table:style-name="Таблица31.H3" table:number-columns-spanned="2" office:value-type="string">
            <text:p text:style-name="P362"/>
          </table:table-cell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357"/>
          </table:table-cell>
          <table:covered-table-cell/>
          <table:table-cell table:style-name="Таблица31.A3" office:value-type="string">
            <text:p text:style-name="P360"/>
          </table:table-cell>
          <table:table-cell table:style-name="Таблица31.A3" office:value-type="string">
            <text:p text:style-name="P2"><text:span text:style-name="Основной_20_шрифт_20_абзаца"><text:span text:style-name="T101"/></text:span></text:p>
          </table:table-cell>
          <table:table-cell table:style-name="Таблица31.A3" office:value-type="string">
            <text:p text:style-name="P361"/>
          </table:table-cell>
          <table:table-cell table:style-name="Таблица31.A3" table:number-columns-spanned="2" office:value-type="string">
            <text:p text:style-name="P386"/>
          </table:table-cell>
          <table:covered-table-cell/>
          <table:table-cell table:style-name="Таблица31.H3" table:number-columns-spanned="2" office:value-type="string">
            <text:p text:style-name="P362"/>
          </table:table-cell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274"/>
          </table:table-cell>
          <table:covered-table-cell/>
          <table:table-cell table:style-name="Таблица31.A3" office:value-type="string">
            <text:p text:style-name="P262"/>
          </table:table-cell>
          <table:table-cell table:style-name="Таблица31.A3" office:value-type="string">
            <text:p text:style-name="P372"/>
          </table:table-cell>
          <table:table-cell table:style-name="Таблица31.A3" office:value-type="string">
            <text:p text:style-name="P372"/>
          </table:table-cell>
          <table:table-cell table:style-name="Таблица31.A3" table:number-columns-spanned="2" office:value-type="string">
            <text:p text:style-name="P372"/>
          </table:table-cell>
          <table:covered-table-cell/>
          <table:table-cell table:style-name="Таблица31.H3" table:number-columns-spanned="2" office:value-type="string">
            <text:p text:style-name="P372"/>
          </table:table-cell>
          <table:covered-table-cell/>
        </table:table-row>
        <table:table-row table:style-name="Таблица31.18">
          <table:table-cell table:style-name="Таблица31.A18" office:value-type="string">
            <text:p text:style-name="P176">ПВК</text:p>
          </table:table-cell>
          <table:table-cell table:style-name="Таблица31.B18" table:number-columns-spanned="5" office:value-type="string">
            <text:p text:style-name="P186">Перечень входного контроля</text:p>
          </table:table-cell>
          <table:covered-table-cell/>
          <table:covered-table-cell/>
          <table:covered-table-cell/>
          <table:covered-table-cell/>
          <table:table-cell table:style-name="Таблица31.B18" table:number-columns-spanned="2" office:value-type="string">
            <text:p text:style-name="P218"/>
          </table:table-cell>
          <table:covered-table-cell/>
          <table:table-cell table:style-name="Таблица31.I18" office:value-type="string">
            <text:p text:style-name="P218"/>
            <text:p text:style-name="P218"/>
          </table:table-cell>
        </table:table-row>
      </table:table>
      <text:p text:style-name="P113"/>
      <text:p text:style-name="P451"><text:soft-page-break/><text:span text:style-name="T3">СТО 07521831-55-2017 </text:span><text:span text:style-name="T2">Приложение А</text:span><text:span text:style-name="T1"> <text:s text:c="55"/></text:span><text:span text:style-name="T9"><text:s text:c="2"/></text:span></text:p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/>
        <table:table-column table:style-name="Таблица32.E"/>
        <table:table-column table:style-name="Таблица32.F"/>
        <table:table-column table:style-name="Таблица32.G"/>
        <table:table-column table:style-name="Таблица32.H"/>
        <table:table-row table:style-name="Таблица32.1">
          <table:table-cell table:style-name="Таблица32.A1" office:value-type="string">
            <text:p text:style-name="P53">Дубл.</text:p>
          </table:table-cell>
          <table:table-cell table:style-name="Таблица32.A1" office:value-type="string">
            <text:p text:style-name="P429"/>
          </table:table-cell>
          <table:table-cell table:style-name="Таблица32.A1" office:value-type="string">
            <text:p text:style-name="P429"/>
          </table:table-cell>
          <table:table-cell table:style-name="Таблица32.D1" office:value-type="string">
            <text:p text:style-name="P429"/>
          </table:table-cell>
          <table:table-cell table:style-name="Таблица32.E1" office:value-type="string">
            <text:p text:style-name="P429"><text:s text:c="15"/></text:p>
          </table:table-cell>
          <table:table-cell table:style-name="Таблица32.F1" table:number-columns-spanned="2" office:value-type="string">
            <text:p text:style-name="P429"/>
          </table:table-cell>
          <table:covered-table-cell/>
          <table:table-cell table:style-name="Таблица32.H1" office:value-type="string">
            <text:p text:style-name="P429"/>
          </table:table-cell>
        </table:table-row>
        <table:table-row table:style-name="Таблица32.1">
          <table:table-cell table:style-name="Таблица32.A1" office:value-type="string">
            <text:p text:style-name="P53">Взам.</text:p>
          </table:table-cell>
          <table:table-cell table:style-name="Таблица32.A1" office:value-type="string">
            <text:p text:style-name="P429"/>
          </table:table-cell>
          <table:table-cell table:style-name="Таблица32.A1" office:value-type="string">
            <text:p text:style-name="P429"/>
          </table:table-cell>
          <table:table-cell table:style-name="Таблица32.D1" office:value-type="string">
            <text:p text:style-name="P429"/>
          </table:table-cell>
          <table:table-cell table:style-name="Таблица32.E2" table:number-columns-spanned="2" office:value-type="string">
            <text:p text:style-name="P429"/>
          </table:table-cell>
          <table:covered-table-cell/>
          <table:table-cell table:style-name="Таблица32.G2" table:number-rows-spanned="2" table:number-columns-spanned="2" office:value-type="string">
            <text:p text:style-name="P429"/>
          </table:table-cell>
          <table:covered-table-cell/>
        </table:table-row>
        <table:table-row table:style-name="Таблица32.1">
          <table:table-cell table:style-name="Таблица32.A1" office:value-type="string">
            <text:p text:style-name="P53">Подл.</text:p>
          </table:table-cell>
          <table:table-cell table:style-name="Таблица32.A1" office:value-type="string">
            <text:p text:style-name="P99"/>
          </table:table-cell>
          <table:table-cell table:style-name="Таблица32.A1" office:value-type="string">
            <text:p text:style-name="P429"/>
          </table:table-cell>
          <table:table-cell table:style-name="Таблица32.A1" office:value-type="string">
            <text:p text:style-name="P429"/>
          </table:table-cell>
          <table:table-cell table:style-name="Таблица32.E2" table:number-columns-spanned="2" office:value-type="string">
            <text:p text:style-name="P429"/>
          </table:table-cell>
          <table:covered-table-cell/>
          <table:covered-table-cell table:style-name="Таблица32.G2"/>
          <table:covered-table-cell/>
        </table:table-row>
      </table:table>
      <table:table table:name="Таблица36" table:style-name="Таблица36">
        <table:table-column table:style-name="Таблица36.A"/>
        <table:table-column table:style-name="Таблица36.B"/>
        <table:table-column table:style-name="Таблица36.C"/>
        <table:table-column table:style-name="Таблица36.D"/>
        <table:table-column table:style-name="Таблица36.E"/>
        <table:table-column table:style-name="Таблица36.F"/>
        <table:table-column table:style-name="Таблица36.G"/>
        <table:table-column table:style-name="Таблица36.H"/>
        <table:table-column table:style-name="Таблица36.I"/>
        <table:table-column table:style-name="Таблица36.J"/>
        <table:table-column table:style-name="Таблица36.K"/>
        <table:table-column table:style-name="Таблица36.L"/>
        <table:table-column table:style-name="Таблица36.M"/>
        <table:table-column table:style-name="Таблица36.N"/>
        <table:table-column table:style-name="Таблица36.O"/>
        <table:table-column table:style-name="Таблица36.P"/>
        <table:table-row table:style-name="Таблица36.1">
          <table:table-cell table:style-name="Таблица36.A1" table:number-columns-spanned="11" office:value-type="string">
            <text:p text:style-name="P438"><text:span text:style-name="T56">Гарантийный срок хранения: </text:span><text:span text:style-name="T58">3 месяц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6.L1" table:number-columns-spanned="2" office:value-type="string">
            <text:p text:style-name="P27"/>
          </table:table-cell>
          <table:covered-table-cell/>
          <table:table-cell table:style-name="Таблица36.N1" table:number-columns-spanned="2" office:value-type="string">
            <text:h text:style-name="P610" text:outline-level="7"/>
          </table:table-cell>
          <table:covered-table-cell/>
          <table:table-cell table:style-name="Таблица36.P1" office:value-type="string">
            <text:p text:style-name="P395">8</text:p>
          </table:table-cell>
        </table:table-row>
        <table:table-row table:style-name="Таблица36.1">
          <table:table-cell table:style-name="Таблица36.A2" table:number-columns-spanned="16" office:value-type="string">
            <text:p text:style-name="P16">Срок хранени<text:span text:style-name="T34">я</text:span> до перепроверки продукции (для изделий <text:span text:style-name="T51">ВТ)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6.3">
          <table:table-cell table:style-name="Таблица36.A1" table:number-rows-spanned="3" office:value-type="string">
            <text:p text:style-name="P27"/>
          </table:table-cell>
          <table:table-cell table:style-name="Таблица36.L1" office:value-type="string">
            <text:p text:style-name="P27"/>
          </table:table-cell>
          <table:table-cell table:style-name="Таблица36.L1" office:value-type="string">
            <text:p text:style-name="P27"/>
          </table:table-cell>
          <table:table-cell table:style-name="Таблица36.L1" office:value-type="string">
            <text:p text:style-name="P27"/>
          </table:table-cell>
          <table:table-cell table:style-name="Таблица36.L1" office:value-type="string">
            <text:p text:style-name="P27"/>
          </table:table-cell>
          <table:table-cell table:style-name="Таблица36.L1" office:value-type="string">
            <text:p text:style-name="P27"/>
          </table:table-cell>
          <table:table-cell table:style-name="Таблица36.L1" office:value-type="string">
            <text:p text:style-name="P27"/>
          </table:table-cell>
          <table:table-cell table:style-name="Таблица36.L1" office:value-type="string">
            <text:p text:style-name="P27"/>
          </table:table-cell>
          <table:table-cell table:style-name="Таблица36.L1" office:value-type="string">
            <text:p text:style-name="P27"/>
          </table:table-cell>
          <table:table-cell table:style-name="Таблица36.J3" office:value-type="string">
            <text:p text:style-name="P27"/>
          </table:table-cell>
          <table:table-cell table:style-name="Таблица36.K3" table:number-columns-spanned="2" office:value-type="string">
            <text:p text:style-name="P27"/>
          </table:table-cell>
          <table:covered-table-cell/>
          <table:table-cell table:style-name="Таблица36.M3" table:number-rows-spanned="3" table:number-columns-spanned="2" office:value-type="string">
            <text:p text:style-name="P591"><text:span text:style-name="T94">Смола </text:span><text:span text:style-name="T95">Депол марок П-150 ПТ </text:span></text:p>
            <text:p text:style-name="P251">ТУ 2226-003-80693804-2014</text:p>
          </table:table-cell>
          <table:covered-table-cell/>
          <table:table-cell table:style-name="Таблица36.O3" table:number-rows-spanned="3" table:number-columns-spanned="2" office:value-type="string">
            <text:p text:style-name="P165">И.01-2024</text:p>
          </table:table-cell>
          <table:covered-table-cell/>
        </table:table-row>
        <table:table-row table:style-name="Таблица36.3">
          <table:covered-table-cell table:style-name="Таблица36.A1"/>
          <table:table-cell table:style-name="Таблица36.B4" office:value-type="string">
            <text:p text:style-name="P429"/>
          </table:table-cell>
          <table:table-cell table:style-name="Таблица36.C4" office:value-type="string">
            <text:p text:style-name="P429"/>
          </table:table-cell>
          <table:table-cell table:style-name="Таблица36.D4" office:value-type="string">
            <text:p text:style-name="P429"/>
          </table:table-cell>
          <table:table-cell table:style-name="Таблица36.E4" office:value-type="string">
            <text:p text:style-name="P429"/>
          </table:table-cell>
          <table:table-cell table:style-name="Таблица36.F4" office:value-type="string">
            <text:p text:style-name="P429"/>
          </table:table-cell>
          <table:table-cell table:style-name="Таблица36.G4" office:value-type="string">
            <text:p text:style-name="P429"/>
          </table:table-cell>
          <table:table-cell table:style-name="Таблица36.H4" office:value-type="string">
            <text:p text:style-name="P429"/>
          </table:table-cell>
          <table:table-cell table:style-name="Таблица36.I4" office:value-type="string">
            <text:p text:style-name="P429"/>
          </table:table-cell>
          <table:table-cell table:style-name="Таблица36.J4" office:value-type="string">
            <text:p text:style-name="P429"/>
          </table:table-cell>
          <table:table-cell table:style-name="Таблица36.K4" table:number-columns-spanned="2" office:value-type="string">
            <text:p text:style-name="P429"/>
          </table:table-cell>
          <table:covered-table-cell/>
          <table:covered-table-cell table:style-name="Таблица36.M3"/>
          <table:covered-table-cell/>
          <table:covered-table-cell table:style-name="Таблица36.O3"/>
          <table:covered-table-cell/>
        </table:table-row>
        <table:table-row table:style-name="Таблица36.3">
          <table:covered-table-cell table:style-name="Таблица36.A1"/>
          <table:table-cell table:style-name="Таблица36.B5" office:value-type="string">
            <text:p text:style-name="P429"/>
          </table:table-cell>
          <table:table-cell table:style-name="Таблица36.C5" office:value-type="string">
            <text:p text:style-name="P429"/>
          </table:table-cell>
          <table:table-cell table:style-name="Таблица36.D5" office:value-type="string">
            <text:p text:style-name="P429"/>
          </table:table-cell>
          <table:table-cell table:style-name="Таблица36.E5" office:value-type="string">
            <text:p text:style-name="P429"/>
          </table:table-cell>
          <table:table-cell table:style-name="Таблица36.F5" office:value-type="string">
            <text:p text:style-name="P429"/>
          </table:table-cell>
          <table:table-cell table:style-name="Таблица36.G5" office:value-type="string">
            <text:p text:style-name="P429"/>
          </table:table-cell>
          <table:table-cell table:style-name="Таблица36.H5" office:value-type="string">
            <text:p text:style-name="P429"/>
          </table:table-cell>
          <table:table-cell table:style-name="Таблица36.I5" office:value-type="string">
            <text:p text:style-name="P429"/>
          </table:table-cell>
          <table:table-cell table:style-name="Таблица36.J5" office:value-type="string">
            <text:p text:style-name="P429"/>
          </table:table-cell>
          <table:table-cell table:style-name="Таблица36.K5" table:number-columns-spanned="2" office:value-type="string">
            <text:p text:style-name="P429"/>
          </table:table-cell>
          <table:covered-table-cell/>
          <table:covered-table-cell table:style-name="Таблица36.M3"/>
          <table:covered-table-cell/>
          <table:covered-table-cell table:style-name="Таблица36.O3"/>
          <table:covered-table-cell/>
        </table:table-row>
      </table:table>
      <table:table table:name="Таблица37" table:style-name="Таблица37">
        <table:table-column table:style-name="Таблица37.A"/>
        <table:table-column table:style-name="Таблица37.B"/>
        <table:table-column table:style-name="Таблица37.C"/>
        <table:table-column table:style-name="Таблица37.D"/>
        <table:table-column table:style-name="Таблица37.E"/>
        <table:table-column table:style-name="Таблица37.F"/>
        <table:table-column table:style-name="Таблица37.G"/>
        <table:table-column table:style-name="Таблица37.H"/>
        <table:table-column table:style-name="Таблица37.I"/>
        <table:table-row table:style-name="Таблица37.1">
          <table:table-cell table:style-name="Таблица37.A1" table:number-columns-spanned="3" office:value-type="string">
            <text:p text:style-name="P259">Состав контролируемых па<text:span text:style-name="T10">р</text:span>аметров продукции,<text:line-break/>методы ее контроля</text:p>
          </table:table-cell>
          <table:covered-table-cell/>
          <table:covered-table-cell/>
          <table:table-cell table:style-name="Таблица37.A1" table:number-rows-spanned="2" office:value-type="string">
            <text:p text:style-name="P299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37.A1" table:number-rows-spanned="2" table:number-columns-spanned="2" office:value-type="string">
            <text:p text:style-name="P308">Вид </text:p>
            <text:p text:style-name="P308">контроля.</text:p>
            <text:p text:style-name="P299">Объем<text:line-break/>выборки<text:line-break/>или<text:line-break/>пробы</text:p>
          </table:table-cell>
          <table:covered-table-cell/>
          <table:table-cell table:style-name="Таблица37.A1" table:number-rows-spanned="2" office:value-type="string">
            <text:p text:style-name="P300">Допусти<text:span text:style-name="T36">-</text:span>мый<text:line-break/>расход<text:line-break/>ресурса<text:line-break/></text:p>
          </table:table-cell>
          <table:table-cell table:style-name="Таблица37.H1" table:number-rows-spanned="2" table:number-columns-spanned="2" office:value-type="string">
            <text:p text:style-name="P299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37.1">
          <table:table-cell table:style-name="Таблица37.A2" table:number-columns-spanned="2" office:value-type="string">
            <text:p text:style-name="P259">Контролируемые параметры<text:line-break/>(показатели)</text:p>
          </table:table-cell>
          <table:covered-table-cell/>
          <table:table-cell table:style-name="Таблица37.A2" office:value-type="string">
            <text:p text:style-name="P259">Номера<text:line-break/>пунктов<text:line-break/>докумен<text:span text:style-name="T35">-</text:span><text:line-break/>тации</text:p>
          </table:table-cell>
          <table:covered-table-cell table:style-name="Таблица37.A1"/>
          <table:covered-table-cell table:style-name="Таблица37.A1"/>
          <table:covered-table-cell/>
          <table:covered-table-cell table:style-name="Таблица37.H1"/>
          <table:covered-table-cell table:style-name="Таблица37.H1"/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345">1 Внешний вид</text:p>
          </table:table-cell>
          <table:covered-table-cell/>
          <table:table-cell table:style-name="Таблица37.A3" office:value-type="string">
            <text:p text:style-name="P6"><text:span text:style-name="T98">п.</text:span><text:span text:style-name="T99">1.2</text:span><text:span text:style-name="T98">, </text:span></text:p>
          </table:table-cell>
          <table:table-cell table:style-name="Таблица37.A3" office:value-type="string">
            <text:p text:style-name="P346">Визуально</text:p>
          </table:table-cell>
          <table:table-cell table:style-name="Таблица37.A3" table:number-columns-spanned="2" office:value-type="string">
            <text:p text:style-name="P339">10 % </text:p>
          </table:table-cell>
          <table:covered-table-cell/>
          <table:table-cell table:style-name="Таблица37.A3" office:value-type="string">
            <text:p text:style-name="P8"><text:span text:style-name="T97">3</text:span><text:span text:style-name="T96">00 г</text:span></text:p>
          </table:table-cell>
          <table:table-cell table:style-name="Таблица37.H3" table:number-columns-spanned="2" office:value-type="string">
            <text:p text:style-name="P383"><text:span text:style-name="T25"><text:s/></text:span><text:span text:style-name="T26">Цех 23, </text:span></text:p>
          </table:table-cell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275"/>
          </table:table-cell>
          <table:covered-table-cell/>
          <table:table-cell table:style-name="Таблица37.A3" office:value-type="string">
            <text:p text:style-name="P339">табл.1</text:p>
          </table:table-cell>
          <table:table-cell table:style-name="Таблица37.A3" office:value-type="string">
            <text:p text:style-name="P288"/>
          </table:table-cell>
          <table:table-cell table:style-name="Таблица37.A3" table:number-columns-spanned="2" office:value-type="string">
            <text:p text:style-name="P340">тарных </text:p>
          </table:table-cell>
          <table:covered-table-cell/>
          <table:table-cell table:style-name="Таблица37.A3" office:value-type="string">
            <text:p text:style-name="P384"/>
          </table:table-cell>
          <table:table-cell table:style-name="Таблица37.H3" table:number-columns-spanned="2" office:value-type="string">
            <text:p text:style-name="P327">ОТК,</text:p>
          </table:table-cell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275"/>
          </table:table-cell>
          <table:covered-table-cell/>
          <table:table-cell table:style-name="Таблица37.A3" office:value-type="string">
            <text:p text:style-name="P263"/>
          </table:table-cell>
          <table:table-cell table:style-name="Таблица37.A3" office:value-type="string">
            <text:p text:style-name="P306"/>
          </table:table-cell>
          <table:table-cell table:style-name="Таблица37.A3" table:number-columns-spanned="2" office:value-type="string">
            <text:p text:style-name="P340">мест,</text:p>
          </table:table-cell>
          <table:covered-table-cell/>
          <table:table-cell table:style-name="Таблица37.A3" office:value-type="string">
            <text:p text:style-name="P384"/>
          </table:table-cell>
          <table:table-cell table:style-name="Таблица37.H3" table:number-columns-spanned="2" office:value-type="string">
            <text:p text:style-name="P352">ЦЗЛ</text:p>
          </table:table-cell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296"/>
          </table:table-cell>
          <table:covered-table-cell/>
          <table:table-cell table:style-name="Таблица37.A3" office:value-type="string">
            <text:p text:style-name="P263"/>
          </table:table-cell>
          <table:table-cell table:style-name="Таблица37.A3" office:value-type="string">
            <text:p text:style-name="P306"/>
          </table:table-cell>
          <table:table-cell table:style-name="Таблица37.A3" table:number-columns-spanned="2" office:value-type="string">
            <text:p text:style-name="P341">но не менее</text:p>
          </table:table-cell>
          <table:covered-table-cell/>
          <table:table-cell table:style-name="Таблица37.A3" office:value-type="string">
            <text:p text:style-name="P384"/>
          </table:table-cell>
          <table:table-cell table:style-name="Таблица37.H3" table:number-columns-spanned="2" office:value-type="string">
            <text:p text:style-name="P384"/>
          </table:table-cell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275"/>
          </table:table-cell>
          <table:covered-table-cell/>
          <table:table-cell table:style-name="Таблица37.A3" office:value-type="string">
            <text:p text:style-name="P263"/>
          </table:table-cell>
          <table:table-cell table:style-name="Таблица37.A3" office:value-type="string">
            <text:p text:style-name="P306"/>
          </table:table-cell>
          <table:table-cell table:style-name="Таблица37.A3" table:number-columns-spanned="2" office:value-type="string">
            <text:p text:style-name="P342">трех.</text:p>
          </table:table-cell>
          <table:covered-table-cell/>
          <table:table-cell table:style-name="Таблица37.A3" office:value-type="string">
            <text:p text:style-name="P384"/>
          </table:table-cell>
          <table:table-cell table:style-name="Таблица37.H3" table:number-columns-spanned="2" office:value-type="string">
            <text:p text:style-name="P384"/>
          </table:table-cell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122"><text:span text:style-name="T146">2</text:span> Массовая доля нелетучих веществ, %</text:p>
          </table:table-cell>
          <table:covered-table-cell/>
          <table:table-cell table:style-name="Таблица37.A3" office:value-type="string">
            <text:p text:style-name="P339">п.<text:span text:style-name="T172">1.2</text:span>, </text:p>
          </table:table-cell>
          <table:table-cell table:style-name="Таблица37.A3" office:value-type="string">
            <text:p text:style-name="P577"><text:span text:style-name="T23"><text:s/>Весы неавтоматического действия </text:span>II</text:p>
          </table:table-cell>
          <table:table-cell table:style-name="Таблица37.A3" table:number-columns-spanned="2" office:value-type="string">
            <text:p text:style-name="P319"/>
          </table:table-cell>
          <table:covered-table-cell/>
          <table:table-cell table:style-name="Таблица37.A3" office:value-type="string">
            <text:p text:style-name="P384"/>
          </table:table-cell>
          <table:table-cell table:style-name="Таблица37.H3" table:number-columns-spanned="2" office:value-type="string">
            <text:p text:style-name="P327">Цех 23, </text:p>
          </table:table-cell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126"/>
          </table:table-cell>
          <table:covered-table-cell/>
          <table:table-cell table:style-name="Таблица37.A3" office:value-type="string">
            <text:p text:style-name="P339">табл.1</text:p>
          </table:table-cell>
          <table:table-cell table:style-name="Таблица37.A3" office:value-type="string">
            <text:p text:style-name="P577"><text:s/><text:span text:style-name="T23">класса точности ГОСТ Р 53228-2008</text:span></text:p>
          </table:table-cell>
          <table:table-cell table:style-name="Таблица37.A3" table:number-columns-spanned="2" office:value-type="string">
            <text:p text:style-name="P319"/>
          </table:table-cell>
          <table:covered-table-cell/>
          <table:table-cell table:style-name="Таблица37.A3" office:value-type="string">
            <text:p text:style-name="P384"/>
          </table:table-cell>
          <table:table-cell table:style-name="Таблица37.H3" table:number-columns-spanned="2" office:value-type="string">
            <text:p text:style-name="P327">ОТК,</text:p>
          </table:table-cell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126"/>
          </table:table-cell>
          <table:covered-table-cell/>
          <table:table-cell table:style-name="Таблица37.A3" office:value-type="string">
            <text:p text:style-name="P126"/>
          </table:table-cell>
          <table:table-cell table:style-name="Таблица37.A3" office:value-type="string">
            <text:p text:style-name="P7"><text:span text:style-name="T43"><text:s/>или друг</text:span><text:span text:style-name="T52">ого ДС</text:span></text:p>
          </table:table-cell>
          <table:table-cell table:style-name="Таблица37.A3" table:number-columns-spanned="2" office:value-type="string">
            <text:p text:style-name="P142"/>
          </table:table-cell>
          <table:covered-table-cell/>
          <table:table-cell table:style-name="Таблица37.A3" office:value-type="string">
            <text:p text:style-name="P143"/>
          </table:table-cell>
          <table:table-cell table:style-name="Таблица37.H3" table:number-columns-spanned="2" office:value-type="string">
            <text:p text:style-name="P352">ЦЗЛ</text:p>
          </table:table-cell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126"/>
          </table:table-cell>
          <table:covered-table-cell/>
          <table:table-cell table:style-name="Таблица37.A3" office:value-type="string">
            <text:p text:style-name="P126"/>
          </table:table-cell>
          <table:table-cell table:style-name="Таблица37.A3" office:value-type="string">
            <text:p text:style-name="P257"><text:s/>Шкаф сушильный с температурой</text:p>
          </table:table-cell>
          <table:table-cell table:style-name="Таблица37.A3" table:number-columns-spanned="2" office:value-type="string">
            <text:p text:style-name="P142"/>
          </table:table-cell>
          <table:covered-table-cell/>
          <table:table-cell table:style-name="Таблица37.A3" office:value-type="string">
            <text:p text:style-name="P143"/>
          </table:table-cell>
          <table:table-cell table:style-name="Таблица37.H3" table:number-columns-spanned="2" office:value-type="string">
            <text:p text:style-name="P128"/>
          </table:table-cell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122"/>
          </table:table-cell>
          <table:covered-table-cell/>
          <table:table-cell table:style-name="Таблица37.A3" office:value-type="string">
            <text:p text:style-name="P339"/>
          </table:table-cell>
          <table:table-cell table:style-name="Таблица37.A3" office:value-type="string">
            <text:p text:style-name="P2"><text:span text:style-name="Основной_20_шрифт_20_абзаца"><text:span text:style-name="T85"><text:s/></text:span></text:span><text:span text:style-name="Основной_20_шрифт_20_абзаца"><text:span text:style-name="T88">нагрева до </text:span></text:span><text:span text:style-name="Основной_20_шрифт_20_абзаца"><text:span text:style-name="T121">200 º</text:span></text:span><text:span text:style-name="Основной_20_шрифт_20_абзаца"><text:span text:style-name="T101">С</text:span></text:span></text:p>
          </table:table-cell>
          <table:table-cell table:style-name="Таблица37.A3" table:number-columns-spanned="2" office:value-type="string">
            <text:p text:style-name="P142"/>
          </table:table-cell>
          <table:covered-table-cell/>
          <table:table-cell table:style-name="Таблица37.A3" office:value-type="string">
            <text:p text:style-name="P143"/>
          </table:table-cell>
          <table:table-cell table:style-name="Таблица37.H3" table:number-columns-spanned="2" office:value-type="string">
            <text:p text:style-name="P327"/>
          </table:table-cell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126"/>
          </table:table-cell>
          <table:covered-table-cell/>
          <table:table-cell table:style-name="Таблица37.A3" office:value-type="string">
            <text:p text:style-name="P339"/>
          </table:table-cell>
          <table:table-cell table:style-name="Таблица37.A3" office:value-type="string">
            <text:p text:style-name="P141"/>
          </table:table-cell>
          <table:table-cell table:style-name="Таблица37.A3" table:number-columns-spanned="2" office:value-type="string">
            <text:p text:style-name="P142"/>
          </table:table-cell>
          <table:covered-table-cell/>
          <table:table-cell table:style-name="Таблица37.A3" office:value-type="string">
            <text:p text:style-name="P143"/>
          </table:table-cell>
          <table:table-cell table:style-name="Таблица37.H3" table:number-columns-spanned="2" office:value-type="string">
            <text:p text:style-name="P327"/>
          </table:table-cell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126"/>
          </table:table-cell>
          <table:covered-table-cell/>
          <table:table-cell table:style-name="Таблица37.A3" office:value-type="string">
            <text:p text:style-name="P126"/>
          </table:table-cell>
          <table:table-cell table:style-name="Таблица37.A3" office:value-type="string">
            <text:p text:style-name="P127"/>
          </table:table-cell>
          <table:table-cell table:style-name="Таблица37.A3" table:number-columns-spanned="2" office:value-type="string">
            <text:p text:style-name="P129"/>
          </table:table-cell>
          <table:covered-table-cell/>
          <table:table-cell table:style-name="Таблица37.A3" office:value-type="string">
            <text:p text:style-name="P143"/>
          </table:table-cell>
          <table:table-cell table:style-name="Таблица37.H3" table:number-columns-spanned="2" office:value-type="string">
            <text:p text:style-name="P352"/>
          </table:table-cell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123"/>
          </table:table-cell>
          <table:covered-table-cell/>
          <table:table-cell table:style-name="Таблица37.A3" office:value-type="string">
            <text:p text:style-name="P126"/>
          </table:table-cell>
          <table:table-cell table:style-name="Таблица37.A3" office:value-type="string">
            <text:p text:style-name="P364"/>
          </table:table-cell>
          <table:table-cell table:style-name="Таблица37.A3" table:number-columns-spanned="2" office:value-type="string">
            <text:p text:style-name="P129"/>
          </table:table-cell>
          <table:covered-table-cell/>
          <table:table-cell table:style-name="Таблица37.A3" office:value-type="string">
            <text:p text:style-name="P143"/>
          </table:table-cell>
          <table:table-cell table:style-name="Таблица37.H3" table:number-columns-spanned="2" office:value-type="string">
            <text:p text:style-name="P128"/>
          </table:table-cell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123"/>
          </table:table-cell>
          <table:covered-table-cell/>
          <table:table-cell table:style-name="Таблица37.A3" office:value-type="string">
            <text:p text:style-name="P126"/>
          </table:table-cell>
          <table:table-cell table:style-name="Таблица37.A3" office:value-type="string">
            <text:p text:style-name="P364"/>
          </table:table-cell>
          <table:table-cell table:style-name="Таблица37.A3" table:number-columns-spanned="2" office:value-type="string">
            <text:p text:style-name="P129"/>
          </table:table-cell>
          <table:covered-table-cell/>
          <table:table-cell table:style-name="Таблица37.A3" office:value-type="string">
            <text:p text:style-name="P143"/>
          </table:table-cell>
          <table:table-cell table:style-name="Таблица37.H3" table:number-columns-spanned="2" office:value-type="string">
            <text:p text:style-name="P128"/>
          </table:table-cell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276"/>
          </table:table-cell>
          <table:covered-table-cell/>
          <table:table-cell table:style-name="Таблица37.A3" office:value-type="string">
            <text:p text:style-name="P263"/>
          </table:table-cell>
          <table:table-cell table:style-name="Таблица37.A3" office:value-type="string">
            <text:p text:style-name="P373"/>
          </table:table-cell>
          <table:table-cell table:style-name="Таблица37.A3" table:number-columns-spanned="2" office:value-type="string">
            <text:p text:style-name="P384"/>
          </table:table-cell>
          <table:covered-table-cell/>
          <table:table-cell table:style-name="Таблица37.A3" office:value-type="string">
            <text:p text:style-name="P384"/>
          </table:table-cell>
          <table:table-cell table:style-name="Таблица37.H3" table:number-columns-spanned="2" office:value-type="string">
            <text:p text:style-name="P384"/>
          </table:table-cell>
          <table:covered-table-cell/>
        </table:table-row>
        <table:table-row table:style-name="Таблица37.18">
          <table:table-cell table:style-name="Таблица37.A18" office:value-type="string">
            <text:p text:style-name="P177">ПВК</text:p>
          </table:table-cell>
          <table:table-cell table:style-name="Таблица37.B18" table:number-columns-spanned="4" office:value-type="string">
            <text:p text:style-name="P187">Перечень входного контроля</text:p>
          </table:table-cell>
          <table:covered-table-cell/>
          <table:covered-table-cell/>
          <table:covered-table-cell/>
          <table:table-cell table:style-name="Таблица37.B18" table:number-columns-spanned="3" office:value-type="string">
            <text:p text:style-name="P219"/>
          </table:table-cell>
          <table:covered-table-cell/>
          <table:covered-table-cell/>
          <table:table-cell table:style-name="Таблица37.I18" office:value-type="string">
            <text:p text:style-name="P219"/>
            <text:p text:style-name="P219"/>
          </table:table-cell>
        </table:table-row>
      </table:table>
      <text:p text:style-name="P109"/>
      <text:p text:style-name="P110"><text:soft-page-break/>СТО 07521831-55-2017 <text:span text:style-name="T167">Приложение А</text:span></text:p>
      <table:table table:name="Таблица87" table:style-name="Таблица87">
        <table:table-column table:style-name="Таблица87.A"/>
        <table:table-column table:style-name="Таблица87.B"/>
        <table:table-column table:style-name="Таблица87.C"/>
        <table:table-column table:style-name="Таблица87.D"/>
        <table:table-column table:style-name="Таблица87.E"/>
        <table:table-column table:style-name="Таблица87.F"/>
        <table:table-column table:style-name="Таблица87.G"/>
        <table:table-column table:style-name="Таблица87.H"/>
        <table:table-row table:style-name="Таблица87.1">
          <table:table-cell table:style-name="Таблица87.A1" office:value-type="string">
            <text:p text:style-name="P55">Дубл.</text:p>
          </table:table-cell>
          <table:table-cell table:style-name="Таблица87.A1" office:value-type="string">
            <text:p text:style-name="P430"/>
          </table:table-cell>
          <table:table-cell table:style-name="Таблица87.A1" office:value-type="string">
            <text:p text:style-name="P430"/>
          </table:table-cell>
          <table:table-cell table:style-name="Таблица87.D1" office:value-type="string">
            <text:p text:style-name="P430"/>
          </table:table-cell>
          <table:table-cell table:style-name="Таблица87.E1" office:value-type="string">
            <text:p text:style-name="P430"><text:s text:c="15"/></text:p>
          </table:table-cell>
          <table:table-cell table:style-name="Таблица87.F1" table:number-columns-spanned="2" office:value-type="string">
            <text:p text:style-name="P430"/>
          </table:table-cell>
          <table:covered-table-cell/>
          <table:table-cell table:style-name="Таблица87.H1" office:value-type="string">
            <text:p text:style-name="P430"/>
          </table:table-cell>
        </table:table-row>
        <table:table-row table:style-name="Таблица87.2">
          <table:table-cell table:style-name="Таблица87.A1" office:value-type="string">
            <text:p text:style-name="P54">Взам.</text:p>
          </table:table-cell>
          <table:table-cell table:style-name="Таблица87.A1" office:value-type="string">
            <text:p text:style-name="P431"/>
          </table:table-cell>
          <table:table-cell table:style-name="Таблица87.A1" office:value-type="string">
            <text:p text:style-name="P431"/>
          </table:table-cell>
          <table:table-cell table:style-name="Таблица87.D1" office:value-type="string">
            <text:p text:style-name="P431"/>
          </table:table-cell>
          <table:table-cell table:style-name="Таблица87.E2" table:number-columns-spanned="2" office:value-type="string">
            <text:p text:style-name="P431"/>
          </table:table-cell>
          <table:covered-table-cell/>
          <table:table-cell table:style-name="Таблица87.G2" table:number-rows-spanned="2" table:number-columns-spanned="2" office:value-type="string">
            <text:p text:style-name="P431"/>
          </table:table-cell>
          <table:covered-table-cell/>
        </table:table-row>
        <table:table-row table:style-name="Таблица87.3">
          <table:table-cell table:style-name="Таблица87.A1" office:value-type="string">
            <text:p text:style-name="P54">Подл.</text:p>
          </table:table-cell>
          <table:table-cell table:style-name="Таблица87.A1" office:value-type="string">
            <text:p text:style-name="P100"/>
          </table:table-cell>
          <table:table-cell table:style-name="Таблица87.A1" office:value-type="string">
            <text:p text:style-name="P431"/>
          </table:table-cell>
          <table:table-cell table:style-name="Таблица87.A1" office:value-type="string">
            <text:p text:style-name="P431"/>
          </table:table-cell>
          <table:table-cell table:style-name="Таблица87.E2" table:number-columns-spanned="2" office:value-type="string">
            <text:p text:style-name="P431"/>
          </table:table-cell>
          <table:covered-table-cell/>
          <table:covered-table-cell table:style-name="Таблица87.G2"/>
          <table:covered-table-cell/>
        </table:table-row>
      </table:table>
      <table:table table:name="Таблица88" table:style-name="Таблица88">
        <table:table-column table:style-name="Таблица88.A"/>
        <table:table-column table:style-name="Таблица88.B"/>
        <table:table-column table:style-name="Таблица88.C"/>
        <table:table-column table:style-name="Таблица88.D"/>
        <table:table-column table:style-name="Таблица88.E"/>
        <table:table-column table:style-name="Таблица88.F"/>
        <table:table-column table:style-name="Таблица88.G"/>
        <table:table-column table:style-name="Таблица88.H"/>
        <table:table-column table:style-name="Таблица88.I"/>
        <table:table-column table:style-name="Таблица88.J"/>
        <table:table-column table:style-name="Таблица88.K"/>
        <table:table-column table:style-name="Таблица88.L"/>
        <table:table-column table:style-name="Таблица88.M"/>
        <table:table-column table:style-name="Таблица88.N"/>
        <table:table-column table:style-name="Таблица88.O"/>
        <table:table-column table:style-name="Таблица88.P"/>
        <table:table-row table:style-name="Таблица88.1">
          <table:table-cell table:style-name="Таблица88.A1" table:number-columns-spanned="11" office:value-type="string">
            <text:p text:style-name="P439"><text:span text:style-name="T56">Гарантийный срок хранения: </text:span><text:span text:style-name="T59">6</text:span><text:span text:style-name="T57"> месяц</text:span><text:span text:style-name="T59">ев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8.L1" table:number-columns-spanned="2" office:value-type="string">
            <text:p text:style-name="P28"/>
          </table:table-cell>
          <table:covered-table-cell/>
          <table:table-cell table:style-name="Таблица88.N1" table:number-columns-spanned="2" office:value-type="string">
            <text:h text:style-name="P611" text:outline-level="7"/>
          </table:table-cell>
          <table:covered-table-cell/>
          <table:table-cell table:style-name="Таблица88.P1" office:value-type="string">
            <text:p text:style-name="P395">9</text:p>
          </table:table-cell>
        </table:table-row>
        <table:table-row table:style-name="Таблица88.1">
          <table:table-cell table:style-name="Таблица88.A2" table:number-columns-spanned="16" office:value-type="string">
            <text:p text:style-name="P17">Срок хранени<text:span text:style-name="T34">я</text:span> до перепроверки продукции (для изделий ВТ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8.3">
          <table:table-cell table:style-name="Таблица88.A1" table:number-rows-spanned="3" office:value-type="string">
            <text:p text:style-name="P28"/>
          </table:table-cell>
          <table:table-cell table:style-name="Таблица88.L1" office:value-type="string">
            <text:p text:style-name="P28"/>
          </table:table-cell>
          <table:table-cell table:style-name="Таблица88.L1" office:value-type="string">
            <text:p text:style-name="P28"/>
          </table:table-cell>
          <table:table-cell table:style-name="Таблица88.L1" office:value-type="string">
            <text:p text:style-name="P28"/>
          </table:table-cell>
          <table:table-cell table:style-name="Таблица88.L1" office:value-type="string">
            <text:p text:style-name="P28"/>
          </table:table-cell>
          <table:table-cell table:style-name="Таблица88.L1" office:value-type="string">
            <text:p text:style-name="P28"/>
          </table:table-cell>
          <table:table-cell table:style-name="Таблица88.L1" office:value-type="string">
            <text:p text:style-name="P28"/>
          </table:table-cell>
          <table:table-cell table:style-name="Таблица88.L1" office:value-type="string">
            <text:p text:style-name="P28"/>
          </table:table-cell>
          <table:table-cell table:style-name="Таблица88.L1" office:value-type="string">
            <text:p text:style-name="P28"/>
          </table:table-cell>
          <table:table-cell table:style-name="Таблица88.J3" office:value-type="string">
            <text:p text:style-name="P28"/>
          </table:table-cell>
          <table:table-cell table:style-name="Таблица88.K3" table:number-columns-spanned="2" office:value-type="string">
            <text:p text:style-name="P28"/>
          </table:table-cell>
          <table:covered-table-cell/>
          <table:table-cell table:style-name="Таблица88.M3" table:number-rows-spanned="3" table:number-columns-spanned="2" office:value-type="string">
            <text:h text:style-name="P619" text:outline-level="8"><text:span text:style-name="T49">Отвердитель</text:span><text:span text:style-name="T50"> </text:span></text:h>
            <text:h text:style-name="P619" text:outline-level="8"><text:span text:style-name="T60">Akperox</text:span><text:span text:style-name="T42"> </text:span><text:span text:style-name="T60">A</text:span><text:span text:style-name="T42">-50</text:span></text:h>
          </table:table-cell>
          <table:covered-table-cell/>
          <table:table-cell table:style-name="Таблица88.O3" table:number-rows-spanned="3" table:number-columns-spanned="2" office:value-type="string">
            <text:p text:style-name="P165">И.01-2024</text:p>
          </table:table-cell>
          <table:covered-table-cell/>
        </table:table-row>
        <table:table-row table:style-name="Таблица88.4">
          <table:covered-table-cell table:style-name="Таблица88.A1"/>
          <table:table-cell table:style-name="Таблица88.B4" office:value-type="string">
            <text:p text:style-name="P431"/>
          </table:table-cell>
          <table:table-cell table:style-name="Таблица88.C4" office:value-type="string">
            <text:p text:style-name="P431"/>
          </table:table-cell>
          <table:table-cell table:style-name="Таблица88.D4" office:value-type="string">
            <text:p text:style-name="P431"/>
          </table:table-cell>
          <table:table-cell table:style-name="Таблица88.E4" office:value-type="string">
            <text:p text:style-name="P431"/>
          </table:table-cell>
          <table:table-cell table:style-name="Таблица88.F4" office:value-type="string">
            <text:p text:style-name="P431"/>
          </table:table-cell>
          <table:table-cell table:style-name="Таблица88.G4" office:value-type="string">
            <text:p text:style-name="P431"/>
          </table:table-cell>
          <table:table-cell table:style-name="Таблица88.H4" office:value-type="string">
            <text:p text:style-name="P431"/>
          </table:table-cell>
          <table:table-cell table:style-name="Таблица88.I4" office:value-type="string">
            <text:p text:style-name="P431"/>
          </table:table-cell>
          <table:table-cell table:style-name="Таблица88.J4" office:value-type="string">
            <text:p text:style-name="P431"/>
          </table:table-cell>
          <table:table-cell table:style-name="Таблица88.K4" table:number-columns-spanned="2" office:value-type="string">
            <text:p text:style-name="P431"/>
          </table:table-cell>
          <table:covered-table-cell/>
          <table:covered-table-cell table:style-name="Таблица88.M3"/>
          <table:covered-table-cell/>
          <table:covered-table-cell table:style-name="Таблица88.O3"/>
          <table:covered-table-cell/>
        </table:table-row>
        <table:table-row table:style-name="Таблица88.5">
          <table:covered-table-cell table:style-name="Таблица88.A1"/>
          <table:table-cell table:style-name="Таблица88.B5" office:value-type="string">
            <text:p text:style-name="P431"/>
          </table:table-cell>
          <table:table-cell table:style-name="Таблица88.C5" office:value-type="string">
            <text:p text:style-name="P431"/>
          </table:table-cell>
          <table:table-cell table:style-name="Таблица88.D5" office:value-type="string">
            <text:p text:style-name="P431"/>
          </table:table-cell>
          <table:table-cell table:style-name="Таблица88.E5" office:value-type="string">
            <text:p text:style-name="P431"/>
          </table:table-cell>
          <table:table-cell table:style-name="Таблица88.F5" office:value-type="string">
            <text:p text:style-name="P431"/>
          </table:table-cell>
          <table:table-cell table:style-name="Таблица88.G5" office:value-type="string">
            <text:p text:style-name="P431"/>
          </table:table-cell>
          <table:table-cell table:style-name="Таблица88.H5" office:value-type="string">
            <text:p text:style-name="P431"/>
          </table:table-cell>
          <table:table-cell table:style-name="Таблица88.I5" office:value-type="string">
            <text:p text:style-name="P431"/>
          </table:table-cell>
          <table:table-cell table:style-name="Таблица88.J5" office:value-type="string">
            <text:p text:style-name="P431"/>
          </table:table-cell>
          <table:table-cell table:style-name="Таблица88.K5" table:number-columns-spanned="2" office:value-type="string">
            <text:p text:style-name="P431"/>
          </table:table-cell>
          <table:covered-table-cell/>
          <table:covered-table-cell table:style-name="Таблица88.M3"/>
          <table:covered-table-cell/>
          <table:covered-table-cell table:style-name="Таблица88.O3"/>
          <table:covered-table-cell/>
        </table:table-row>
      </table:table>
      <table:table table:name="Таблица89" table:style-name="Таблица89">
        <table:table-column table:style-name="Таблица89.A"/>
        <table:table-column table:style-name="Таблица89.B"/>
        <table:table-column table:style-name="Таблица89.C"/>
        <table:table-column table:style-name="Таблица89.D"/>
        <table:table-column table:style-name="Таблица89.E"/>
        <table:table-column table:style-name="Таблица89.F"/>
        <table:table-column table:style-name="Таблица89.G"/>
        <table:table-column table:style-name="Таблица89.H"/>
        <table:table-column table:style-name="Таблица89.I"/>
        <table:table-row table:style-name="Таблица89.1">
          <table:table-cell table:style-name="Таблица89.A1" table:number-columns-spanned="3" office:value-type="string">
            <text:p text:style-name="P259">Состав контролируемых па<text:span text:style-name="T10">р</text:span>аметров продукции,<text:line-break/>методы ее контроля</text:p>
          </table:table-cell>
          <table:covered-table-cell/>
          <table:covered-table-cell/>
          <table:table-cell table:style-name="Таблица89.A1" table:number-rows-spanned="2" office:value-type="string">
            <text:p text:style-name="P299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89.A1" table:number-rows-spanned="2" table:number-columns-spanned="2" office:value-type="string">
            <text:p text:style-name="P308">Вид </text:p>
            <text:p text:style-name="P308">контроля.</text:p>
            <text:p text:style-name="P299">Объем<text:line-break/>выборки<text:line-break/>или<text:line-break/>пробы</text:p>
          </table:table-cell>
          <table:covered-table-cell/>
          <table:table-cell table:style-name="Таблица89.A1" table:number-rows-spanned="2" office:value-type="string">
            <text:p text:style-name="P300">Допусти<text:span text:style-name="T36">-</text:span>мый<text:line-break/>расход<text:line-break/>ресурса<text:line-break/></text:p>
          </table:table-cell>
          <table:table-cell table:style-name="Таблица89.H1" table:number-rows-spanned="2" table:number-columns-spanned="2" office:value-type="string">
            <text:p text:style-name="P299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89.1">
          <table:table-cell table:style-name="Таблица89.A2" table:number-columns-spanned="2" office:value-type="string">
            <text:p text:style-name="P259">Контролируемые параметры<text:line-break/>(показатели)</text:p>
          </table:table-cell>
          <table:covered-table-cell/>
          <table:table-cell table:style-name="Таблица89.A2" office:value-type="string">
            <text:p text:style-name="P259">Номера<text:line-break/>пунктов<text:line-break/>докумен<text:span text:style-name="T35">-</text:span><text:line-break/>тации</text:p>
          </table:table-cell>
          <table:covered-table-cell table:style-name="Таблица89.A1"/>
          <table:covered-table-cell table:style-name="Таблица89.A1"/>
          <table:covered-table-cell/>
          <table:covered-table-cell table:style-name="Таблица89.H1"/>
          <table:covered-table-cell table:style-name="Таблица89.H1"/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271"><text:s/><text:span text:style-name="T39">Наличие сопроводительного сертификата или</text:span></text:p>
          </table:table-cell>
          <table:covered-table-cell/>
          <table:table-cell table:style-name="Таблица89.A3" office:value-type="string">
            <text:p text:style-name="P281">-</text:p>
          </table:table-cell>
          <table:table-cell table:style-name="Таблица89.A3" office:value-type="string">
            <text:p text:style-name="P281">-</text:p>
          </table:table-cell>
          <table:table-cell table:style-name="Таблица89.A3" table:number-columns-spanned="2" office:value-type="string">
            <text:p text:style-name="P311">Сплошной</text:p>
          </table:table-cell>
          <table:covered-table-cell/>
          <table:table-cell table:style-name="Таблица89.A3" office:value-type="string">
            <text:p text:style-name="P311">0</text:p>
          </table:table-cell>
          <table:table-cell table:style-name="Таблица89.H3" table:number-columns-spanned="2" office:value-type="string">
            <text:p text:style-name="P380"><text:span text:style-name="T25"><text:s/></text:span><text:span text:style-name="T26">Цех 23, </text:span></text:p>
          </table:table-cell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271"><text:s/><text:span text:style-name="T74">другого </text:span><text:s/><text:span text:style-name="T74">документа <text:s/>подтверждающего</text:span></text:p>
          </table:table-cell>
          <table:covered-table-cell/>
          <table:table-cell table:style-name="Таблица89.A3" office:value-type="string">
            <text:p text:style-name="P291"/>
          </table:table-cell>
          <table:table-cell table:style-name="Таблица89.A3" office:value-type="string">
            <text:p text:style-name="P286"/>
          </table:table-cell>
          <table:table-cell table:style-name="Таблица89.A3" table:number-columns-spanned="2" office:value-type="string">
            <text:p text:style-name="P317"/>
          </table:table-cell>
          <table:covered-table-cell/>
          <table:table-cell table:style-name="Таблица89.A3" office:value-type="string">
            <text:p text:style-name="P371"/>
          </table:table-cell>
          <table:table-cell table:style-name="Таблица89.H3" table:number-columns-spanned="2" office:value-type="string">
            <text:p text:style-name="P324">ОТК</text:p>
          </table:table-cell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271"><text:s/><text:span text:style-name="T40">качество материала с указанием гарантийного</text:span></text:p>
          </table:table-cell>
          <table:covered-table-cell/>
          <table:table-cell table:style-name="Таблица89.A3" office:value-type="string">
            <text:p text:style-name="P261"/>
          </table:table-cell>
          <table:table-cell table:style-name="Таблица89.A3" office:value-type="string">
            <text:p text:style-name="P304"/>
          </table:table-cell>
          <table:table-cell table:style-name="Таблица89.A3" table:number-columns-spanned="2" office:value-type="string">
            <text:p text:style-name="P317"/>
          </table:table-cell>
          <table:covered-table-cell/>
          <table:table-cell table:style-name="Таблица89.A3" office:value-type="string">
            <text:p text:style-name="P371"/>
          </table:table-cell>
          <table:table-cell table:style-name="Таблица89.H3" table:number-columns-spanned="2" office:value-type="string">
            <text:p text:style-name="P325"/>
          </table:table-cell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294"><text:s/>срока и <text:s/>даты изготовления</text:p>
          </table:table-cell>
          <table:covered-table-cell/>
          <table:table-cell table:style-name="Таблица89.A3" office:value-type="string">
            <text:p text:style-name="P261"/>
          </table:table-cell>
          <table:table-cell table:style-name="Таблица89.A3" office:value-type="string">
            <text:p text:style-name="P304"/>
          </table:table-cell>
          <table:table-cell table:style-name="Таблица89.A3" table:number-columns-spanned="2" office:value-type="string">
            <text:p text:style-name="P317"/>
          </table:table-cell>
          <table:covered-table-cell/>
          <table:table-cell table:style-name="Таблица89.A3" office:value-type="string">
            <text:p text:style-name="P371"/>
          </table:table-cell>
          <table:table-cell table:style-name="Таблица89.H3" table:number-columns-spanned="2" office:value-type="string">
            <text:p text:style-name="P371"/>
          </table:table-cell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271"><text:s/><text:span text:style-name="T137">В случае отсутствия даты </text:span><text:span text:style-name="T136">изготовления</text:span><text:span text:style-name="T137"> гарантийный</text:span></text:p>
          </table:table-cell>
          <table:covered-table-cell/>
          <table:table-cell table:style-name="Таблица89.A3" office:value-type="string">
            <text:p text:style-name="P261"/>
          </table:table-cell>
          <table:table-cell table:style-name="Таблица89.A3" office:value-type="string">
            <text:p text:style-name="P304"/>
          </table:table-cell>
          <table:table-cell table:style-name="Таблица89.A3" table:number-columns-spanned="2" office:value-type="string">
            <text:p text:style-name="P317"/>
          </table:table-cell>
          <table:covered-table-cell/>
          <table:table-cell table:style-name="Таблица89.A3" office:value-type="string">
            <text:p text:style-name="P371"/>
          </table:table-cell>
          <table:table-cell table:style-name="Таблица89.H3" table:number-columns-spanned="2" office:value-type="string">
            <text:p text:style-name="P371"/>
          </table:table-cell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271"><text:s/><text:span text:style-name="T137">срок <text:s/>исчислять <text:s/>с даты <text:s/></text:span><text:span text:style-name="T136">печати сертификата или другого </text:span></text:p>
          </table:table-cell>
          <table:covered-table-cell/>
          <table:table-cell table:style-name="Таблица89.A3" office:value-type="string">
            <text:p text:style-name="P261"/>
          </table:table-cell>
          <table:table-cell table:style-name="Таблица89.A3" office:value-type="string">
            <text:p text:style-name="P371"/>
          </table:table-cell>
          <table:table-cell table:style-name="Таблица89.A3" table:number-columns-spanned="2" office:value-type="string">
            <text:p text:style-name="P317"/>
          </table:table-cell>
          <table:covered-table-cell/>
          <table:table-cell table:style-name="Таблица89.A3" office:value-type="string">
            <text:p text:style-name="P371"/>
          </table:table-cell>
          <table:table-cell table:style-name="Таблица89.H3" table:number-columns-spanned="2" office:value-type="string">
            <text:p text:style-name="P371"/>
          </table:table-cell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271"><text:s/><text:span text:style-name="T136">сопровождающего документа</text:span></text:p>
          </table:table-cell>
          <table:covered-table-cell/>
          <table:table-cell table:style-name="Таблица89.A3" office:value-type="string">
            <text:p text:style-name="P291"/>
          </table:table-cell>
          <table:table-cell table:style-name="Таблица89.A3" office:value-type="string">
            <text:p text:style-name="P286"/>
          </table:table-cell>
          <table:table-cell table:style-name="Таблица89.A3" table:number-columns-spanned="2" office:value-type="string">
            <text:p text:style-name="P317"/>
          </table:table-cell>
          <table:covered-table-cell/>
          <table:table-cell table:style-name="Таблица89.A3" office:value-type="string">
            <text:p text:style-name="P371"/>
          </table:table-cell>
          <table:table-cell table:style-name="Таблица89.H3" table:number-columns-spanned="2" office:value-type="string">
            <text:p text:style-name="P331"/>
          </table:table-cell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269"><text:s/></text:p>
          </table:table-cell>
          <table:covered-table-cell/>
          <table:table-cell table:style-name="Таблица89.A3" office:value-type="string">
            <text:p text:style-name="P264"/>
          </table:table-cell>
          <table:table-cell table:style-name="Таблица89.A3" office:value-type="string">
            <text:p text:style-name="P313"/>
          </table:table-cell>
          <table:table-cell table:style-name="Таблица89.A3" table:number-columns-spanned="2" office:value-type="string">
            <text:p text:style-name="P369"/>
          </table:table-cell>
          <table:covered-table-cell/>
          <table:table-cell table:style-name="Таблица89.A3" office:value-type="string">
            <text:p text:style-name="P369"/>
          </table:table-cell>
          <table:table-cell table:style-name="Таблица89.H3" table:number-columns-spanned="2" office:value-type="string">
            <text:p text:style-name="P369"/>
          </table:table-cell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277"/>
          </table:table-cell>
          <table:covered-table-cell/>
          <table:table-cell table:style-name="Таблица89.A3" office:value-type="string">
            <text:p text:style-name="P264"/>
          </table:table-cell>
          <table:table-cell table:style-name="Таблица89.A3" office:value-type="string">
            <text:p text:style-name="P313"/>
          </table:table-cell>
          <table:table-cell table:style-name="Таблица89.A3" table:number-columns-spanned="2" office:value-type="string">
            <text:p text:style-name="P369"/>
          </table:table-cell>
          <table:covered-table-cell/>
          <table:table-cell table:style-name="Таблица89.A3" office:value-type="string">
            <text:p text:style-name="P369"/>
          </table:table-cell>
          <table:table-cell table:style-name="Таблица89.H3" table:number-columns-spanned="2" office:value-type="string">
            <text:p text:style-name="P369"/>
          </table:table-cell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277"/>
          </table:table-cell>
          <table:covered-table-cell/>
          <table:table-cell table:style-name="Таблица89.A3" office:value-type="string">
            <text:p text:style-name="P264"/>
          </table:table-cell>
          <table:table-cell table:style-name="Таблица89.A3" office:value-type="string">
            <text:p text:style-name="P369"/>
          </table:table-cell>
          <table:table-cell table:style-name="Таблица89.A3" table:number-columns-spanned="2" office:value-type="string">
            <text:p text:style-name="P369"/>
          </table:table-cell>
          <table:covered-table-cell/>
          <table:table-cell table:style-name="Таблица89.A3" office:value-type="string">
            <text:p text:style-name="P369"/>
          </table:table-cell>
          <table:table-cell table:style-name="Таблица89.H3" table:number-columns-spanned="2" office:value-type="string">
            <text:p text:style-name="P369"/>
          </table:table-cell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277"/>
          </table:table-cell>
          <table:covered-table-cell/>
          <table:table-cell table:style-name="Таблица89.A3" office:value-type="string">
            <text:p text:style-name="P264"/>
          </table:table-cell>
          <table:table-cell table:style-name="Таблица89.A3" office:value-type="string">
            <text:p text:style-name="P369"/>
          </table:table-cell>
          <table:table-cell table:style-name="Таблица89.A3" table:number-columns-spanned="2" office:value-type="string">
            <text:p text:style-name="P369"/>
          </table:table-cell>
          <table:covered-table-cell/>
          <table:table-cell table:style-name="Таблица89.A3" office:value-type="string">
            <text:p text:style-name="P369"/>
          </table:table-cell>
          <table:table-cell table:style-name="Таблица89.H3" table:number-columns-spanned="2" office:value-type="string">
            <text:p text:style-name="P369"/>
          </table:table-cell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277"/>
          </table:table-cell>
          <table:covered-table-cell/>
          <table:table-cell table:style-name="Таблица89.A3" office:value-type="string">
            <text:p text:style-name="P264"/>
          </table:table-cell>
          <table:table-cell table:style-name="Таблица89.A3" office:value-type="string">
            <text:p text:style-name="P369"/>
          </table:table-cell>
          <table:table-cell table:style-name="Таблица89.A3" table:number-columns-spanned="2" office:value-type="string">
            <text:p text:style-name="P369"/>
          </table:table-cell>
          <table:covered-table-cell/>
          <table:table-cell table:style-name="Таблица89.A3" office:value-type="string">
            <text:p text:style-name="P369"/>
          </table:table-cell>
          <table:table-cell table:style-name="Таблица89.H3" table:number-columns-spanned="2" office:value-type="string">
            <text:p text:style-name="P369"/>
          </table:table-cell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277"/>
          </table:table-cell>
          <table:covered-table-cell/>
          <table:table-cell table:style-name="Таблица89.A3" office:value-type="string">
            <text:p text:style-name="P264"/>
          </table:table-cell>
          <table:table-cell table:style-name="Таблица89.A3" office:value-type="string">
            <text:p text:style-name="P369"/>
          </table:table-cell>
          <table:table-cell table:style-name="Таблица89.A3" table:number-columns-spanned="2" office:value-type="string">
            <text:p text:style-name="P369"/>
          </table:table-cell>
          <table:covered-table-cell/>
          <table:table-cell table:style-name="Таблица89.A3" office:value-type="string">
            <text:p text:style-name="P369"/>
          </table:table-cell>
          <table:table-cell table:style-name="Таблица89.H3" table:number-columns-spanned="2" office:value-type="string">
            <text:p text:style-name="P369"/>
          </table:table-cell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277"/>
          </table:table-cell>
          <table:covered-table-cell/>
          <table:table-cell table:style-name="Таблица89.A3" office:value-type="string">
            <text:p text:style-name="P264"/>
          </table:table-cell>
          <table:table-cell table:style-name="Таблица89.A3" office:value-type="string">
            <text:p text:style-name="P369"/>
          </table:table-cell>
          <table:table-cell table:style-name="Таблица89.A3" table:number-columns-spanned="2" office:value-type="string">
            <text:p text:style-name="P369"/>
          </table:table-cell>
          <table:covered-table-cell/>
          <table:table-cell table:style-name="Таблица89.A3" office:value-type="string">
            <text:p text:style-name="P369"/>
          </table:table-cell>
          <table:table-cell table:style-name="Таблица89.H3" table:number-columns-spanned="2" office:value-type="string">
            <text:p text:style-name="P369"/>
          </table:table-cell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277"/>
          </table:table-cell>
          <table:covered-table-cell/>
          <table:table-cell table:style-name="Таблица89.A3" office:value-type="string">
            <text:p text:style-name="P264"/>
          </table:table-cell>
          <table:table-cell table:style-name="Таблица89.A3" office:value-type="string">
            <text:p text:style-name="P369"/>
          </table:table-cell>
          <table:table-cell table:style-name="Таблица89.A3" table:number-columns-spanned="2" office:value-type="string">
            <text:p text:style-name="P369"/>
          </table:table-cell>
          <table:covered-table-cell/>
          <table:table-cell table:style-name="Таблица89.A3" office:value-type="string">
            <text:p text:style-name="P369"/>
          </table:table-cell>
          <table:table-cell table:style-name="Таблица89.H3" table:number-columns-spanned="2" office:value-type="string">
            <text:p text:style-name="P369"/>
          </table:table-cell>
          <table:covered-table-cell/>
        </table:table-row>
        <table:table-row table:style-name="Таблица89.18">
          <table:table-cell table:style-name="Таблица89.A18" office:value-type="string">
            <text:p text:style-name="P178">ПВК</text:p>
          </table:table-cell>
          <table:table-cell table:style-name="Таблица89.B18" table:number-columns-spanned="4" office:value-type="string">
            <text:p text:style-name="P188">Перечень входного контроля</text:p>
          </table:table-cell>
          <table:covered-table-cell/>
          <table:covered-table-cell/>
          <table:covered-table-cell/>
          <table:table-cell table:style-name="Таблица89.B18" table:number-columns-spanned="3" office:value-type="string">
            <text:p text:style-name="P220"/>
          </table:table-cell>
          <table:covered-table-cell/>
          <table:covered-table-cell/>
          <table:table-cell table:style-name="Таблица89.I18" office:value-type="string">
            <text:p text:style-name="P220"/>
            <text:p text:style-name="P220"/>
          </table:table-cell>
        </table:table-row>
      </table:table>
      <text:p text:style-name="P116">СТО 07521831-55-2017 <text:span text:style-name="T168">Приложение А</text:span></text:p>
      <table:table table:name="Таблица78" table:style-name="Таблица78">
        <table:table-column table:style-name="Таблица78.A"/>
        <table:table-column table:style-name="Таблица78.B"/>
        <table:table-column table:style-name="Таблица78.C"/>
        <table:table-column table:style-name="Таблица78.D"/>
        <table:table-column table:style-name="Таблица78.E"/>
        <table:table-column table:style-name="Таблица78.F"/>
        <table:table-column table:style-name="Таблица78.G"/>
        <table:table-column table:style-name="Таблица78.H"/>
        <table:table-row table:style-name="Таблица78.1">
          <table:table-cell table:style-name="Таблица78.A1" office:value-type="string">
            <text:p text:style-name="P56">Дубл.</text:p>
          </table:table-cell>
          <table:table-cell table:style-name="Таблица78.A1" office:value-type="string">
            <text:p text:style-name="P432"/>
          </table:table-cell>
          <table:table-cell table:style-name="Таблица78.A1" office:value-type="string">
            <text:p text:style-name="P432"/>
          </table:table-cell>
          <table:table-cell table:style-name="Таблица78.D1" office:value-type="string">
            <text:p text:style-name="P432"/>
          </table:table-cell>
          <table:table-cell table:style-name="Таблица78.E1" office:value-type="string">
            <text:p text:style-name="P432"><text:s text:c="15"/></text:p>
          </table:table-cell>
          <table:table-cell table:style-name="Таблица78.F1" table:number-columns-spanned="2" office:value-type="string">
            <text:p text:style-name="P432"/>
          </table:table-cell>
          <table:covered-table-cell/>
          <table:table-cell table:style-name="Таблица78.H1" office:value-type="string">
            <text:p text:style-name="P432"/>
          </table:table-cell>
        </table:table-row>
        <table:table-row table:style-name="Таблица78.1">
          <table:table-cell table:style-name="Таблица78.A1" office:value-type="string">
            <text:p text:style-name="P56">Взам.</text:p>
          </table:table-cell>
          <table:table-cell table:style-name="Таблица78.A1" office:value-type="string">
            <text:p text:style-name="P432"/>
          </table:table-cell>
          <table:table-cell table:style-name="Таблица78.A1" office:value-type="string">
            <text:p text:style-name="P432"/>
          </table:table-cell>
          <table:table-cell table:style-name="Таблица78.D1" office:value-type="string">
            <text:p text:style-name="P432"/>
          </table:table-cell>
          <table:table-cell table:style-name="Таблица78.E2" table:number-columns-spanned="2" office:value-type="string">
            <text:p text:style-name="P432"/>
          </table:table-cell>
          <table:covered-table-cell/>
          <table:table-cell table:style-name="Таблица78.G2" table:number-rows-spanned="2" table:number-columns-spanned="2" office:value-type="string">
            <text:p text:style-name="P432"/>
          </table:table-cell>
          <table:covered-table-cell/>
        </table:table-row>
        <table:table-row table:style-name="Таблица78.1">
          <table:table-cell table:style-name="Таблица78.A1" office:value-type="string">
            <text:p text:style-name="P56">Подл.</text:p>
          </table:table-cell>
          <table:table-cell table:style-name="Таблица78.A1" office:value-type="string">
            <text:p text:style-name="P100"/>
          </table:table-cell>
          <table:table-cell table:style-name="Таблица78.A1" office:value-type="string">
            <text:p text:style-name="P432"/>
          </table:table-cell>
          <table:table-cell table:style-name="Таблица78.A1" office:value-type="string">
            <text:p text:style-name="P432"/>
          </table:table-cell>
          <table:table-cell table:style-name="Таблица78.E2" table:number-columns-spanned="2" office:value-type="string">
            <text:p text:style-name="P432"/>
          </table:table-cell>
          <table:covered-table-cell/>
          <table:covered-table-cell table:style-name="Таблица78.G2"/>
          <table:covered-table-cell/>
        </table:table-row>
      </table:table>
      <table:table table:name="Таблица79" table:style-name="Таблица79">
        <table:table-column table:style-name="Таблица79.A"/>
        <table:table-column table:style-name="Таблица79.B"/>
        <table:table-column table:style-name="Таблица79.C"/>
        <table:table-column table:style-name="Таблица79.D"/>
        <table:table-column table:style-name="Таблица79.E"/>
        <table:table-column table:style-name="Таблица79.F"/>
        <table:table-column table:style-name="Таблица79.G"/>
        <table:table-column table:style-name="Таблица79.H"/>
        <table:table-column table:style-name="Таблица79.I"/>
        <table:table-column table:style-name="Таблица79.J"/>
        <table:table-column table:style-name="Таблица79.K"/>
        <table:table-column table:style-name="Таблица79.L"/>
        <table:table-column table:style-name="Таблица79.M"/>
        <table:table-column table:style-name="Таблица79.N"/>
        <table:table-column table:style-name="Таблица79.O"/>
        <table:table-column table:style-name="Таблица79.P"/>
        <table:table-row table:style-name="Таблица79.1">
          <table:table-cell table:style-name="Таблица79.A1" table:number-columns-spanned="11" office:value-type="string">
            <text:p text:style-name="P211">Гарантийный срок хранения: <text:span text:style-name="T5">24</text:span><text:span text:style-name="T6"> месяц</text:span><text:span text:style-name="T5">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9.L1" table:number-columns-spanned="2" office:value-type="string">
            <text:p text:style-name="P29"/>
          </table:table-cell>
          <table:covered-table-cell/>
          <table:table-cell table:style-name="Таблица79.N1" table:number-columns-spanned="2" office:value-type="string">
            <text:h text:style-name="P612" text:outline-level="7"/>
          </table:table-cell>
          <table:covered-table-cell/>
          <table:table-cell table:style-name="Таблица79.P1" office:value-type="string">
            <text:p text:style-name="P396">1<text:span text:style-name="T171">0</text:span></text:p>
          </table:table-cell>
        </table:table-row>
        <table:table-row table:style-name="Таблица79.2">
          <table:table-cell table:style-name="Таблица79.A2" table:number-columns-spanned="16" office:value-type="string">
            <text:p text:style-name="P18">Срок хранени<text:span text:style-name="T34">я</text:span> до перепроверки продукции (для изделий ВТ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9.3">
          <table:table-cell table:style-name="Таблица79.A1" table:number-rows-spanned="3" office:value-type="string">
            <text:p text:style-name="P29"/>
          </table:table-cell>
          <table:table-cell table:style-name="Таблица79.L1" office:value-type="string">
            <text:p text:style-name="P29"/>
          </table:table-cell>
          <table:table-cell table:style-name="Таблица79.L1" office:value-type="string">
            <text:p text:style-name="P29"/>
          </table:table-cell>
          <table:table-cell table:style-name="Таблица79.L1" office:value-type="string">
            <text:p text:style-name="P29"/>
          </table:table-cell>
          <table:table-cell table:style-name="Таблица79.L1" office:value-type="string">
            <text:p text:style-name="P29"/>
          </table:table-cell>
          <table:table-cell table:style-name="Таблица79.L1" office:value-type="string">
            <text:p text:style-name="P29"/>
          </table:table-cell>
          <table:table-cell table:style-name="Таблица79.L1" office:value-type="string">
            <text:p text:style-name="P29"/>
          </table:table-cell>
          <table:table-cell table:style-name="Таблица79.L1" office:value-type="string">
            <text:p text:style-name="P29"/>
          </table:table-cell>
          <table:table-cell table:style-name="Таблица79.L1" office:value-type="string">
            <text:p text:style-name="P29"/>
          </table:table-cell>
          <table:table-cell table:style-name="Таблица79.J3" office:value-type="string">
            <text:p text:style-name="P29"/>
          </table:table-cell>
          <table:table-cell table:style-name="Таблица79.K3" table:number-columns-spanned="2" office:value-type="string">
            <text:p text:style-name="P29"/>
          </table:table-cell>
          <table:covered-table-cell/>
          <table:table-cell table:style-name="Таблица79.M3" table:number-rows-spanned="3" table:number-columns-spanned="2" office:value-type="string">
            <text:p text:style-name="P590"><text:span text:style-name="T147">К</text:span><text:span text:style-name="T148">овелос</text:span> <text:span text:style-name="T148">35</text:span><text:span text:style-name="T149">0</text:span><text:span text:style-name="T148">/05 </text:span></text:p>
            <text:p text:style-name="P589"><text:span text:style-name="T160">(диоксид кремния осажденный) <text:s text:c="53"/></text:span><text:span text:style-name="T161">ТУ 2168-00</text:span><text:span text:style-name="T162">2</text:span><text:span text:style-name="T161">-14344269-0</text:span><text:span text:style-name="T159">9</text:span></text:p>
          </table:table-cell>
          <table:covered-table-cell/>
          <table:table-cell table:style-name="Таблица79.O3" table:number-rows-spanned="3" table:number-columns-spanned="2" office:value-type="string">
            <text:p text:style-name="P166">И.01-2024</text:p>
          </table:table-cell>
          <table:covered-table-cell/>
        </table:table-row>
        <table:table-row table:style-name="Таблица79.3">
          <table:covered-table-cell table:style-name="Таблица79.A1"/>
          <table:table-cell table:style-name="Таблица79.B4" office:value-type="string">
            <text:p text:style-name="P432"/>
          </table:table-cell>
          <table:table-cell table:style-name="Таблица79.C4" office:value-type="string">
            <text:p text:style-name="P432"/>
          </table:table-cell>
          <table:table-cell table:style-name="Таблица79.D4" office:value-type="string">
            <text:p text:style-name="P432"/>
          </table:table-cell>
          <table:table-cell table:style-name="Таблица79.E4" office:value-type="string">
            <text:p text:style-name="P432"/>
          </table:table-cell>
          <table:table-cell table:style-name="Таблица79.F4" office:value-type="string">
            <text:p text:style-name="P432"/>
          </table:table-cell>
          <table:table-cell table:style-name="Таблица79.G4" office:value-type="string">
            <text:p text:style-name="P432"/>
          </table:table-cell>
          <table:table-cell table:style-name="Таблица79.H4" office:value-type="string">
            <text:p text:style-name="P432"/>
          </table:table-cell>
          <table:table-cell table:style-name="Таблица79.I4" office:value-type="string">
            <text:p text:style-name="P432"/>
          </table:table-cell>
          <table:table-cell table:style-name="Таблица79.J4" office:value-type="string">
            <text:p text:style-name="P432"/>
          </table:table-cell>
          <table:table-cell table:style-name="Таблица79.K4" table:number-columns-spanned="2" office:value-type="string">
            <text:p text:style-name="P432"/>
          </table:table-cell>
          <table:covered-table-cell/>
          <table:covered-table-cell table:style-name="Таблица79.M3"/>
          <table:covered-table-cell/>
          <table:covered-table-cell table:style-name="Таблица79.O3"/>
          <table:covered-table-cell/>
        </table:table-row>
        <table:table-row table:style-name="Таблица79.5">
          <table:covered-table-cell table:style-name="Таблица79.A1"/>
          <table:table-cell table:style-name="Таблица79.B5" office:value-type="string">
            <text:p text:style-name="P432"/>
          </table:table-cell>
          <table:table-cell table:style-name="Таблица79.C5" office:value-type="string">
            <text:p text:style-name="P432"/>
          </table:table-cell>
          <table:table-cell table:style-name="Таблица79.D5" office:value-type="string">
            <text:p text:style-name="P432"/>
          </table:table-cell>
          <table:table-cell table:style-name="Таблица79.E5" office:value-type="string">
            <text:p text:style-name="P432"/>
          </table:table-cell>
          <table:table-cell table:style-name="Таблица79.F5" office:value-type="string">
            <text:p text:style-name="P432"/>
          </table:table-cell>
          <table:table-cell table:style-name="Таблица79.G5" office:value-type="string">
            <text:p text:style-name="P432"/>
          </table:table-cell>
          <table:table-cell table:style-name="Таблица79.H5" office:value-type="string">
            <text:p text:style-name="P432"/>
          </table:table-cell>
          <table:table-cell table:style-name="Таблица79.I5" office:value-type="string">
            <text:p text:style-name="P432"/>
          </table:table-cell>
          <table:table-cell table:style-name="Таблица79.J5" office:value-type="string">
            <text:p text:style-name="P432"/>
          </table:table-cell>
          <table:table-cell table:style-name="Таблица79.K5" table:number-columns-spanned="2" office:value-type="string">
            <text:p text:style-name="P432"/>
          </table:table-cell>
          <table:covered-table-cell/>
          <table:covered-table-cell table:style-name="Таблица79.M3"/>
          <table:covered-table-cell/>
          <table:covered-table-cell table:style-name="Таблица79.O3"/>
          <table:covered-table-cell/>
        </table:table-row>
      </table:table>
      <table:table table:name="Таблица80" table:style-name="Таблица80">
        <table:table-column table:style-name="Таблица80.A"/>
        <table:table-column table:style-name="Таблица80.B"/>
        <table:table-column table:style-name="Таблица80.C"/>
        <table:table-column table:style-name="Таблица80.D"/>
        <table:table-column table:style-name="Таблица80.E"/>
        <table:table-column table:style-name="Таблица80.F"/>
        <table:table-column table:style-name="Таблица80.G"/>
        <table:table-column table:style-name="Таблица80.H"/>
        <table:table-column table:style-name="Таблица80.I"/>
        <table:table-row table:style-name="Таблица80.1">
          <table:table-cell table:style-name="Таблица80.A1" table:number-columns-spanned="3" office:value-type="string">
            <text:p text:style-name="P259">Состав контролируемых па<text:span text:style-name="T10">р</text:span>аметров продукции,<text:line-break/>методы ее контроля</text:p>
          </table:table-cell>
          <table:covered-table-cell/>
          <table:covered-table-cell/>
          <table:table-cell table:style-name="Таблица80.A1" table:number-rows-spanned="2" office:value-type="string">
            <text:p text:style-name="P299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80.A1" table:number-rows-spanned="2" table:number-columns-spanned="2" office:value-type="string">
            <text:p text:style-name="P308">Вид </text:p>
            <text:p text:style-name="P308">контроля.</text:p>
            <text:p text:style-name="P299">Объем<text:line-break/>выборки<text:line-break/>или<text:line-break/>пробы</text:p>
          </table:table-cell>
          <table:covered-table-cell/>
          <table:table-cell table:style-name="Таблица80.A1" table:number-rows-spanned="2" office:value-type="string">
            <text:p text:style-name="P300">Допусти<text:span text:style-name="T36">-</text:span>мый<text:line-break/>расход<text:line-break/>ресурса<text:line-break/></text:p>
          </table:table-cell>
          <table:table-cell table:style-name="Таблица80.H1" table:number-rows-spanned="2" table:number-columns-spanned="2" office:value-type="string">
            <text:p text:style-name="P299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80.1">
          <table:table-cell table:style-name="Таблица80.A2" table:number-columns-spanned="2" office:value-type="string">
            <text:p text:style-name="P259">Контролируемые параметры<text:line-break/>(показатели)</text:p>
          </table:table-cell>
          <table:covered-table-cell/>
          <table:table-cell table:style-name="Таблица80.A2" office:value-type="string">
            <text:p text:style-name="P259">Номера<text:line-break/>пунктов<text:line-break/>докумен<text:span text:style-name="T35">-</text:span><text:line-break/>тации</text:p>
          </table:table-cell>
          <table:covered-table-cell table:style-name="Таблица80.A1"/>
          <table:covered-table-cell table:style-name="Таблица80.A1"/>
          <table:covered-table-cell/>
          <table:covered-table-cell table:style-name="Таблица80.H1"/>
          <table:covered-table-cell table:style-name="Таблица80.H1"/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509">1 Внешний вид</text:p>
          </table:table-cell>
          <table:covered-table-cell/>
          <table:table-cell table:style-name="Таблица80.A3" office:value-type="string">
            <text:p text:style-name="P513">п. <text:s/><text:span text:style-name="T149">4.1</text:span></text:p>
          </table:table-cell>
          <table:table-cell table:style-name="Таблица80.A3" office:value-type="string">
            <text:p text:style-name="P520">Визуально</text:p>
          </table:table-cell>
          <table:table-cell table:style-name="Таблица80.A3" table:number-columns-spanned="2" office:value-type="string">
            <text:p text:style-name="P514">Выборочный</text:p>
          </table:table-cell>
          <table:covered-table-cell/>
          <table:table-cell table:style-name="Таблица80.A3" office:value-type="string">
            <text:p text:style-name="P523">150 г</text:p>
          </table:table-cell>
          <table:table-cell table:style-name="Таблица80.H3" table:number-columns-spanned="2" office:value-type="string">
            <text:p text:style-name="P522">Цех 23,</text:p>
          </table:table-cell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528"/>
          </table:table-cell>
          <table:covered-table-cell/>
          <table:table-cell table:style-name="Таблица80.A3" office:value-type="string">
            <text:p text:style-name="P528"/>
          </table:table-cell>
          <table:table-cell table:style-name="Таблица80.A3" office:value-type="string">
            <text:p text:style-name="P153"/>
          </table:table-cell>
          <table:table-cell table:style-name="Таблица80.A3" table:number-columns-spanned="2" office:value-type="string">
            <text:p text:style-name="P514">5 % мешков</text:p>
          </table:table-cell>
          <table:covered-table-cell/>
          <table:table-cell table:style-name="Таблица80.A3" office:value-type="string">
            <text:p text:style-name="P514"/>
          </table:table-cell>
          <table:table-cell table:style-name="Таблица80.H3" table:number-columns-spanned="2" office:value-type="string">
            <text:p text:style-name="P515">ЦЗЛ, </text:p>
          </table:table-cell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510"/>
          </table:table-cell>
          <table:covered-table-cell/>
          <table:table-cell table:style-name="Таблица80.A3" office:value-type="string">
            <text:p text:style-name="P513"/>
          </table:table-cell>
          <table:table-cell table:style-name="Таблица80.A3" office:value-type="string">
            <text:p text:style-name="P524"/>
          </table:table-cell>
          <table:table-cell table:style-name="Таблица80.A3" table:number-columns-spanned="2" office:value-type="string">
            <text:p text:style-name="P516">от партии,</text:p>
          </table:table-cell>
          <table:covered-table-cell/>
          <table:table-cell table:style-name="Таблица80.A3" office:value-type="string">
            <text:p text:style-name="P514"/>
          </table:table-cell>
          <table:table-cell table:style-name="Таблица80.H3" table:number-columns-spanned="2" office:value-type="string">
            <text:p text:style-name="P525">ОТК</text:p>
          </table:table-cell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510"/>
          </table:table-cell>
          <table:covered-table-cell/>
          <table:table-cell table:style-name="Таблица80.A3" office:value-type="string">
            <text:p text:style-name="P513"/>
          </table:table-cell>
          <table:table-cell table:style-name="Таблица80.A3" office:value-type="string">
            <text:p text:style-name="P524"/>
          </table:table-cell>
          <table:table-cell table:style-name="Таблица80.A3" table:number-columns-spanned="2" office:value-type="string">
            <text:p text:style-name="P516">но не менее</text:p>
          </table:table-cell>
          <table:covered-table-cell/>
          <table:table-cell table:style-name="Таблица80.A3" office:value-type="string">
            <text:p text:style-name="P514"/>
          </table:table-cell>
          <table:table-cell table:style-name="Таблица80.H3" table:number-columns-spanned="2" office:value-type="string">
            <text:p text:style-name="P526"/>
          </table:table-cell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528"/>
          </table:table-cell>
          <table:covered-table-cell/>
          <table:table-cell table:style-name="Таблица80.A3" office:value-type="string">
            <text:p text:style-name="P528"/>
          </table:table-cell>
          <table:table-cell table:style-name="Таблица80.A3" office:value-type="string">
            <text:p text:style-name="P152"/>
          </table:table-cell>
          <table:table-cell table:style-name="Таблица80.A3" table:number-columns-spanned="2" office:value-type="string">
            <text:p text:style-name="P516">5 мешков</text:p>
          </table:table-cell>
          <table:covered-table-cell/>
          <table:table-cell table:style-name="Таблица80.A3" office:value-type="string">
            <text:p text:style-name="P514"/>
          </table:table-cell>
          <table:table-cell table:style-name="Таблица80.H3" table:number-columns-spanned="2" office:value-type="string">
            <text:p text:style-name="P529"/>
          </table:table-cell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510">2 Массовая доля влаги %, не более</text:p>
          </table:table-cell>
          <table:covered-table-cell/>
          <table:table-cell table:style-name="Таблица80.A3" office:value-type="string">
            <text:p text:style-name="P513">п. <text:s/><text:span text:style-name="T149">5.5</text:span></text:p>
          </table:table-cell>
          <table:table-cell table:style-name="Таблица80.A3" office:value-type="string">
            <text:p text:style-name="P524">Весы лабораторные <text:span text:style-name="T20">II </text:span><text:span text:style-name="T158">класса</text:span></text:p>
          </table:table-cell>
          <table:table-cell table:style-name="Таблица80.A3" table:number-columns-spanned="2" office:value-type="string">
            <text:p text:style-name="P514"><text:s/>от партии,</text:p>
          </table:table-cell>
          <table:covered-table-cell/>
          <table:table-cell table:style-name="Таблица80.A3" office:value-type="string">
            <text:p text:style-name="P514"/>
          </table:table-cell>
          <table:table-cell table:style-name="Таблица80.H3" table:number-columns-spanned="2" office:value-type="string">
            <text:p text:style-name="P517">ЦЗЛ, </text:p>
          </table:table-cell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528"/>
          </table:table-cell>
          <table:covered-table-cell/>
          <table:table-cell table:style-name="Таблица80.A3" office:value-type="string">
            <text:p text:style-name="P528"/>
          </table:table-cell>
          <table:table-cell table:style-name="Таблица80.A3" office:value-type="string">
            <text:p text:style-name="P152"><text:span text:style-name="T158">точности </text:span>ГОСТ <text:span text:style-name="T158">Р 53228-2008</text:span> </text:p>
          </table:table-cell>
          <table:table-cell table:style-name="Таблица80.A3" table:number-columns-spanned="2" office:value-type="string">
            <text:p text:style-name="P514">состоящей</text:p>
          </table:table-cell>
          <table:covered-table-cell/>
          <table:table-cell table:style-name="Таблица80.A3" office:value-type="string">
            <text:p text:style-name="P523"/>
          </table:table-cell>
          <table:table-cell table:style-name="Таблица80.H3" table:number-columns-spanned="2" office:value-type="string">
            <text:p text:style-name="P525">ОТК</text:p>
          </table:table-cell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528"/>
          </table:table-cell>
          <table:covered-table-cell/>
          <table:table-cell table:style-name="Таблица80.A3" office:value-type="string">
            <text:p text:style-name="P528"/>
          </table:table-cell>
          <table:table-cell table:style-name="Таблица80.A3" office:value-type="string">
            <text:p text:style-name="P535"><text:span text:style-name="T30">или других </text:span><text:span text:style-name="T32">ДС</text:span></text:p>
          </table:table-cell>
          <table:table-cell table:style-name="Таблица80.A3" table:number-columns-spanned="2" office:value-type="string">
            <text:p text:style-name="P514">менее чем из</text:p>
          </table:table-cell>
          <table:covered-table-cell/>
          <table:table-cell table:style-name="Таблица80.A3" office:value-type="string">
            <text:p text:style-name="P518"/>
          </table:table-cell>
          <table:table-cell table:style-name="Таблица80.H3" table:number-columns-spanned="2" office:value-type="string">
            <text:p text:style-name="P529"/>
          </table:table-cell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528"/>
          </table:table-cell>
          <table:covered-table-cell/>
          <table:table-cell table:style-name="Таблица80.A3" office:value-type="string">
            <text:p text:style-name="P528"/>
          </table:table-cell>
          <table:table-cell table:style-name="Таблица80.A3" office:value-type="string">
            <text:p text:style-name="P147"><text:s/>Шкаф сушильный, </text:p>
          </table:table-cell>
          <table:table-cell table:style-name="Таблица80.A3" table:number-columns-spanned="2" office:value-type="string">
            <text:p text:style-name="P516">30 мешков</text:p>
          </table:table-cell>
          <table:covered-table-cell/>
          <table:table-cell table:style-name="Таблица80.A3" office:value-type="string">
            <text:p text:style-name="P536"/>
          </table:table-cell>
          <table:table-cell table:style-name="Таблица80.H3" table:number-columns-spanned="2" office:value-type="string">
            <text:p text:style-name="P529"/>
          </table:table-cell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509"/>
          </table:table-cell>
          <table:covered-table-cell/>
          <table:table-cell table:style-name="Таблица80.A3" office:value-type="string">
            <text:p text:style-name="P513"/>
          </table:table-cell>
          <table:table-cell table:style-name="Таблица80.A3" office:value-type="string">
            <text:p text:style-name="P146"><text:span text:style-name="Основной_20_шрифт_20_абзаца"><text:s/>обеспечивающий</text:span></text:p>
          </table:table-cell>
          <table:table-cell table:style-name="Таблица80.A3" table:number-columns-spanned="2" office:value-type="string">
            <text:p text:style-name="P514">Масса</text:p>
          </table:table-cell>
          <table:covered-table-cell/>
          <table:table-cell table:style-name="Таблица80.A3" office:value-type="string">
            <text:p text:style-name="P511"/>
          </table:table-cell>
          <table:table-cell table:style-name="Таблица80.H3" table:number-columns-spanned="2" office:value-type="string">
            <text:p text:style-name="P521"/>
          </table:table-cell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528"/>
          </table:table-cell>
          <table:covered-table-cell/>
          <table:table-cell table:style-name="Таблица80.A3" office:value-type="string">
            <text:p text:style-name="P528"/>
          </table:table-cell>
          <table:table-cell table:style-name="Таблица80.A3" office:value-type="string">
            <text:p text:style-name="P2"><text:span text:style-name="Основной_20_шрифт_20_абзаца"><text:span text:style-name="T133"><text:s/>нагрев </text:span></text:span><text:span text:style-name="Основной_20_шрифт_20_абзаца"><text:span text:style-name="T134">до температуры </text:span></text:span><text:span text:style-name="Основной_20_шрифт_20_абзаца"><text:span text:style-name="T122">200 º</text:span></text:span><text:span text:style-name="Основной_20_шрифт_20_абзаца"><text:span text:style-name="T109">С, с</text:span></text:span></text:p>
          </table:table-cell>
          <table:table-cell table:style-name="Таблица80.A3" table:number-columns-spanned="2" office:value-type="string">
            <text:p text:style-name="P514">точечной</text:p>
          </table:table-cell>
          <table:covered-table-cell/>
          <table:table-cell table:style-name="Таблица80.A3" office:value-type="string">
            <text:p text:style-name="P511"/>
          </table:table-cell>
          <table:table-cell table:style-name="Таблица80.H3" table:number-columns-spanned="2" office:value-type="string">
            <text:p text:style-name="P527"/>
          </table:table-cell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531"/>
          </table:table-cell>
          <table:covered-table-cell/>
          <table:table-cell table:style-name="Таблица80.A3" office:value-type="string">
            <text:p text:style-name="P533"/>
          </table:table-cell>
          <table:table-cell table:style-name="Таблица80.A3" office:value-type="string">
            <text:p text:style-name="P543"><text:span text:style-name="Основной_20_шрифт_20_абзаца"><text:span text:style-name="T135"><text:s/>погрешностью не более 2 º</text:span></text:span><text:span text:style-name="Основной_20_шрифт_20_абзаца"><text:span text:style-name="T110">С</text:span></text:span></text:p>
          </table:table-cell>
          <table:table-cell table:style-name="Таблица80.A3" table:number-columns-spanned="2" office:value-type="string">
            <text:p text:style-name="P514">пробы не</text:p>
          </table:table-cell>
          <table:covered-table-cell/>
          <table:table-cell table:style-name="Таблица80.A3" office:value-type="string">
            <text:p text:style-name="P511"/>
          </table:table-cell>
          <table:table-cell table:style-name="Таблица80.H3" table:number-columns-spanned="2" office:value-type="string">
            <text:p text:style-name="P527"/>
          </table:table-cell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531"/>
          </table:table-cell>
          <table:covered-table-cell/>
          <table:table-cell table:style-name="Таблица80.A3" office:value-type="string">
            <text:p text:style-name="P533"/>
          </table:table-cell>
          <table:table-cell table:style-name="Таблица80.A3" office:value-type="string">
            <text:p text:style-name="P534"/>
          </table:table-cell>
          <table:table-cell table:style-name="Таблица80.A3" table:number-columns-spanned="2" office:value-type="string">
            <text:p text:style-name="P514">менее 30г,</text:p>
          </table:table-cell>
          <table:covered-table-cell/>
          <table:table-cell table:style-name="Таблица80.A3" office:value-type="string">
            <text:p text:style-name="P511"/>
          </table:table-cell>
          <table:table-cell table:style-name="Таблица80.H3" table:number-columns-spanned="2" office:value-type="string">
            <text:p text:style-name="P527"/>
          </table:table-cell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133"/>
          </table:table-cell>
          <table:covered-table-cell/>
          <table:table-cell table:style-name="Таблица80.A3" office:value-type="string">
            <text:p text:style-name="P133"/>
          </table:table-cell>
          <table:table-cell table:style-name="Таблица80.A3" office:value-type="string">
            <text:p text:style-name="P155"/>
          </table:table-cell>
          <table:table-cell table:style-name="Таблица80.A3" table:number-columns-spanned="2" office:value-type="string">
            <text:p text:style-name="P519"><text:span text:style-name="T170">с</text:span>редней <text:span text:style-name="T170">не </text:span></text:p>
          </table:table-cell>
          <table:covered-table-cell/>
          <table:table-cell table:style-name="Таблица80.A3" office:value-type="string">
            <text:p text:style-name="P511"/>
          </table:table-cell>
          <table:table-cell table:style-name="Таблица80.H3" table:number-columns-spanned="2" office:value-type="string">
            <text:p text:style-name="P134"/>
          </table:table-cell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235"/>
          </table:table-cell>
          <table:covered-table-cell/>
          <table:table-cell table:style-name="Таблица80.A3" office:value-type="string">
            <text:p text:style-name="P247"/>
          </table:table-cell>
          <table:table-cell table:style-name="Таблица80.A3" office:value-type="string">
            <text:p text:style-name="P243"/>
          </table:table-cell>
          <table:table-cell table:style-name="Таблица80.A3" table:number-columns-spanned="2" office:value-type="string">
            <text:p text:style-name="P249">менее 150 г</text:p>
          </table:table-cell>
          <table:covered-table-cell/>
          <table:table-cell table:style-name="Таблица80.A3" office:value-type="string">
            <text:p text:style-name="P255"/>
          </table:table-cell>
          <table:table-cell table:style-name="Таблица80.H3" table:number-columns-spanned="2" office:value-type="string">
            <text:p text:style-name="P255"/>
          </table:table-cell>
          <table:covered-table-cell/>
        </table:table-row>
        <table:table-row table:style-name="Таблица80.18">
          <table:table-cell table:style-name="Таблица80.A18" office:value-type="string">
            <text:p text:style-name="P179">ПВК</text:p>
          </table:table-cell>
          <table:table-cell table:style-name="Таблица80.B18" table:number-columns-spanned="4" office:value-type="string">
            <text:p text:style-name="P189">Перечень входного контроля</text:p>
          </table:table-cell>
          <table:covered-table-cell/>
          <table:covered-table-cell/>
          <table:covered-table-cell/>
          <table:table-cell table:style-name="Таблица80.B18" table:number-columns-spanned="3" office:value-type="string">
            <text:p text:style-name="P221"/>
          </table:table-cell>
          <table:covered-table-cell/>
          <table:covered-table-cell/>
          <table:table-cell table:style-name="Таблица80.I18" office:value-type="string">
            <text:p text:style-name="P221"/>
            <text:p text:style-name="P221"/>
          </table:table-cell>
        </table:table-row>
      </table:table>
      <text:p text:style-name="P119"/>
      <text:p text:style-name="P118"><text:soft-page-break/>СТО 07521831-55-2017 <text:span text:style-name="T168">Приложение А</text:span></text:p>
      <table:table table:name="Таблица38" table:style-name="Таблица38">
        <table:table-column table:style-name="Таблица38.A"/>
        <table:table-column table:style-name="Таблица38.B"/>
        <table:table-column table:style-name="Таблица38.C"/>
        <table:table-column table:style-name="Таблица38.D"/>
        <table:table-column table:style-name="Таблица38.E"/>
        <table:table-column table:style-name="Таблица38.F"/>
        <table:table-column table:style-name="Таблица38.G"/>
        <table:table-column table:style-name="Таблица38.H"/>
        <table:table-row table:style-name="Таблица38.1">
          <table:table-cell table:style-name="Таблица38.A1" office:value-type="string">
            <text:p text:style-name="P57">Дубл.</text:p>
          </table:table-cell>
          <table:table-cell table:style-name="Таблица38.A1" office:value-type="string">
            <text:p text:style-name="P433"/>
          </table:table-cell>
          <table:table-cell table:style-name="Таблица38.A1" office:value-type="string">
            <text:p text:style-name="P433"/>
          </table:table-cell>
          <table:table-cell table:style-name="Таблица38.D1" office:value-type="string">
            <text:p text:style-name="P433"/>
          </table:table-cell>
          <table:table-cell table:style-name="Таблица38.E1" office:value-type="string">
            <text:p text:style-name="P433"><text:s text:c="15"/></text:p>
          </table:table-cell>
          <table:table-cell table:style-name="Таблица38.F1" table:number-columns-spanned="2" office:value-type="string">
            <text:p text:style-name="P433"/>
          </table:table-cell>
          <table:covered-table-cell/>
          <table:table-cell table:style-name="Таблица38.H1" office:value-type="string">
            <text:p text:style-name="P433"/>
          </table:table-cell>
        </table:table-row>
        <table:table-row table:style-name="Таблица38.1">
          <table:table-cell table:style-name="Таблица38.A1" office:value-type="string">
            <text:p text:style-name="P57">Взам.</text:p>
          </table:table-cell>
          <table:table-cell table:style-name="Таблица38.A1" office:value-type="string">
            <text:p text:style-name="P433"/>
          </table:table-cell>
          <table:table-cell table:style-name="Таблица38.A1" office:value-type="string">
            <text:p text:style-name="P433"/>
          </table:table-cell>
          <table:table-cell table:style-name="Таблица38.D1" office:value-type="string">
            <text:p text:style-name="P433"/>
          </table:table-cell>
          <table:table-cell table:style-name="Таблица38.E2" table:number-columns-spanned="2" office:value-type="string">
            <text:p text:style-name="P433"/>
          </table:table-cell>
          <table:covered-table-cell/>
          <table:table-cell table:style-name="Таблица38.G2" table:number-rows-spanned="2" table:number-columns-spanned="2" office:value-type="string">
            <text:p text:style-name="P433"/>
          </table:table-cell>
          <table:covered-table-cell/>
        </table:table-row>
        <table:table-row table:style-name="Таблица38.1">
          <table:table-cell table:style-name="Таблица38.A1" office:value-type="string">
            <text:p text:style-name="P57">Подл.</text:p>
          </table:table-cell>
          <table:table-cell table:style-name="Таблица38.A1" office:value-type="string">
            <text:p text:style-name="P101"/>
          </table:table-cell>
          <table:table-cell table:style-name="Таблица38.A1" office:value-type="string">
            <text:p text:style-name="P433"/>
          </table:table-cell>
          <table:table-cell table:style-name="Таблица38.A1" office:value-type="string">
            <text:p text:style-name="P433"/>
          </table:table-cell>
          <table:table-cell table:style-name="Таблица38.E2" table:number-columns-spanned="2" office:value-type="string">
            <text:p text:style-name="P433"/>
          </table:table-cell>
          <table:covered-table-cell/>
          <table:covered-table-cell table:style-name="Таблица38.G2"/>
          <table:covered-table-cell/>
        </table:table-row>
      </table:table>
      <table:table table:name="Таблица39" table:style-name="Таблица39">
        <table:table-column table:style-name="Таблица39.A"/>
        <table:table-column table:style-name="Таблица39.B"/>
        <table:table-column table:style-name="Таблица39.C"/>
        <table:table-column table:style-name="Таблица39.D"/>
        <table:table-column table:style-name="Таблица39.E"/>
        <table:table-column table:style-name="Таблица39.F"/>
        <table:table-column table:style-name="Таблица39.G"/>
        <table:table-column table:style-name="Таблица39.H"/>
        <table:table-column table:style-name="Таблица39.I"/>
        <table:table-column table:style-name="Таблица39.J"/>
        <table:table-column table:style-name="Таблица39.K"/>
        <table:table-column table:style-name="Таблица39.L"/>
        <table:table-column table:style-name="Таблица39.M"/>
        <table:table-column table:style-name="Таблица39.N"/>
        <table:table-column table:style-name="Таблица39.O"/>
        <table:table-column table:style-name="Таблица39.P"/>
        <table:table-row table:style-name="Таблица39.1">
          <table:table-cell table:style-name="Таблица39.A1" table:number-columns-spanned="11" office:value-type="string">
            <text:p text:style-name="P212">Гарантийный срок хранения: 6 месяце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9.L1" table:number-columns-spanned="2" office:value-type="string">
            <text:p text:style-name="P30"/>
          </table:table-cell>
          <table:covered-table-cell/>
          <table:table-cell table:style-name="Таблица39.N1" table:number-columns-spanned="2" office:value-type="string">
            <text:h text:style-name="P613" text:outline-level="7"/>
          </table:table-cell>
          <table:covered-table-cell/>
          <table:table-cell table:style-name="Таблица39.P1" office:value-type="string">
            <text:p text:style-name="P551"><text:span text:style-name="T113">1</text:span><text:span text:style-name="T115">1</text:span></text:p>
          </table:table-cell>
        </table:table-row>
        <table:table-row table:style-name="Таблица39.2">
          <table:table-cell table:style-name="Таблица39.A2" table:number-columns-spanned="16" office:value-type="string">
            <text:p text:style-name="P19">Срок хранени<text:span text:style-name="T34">я</text:span> до перепроверки продукции (для изделий ВТ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9.3">
          <table:table-cell table:style-name="Таблица39.A1" table:number-rows-spanned="3" office:value-type="string">
            <text:p text:style-name="P30"/>
          </table:table-cell>
          <table:table-cell table:style-name="Таблица39.L1" office:value-type="string">
            <text:p text:style-name="P30"/>
          </table:table-cell>
          <table:table-cell table:style-name="Таблица39.L1" office:value-type="string">
            <text:p text:style-name="P30"/>
          </table:table-cell>
          <table:table-cell table:style-name="Таблица39.L1" office:value-type="string">
            <text:p text:style-name="P30"/>
          </table:table-cell>
          <table:table-cell table:style-name="Таблица39.L1" office:value-type="string">
            <text:p text:style-name="P30"/>
          </table:table-cell>
          <table:table-cell table:style-name="Таблица39.L1" office:value-type="string">
            <text:p text:style-name="P30"/>
          </table:table-cell>
          <table:table-cell table:style-name="Таблица39.L1" office:value-type="string">
            <text:p text:style-name="P30"/>
          </table:table-cell>
          <table:table-cell table:style-name="Таблица39.L1" office:value-type="string">
            <text:p text:style-name="P30"/>
          </table:table-cell>
          <table:table-cell table:style-name="Таблица39.L1" office:value-type="string">
            <text:p text:style-name="P30"/>
          </table:table-cell>
          <table:table-cell table:style-name="Таблица39.J3" office:value-type="string">
            <text:p text:style-name="P30"/>
          </table:table-cell>
          <table:table-cell table:style-name="Таблица39.K3" table:number-columns-spanned="2" office:value-type="string">
            <text:p text:style-name="P30"/>
          </table:table-cell>
          <table:covered-table-cell/>
          <table:table-cell table:style-name="Таблица39.M3" table:number-rows-spanned="3" table:number-columns-spanned="2" office:value-type="string">
            <text:h text:style-name="P622" text:outline-level="8">Аэросил <text:span text:style-name="T171">А-380</text:span></text:h>
            <text:p text:style-name="P588">ГОСТ 14922-77</text:p>
          </table:table-cell>
          <table:covered-table-cell/>
          <table:table-cell table:style-name="Таблица39.O3" table:number-rows-spanned="3" table:number-columns-spanned="2" office:value-type="string">
            <text:p text:style-name="P167">И.01-2024</text:p>
          </table:table-cell>
          <table:covered-table-cell/>
        </table:table-row>
        <table:table-row table:style-name="Таблица39.3">
          <table:covered-table-cell table:style-name="Таблица39.A1"/>
          <table:table-cell table:style-name="Таблица39.B4" office:value-type="string">
            <text:p text:style-name="P433"/>
          </table:table-cell>
          <table:table-cell table:style-name="Таблица39.C4" office:value-type="string">
            <text:p text:style-name="P433"/>
          </table:table-cell>
          <table:table-cell table:style-name="Таблица39.D4" office:value-type="string">
            <text:p text:style-name="P433"/>
          </table:table-cell>
          <table:table-cell table:style-name="Таблица39.E4" office:value-type="string">
            <text:p text:style-name="P433"/>
          </table:table-cell>
          <table:table-cell table:style-name="Таблица39.F4" office:value-type="string">
            <text:p text:style-name="P433"/>
          </table:table-cell>
          <table:table-cell table:style-name="Таблица39.G4" office:value-type="string">
            <text:p text:style-name="P433"/>
          </table:table-cell>
          <table:table-cell table:style-name="Таблица39.H4" office:value-type="string">
            <text:p text:style-name="P433"/>
          </table:table-cell>
          <table:table-cell table:style-name="Таблица39.I4" office:value-type="string">
            <text:p text:style-name="P433"/>
          </table:table-cell>
          <table:table-cell table:style-name="Таблица39.J4" office:value-type="string">
            <text:p text:style-name="P433"/>
          </table:table-cell>
          <table:table-cell table:style-name="Таблица39.K4" table:number-columns-spanned="2" office:value-type="string">
            <text:p text:style-name="P433"/>
          </table:table-cell>
          <table:covered-table-cell/>
          <table:covered-table-cell table:style-name="Таблица39.M3"/>
          <table:covered-table-cell/>
          <table:covered-table-cell table:style-name="Таблица39.O3"/>
          <table:covered-table-cell/>
        </table:table-row>
        <table:table-row table:style-name="Таблица39.5">
          <table:covered-table-cell table:style-name="Таблица39.A1"/>
          <table:table-cell table:style-name="Таблица39.B5" office:value-type="string">
            <text:p text:style-name="P433"/>
          </table:table-cell>
          <table:table-cell table:style-name="Таблица39.C5" office:value-type="string">
            <text:p text:style-name="P433"/>
          </table:table-cell>
          <table:table-cell table:style-name="Таблица39.D5" office:value-type="string">
            <text:p text:style-name="P433"/>
          </table:table-cell>
          <table:table-cell table:style-name="Таблица39.E5" office:value-type="string">
            <text:p text:style-name="P433"/>
          </table:table-cell>
          <table:table-cell table:style-name="Таблица39.F5" office:value-type="string">
            <text:p text:style-name="P433"/>
          </table:table-cell>
          <table:table-cell table:style-name="Таблица39.G5" office:value-type="string">
            <text:p text:style-name="P433"/>
          </table:table-cell>
          <table:table-cell table:style-name="Таблица39.H5" office:value-type="string">
            <text:p text:style-name="P433"/>
          </table:table-cell>
          <table:table-cell table:style-name="Таблица39.I5" office:value-type="string">
            <text:p text:style-name="P433"/>
          </table:table-cell>
          <table:table-cell table:style-name="Таблица39.J5" office:value-type="string">
            <text:p text:style-name="P433"/>
          </table:table-cell>
          <table:table-cell table:style-name="Таблица39.K5" table:number-columns-spanned="2" office:value-type="string">
            <text:p text:style-name="P433"/>
          </table:table-cell>
          <table:covered-table-cell/>
          <table:covered-table-cell table:style-name="Таблица39.M3"/>
          <table:covered-table-cell/>
          <table:covered-table-cell table:style-name="Таблица39.O3"/>
          <table:covered-table-cell/>
        </table:table-row>
      </table:table>
      <table:table table:name="Таблица40" table:style-name="Таблица40">
        <table:table-column table:style-name="Таблица40.A"/>
        <table:table-column table:style-name="Таблица40.B"/>
        <table:table-column table:style-name="Таблица40.C"/>
        <table:table-column table:style-name="Таблица40.D"/>
        <table:table-column table:style-name="Таблица40.E"/>
        <table:table-column table:style-name="Таблица40.F"/>
        <table:table-column table:style-name="Таблица40.G"/>
        <table:table-column table:style-name="Таблица40.H"/>
        <table:table-column table:style-name="Таблица40.I"/>
        <table:table-row table:style-name="Таблица40.1">
          <table:table-cell table:style-name="Таблица40.A1" table:number-columns-spanned="3" office:value-type="string">
            <text:p text:style-name="P259">Состав контролируемых па<text:span text:style-name="T10">р</text:span>аметров продукции,<text:line-break/>методы ее контроля</text:p>
          </table:table-cell>
          <table:covered-table-cell/>
          <table:covered-table-cell/>
          <table:table-cell table:style-name="Таблица40.A1" table:number-rows-spanned="2" office:value-type="string">
            <text:p text:style-name="P299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40.A1" table:number-rows-spanned="2" table:number-columns-spanned="2" office:value-type="string">
            <text:p text:style-name="P308">Вид </text:p>
            <text:p text:style-name="P308">контроля.</text:p>
            <text:p text:style-name="P299">Объем<text:line-break/>выборки<text:line-break/>или<text:line-break/>пробы</text:p>
          </table:table-cell>
          <table:covered-table-cell/>
          <table:table-cell table:style-name="Таблица40.A1" table:number-rows-spanned="2" office:value-type="string">
            <text:p text:style-name="P300">Допусти<text:span text:style-name="T36">-</text:span>мый<text:line-break/>расход<text:line-break/>ресурса<text:line-break/></text:p>
          </table:table-cell>
          <table:table-cell table:style-name="Таблица40.H1" table:number-rows-spanned="2" table:number-columns-spanned="2" office:value-type="string">
            <text:p text:style-name="P299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40.1">
          <table:table-cell table:style-name="Таблица40.A2" table:number-columns-spanned="2" office:value-type="string">
            <text:p text:style-name="P259">Контролируемые параметры<text:line-break/>(показатели)</text:p>
          </table:table-cell>
          <table:covered-table-cell/>
          <table:table-cell table:style-name="Таблица40.A2" office:value-type="string">
            <text:p text:style-name="P259">Номера<text:line-break/>пунктов<text:line-break/>докумен<text:span text:style-name="T35">-</text:span><text:line-break/>тации</text:p>
          </table:table-cell>
          <table:covered-table-cell table:style-name="Таблица40.A1"/>
          <table:covered-table-cell table:style-name="Таблица40.A1"/>
          <table:covered-table-cell/>
          <table:covered-table-cell table:style-name="Таблица40.H1"/>
          <table:covered-table-cell table:style-name="Таблица40.H1"/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569"><text:s/>1 Внешний вид</text:p>
          </table:table-cell>
          <table:covered-table-cell/>
          <table:table-cell table:style-name="Таблица40.A3" office:value-type="string">
            <text:p text:style-name="P571">п.1.3</text:p>
          </table:table-cell>
          <table:table-cell table:style-name="Таблица40.A3" office:value-type="string">
            <text:p text:style-name="P577"><text:s/><text:span text:style-name="T23">Визуально</text:span></text:p>
          </table:table-cell>
          <table:table-cell table:style-name="Таблица40.A3" table:number-columns-spanned="2" office:value-type="string">
            <text:p text:style-name="P571"><text:s/>Выборочный.</text:p>
          </table:table-cell>
          <table:covered-table-cell/>
          <table:table-cell table:style-name="Таблица40.A3" office:value-type="string">
            <text:p text:style-name="P579"><text:s/><text:span text:style-name="T23">150 г</text:span></text:p>
          </table:table-cell>
          <table:table-cell table:style-name="Таблица40.H3" table:number-columns-spanned="2" office:value-type="string">
            <text:p text:style-name="P579"><text:s/><text:span text:style-name="T23">Цех 23, </text:span></text:p>
          </table:table-cell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569"/>
          </table:table-cell>
          <table:covered-table-cell/>
          <table:table-cell table:style-name="Таблица40.A3" office:value-type="string">
            <text:p text:style-name="P571"/>
          </table:table-cell>
          <table:table-cell table:style-name="Таблица40.A3" office:value-type="string">
            <text:p text:style-name="P569"/>
          </table:table-cell>
          <table:table-cell table:style-name="Таблица40.A3" table:number-columns-spanned="2" office:value-type="string">
            <text:p text:style-name="P571"><text:s/>5% мешков </text:p>
          </table:table-cell>
          <table:covered-table-cell/>
          <table:table-cell table:style-name="Таблица40.A3" office:value-type="string">
            <text:p text:style-name="P579"/>
          </table:table-cell>
          <table:table-cell table:style-name="Таблица40.H3" table:number-columns-spanned="2" office:value-type="string">
            <text:p text:style-name="P580"><text:s/><text:span text:style-name="T23">ЦЗЛ,</text:span></text:p>
          </table:table-cell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569"/>
          </table:table-cell>
          <table:covered-table-cell/>
          <table:table-cell table:style-name="Таблица40.A3" office:value-type="string">
            <text:p text:style-name="P571"/>
          </table:table-cell>
          <table:table-cell table:style-name="Таблица40.A3" office:value-type="string">
            <text:p text:style-name="P577"/>
          </table:table-cell>
          <table:table-cell table:style-name="Таблица40.A3" table:number-columns-spanned="2" office:value-type="string">
            <text:p text:style-name="P572"><text:s text:c="2"/><text:span text:style-name="T166">о</text:span>т партии, но </text:p>
          </table:table-cell>
          <table:covered-table-cell/>
          <table:table-cell table:style-name="Таблица40.A3" office:value-type="string">
            <text:p text:style-name="P571"/>
          </table:table-cell>
          <table:table-cell table:style-name="Таблица40.H3" table:number-columns-spanned="2" office:value-type="string">
            <text:p text:style-name="P573">ОТК</text:p>
          </table:table-cell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569"/>
          </table:table-cell>
          <table:covered-table-cell/>
          <table:table-cell table:style-name="Таблица40.A3" office:value-type="string">
            <text:p text:style-name="P571"/>
          </table:table-cell>
          <table:table-cell table:style-name="Таблица40.A3" office:value-type="string">
            <text:p text:style-name="P569"/>
          </table:table-cell>
          <table:table-cell table:style-name="Таблица40.A3" table:number-columns-spanned="2" office:value-type="string">
            <text:p text:style-name="P572"><text:s text:c="2"/><text:span text:style-name="T166">н</text:span>е менее пяти </text:p>
          </table:table-cell>
          <table:covered-table-cell/>
          <table:table-cell table:style-name="Таблица40.A3" office:value-type="string">
            <text:p text:style-name="P579"/>
          </table:table-cell>
          <table:table-cell table:style-name="Таблица40.H3" table:number-columns-spanned="2" office:value-type="string">
            <text:p text:style-name="P571"/>
          </table:table-cell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569"><text:s/>2 Массовая доля влаги </text:p>
          </table:table-cell>
          <table:covered-table-cell/>
          <table:table-cell table:style-name="Таблица40.A3" office:value-type="string">
            <text:p text:style-name="P571">п.1.3</text:p>
          </table:table-cell>
          <table:table-cell table:style-name="Таблица40.A3" office:value-type="string">
            <text:p text:style-name="P577"><text:span text:style-name="T23"><text:s/>Весы неавтоматического действия </text:span>II</text:p>
          </table:table-cell>
          <table:table-cell table:style-name="Таблица40.A3" table:number-columns-spanned="2" office:value-type="string">
            <text:p text:style-name="P572">от партии, </text:p>
          </table:table-cell>
          <table:covered-table-cell/>
          <table:table-cell table:style-name="Таблица40.A3" office:value-type="string">
            <text:p text:style-name="P579"/>
          </table:table-cell>
          <table:table-cell table:style-name="Таблица40.H3" table:number-columns-spanned="2" office:value-type="string">
            <text:p text:style-name="P571"><text:s/>Цех 23, </text:p>
          </table:table-cell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569"/>
          </table:table-cell>
          <table:covered-table-cell/>
          <table:table-cell table:style-name="Таблица40.A3" office:value-type="string">
            <text:p text:style-name="P571"/>
          </table:table-cell>
          <table:table-cell table:style-name="Таблица40.A3" office:value-type="string">
            <text:p text:style-name="P577"><text:s/><text:span text:style-name="T23">класса точности ГОСТ Р 53228-2008</text:span></text:p>
          </table:table-cell>
          <table:table-cell table:style-name="Таблица40.A3" table:number-columns-spanned="2" office:value-type="string">
            <text:p text:style-name="P572"><text:s/>состоящей </text:p>
          </table:table-cell>
          <table:covered-table-cell/>
          <table:table-cell table:style-name="Таблица40.A3" office:value-type="string">
            <text:p text:style-name="P579"/>
          </table:table-cell>
          <table:table-cell table:style-name="Таблица40.H3" table:number-columns-spanned="2" office:value-type="string">
            <text:p text:style-name="P581"><text:span text:style-name="T23"><text:s/>ЦЗЛ,</text:span> </text:p>
          </table:table-cell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569"/>
          </table:table-cell>
          <table:covered-table-cell/>
          <table:table-cell table:style-name="Таблица40.A3" office:value-type="string">
            <text:p text:style-name="P571"/>
          </table:table-cell>
          <table:table-cell table:style-name="Таблица40.A3" office:value-type="string">
            <text:p text:style-name="P9"><text:span text:style-name="T47"><text:s/>или других </text:span><text:span text:style-name="T48">ДС</text:span></text:p>
          </table:table-cell>
          <table:table-cell table:style-name="Таблица40.A3" table:number-columns-spanned="2" office:value-type="string">
            <text:p text:style-name="P572"><text:s/>менее чем </text:p>
          </table:table-cell>
          <table:covered-table-cell/>
          <table:table-cell table:style-name="Таблица40.A3" office:value-type="string">
            <text:p text:style-name="P579"/>
          </table:table-cell>
          <table:table-cell table:style-name="Таблица40.H3" table:number-columns-spanned="2" office:value-type="string">
            <text:p text:style-name="P574"><text:s/>ОТК</text:p>
          </table:table-cell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569"/>
          </table:table-cell>
          <table:covered-table-cell/>
          <table:table-cell table:style-name="Таблица40.A3" office:value-type="string">
            <text:p text:style-name="P571"/>
          </table:table-cell>
          <table:table-cell table:style-name="Таблица40.A3" office:value-type="string">
            <text:p text:style-name="P257"><text:s/>Шкаф сушильный, обеспечивающий</text:p>
          </table:table-cell>
          <table:table-cell table:style-name="Таблица40.A3" table:number-columns-spanned="2" office:value-type="string">
            <text:p text:style-name="P572">из 30 мешков.</text:p>
          </table:table-cell>
          <table:covered-table-cell/>
          <table:table-cell table:style-name="Таблица40.A3" office:value-type="string">
            <text:p text:style-name="P579"/>
          </table:table-cell>
          <table:table-cell table:style-name="Таблица40.H3" table:number-columns-spanned="2" office:value-type="string">
            <text:p text:style-name="P569"/>
          </table:table-cell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569"/>
          </table:table-cell>
          <table:covered-table-cell/>
          <table:table-cell table:style-name="Таблица40.A3" office:value-type="string">
            <text:p text:style-name="P571"/>
          </table:table-cell>
          <table:table-cell table:style-name="Таблица40.A3" office:value-type="string">
            <text:p text:style-name="P2"><text:span text:style-name="Основной_20_шрифт_20_абзаца"><text:span text:style-name="T85"><text:s/>нагрев </text:span></text:span><text:span text:style-name="Основной_20_шрифт_20_абзаца"><text:span text:style-name="T88">до температуры </text:span></text:span><text:span text:style-name="Основной_20_шрифт_20_абзаца"><text:span text:style-name="T121">200 º</text:span></text:span><text:span text:style-name="Основной_20_шрифт_20_абзаца"><text:span text:style-name="T101">С, с</text:span></text:span></text:p>
          </table:table-cell>
          <table:table-cell table:style-name="Таблица40.A3" table:number-columns-spanned="2" office:value-type="string">
            <text:p text:style-name="P572"><text:s/>Масса </text:p>
          </table:table-cell>
          <table:covered-table-cell/>
          <table:table-cell table:style-name="Таблица40.A3" office:value-type="string">
            <text:p text:style-name="P579"/>
          </table:table-cell>
          <table:table-cell table:style-name="Таблица40.H3" table:number-columns-spanned="2" office:value-type="string">
            <text:p text:style-name="P577"><text:s/></text:p>
          </table:table-cell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569"/>
          </table:table-cell>
          <table:covered-table-cell/>
          <table:table-cell table:style-name="Таблица40.A3" office:value-type="string">
            <text:p text:style-name="P571"/>
          </table:table-cell>
          <table:table-cell table:style-name="Таблица40.A3" office:value-type="string">
            <text:p text:style-name="P543"><text:span text:style-name="Основной_20_шрифт_20_абзаца"><text:span text:style-name="T92"><text:s text:c="2"/>погрешностью не более 2 º</text:span></text:span><text:span text:style-name="Основной_20_шрифт_20_абзаца"><text:span text:style-name="T106">С</text:span></text:span></text:p>
          </table:table-cell>
          <table:table-cell table:style-name="Таблица40.A3" table:number-columns-spanned="2" office:value-type="string">
            <text:p text:style-name="P572">точечно<text:span text:style-name="T166">й</text:span></text:p>
          </table:table-cell>
          <table:covered-table-cell/>
          <table:table-cell table:style-name="Таблица40.A3" office:value-type="string">
            <text:p text:style-name="P579"/>
          </table:table-cell>
          <table:table-cell table:style-name="Таблица40.H3" table:number-columns-spanned="2" office:value-type="string">
            <text:p text:style-name="P569"/>
          </table:table-cell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569"/>
          </table:table-cell>
          <table:covered-table-cell/>
          <table:table-cell table:style-name="Таблица40.A3" office:value-type="string">
            <text:p text:style-name="P571"/>
          </table:table-cell>
          <table:table-cell table:style-name="Таблица40.A3" office:value-type="string">
            <text:p text:style-name="P547"/>
          </table:table-cell>
          <table:table-cell table:style-name="Таблица40.A3" table:number-columns-spanned="2" office:value-type="string">
            <text:p text:style-name="P571"><text:s/>пробы не</text:p>
          </table:table-cell>
          <table:covered-table-cell/>
          <table:table-cell table:style-name="Таблица40.A3" office:value-type="string">
            <text:p text:style-name="P579"/>
          </table:table-cell>
          <table:table-cell table:style-name="Таблица40.H3" table:number-columns-spanned="2" office:value-type="string">
            <text:p text:style-name="P577"><text:s/></text:p>
          </table:table-cell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569"/>
          </table:table-cell>
          <table:covered-table-cell/>
          <table:table-cell table:style-name="Таблица40.A3" office:value-type="string">
            <text:p text:style-name="P571"/>
          </table:table-cell>
          <table:table-cell table:style-name="Таблица40.A3" office:value-type="string">
            <text:p text:style-name="P569"/>
          </table:table-cell>
          <table:table-cell table:style-name="Таблица40.A3" table:number-columns-spanned="2" office:value-type="string">
            <text:p text:style-name="P571"><text:s/>менее 30 г,</text:p>
          </table:table-cell>
          <table:covered-table-cell/>
          <table:table-cell table:style-name="Таблица40.A3" office:value-type="string">
            <text:p text:style-name="P579"/>
          </table:table-cell>
          <table:table-cell table:style-name="Таблица40.H3" table:number-columns-spanned="2" office:value-type="string">
            <text:p text:style-name="P577"/>
          </table:table-cell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569"/>
          </table:table-cell>
          <table:covered-table-cell/>
          <table:table-cell table:style-name="Таблица40.A3" office:value-type="string">
            <text:p text:style-name="P571"/>
          </table:table-cell>
          <table:table-cell table:style-name="Таблица40.A3" office:value-type="string">
            <text:p text:style-name="P569"/>
          </table:table-cell>
          <table:table-cell table:style-name="Таблица40.A3" table:number-columns-spanned="2" office:value-type="string">
            <text:p text:style-name="P571"><text:s/><text:span text:style-name="T166">с</text:span>редней <text:s/>- </text:p>
          </table:table-cell>
          <table:covered-table-cell/>
          <table:table-cell table:style-name="Таблица40.A3" office:value-type="string">
            <text:p text:style-name="P571"/>
          </table:table-cell>
          <table:table-cell table:style-name="Таблица40.H3" table:number-columns-spanned="2" office:value-type="string">
            <text:p text:style-name="P569"/>
          </table:table-cell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135"/>
          </table:table-cell>
          <table:covered-table-cell/>
          <table:table-cell table:style-name="Таблица40.A3" office:value-type="string">
            <text:p text:style-name="P135"/>
          </table:table-cell>
          <table:table-cell table:style-name="Таблица40.A3" office:value-type="string">
            <text:p text:style-name="P367"/>
          </table:table-cell>
          <table:table-cell table:style-name="Таблица40.A3" table:number-columns-spanned="2" office:value-type="string">
            <text:p text:style-name="P358">не менее <text:s/><text:span text:style-name="T166">150 г</text:span></text:p>
          </table:table-cell>
          <table:covered-table-cell/>
          <table:table-cell table:style-name="Таблица40.A3" office:value-type="string">
            <text:p text:style-name="P130"/>
          </table:table-cell>
          <table:table-cell table:style-name="Таблица40.H3" table:number-columns-spanned="2" office:value-type="string">
            <text:p text:style-name="P136"/>
          </table:table-cell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278"/>
          </table:table-cell>
          <table:covered-table-cell/>
          <table:table-cell table:style-name="Таблица40.A3" office:value-type="string">
            <text:p text:style-name="P359"/>
          </table:table-cell>
          <table:table-cell table:style-name="Таблица40.A3" office:value-type="string">
            <text:p text:style-name="P318"/>
          </table:table-cell>
          <table:table-cell table:style-name="Таблица40.A3" table:number-columns-spanned="2" office:value-type="string">
            <text:p text:style-name="P358"/>
          </table:table-cell>
          <table:covered-table-cell/>
          <table:table-cell table:style-name="Таблица40.A3" office:value-type="string">
            <text:p text:style-name="P374"/>
          </table:table-cell>
          <table:table-cell table:style-name="Таблица40.H3" table:number-columns-spanned="2" office:value-type="string">
            <text:p text:style-name="P374"/>
          </table:table-cell>
          <table:covered-table-cell/>
        </table:table-row>
        <table:table-row table:style-name="Таблица40.18">
          <table:table-cell table:style-name="Таблица40.A18" office:value-type="string">
            <text:p text:style-name="P180">ПВК</text:p>
          </table:table-cell>
          <table:table-cell table:style-name="Таблица40.B18" table:number-columns-spanned="4" office:value-type="string">
            <text:p text:style-name="P190">Перечень входного контроля</text:p>
          </table:table-cell>
          <table:covered-table-cell/>
          <table:covered-table-cell/>
          <table:covered-table-cell/>
          <table:table-cell table:style-name="Таблица40.B18" table:number-columns-spanned="3" office:value-type="string">
            <text:p text:style-name="P222"/>
          </table:table-cell>
          <table:covered-table-cell/>
          <table:covered-table-cell/>
          <table:table-cell table:style-name="Таблица40.I18" office:value-type="string">
            <text:p text:style-name="P222"/>
            <text:p text:style-name="P222"/>
          </table:table-cell>
        </table:table-row>
      </table:table>
      <text:p text:style-name="P114"/>
      <text:p text:style-name="P117"><text:soft-page-break/>СТО 07521831-55-2017 <text:span text:style-name="T168">Приложение А</text:span></text:p>
      <table:table table:name="Таблица47" table:style-name="Таблица47">
        <table:table-column table:style-name="Таблица47.A"/>
        <table:table-column table:style-name="Таблица47.B"/>
        <table:table-column table:style-name="Таблица47.C"/>
        <table:table-column table:style-name="Таблица47.D"/>
        <table:table-column table:style-name="Таблица47.E"/>
        <table:table-column table:style-name="Таблица47.F"/>
        <table:table-column table:style-name="Таблица47.G"/>
        <table:table-column table:style-name="Таблица47.H"/>
        <table:table-row table:style-name="Таблица47.1">
          <table:table-cell table:style-name="Таблица47.A1" office:value-type="string">
            <text:p text:style-name="P58">Дубл.</text:p>
          </table:table-cell>
          <table:table-cell table:style-name="Таблица47.A1" office:value-type="string">
            <text:p text:style-name="P434"/>
          </table:table-cell>
          <table:table-cell table:style-name="Таблица47.A1" office:value-type="string">
            <text:p text:style-name="P434"/>
          </table:table-cell>
          <table:table-cell table:style-name="Таблица47.D1" office:value-type="string">
            <text:p text:style-name="P434"/>
          </table:table-cell>
          <table:table-cell table:style-name="Таблица47.E1" office:value-type="string">
            <text:p text:style-name="P434"><text:s text:c="15"/></text:p>
          </table:table-cell>
          <table:table-cell table:style-name="Таблица47.F1" table:number-columns-spanned="2" office:value-type="string">
            <text:p text:style-name="P434"/>
          </table:table-cell>
          <table:covered-table-cell/>
          <table:table-cell table:style-name="Таблица47.H1" office:value-type="string">
            <text:p text:style-name="P434"/>
          </table:table-cell>
        </table:table-row>
        <table:table-row table:style-name="Таблица47.1">
          <table:table-cell table:style-name="Таблица47.A1" office:value-type="string">
            <text:p text:style-name="P58">Взам.</text:p>
          </table:table-cell>
          <table:table-cell table:style-name="Таблица47.A1" office:value-type="string">
            <text:p text:style-name="P434"/>
          </table:table-cell>
          <table:table-cell table:style-name="Таблица47.A1" office:value-type="string">
            <text:p text:style-name="P434"/>
          </table:table-cell>
          <table:table-cell table:style-name="Таблица47.D1" office:value-type="string">
            <text:p text:style-name="P434"/>
          </table:table-cell>
          <table:table-cell table:style-name="Таблица47.E2" table:number-columns-spanned="2" office:value-type="string">
            <text:p text:style-name="P434"/>
          </table:table-cell>
          <table:covered-table-cell/>
          <table:table-cell table:style-name="Таблица47.G2" table:number-rows-spanned="2" table:number-columns-spanned="2" office:value-type="string">
            <text:p text:style-name="P434"/>
          </table:table-cell>
          <table:covered-table-cell/>
        </table:table-row>
        <table:table-row table:style-name="Таблица47.1">
          <table:table-cell table:style-name="Таблица47.A1" office:value-type="string">
            <text:p text:style-name="P58">Подл.</text:p>
          </table:table-cell>
          <table:table-cell table:style-name="Таблица47.A1" office:value-type="string">
            <text:p text:style-name="P102"/>
          </table:table-cell>
          <table:table-cell table:style-name="Таблица47.A1" office:value-type="string">
            <text:p text:style-name="P434"/>
          </table:table-cell>
          <table:table-cell table:style-name="Таблица47.A1" office:value-type="string">
            <text:p text:style-name="P434"/>
          </table:table-cell>
          <table:table-cell table:style-name="Таблица47.E2" table:number-columns-spanned="2" office:value-type="string">
            <text:p text:style-name="P434"/>
          </table:table-cell>
          <table:covered-table-cell/>
          <table:covered-table-cell table:style-name="Таблица47.G2"/>
          <table:covered-table-cell/>
        </table:table-row>
      </table:table>
      <table:table table:name="Таблица48" table:style-name="Таблица48">
        <table:table-column table:style-name="Таблица48.A"/>
        <table:table-column table:style-name="Таблица48.B"/>
        <table:table-column table:style-name="Таблица48.C"/>
        <table:table-column table:style-name="Таблица48.D"/>
        <table:table-column table:style-name="Таблица48.E"/>
        <table:table-column table:style-name="Таблица48.F"/>
        <table:table-column table:style-name="Таблица48.G"/>
        <table:table-column table:style-name="Таблица48.H"/>
        <table:table-column table:style-name="Таблица48.I"/>
        <table:table-column table:style-name="Таблица48.J"/>
        <table:table-column table:style-name="Таблица48.K"/>
        <table:table-column table:style-name="Таблица48.L"/>
        <table:table-column table:style-name="Таблица48.M"/>
        <table:table-column table:style-name="Таблица48.N"/>
        <table:table-column table:style-name="Таблица48.O"/>
        <table:table-column table:style-name="Таблица48.P"/>
        <table:table-row table:style-name="Таблица48.1">
          <table:table-cell table:style-name="Таблица48.A1" table:number-columns-spanned="11" office:value-type="string">
            <text:p text:style-name="P213">Гарантийный срок хранения: <text:span text:style-name="T21">6 </text:span><text:span text:style-name="T28">месяцев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8.L1" table:number-columns-spanned="2" office:value-type="string">
            <text:p text:style-name="P31"/>
          </table:table-cell>
          <table:covered-table-cell/>
          <table:table-cell table:style-name="Таблица48.N1" table:number-columns-spanned="2" office:value-type="string">
            <text:h text:style-name="P614" text:outline-level="7"/>
          </table:table-cell>
          <table:covered-table-cell/>
          <table:table-cell table:style-name="Таблица48.P1" office:value-type="string">
            <text:p text:style-name="P397"><text:span text:style-name="T164">1</text:span><text:span text:style-name="T171">2</text:span></text:p>
          </table:table-cell>
        </table:table-row>
        <table:table-row table:style-name="Таблица48.2">
          <table:table-cell table:style-name="Таблица48.A2" table:number-columns-spanned="16" office:value-type="string">
            <text:p text:style-name="P20">Срок хранени<text:span text:style-name="T34">я</text:span> до перепроверки продукции (для изделий ВТ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8.3">
          <table:table-cell table:style-name="Таблица48.A1" table:number-rows-spanned="3" office:value-type="string">
            <text:p text:style-name="P31"/>
          </table:table-cell>
          <table:table-cell table:style-name="Таблица48.L1" office:value-type="string">
            <text:p text:style-name="P31"/>
          </table:table-cell>
          <table:table-cell table:style-name="Таблица48.L1" office:value-type="string">
            <text:p text:style-name="P31"/>
          </table:table-cell>
          <table:table-cell table:style-name="Таблица48.L1" office:value-type="string">
            <text:p text:style-name="P31"/>
          </table:table-cell>
          <table:table-cell table:style-name="Таблица48.L1" office:value-type="string">
            <text:p text:style-name="P31"/>
          </table:table-cell>
          <table:table-cell table:style-name="Таблица48.L1" office:value-type="string">
            <text:p text:style-name="P31"/>
          </table:table-cell>
          <table:table-cell table:style-name="Таблица48.L1" office:value-type="string">
            <text:p text:style-name="P31"/>
          </table:table-cell>
          <table:table-cell table:style-name="Таблица48.L1" office:value-type="string">
            <text:p text:style-name="P31"/>
          </table:table-cell>
          <table:table-cell table:style-name="Таблица48.L1" office:value-type="string">
            <text:p text:style-name="P31"/>
          </table:table-cell>
          <table:table-cell table:style-name="Таблица48.J3" office:value-type="string">
            <text:p text:style-name="P31"/>
          </table:table-cell>
          <table:table-cell table:style-name="Таблица48.K3" table:number-columns-spanned="2" office:value-type="string">
            <text:p text:style-name="P31"/>
          </table:table-cell>
          <table:covered-table-cell/>
          <table:table-cell table:style-name="Таблица48.M3" table:number-rows-spanned="3" table:number-columns-spanned="2" office:value-type="string">
            <text:h text:style-name="P623" text:outline-level="8">Герметик полиуретановый <text:span text:style-name="T19">Tytan Professional PU 40</text:span></text:h>
          </table:table-cell>
          <table:covered-table-cell/>
          <table:table-cell table:style-name="Таблица48.O3" table:number-rows-spanned="3" table:number-columns-spanned="2" office:value-type="string">
            <text:p text:style-name="P168">И.01-2024</text:p>
          </table:table-cell>
          <table:covered-table-cell/>
        </table:table-row>
        <table:table-row table:style-name="Таблица48.3">
          <table:covered-table-cell table:style-name="Таблица48.A1"/>
          <table:table-cell table:style-name="Таблица48.B4" office:value-type="string">
            <text:p text:style-name="P434"/>
          </table:table-cell>
          <table:table-cell table:style-name="Таблица48.C4" office:value-type="string">
            <text:p text:style-name="P434"/>
          </table:table-cell>
          <table:table-cell table:style-name="Таблица48.D4" office:value-type="string">
            <text:p text:style-name="P434"/>
          </table:table-cell>
          <table:table-cell table:style-name="Таблица48.E4" office:value-type="string">
            <text:p text:style-name="P434"/>
          </table:table-cell>
          <table:table-cell table:style-name="Таблица48.F4" office:value-type="string">
            <text:p text:style-name="P434"/>
          </table:table-cell>
          <table:table-cell table:style-name="Таблица48.G4" office:value-type="string">
            <text:p text:style-name="P434"/>
          </table:table-cell>
          <table:table-cell table:style-name="Таблица48.H4" office:value-type="string">
            <text:p text:style-name="P434"/>
          </table:table-cell>
          <table:table-cell table:style-name="Таблица48.I4" office:value-type="string">
            <text:p text:style-name="P434"/>
          </table:table-cell>
          <table:table-cell table:style-name="Таблица48.J4" office:value-type="string">
            <text:p text:style-name="P434"/>
          </table:table-cell>
          <table:table-cell table:style-name="Таблица48.K4" table:number-columns-spanned="2" office:value-type="string">
            <text:p text:style-name="P434"/>
          </table:table-cell>
          <table:covered-table-cell/>
          <table:covered-table-cell table:style-name="Таблица48.M3"/>
          <table:covered-table-cell/>
          <table:covered-table-cell table:style-name="Таблица48.O3"/>
          <table:covered-table-cell/>
        </table:table-row>
        <table:table-row table:style-name="Таблица48.5">
          <table:covered-table-cell table:style-name="Таблица48.A1"/>
          <table:table-cell table:style-name="Таблица48.B5" office:value-type="string">
            <text:p text:style-name="P434"/>
          </table:table-cell>
          <table:table-cell table:style-name="Таблица48.C5" office:value-type="string">
            <text:p text:style-name="P434"/>
          </table:table-cell>
          <table:table-cell table:style-name="Таблица48.D5" office:value-type="string">
            <text:p text:style-name="P434"/>
          </table:table-cell>
          <table:table-cell table:style-name="Таблица48.E5" office:value-type="string">
            <text:p text:style-name="P434"/>
          </table:table-cell>
          <table:table-cell table:style-name="Таблица48.F5" office:value-type="string">
            <text:p text:style-name="P434"/>
          </table:table-cell>
          <table:table-cell table:style-name="Таблица48.G5" office:value-type="string">
            <text:p text:style-name="P434"/>
          </table:table-cell>
          <table:table-cell table:style-name="Таблица48.H5" office:value-type="string">
            <text:p text:style-name="P434"/>
          </table:table-cell>
          <table:table-cell table:style-name="Таблица48.I5" office:value-type="string">
            <text:p text:style-name="P434"/>
          </table:table-cell>
          <table:table-cell table:style-name="Таблица48.J5" office:value-type="string">
            <text:p text:style-name="P434"/>
          </table:table-cell>
          <table:table-cell table:style-name="Таблица48.K5" table:number-columns-spanned="2" office:value-type="string">
            <text:p text:style-name="P434"/>
          </table:table-cell>
          <table:covered-table-cell/>
          <table:covered-table-cell table:style-name="Таблица48.M3"/>
          <table:covered-table-cell/>
          <table:covered-table-cell table:style-name="Таблица48.O3"/>
          <table:covered-table-cell/>
        </table:table-row>
      </table:table>
      <table:table table:name="Таблица49" table:style-name="Таблица49">
        <table:table-column table:style-name="Таблица49.A"/>
        <table:table-column table:style-name="Таблица49.B"/>
        <table:table-column table:style-name="Таблица49.C"/>
        <table:table-column table:style-name="Таблица49.D"/>
        <table:table-column table:style-name="Таблица49.E"/>
        <table:table-column table:style-name="Таблица49.F"/>
        <table:table-column table:style-name="Таблица49.G"/>
        <table:table-column table:style-name="Таблица49.H"/>
        <table:table-column table:style-name="Таблица49.I"/>
        <table:table-row table:style-name="Таблица49.1">
          <table:table-cell table:style-name="Таблица49.A1" table:number-columns-spanned="3" office:value-type="string">
            <text:p text:style-name="P259">Состав контролируемых па<text:span text:style-name="T10">р</text:span>аметров продукции,<text:line-break/>методы ее контроля</text:p>
          </table:table-cell>
          <table:covered-table-cell/>
          <table:covered-table-cell/>
          <table:table-cell table:style-name="Таблица49.A1" table:number-rows-spanned="2" office:value-type="string">
            <text:p text:style-name="P299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49.A1" table:number-rows-spanned="2" table:number-columns-spanned="2" office:value-type="string">
            <text:p text:style-name="P308">Вид </text:p>
            <text:p text:style-name="P308">контроля.</text:p>
            <text:p text:style-name="P299">Объем<text:line-break/>выборки<text:line-break/>или<text:line-break/>пробы</text:p>
          </table:table-cell>
          <table:covered-table-cell/>
          <table:table-cell table:style-name="Таблица49.A1" table:number-rows-spanned="2" office:value-type="string">
            <text:p text:style-name="P300">Допусти<text:span text:style-name="T36">-</text:span>мый<text:line-break/>расход<text:line-break/>ресурса<text:line-break/></text:p>
          </table:table-cell>
          <table:table-cell table:style-name="Таблица49.H1" table:number-rows-spanned="2" table:number-columns-spanned="2" office:value-type="string">
            <text:p text:style-name="P299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49.1">
          <table:table-cell table:style-name="Таблица49.A2" table:number-columns-spanned="2" office:value-type="string">
            <text:p text:style-name="P259">Контролируемые параметры<text:line-break/>(показатели)</text:p>
          </table:table-cell>
          <table:covered-table-cell/>
          <table:table-cell table:style-name="Таблица49.A2" office:value-type="string">
            <text:p text:style-name="P259">Номера<text:line-break/>пунктов<text:line-break/>докумен<text:span text:style-name="T35">-</text:span><text:line-break/>тации</text:p>
          </table:table-cell>
          <table:covered-table-cell table:style-name="Таблица49.A1"/>
          <table:covered-table-cell table:style-name="Таблица49.A1"/>
          <table:covered-table-cell/>
          <table:covered-table-cell table:style-name="Таблица49.H1"/>
          <table:covered-table-cell table:style-name="Таблица49.H1"/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271"><text:s/><text:span text:style-name="T39">Наличие сопроводительного сертификата или</text:span></text:p>
          </table:table-cell>
          <table:covered-table-cell/>
          <table:table-cell table:style-name="Таблица49.A3" office:value-type="string">
            <text:p text:style-name="P281">-</text:p>
          </table:table-cell>
          <table:table-cell table:style-name="Таблица49.A3" office:value-type="string">
            <text:p text:style-name="P281">-</text:p>
          </table:table-cell>
          <table:table-cell table:style-name="Таблица49.A3" table:number-columns-spanned="2" office:value-type="string">
            <text:p text:style-name="P311">Сплошной</text:p>
          </table:table-cell>
          <table:covered-table-cell/>
          <table:table-cell table:style-name="Таблица49.A3" office:value-type="string">
            <text:p text:style-name="P311">0</text:p>
          </table:table-cell>
          <table:table-cell table:style-name="Таблица49.H3" table:number-columns-spanned="2" office:value-type="string">
            <text:p text:style-name="P380"><text:span text:style-name="T25"><text:s/></text:span><text:span text:style-name="T26">Цех 23, </text:span></text:p>
          </table:table-cell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271"><text:s/><text:span text:style-name="T74">другого </text:span><text:s/><text:span text:style-name="T74">документа <text:s/>подтверждающего</text:span></text:p>
          </table:table-cell>
          <table:covered-table-cell/>
          <table:table-cell table:style-name="Таблица49.A3" office:value-type="string">
            <text:p text:style-name="P291"/>
          </table:table-cell>
          <table:table-cell table:style-name="Таблица49.A3" office:value-type="string">
            <text:p text:style-name="P286"/>
          </table:table-cell>
          <table:table-cell table:style-name="Таблица49.A3" table:number-columns-spanned="2" office:value-type="string">
            <text:p text:style-name="P317"/>
          </table:table-cell>
          <table:covered-table-cell/>
          <table:table-cell table:style-name="Таблица49.A3" office:value-type="string">
            <text:p text:style-name="P371"/>
          </table:table-cell>
          <table:table-cell table:style-name="Таблица49.H3" table:number-columns-spanned="2" office:value-type="string">
            <text:p text:style-name="P324">ОТК</text:p>
          </table:table-cell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271"><text:s/><text:span text:style-name="T40">качество материала с указанием гарантийного</text:span></text:p>
          </table:table-cell>
          <table:covered-table-cell/>
          <table:table-cell table:style-name="Таблица49.A3" office:value-type="string">
            <text:p text:style-name="P261"/>
          </table:table-cell>
          <table:table-cell table:style-name="Таблица49.A3" office:value-type="string">
            <text:p text:style-name="P304"/>
          </table:table-cell>
          <table:table-cell table:style-name="Таблица49.A3" table:number-columns-spanned="2" office:value-type="string">
            <text:p text:style-name="P317"/>
          </table:table-cell>
          <table:covered-table-cell/>
          <table:table-cell table:style-name="Таблица49.A3" office:value-type="string">
            <text:p text:style-name="P371"/>
          </table:table-cell>
          <table:table-cell table:style-name="Таблица49.H3" table:number-columns-spanned="2" office:value-type="string">
            <text:p text:style-name="P325"/>
          </table:table-cell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294"><text:s/>срока и <text:s/>даты изготовления</text:p>
          </table:table-cell>
          <table:covered-table-cell/>
          <table:table-cell table:style-name="Таблица49.A3" office:value-type="string">
            <text:p text:style-name="P261"/>
          </table:table-cell>
          <table:table-cell table:style-name="Таблица49.A3" office:value-type="string">
            <text:p text:style-name="P304"/>
          </table:table-cell>
          <table:table-cell table:style-name="Таблица49.A3" table:number-columns-spanned="2" office:value-type="string">
            <text:p text:style-name="P317"/>
          </table:table-cell>
          <table:covered-table-cell/>
          <table:table-cell table:style-name="Таблица49.A3" office:value-type="string">
            <text:p text:style-name="P371"/>
          </table:table-cell>
          <table:table-cell table:style-name="Таблица49.H3" table:number-columns-spanned="2" office:value-type="string">
            <text:p text:style-name="P371"/>
          </table:table-cell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271"><text:s/><text:span text:style-name="T137">В случае отсутствия даты </text:span><text:span text:style-name="T136">изготовления</text:span><text:span text:style-name="T137"> гарантийный</text:span></text:p>
          </table:table-cell>
          <table:covered-table-cell/>
          <table:table-cell table:style-name="Таблица49.A3" office:value-type="string">
            <text:p text:style-name="P261"/>
          </table:table-cell>
          <table:table-cell table:style-name="Таблица49.A3" office:value-type="string">
            <text:p text:style-name="P304"/>
          </table:table-cell>
          <table:table-cell table:style-name="Таблица49.A3" table:number-columns-spanned="2" office:value-type="string">
            <text:p text:style-name="P317"/>
          </table:table-cell>
          <table:covered-table-cell/>
          <table:table-cell table:style-name="Таблица49.A3" office:value-type="string">
            <text:p text:style-name="P371"/>
          </table:table-cell>
          <table:table-cell table:style-name="Таблица49.H3" table:number-columns-spanned="2" office:value-type="string">
            <text:p text:style-name="P371"/>
          </table:table-cell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271"><text:s/><text:span text:style-name="T137">срок <text:s/>исчислять <text:s/>с даты <text:s/></text:span><text:span text:style-name="T136">печати сертификата или другого </text:span></text:p>
          </table:table-cell>
          <table:covered-table-cell/>
          <table:table-cell table:style-name="Таблица49.A3" office:value-type="string">
            <text:p text:style-name="P261"/>
          </table:table-cell>
          <table:table-cell table:style-name="Таблица49.A3" office:value-type="string">
            <text:p text:style-name="P371"/>
          </table:table-cell>
          <table:table-cell table:style-name="Таблица49.A3" table:number-columns-spanned="2" office:value-type="string">
            <text:p text:style-name="P317"/>
          </table:table-cell>
          <table:covered-table-cell/>
          <table:table-cell table:style-name="Таблица49.A3" office:value-type="string">
            <text:p text:style-name="P371"/>
          </table:table-cell>
          <table:table-cell table:style-name="Таблица49.H3" table:number-columns-spanned="2" office:value-type="string">
            <text:p text:style-name="P371"/>
          </table:table-cell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271"><text:s/><text:span text:style-name="T136">сопровождающего документа</text:span></text:p>
          </table:table-cell>
          <table:covered-table-cell/>
          <table:table-cell table:style-name="Таблица49.A3" office:value-type="string">
            <text:p text:style-name="P291"/>
          </table:table-cell>
          <table:table-cell table:style-name="Таблица49.A3" office:value-type="string">
            <text:p text:style-name="P286"/>
          </table:table-cell>
          <table:table-cell table:style-name="Таблица49.A3" table:number-columns-spanned="2" office:value-type="string">
            <text:p text:style-name="P317"/>
          </table:table-cell>
          <table:covered-table-cell/>
          <table:table-cell table:style-name="Таблица49.A3" office:value-type="string">
            <text:p text:style-name="P371"/>
          </table:table-cell>
          <table:table-cell table:style-name="Таблица49.H3" table:number-columns-spanned="2" office:value-type="string">
            <text:p text:style-name="P331"/>
          </table:table-cell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561"/>
          </table:table-cell>
          <table:covered-table-cell/>
          <table:table-cell table:style-name="Таблица49.A3" office:value-type="string">
            <text:p text:style-name="P563"/>
          </table:table-cell>
          <table:table-cell table:style-name="Таблица49.A3" office:value-type="string">
            <text:p text:style-name="P226"/>
          </table:table-cell>
          <table:table-cell table:style-name="Таблица49.A3" table:number-columns-spanned="2" office:value-type="string">
            <text:p text:style-name="P563"/>
          </table:table-cell>
          <table:covered-table-cell/>
          <table:table-cell table:style-name="Таблица49.A3" office:value-type="string">
            <text:p text:style-name="P565"/>
          </table:table-cell>
          <table:table-cell table:style-name="Таблица49.H3" table:number-columns-spanned="2" office:value-type="string">
            <text:p text:style-name="P570"/>
          </table:table-cell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561"/>
          </table:table-cell>
          <table:covered-table-cell/>
          <table:table-cell table:style-name="Таблица49.A3" office:value-type="string">
            <text:p text:style-name="P563"/>
          </table:table-cell>
          <table:table-cell table:style-name="Таблица49.A3" office:value-type="string">
            <text:p text:style-name="P3"><text:span text:style-name="Основной_20_шрифт_20_абзаца"><text:span text:style-name="T93"/></text:span></text:p>
          </table:table-cell>
          <table:table-cell table:style-name="Таблица49.A3" table:number-columns-spanned="2" office:value-type="string">
            <text:p text:style-name="P563"/>
          </table:table-cell>
          <table:covered-table-cell/>
          <table:table-cell table:style-name="Таблица49.A3" office:value-type="string">
            <text:p text:style-name="P565"/>
          </table:table-cell>
          <table:table-cell table:style-name="Таблица49.H3" table:number-columns-spanned="2" office:value-type="string">
            <text:p text:style-name="P578"/>
          </table:table-cell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561"/>
          </table:table-cell>
          <table:covered-table-cell/>
          <table:table-cell table:style-name="Таблица49.A3" office:value-type="string">
            <text:p text:style-name="P563"/>
          </table:table-cell>
          <table:table-cell table:style-name="Таблица49.A3" office:value-type="string">
            <text:p text:style-name="P542"><text:span text:style-name="Основной_20_шрифт_20_абзаца"><text:span text:style-name="T111"/></text:span></text:p>
          </table:table-cell>
          <table:table-cell table:style-name="Таблица49.A3" table:number-columns-spanned="2" office:value-type="string">
            <text:p text:style-name="P563"/>
          </table:table-cell>
          <table:covered-table-cell/>
          <table:table-cell table:style-name="Таблица49.A3" office:value-type="string">
            <text:p text:style-name="P565"/>
          </table:table-cell>
          <table:table-cell table:style-name="Таблица49.H3" table:number-columns-spanned="2" office:value-type="string">
            <text:p text:style-name="P570"/>
          </table:table-cell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561"/>
          </table:table-cell>
          <table:covered-table-cell/>
          <table:table-cell table:style-name="Таблица49.A3" office:value-type="string">
            <text:p text:style-name="P563"/>
          </table:table-cell>
          <table:table-cell table:style-name="Таблица49.A3" office:value-type="string">
            <text:p text:style-name="P546"/>
          </table:table-cell>
          <table:table-cell table:style-name="Таблица49.A3" table:number-columns-spanned="2" office:value-type="string">
            <text:p text:style-name="P563"/>
          </table:table-cell>
          <table:covered-table-cell/>
          <table:table-cell table:style-name="Таблица49.A3" office:value-type="string">
            <text:p text:style-name="P565"/>
          </table:table-cell>
          <table:table-cell table:style-name="Таблица49.H3" table:number-columns-spanned="2" office:value-type="string">
            <text:p text:style-name="P578"/>
          </table:table-cell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561"/>
          </table:table-cell>
          <table:covered-table-cell/>
          <table:table-cell table:style-name="Таблица49.A3" office:value-type="string">
            <text:p text:style-name="P563"/>
          </table:table-cell>
          <table:table-cell table:style-name="Таблица49.A3" office:value-type="string">
            <text:p text:style-name="P561"/>
          </table:table-cell>
          <table:table-cell table:style-name="Таблица49.A3" table:number-columns-spanned="2" office:value-type="string">
            <text:p text:style-name="P563"/>
          </table:table-cell>
          <table:covered-table-cell/>
          <table:table-cell table:style-name="Таблица49.A3" office:value-type="string">
            <text:p text:style-name="P565"/>
          </table:table-cell>
          <table:table-cell table:style-name="Таблица49.H3" table:number-columns-spanned="2" office:value-type="string">
            <text:p text:style-name="P567"/>
          </table:table-cell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561"/>
          </table:table-cell>
          <table:covered-table-cell/>
          <table:table-cell table:style-name="Таблица49.A3" office:value-type="string">
            <text:p text:style-name="P563"/>
          </table:table-cell>
          <table:table-cell table:style-name="Таблица49.A3" office:value-type="string">
            <text:p text:style-name="P561"/>
          </table:table-cell>
          <table:table-cell table:style-name="Таблица49.A3" table:number-columns-spanned="2" office:value-type="string">
            <text:p text:style-name="P563"/>
          </table:table-cell>
          <table:covered-table-cell/>
          <table:table-cell table:style-name="Таблица49.A3" office:value-type="string">
            <text:p text:style-name="P563"/>
          </table:table-cell>
          <table:table-cell table:style-name="Таблица49.H3" table:number-columns-spanned="2" office:value-type="string">
            <text:p text:style-name="P561"/>
          </table:table-cell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137"/>
          </table:table-cell>
          <table:covered-table-cell/>
          <table:table-cell table:style-name="Таблица49.A3" office:value-type="string">
            <text:p text:style-name="P137"/>
          </table:table-cell>
          <table:table-cell table:style-name="Таблица49.A3" office:value-type="string">
            <text:p text:style-name="P156"/>
          </table:table-cell>
          <table:table-cell table:style-name="Таблица49.A3" table:number-columns-spanned="2" office:value-type="string">
            <text:p text:style-name="P532"/>
          </table:table-cell>
          <table:covered-table-cell/>
          <table:table-cell table:style-name="Таблица49.A3" office:value-type="string">
            <text:p text:style-name="P512"/>
          </table:table-cell>
          <table:table-cell table:style-name="Таблица49.H3" table:number-columns-spanned="2" office:value-type="string">
            <text:p text:style-name="P138"/>
          </table:table-cell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236"/>
          </table:table-cell>
          <table:covered-table-cell/>
          <table:table-cell table:style-name="Таблица49.A3" office:value-type="string">
            <text:p text:style-name="P248"/>
          </table:table-cell>
          <table:table-cell table:style-name="Таблица49.A3" office:value-type="string">
            <text:p text:style-name="P244"/>
          </table:table-cell>
          <table:table-cell table:style-name="Таблица49.A3" table:number-columns-spanned="2" office:value-type="string">
            <text:p text:style-name="P256"/>
          </table:table-cell>
          <table:covered-table-cell/>
          <table:table-cell table:style-name="Таблица49.A3" office:value-type="string">
            <text:p text:style-name="P256"/>
          </table:table-cell>
          <table:table-cell table:style-name="Таблица49.H3" table:number-columns-spanned="2" office:value-type="string">
            <text:p text:style-name="P256"/>
          </table:table-cell>
          <table:covered-table-cell/>
        </table:table-row>
        <table:table-row table:style-name="Таблица49.18">
          <table:table-cell table:style-name="Таблица49.A18" office:value-type="string">
            <text:p text:style-name="P181">ПВК</text:p>
          </table:table-cell>
          <table:table-cell table:style-name="Таблица49.B18" table:number-columns-spanned="4" office:value-type="string">
            <text:p text:style-name="P191">Перечень входного контроля</text:p>
          </table:table-cell>
          <table:covered-table-cell/>
          <table:covered-table-cell/>
          <table:covered-table-cell/>
          <table:table-cell table:style-name="Таблица49.B18" table:number-columns-spanned="3" office:value-type="string">
            <text:p text:style-name="P223"/>
          </table:table-cell>
          <table:covered-table-cell/>
          <table:covered-table-cell/>
          <table:table-cell table:style-name="Таблица49.I18" office:value-type="string">
            <text:p text:style-name="P223"/>
            <text:p text:style-name="P223"/>
          </table:table-cell>
        </table:table-row>
      </table:table>
      <text:p text:style-name="P120"/>
      <text:p text:style-name="P121"><text:soft-page-break/>СТО 07521831-55-2017 <text:span text:style-name="T168">Приложение А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row table:style-name="Таблица2.1">
          <table:table-cell table:style-name="Таблица2.A1" office:value-type="string">
            <text:p text:style-name="P59">Дубл.</text:p>
          </table:table-cell>
          <table:table-cell table:style-name="Таблица2.A1" office:value-type="string">
            <text:p text:style-name="P435"/>
          </table:table-cell>
          <table:table-cell table:style-name="Таблица2.A1" office:value-type="string">
            <text:p text:style-name="P435"/>
          </table:table-cell>
          <table:table-cell table:style-name="Таблица2.D1" office:value-type="string">
            <text:p text:style-name="P435"/>
          </table:table-cell>
          <table:table-cell table:style-name="Таблица2.E1" office:value-type="string">
            <text:p text:style-name="P435"><text:s text:c="15"/></text:p>
          </table:table-cell>
          <table:table-cell table:style-name="Таблица2.F1" table:number-columns-spanned="2" office:value-type="string">
            <text:p text:style-name="P435"/>
          </table:table-cell>
          <table:covered-table-cell/>
          <table:table-cell table:style-name="Таблица2.H1" office:value-type="string">
            <text:p text:style-name="P435"/>
          </table:table-cell>
        </table:table-row>
        <table:table-row table:style-name="Таблица2.1">
          <table:table-cell table:style-name="Таблица2.A1" office:value-type="string">
            <text:p text:style-name="P59">Взам.</text:p>
          </table:table-cell>
          <table:table-cell table:style-name="Таблица2.A1" office:value-type="string">
            <text:p text:style-name="P435"/>
          </table:table-cell>
          <table:table-cell table:style-name="Таблица2.A1" office:value-type="string">
            <text:p text:style-name="P435"/>
          </table:table-cell>
          <table:table-cell table:style-name="Таблица2.D1" office:value-type="string">
            <text:p text:style-name="P435"/>
          </table:table-cell>
          <table:table-cell table:style-name="Таблица2.E2" table:number-columns-spanned="2" office:value-type="string">
            <text:p text:style-name="P435"/>
          </table:table-cell>
          <table:covered-table-cell/>
          <table:table-cell table:style-name="Таблица2.G2" table:number-rows-spanned="2" table:number-columns-spanned="2" office:value-type="string">
            <text:p text:style-name="P435"/>
          </table:table-cell>
          <table:covered-table-cell/>
        </table:table-row>
        <table:table-row table:style-name="Таблица2.1">
          <table:table-cell table:style-name="Таблица2.A1" office:value-type="string">
            <text:p text:style-name="P59">Подл.</text:p>
          </table:table-cell>
          <table:table-cell table:style-name="Таблица2.A1" office:value-type="string">
            <text:p text:style-name="P103"/>
          </table:table-cell>
          <table:table-cell table:style-name="Таблица2.A1" office:value-type="string">
            <text:p text:style-name="P435"/>
          </table:table-cell>
          <table:table-cell table:style-name="Таблица2.A1" office:value-type="string">
            <text:p text:style-name="P435"/>
          </table:table-cell>
          <table:table-cell table:style-name="Таблица2.E2" table:number-columns-spanned="2" office:value-type="string">
            <text:p text:style-name="P435"/>
          </table:table-cell>
          <table:covered-table-cell/>
          <table:covered-table-cell table:style-name="Таблица2.G2"/>
          <table:covered-table-cell/>
        </table:table-row>
      </table:table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column table:style-name="Таблица3.J"/>
        <table:table-column table:style-name="Таблица3.K"/>
        <table:table-column table:style-name="Таблица3.L"/>
        <table:table-column table:style-name="Таблица3.M"/>
        <table:table-column table:style-name="Таблица3.N"/>
        <table:table-column table:style-name="Таблица3.O"/>
        <table:table-column table:style-name="Таблица3.P"/>
        <table:table-row table:style-name="Таблица3.1">
          <table:table-cell table:style-name="Таблица3.A1" table:number-columns-spanned="11" office:value-type="string">
            <text:p text:style-name="P214">Гарантийный срок хранения: <text:span text:style-name="T21">6 </text:span><text:span text:style-name="T28">месяцев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L1" table:number-columns-spanned="2" office:value-type="string">
            <text:p text:style-name="P32"/>
          </table:table-cell>
          <table:covered-table-cell/>
          <table:table-cell table:style-name="Таблица3.N1" table:number-columns-spanned="2" office:value-type="string">
            <text:h text:style-name="P615" text:outline-level="7"/>
          </table:table-cell>
          <table:covered-table-cell/>
          <table:table-cell table:style-name="Таблица3.P1" office:value-type="string">
            <text:p text:style-name="P398"><text:span text:style-name="T164">1</text:span><text:span text:style-name="T171">3</text:span></text:p>
          </table:table-cell>
        </table:table-row>
        <table:table-row table:style-name="Таблица3.2">
          <table:table-cell table:style-name="Таблица3.A2" table:number-columns-spanned="16" office:value-type="string">
            <text:p text:style-name="P21">Срок хранени<text:span text:style-name="T34">я</text:span> до перепроверки продукции (для изделий ВТ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3">
          <table:table-cell table:style-name="Таблица3.A1" table:number-rows-spanned="3" office:value-type="string">
            <text:p text:style-name="P32"/>
          </table:table-cell>
          <table:table-cell table:style-name="Таблица3.L1" office:value-type="string">
            <text:p text:style-name="P32"/>
          </table:table-cell>
          <table:table-cell table:style-name="Таблица3.L1" office:value-type="string">
            <text:p text:style-name="P32"/>
          </table:table-cell>
          <table:table-cell table:style-name="Таблица3.L1" office:value-type="string">
            <text:p text:style-name="P32"/>
          </table:table-cell>
          <table:table-cell table:style-name="Таблица3.L1" office:value-type="string">
            <text:p text:style-name="P32"/>
          </table:table-cell>
          <table:table-cell table:style-name="Таблица3.L1" office:value-type="string">
            <text:p text:style-name="P32"/>
          </table:table-cell>
          <table:table-cell table:style-name="Таблица3.L1" office:value-type="string">
            <text:p text:style-name="P32"/>
          </table:table-cell>
          <table:table-cell table:style-name="Таблица3.L1" office:value-type="string">
            <text:p text:style-name="P32"/>
          </table:table-cell>
          <table:table-cell table:style-name="Таблица3.L1" office:value-type="string">
            <text:p text:style-name="P32"/>
          </table:table-cell>
          <table:table-cell table:style-name="Таблица3.J3" office:value-type="string">
            <text:p text:style-name="P32"/>
          </table:table-cell>
          <table:table-cell table:style-name="Таблица3.K3" table:number-columns-spanned="2" office:value-type="string">
            <text:p text:style-name="P32"/>
          </table:table-cell>
          <table:covered-table-cell/>
          <table:table-cell table:style-name="Таблица3.M3" table:number-rows-spanned="3" table:number-columns-spanned="2" office:value-type="string">
            <text:h text:style-name="P625" text:outline-level="8">Синтетическая полиэфирная<text:line-break/>(перфорированная) вуаль<text:line-break/>NEXUS 111-90010 </text:h>
          </table:table-cell>
          <table:covered-table-cell/>
          <table:table-cell table:style-name="Таблица3.O3" table:number-rows-spanned="3" table:number-columns-spanned="2" office:value-type="string">
            <text:p text:style-name="P169">И.01-2024</text:p>
          </table:table-cell>
          <table:covered-table-cell/>
        </table:table-row>
        <table:table-row table:style-name="Таблица3.3">
          <table:covered-table-cell table:style-name="Таблица3.A1"/>
          <table:table-cell table:style-name="Таблица3.B4" office:value-type="string">
            <text:p text:style-name="P435"/>
          </table:table-cell>
          <table:table-cell table:style-name="Таблица3.C4" office:value-type="string">
            <text:p text:style-name="P435"/>
          </table:table-cell>
          <table:table-cell table:style-name="Таблица3.D4" office:value-type="string">
            <text:p text:style-name="P435"/>
          </table:table-cell>
          <table:table-cell table:style-name="Таблица3.E4" office:value-type="string">
            <text:p text:style-name="P435"/>
          </table:table-cell>
          <table:table-cell table:style-name="Таблица3.F4" office:value-type="string">
            <text:p text:style-name="P435"/>
          </table:table-cell>
          <table:table-cell table:style-name="Таблица3.G4" office:value-type="string">
            <text:p text:style-name="P435"/>
          </table:table-cell>
          <table:table-cell table:style-name="Таблица3.H4" office:value-type="string">
            <text:p text:style-name="P435"/>
          </table:table-cell>
          <table:table-cell table:style-name="Таблица3.I4" office:value-type="string">
            <text:p text:style-name="P435"/>
          </table:table-cell>
          <table:table-cell table:style-name="Таблица3.J4" office:value-type="string">
            <text:p text:style-name="P435"/>
          </table:table-cell>
          <table:table-cell table:style-name="Таблица3.K4" table:number-columns-spanned="2" office:value-type="string">
            <text:p text:style-name="P435"/>
          </table:table-cell>
          <table:covered-table-cell/>
          <table:covered-table-cell table:style-name="Таблица3.M3"/>
          <table:covered-table-cell/>
          <table:covered-table-cell table:style-name="Таблица3.O3"/>
          <table:covered-table-cell/>
        </table:table-row>
        <table:table-row table:style-name="Таблица3.5">
          <table:covered-table-cell table:style-name="Таблица3.A1"/>
          <table:table-cell table:style-name="Таблица3.B5" office:value-type="string">
            <text:p text:style-name="P435"/>
          </table:table-cell>
          <table:table-cell table:style-name="Таблица3.C5" office:value-type="string">
            <text:p text:style-name="P435"/>
          </table:table-cell>
          <table:table-cell table:style-name="Таблица3.D5" office:value-type="string">
            <text:p text:style-name="P435"/>
          </table:table-cell>
          <table:table-cell table:style-name="Таблица3.E5" office:value-type="string">
            <text:p text:style-name="P435"/>
          </table:table-cell>
          <table:table-cell table:style-name="Таблица3.F5" office:value-type="string">
            <text:p text:style-name="P435"/>
          </table:table-cell>
          <table:table-cell table:style-name="Таблица3.G5" office:value-type="string">
            <text:p text:style-name="P435"/>
          </table:table-cell>
          <table:table-cell table:style-name="Таблица3.H5" office:value-type="string">
            <text:p text:style-name="P435"/>
          </table:table-cell>
          <table:table-cell table:style-name="Таблица3.I5" office:value-type="string">
            <text:p text:style-name="P435"/>
          </table:table-cell>
          <table:table-cell table:style-name="Таблица3.J5" office:value-type="string">
            <text:p text:style-name="P435"/>
          </table:table-cell>
          <table:table-cell table:style-name="Таблица3.K5" table:number-columns-spanned="2" office:value-type="string">
            <text:p text:style-name="P435"/>
          </table:table-cell>
          <table:covered-table-cell/>
          <table:covered-table-cell table:style-name="Таблица3.M3"/>
          <table:covered-table-cell/>
          <table:covered-table-cell table:style-name="Таблица3.O3"/>
          <table:covered-table-cell/>
        </table:table-row>
      </table:table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I"/>
        <table:table-row table:style-name="Таблица4.1">
          <table:table-cell table:style-name="Таблица4.A1" table:number-columns-spanned="3" office:value-type="string">
            <text:p text:style-name="P258">Состав контролируемых па<text:span text:style-name="T10">р</text:span>аметров продукции,<text:line-break/>методы ее контроля</text:p>
          </table:table-cell>
          <table:covered-table-cell/>
          <table:covered-table-cell/>
          <table:table-cell table:style-name="Таблица4.A1" table:number-rows-spanned="2" office:value-type="string">
            <text:p text:style-name="P297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4.A1" table:number-rows-spanned="2" table:number-columns-spanned="2" office:value-type="string">
            <text:p text:style-name="P307">Вид </text:p>
            <text:p text:style-name="P307">контроля.</text:p>
            <text:p text:style-name="P297">Объем<text:line-break/>выборки<text:line-break/>или<text:line-break/>пробы</text:p>
          </table:table-cell>
          <table:covered-table-cell/>
          <table:table-cell table:style-name="Таблица4.A1" table:number-rows-spanned="2" office:value-type="string">
            <text:p text:style-name="P298">Допусти<text:span text:style-name="T36">-</text:span>мый<text:line-break/>расход<text:line-break/>ресурса<text:line-break/></text:p>
          </table:table-cell>
          <table:table-cell table:style-name="Таблица4.H1" table:number-rows-spanned="2" table:number-columns-spanned="2" office:value-type="string">
            <text:p text:style-name="P297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4.1">
          <table:table-cell table:style-name="Таблица4.A2" table:number-columns-spanned="2" office:value-type="string">
            <text:p text:style-name="P258">Контролируемые параметры<text:line-break/>(показатели)</text:p>
          </table:table-cell>
          <table:covered-table-cell/>
          <table:table-cell table:style-name="Таблица4.A2" office:value-type="string">
            <text:p text:style-name="P258">Номера<text:line-break/>пунктов<text:line-break/>докумен<text:span text:style-name="T35">-</text:span><text:line-break/>тации</text:p>
          </table:table-cell>
          <table:covered-table-cell table:style-name="Таблица4.A1"/>
          <table:covered-table-cell table:style-name="Таблица4.A1"/>
          <table:covered-table-cell/>
          <table:covered-table-cell table:style-name="Таблица4.H1"/>
          <table:covered-table-cell table:style-name="Таблица4.H1"/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265"><text:s/><text:span text:style-name="T39">Наличие сопроводительного сертификата или</text:span></text:p>
          </table:table-cell>
          <table:covered-table-cell/>
          <table:table-cell table:style-name="Таблица4.A3" office:value-type="string">
            <text:p text:style-name="P279">-</text:p>
          </table:table-cell>
          <table:table-cell table:style-name="Таблица4.A3" office:value-type="string">
            <text:p text:style-name="P279">-</text:p>
          </table:table-cell>
          <table:table-cell table:style-name="Таблица4.A3" table:number-columns-spanned="2" office:value-type="string">
            <text:p text:style-name="P309">Сплошной</text:p>
          </table:table-cell>
          <table:covered-table-cell/>
          <table:table-cell table:style-name="Таблица4.A3" office:value-type="string">
            <text:p text:style-name="P309">0</text:p>
          </table:table-cell>
          <table:table-cell table:style-name="Таблица4.H3" table:number-columns-spanned="2" office:value-type="string">
            <text:p text:style-name="P375"><text:span text:style-name="T25"><text:s/></text:span><text:span text:style-name="T26">Цех 23, </text:span></text:p>
          </table:table-cell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265"><text:s/><text:span text:style-name="T74">другого </text:span><text:s/><text:span text:style-name="T74">документа <text:s/>подтверждающего</text:span></text:p>
          </table:table-cell>
          <table:covered-table-cell/>
          <table:table-cell table:style-name="Таблица4.A3" office:value-type="string">
            <text:p text:style-name="P289"/>
          </table:table-cell>
          <table:table-cell table:style-name="Таблица4.A3" office:value-type="string">
            <text:p text:style-name="P282"/>
          </table:table-cell>
          <table:table-cell table:style-name="Таблица4.A3" table:number-columns-spanned="2" office:value-type="string">
            <text:p text:style-name="P312"/>
          </table:table-cell>
          <table:covered-table-cell/>
          <table:table-cell table:style-name="Таблица4.A3" office:value-type="string">
            <text:p text:style-name="P368"/>
          </table:table-cell>
          <table:table-cell table:style-name="Таблица4.H3" table:number-columns-spanned="2" office:value-type="string">
            <text:p text:style-name="P320">ОТК</text:p>
          </table:table-cell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265"><text:s/><text:span text:style-name="T40">качество материала с указанием гарантийного</text:span></text:p>
          </table:table-cell>
          <table:covered-table-cell/>
          <table:table-cell table:style-name="Таблица4.A3" office:value-type="string">
            <text:p text:style-name="P258"/>
          </table:table-cell>
          <table:table-cell table:style-name="Таблица4.A3" office:value-type="string">
            <text:p text:style-name="P301"/>
          </table:table-cell>
          <table:table-cell table:style-name="Таблица4.A3" table:number-columns-spanned="2" office:value-type="string">
            <text:p text:style-name="P312"/>
          </table:table-cell>
          <table:covered-table-cell/>
          <table:table-cell table:style-name="Таблица4.A3" office:value-type="string">
            <text:p text:style-name="P368"/>
          </table:table-cell>
          <table:table-cell table:style-name="Таблица4.H3" table:number-columns-spanned="2" office:value-type="string">
            <text:p text:style-name="P321"/>
          </table:table-cell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292"><text:s/>срока и <text:s/>даты изготовления</text:p>
          </table:table-cell>
          <table:covered-table-cell/>
          <table:table-cell table:style-name="Таблица4.A3" office:value-type="string">
            <text:p text:style-name="P258"/>
          </table:table-cell>
          <table:table-cell table:style-name="Таблица4.A3" office:value-type="string">
            <text:p text:style-name="P301"/>
          </table:table-cell>
          <table:table-cell table:style-name="Таблица4.A3" table:number-columns-spanned="2" office:value-type="string">
            <text:p text:style-name="P312"/>
          </table:table-cell>
          <table:covered-table-cell/>
          <table:table-cell table:style-name="Таблица4.A3" office:value-type="string">
            <text:p text:style-name="P368"/>
          </table:table-cell>
          <table:table-cell table:style-name="Таблица4.H3" table:number-columns-spanned="2" office:value-type="string">
            <text:p text:style-name="P368"/>
          </table:table-cell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265"><text:s/><text:span text:style-name="T137">В случае отсутствия даты </text:span><text:span text:style-name="T136">изготовления</text:span><text:span text:style-name="T137"> гарантийный</text:span></text:p>
          </table:table-cell>
          <table:covered-table-cell/>
          <table:table-cell table:style-name="Таблица4.A3" office:value-type="string">
            <text:p text:style-name="P258"/>
          </table:table-cell>
          <table:table-cell table:style-name="Таблица4.A3" office:value-type="string">
            <text:p text:style-name="P301"/>
          </table:table-cell>
          <table:table-cell table:style-name="Таблица4.A3" table:number-columns-spanned="2" office:value-type="string">
            <text:p text:style-name="P312"/>
          </table:table-cell>
          <table:covered-table-cell/>
          <table:table-cell table:style-name="Таблица4.A3" office:value-type="string">
            <text:p text:style-name="P368"/>
          </table:table-cell>
          <table:table-cell table:style-name="Таблица4.H3" table:number-columns-spanned="2" office:value-type="string">
            <text:p text:style-name="P368"/>
          </table:table-cell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265"><text:s/><text:span text:style-name="T137">срок <text:s/>исчислять <text:s/>с даты <text:s/></text:span><text:span text:style-name="T136">печати сертификата или другого </text:span></text:p>
          </table:table-cell>
          <table:covered-table-cell/>
          <table:table-cell table:style-name="Таблица4.A3" office:value-type="string">
            <text:p text:style-name="P258"/>
          </table:table-cell>
          <table:table-cell table:style-name="Таблица4.A3" office:value-type="string">
            <text:p text:style-name="P368"/>
          </table:table-cell>
          <table:table-cell table:style-name="Таблица4.A3" table:number-columns-spanned="2" office:value-type="string">
            <text:p text:style-name="P312"/>
          </table:table-cell>
          <table:covered-table-cell/>
          <table:table-cell table:style-name="Таблица4.A3" office:value-type="string">
            <text:p text:style-name="P368"/>
          </table:table-cell>
          <table:table-cell table:style-name="Таблица4.H3" table:number-columns-spanned="2" office:value-type="string">
            <text:p text:style-name="P368"/>
          </table:table-cell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265"><text:s/><text:span text:style-name="T136">сопровождающего документа</text:span></text:p>
          </table:table-cell>
          <table:covered-table-cell/>
          <table:table-cell table:style-name="Таблица4.A3" office:value-type="string">
            <text:p text:style-name="P289"/>
          </table:table-cell>
          <table:table-cell table:style-name="Таблица4.A3" office:value-type="string">
            <text:p text:style-name="P282"/>
          </table:table-cell>
          <table:table-cell table:style-name="Таблица4.A3" table:number-columns-spanned="2" office:value-type="string">
            <text:p text:style-name="P312"/>
          </table:table-cell>
          <table:covered-table-cell/>
          <table:table-cell table:style-name="Таблица4.A3" office:value-type="string">
            <text:p text:style-name="P368"/>
          </table:table-cell>
          <table:table-cell table:style-name="Таблица4.H3" table:number-columns-spanned="2" office:value-type="string">
            <text:p text:style-name="P329"/>
          </table:table-cell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560"/>
          </table:table-cell>
          <table:covered-table-cell/>
          <table:table-cell table:style-name="Таблица4.A3" office:value-type="string">
            <text:p text:style-name="P562"/>
          </table:table-cell>
          <table:table-cell table:style-name="Таблица4.A3" office:value-type="string">
            <text:p text:style-name="P225"/>
          </table:table-cell>
          <table:table-cell table:style-name="Таблица4.A3" table:number-columns-spanned="2" office:value-type="string">
            <text:p text:style-name="P562"/>
          </table:table-cell>
          <table:covered-table-cell/>
          <table:table-cell table:style-name="Таблица4.A3" office:value-type="string">
            <text:p text:style-name="P564"/>
          </table:table-cell>
          <table:table-cell table:style-name="Таблица4.H3" table:number-columns-spanned="2" office:value-type="string">
            <text:p text:style-name="P568"/>
          </table:table-cell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560"/>
          </table:table-cell>
          <table:covered-table-cell/>
          <table:table-cell table:style-name="Таблица4.A3" office:value-type="string">
            <text:p text:style-name="P562"/>
          </table:table-cell>
          <table:table-cell table:style-name="Таблица4.A3" office:value-type="string">
            <text:p text:style-name="P4"><text:span text:style-name="Основной_20_шрифт_20_абзаца"><text:span text:style-name="T93"/></text:span></text:p>
          </table:table-cell>
          <table:table-cell table:style-name="Таблица4.A3" table:number-columns-spanned="2" office:value-type="string">
            <text:p text:style-name="P562"/>
          </table:table-cell>
          <table:covered-table-cell/>
          <table:table-cell table:style-name="Таблица4.A3" office:value-type="string">
            <text:p text:style-name="P564"/>
          </table:table-cell>
          <table:table-cell table:style-name="Таблица4.H3" table:number-columns-spanned="2" office:value-type="string">
            <text:p text:style-name="P576"/>
          </table:table-cell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560"/>
          </table:table-cell>
          <table:covered-table-cell/>
          <table:table-cell table:style-name="Таблица4.A3" office:value-type="string">
            <text:p text:style-name="P562"/>
          </table:table-cell>
          <table:table-cell table:style-name="Таблица4.A3" office:value-type="string">
            <text:p text:style-name="P544"><text:span text:style-name="Основной_20_шрифт_20_абзаца"><text:span text:style-name="T111"/></text:span></text:p>
          </table:table-cell>
          <table:table-cell table:style-name="Таблица4.A3" table:number-columns-spanned="2" office:value-type="string">
            <text:p text:style-name="P562"/>
          </table:table-cell>
          <table:covered-table-cell/>
          <table:table-cell table:style-name="Таблица4.A3" office:value-type="string">
            <text:p text:style-name="P564"/>
          </table:table-cell>
          <table:table-cell table:style-name="Таблица4.H3" table:number-columns-spanned="2" office:value-type="string">
            <text:p text:style-name="P568"/>
          </table:table-cell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560"/>
          </table:table-cell>
          <table:covered-table-cell/>
          <table:table-cell table:style-name="Таблица4.A3" office:value-type="string">
            <text:p text:style-name="P562"/>
          </table:table-cell>
          <table:table-cell table:style-name="Таблица4.A3" office:value-type="string">
            <text:p text:style-name="P545"/>
          </table:table-cell>
          <table:table-cell table:style-name="Таблица4.A3" table:number-columns-spanned="2" office:value-type="string">
            <text:p text:style-name="P562"/>
          </table:table-cell>
          <table:covered-table-cell/>
          <table:table-cell table:style-name="Таблица4.A3" office:value-type="string">
            <text:p text:style-name="P564"/>
          </table:table-cell>
          <table:table-cell table:style-name="Таблица4.H3" table:number-columns-spanned="2" office:value-type="string">
            <text:p text:style-name="P576"/>
          </table:table-cell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560"/>
          </table:table-cell>
          <table:covered-table-cell/>
          <table:table-cell table:style-name="Таблица4.A3" office:value-type="string">
            <text:p text:style-name="P562"/>
          </table:table-cell>
          <table:table-cell table:style-name="Таблица4.A3" office:value-type="string">
            <text:p text:style-name="P560"/>
          </table:table-cell>
          <table:table-cell table:style-name="Таблица4.A3" table:number-columns-spanned="2" office:value-type="string">
            <text:p text:style-name="P562"/>
          </table:table-cell>
          <table:covered-table-cell/>
          <table:table-cell table:style-name="Таблица4.A3" office:value-type="string">
            <text:p text:style-name="P564"/>
          </table:table-cell>
          <table:table-cell table:style-name="Таблица4.H3" table:number-columns-spanned="2" office:value-type="string">
            <text:p text:style-name="P566"/>
          </table:table-cell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560"/>
          </table:table-cell>
          <table:covered-table-cell/>
          <table:table-cell table:style-name="Таблица4.A3" office:value-type="string">
            <text:p text:style-name="P562"/>
          </table:table-cell>
          <table:table-cell table:style-name="Таблица4.A3" office:value-type="string">
            <text:p text:style-name="P560"/>
          </table:table-cell>
          <table:table-cell table:style-name="Таблица4.A3" table:number-columns-spanned="2" office:value-type="string">
            <text:p text:style-name="P562"/>
          </table:table-cell>
          <table:covered-table-cell/>
          <table:table-cell table:style-name="Таблица4.A3" office:value-type="string">
            <text:p text:style-name="P562"/>
          </table:table-cell>
          <table:table-cell table:style-name="Таблица4.H3" table:number-columns-spanned="2" office:value-type="string">
            <text:p text:style-name="P560"/>
          </table:table-cell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131"/>
          </table:table-cell>
          <table:covered-table-cell/>
          <table:table-cell table:style-name="Таблица4.A3" office:value-type="string">
            <text:p text:style-name="P131"/>
          </table:table-cell>
          <table:table-cell table:style-name="Таблица4.A3" office:value-type="string">
            <text:p text:style-name="P154"/>
          </table:table-cell>
          <table:table-cell table:style-name="Таблица4.A3" table:number-columns-spanned="2" office:value-type="string">
            <text:p text:style-name="P530"/>
          </table:table-cell>
          <table:covered-table-cell/>
          <table:table-cell table:style-name="Таблица4.A3" office:value-type="string">
            <text:p text:style-name="P508"/>
          </table:table-cell>
          <table:table-cell table:style-name="Таблица4.H3" table:number-columns-spanned="2" office:value-type="string">
            <text:p text:style-name="P132"/>
          </table:table-cell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231"/>
          </table:table-cell>
          <table:covered-table-cell/>
          <table:table-cell table:style-name="Таблица4.A3" office:value-type="string">
            <text:p text:style-name="P246"/>
          </table:table-cell>
          <table:table-cell table:style-name="Таблица4.A3" office:value-type="string">
            <text:p text:style-name="P241"/>
          </table:table-cell>
          <table:table-cell table:style-name="Таблица4.A3" table:number-columns-spanned="2" office:value-type="string">
            <text:p text:style-name="P252"/>
          </table:table-cell>
          <table:covered-table-cell/>
          <table:table-cell table:style-name="Таблица4.A3" office:value-type="string">
            <text:p text:style-name="P252"/>
          </table:table-cell>
          <table:table-cell table:style-name="Таблица4.H3" table:number-columns-spanned="2" office:value-type="string">
            <text:p text:style-name="P252"/>
          </table:table-cell>
          <table:covered-table-cell/>
        </table:table-row>
        <table:table-row table:style-name="Таблица4.18">
          <table:table-cell table:style-name="Таблица4.A18" office:value-type="string">
            <text:p text:style-name="P182">ПВК</text:p>
          </table:table-cell>
          <table:table-cell table:style-name="Таблица4.B18" table:number-columns-spanned="4" office:value-type="string">
            <text:p text:style-name="P192">Перечень входного контроля</text:p>
          </table:table-cell>
          <table:covered-table-cell/>
          <table:covered-table-cell/>
          <table:covered-table-cell/>
          <table:table-cell table:style-name="Таблица4.B18" table:number-columns-spanned="3" office:value-type="string">
            <text:p text:style-name="P224"/>
          </table:table-cell>
          <table:covered-table-cell/>
          <table:covered-table-cell/>
          <table:table-cell table:style-name="Таблица4.I18" office:value-type="string">
            <text:p text:style-name="P224"/>
            <text:p text:style-name="P224"/>
          </table:table-cell>
        </table:table-row>
      </table:table>
      <text:p text:style-name="P115"/>
      <text:p text:style-name="P120"><text:soft-page-break/>СТО 07521831-55-2017 <text:span text:style-name="T168">Приложение А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G"/>
        <table:table-column table:style-name="Таблица5.H"/>
        <table:table-row table:style-name="Таблица5.1">
          <table:table-cell table:style-name="Таблица5.A1" office:value-type="string">
            <text:p text:style-name="P59">Дубл.</text:p>
          </table:table-cell>
          <table:table-cell table:style-name="Таблица5.A1" office:value-type="string">
            <text:p text:style-name="P435"/>
          </table:table-cell>
          <table:table-cell table:style-name="Таблица5.A1" office:value-type="string">
            <text:p text:style-name="P435"/>
          </table:table-cell>
          <table:table-cell table:style-name="Таблица5.D1" office:value-type="string">
            <text:p text:style-name="P435"/>
          </table:table-cell>
          <table:table-cell table:style-name="Таблица5.E1" office:value-type="string">
            <text:p text:style-name="P435"><text:s text:c="15"/></text:p>
          </table:table-cell>
          <table:table-cell table:style-name="Таблица5.F1" table:number-columns-spanned="2" office:value-type="string">
            <text:p text:style-name="P435"/>
          </table:table-cell>
          <table:covered-table-cell/>
          <table:table-cell table:style-name="Таблица5.H1" office:value-type="string">
            <text:p text:style-name="P435"/>
          </table:table-cell>
        </table:table-row>
        <table:table-row table:style-name="Таблица5.1">
          <table:table-cell table:style-name="Таблица5.A1" office:value-type="string">
            <text:p text:style-name="P59">Взам.</text:p>
          </table:table-cell>
          <table:table-cell table:style-name="Таблица5.A1" office:value-type="string">
            <text:p text:style-name="P435"/>
          </table:table-cell>
          <table:table-cell table:style-name="Таблица5.A1" office:value-type="string">
            <text:p text:style-name="P435"/>
          </table:table-cell>
          <table:table-cell table:style-name="Таблица5.D1" office:value-type="string">
            <text:p text:style-name="P435"/>
          </table:table-cell>
          <table:table-cell table:style-name="Таблица5.E2" table:number-columns-spanned="2" office:value-type="string">
            <text:p text:style-name="P435"/>
          </table:table-cell>
          <table:covered-table-cell/>
          <table:table-cell table:style-name="Таблица5.G2" table:number-rows-spanned="2" table:number-columns-spanned="2" office:value-type="string">
            <text:p text:style-name="P435"/>
          </table:table-cell>
          <table:covered-table-cell/>
        </table:table-row>
        <table:table-row table:style-name="Таблица5.1">
          <table:table-cell table:style-name="Таблица5.A1" office:value-type="string">
            <text:p text:style-name="P59">Подл.</text:p>
          </table:table-cell>
          <table:table-cell table:style-name="Таблица5.A1" office:value-type="string">
            <text:p text:style-name="P103"/>
          </table:table-cell>
          <table:table-cell table:style-name="Таблица5.A1" office:value-type="string">
            <text:p text:style-name="P435"/>
          </table:table-cell>
          <table:table-cell table:style-name="Таблица5.A1" office:value-type="string">
            <text:p text:style-name="P435"/>
          </table:table-cell>
          <table:table-cell table:style-name="Таблица5.E2" table:number-columns-spanned="2" office:value-type="string">
            <text:p text:style-name="P435"/>
          </table:table-cell>
          <table:covered-table-cell/>
          <table:covered-table-cell table:style-name="Таблица5.G2"/>
          <table:covered-table-cell/>
        </table:table-row>
      </table:table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G"/>
        <table:table-column table:style-name="Таблица6.H"/>
        <table:table-column table:style-name="Таблица6.I"/>
        <table:table-column table:style-name="Таблица6.J"/>
        <table:table-column table:style-name="Таблица6.K"/>
        <table:table-column table:style-name="Таблица6.L"/>
        <table:table-column table:style-name="Таблица6.M"/>
        <table:table-column table:style-name="Таблица6.N"/>
        <table:table-column table:style-name="Таблица6.O"/>
        <table:table-column table:style-name="Таблица6.P"/>
        <table:table-row table:style-name="Таблица6.1">
          <table:table-cell table:style-name="Таблица6.A1" table:number-columns-spanned="11" office:value-type="string">
            <text:p text:style-name="P214">Гарантийный срок хранения: <text:span text:style-name="T21">6 </text:span><text:span text:style-name="T28">месяцев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L1" table:number-columns-spanned="2" office:value-type="string">
            <text:p text:style-name="P32"/>
          </table:table-cell>
          <table:covered-table-cell/>
          <table:table-cell table:style-name="Таблица6.N1" table:number-columns-spanned="2" office:value-type="string">
            <text:h text:style-name="P615" text:outline-level="7"/>
          </table:table-cell>
          <table:covered-table-cell/>
          <table:table-cell table:style-name="Таблица6.P1" office:value-type="string">
            <text:p text:style-name="P398"><text:span text:style-name="T164">1</text:span><text:span text:style-name="T171">4</text:span></text:p>
          </table:table-cell>
        </table:table-row>
        <table:table-row table:style-name="Таблица6.2">
          <table:table-cell table:style-name="Таблица6.A2" table:number-columns-spanned="16" office:value-type="string">
            <text:p text:style-name="P21">Срок хранени<text:span text:style-name="T34">я</text:span> до перепроверки продукции (для изделий ВТ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3">
          <table:table-cell table:style-name="Таблица6.A1" table:number-rows-spanned="3" office:value-type="string">
            <text:p text:style-name="P32"/>
          </table:table-cell>
          <table:table-cell table:style-name="Таблица6.L1" office:value-type="string">
            <text:p text:style-name="P32"/>
          </table:table-cell>
          <table:table-cell table:style-name="Таблица6.L1" office:value-type="string">
            <text:p text:style-name="P32"/>
          </table:table-cell>
          <table:table-cell table:style-name="Таблица6.L1" office:value-type="string">
            <text:p text:style-name="P32"/>
          </table:table-cell>
          <table:table-cell table:style-name="Таблица6.L1" office:value-type="string">
            <text:p text:style-name="P32"/>
          </table:table-cell>
          <table:table-cell table:style-name="Таблица6.L1" office:value-type="string">
            <text:p text:style-name="P32"/>
          </table:table-cell>
          <table:table-cell table:style-name="Таблица6.L1" office:value-type="string">
            <text:p text:style-name="P32"/>
          </table:table-cell>
          <table:table-cell table:style-name="Таблица6.L1" office:value-type="string">
            <text:p text:style-name="P32"/>
          </table:table-cell>
          <table:table-cell table:style-name="Таблица6.L1" office:value-type="string">
            <text:p text:style-name="P32"/>
          </table:table-cell>
          <table:table-cell table:style-name="Таблица6.J3" office:value-type="string">
            <text:p text:style-name="P32"/>
          </table:table-cell>
          <table:table-cell table:style-name="Таблица6.K3" table:number-columns-spanned="2" office:value-type="string">
            <text:p text:style-name="P32"/>
          </table:table-cell>
          <table:covered-table-cell/>
          <table:table-cell table:style-name="Таблица6.M3" table:number-rows-spanned="3" table:number-columns-spanned="2" office:value-type="string">
            <text:h text:style-name="P624" text:outline-level="8">Смола <text:span text:style-name="T19">MFE-711</text:span></text:h>
          </table:table-cell>
          <table:covered-table-cell/>
          <table:table-cell table:style-name="Таблица6.O3" table:number-rows-spanned="3" table:number-columns-spanned="2" office:value-type="string">
            <text:p text:style-name="P169">И.01-2024</text:p>
          </table:table-cell>
          <table:covered-table-cell/>
        </table:table-row>
        <table:table-row table:style-name="Таблица6.3">
          <table:covered-table-cell table:style-name="Таблица6.A1"/>
          <table:table-cell table:style-name="Таблица6.B4" office:value-type="string">
            <text:p text:style-name="P435"/>
          </table:table-cell>
          <table:table-cell table:style-name="Таблица6.C4" office:value-type="string">
            <text:p text:style-name="P435"/>
          </table:table-cell>
          <table:table-cell table:style-name="Таблица6.D4" office:value-type="string">
            <text:p text:style-name="P435"/>
          </table:table-cell>
          <table:table-cell table:style-name="Таблица6.E4" office:value-type="string">
            <text:p text:style-name="P435"/>
          </table:table-cell>
          <table:table-cell table:style-name="Таблица6.F4" office:value-type="string">
            <text:p text:style-name="P435"/>
          </table:table-cell>
          <table:table-cell table:style-name="Таблица6.G4" office:value-type="string">
            <text:p text:style-name="P435"/>
          </table:table-cell>
          <table:table-cell table:style-name="Таблица6.H4" office:value-type="string">
            <text:p text:style-name="P435"/>
          </table:table-cell>
          <table:table-cell table:style-name="Таблица6.I4" office:value-type="string">
            <text:p text:style-name="P435"/>
          </table:table-cell>
          <table:table-cell table:style-name="Таблица6.J4" office:value-type="string">
            <text:p text:style-name="P435"/>
          </table:table-cell>
          <table:table-cell table:style-name="Таблица6.K4" table:number-columns-spanned="2" office:value-type="string">
            <text:p text:style-name="P435"/>
          </table:table-cell>
          <table:covered-table-cell/>
          <table:covered-table-cell table:style-name="Таблица6.M3"/>
          <table:covered-table-cell/>
          <table:covered-table-cell table:style-name="Таблица6.O3"/>
          <table:covered-table-cell/>
        </table:table-row>
        <table:table-row table:style-name="Таблица6.5">
          <table:covered-table-cell table:style-name="Таблица6.A1"/>
          <table:table-cell table:style-name="Таблица6.B5" office:value-type="string">
            <text:p text:style-name="P435"/>
          </table:table-cell>
          <table:table-cell table:style-name="Таблица6.C5" office:value-type="string">
            <text:p text:style-name="P435"/>
          </table:table-cell>
          <table:table-cell table:style-name="Таблица6.D5" office:value-type="string">
            <text:p text:style-name="P435"/>
          </table:table-cell>
          <table:table-cell table:style-name="Таблица6.E5" office:value-type="string">
            <text:p text:style-name="P435"/>
          </table:table-cell>
          <table:table-cell table:style-name="Таблица6.F5" office:value-type="string">
            <text:p text:style-name="P435"/>
          </table:table-cell>
          <table:table-cell table:style-name="Таблица6.G5" office:value-type="string">
            <text:p text:style-name="P435"/>
          </table:table-cell>
          <table:table-cell table:style-name="Таблица6.H5" office:value-type="string">
            <text:p text:style-name="P435"/>
          </table:table-cell>
          <table:table-cell table:style-name="Таблица6.I5" office:value-type="string">
            <text:p text:style-name="P435"/>
          </table:table-cell>
          <table:table-cell table:style-name="Таблица6.J5" office:value-type="string">
            <text:p text:style-name="P435"/>
          </table:table-cell>
          <table:table-cell table:style-name="Таблица6.K5" table:number-columns-spanned="2" office:value-type="string">
            <text:p text:style-name="P435"/>
          </table:table-cell>
          <table:covered-table-cell/>
          <table:covered-table-cell table:style-name="Таблица6.M3"/>
          <table:covered-table-cell/>
          <table:covered-table-cell table:style-name="Таблица6.O3"/>
          <table:covered-table-cell/>
        </table:table-row>
      </table:table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F"/>
        <table:table-column table:style-name="Таблица8.G"/>
        <table:table-column table:style-name="Таблица8.H"/>
        <table:table-column table:style-name="Таблица8.I"/>
        <table:table-row table:style-name="Таблица8.1">
          <table:table-cell table:style-name="Таблица8.A1" table:number-columns-spanned="3" office:value-type="string">
            <text:p text:style-name="P259">Состав контролируемых па<text:span text:style-name="T10">р</text:span>аметров продукции,<text:line-break/>методы ее контроля</text:p>
          </table:table-cell>
          <table:covered-table-cell/>
          <table:covered-table-cell/>
          <table:table-cell table:style-name="Таблица8.A1" table:number-rows-spanned="2" office:value-type="string">
            <text:p text:style-name="P299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8.A1" table:number-rows-spanned="2" table:number-columns-spanned="2" office:value-type="string">
            <text:p text:style-name="P308">Вид </text:p>
            <text:p text:style-name="P308">контроля.</text:p>
            <text:p text:style-name="P299">Объем<text:line-break/>выборки<text:line-break/>или<text:line-break/>пробы</text:p>
          </table:table-cell>
          <table:covered-table-cell/>
          <table:table-cell table:style-name="Таблица8.A1" table:number-rows-spanned="2" office:value-type="string">
            <text:p text:style-name="P300">Допусти<text:span text:style-name="T36">-</text:span>мый<text:line-break/>расход<text:line-break/>ресурса<text:line-break/></text:p>
          </table:table-cell>
          <table:table-cell table:style-name="Таблица8.H1" table:number-rows-spanned="2" table:number-columns-spanned="2" office:value-type="string">
            <text:p text:style-name="P299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8.1">
          <table:table-cell table:style-name="Таблица8.A2" table:number-columns-spanned="2" office:value-type="string">
            <text:p text:style-name="P259">Контролируемые параметры<text:line-break/>(показатели)</text:p>
          </table:table-cell>
          <table:covered-table-cell/>
          <table:table-cell table:style-name="Таблица8.A2" office:value-type="string">
            <text:p text:style-name="P259">Номера<text:line-break/>пунктов<text:line-break/>докумен<text:span text:style-name="T35">-</text:span><text:line-break/>тации</text:p>
          </table:table-cell>
          <table:covered-table-cell table:style-name="Таблица8.A1"/>
          <table:covered-table-cell table:style-name="Таблица8.A1"/>
          <table:covered-table-cell/>
          <table:covered-table-cell table:style-name="Таблица8.H1"/>
          <table:covered-table-cell table:style-name="Таблица8.H1"/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343">1 Внешний вид</text:p>
          </table:table-cell>
          <table:covered-table-cell/>
          <table:table-cell table:style-name="Таблица8.A3" office:value-type="string">
            <text:p text:style-name="P335">-</text:p>
          </table:table-cell>
          <table:table-cell table:style-name="Таблица8.A3" office:value-type="string">
            <text:p text:style-name="P344">Визуально</text:p>
          </table:table-cell>
          <table:table-cell table:style-name="Таблица8.A3" table:number-columns-spanned="2" office:value-type="string">
            <text:p text:style-name="P335">10 % </text:p>
          </table:table-cell>
          <table:covered-table-cell/>
          <table:table-cell table:style-name="Таблица8.A3" office:value-type="string">
            <text:p text:style-name="P347">300 г</text:p>
          </table:table-cell>
          <table:table-cell table:style-name="Таблица8.H3" table:number-columns-spanned="2" office:value-type="string">
            <text:p text:style-name="P381"><text:span text:style-name="T25"><text:s/></text:span><text:span text:style-name="T26">Цех 23, </text:span></text:p>
          </table:table-cell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273"/>
          </table:table-cell>
          <table:covered-table-cell/>
          <table:table-cell table:style-name="Таблица8.A3" office:value-type="string">
            <text:p text:style-name="P335"/>
          </table:table-cell>
          <table:table-cell table:style-name="Таблица8.A3" office:value-type="string">
            <text:p text:style-name="P287"/>
          </table:table-cell>
          <table:table-cell table:style-name="Таблица8.A3" table:number-columns-spanned="2" office:value-type="string">
            <text:p text:style-name="P336">тарных </text:p>
          </table:table-cell>
          <table:covered-table-cell/>
          <table:table-cell table:style-name="Таблица8.A3" office:value-type="string">
            <text:p text:style-name="P372"/>
          </table:table-cell>
          <table:table-cell table:style-name="Таблица8.H3" table:number-columns-spanned="2" office:value-type="string">
            <text:p text:style-name="P326">ОТК,</text:p>
          </table:table-cell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273"/>
          </table:table-cell>
          <table:covered-table-cell/>
          <table:table-cell table:style-name="Таблица8.A3" office:value-type="string">
            <text:p text:style-name="P262"/>
          </table:table-cell>
          <table:table-cell table:style-name="Таблица8.A3" office:value-type="string">
            <text:p text:style-name="P305"/>
          </table:table-cell>
          <table:table-cell table:style-name="Таблица8.A3" table:number-columns-spanned="2" office:value-type="string">
            <text:p text:style-name="P338">мест,</text:p>
          </table:table-cell>
          <table:covered-table-cell/>
          <table:table-cell table:style-name="Таблица8.A3" office:value-type="string">
            <text:p text:style-name="P372"/>
          </table:table-cell>
          <table:table-cell table:style-name="Таблица8.H3" table:number-columns-spanned="2" office:value-type="string">
            <text:p text:style-name="P351">ЦЗЛ</text:p>
          </table:table-cell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295"/>
          </table:table-cell>
          <table:covered-table-cell/>
          <table:table-cell table:style-name="Таблица8.A3" office:value-type="string">
            <text:p text:style-name="P262"/>
          </table:table-cell>
          <table:table-cell table:style-name="Таблица8.A3" office:value-type="string">
            <text:p text:style-name="P305"/>
          </table:table-cell>
          <table:table-cell table:style-name="Таблица8.A3" table:number-columns-spanned="2" office:value-type="string">
            <text:p text:style-name="P337">но не менее</text:p>
          </table:table-cell>
          <table:covered-table-cell/>
          <table:table-cell table:style-name="Таблица8.A3" office:value-type="string">
            <text:p text:style-name="P372"/>
          </table:table-cell>
          <table:table-cell table:style-name="Таблица8.H3" table:number-columns-spanned="2" office:value-type="string">
            <text:p text:style-name="P382"/>
          </table:table-cell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353"/>
          </table:table-cell>
          <table:covered-table-cell/>
          <table:table-cell table:style-name="Таблица8.A3" office:value-type="string">
            <text:p text:style-name="P335"/>
          </table:table-cell>
          <table:table-cell table:style-name="Таблица8.A3" office:value-type="string">
            <text:p text:style-name="P577"/>
          </table:table-cell>
          <table:table-cell table:style-name="Таблица8.A3" table:number-columns-spanned="2" office:value-type="string">
            <text:p text:style-name="P356">трех</text:p>
          </table:table-cell>
          <table:covered-table-cell/>
          <table:table-cell table:style-name="Таблица8.A3" office:value-type="string">
            <text:p text:style-name="P386"/>
          </table:table-cell>
          <table:table-cell table:style-name="Таблица8.H3" table:number-columns-spanned="2" office:value-type="string">
            <text:p text:style-name="P381"><text:span text:style-name="T26"/></text:p>
          </table:table-cell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353"><text:span text:style-name="T145">2</text:span> Массовая доля нелетучих веществ, %</text:p>
          </table:table-cell>
          <table:covered-table-cell/>
          <table:table-cell table:style-name="Таблица8.A3" office:value-type="string">
            <text:p text:style-name="P335">-</text:p>
          </table:table-cell>
          <table:table-cell table:style-name="Таблица8.A3" office:value-type="string">
            <text:p text:style-name="P577"><text:span text:style-name="T23"><text:s/>Весы неавтоматического действия </text:span>II</text:p>
          </table:table-cell>
          <table:table-cell table:style-name="Таблица8.A3" table:number-columns-spanned="2" office:value-type="string">
            <text:p text:style-name="P355"/>
          </table:table-cell>
          <table:covered-table-cell/>
          <table:table-cell table:style-name="Таблица8.A3" office:value-type="string">
            <text:p text:style-name="P386"/>
          </table:table-cell>
          <table:table-cell table:style-name="Таблица8.H3" table:number-columns-spanned="2" office:value-type="string">
            <text:p text:style-name="P381"><text:span text:style-name="T25"><text:s/></text:span><text:span text:style-name="T26">Цех 23, </text:span></text:p>
          </table:table-cell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360"/>
          </table:table-cell>
          <table:covered-table-cell/>
          <table:table-cell table:style-name="Таблица8.A3" office:value-type="string">
            <text:p text:style-name="P335"/>
          </table:table-cell>
          <table:table-cell table:style-name="Таблица8.A3" office:value-type="string">
            <text:p text:style-name="P577"><text:s/><text:span text:style-name="T23">класса точности </text:span></text:p>
          </table:table-cell>
          <table:table-cell table:style-name="Таблица8.A3" table:number-columns-spanned="2" office:value-type="string">
            <text:p text:style-name="P387"/>
          </table:table-cell>
          <table:covered-table-cell/>
          <table:table-cell table:style-name="Таблица8.A3" office:value-type="string">
            <text:p text:style-name="P386"/>
          </table:table-cell>
          <table:table-cell table:style-name="Таблица8.H3" table:number-columns-spanned="2" office:value-type="string">
            <text:p text:style-name="P326">ОТК,</text:p>
          </table:table-cell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360"/>
          </table:table-cell>
          <table:covered-table-cell/>
          <table:table-cell table:style-name="Таблица8.A3" office:value-type="string">
            <text:p text:style-name="P360"/>
          </table:table-cell>
          <table:table-cell table:style-name="Таблица8.A3" office:value-type="string">
            <text:p text:style-name="P582"><text:span text:style-name="T23"><text:s/>ГОСТ Р 53228-2008 или друг</text:span><text:span text:style-name="T31">ого ДС</text:span></text:p>
          </table:table-cell>
          <table:table-cell table:style-name="Таблица8.A3" table:number-columns-spanned="2" office:value-type="string">
            <text:p text:style-name="P361"/>
          </table:table-cell>
          <table:covered-table-cell/>
          <table:table-cell table:style-name="Таблица8.A3" office:value-type="string">
            <text:p text:style-name="P386"/>
          </table:table-cell>
          <table:table-cell table:style-name="Таблица8.H3" table:number-columns-spanned="2" office:value-type="string">
            <text:p text:style-name="P351">ЦЗЛ</text:p>
          </table:table-cell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357"/>
          </table:table-cell>
          <table:covered-table-cell/>
          <table:table-cell table:style-name="Таблица8.A3" office:value-type="string">
            <text:p text:style-name="P360"/>
          </table:table-cell>
          <table:table-cell table:style-name="Таблица8.A3" office:value-type="string">
            <text:p text:style-name="P257"><text:s/>Шкаф сушильный с температурой</text:p>
          </table:table-cell>
          <table:table-cell table:style-name="Таблица8.A3" table:number-columns-spanned="2" office:value-type="string">
            <text:p text:style-name="P361"/>
          </table:table-cell>
          <table:covered-table-cell/>
          <table:table-cell table:style-name="Таблица8.A3" office:value-type="string">
            <text:p text:style-name="P386"/>
          </table:table-cell>
          <table:table-cell table:style-name="Таблица8.H3" table:number-columns-spanned="2" office:value-type="string">
            <text:p text:style-name="P362"/>
          </table:table-cell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357"/>
          </table:table-cell>
          <table:covered-table-cell/>
          <table:table-cell table:style-name="Таблица8.A3" office:value-type="string">
            <text:p text:style-name="P360"/>
          </table:table-cell>
          <table:table-cell table:style-name="Таблица8.A3" office:value-type="string">
            <text:p text:style-name="P2"><text:span text:style-name="Основной_20_шрифт_20_абзаца"><text:span text:style-name="T105"><text:s/></text:span></text:span><text:span text:style-name="Основной_20_шрифт_20_абзаца"><text:span text:style-name="T100">нагрева до </text:span></text:span><text:span text:style-name="Основной_20_шрифт_20_абзаца"><text:span text:style-name="T101">200 ºС</text:span></text:span></text:p>
          </table:table-cell>
          <table:table-cell table:style-name="Таблица8.A3" table:number-columns-spanned="2" office:value-type="string">
            <text:p text:style-name="P361"/>
          </table:table-cell>
          <table:covered-table-cell/>
          <table:table-cell table:style-name="Таблица8.A3" office:value-type="string">
            <text:p text:style-name="P386"/>
          </table:table-cell>
          <table:table-cell table:style-name="Таблица8.H3" table:number-columns-spanned="2" office:value-type="string">
            <text:p text:style-name="P362"/>
          </table:table-cell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360"/>
          </table:table-cell>
          <table:covered-table-cell/>
          <table:table-cell table:style-name="Таблица8.A3" office:value-type="string">
            <text:p text:style-name="P335"/>
          </table:table-cell>
          <table:table-cell table:style-name="Таблица8.A3" office:value-type="string">
            <text:p text:style-name="P569"/>
          </table:table-cell>
          <table:table-cell table:style-name="Таблица8.A3" table:number-columns-spanned="2" office:value-type="string">
            <text:p text:style-name="P387"/>
          </table:table-cell>
          <table:covered-table-cell/>
          <table:table-cell table:style-name="Таблица8.A3" office:value-type="string">
            <text:p text:style-name="P386"/>
          </table:table-cell>
          <table:table-cell table:style-name="Таблица8.H3" table:number-columns-spanned="2" office:value-type="string">
            <text:p text:style-name="P328"/>
          </table:table-cell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360"/>
          </table:table-cell>
          <table:covered-table-cell/>
          <table:table-cell table:style-name="Таблица8.A3" office:value-type="string">
            <text:p text:style-name="P360"/>
          </table:table-cell>
          <table:table-cell table:style-name="Таблица8.A3" office:value-type="string">
            <text:p text:style-name="P575"/>
          </table:table-cell>
          <table:table-cell table:style-name="Таблица8.A3" table:number-columns-spanned="2" office:value-type="string">
            <text:p text:style-name="P361"/>
          </table:table-cell>
          <table:covered-table-cell/>
          <table:table-cell table:style-name="Таблица8.A3" office:value-type="string">
            <text:p text:style-name="P386"/>
          </table:table-cell>
          <table:table-cell table:style-name="Таблица8.H3" table:number-columns-spanned="2" office:value-type="string">
            <text:p text:style-name="P354"/>
          </table:table-cell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357"/>
          </table:table-cell>
          <table:covered-table-cell/>
          <table:table-cell table:style-name="Таблица8.A3" office:value-type="string">
            <text:p text:style-name="P360"/>
          </table:table-cell>
          <table:table-cell table:style-name="Таблица8.A3" office:value-type="string">
            <text:p text:style-name="P257"/>
          </table:table-cell>
          <table:table-cell table:style-name="Таблица8.A3" table:number-columns-spanned="2" office:value-type="string">
            <text:p text:style-name="P361"/>
          </table:table-cell>
          <table:covered-table-cell/>
          <table:table-cell table:style-name="Таблица8.A3" office:value-type="string">
            <text:p text:style-name="P386"/>
          </table:table-cell>
          <table:table-cell table:style-name="Таблица8.H3" table:number-columns-spanned="2" office:value-type="string">
            <text:p text:style-name="P362"/>
          </table:table-cell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357"/>
          </table:table-cell>
          <table:covered-table-cell/>
          <table:table-cell table:style-name="Таблица8.A3" office:value-type="string">
            <text:p text:style-name="P360"/>
          </table:table-cell>
          <table:table-cell table:style-name="Таблица8.A3" office:value-type="string">
            <text:p text:style-name="P2"><text:span text:style-name="Основной_20_шрифт_20_абзаца"><text:span text:style-name="T101"/></text:span></text:p>
          </table:table-cell>
          <table:table-cell table:style-name="Таблица8.A3" table:number-columns-spanned="2" office:value-type="string">
            <text:p text:style-name="P361"/>
          </table:table-cell>
          <table:covered-table-cell/>
          <table:table-cell table:style-name="Таблица8.A3" office:value-type="string">
            <text:p text:style-name="P386"/>
          </table:table-cell>
          <table:table-cell table:style-name="Таблица8.H3" table:number-columns-spanned="2" office:value-type="string">
            <text:p text:style-name="P362"/>
          </table:table-cell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274"/>
          </table:table-cell>
          <table:covered-table-cell/>
          <table:table-cell table:style-name="Таблица8.A3" office:value-type="string">
            <text:p text:style-name="P262"/>
          </table:table-cell>
          <table:table-cell table:style-name="Таблица8.A3" office:value-type="string">
            <text:p text:style-name="P372"/>
          </table:table-cell>
          <table:table-cell table:style-name="Таблица8.A3" table:number-columns-spanned="2" office:value-type="string">
            <text:p text:style-name="P372"/>
          </table:table-cell>
          <table:covered-table-cell/>
          <table:table-cell table:style-name="Таблица8.A3" office:value-type="string">
            <text:p text:style-name="P372"/>
          </table:table-cell>
          <table:table-cell table:style-name="Таблица8.H3" table:number-columns-spanned="2" office:value-type="string">
            <text:p text:style-name="P372"/>
          </table:table-cell>
          <table:covered-table-cell/>
        </table:table-row>
        <table:table-row table:style-name="Таблица8.18">
          <table:table-cell table:style-name="Таблица8.A18" office:value-type="string">
            <text:p text:style-name="P182">ПВК</text:p>
          </table:table-cell>
          <table:table-cell table:style-name="Таблица8.B18" table:number-columns-spanned="4" office:value-type="string">
            <text:p text:style-name="P192">Перечень входного контроля</text:p>
          </table:table-cell>
          <table:covered-table-cell/>
          <table:covered-table-cell/>
          <table:covered-table-cell/>
          <table:table-cell table:style-name="Таблица8.B18" table:number-columns-spanned="3" office:value-type="string">
            <text:p text:style-name="P224"/>
          </table:table-cell>
          <table:covered-table-cell/>
          <table:covered-table-cell/>
          <table:table-cell table:style-name="Таблица8.I18" office:value-type="string">
            <text:p text:style-name="P224"/>
            <text:p text:style-name="P224"/>
          </table:table-cell>
        </table:table-row>
      </table:table>
      <text:p text:style-name="P115"/>
      <text:p text:style-name="P553"><text:soft-page-break/><text:span text:style-name="T89">ГОСТ 3.1105-2011 </text:span><text:span text:style-name="T90">Ф</text:span><text:span text:style-name="T89">орма 7а</text:span></text:p>
      <table:table table:name="Таблица75" table:style-name="Таблица75">
        <table:table-column table:style-name="Таблица75.A"/>
        <table:table-column table:style-name="Таблица75.B"/>
        <table:table-column table:style-name="Таблица75.C"/>
        <table:table-column table:style-name="Таблица75.D"/>
        <table:table-column table:style-name="Таблица75.E"/>
        <table:table-column table:style-name="Таблица75.F"/>
        <table:table-column table:style-name="Таблица75.G"/>
        <table:table-column table:style-name="Таблица75.H"/>
        <table:table-column table:style-name="Таблица75.I"/>
        <table:table-column table:style-name="Таблица75.J"/>
        <table:table-column table:style-name="Таблица75.K"/>
        <table:table-column table:style-name="Таблица75.L"/>
        <table:table-column table:style-name="Таблица75.M"/>
        <table:table-column table:style-name="Таблица75.B"/>
        <table:table-column table:style-name="Таблица75.O"/>
        <table:table-column table:style-name="Таблица75.P"/>
        <table:table-column table:style-name="Таблица75.Q"/>
        <table:table-column table:style-name="Таблица75.R"/>
        <table:table-column table:style-name="Таблица75.S"/>
        <table:table-column table:style-name="Таблица75.T"/>
        <table:table-column table:style-name="Таблица75.U"/>
        <table:table-column table:style-name="Таблица75.V"/>
        <table:table-column table:style-name="Таблица75.A"/>
        <table:table-column table:style-name="Таблица75.X"/>
        <table:table-column table:style-name="Таблица75.Y"/>
        <table:table-column table:style-name="Таблица75.M"/>
        <table:table-column table:style-name="Таблица75.a"/>
        <table:table-column table:style-name="Таблица75.b"/>
        <table:table-column table:style-name="Таблица75.c"/>
        <table:table-column table:style-name="Таблица75.d"/>
        <table:table-column table:style-name="Таблица75.e"/>
        <table:table-column table:style-name="Таблица75.f"/>
        <table:table-column table:style-name="Таблица75.g"/>
        <table:table-row table:style-name="Таблица75.1">
          <table:table-cell table:style-name="Таблица75.A1" table:number-columns-spanned="23" office:value-type="string">
            <text:p text:style-name="P4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5.X1" office:value-type="string">
            <text:p text:style-name="P70"/>
          </table:table-cell>
          <table:table-cell table:style-name="Таблица75.X1" table:number-columns-spanned="2" office:value-type="string">
            <text:p text:style-name="P61"/>
          </table:table-cell>
          <table:covered-table-cell/>
          <table:table-cell table:style-name="Таблица75.X1" table:number-columns-spanned="3" office:value-type="string">
            <text:p text:style-name="P61"/>
          </table:table-cell>
          <table:covered-table-cell/>
          <table:covered-table-cell/>
          <table:table-cell table:style-name="Таблица75.X1" office:value-type="string">
            <text:p text:style-name="P61"/>
          </table:table-cell>
          <table:table-cell table:style-name="Таблица75.e1" table:number-columns-spanned="3" office:value-type="string">
            <text:p text:style-name="P61"/>
          </table:table-cell>
          <table:covered-table-cell/>
          <table:covered-table-cell/>
        </table:table-row>
        <table:table-row table:style-name="Таблица75.1">
          <table:table-cell table:style-name="Таблица75.X1" table:number-columns-spanned="2" office:value-type="string">
            <text:p text:style-name="P61">Дубл.</text:p>
          </table:table-cell>
          <table:covered-table-cell/>
          <table:table-cell table:style-name="Таблица75.X1" table:number-columns-spanned="4" office:value-type="string">
            <text:p text:style-name="P445"/>
          </table:table-cell>
          <table:covered-table-cell/>
          <table:covered-table-cell/>
          <table:covered-table-cell/>
          <table:table-cell table:style-name="Таблица75.X1" office:value-type="string">
            <text:p text:style-name="P445"/>
          </table:table-cell>
          <table:table-cell table:style-name="Таблица75.X1" office:value-type="string">
            <text:p text:style-name="P445"/>
          </table:table-cell>
          <table:table-cell table:style-name="Таблица75.I2" table:number-columns-spanned="6" office:value-type="string">
            <text:p text:style-name="P445"><text:s text:c="15"/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5.O2" table:number-columns-spanned="9" office:value-type="string">
            <text:p text:style-name="P4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5.X1" office:value-type="string">
            <text:p text:style-name="P418"/>
          </table:table-cell>
          <table:table-cell table:style-name="Таблица75.X1" table:number-columns-spanned="2" office:value-type="string">
            <text:p text:style-name="P445"/>
          </table:table-cell>
          <table:covered-table-cell/>
          <table:table-cell table:style-name="Таблица75.X1" table:number-columns-spanned="3" office:value-type="string">
            <text:p text:style-name="P445"/>
          </table:table-cell>
          <table:covered-table-cell/>
          <table:covered-table-cell/>
          <table:table-cell table:style-name="Таблица75.X1" office:value-type="string">
            <text:p text:style-name="P445"/>
          </table:table-cell>
          <table:table-cell table:style-name="Таблица75.e1" table:number-columns-spanned="3" office:value-type="string">
            <text:p text:style-name="P445"/>
          </table:table-cell>
          <table:covered-table-cell/>
          <table:covered-table-cell/>
        </table:table-row>
        <table:table-row table:style-name="Таблица75.1">
          <table:table-cell table:style-name="Таблица75.X1" table:number-columns-spanned="2" office:value-type="string">
            <text:p text:style-name="P61">Взам.</text:p>
          </table:table-cell>
          <table:covered-table-cell/>
          <table:table-cell table:style-name="Таблица75.X1" table:number-columns-spanned="4" office:value-type="string">
            <text:p text:style-name="P445"/>
          </table:table-cell>
          <table:covered-table-cell/>
          <table:covered-table-cell/>
          <table:covered-table-cell/>
          <table:table-cell table:style-name="Таблица75.X1" office:value-type="string">
            <text:p text:style-name="P445"/>
          </table:table-cell>
          <table:table-cell table:style-name="Таблица75.X1" office:value-type="string">
            <text:p text:style-name="P445"/>
          </table:table-cell>
          <table:table-cell table:style-name="Таблица75.I3" table:number-rows-spanned="2" table:number-columns-spanned="4" office:value-type="string">
            <text:p text:style-name="P445"/>
          </table:table-cell>
          <table:covered-table-cell/>
          <table:covered-table-cell/>
          <table:covered-table-cell/>
          <table:table-cell table:style-name="Таблица75.X1" table:number-columns-spanned="3" office:value-type="string">
            <text:p text:style-name="P445"/>
          </table:table-cell>
          <table:covered-table-cell/>
          <table:covered-table-cell/>
          <table:table-cell table:style-name="Таблица75.X1" table:number-columns-spanned="2" office:value-type="string">
            <text:p text:style-name="P445"/>
          </table:table-cell>
          <table:covered-table-cell/>
          <table:table-cell table:style-name="Таблица75.X1" table:number-columns-spanned="3" office:value-type="string">
            <text:p text:style-name="P445"/>
          </table:table-cell>
          <table:covered-table-cell/>
          <table:covered-table-cell/>
          <table:table-cell table:style-name="Таблица75.X1" table:number-columns-spanned="2" office:value-type="string">
            <text:p text:style-name="P445"/>
          </table:table-cell>
          <table:covered-table-cell/>
          <table:table-cell table:style-name="Таблица75.X1" office:value-type="string">
            <text:p text:style-name="P445"/>
          </table:table-cell>
          <table:table-cell table:style-name="Таблица75.X1" office:value-type="string">
            <text:p text:style-name="P445"/>
          </table:table-cell>
          <table:table-cell table:style-name="Таблица75.X1" table:number-columns-spanned="2" office:value-type="string">
            <text:p text:style-name="P445"/>
          </table:table-cell>
          <table:covered-table-cell/>
          <table:table-cell table:style-name="Таблица75.X1" table:number-columns-spanned="3" office:value-type="string">
            <text:p text:style-name="P445"/>
          </table:table-cell>
          <table:covered-table-cell/>
          <table:covered-table-cell/>
          <table:table-cell table:style-name="Таблица75.X1" office:value-type="string">
            <text:p text:style-name="P445"/>
          </table:table-cell>
          <table:table-cell table:style-name="Таблица75.e1" table:number-columns-spanned="3" office:value-type="string">
            <text:p text:style-name="P445"/>
          </table:table-cell>
          <table:covered-table-cell/>
          <table:covered-table-cell/>
        </table:table-row>
        <table:table-row table:style-name="Таблица75.1">
          <table:table-cell table:style-name="Таблица75.X1" table:number-columns-spanned="2" office:value-type="string">
            <text:p text:style-name="P61">Подл.</text:p>
          </table:table-cell>
          <table:covered-table-cell/>
          <table:table-cell table:style-name="Таблица75.X1" table:number-columns-spanned="4" office:value-type="string">
            <text:p text:style-name="P95"/>
          </table:table-cell>
          <table:covered-table-cell/>
          <table:covered-table-cell/>
          <table:covered-table-cell/>
          <table:table-cell table:style-name="Таблица75.X1" office:value-type="string">
            <text:p text:style-name="P106"/>
          </table:table-cell>
          <table:table-cell table:style-name="Таблица75.X1" office:value-type="string">
            <text:p text:style-name="P475"/>
          </table:table-cell>
          <table:covered-table-cell table:style-name="Таблица75.I3"/>
          <table:covered-table-cell/>
          <table:covered-table-cell/>
          <table:covered-table-cell/>
          <table:table-cell table:style-name="Таблица75.X1" table:number-columns-spanned="3" office:value-type="string">
            <text:p text:style-name="P445"/>
          </table:table-cell>
          <table:covered-table-cell/>
          <table:covered-table-cell/>
          <table:table-cell table:style-name="Таблица75.X1" table:number-columns-spanned="2" office:value-type="string">
            <text:p text:style-name="P445"/>
          </table:table-cell>
          <table:covered-table-cell/>
          <table:table-cell table:style-name="Таблица75.X1" table:number-columns-spanned="3" office:value-type="string">
            <text:p text:style-name="P445"/>
          </table:table-cell>
          <table:covered-table-cell/>
          <table:covered-table-cell/>
          <table:table-cell table:style-name="Таблица75.X1" table:number-columns-spanned="2" office:value-type="string">
            <text:p text:style-name="P445"/>
          </table:table-cell>
          <table:covered-table-cell/>
          <table:table-cell table:style-name="Таблица75.X1" office:value-type="string">
            <text:p text:style-name="P445"/>
          </table:table-cell>
          <table:table-cell table:style-name="Таблица75.X1" office:value-type="string">
            <text:p text:style-name="P445"/>
          </table:table-cell>
          <table:table-cell table:style-name="Таблица75.X1" table:number-columns-spanned="2" office:value-type="string">
            <text:p text:style-name="P445"/>
          </table:table-cell>
          <table:covered-table-cell/>
          <table:table-cell table:style-name="Таблица75.X1" table:number-columns-spanned="3" office:value-type="string">
            <text:p text:style-name="P445"/>
          </table:table-cell>
          <table:covered-table-cell/>
          <table:covered-table-cell/>
          <table:table-cell table:style-name="Таблица75.X1" office:value-type="string">
            <text:p text:style-name="P445"/>
          </table:table-cell>
          <table:table-cell table:style-name="Таблица75.e1" table:number-columns-spanned="3" office:value-type="string">
            <text:p text:style-name="P445"/>
          </table:table-cell>
          <table:covered-table-cell/>
          <table:covered-table-cell/>
        </table:table-row>
        <table:table-row table:style-name="Таблица75.5">
          <table:table-cell table:style-name="Таблица75.A5" table:number-columns-spanned="18" office:value-type="string">
            <text:p text:style-name="P4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5.A5" table:number-columns-spanned="7" office:value-type="string">
            <text:p text:style-name="P4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5.Z5" table:number-columns-spanned="6" office:value-type="string">
            <text:p text:style-name="P455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5.f5" table:number-columns-spanned="2" office:value-type="string">
            <text:p text:style-name="P550"><text:span text:style-name="T127">1</text:span><text:span text:style-name="T126">5</text:span></text:p>
          </table:table-cell>
          <table:covered-table-cell/>
        </table:table-row>
        <table:table-row table:style-name="Таблица75.1">
          <table:table-cell table:style-name="Таблица75.X1" table:number-rows-spanned="3" office:value-type="string">
            <text:p text:style-name="P445"/>
          </table:table-cell>
          <table:table-cell table:style-name="Таблица75.X1" table:number-columns-spanned="3" office:value-type="string">
            <text:p text:style-name="P445"/>
          </table:table-cell>
          <table:covered-table-cell/>
          <table:covered-table-cell/>
          <table:table-cell table:style-name="Таблица75.X1" office:value-type="string">
            <text:p text:style-name="P445"/>
          </table:table-cell>
          <table:table-cell table:style-name="Таблица75.X1" table:number-columns-spanned="2" office:value-type="string">
            <text:p text:style-name="P445"/>
          </table:table-cell>
          <table:covered-table-cell/>
          <table:table-cell table:style-name="Таблица75.X1" table:number-columns-spanned="2" office:value-type="string">
            <text:p text:style-name="P445"/>
          </table:table-cell>
          <table:covered-table-cell/>
          <table:table-cell table:style-name="Таблица75.X1" office:value-type="string">
            <text:p text:style-name="P445"/>
          </table:table-cell>
          <table:table-cell table:style-name="Таблица75.X1" office:value-type="string">
            <text:p text:style-name="P445"/>
          </table:table-cell>
          <table:table-cell table:style-name="Таблица75.X1" table:number-columns-spanned="2" office:value-type="string">
            <text:p text:style-name="P445"/>
          </table:table-cell>
          <table:covered-table-cell/>
          <table:table-cell table:style-name="Таблица75.X1" table:number-columns-spanned="3" office:value-type="string">
            <text:p text:style-name="P445"/>
          </table:table-cell>
          <table:covered-table-cell/>
          <table:covered-table-cell/>
          <table:table-cell table:style-name="Таблица75.A5" table:number-columns-spanned="3" office:value-type="string">
            <text:p text:style-name="P468"/>
          </table:table-cell>
          <table:covered-table-cell/>
          <table:covered-table-cell/>
          <table:table-cell table:style-name="Таблица75.A5" table:number-columns-spanned="2" office:value-type="string">
            <text:p text:style-name="P468"/>
          </table:table-cell>
          <table:covered-table-cell/>
          <table:table-cell table:style-name="Таблица75.V6" table:number-rows-spanned="3" table:number-columns-spanned="7" office:value-type="string">
            <text:p text:style-name="P4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5.c6" table:number-rows-spanned="3" table:number-columns-spanned="5" office:value-type="string">
            <text:p text:style-name="P170">И.01-2024</text:p>
          </table:table-cell>
          <table:covered-table-cell/>
          <table:covered-table-cell/>
          <table:covered-table-cell/>
          <table:covered-table-cell/>
        </table:table-row>
        <table:table-row table:style-name="Таблица75.1">
          <table:covered-table-cell table:style-name="Таблица75.X1"/>
          <table:table-cell table:style-name="Таблица75.X1" table:number-columns-spanned="3" office:value-type="string">
            <text:p text:style-name="P39"/>
          </table:table-cell>
          <table:covered-table-cell/>
          <table:covered-table-cell/>
          <table:table-cell table:style-name="Таблица75.X1" office:value-type="string">
            <text:p text:style-name="P445"/>
          </table:table-cell>
          <table:table-cell table:style-name="Таблица75.X1" table:number-columns-spanned="2" office:value-type="string">
            <text:p text:style-name="P418"/>
          </table:table-cell>
          <table:covered-table-cell/>
          <table:table-cell table:style-name="Таблица75.X1" table:number-columns-spanned="2" office:value-type="string">
            <text:p text:style-name="P39"/>
          </table:table-cell>
          <table:covered-table-cell/>
          <table:table-cell table:style-name="Таблица75.X1" office:value-type="string">
            <text:p text:style-name="P445"/>
          </table:table-cell>
          <table:table-cell table:style-name="Таблица75.X1" office:value-type="string">
            <text:p text:style-name="P445"/>
          </table:table-cell>
          <table:table-cell table:style-name="Таблица75.X1" table:number-columns-spanned="2" office:value-type="string">
            <text:p text:style-name="P445"/>
          </table:table-cell>
          <table:covered-table-cell/>
          <table:table-cell table:style-name="Таблица75.X1" table:number-columns-spanned="3" office:value-type="string">
            <text:p text:style-name="P445"/>
          </table:table-cell>
          <table:covered-table-cell/>
          <table:covered-table-cell/>
          <table:table-cell table:style-name="Таблица75.X1" table:number-columns-spanned="3" office:value-type="string">
            <text:p text:style-name="P445"/>
          </table:table-cell>
          <table:covered-table-cell/>
          <table:covered-table-cell/>
          <table:table-cell table:style-name="Таблица75.X1" table:number-columns-spanned="2" office:value-type="string">
            <text:p text:style-name="P445"/>
          </table:table-cell>
          <table:covered-table-cell/>
          <table:covered-table-cell table:style-name="Таблица75.V6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75.c6"/>
          <table:covered-table-cell/>
          <table:covered-table-cell/>
          <table:covered-table-cell/>
          <table:covered-table-cell/>
        </table:table-row>
        <table:table-row table:style-name="Таблица75.1">
          <table:covered-table-cell table:style-name="Таблица75.X1"/>
          <table:table-cell table:style-name="Таблица75.B8" table:number-columns-spanned="3" office:value-type="string">
            <text:p text:style-name="P445"/>
          </table:table-cell>
          <table:covered-table-cell/>
          <table:covered-table-cell/>
          <table:table-cell table:style-name="Таблица75.B8" office:value-type="string">
            <text:p text:style-name="P445"/>
          </table:table-cell>
          <table:table-cell table:style-name="Таблица75.B8" table:number-columns-spanned="2" office:value-type="string">
            <text:p text:style-name="P445"/>
          </table:table-cell>
          <table:covered-table-cell/>
          <table:table-cell table:style-name="Таблица75.B8" table:number-columns-spanned="2" office:value-type="string">
            <text:p text:style-name="P445"/>
          </table:table-cell>
          <table:covered-table-cell/>
          <table:table-cell table:style-name="Таблица75.B8" office:value-type="string">
            <text:p text:style-name="P445"/>
          </table:table-cell>
          <table:table-cell table:style-name="Таблица75.B8" office:value-type="string">
            <text:p text:style-name="P445"/>
          </table:table-cell>
          <table:table-cell table:style-name="Таблица75.B8" table:number-columns-spanned="2" office:value-type="string">
            <text:p text:style-name="P445"/>
          </table:table-cell>
          <table:covered-table-cell/>
          <table:table-cell table:style-name="Таблица75.B8" table:number-columns-spanned="3" office:value-type="string">
            <text:p text:style-name="P445"/>
          </table:table-cell>
          <table:covered-table-cell/>
          <table:covered-table-cell/>
          <table:table-cell table:style-name="Таблица75.B8" table:number-columns-spanned="3" office:value-type="string">
            <text:p text:style-name="P445"/>
          </table:table-cell>
          <table:covered-table-cell/>
          <table:covered-table-cell/>
          <table:table-cell table:style-name="Таблица75.B8" table:number-columns-spanned="2" office:value-type="string">
            <text:p text:style-name="P445"/>
          </table:table-cell>
          <table:covered-table-cell/>
          <table:covered-table-cell table:style-name="Таблица75.V6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75.c6"/>
          <table:covered-table-cell/>
          <table:covered-table-cell/>
          <table:covered-table-cell/>
          <table:covered-table-cell/>
        </table:table-row>
        <table:table-row table:style-name="Таблица75.9">
          <table:table-cell table:style-name="Таблица75.A9" table:number-columns-spanned="33" office:value-type="string">
            <text:p text:style-name="P399"/>
            <text:p text:style-name="P64"><text:span text:style-name="T14">Приложение </text:span><text:span text:style-name="T18">А</text:span></text:p>
            <text:p text:style-name="P550"><text:span text:style-name="T118">(</text:span><text:span text:style-name="T119">рекомендуемое</text:span><text:span text:style-name="T117">)</text:span></text:p>
            <text:p text:style-name="P207">Форма ярлыка соответствия</text:p>
            <text:p text:style-name="P550"><text:span text:style-name="T107">(</text:span><text:span text:style-name="T108">с учетом справочного</text:span><text:span text:style-name="T107"> приложени</text:span><text:span text:style-name="T108">я</text:span><text:span text:style-name="T107"> В ГОСТ 24297-2013)</text:span></text:p>
            <text:p text:style-name="P204"/>
            <table:table table:name="Таблица76" table:style-name="Таблица76">
              <table:table-column table:style-name="Таблица76.A"/>
              <table:table-row table:style-name="Таблица76.1">
                <table:table-cell table:style-name="Таблица76.A1" office:value-type="string">
                  <text:p text:style-name="P205">Ярлык соответствия</text:p>
                  <text:p text:style-name="P206">1 Наименование продукции __________________________</text:p>
                  <text:p text:style-name="P206">2 Номер партии ____________________________________</text:p>
                  <text:p text:style-name="P203">3 Годен____________________________________________</text:p>
                  <text:p text:style-name="P440"><text:s text:c="118"/></text:p>
                  <text:p text:style-name="P441"><text:s text:c="40"/><text:span text:style-name="T80">Штамп ОТК</text:span></text:p>
                  <text:p text:style-name="P441"/>
                  <text:p text:style-name="P453"><text:span text:style-name="T76">Фамилия и подпись лица, ответственного за верификацию</text:span><text:span text:style-name="T41"> _____________________________________________</text:span></text:p>
                  <text:p text:style-name="P453"><text:span text:style-name="T41">Д</text:span><text:span text:style-name="T76">ата _________________ <text:s text:c="29"/></text:span></text:p>
                </table:table-cell>
              </table:table-row>
            </table:table>
            <text:p text:style-name="P454"/>
            <text:p text:style-name="P73"><text:span text:style-name="T15"><text:s text:c="3"/>Т</text:span><text:span text:style-name="T11">ара, имеющая этикетку, выдается в производство в последнюю очередь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5.5">
          <table:table-cell table:style-name="Таблица75.A10" table:number-columns-spanned="3" office:value-type="string">
            <text:p text:style-name="P461">ПВК</text:p>
          </table:table-cell>
          <table:covered-table-cell/>
          <table:covered-table-cell/>
          <table:table-cell table:style-name="Таблица75.D10" table:number-columns-spanned="24" office:value-type="string">
            <text:p text:style-name="P461">Перечень входного контрол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5.D10" table:number-columns-spanned="5" office:value-type="string">
            <text:p text:style-name="P456"/>
          </table:table-cell>
          <table:covered-table-cell/>
          <table:covered-table-cell/>
          <table:covered-table-cell/>
          <table:covered-table-cell/>
          <table:table-cell table:style-name="Таблица75.g10" office:value-type="string">
            <text:p text:style-name="P456"/>
            <text:p text:style-name="P456"/>
            <text:p text:style-name="P456"/>
          </table:table-cell>
        </table:table-row>
      </table:table>
      <text:p text:style-name="P554"><text:soft-page-break/><text:span text:style-name="T89">ГОСТ 3.1105-2011 </text:span><text:span text:style-name="T90">Ф</text:span><text:span text:style-name="T89">орма 7а</text:span>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column table:style-name="Таблица22.E"/>
        <table:table-column table:style-name="Таблица22.F"/>
        <table:table-column table:style-name="Таблица22.G"/>
        <table:table-column table:style-name="Таблица22.H"/>
        <table:table-column table:style-name="Таблица22.I"/>
        <table:table-column table:style-name="Таблица22.J"/>
        <table:table-column table:style-name="Таблица22.K"/>
        <table:table-column table:style-name="Таблица22.L"/>
        <table:table-column table:style-name="Таблица22.M"/>
        <table:table-column table:style-name="Таблица22.B"/>
        <table:table-column table:style-name="Таблица22.O"/>
        <table:table-column table:style-name="Таблица22.P"/>
        <table:table-column table:style-name="Таблица22.Q"/>
        <table:table-column table:style-name="Таблица22.R"/>
        <table:table-column table:style-name="Таблица22.S"/>
        <table:table-column table:style-name="Таблица22.T"/>
        <table:table-column table:style-name="Таблица22.U"/>
        <table:table-column table:style-name="Таблица22.V"/>
        <table:table-column table:style-name="Таблица22.A"/>
        <table:table-column table:style-name="Таблица22.X"/>
        <table:table-column table:style-name="Таблица22.Y"/>
        <table:table-column table:style-name="Таблица22.M"/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column table:style-name="Таблица22.e"/>
        <table:table-column table:style-name="Таблица22.f"/>
        <table:table-column table:style-name="Таблица22.g"/>
        <table:table-row table:style-name="Таблица22.1">
          <table:table-cell table:style-name="Таблица22.A1" table:number-columns-spanned="23" office:value-type="string">
            <text:p text:style-name="P4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2.X1" office:value-type="string">
            <text:p text:style-name="P71"/>
          </table:table-cell>
          <table:table-cell table:style-name="Таблица22.X1" table:number-columns-spanned="2" office:value-type="string">
            <text:p text:style-name="P62"/>
          </table:table-cell>
          <table:covered-table-cell/>
          <table:table-cell table:style-name="Таблица22.X1" table:number-columns-spanned="3" office:value-type="string">
            <text:p text:style-name="P62"/>
          </table:table-cell>
          <table:covered-table-cell/>
          <table:covered-table-cell/>
          <table:table-cell table:style-name="Таблица22.X1" office:value-type="string">
            <text:p text:style-name="P62"/>
          </table:table-cell>
          <table:table-cell table:style-name="Таблица22.e1" table:number-columns-spanned="3" office:value-type="string">
            <text:p text:style-name="P62"/>
          </table:table-cell>
          <table:covered-table-cell/>
          <table:covered-table-cell/>
        </table:table-row>
        <table:table-row table:style-name="Таблица22.1">
          <table:table-cell table:style-name="Таблица22.X1" table:number-columns-spanned="2" office:value-type="string">
            <text:p text:style-name="P62">Дубл.</text:p>
          </table:table-cell>
          <table:covered-table-cell/>
          <table:table-cell table:style-name="Таблица22.X1" table:number-columns-spanned="4" office:value-type="string">
            <text:p text:style-name="P446"/>
          </table:table-cell>
          <table:covered-table-cell/>
          <table:covered-table-cell/>
          <table:covered-table-cell/>
          <table:table-cell table:style-name="Таблица22.X1" office:value-type="string">
            <text:p text:style-name="P446"/>
          </table:table-cell>
          <table:table-cell table:style-name="Таблица22.X1" office:value-type="string">
            <text:p text:style-name="P446"/>
          </table:table-cell>
          <table:table-cell table:style-name="Таблица22.I2" table:number-columns-spanned="6" office:value-type="string">
            <text:p text:style-name="P446"><text:s text:c="15"/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2.O2" table:number-columns-spanned="9" office:value-type="string">
            <text:p text:style-name="P4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2.X1" office:value-type="string">
            <text:p text:style-name="P419"/>
          </table:table-cell>
          <table:table-cell table:style-name="Таблица22.X1" table:number-columns-spanned="2" office:value-type="string">
            <text:p text:style-name="P446"/>
          </table:table-cell>
          <table:covered-table-cell/>
          <table:table-cell table:style-name="Таблица22.X1" table:number-columns-spanned="3" office:value-type="string">
            <text:p text:style-name="P446"/>
          </table:table-cell>
          <table:covered-table-cell/>
          <table:covered-table-cell/>
          <table:table-cell table:style-name="Таблица22.X1" office:value-type="string">
            <text:p text:style-name="P446"/>
          </table:table-cell>
          <table:table-cell table:style-name="Таблица22.e1" table:number-columns-spanned="3" office:value-type="string">
            <text:p text:style-name="P446"/>
          </table:table-cell>
          <table:covered-table-cell/>
          <table:covered-table-cell/>
        </table:table-row>
        <table:table-row table:style-name="Таблица22.1">
          <table:table-cell table:style-name="Таблица22.X1" table:number-columns-spanned="2" office:value-type="string">
            <text:p text:style-name="P62">Взам.</text:p>
          </table:table-cell>
          <table:covered-table-cell/>
          <table:table-cell table:style-name="Таблица22.X1" table:number-columns-spanned="4" office:value-type="string">
            <text:p text:style-name="P446"/>
          </table:table-cell>
          <table:covered-table-cell/>
          <table:covered-table-cell/>
          <table:covered-table-cell/>
          <table:table-cell table:style-name="Таблица22.X1" office:value-type="string">
            <text:p text:style-name="P446"/>
          </table:table-cell>
          <table:table-cell table:style-name="Таблица22.X1" office:value-type="string">
            <text:p text:style-name="P446"/>
          </table:table-cell>
          <table:table-cell table:style-name="Таблица22.I3" table:number-rows-spanned="2" table:number-columns-spanned="4" office:value-type="string">
            <text:p text:style-name="P446"/>
          </table:table-cell>
          <table:covered-table-cell/>
          <table:covered-table-cell/>
          <table:covered-table-cell/>
          <table:table-cell table:style-name="Таблица22.X1" table:number-columns-spanned="3" office:value-type="string">
            <text:p text:style-name="P446"/>
          </table:table-cell>
          <table:covered-table-cell/>
          <table:covered-table-cell/>
          <table:table-cell table:style-name="Таблица22.X1" table:number-columns-spanned="2" office:value-type="string">
            <text:p text:style-name="P446"/>
          </table:table-cell>
          <table:covered-table-cell/>
          <table:table-cell table:style-name="Таблица22.X1" table:number-columns-spanned="3" office:value-type="string">
            <text:p text:style-name="P446"/>
          </table:table-cell>
          <table:covered-table-cell/>
          <table:covered-table-cell/>
          <table:table-cell table:style-name="Таблица22.X1" table:number-columns-spanned="2" office:value-type="string">
            <text:p text:style-name="P446"/>
          </table:table-cell>
          <table:covered-table-cell/>
          <table:table-cell table:style-name="Таблица22.X1" office:value-type="string">
            <text:p text:style-name="P446"/>
          </table:table-cell>
          <table:table-cell table:style-name="Таблица22.X1" office:value-type="string">
            <text:p text:style-name="P446"/>
          </table:table-cell>
          <table:table-cell table:style-name="Таблица22.X1" table:number-columns-spanned="2" office:value-type="string">
            <text:p text:style-name="P446"/>
          </table:table-cell>
          <table:covered-table-cell/>
          <table:table-cell table:style-name="Таблица22.X1" table:number-columns-spanned="3" office:value-type="string">
            <text:p text:style-name="P446"/>
          </table:table-cell>
          <table:covered-table-cell/>
          <table:covered-table-cell/>
          <table:table-cell table:style-name="Таблица22.X1" office:value-type="string">
            <text:p text:style-name="P446"/>
          </table:table-cell>
          <table:table-cell table:style-name="Таблица22.e1" table:number-columns-spanned="3" office:value-type="string">
            <text:p text:style-name="P446"/>
          </table:table-cell>
          <table:covered-table-cell/>
          <table:covered-table-cell/>
        </table:table-row>
        <table:table-row table:style-name="Таблица22.1">
          <table:table-cell table:style-name="Таблица22.X1" table:number-columns-spanned="2" office:value-type="string">
            <text:p text:style-name="P62">Подл.</text:p>
          </table:table-cell>
          <table:covered-table-cell/>
          <table:table-cell table:style-name="Таблица22.X1" table:number-columns-spanned="4" office:value-type="string">
            <text:p text:style-name="P94"/>
          </table:table-cell>
          <table:covered-table-cell/>
          <table:covered-table-cell/>
          <table:covered-table-cell/>
          <table:table-cell table:style-name="Таблица22.X1" office:value-type="string">
            <text:p text:style-name="P107"/>
          </table:table-cell>
          <table:table-cell table:style-name="Таблица22.X1" office:value-type="string">
            <text:p text:style-name="P476"/>
          </table:table-cell>
          <table:covered-table-cell table:style-name="Таблица22.I3"/>
          <table:covered-table-cell/>
          <table:covered-table-cell/>
          <table:covered-table-cell/>
          <table:table-cell table:style-name="Таблица22.X1" table:number-columns-spanned="3" office:value-type="string">
            <text:p text:style-name="P446"/>
          </table:table-cell>
          <table:covered-table-cell/>
          <table:covered-table-cell/>
          <table:table-cell table:style-name="Таблица22.X1" table:number-columns-spanned="2" office:value-type="string">
            <text:p text:style-name="P446"/>
          </table:table-cell>
          <table:covered-table-cell/>
          <table:table-cell table:style-name="Таблица22.X1" table:number-columns-spanned="3" office:value-type="string">
            <text:p text:style-name="P446"/>
          </table:table-cell>
          <table:covered-table-cell/>
          <table:covered-table-cell/>
          <table:table-cell table:style-name="Таблица22.X1" table:number-columns-spanned="2" office:value-type="string">
            <text:p text:style-name="P446"/>
          </table:table-cell>
          <table:covered-table-cell/>
          <table:table-cell table:style-name="Таблица22.X1" office:value-type="string">
            <text:p text:style-name="P446"/>
          </table:table-cell>
          <table:table-cell table:style-name="Таблица22.X1" office:value-type="string">
            <text:p text:style-name="P446"/>
          </table:table-cell>
          <table:table-cell table:style-name="Таблица22.X1" table:number-columns-spanned="2" office:value-type="string">
            <text:p text:style-name="P446"/>
          </table:table-cell>
          <table:covered-table-cell/>
          <table:table-cell table:style-name="Таблица22.X1" table:number-columns-spanned="3" office:value-type="string">
            <text:p text:style-name="P446"/>
          </table:table-cell>
          <table:covered-table-cell/>
          <table:covered-table-cell/>
          <table:table-cell table:style-name="Таблица22.X1" office:value-type="string">
            <text:p text:style-name="P446"/>
          </table:table-cell>
          <table:table-cell table:style-name="Таблица22.e1" table:number-columns-spanned="3" office:value-type="string">
            <text:p text:style-name="P446"/>
          </table:table-cell>
          <table:covered-table-cell/>
          <table:covered-table-cell/>
        </table:table-row>
        <table:table-row table:style-name="Таблица22.5">
          <table:table-cell table:style-name="Таблица22.A5" table:number-columns-spanned="18" office:value-type="string">
            <text:p text:style-name="P4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2.A5" table:number-columns-spanned="7" office:value-type="string">
            <text:p text:style-name="P46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2.Z5" table:number-columns-spanned="6" office:value-type="string">
            <text:p text:style-name="P45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2.f5" table:number-columns-spanned="2" office:value-type="string">
            <text:p text:style-name="P558"><text:span text:style-name="T124">1</text:span><text:span text:style-name="T123">6</text:span></text:p>
          </table:table-cell>
          <table:covered-table-cell/>
        </table:table-row>
        <table:table-row table:style-name="Таблица22.1">
          <table:table-cell table:style-name="Таблица22.X1" table:number-rows-spanned="3" office:value-type="string">
            <text:p text:style-name="P446"/>
          </table:table-cell>
          <table:table-cell table:style-name="Таблица22.X1" table:number-columns-spanned="3" office:value-type="string">
            <text:p text:style-name="P446"/>
          </table:table-cell>
          <table:covered-table-cell/>
          <table:covered-table-cell/>
          <table:table-cell table:style-name="Таблица22.X1" office:value-type="string">
            <text:p text:style-name="P446"/>
          </table:table-cell>
          <table:table-cell table:style-name="Таблица22.X1" table:number-columns-spanned="2" office:value-type="string">
            <text:p text:style-name="P446"/>
          </table:table-cell>
          <table:covered-table-cell/>
          <table:table-cell table:style-name="Таблица22.X1" table:number-columns-spanned="2" office:value-type="string">
            <text:p text:style-name="P446"/>
          </table:table-cell>
          <table:covered-table-cell/>
          <table:table-cell table:style-name="Таблица22.X1" office:value-type="string">
            <text:p text:style-name="P446"/>
          </table:table-cell>
          <table:table-cell table:style-name="Таблица22.X1" office:value-type="string">
            <text:p text:style-name="P446"/>
          </table:table-cell>
          <table:table-cell table:style-name="Таблица22.X1" table:number-columns-spanned="2" office:value-type="string">
            <text:p text:style-name="P446"/>
          </table:table-cell>
          <table:covered-table-cell/>
          <table:table-cell table:style-name="Таблица22.X1" table:number-columns-spanned="3" office:value-type="string">
            <text:p text:style-name="P446"/>
          </table:table-cell>
          <table:covered-table-cell/>
          <table:covered-table-cell/>
          <table:table-cell table:style-name="Таблица22.A5" table:number-columns-spanned="3" office:value-type="string">
            <text:p text:style-name="P469"/>
          </table:table-cell>
          <table:covered-table-cell/>
          <table:covered-table-cell/>
          <table:table-cell table:style-name="Таблица22.A5" table:number-columns-spanned="2" office:value-type="string">
            <text:p text:style-name="P469"/>
          </table:table-cell>
          <table:covered-table-cell/>
          <table:table-cell table:style-name="Таблица22.V6" table:number-rows-spanned="3" table:number-columns-spanned="7" office:value-type="string">
            <text:p text:style-name="P45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2.c6" table:number-rows-spanned="3" table:number-columns-spanned="5" office:value-type="string">
            <text:p text:style-name="P171">И.01-2024</text:p>
          </table:table-cell>
          <table:covered-table-cell/>
          <table:covered-table-cell/>
          <table:covered-table-cell/>
          <table:covered-table-cell/>
        </table:table-row>
        <table:table-row table:style-name="Таблица22.1">
          <table:covered-table-cell table:style-name="Таблица22.X1"/>
          <table:table-cell table:style-name="Таблица22.X1" table:number-columns-spanned="3" office:value-type="string">
            <text:p text:style-name="P40"/>
          </table:table-cell>
          <table:covered-table-cell/>
          <table:covered-table-cell/>
          <table:table-cell table:style-name="Таблица22.X1" office:value-type="string">
            <text:p text:style-name="P446"/>
          </table:table-cell>
          <table:table-cell table:style-name="Таблица22.X1" table:number-columns-spanned="2" office:value-type="string">
            <text:p text:style-name="P419"/>
          </table:table-cell>
          <table:covered-table-cell/>
          <table:table-cell table:style-name="Таблица22.X1" table:number-columns-spanned="2" office:value-type="string">
            <text:p text:style-name="P40"/>
          </table:table-cell>
          <table:covered-table-cell/>
          <table:table-cell table:style-name="Таблица22.X1" office:value-type="string">
            <text:p text:style-name="P446"/>
          </table:table-cell>
          <table:table-cell table:style-name="Таблица22.X1" office:value-type="string">
            <text:p text:style-name="P446"/>
          </table:table-cell>
          <table:table-cell table:style-name="Таблица22.X1" table:number-columns-spanned="2" office:value-type="string">
            <text:p text:style-name="P446"/>
          </table:table-cell>
          <table:covered-table-cell/>
          <table:table-cell table:style-name="Таблица22.X1" table:number-columns-spanned="3" office:value-type="string">
            <text:p text:style-name="P446"/>
          </table:table-cell>
          <table:covered-table-cell/>
          <table:covered-table-cell/>
          <table:table-cell table:style-name="Таблица22.X1" table:number-columns-spanned="3" office:value-type="string">
            <text:p text:style-name="P446"/>
          </table:table-cell>
          <table:covered-table-cell/>
          <table:covered-table-cell/>
          <table:table-cell table:style-name="Таблица22.X1" table:number-columns-spanned="2" office:value-type="string">
            <text:p text:style-name="P446"/>
          </table:table-cell>
          <table:covered-table-cell/>
          <table:covered-table-cell table:style-name="Таблица22.V6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2.c6"/>
          <table:covered-table-cell/>
          <table:covered-table-cell/>
          <table:covered-table-cell/>
          <table:covered-table-cell/>
        </table:table-row>
        <table:table-row table:style-name="Таблица22.1">
          <table:covered-table-cell table:style-name="Таблица22.X1"/>
          <table:table-cell table:style-name="Таблица22.B8" table:number-columns-spanned="3" office:value-type="string">
            <text:p text:style-name="P446"/>
          </table:table-cell>
          <table:covered-table-cell/>
          <table:covered-table-cell/>
          <table:table-cell table:style-name="Таблица22.B8" office:value-type="string">
            <text:p text:style-name="P446"/>
          </table:table-cell>
          <table:table-cell table:style-name="Таблица22.B8" table:number-columns-spanned="2" office:value-type="string">
            <text:p text:style-name="P446"/>
          </table:table-cell>
          <table:covered-table-cell/>
          <table:table-cell table:style-name="Таблица22.B8" table:number-columns-spanned="2" office:value-type="string">
            <text:p text:style-name="P446"/>
          </table:table-cell>
          <table:covered-table-cell/>
          <table:table-cell table:style-name="Таблица22.B8" office:value-type="string">
            <text:p text:style-name="P446"/>
          </table:table-cell>
          <table:table-cell table:style-name="Таблица22.B8" office:value-type="string">
            <text:p text:style-name="P446"/>
          </table:table-cell>
          <table:table-cell table:style-name="Таблица22.B8" table:number-columns-spanned="2" office:value-type="string">
            <text:p text:style-name="P446"/>
          </table:table-cell>
          <table:covered-table-cell/>
          <table:table-cell table:style-name="Таблица22.B8" table:number-columns-spanned="3" office:value-type="string">
            <text:p text:style-name="P446"/>
          </table:table-cell>
          <table:covered-table-cell/>
          <table:covered-table-cell/>
          <table:table-cell table:style-name="Таблица22.B8" table:number-columns-spanned="3" office:value-type="string">
            <text:p text:style-name="P446"/>
          </table:table-cell>
          <table:covered-table-cell/>
          <table:covered-table-cell/>
          <table:table-cell table:style-name="Таблица22.B8" table:number-columns-spanned="2" office:value-type="string">
            <text:p text:style-name="P446"/>
          </table:table-cell>
          <table:covered-table-cell/>
          <table:covered-table-cell table:style-name="Таблица22.V6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2.c6"/>
          <table:covered-table-cell/>
          <table:covered-table-cell/>
          <table:covered-table-cell/>
          <table:covered-table-cell/>
        </table:table-row>
        <table:table-row table:style-name="Таблица22.9">
          <table:table-cell table:style-name="Таблица22.A9" table:number-columns-spanned="33" office:value-type="string">
            <text:p text:style-name="P65"><text:s text:c="2"/></text:p>
            <text:p text:style-name="P65"><text:s text:c="131"/><text:span text:style-name="T14">Приложение </text:span><text:span text:style-name="T18">Б</text:span></text:p>
            <text:p text:style-name="P403"><text:s text:c="94"/>(обязательное)</text:p>
            <text:p text:style-name="P404"/>
            <text:p text:style-name="P391"><text:span text:style-name="T19"><text:s text:c="5"/></text:span><text:span text:style-name="T27">Объем отбора проб для испытаний от нефтепродуктов по ГОСТ 2517-2012</text:span></text:p>
            <text:p text:style-name="P405"/>
            <text:p text:style-name="P405"><text:s text:c="6"/>1 Из бочек, бидонов, канистр и другой транспортной тары отбирают одну точечную пробу нефтепродукта.</text:p>
            <text:p text:style-name="P405"/>
            <text:p text:style-name="P556"><text:span text:style-name="T116"><text:s text:c="6"/>2 Объединенную пробу нефтепродукта составляют смешением точечных проб, отобранных в соответствии с таблицей </text:span><text:span text:style-name="T120">1</text:span><text:span text:style-name="T116">.</text:span></text:p>
            <text:p text:style-name="P405"/>
            <text:p text:style-name="P556"><text:span text:style-name="T86"><text:s text:c="32"/>Т а б л и ц а </text:span><text:span text:style-name="T87">1</text:span><text:span text:style-name="T86"> <text:s text:c="11"/></text:span></text:p>
            <table:table table:name="Таблица886" table:style-name="Таблица886">
              <table:table-column table:style-name="Таблица886.A"/>
              <table:table-column table:style-name="Таблица886.B"/>
              <table:table-row table:style-name="Таблица886.1">
                <table:table-cell table:style-name="Таблица886.A1" office:value-type="string">
                  <text:p text:style-name="P76"><text:span text:style-name="T139">Количество тары</text:span> </text:p>
                </table:table-cell>
                <table:table-cell table:style-name="Таблица886.B1" office:value-type="string">
                  <text:p text:style-name="P77"><text:span text:style-name="T139">Количество точечных проб</text:span> </text:p>
                </table:table-cell>
              </table:table-row>
              <table:table-row>
                <table:table-cell table:style-name="Таблица886.A2" office:value-type="string">
                  <text:p text:style-name="P80"><text:span text:style-name="T139">От 1 до 3 включительно</text:span> </text:p>
                </table:table-cell>
                <table:table-cell table:style-name="Таблица886.B2" office:value-type="string">
                  <text:p text:style-name="P77"><text:span text:style-name="T139">Все</text:span> </text:p>
                </table:table-cell>
              </table:table-row>
              <table:table-row>
                <table:table-cell table:style-name="Таблица886.A2" office:value-type="string">
                  <text:p text:style-name="P80"><text:span text:style-name="T139">От 4 до 64 включительно</text:span> </text:p>
                </table:table-cell>
                <table:table-cell table:style-name="Таблица886.B2" office:value-type="string">
                  <text:p text:style-name="P77">4</text:p>
                </table:table-cell>
              </table:table-row>
              <table:table-row>
                <table:table-cell table:style-name="Таблица886.A2" office:value-type="string">
                  <text:p text:style-name="P80"><text:span text:style-name="T139">От 65 до 125 включительно</text:span> </text:p>
                </table:table-cell>
                <table:table-cell table:style-name="Таблица886.B2" office:value-type="string">
                  <text:p text:style-name="P77">5</text:p>
                </table:table-cell>
              </table:table-row>
              <table:table-row>
                <table:table-cell table:style-name="Таблица886.A2" office:value-type="string">
                  <text:p text:style-name="P80"><text:span text:style-name="T139">От 126 до 216 включительно</text:span> </text:p>
                </table:table-cell>
                <table:table-cell table:style-name="Таблица886.B2" office:value-type="string">
                  <text:p text:style-name="P77">6</text:p>
                </table:table-cell>
              </table:table-row>
              <table:table-row>
                <table:table-cell table:style-name="Таблица886.A2" office:value-type="string">
                  <text:p text:style-name="P80"><text:span text:style-name="T139">От 217 до 343 включительно</text:span> </text:p>
                </table:table-cell>
                <table:table-cell table:style-name="Таблица886.B2" office:value-type="string">
                  <text:p text:style-name="P77">7</text:p>
                </table:table-cell>
              </table:table-row>
              <table:table-row>
                <table:table-cell table:style-name="Таблица886.A2" office:value-type="string">
                  <text:p text:style-name="P80"><text:span text:style-name="T139">От 344 до 512 включительно</text:span> </text:p>
                </table:table-cell>
                <table:table-cell table:style-name="Таблица886.B2" office:value-type="string">
                  <text:p text:style-name="P77">8</text:p>
                </table:table-cell>
              </table:table-row>
              <table:table-row>
                <table:table-cell table:style-name="Таблица886.A2" office:value-type="string">
                  <text:p text:style-name="P80"><text:span text:style-name="T139">От 513 до 729 включительно</text:span> </text:p>
                </table:table-cell>
                <table:table-cell table:style-name="Таблица886.B2" office:value-type="string">
                  <text:p text:style-name="P77">9</text:p>
                </table:table-cell>
              </table:table-row>
              <table:table-row>
                <table:table-cell table:style-name="Таблица886.A2" office:value-type="string">
                  <text:p text:style-name="P80"><text:span text:style-name="T139">От 730 до 1000 включительно</text:span> </text:p>
                </table:table-cell>
                <table:table-cell table:style-name="Таблица886.B2" office:value-type="string">
                  <text:p text:style-name="P77">10</text:p>
                </table:table-cell>
              </table:table-row>
              <table:table-row>
                <table:table-cell table:style-name="Таблица886.A2" office:value-type="string">
                  <text:p text:style-name="P80"><text:span text:style-name="T139">От </text:span>1001 <text:span text:style-name="T139">до </text:span>1331 <text:s/><text:span text:style-name="T139">включительно</text:span></text:p>
                </table:table-cell>
                <table:table-cell table:style-name="Таблица886.B2" office:value-type="string">
                  <text:p text:style-name="P77">11</text:p>
                </table:table-cell>
              </table:table-row>
            </table:table>
            <text:p text:style-name="P40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5">
          <table:table-cell table:style-name="Таблица22.A10" table:number-columns-spanned="3" office:value-type="string">
            <text:p text:style-name="P462">ПВК</text:p>
          </table:table-cell>
          <table:covered-table-cell/>
          <table:covered-table-cell/>
          <table:table-cell table:style-name="Таблица22.D10" table:number-columns-spanned="24" office:value-type="string">
            <text:p text:style-name="P462">Перечень входного контрол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2.D10" table:number-columns-spanned="5" office:value-type="string">
            <text:p text:style-name="P458"/>
          </table:table-cell>
          <table:covered-table-cell/>
          <table:covered-table-cell/>
          <table:covered-table-cell/>
          <table:covered-table-cell/>
          <table:table-cell table:style-name="Таблица22.g10" office:value-type="string">
            <text:p text:style-name="P458"/>
            <text:p text:style-name="P458"/>
            <text:p text:style-name="P458"/>
          </table:table-cell>
        </table:table-row>
      </table:table>
      <text:p text:style-name="P555"><text:soft-page-break/><text:span text:style-name="T89">ГОСТ 3.1105-2011 </text:span><text:span text:style-name="T90">Ф</text:span><text:span text:style-name="T89">орма 7а</text:span></text:p>
      <table:table table:name="Таблица60" table:style-name="Таблица60">
        <table:table-column table:style-name="Таблица60.A"/>
        <table:table-column table:style-name="Таблица60.B"/>
        <table:table-column table:style-name="Таблица60.C"/>
        <table:table-column table:style-name="Таблица60.D"/>
        <table:table-column table:style-name="Таблица60.E"/>
        <table:table-column table:style-name="Таблица60.F"/>
        <table:table-column table:style-name="Таблица60.G"/>
        <table:table-column table:style-name="Таблица60.H"/>
        <table:table-column table:style-name="Таблица60.I"/>
        <table:table-column table:style-name="Таблица60.J"/>
        <table:table-column table:style-name="Таблица60.K"/>
        <table:table-column table:style-name="Таблица60.L"/>
        <table:table-column table:style-name="Таблица60.M"/>
        <table:table-column table:style-name="Таблица60.B"/>
        <table:table-column table:style-name="Таблица60.O"/>
        <table:table-column table:style-name="Таблица60.P"/>
        <table:table-column table:style-name="Таблица60.Q"/>
        <table:table-column table:style-name="Таблица60.R"/>
        <table:table-column table:style-name="Таблица60.S"/>
        <table:table-column table:style-name="Таблица60.T"/>
        <table:table-column table:style-name="Таблица60.U"/>
        <table:table-column table:style-name="Таблица60.V"/>
        <table:table-column table:style-name="Таблица60.A"/>
        <table:table-column table:style-name="Таблица60.X"/>
        <table:table-column table:style-name="Таблица60.Y"/>
        <table:table-column table:style-name="Таблица60.M"/>
        <table:table-column table:style-name="Таблица60.a"/>
        <table:table-column table:style-name="Таблица60.b"/>
        <table:table-column table:style-name="Таблица60.c"/>
        <table:table-column table:style-name="Таблица60.d"/>
        <table:table-column table:style-name="Таблица60.e"/>
        <table:table-column table:style-name="Таблица60.f"/>
        <table:table-column table:style-name="Таблица60.g"/>
        <table:table-column table:style-name="Таблица60.h"/>
        <table:table-row table:style-name="Таблица60.1">
          <table:table-cell table:style-name="Таблица60.A1" table:number-columns-spanned="23" office:value-type="string">
            <text:p text:style-name="P4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0.X1" office:value-type="string">
            <text:p text:style-name="P72"/>
          </table:table-cell>
          <table:table-cell table:style-name="Таблица60.X1" table:number-columns-spanned="2" office:value-type="string">
            <text:p text:style-name="P63"/>
          </table:table-cell>
          <table:covered-table-cell/>
          <table:table-cell table:style-name="Таблица60.X1" table:number-columns-spanned="4" office:value-type="string">
            <text:p text:style-name="P63"/>
          </table:table-cell>
          <table:covered-table-cell/>
          <table:covered-table-cell/>
          <table:covered-table-cell/>
          <table:table-cell table:style-name="Таблица60.X1" office:value-type="string">
            <text:p text:style-name="P63"/>
          </table:table-cell>
          <table:table-cell table:style-name="Таблица60.f1" table:number-columns-spanned="3" office:value-type="string">
            <text:p text:style-name="P63"/>
          </table:table-cell>
          <table:covered-table-cell/>
          <table:covered-table-cell/>
        </table:table-row>
        <table:table-row table:style-name="Таблица60.1">
          <table:table-cell table:style-name="Таблица60.X1" table:number-columns-spanned="2" office:value-type="string">
            <text:p text:style-name="P63">Дубл.</text:p>
          </table:table-cell>
          <table:covered-table-cell/>
          <table:table-cell table:style-name="Таблица60.X1" table:number-columns-spanned="4" office:value-type="string">
            <text:p text:style-name="P447"/>
          </table:table-cell>
          <table:covered-table-cell/>
          <table:covered-table-cell/>
          <table:covered-table-cell/>
          <table:table-cell table:style-name="Таблица60.X1" office:value-type="string">
            <text:p text:style-name="P447"/>
          </table:table-cell>
          <table:table-cell table:style-name="Таблица60.X1" office:value-type="string">
            <text:p text:style-name="P447"/>
          </table:table-cell>
          <table:table-cell table:style-name="Таблица60.I2" table:number-columns-spanned="6" office:value-type="string">
            <text:p text:style-name="P447"><text:s text:c="15"/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60.O2" table:number-columns-spanned="9" office:value-type="string">
            <text:p text:style-name="P4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0.X1" office:value-type="string">
            <text:p text:style-name="P420"/>
          </table:table-cell>
          <table:table-cell table:style-name="Таблица60.X1" table:number-columns-spanned="2" office:value-type="string">
            <text:p text:style-name="P447"/>
          </table:table-cell>
          <table:covered-table-cell/>
          <table:table-cell table:style-name="Таблица60.X1" table:number-columns-spanned="4" office:value-type="string">
            <text:p text:style-name="P447"/>
          </table:table-cell>
          <table:covered-table-cell/>
          <table:covered-table-cell/>
          <table:covered-table-cell/>
          <table:table-cell table:style-name="Таблица60.X1" office:value-type="string">
            <text:p text:style-name="P447"/>
          </table:table-cell>
          <table:table-cell table:style-name="Таблица60.f1" table:number-columns-spanned="3" office:value-type="string">
            <text:p text:style-name="P447"/>
          </table:table-cell>
          <table:covered-table-cell/>
          <table:covered-table-cell/>
        </table:table-row>
        <table:table-row table:style-name="Таблица60.1">
          <table:table-cell table:style-name="Таблица60.X1" table:number-columns-spanned="2" office:value-type="string">
            <text:p text:style-name="P63">Взам.</text:p>
          </table:table-cell>
          <table:covered-table-cell/>
          <table:table-cell table:style-name="Таблица60.X1" table:number-columns-spanned="4" office:value-type="string">
            <text:p text:style-name="P447"/>
          </table:table-cell>
          <table:covered-table-cell/>
          <table:covered-table-cell/>
          <table:covered-table-cell/>
          <table:table-cell table:style-name="Таблица60.X1" office:value-type="string">
            <text:p text:style-name="P447"/>
          </table:table-cell>
          <table:table-cell table:style-name="Таблица60.X1" office:value-type="string">
            <text:p text:style-name="P447"/>
          </table:table-cell>
          <table:table-cell table:style-name="Таблица60.I3" table:number-rows-spanned="2" table:number-columns-spanned="4" office:value-type="string">
            <text:p text:style-name="P447"/>
          </table:table-cell>
          <table:covered-table-cell/>
          <table:covered-table-cell/>
          <table:covered-table-cell/>
          <table:table-cell table:style-name="Таблица60.X1" table:number-columns-spanned="3" office:value-type="string">
            <text:p text:style-name="P447"/>
          </table:table-cell>
          <table:covered-table-cell/>
          <table:covered-table-cell/>
          <table:table-cell table:style-name="Таблица60.X1" table:number-columns-spanned="2" office:value-type="string">
            <text:p text:style-name="P447"/>
          </table:table-cell>
          <table:covered-table-cell/>
          <table:table-cell table:style-name="Таблица60.X1" table:number-columns-spanned="3" office:value-type="string">
            <text:p text:style-name="P447"/>
          </table:table-cell>
          <table:covered-table-cell/>
          <table:covered-table-cell/>
          <table:table-cell table:style-name="Таблица60.X1" table:number-columns-spanned="2" office:value-type="string">
            <text:p text:style-name="P447"/>
          </table:table-cell>
          <table:covered-table-cell/>
          <table:table-cell table:style-name="Таблица60.X1" office:value-type="string">
            <text:p text:style-name="P447"/>
          </table:table-cell>
          <table:table-cell table:style-name="Таблица60.X1" office:value-type="string">
            <text:p text:style-name="P447"/>
          </table:table-cell>
          <table:table-cell table:style-name="Таблица60.X1" table:number-columns-spanned="2" office:value-type="string">
            <text:p text:style-name="P447"/>
          </table:table-cell>
          <table:covered-table-cell/>
          <table:table-cell table:style-name="Таблица60.X1" table:number-columns-spanned="4" office:value-type="string">
            <text:p text:style-name="P447"/>
          </table:table-cell>
          <table:covered-table-cell/>
          <table:covered-table-cell/>
          <table:covered-table-cell/>
          <table:table-cell table:style-name="Таблица60.X1" office:value-type="string">
            <text:p text:style-name="P447"/>
          </table:table-cell>
          <table:table-cell table:style-name="Таблица60.f1" table:number-columns-spanned="3" office:value-type="string">
            <text:p text:style-name="P447"/>
          </table:table-cell>
          <table:covered-table-cell/>
          <table:covered-table-cell/>
        </table:table-row>
        <table:table-row table:style-name="Таблица60.1">
          <table:table-cell table:style-name="Таблица60.X1" table:number-columns-spanned="2" office:value-type="string">
            <text:p text:style-name="P63">Подл.</text:p>
          </table:table-cell>
          <table:covered-table-cell/>
          <table:table-cell table:style-name="Таблица60.X1" table:number-columns-spanned="4" office:value-type="string">
            <text:p text:style-name="P94"/>
          </table:table-cell>
          <table:covered-table-cell/>
          <table:covered-table-cell/>
          <table:covered-table-cell/>
          <table:table-cell table:style-name="Таблица60.X1" office:value-type="string">
            <text:p text:style-name="P108"/>
          </table:table-cell>
          <table:table-cell table:style-name="Таблица60.X1" office:value-type="string">
            <text:p text:style-name="P477"/>
          </table:table-cell>
          <table:covered-table-cell table:style-name="Таблица60.I3"/>
          <table:covered-table-cell/>
          <table:covered-table-cell/>
          <table:covered-table-cell/>
          <table:table-cell table:style-name="Таблица60.X1" table:number-columns-spanned="3" office:value-type="string">
            <text:p text:style-name="P447"/>
          </table:table-cell>
          <table:covered-table-cell/>
          <table:covered-table-cell/>
          <table:table-cell table:style-name="Таблица60.X1" table:number-columns-spanned="2" office:value-type="string">
            <text:p text:style-name="P447"/>
          </table:table-cell>
          <table:covered-table-cell/>
          <table:table-cell table:style-name="Таблица60.X1" table:number-columns-spanned="3" office:value-type="string">
            <text:p text:style-name="P447"/>
          </table:table-cell>
          <table:covered-table-cell/>
          <table:covered-table-cell/>
          <table:table-cell table:style-name="Таблица60.X1" table:number-columns-spanned="2" office:value-type="string">
            <text:p text:style-name="P447"/>
          </table:table-cell>
          <table:covered-table-cell/>
          <table:table-cell table:style-name="Таблица60.X1" office:value-type="string">
            <text:p text:style-name="P447"/>
          </table:table-cell>
          <table:table-cell table:style-name="Таблица60.X1" office:value-type="string">
            <text:p text:style-name="P447"/>
          </table:table-cell>
          <table:table-cell table:style-name="Таблица60.X1" table:number-columns-spanned="2" office:value-type="string">
            <text:p text:style-name="P447"/>
          </table:table-cell>
          <table:covered-table-cell/>
          <table:table-cell table:style-name="Таблица60.X1" table:number-columns-spanned="4" office:value-type="string">
            <text:p text:style-name="P447"/>
          </table:table-cell>
          <table:covered-table-cell/>
          <table:covered-table-cell/>
          <table:covered-table-cell/>
          <table:table-cell table:style-name="Таблица60.X1" office:value-type="string">
            <text:p text:style-name="P447"/>
          </table:table-cell>
          <table:table-cell table:style-name="Таблица60.f1" table:number-columns-spanned="3" office:value-type="string">
            <text:p text:style-name="P447"/>
          </table:table-cell>
          <table:covered-table-cell/>
          <table:covered-table-cell/>
        </table:table-row>
        <table:table-row table:style-name="Таблица60.5">
          <table:table-cell table:style-name="Таблица60.A5" table:number-columns-spanned="18" office:value-type="string">
            <text:p text:style-name="P4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0.A5" table:number-columns-spanned="7" office:value-type="string">
            <text:p text:style-name="P4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0.Z5" table:number-columns-spanned="7" office:value-type="string">
            <text:p text:style-name="P4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0.g5" table:number-columns-spanned="2" office:value-type="string">
            <text:p text:style-name="P549"><text:span text:style-name="T127">1</text:span><text:span text:style-name="T125">7</text:span></text:p>
          </table:table-cell>
          <table:covered-table-cell/>
        </table:table-row>
        <table:table-row table:style-name="Таблица60.1">
          <table:table-cell table:style-name="Таблица60.X1" table:number-rows-spanned="3" office:value-type="string">
            <text:p text:style-name="P447"/>
          </table:table-cell>
          <table:table-cell table:style-name="Таблица60.X1" table:number-columns-spanned="3" office:value-type="string">
            <text:p text:style-name="P447"/>
          </table:table-cell>
          <table:covered-table-cell/>
          <table:covered-table-cell/>
          <table:table-cell table:style-name="Таблица60.X1" office:value-type="string">
            <text:p text:style-name="P447"/>
          </table:table-cell>
          <table:table-cell table:style-name="Таблица60.X1" table:number-columns-spanned="2" office:value-type="string">
            <text:p text:style-name="P447"/>
          </table:table-cell>
          <table:covered-table-cell/>
          <table:table-cell table:style-name="Таблица60.X1" table:number-columns-spanned="2" office:value-type="string">
            <text:p text:style-name="P447"/>
          </table:table-cell>
          <table:covered-table-cell/>
          <table:table-cell table:style-name="Таблица60.X1" office:value-type="string">
            <text:p text:style-name="P447"/>
          </table:table-cell>
          <table:table-cell table:style-name="Таблица60.X1" office:value-type="string">
            <text:p text:style-name="P447"/>
          </table:table-cell>
          <table:table-cell table:style-name="Таблица60.X1" table:number-columns-spanned="2" office:value-type="string">
            <text:p text:style-name="P447"/>
          </table:table-cell>
          <table:covered-table-cell/>
          <table:table-cell table:style-name="Таблица60.X1" table:number-columns-spanned="3" office:value-type="string">
            <text:p text:style-name="P447"/>
          </table:table-cell>
          <table:covered-table-cell/>
          <table:covered-table-cell/>
          <table:table-cell table:style-name="Таблица60.A5" table:number-columns-spanned="3" office:value-type="string">
            <text:p text:style-name="P470"/>
          </table:table-cell>
          <table:covered-table-cell/>
          <table:covered-table-cell/>
          <table:table-cell table:style-name="Таблица60.A5" table:number-columns-spanned="2" office:value-type="string">
            <text:p text:style-name="P470"/>
          </table:table-cell>
          <table:covered-table-cell/>
          <table:table-cell table:style-name="Таблица60.V6" table:number-rows-spanned="3" table:number-columns-spanned="7" office:value-type="string">
            <text:p text:style-name="P4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0.c6" table:number-rows-spanned="3" table:number-columns-spanned="6" office:value-type="string">
            <text:p text:style-name="P171">И.01-20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0.1">
          <table:covered-table-cell table:style-name="Таблица60.X1"/>
          <table:table-cell table:style-name="Таблица60.X1" table:number-columns-spanned="3" office:value-type="string">
            <text:p text:style-name="P41"/>
          </table:table-cell>
          <table:covered-table-cell/>
          <table:covered-table-cell/>
          <table:table-cell table:style-name="Таблица60.X1" office:value-type="string">
            <text:p text:style-name="P447"/>
          </table:table-cell>
          <table:table-cell table:style-name="Таблица60.X1" table:number-columns-spanned="2" office:value-type="string">
            <text:p text:style-name="P420"/>
          </table:table-cell>
          <table:covered-table-cell/>
          <table:table-cell table:style-name="Таблица60.X1" table:number-columns-spanned="2" office:value-type="string">
            <text:p text:style-name="P41"/>
          </table:table-cell>
          <table:covered-table-cell/>
          <table:table-cell table:style-name="Таблица60.X1" office:value-type="string">
            <text:p text:style-name="P447"/>
          </table:table-cell>
          <table:table-cell table:style-name="Таблица60.X1" office:value-type="string">
            <text:p text:style-name="P447"/>
          </table:table-cell>
          <table:table-cell table:style-name="Таблица60.X1" table:number-columns-spanned="2" office:value-type="string">
            <text:p text:style-name="P447"/>
          </table:table-cell>
          <table:covered-table-cell/>
          <table:table-cell table:style-name="Таблица60.X1" table:number-columns-spanned="3" office:value-type="string">
            <text:p text:style-name="P447"/>
          </table:table-cell>
          <table:covered-table-cell/>
          <table:covered-table-cell/>
          <table:table-cell table:style-name="Таблица60.X1" table:number-columns-spanned="3" office:value-type="string">
            <text:p text:style-name="P447"/>
          </table:table-cell>
          <table:covered-table-cell/>
          <table:covered-table-cell/>
          <table:table-cell table:style-name="Таблица60.X1" table:number-columns-spanned="2" office:value-type="string">
            <text:p text:style-name="P447"/>
          </table:table-cell>
          <table:covered-table-cell/>
          <table:covered-table-cell table:style-name="Таблица60.V6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60.c6"/>
          <table:covered-table-cell/>
          <table:covered-table-cell/>
          <table:covered-table-cell/>
          <table:covered-table-cell/>
          <table:covered-table-cell/>
        </table:table-row>
        <table:table-row table:style-name="Таблица60.1">
          <table:covered-table-cell table:style-name="Таблица60.X1"/>
          <table:table-cell table:style-name="Таблица60.B8" table:number-columns-spanned="3" office:value-type="string">
            <text:p text:style-name="P81"/>
          </table:table-cell>
          <table:covered-table-cell/>
          <table:covered-table-cell/>
          <table:table-cell table:style-name="Таблица60.B8" office:value-type="string">
            <text:p text:style-name="P81"/>
          </table:table-cell>
          <table:table-cell table:style-name="Таблица60.B8" table:number-columns-spanned="2" office:value-type="string">
            <text:p text:style-name="P82"/>
          </table:table-cell>
          <table:covered-table-cell/>
          <table:table-cell table:style-name="Таблица60.B8" table:number-columns-spanned="2" office:value-type="string">
            <text:p text:style-name="P482"/>
          </table:table-cell>
          <table:covered-table-cell/>
          <table:table-cell table:style-name="Таблица60.B8" office:value-type="string">
            <text:p text:style-name="P478"/>
          </table:table-cell>
          <table:table-cell table:style-name="Таблица60.B8" office:value-type="string">
            <text:p text:style-name="P480"/>
          </table:table-cell>
          <table:table-cell table:style-name="Таблица60.B8" table:number-columns-spanned="2" office:value-type="string">
            <text:p text:style-name="P447"/>
          </table:table-cell>
          <table:covered-table-cell/>
          <table:table-cell table:style-name="Таблица60.B8" table:number-columns-spanned="3" office:value-type="string">
            <text:p text:style-name="P447"/>
          </table:table-cell>
          <table:covered-table-cell/>
          <table:covered-table-cell/>
          <table:table-cell table:style-name="Таблица60.B8" table:number-columns-spanned="3" office:value-type="string">
            <text:p text:style-name="P447"/>
          </table:table-cell>
          <table:covered-table-cell/>
          <table:covered-table-cell/>
          <table:table-cell table:style-name="Таблица60.B8" table:number-columns-spanned="2" office:value-type="string">
            <text:p text:style-name="P447"/>
          </table:table-cell>
          <table:covered-table-cell/>
          <table:covered-table-cell table:style-name="Таблица60.V6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60.c6"/>
          <table:covered-table-cell/>
          <table:covered-table-cell/>
          <table:covered-table-cell/>
          <table:covered-table-cell/>
          <table:covered-table-cell/>
        </table:table-row>
        <table:table-row table:style-name="Таблица60.9">
          <table:table-cell table:style-name="Таблица60.A9" table:number-columns-spanned="29" office:value-type="string">
            <text:p text:style-name="P197"><text:s/></text:p>
            <text:p text:style-name="P198">Содержание <text:s text:c="171"/></text:p>
            <text:p text:style-name="P594">Стеклоткань ORTEX ТУ 13.20.46.000-006-52788109-2019………………….………………………………….…….. </text:p>
            <text:h text:style-name="P620" text:outline-level="8">Стекломаты импортные EMC-300-1250….…………………………………………………………………………….</text:h>
            <text:h text:style-name="P621" text:outline-level="8">Рубленный ровинг ER 13-2400-180…..…………………………………………………………………………………</text:h>
            <text:p text:style-name="P407"><text:span text:style-name="T43">Гелькоут</text:span><text:span text:style-name="T42"> ATTGUARD ST S </text:span><text:span text:style-name="T53">любого </text:span><text:span text:style-name="T42">RAL.…..………………………………………………………………………….</text:span></text:p>
            <text:p text:style-name="P408"><text:span text:style-name="T42">Смола </text:span><text:span text:style-name="T64">A</text:span><text:span text:style-name="T65">TTSHIELD</text:span><text:span text:style-name="T63"> OP745 ТУ 20.16.40-024-35501431-2021…………………………………………………………...</text:span></text:p>
            <text:p text:style-name="P400"><text:span text:style-name="T61">Смола </text:span><text:span text:style-name="T44">Депол марок П-150 ПТ ТУ 2226-003-80693804-2014…………………………………..……………………..</text:span></text:p>
            <text:p text:style-name="P401"><text:span text:style-name="T45">Отвердитель</text:span><text:span text:style-name="T46"> </text:span><text:span text:style-name="T62">Akperox</text:span><text:span text:style-name="T44"> </text:span><text:span text:style-name="T62">A</text:span><text:span text:style-name="T44">-50..</text:span><text:span text:style-name="T46">……………………………………………………………………………………………..</text:span></text:p>
            <text:h text:style-name="P626" text:outline-level="8"><text:span text:style-name="T151">К</text:span><text:span text:style-name="T152">овелос</text:span><text:span text:style-name="T150"> </text:span><text:span text:style-name="T152">35</text:span><text:span text:style-name="T153">0</text:span><text:span text:style-name="T152">/05 </text:span><text:span text:style-name="T154">(диоксид кремния осажденный) </text:span><text:span text:style-name="T155">ТУ 2168-002-14344269-09………………………………………..</text:span><text:span text:style-name="T156">.</text:span></text:h>
            <text:h text:style-name="P628" text:outline-level="8">Аэросил А-380 ГОСТ 14922-77…………………………………………….…………………………………………...</text:h>
            <text:h text:style-name="P627" text:outline-level="8"><text:span text:style-name="T156">Герметик полиуретановый </text:span><text:span text:style-name="T157">Tytan Professional PU 40.…………………………………………………………………..</text:span></text:h>
            <text:p text:style-name="P595">Синтетическая полиэфирная (перфорированная) вуаль NEXUS 111-90010…………………………………………</text:p>
            <text:p text:style-name="P595">Смола MFE-711…………………………………………………………………………………………………………..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0.d9" table:number-columns-spanned="5" office:value-type="string">
            <text:p text:style-name="P199"/>
            <text:p text:style-name="P199">Лист</text:p>
            <text:p text:style-name="P195">3</text:p>
            <text:p text:style-name="P195">4</text:p>
            <text:p text:style-name="P195">5</text:p>
            <text:p text:style-name="P195">6</text:p>
            <text:p text:style-name="P195">7</text:p>
            <text:p text:style-name="P195">8</text:p>
            <text:p text:style-name="P196">9</text:p>
            <text:p text:style-name="P200"><text:span text:style-name="T81">1</text:span>0</text:p>
            <text:p text:style-name="P201">11</text:p>
            <text:p text:style-name="P200">1<text:span text:style-name="T163">2</text:span></text:p>
            <text:p text:style-name="P201">13</text:p>
            <text:p text:style-name="P201">14</text:p>
          </table:table-cell>
          <table:covered-table-cell/>
          <table:covered-table-cell/>
          <table:covered-table-cell/>
          <table:covered-table-cell/>
        </table:table-row>
        <table:table-row table:style-name="Таблица60.5">
          <table:table-cell table:style-name="Таблица60.A10" table:number-columns-spanned="3" office:value-type="string">
            <text:p text:style-name="P463">ПВК</text:p>
          </table:table-cell>
          <table:covered-table-cell/>
          <table:covered-table-cell/>
          <table:table-cell table:style-name="Таблица60.D10" table:number-columns-spanned="24" office:value-type="string">
            <text:p text:style-name="P463">Перечень входного контрол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0.D10" table:number-columns-spanned="6" office:value-type="string">
            <text:p text:style-name="P46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60.h10" office:value-type="string">
            <text:p text:style-name="P460"/>
            <text:p text:style-name="P460"/>
            <text:p text:style-name="P460"/>
            <text:p text:style-name="P460"/>
          </table:table-cell>
        </table:table-row>
      </table:table>
      <text:p text:style-name="P585"/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column table:style-name="Таблица33.D"/>
        <table:table-column table:style-name="Таблица33.E"/>
        <table:table-column table:style-name="Таблица33.F"/>
        <table:table-column table:style-name="Таблица33.G"/>
        <table:table-column table:style-name="Таблица33.H"/>
        <table:table-column table:style-name="Таблица33.I"/>
        <table:table-column table:style-name="Таблица33.J"/>
        <table:table-column table:style-name="Таблица33.K"/>
        <table:table-column table:style-name="Таблица33.L"/>
        <table:table-column table:style-name="Таблица33.M"/>
        <table:table-column table:style-name="Таблица33.N"/>
        <table:table-column table:style-name="Таблица33.O"/>
        <table:table-row table:style-name="Таблица33.1">
          <table:table-cell table:style-name="Таблица33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Таблица33.A1" table:number-columns-spanned="5" office:value-type="string">
            <text:p text:style-name="P37"/>
          </table:table-cell>
          <table:covered-table-cell/>
          <table:covered-table-cell/>
          <table:covered-table-cell/>
          <table:covered-table-cell/>
          <table:table-cell table:style-name="Таблица33.J1" table:number-columns-spanned="5" office:value-type="string">
            <text:p text:style-name="P390"/>
          </table:table-cell>
          <table:covered-table-cell/>
          <table:covered-table-cell/>
          <table:covered-table-cell/>
          <table:covered-table-cell/>
          <table:table-cell table:style-name="Таблица33.O1" office:value-type="string">
            <text:p text:style-name="P559"><text:span text:style-name="T114">1</text:span><text:span text:style-name="T112">8</text:span></text:p>
          </table:table-cell>
        </table:table-row>
        <table:table-row table:style-name="Таблица33.1">
          <table:table-cell table:style-name="Таблица33.A1" table:number-columns-spanned="5" office:value-type="string">
            <text:p text:style-name="P37"/>
          </table:table-cell>
          <table:covered-table-cell/>
          <table:covered-table-cell/>
          <table:covered-table-cell/>
          <table:covered-table-cell/>
          <table:table-cell table:style-name="Таблица33.F2" table:number-columns-spanned="6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3.L2" table:number-columns-spanned="4" office:value-type="string">
            <text:p text:style-name="P172">К.02 - 2024</text:p>
          </table:table-cell>
          <table:covered-table-cell/>
          <table:covered-table-cell/>
          <table:covered-table-cell/>
        </table:table-row>
        <table:table-row table:style-name="Таблица33.1">
          <table:table-cell table:style-name="Таблица33.A1" table:number-rows-spanned="2" table:number-columns-spanned="2" office:value-type="string">
            <text:p text:style-name="P37"/>
            <text:p text:style-name="P34">Изм.</text:p>
          </table:table-cell>
          <table:covered-table-cell/>
          <table:table-cell table:style-name="Таблица33.A1" table:number-columns-spanned="8" office:value-type="string">
            <text:p text:style-name="P33">Номера листов (страниц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3.K3" table:number-rows-spanned="2" table:number-columns-spanned="2" office:value-type="string">
            <text:p text:style-name="P78">Всего листов</text:p>
          </table:table-cell>
          <table:covered-table-cell/>
          <table:table-cell table:style-name="Таблица33.M3" table:number-rows-spanned="2" table:number-columns-spanned="3" office:value-type="string">
            <text:p text:style-name="P78">Номер</text:p>
            <text:p text:style-name="P79">документа</text:p>
          </table:table-cell>
          <table:covered-table-cell/>
          <table:covered-table-cell/>
        </table:table-row>
        <table:table-row table:style-name="Таблица33.1">
          <table:covered-table-cell table:style-name="Таблица33.A1"/>
          <table:covered-table-cell/>
          <table:table-cell table:style-name="Таблица33.A1" office:value-type="string">
            <text:p text:style-name="P33">измененных</text:p>
          </table:table-cell>
          <table:table-cell table:style-name="Таблица33.A1" table:number-columns-spanned="3" office:value-type="string">
            <text:p text:style-name="P33">замененных</text:p>
          </table:table-cell>
          <table:covered-table-cell/>
          <table:covered-table-cell/>
          <table:table-cell table:style-name="Таблица33.A1" office:value-type="string">
            <text:p text:style-name="P33">новых</text:p>
          </table:table-cell>
          <table:table-cell table:style-name="Таблица33.A1" table:number-columns-spanned="3" office:value-type="string">
            <text:p text:style-name="P33">аннулированных</text:p>
          </table:table-cell>
          <table:covered-table-cell/>
          <table:covered-table-cell/>
          <table:covered-table-cell table:style-name="Таблица33.K3"/>
          <table:covered-table-cell/>
          <table:covered-table-cell table:style-name="Таблица33.M3"/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83"/>
          </table:table-cell>
          <table:covered-table-cell/>
          <table:table-cell table:style-name="Таблица33.A1" office:value-type="string">
            <text:p text:style-name="P92"/>
          </table:table-cell>
          <table:table-cell table:style-name="Таблица33.A1" table:number-columns-spanned="3" office:value-type="string">
            <text:p text:style-name="P83"/>
          </table:table-cell>
          <table:covered-table-cell/>
          <table:covered-table-cell/>
          <table:table-cell table:style-name="Таблица33.A1" office:value-type="string">
            <text:p text:style-name="P92"/>
          </table:table-cell>
          <table:table-cell table:style-name="Таблица33.A1" table:number-columns-spanned="3" office:value-type="string">
            <text:p text:style-name="P92"/>
          </table:table-cell>
          <table:covered-table-cell/>
          <table:covered-table-cell/>
          <table:table-cell table:style-name="Таблица33.A1" table:number-columns-spanned="2" office:value-type="string">
            <text:p text:style-name="P84"/>
          </table:table-cell>
          <table:covered-table-cell/>
          <table:table-cell table:style-name="Таблица33.M5" table:number-columns-spanned="3" office:value-type="string">
            <text:p text:style-name="P66"/>
          </table:table-cell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84"/>
          </table:table-cell>
          <table:covered-table-cell/>
          <table:table-cell table:style-name="Таблица33.A1" office:value-type="string">
            <text:p text:style-name="P92"/>
          </table:table-cell>
          <table:table-cell table:style-name="Таблица33.A1" table:number-columns-spanned="3" office:value-type="string">
            <text:p text:style-name="P84"/>
          </table:table-cell>
          <table:covered-table-cell/>
          <table:covered-table-cell/>
          <table:table-cell table:style-name="Таблица33.A1" office:value-type="string">
            <text:p text:style-name="P92"/>
          </table:table-cell>
          <table:table-cell table:style-name="Таблица33.A1" table:number-columns-spanned="3" office:value-type="string">
            <text:p text:style-name="P92"/>
          </table:table-cell>
          <table:covered-table-cell/>
          <table:covered-table-cell/>
          <table:table-cell table:style-name="Таблица33.A1" table:number-columns-spanned="2" office:value-type="string">
            <text:p text:style-name="P84"/>
          </table:table-cell>
          <table:covered-table-cell/>
          <table:table-cell table:style-name="Таблица33.M5" table:number-columns-spanned="3" office:value-type="string">
            <text:p text:style-name="P66"/>
          </table:table-cell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85"/>
          </table:table-cell>
          <table:covered-table-cell/>
          <table:table-cell table:style-name="Таблица33.A1" office:value-type="string">
            <text:p text:style-name="P92"/>
          </table:table-cell>
          <table:table-cell table:style-name="Таблица33.A1" table:number-columns-spanned="3" office:value-type="string">
            <text:p text:style-name="P85"/>
          </table:table-cell>
          <table:covered-table-cell/>
          <table:covered-table-cell/>
          <table:table-cell table:style-name="Таблица33.A1" office:value-type="string">
            <text:p text:style-name="P402"/>
          </table:table-cell>
          <table:table-cell table:style-name="Таблица33.A1" table:number-columns-spanned="3" office:value-type="string">
            <text:p text:style-name="P402"/>
          </table:table-cell>
          <table:covered-table-cell/>
          <table:covered-table-cell/>
          <table:table-cell table:style-name="Таблица33.A1" table:number-columns-spanned="2" office:value-type="string">
            <text:p text:style-name="P85"/>
          </table:table-cell>
          <table:covered-table-cell/>
          <table:table-cell table:style-name="Таблица33.M5" table:number-columns-spanned="3" office:value-type="string">
            <text:p text:style-name="P66"/>
          </table:table-cell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86"/>
          </table:table-cell>
          <table:covered-table-cell/>
          <table:table-cell table:style-name="Таблица33.A1" office:value-type="string">
            <text:p text:style-name="P86"/>
          </table:table-cell>
          <table:table-cell table:style-name="Таблица33.A1" table:number-columns-spanned="3" office:value-type="string">
            <text:p text:style-name="P86"/>
          </table:table-cell>
          <table:covered-table-cell/>
          <table:covered-table-cell/>
          <table:table-cell table:style-name="Таблица33.A1" office:value-type="string">
            <text:p text:style-name="P86"/>
          </table:table-cell>
          <table:table-cell table:style-name="Таблица33.A1" table:number-columns-spanned="3" office:value-type="string">
            <text:p text:style-name="P92"/>
          </table:table-cell>
          <table:covered-table-cell/>
          <table:covered-table-cell/>
          <table:table-cell table:style-name="Таблица33.A1" table:number-columns-spanned="2" office:value-type="string">
            <text:p text:style-name="P86"/>
          </table:table-cell>
          <table:covered-table-cell/>
          <table:table-cell table:style-name="Таблица33.M5" table:number-columns-spanned="3" office:value-type="string">
            <text:p text:style-name="P66"/>
          </table:table-cell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87"/>
          </table:table-cell>
          <table:covered-table-cell/>
          <table:table-cell table:style-name="Таблица33.A1" office:value-type="string">
            <text:p text:style-name="P87"/>
          </table:table-cell>
          <table:table-cell table:style-name="Таблица33.A1" table:number-columns-spanned="3" office:value-type="string">
            <text:p text:style-name="P87"/>
          </table:table-cell>
          <table:covered-table-cell/>
          <table:covered-table-cell/>
          <table:table-cell table:style-name="Таблица33.A1" office:value-type="string">
            <text:p text:style-name="P87"/>
          </table:table-cell>
          <table:table-cell table:style-name="Таблица33.A1" table:number-columns-spanned="3" office:value-type="string">
            <text:p text:style-name="P92"/>
          </table:table-cell>
          <table:covered-table-cell/>
          <table:covered-table-cell/>
          <table:table-cell table:style-name="Таблица33.A1" table:number-columns-spanned="2" office:value-type="string">
            <text:p text:style-name="P87"/>
          </table:table-cell>
          <table:covered-table-cell/>
          <table:table-cell table:style-name="Таблица33.M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88"/>
          </table:table-cell>
          <table:covered-table-cell/>
          <table:table-cell table:style-name="Таблица33.A1" office:value-type="string">
            <text:p text:style-name="P88"/>
          </table:table-cell>
          <table:table-cell table:style-name="Таблица33.A1" table:number-columns-spanned="3" office:value-type="string">
            <text:p text:style-name="P89"/>
          </table:table-cell>
          <table:covered-table-cell/>
          <table:covered-table-cell/>
          <table:table-cell table:style-name="Таблица33.A1" office:value-type="string">
            <text:p text:style-name="P89"/>
          </table:table-cell>
          <table:table-cell table:style-name="Таблица33.A1" table:number-columns-spanned="3" office:value-type="string">
            <text:p text:style-name="P92"/>
          </table:table-cell>
          <table:covered-table-cell/>
          <table:covered-table-cell/>
          <table:table-cell table:style-name="Таблица33.A1" table:number-columns-spanned="2" office:value-type="string">
            <text:p text:style-name="P90"/>
          </table:table-cell>
          <table:covered-table-cell/>
          <table:table-cell table:style-name="Таблица33.M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91"/>
          </table:table-cell>
          <table:covered-table-cell/>
          <table:table-cell table:style-name="Таблица33.A1" office:value-type="string">
            <text:p text:style-name="P91"/>
          </table:table-cell>
          <table:table-cell table:style-name="Таблица33.A1" table:number-columns-spanned="3" office:value-type="string">
            <text:p text:style-name="P91"/>
          </table:table-cell>
          <table:covered-table-cell/>
          <table:covered-table-cell/>
          <table:table-cell table:style-name="Таблица33.A1" office:value-type="string">
            <text:p text:style-name="P91"/>
          </table:table-cell>
          <table:table-cell table:style-name="Таблица33.A1" table:number-columns-spanned="3" office:value-type="string">
            <text:p text:style-name="P92"/>
          </table:table-cell>
          <table:covered-table-cell/>
          <table:covered-table-cell/>
          <table:table-cell table:style-name="Таблица33.A1" table:number-columns-spanned="2" office:value-type="string">
            <text:p text:style-name="P91"/>
          </table:table-cell>
          <table:covered-table-cell/>
          <table:table-cell table:style-name="Таблица33.M5" table:number-columns-spanned="3" office:value-type="string">
            <text:p text:style-name="P479"/>
          </table:table-cell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91"/>
          </table:table-cell>
          <table:covered-table-cell/>
          <table:table-cell table:style-name="Таблица33.A1" office:value-type="string">
            <text:p text:style-name="P92"/>
          </table:table-cell>
          <table:table-cell table:style-name="Таблица33.A1" table:number-columns-spanned="3" office:value-type="string">
            <text:p text:style-name="P91"/>
          </table:table-cell>
          <table:covered-table-cell/>
          <table:covered-table-cell/>
          <table:table-cell table:style-name="Таблица33.A1" office:value-type="string">
            <text:p text:style-name="P91"/>
          </table:table-cell>
          <table:table-cell table:style-name="Таблица33.A1" table:number-columns-spanned="3" office:value-type="string">
            <text:p text:style-name="P92"/>
          </table:table-cell>
          <table:covered-table-cell/>
          <table:covered-table-cell/>
          <table:table-cell table:style-name="Таблица33.A1" table:number-columns-spanned="2" office:value-type="string">
            <text:p text:style-name="P91"/>
          </table:table-cell>
          <table:covered-table-cell/>
          <table:table-cell table:style-name="Таблица33.M5" table:number-columns-spanned="3" office:value-type="string">
            <text:p text:style-name="P479"/>
          </table:table-cell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91"/>
          </table:table-cell>
          <table:covered-table-cell/>
          <table:table-cell table:style-name="Таблица33.A1" office:value-type="string">
            <text:p text:style-name="P92"/>
          </table:table-cell>
          <table:table-cell table:style-name="Таблица33.A1" table:number-columns-spanned="3" office:value-type="string">
            <text:p text:style-name="P91"/>
          </table:table-cell>
          <table:covered-table-cell/>
          <table:covered-table-cell/>
          <table:table-cell table:style-name="Таблица33.A1" office:value-type="string">
            <text:p text:style-name="P92"/>
          </table:table-cell>
          <table:table-cell table:style-name="Таблица33.A1" table:number-columns-spanned="3" office:value-type="string">
            <text:p text:style-name="P91"/>
          </table:table-cell>
          <table:covered-table-cell/>
          <table:covered-table-cell/>
          <table:table-cell table:style-name="Таблица33.A1" table:number-columns-spanned="2" office:value-type="string">
            <text:p text:style-name="P91"/>
          </table:table-cell>
          <table:covered-table-cell/>
          <table:table-cell table:style-name="Таблица33.M5" table:number-columns-spanned="3" office:value-type="string">
            <text:p text:style-name="P479"/>
          </table:table-cell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448"/>
          </table:table-cell>
          <table:covered-table-cell/>
          <table:table-cell table:style-name="Таблица33.A1" office:value-type="string">
            <text:p text:style-name="P448"/>
          </table:table-cell>
          <table:table-cell table:style-name="Таблица33.A1" table:number-columns-spanned="3" office:value-type="string">
            <text:p text:style-name="P448"/>
          </table:table-cell>
          <table:covered-table-cell/>
          <table:covered-table-cell/>
          <table:table-cell table:style-name="Таблица33.A1" office:value-type="string">
            <text:p text:style-name="P448"/>
          </table:table-cell>
          <table:table-cell table:style-name="Таблица33.A1" table:number-columns-spanned="3" office:value-type="string">
            <text:p text:style-name="P448"/>
          </table:table-cell>
          <table:covered-table-cell/>
          <table:covered-table-cell/>
          <table:table-cell table:style-name="Таблица33.A1" table:number-columns-spanned="2" office:value-type="string">
            <text:p text:style-name="P448"/>
          </table:table-cell>
          <table:covered-table-cell/>
          <table:table-cell table:style-name="Таблица33.M5" table:number-columns-spanned="3" office:value-type="string">
            <text:p text:style-name="P448"/>
          </table:table-cell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448"/>
          </table:table-cell>
          <table:covered-table-cell/>
          <table:table-cell table:style-name="Таблица33.A1" office:value-type="string">
            <text:p text:style-name="P448"/>
          </table:table-cell>
          <table:table-cell table:style-name="Таблица33.A1" table:number-columns-spanned="3" office:value-type="string">
            <text:p text:style-name="P448"/>
          </table:table-cell>
          <table:covered-table-cell/>
          <table:covered-table-cell/>
          <table:table-cell table:style-name="Таблица33.A1" office:value-type="string">
            <text:p text:style-name="P448"/>
          </table:table-cell>
          <table:table-cell table:style-name="Таблица33.A1" table:number-columns-spanned="3" office:value-type="string">
            <text:p text:style-name="P448"/>
          </table:table-cell>
          <table:covered-table-cell/>
          <table:covered-table-cell/>
          <table:table-cell table:style-name="Таблица33.A1" table:number-columns-spanned="2" office:value-type="string">
            <text:p text:style-name="P448"/>
          </table:table-cell>
          <table:covered-table-cell/>
          <table:table-cell table:style-name="Таблица33.M5" table:number-columns-spanned="3" office:value-type="string">
            <text:p text:style-name="P448"/>
          </table:table-cell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448"/>
          </table:table-cell>
          <table:covered-table-cell/>
          <table:table-cell table:style-name="Таблица33.A1" office:value-type="string">
            <text:p text:style-name="P448"/>
          </table:table-cell>
          <table:table-cell table:style-name="Таблица33.A1" table:number-columns-spanned="3" office:value-type="string">
            <text:p text:style-name="P448"/>
          </table:table-cell>
          <table:covered-table-cell/>
          <table:covered-table-cell/>
          <table:table-cell table:style-name="Таблица33.A1" office:value-type="string">
            <text:p text:style-name="P448"/>
          </table:table-cell>
          <table:table-cell table:style-name="Таблица33.A1" table:number-columns-spanned="3" office:value-type="string">
            <text:p text:style-name="P448"/>
          </table:table-cell>
          <table:covered-table-cell/>
          <table:covered-table-cell/>
          <table:table-cell table:style-name="Таблица33.A1" table:number-columns-spanned="2" office:value-type="string">
            <text:p text:style-name="P448"/>
          </table:table-cell>
          <table:covered-table-cell/>
          <table:table-cell table:style-name="Таблица33.M5" table:number-columns-spanned="3" office:value-type="string">
            <text:p text:style-name="P448"/>
          </table:table-cell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448"/>
          </table:table-cell>
          <table:covered-table-cell/>
          <table:table-cell table:style-name="Таблица33.A1" office:value-type="string">
            <text:p text:style-name="P448"/>
          </table:table-cell>
          <table:table-cell table:style-name="Таблица33.A1" table:number-columns-spanned="3" office:value-type="string">
            <text:p text:style-name="P448"/>
          </table:table-cell>
          <table:covered-table-cell/>
          <table:covered-table-cell/>
          <table:table-cell table:style-name="Таблица33.A1" office:value-type="string">
            <text:p text:style-name="P448"/>
          </table:table-cell>
          <table:table-cell table:style-name="Таблица33.A1" table:number-columns-spanned="3" office:value-type="string">
            <text:p text:style-name="P448"/>
          </table:table-cell>
          <table:covered-table-cell/>
          <table:covered-table-cell/>
          <table:table-cell table:style-name="Таблица33.A1" table:number-columns-spanned="2" office:value-type="string">
            <text:p text:style-name="P448"/>
          </table:table-cell>
          <table:covered-table-cell/>
          <table:table-cell table:style-name="Таблица33.M5" table:number-columns-spanned="3" office:value-type="string">
            <text:p text:style-name="P448"/>
          </table:table-cell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448"/>
          </table:table-cell>
          <table:covered-table-cell/>
          <table:table-cell table:style-name="Таблица33.A1" office:value-type="string">
            <text:p text:style-name="P448"/>
          </table:table-cell>
          <table:table-cell table:style-name="Таблица33.A1" table:number-columns-spanned="3" office:value-type="string">
            <text:p text:style-name="P448"/>
          </table:table-cell>
          <table:covered-table-cell/>
          <table:covered-table-cell/>
          <table:table-cell table:style-name="Таблица33.A1" office:value-type="string">
            <text:p text:style-name="P448"/>
          </table:table-cell>
          <table:table-cell table:style-name="Таблица33.A1" table:number-columns-spanned="3" office:value-type="string">
            <text:p text:style-name="P448"/>
          </table:table-cell>
          <table:covered-table-cell/>
          <table:covered-table-cell/>
          <table:table-cell table:style-name="Таблица33.A1" table:number-columns-spanned="2" office:value-type="string">
            <text:p text:style-name="P448"/>
          </table:table-cell>
          <table:covered-table-cell/>
          <table:table-cell table:style-name="Таблица33.M5" table:number-columns-spanned="3" office:value-type="string">
            <text:p text:style-name="P448"/>
          </table:table-cell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448"/>
          </table:table-cell>
          <table:covered-table-cell/>
          <table:table-cell table:style-name="Таблица33.A1" office:value-type="string">
            <text:p text:style-name="P448"/>
          </table:table-cell>
          <table:table-cell table:style-name="Таблица33.A1" table:number-columns-spanned="3" office:value-type="string">
            <text:p text:style-name="P448"/>
          </table:table-cell>
          <table:covered-table-cell/>
          <table:covered-table-cell/>
          <table:table-cell table:style-name="Таблица33.A1" office:value-type="string">
            <text:p text:style-name="P448"/>
          </table:table-cell>
          <table:table-cell table:style-name="Таблица33.A1" table:number-columns-spanned="3" office:value-type="string">
            <text:p text:style-name="P448"/>
          </table:table-cell>
          <table:covered-table-cell/>
          <table:covered-table-cell/>
          <table:table-cell table:style-name="Таблица33.A1" table:number-columns-spanned="2" office:value-type="string">
            <text:p text:style-name="P448"/>
          </table:table-cell>
          <table:covered-table-cell/>
          <table:table-cell table:style-name="Таблица33.M5" table:number-columns-spanned="3" office:value-type="string">
            <text:p text:style-name="P448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448"/>
          </table:table-cell>
          <table:covered-table-cell/>
          <table:table-cell table:style-name="Таблица33.A1" office:value-type="string">
            <text:p text:style-name="P448"/>
          </table:table-cell>
          <table:table-cell table:style-name="Таблица33.A1" table:number-columns-spanned="3" office:value-type="string">
            <text:p text:style-name="P448"/>
          </table:table-cell>
          <table:covered-table-cell/>
          <table:covered-table-cell/>
          <table:table-cell table:style-name="Таблица33.A1" office:value-type="string">
            <text:p text:style-name="P448"/>
          </table:table-cell>
          <table:table-cell table:style-name="Таблица33.A1" table:number-columns-spanned="3" office:value-type="string">
            <text:p text:style-name="P448"/>
          </table:table-cell>
          <table:covered-table-cell/>
          <table:covered-table-cell/>
          <table:table-cell table:style-name="Таблица33.A1" table:number-columns-spanned="2" office:value-type="string">
            <text:p text:style-name="P448"/>
          </table:table-cell>
          <table:covered-table-cell/>
          <table:table-cell table:style-name="Таблица33.M5" table:number-columns-spanned="3" office:value-type="string">
            <text:p text:style-name="P448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448"/>
          </table:table-cell>
          <table:covered-table-cell/>
          <table:table-cell table:style-name="Таблица33.A1" office:value-type="string">
            <text:p text:style-name="P448"/>
          </table:table-cell>
          <table:table-cell table:style-name="Таблица33.A1" table:number-columns-spanned="3" office:value-type="string">
            <text:p text:style-name="P448"/>
          </table:table-cell>
          <table:covered-table-cell/>
          <table:covered-table-cell/>
          <table:table-cell table:style-name="Таблица33.A1" office:value-type="string">
            <text:p text:style-name="P448"/>
          </table:table-cell>
          <table:table-cell table:style-name="Таблица33.A1" table:number-columns-spanned="3" office:value-type="string">
            <text:p text:style-name="P448"/>
          </table:table-cell>
          <table:covered-table-cell/>
          <table:covered-table-cell/>
          <table:table-cell table:style-name="Таблица33.A1" table:number-columns-spanned="2" office:value-type="string">
            <text:p text:style-name="P448"/>
          </table:table-cell>
          <table:covered-table-cell/>
          <table:table-cell table:style-name="Таблица33.M5" table:number-columns-spanned="3" office:value-type="string">
            <text:p text:style-name="P448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448"/>
          </table:table-cell>
          <table:covered-table-cell/>
          <table:table-cell table:style-name="Таблица33.A1" office:value-type="string">
            <text:p text:style-name="P448"/>
          </table:table-cell>
          <table:table-cell table:style-name="Таблица33.A1" table:number-columns-spanned="3" office:value-type="string">
            <text:p text:style-name="P448"/>
          </table:table-cell>
          <table:covered-table-cell/>
          <table:covered-table-cell/>
          <table:table-cell table:style-name="Таблица33.A1" office:value-type="string">
            <text:p text:style-name="P448"/>
          </table:table-cell>
          <table:table-cell table:style-name="Таблица33.A1" table:number-columns-spanned="3" office:value-type="string">
            <text:p text:style-name="P448"/>
          </table:table-cell>
          <table:covered-table-cell/>
          <table:covered-table-cell/>
          <table:table-cell table:style-name="Таблица33.A1" table:number-columns-spanned="2" office:value-type="string">
            <text:p text:style-name="P448"/>
          </table:table-cell>
          <table:covered-table-cell/>
          <table:table-cell table:style-name="Таблица33.M5" table:number-columns-spanned="3" office:value-type="string">
            <text:p text:style-name="P448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448"/>
          </table:table-cell>
          <table:covered-table-cell/>
          <table:table-cell table:style-name="Таблица33.A1" office:value-type="string">
            <text:p text:style-name="P448"/>
          </table:table-cell>
          <table:table-cell table:style-name="Таблица33.A1" table:number-columns-spanned="3" office:value-type="string">
            <text:p text:style-name="P448"/>
          </table:table-cell>
          <table:covered-table-cell/>
          <table:covered-table-cell/>
          <table:table-cell table:style-name="Таблица33.A1" office:value-type="string">
            <text:p text:style-name="P448"/>
          </table:table-cell>
          <table:table-cell table:style-name="Таблица33.A1" table:number-columns-spanned="3" office:value-type="string">
            <text:p text:style-name="P448"/>
          </table:table-cell>
          <table:covered-table-cell/>
          <table:covered-table-cell/>
          <table:table-cell table:style-name="Таблица33.A1" table:number-columns-spanned="2" office:value-type="string">
            <text:p text:style-name="P448"/>
          </table:table-cell>
          <table:covered-table-cell/>
          <table:table-cell table:style-name="Таблица33.M5" table:number-columns-spanned="3" office:value-type="string">
            <text:p text:style-name="P448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448"/>
          </table:table-cell>
          <table:covered-table-cell/>
          <table:table-cell table:style-name="Таблица33.A1" office:value-type="string">
            <text:p text:style-name="P448"/>
          </table:table-cell>
          <table:table-cell table:style-name="Таблица33.A1" table:number-columns-spanned="3" office:value-type="string">
            <text:p text:style-name="P448"/>
          </table:table-cell>
          <table:covered-table-cell/>
          <table:covered-table-cell/>
          <table:table-cell table:style-name="Таблица33.A1" office:value-type="string">
            <text:p text:style-name="P448"/>
          </table:table-cell>
          <table:table-cell table:style-name="Таблица33.A1" table:number-columns-spanned="3" office:value-type="string">
            <text:p text:style-name="P448"/>
          </table:table-cell>
          <table:covered-table-cell/>
          <table:covered-table-cell/>
          <table:table-cell table:style-name="Таблица33.A1" table:number-columns-spanned="2" office:value-type="string">
            <text:p text:style-name="P448"/>
          </table:table-cell>
          <table:covered-table-cell/>
          <table:table-cell table:style-name="Таблица33.M5" table:number-columns-spanned="3" office:value-type="string">
            <text:p text:style-name="P448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448"/>
          </table:table-cell>
          <table:covered-table-cell/>
          <table:table-cell table:style-name="Таблица33.A1" office:value-type="string">
            <text:p text:style-name="P448"/>
          </table:table-cell>
          <table:table-cell table:style-name="Таблица33.A1" table:number-columns-spanned="3" office:value-type="string">
            <text:p text:style-name="P448"/>
          </table:table-cell>
          <table:covered-table-cell/>
          <table:covered-table-cell/>
          <table:table-cell table:style-name="Таблица33.A1" office:value-type="string">
            <text:p text:style-name="P448"/>
          </table:table-cell>
          <table:table-cell table:style-name="Таблица33.A1" table:number-columns-spanned="3" office:value-type="string">
            <text:p text:style-name="P448"/>
          </table:table-cell>
          <table:covered-table-cell/>
          <table:covered-table-cell/>
          <table:table-cell table:style-name="Таблица33.A1" table:number-columns-spanned="2" office:value-type="string">
            <text:p text:style-name="P448"/>
          </table:table-cell>
          <table:covered-table-cell/>
          <table:table-cell table:style-name="Таблица33.M5" table:number-columns-spanned="3" office:value-type="string">
            <text:p text:style-name="P448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448"/>
          </table:table-cell>
          <table:covered-table-cell/>
          <table:table-cell table:style-name="Таблица33.A1" office:value-type="string">
            <text:p text:style-name="P448"/>
          </table:table-cell>
          <table:table-cell table:style-name="Таблица33.A1" table:number-columns-spanned="3" office:value-type="string">
            <text:p text:style-name="P448"/>
          </table:table-cell>
          <table:covered-table-cell/>
          <table:covered-table-cell/>
          <table:table-cell table:style-name="Таблица33.A1" office:value-type="string">
            <text:p text:style-name="P448"/>
          </table:table-cell>
          <table:table-cell table:style-name="Таблица33.A1" table:number-columns-spanned="3" office:value-type="string">
            <text:p text:style-name="P448"/>
          </table:table-cell>
          <table:covered-table-cell/>
          <table:covered-table-cell/>
          <table:table-cell table:style-name="Таблица33.A1" table:number-columns-spanned="2" office:value-type="string">
            <text:p text:style-name="P448"/>
          </table:table-cell>
          <table:covered-table-cell/>
          <table:table-cell table:style-name="Таблица33.M5" table:number-columns-spanned="3" office:value-type="string">
            <text:p text:style-name="P448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448"/>
          </table:table-cell>
          <table:covered-table-cell/>
          <table:table-cell table:style-name="Таблица33.A1" office:value-type="string">
            <text:p text:style-name="P448"/>
          </table:table-cell>
          <table:table-cell table:style-name="Таблица33.A1" table:number-columns-spanned="3" office:value-type="string">
            <text:p text:style-name="P448"/>
          </table:table-cell>
          <table:covered-table-cell/>
          <table:covered-table-cell/>
          <table:table-cell table:style-name="Таблица33.A1" office:value-type="string">
            <text:p text:style-name="P448"/>
          </table:table-cell>
          <table:table-cell table:style-name="Таблица33.A1" table:number-columns-spanned="3" office:value-type="string">
            <text:p text:style-name="P448"/>
          </table:table-cell>
          <table:covered-table-cell/>
          <table:covered-table-cell/>
          <table:table-cell table:style-name="Таблица33.A1" table:number-columns-spanned="2" office:value-type="string">
            <text:p text:style-name="P448"/>
          </table:table-cell>
          <table:covered-table-cell/>
          <table:table-cell table:style-name="Таблица33.M5" table:number-columns-spanned="3" office:value-type="string">
            <text:p text:style-name="P448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448"/>
          </table:table-cell>
          <table:covered-table-cell/>
          <table:table-cell table:style-name="Таблица33.A1" office:value-type="string">
            <text:p text:style-name="P448"/>
          </table:table-cell>
          <table:table-cell table:style-name="Таблица33.A1" table:number-columns-spanned="3" office:value-type="string">
            <text:p text:style-name="P448"/>
          </table:table-cell>
          <table:covered-table-cell/>
          <table:covered-table-cell/>
          <table:table-cell table:style-name="Таблица33.A1" office:value-type="string">
            <text:p text:style-name="P448"/>
          </table:table-cell>
          <table:table-cell table:style-name="Таблица33.A1" table:number-columns-spanned="3" office:value-type="string">
            <text:p text:style-name="P448"/>
          </table:table-cell>
          <table:covered-table-cell/>
          <table:covered-table-cell/>
          <table:table-cell table:style-name="Таблица33.A1" table:number-columns-spanned="2" office:value-type="string">
            <text:p text:style-name="P448"/>
          </table:table-cell>
          <table:covered-table-cell/>
          <table:table-cell table:style-name="Таблица33.M5" table:number-columns-spanned="3" office:value-type="string">
            <text:p text:style-name="P448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448"/>
          </table:table-cell>
          <table:covered-table-cell/>
          <table:table-cell table:style-name="Таблица33.A1" office:value-type="string">
            <text:p text:style-name="P448"/>
          </table:table-cell>
          <table:table-cell table:style-name="Таблица33.A1" table:number-columns-spanned="3" office:value-type="string">
            <text:p text:style-name="P448"/>
          </table:table-cell>
          <table:covered-table-cell/>
          <table:covered-table-cell/>
          <table:table-cell table:style-name="Таблица33.A1" office:value-type="string">
            <text:p text:style-name="P448"/>
          </table:table-cell>
          <table:table-cell table:style-name="Таблица33.A1" table:number-columns-spanned="3" office:value-type="string">
            <text:p text:style-name="P448"/>
          </table:table-cell>
          <table:covered-table-cell/>
          <table:covered-table-cell/>
          <table:table-cell table:style-name="Таблица33.A1" table:number-columns-spanned="2" office:value-type="string">
            <text:p text:style-name="P448"/>
          </table:table-cell>
          <table:covered-table-cell/>
          <table:table-cell table:style-name="Таблица33.M5" table:number-columns-spanned="3" office:value-type="string">
            <text:p text:style-name="P448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448"/>
          </table:table-cell>
          <table:covered-table-cell/>
          <table:table-cell table:style-name="Таблица33.A1" office:value-type="string">
            <text:p text:style-name="P448"/>
          </table:table-cell>
          <table:table-cell table:style-name="Таблица33.A1" table:number-columns-spanned="3" office:value-type="string">
            <text:p text:style-name="P448"/>
          </table:table-cell>
          <table:covered-table-cell/>
          <table:covered-table-cell/>
          <table:table-cell table:style-name="Таблица33.A1" office:value-type="string">
            <text:p text:style-name="P448"/>
          </table:table-cell>
          <table:table-cell table:style-name="Таблица33.A1" table:number-columns-spanned="3" office:value-type="string">
            <text:p text:style-name="P448"/>
          </table:table-cell>
          <table:covered-table-cell/>
          <table:covered-table-cell/>
          <table:table-cell table:style-name="Таблица33.A1" table:number-columns-spanned="2" office:value-type="string">
            <text:p text:style-name="P448"/>
          </table:table-cell>
          <table:covered-table-cell/>
          <table:table-cell table:style-name="Таблица33.M5" table:number-columns-spanned="3" office:value-type="string">
            <text:p text:style-name="P448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448"/>
          </table:table-cell>
          <table:covered-table-cell/>
          <table:table-cell table:style-name="Таблица33.A1" office:value-type="string">
            <text:p text:style-name="P448"/>
          </table:table-cell>
          <table:table-cell table:style-name="Таблица33.A1" table:number-columns-spanned="3" office:value-type="string">
            <text:p text:style-name="P448"/>
          </table:table-cell>
          <table:covered-table-cell/>
          <table:covered-table-cell/>
          <table:table-cell table:style-name="Таблица33.A1" office:value-type="string">
            <text:p text:style-name="P448"/>
          </table:table-cell>
          <table:table-cell table:style-name="Таблица33.A1" table:number-columns-spanned="3" office:value-type="string">
            <text:p text:style-name="P448"/>
          </table:table-cell>
          <table:covered-table-cell/>
          <table:covered-table-cell/>
          <table:table-cell table:style-name="Таблица33.A1" table:number-columns-spanned="2" office:value-type="string">
            <text:p text:style-name="P448"/>
          </table:table-cell>
          <table:covered-table-cell/>
          <table:table-cell table:style-name="Таблица33.M5" table:number-columns-spanned="3" office:value-type="string">
            <text:p text:style-name="P448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448"/>
          </table:table-cell>
          <table:covered-table-cell/>
          <table:table-cell table:style-name="Таблица33.A1" office:value-type="string">
            <text:p text:style-name="P448"/>
          </table:table-cell>
          <table:table-cell table:style-name="Таблица33.A1" table:number-columns-spanned="3" office:value-type="string">
            <text:p text:style-name="P448"/>
          </table:table-cell>
          <table:covered-table-cell/>
          <table:covered-table-cell/>
          <table:table-cell table:style-name="Таблица33.A1" office:value-type="string">
            <text:p text:style-name="P448"/>
          </table:table-cell>
          <table:table-cell table:style-name="Таблица33.A1" table:number-columns-spanned="3" office:value-type="string">
            <text:p text:style-name="P448"/>
          </table:table-cell>
          <table:covered-table-cell/>
          <table:covered-table-cell/>
          <table:table-cell table:style-name="Таблица33.A1" table:number-columns-spanned="2" office:value-type="string">
            <text:p text:style-name="P448"/>
          </table:table-cell>
          <table:covered-table-cell/>
          <table:table-cell table:style-name="Таблица33.M5" table:number-columns-spanned="3" office:value-type="string">
            <text:p text:style-name="P448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448"/>
          </table:table-cell>
          <table:covered-table-cell/>
          <table:table-cell table:style-name="Таблица33.A1" office:value-type="string">
            <text:p text:style-name="P448"/>
          </table:table-cell>
          <table:table-cell table:style-name="Таблица33.A1" table:number-columns-spanned="3" office:value-type="string">
            <text:p text:style-name="P448"/>
          </table:table-cell>
          <table:covered-table-cell/>
          <table:covered-table-cell/>
          <table:table-cell table:style-name="Таблица33.A1" office:value-type="string">
            <text:p text:style-name="P448"/>
          </table:table-cell>
          <table:table-cell table:style-name="Таблица33.A1" table:number-columns-spanned="3" office:value-type="string">
            <text:p text:style-name="P448"/>
          </table:table-cell>
          <table:covered-table-cell/>
          <table:covered-table-cell/>
          <table:table-cell table:style-name="Таблица33.A1" table:number-columns-spanned="2" office:value-type="string">
            <text:p text:style-name="P448"/>
          </table:table-cell>
          <table:covered-table-cell/>
          <table:table-cell table:style-name="Таблица33.M5" table:number-columns-spanned="3" office:value-type="string">
            <text:p text:style-name="P448"/>
          </table:table-cell>
          <table:covered-table-cell/>
          <table:covered-table-cell/>
        </table:table-row>
        <table:table-row table:style-name="Таблица33.34">
          <table:table-cell table:style-name="Таблица33.A34" office:value-type="string">
            <text:p text:style-name="P443">ЛР</text:p>
          </table:table-cell>
          <table:table-cell table:style-name="Таблица33.B34" table:number-columns-spanned="7" office:value-type="string">
            <text:p text:style-name="P4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3.B34" table:number-columns-spanned="5" office:value-type="string">
            <text:p text:style-name="P448"/>
          </table:table-cell>
          <table:covered-table-cell/>
          <table:covered-table-cell/>
          <table:covered-table-cell/>
          <table:covered-table-cell/>
          <table:table-cell table:style-name="Таблица33.N34" table:number-columns-spanned="2" office:value-type="string">
            <text:p text:style-name="P448"/>
          </table:table-cell>
          <table:covered-table-cell/>
        </table:table-row>
      </table:table>
      <text:p text:style-name="P557"/>
    </office:text>
  </office:body>
</office:document-content>
</file>

<file path=styles.xml><?xml version="1.0" encoding="utf-8"?>
<office:document-styles xmlns:office="urn:oasis:names:tc:opendocument:xmlns:office:1.0" xmlns:ooo="http://openoffice.org/2004/office" xmlns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GOST type A" svg:font-family="'GOST type A'" style:font-family-generic="swiss" style:font-pitch="variable"/>
    <style:font-face style:name="MS Mincho" svg:font-family="'MS Mincho'" style:font-family-generic="system" style:font-pitch="variable"/>
    <style:font-face style:name="Symbol" svg:font-family="Symbol" style:font-family-generic="roman" style:font-pitch="variable" style:font-charset="x-symbol"/>
    <style:font-face style:name="T-FLEX Type A" svg:font-family="'T-FLEX Type A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, serif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svg:stroke-color="#808080" draw:fill-color="#cfe7f5" 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nt-size="14pt" language="ru" country="RU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style:text-autospace="ideograph-alpha" style:punctuation-wrap="hanging" style:line-break="strict" style:tab-stop-distance="1.249cm" style:writing-mode="lr-tb"/>
      <style:text-properties style:use-window-font-color="true" loext:opacity="0%" style:font-name="Times New Roman1" font-size="14pt" language="ru" country="RU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table">
      <style:table-properties table:border-model="collapsing"/>
    </style:default-style>
    <style:default-style style:family="table-row">
      <style:table-row-properties keep-together="auto"/>
    </style:default-style>
    <style:style style:name="Standard" style:family="paragraph" style:class="text">
      <style:paragraph-properties orphans="2" widows="2"/>
    </style:style>
    <style:style style:name="Normal" style:family="paragraph">
      <style:paragraph-properties style:writing-mode="lr-tb"/>
      <style:text-properties font-size="14pt" background-color="#ffffff"/>
    </style:style>
    <style:style style:name="Heading" style:family="paragraph" style:parent-style-name="Standard" style:next-style-name="Text_20_body" style:class="text">
      <style:paragraph-properties margin-top="0.423cm" margin-bottom="0.212cm" style:contextual-spacing="false" keep-with-next="always"/>
      <style:text-properties style:font-name="Arial" font-family="Arial" style:font-family-generic="swiss" style:font-pitch="variable" 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margin-top="0cm" margin-bottom="0.212cm" style:contextual-spacing="false"/>
    </style:style>
    <style:style style:name="Title" style:family="paragraph" style:parent-style-name="Standard" style:next-style-name="Text_20_body" style:class="chapter">
      <style:paragraph-properties margin-top="0.423cm" margin-bottom="0.212cm" style:contextual-spacing="false" keep-with-next="always"/>
      <style:text-properties style:font-name="Arial" font-family="Arial" style:font-family-generic="swiss" style:font-pitch="variable" 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text-align="center" style:justify-single-word="false"/>
      <style:text-properties font-size="14pt" 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Normal" style:next-style-name="Normal" style:default-outline-level="1" style:class="text">
      <style:paragraph-properties margin-left="0cm" margin-right="0cm" margin-top="0cm" margin-bottom="0cm" style:contextual-spacing="false" text-align="center" style:justify-single-word="false" orphans="2" widows="2" text-indent="0cm" style:auto-text-indent="false" keep-with-next="always"/>
      <style:text-properties font-size="18pt" font-weight="bold"/>
    </style:style>
    <style:style style:name="Heading_20_2" style:display-name="Heading 2" style:family="paragraph" style:parent-style-name="Normal" style:next-style-name="Normal" style:default-outline-level="2" style:class="text">
      <style:paragraph-properties margin-left="0cm" margin-right="0cm" margin-top="0cm" margin-bottom="0cm" style:contextual-spacing="false" text-align="center" style:justify-single-word="false" orphans="2" widows="2" text-indent="0cm" style:auto-text-indent="false" keep-with-next="always"/>
      <style:text-properties font-weight="bold"/>
    </style:style>
    <style:style style:name="Heading_20_3" style:display-name="Heading 3" style:family="paragraph" style:parent-style-name="Normal" style:next-style-name="Normal" style:default-outline-level="3" style:class="text">
      <style:paragraph-properties margin-left="0cm" margin-right="0cm" margin-top="0cm" margin-bottom="0cm" style:contextual-spacing="false" text-align="center" style:justify-single-word="false" orphans="2" widows="2" text-indent="0cm" style:auto-text-indent="false" keep-with-next="always"/>
      <style:text-properties font-size="20pt"/>
    </style:style>
    <style:style style:name="Heading_20_4" style:display-name="Heading 4" style:family="paragraph" style:parent-style-name="Normal" style:next-style-name="Normal" style:default-outline-level="4" style:class="text">
      <style:paragraph-properties margin-left="0cm" margin-right="0cm" margin-top="0cm" margin-bottom="0cm" style:contextual-spacing="false" orphans="2" widows="2" text-indent="0cm" style:auto-text-indent="false" keep-with-next="always">
        <style:tab-stops>
          <style:tab-stop style:position="7.502cm"/>
          <style:tab-stop style:position="28.504cm"/>
        </style:tab-stops>
      </style:paragraph-properties>
      <style:text-properties font-size="20pt"/>
    </style:style>
    <style:style style:name="Heading_20_5" style:display-name="Heading 5" style:family="paragraph" style:parent-style-name="Normal" style:next-style-name="Normal" style:default-outline-level="5" style:class="text">
      <style:paragraph-properties margin-left="0cm" margin-right="0cm" margin-top="0cm" margin-bottom="0cm" style:contextual-spacing="false" orphans="2" widows="2" text-indent="0cm" style:auto-text-indent="false" keep-with-next="always">
        <style:tab-stops>
          <style:tab-stop style:position="7.502cm"/>
          <style:tab-stop style:position="28.504cm"/>
        </style:tab-stops>
      </style:paragraph-properties>
      <style:text-properties font-size="18pt"/>
    </style:style>
    <style:style style:name="Heading_20_6" style:display-name="Heading 6" style:family="paragraph" style:parent-style-name="Normal" style:next-style-name="Normal" style:default-outline-level="6" style:class="text">
      <style:paragraph-properties margin-left="0cm" margin-right="0cm" margin-top="0cm" margin-bottom="0cm" style:contextual-spacing="false" text-align="center" style:justify-single-word="false" orphans="2" widows="2" text-indent="0cm" style:auto-text-indent="false" keep-with-next="always"/>
      <style:text-properties font-size="16pt"/>
    </style:style>
    <style:style style:name="Heading_20_7" style:display-name="Heading 7" style:family="paragraph" style:parent-style-name="Normal" style:next-style-name="Normal" style:default-outline-level="7" style:class="text">
      <style:paragraph-properties margin-left="0cm" margin-right="0cm" margin-top="0cm" margin-bottom="0cm" style:contextual-spacing="false" text-align="center" style:justify-single-word="false" orphans="2" widows="2" text-indent="0cm" style:auto-text-indent="false" keep-with-next="always"/>
      <style:text-properties font-size="18pt"/>
    </style:style>
    <style:style style:name="Heading_20_8" style:display-name="Heading 8" style:family="paragraph" style:parent-style-name="Normal" style:next-style-name="Normal" style:default-outline-level="8" style:class="text">
      <style:paragraph-properties margin-left="0cm" margin-right="0cm" margin-top="0cm" margin-bottom="0cm" style:contextual-spacing="false" orphans="2" widows="2" text-indent="0cm" style:auto-text-indent="false" keep-with-next="always"/>
      <style:text-properties font-size="18pt"/>
    </style:style>
    <style:style style:name="Heading_20_9" style:display-name="Heading 9" style:family="paragraph" style:parent-style-name="Normal" style:next-style-name="Normal" style:default-outline-level="9" style:class="text">
      <style:paragraph-properties margin-left="0cm" margin-right="0cm" margin-top="0cm" margin-bottom="0cm" style:contextual-spacing="false" orphans="2" widows="2" text-indent="0cm" style:auto-text-indent="false" keep-with-next="always"/>
      <style:text-properties font-size="16pt"/>
    </style:style>
    <style:style style:name="header" style:family="paragraph" style:parent-style-name="Normal">
      <style:paragraph-properties margin-left="0cm" margin-right="0cm" margin-top="0cm" margin-bottom="0cm" style:contextual-spacing="false" orphans="2" widows="2" text-indent="0cm" style:auto-text-indent="false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Normal">
      <style:paragraph-properties margin-left="0cm" margin-right="0cm" margin-top="0cm" margin-bottom="0cm" style:contextual-spacing="false" orphans="2" widows="2" text-indent="0cm" style:auto-text-indent="false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Body_20_Text_20_Indent" style:display-name="Body Text Indent" style:family="paragraph" style:parent-style-name="Normal">
      <style:paragraph-properties margin-left="1.005cm" margin-right="0cm" margin-top="0cm" margin-bottom="0cm" style:contextual-spacing="false" line-height="0.769cm" text-align="justify" style:justify-single-word="false" orphans="2" widows="2" text-indent="-0.847cm" style:auto-text-indent="false"/>
      <style:text-properties font-size="18pt"/>
    </style:style>
    <style:style style:name="Body_20_Text_20_Indent_20_2" style:display-name="Body Text Indent 2" style:family="paragraph" style:parent-style-name="Normal">
      <style:paragraph-properties margin-left="1.005cm" margin-right="0cm" margin-top="0cm" margin-bottom="0cm" style:contextual-spacing="false" line-height="0.769cm" text-align="justify" style:justify-single-word="false" orphans="2" widows="2" text-indent="-1.005cm" style:auto-text-indent="false"/>
      <style:text-properties font-size="18pt"/>
    </style:style>
    <style:style style:name="Body_20_Text_20_Indent_20_3" style:display-name="Body Text Indent 3" style:family="paragraph" style:parent-style-name="Normal">
      <style:paragraph-properties margin-left="1.505cm" margin-right="0cm" margin-top="0cm" margin-bottom="0cm" style:contextual-spacing="false" line-height="0.769cm" text-align="justify" style:justify-single-word="false" orphans="2" widows="2" text-indent="-1.505cm" style:auto-text-indent="false"/>
      <style:text-properties font-size="18pt"/>
    </style:style>
    <style:style style:name="Body_20_Text" style:display-name="Body Text" style:family="paragraph" style:parent-style-name="Normal">
      <style:paragraph-properties margin-left="0cm" margin-right="0cm" margin-top="0cm" margin-bottom="0cm" style:contextual-spacing="false" line-height="0.769cm" orphans="2" widows="2" text-indent="0cm" style:auto-text-indent="false"/>
      <style:text-properties font-size="18pt"/>
    </style:style>
    <style:style style:name="X3AS7TABSTYLE" style:family="paragraph" style:parent-style-name="Footer">
      <style:paragraph-properties>
        <style:tab-stops>
          <style:tab-stop style:position="25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75cm" style:type="center"/>
          <style:tab-stop style:position="20.15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margin-left="1cm" margin-right="0cm" margin-top="0cm" margin-bottom="0cm" style:contextual-spacing="false" text-indent="0cm" style:auto-text-indent="false"/>
    </style:style>
    <style:style style:name="Table_20_Heading" style:display-name="Table Heading" style:family="paragraph" style:parent-style-name="Table_20_Contents" style:class="extra">
      <style:paragraph-properties text-align="center" style:justify-single-word="false" text:number-lines="false" text:line-number="0"/>
      <style:text-properties font-weight="bold" style:font-weight-asian="bold" style:font-weight-complex="bold"/>
    </style:style>
    <style:style style:name="Default" style:family="paragraph" style:default-outline-level="">
      <style:paragraph-properties text-align="start" style:justify-single-word="false"/>
      <style:text-properties color="#000000" loext:opacity="100%" style:font-name="Times New Roman1" font-family="'Times New Roman'" style:font-family-generic="roman" style:font-pitch="variable" font-size="12pt" style:font-size-asian="12pt"/>
    </style:style>
    <style:style style:name="Standard_20__28_user_29_" style:display-name="Standard (user)" style:family="paragraph" style:default-outline-level="">
      <style:paragraph-properties margin-top="0cm" margin-bottom="0cm" style:contextual-spacing="false" line-height="100%" text-align="start" style:justify-single-word="false" orphans="2" widows="2" hyphenation-ladder-count="no-limit" style:vertical-align="baseline" style:writing-mode="lr-tb"/>
      <style:text-properties style:font-name="Times New Roman1" font-family="'Times New Roman'" style:font-family-generic="roman" style:font-pitch="variable" font-size="14pt" style:letter-kerning="true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0pt" hyphenate="false" hyphenation-remain-char-count="2" hyphenation-push-char-count="2" loext:hyphenation-no-caps="false" loext:hyphenation-no-last-word="false" loext:hyphenation-word-char-count="no-limit" loext:hyphenation-zone="no-limit"/>
    </style:style>
    <style:style style:name="Normal_20_Table" style:display-name="Normal Table" style:family="paragraph" style:default-outline-level="">
      <style:paragraph-properties margin-top="0cm" margin-bottom="0.282cm" style:contextual-spacing="false" line-height="107%" text-align="start" style:justify-single-word="false" orphans="2" widows="2" style:vertical-align="auto"/>
      <style:text-properties style:font-name="Calibri" font-family="Calibri" style:font-family-generic="roman" style:font-pitch="variable" font-size="11pt" language="ru" country="RU" style:font-name-asian="Arial Unicode MS" style:font-family-asian="'Arial Unicode MS'" style:font-family-generic-asian="roman" style:font-pitch-asian="variable" style:font-size-asian="11pt" style:language-asian="en" style:country-asian="US" style:font-name-complex="Times New Roman1" style:font-family-complex="'Times New Roman'" style:font-family-generic-complex="roman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 style:default-outline-level="">
      <style:paragraph-properties orphans="2" widows="2" style:vertical-align="auto"/>
      <style:text-properties style:font-name="Calibri" font-family="Calibri" style:font-family-generic="roman" style:font-pitch="variable" font-size="11pt" style:font-size-asian="11pt" style:language-asian="en" style:country-asian="US" style:font-size-complex="11pt"/>
    </style:style>
    <style:style style:name="Обычный" style:family="paragraph">
      <style:paragraph-properties hyphenation-ladder-count="no-limit"/>
      <style:text-properties 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X3AS7TOCHyperlink" style:family="text">
      <style:text-properties color="#000000" loext:opacity="100%" style:text-underline-style="none"/>
    </style:style>
    <style:style style:name="BulletSymbol" style:family="text">
      <style:text-properties style:font-name="Symbol" font-family="Symbol" style:font-family-generic="roman" style:font-pitch="variable" style:font-charset="x-symbol"/>
    </style:style>
    <style:style style:name="ID0ECOAE" style:family="text"/>
    <style:style style:name="ID0EXTAE" style:family="text"/>
    <style:style style:name="ID0EUUAE" style:family="text"/>
    <style:style style:name="ID0EJ1AE" style:family="text"/>
    <style:style style:name="ID0EG2AE" style:family="text"/>
    <style:style style:name="ID0E3AAG" style:family="text"/>
    <style:style style:name="ID0ERGAG" style:family="text"/>
    <style:style style:name="ID0EPMAG" style:family="text"/>
    <style:style style:name="ID0EMNAG" style:family="text"/>
    <style:style style:name="ID0EBTAG" style:family="text"/>
    <style:style style:name="ID0EWYAG" style:family="text"/>
    <style:style style:name="ID0EL5AG" style:family="text"/>
    <style:style style:name="ID0EAEBG" style:family="text"/>
    <style:style style:name="ID0EUJBG" style:family="text"/>
    <style:style style:name="ID0EJPBG" style:family="text">
      <style:text-properties style:font-name="Wingdings" font-family="Wingdings" style:font-family-generic="system" style:font-pitch="variable" style:font-charset="x-symbol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ID0EIWBG" style:family="text"/>
    <style:style style:name="ID0E42BG" style:family="text"/>
    <style:style style:name="ID0E3BAI" style:family="text"/>
    <style:style style:name="Internet_20_link" style:display-name="Internet link" style:family="text">
      <style:text-properties color="#000080" loext:opacity="100%" language="zxx" 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color="#800000" loext:opacity="100%" language="zxx" 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Numbering_20_Symbols" style:display-name="Numbering Symbols" style:family="text"/>
    <style:style style:name="Верхний_20_колонтитул_20_Знак" style:display-name="Верхний колонтитул Знак" style:family="text" style:parent-style-name="Default_20_Paragraph_20_Font">
      <style:text-properties font-size="10pt" style:font-size-asian="10pt" style:font-size-complex="10pt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margin-left="0.201cm" margin-right="0.201cm" margin-top="0.201cm" margin-bottom="0.201cm" style:wrap="parallel" style:number-wrapped-paragraphs="no-limit" style:wrap-contour="false" style:vertical-pos="top" style:vertical-rel="paragraph-content" style:horizontal-pos="center" style:horizontal-rel="paragraph-content" background-color="transparent" draw:fill="none" padding="0.15cm" 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text-indent="-0.762cm" 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text-indent="-1.016cm" 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text-indent="-1.27cm" 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text-indent="-1.524cm" 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text-indent="-1.778cm" 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text-indent="-2.032cm" 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text-indent="-2.286cm" 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text-indent="-2.54cm" 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text-indent="-2.794cm" 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text-indent="-3.048cm" 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margin-left="0cm" margin-right="0cm" orphans="2" widows="2" text-indent="0cm" style:auto-text-indent="false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MP2" style:family="paragraph" style:parent-style-name="Header">
      <style:paragraph-properties text-align="end" style:justify-single-word="false"/>
      <style:text-properties font-size="12pt" officeooo:rsid="030b9971" officeooo:paragraph-rsid="030b9971" style:font-size-asian="10.5pt" style:font-size-complex="12pt"/>
    </style:style>
    <style:style style:name="MT1" style:family="text">
      <style:text-properties font-size="12pt"/>
    </style:style>
    <style:page-layout style:name="Mpm1">
      <style:page-layout-properties page-width="21.003cm" page-height="29.704cm" style:num-format="1" style:print-orientation="portrait" margin-top="0.101cm" margin-bottom="0.501cm" margin-left="0.42cm" margin-right="0.4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column-count="1" column-gap="0cm"/>
        <style:footnote-sep style:width="0.005cm" style:line-style="none" style:adjustment="left" style:rel-width="25%" style:color="#000000"/>
      </style:page-layout-properties>
      <style:header-style>
        <style:header-footer-properties min-height="0.319cm" margin-left="0cm" margin-right="0cm" margin-bottom="0.219cm" style:dynamic-spacing="true"/>
      </style:header-style>
      <style:footer-style/>
    </style:page-layout>
    <style:page-layout style:name="Mpm2">
      <style:page-layout-properties page-width="29.704cm" page-height="21.003cm" style:num-format="1" style:print-orientation="landscape" margin-top="0.801cm" margin-bottom="0.4cm" margin-left="0.501cm" margin-right="0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05cm" style:line-style="none" style:adjustment="left" style:rel-width="18%" style:color="#000000"/>
      </style:page-layout-properties>
      <style:header-style/>
      <style:footer-style/>
    </style:page-layout>
    <style:page-layout style:name="Mpm3">
      <style:page-layout-properties page-width="29.7cm" page-height="21.001cm" style:num-format="1" style:print-orientation="landscape" margin-top="0cm" margin-bottom="0cm" margin-left="0.501cm" margin-right="0.1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column-count="1" column-gap="0cm"/>
        <style:footnote-sep style:line-style="none" style:adjustment="left" style:rel-width="18%" style:color="#000000"/>
      </style:page-layout-properties>
      <style:header-style>
        <style:header-footer-properties min-height="0.15cm" margin-left="0cm" margin-right="0cm" margin-bottom="0.049cm" style:dynamic-spacing="true"/>
      </style:header-style>
      <style:footer-style/>
    </style:page-layout>
    <style:page-layout style:name="Mpm4">
      <style:page-layout-properties page-width="29.704cm" page-height="21.003cm" style:num-format="1" style:print-orientation="landscape" margin-top="0.801cm" margin-bottom="0.4cm" margin-left="0.501cm" margin-right="0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05cm" style:line-style="none" style:adjustment="left" style:rel-width="18%" style:color="#000000"/>
      </style:page-layout-properties>
      <style:header-style>
        <style:header-footer-properties min-height="0cm" margin-left="0cm" margin-right="0cm" margin-bottom="0cm" style:dynamic-spacing="true"/>
      </style:header-style>
      <style:footer-style/>
    </style:page-layout>
    <style:page-layout style:name="Mpm5">
      <style:page-layout-properties page-width="29.704cm" page-height="21.003cm" style:num-format="1" style:print-orientation="landscape" margin-top="0.101cm" margin-bottom="0cm" margin-left="0.501cm" margin-right="0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05cm" style:line-style="none" style:adjustment="left" style:rel-width="18%" style:color="#000000"/>
      </style:page-layout-properties>
      <style:header-style>
        <style:header-footer-properties min-height="0.15cm" margin-left="0cm" margin-right="0cm" margin-bottom="0.049cm" style:dynamic-spacing="true"/>
      </style:header-style>
      <style:footer-style/>
    </style:page-layout>
    <style:page-layout style:name="Mpm6">
      <style:page-layout-properties page-width="21.003cm" page-height="29.704cm" style:num-format="1" style:print-orientation="portrait" margin-top="2cm" margin-bottom="2cm" margin-left="2cm" 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page-width="21.003cm" page-height="29.704cm" style:num-format="1" style:print-orientation="portrait" margin-top="1cm" margin-bottom="1cm" margin-left="2cm" 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page-width="21.001cm" page-height="29.7cm" style:num-format="1" style:print-orientation="portrait" margin-top="0.75cm" margin-bottom="0.501cm" margin-left="0.501cm" margin-right="0.5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min-height="0cm" margin-left="0cm" margin-right="0cm" margin-bottom="0cm"/>
      </style:header-style>
      <style:footer-style>
        <style:header-footer-properties min-height="0cm" margin-left="0cm" margin-right="0cm" 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118"/><text:span text:style-name="MT1"><text:s text:c="64"/></text:span></text:p>
      </style:header>
    </style:master-page>
    <style:master-page style:name="H_5f_ID0EXZCI" style:display-name="H_ID0EXZCI" style:page-layout-name="Mpm2" draw:style-name="Mdp1"/>
    <style:master-page style:name="H_5f_ID0EQ2PO" style:display-name="H_ID0EQ2PO" style:page-layout-name="Mpm3" draw:style-name="Mdp1">
      <style:header>
        <text:p text:style-name="MP1"><text:line-break/> <text:s text:c="108"/><text:span text:style-name="MT1"><text:s text:c="64"/></text:span></text:p>
      </style:header>
    </style:master-page>
    <style:master-page style:name="PAGE_5f_ID0EXZCI" style:display-name="PAGE_ID0EXZCI" style:page-layout-name="Mpm4" draw:style-name="Mdp1">
      <style:header>
        <text:p text:style-name="MP1"><text:s text:c="118"/><text:span text:style-name="MT1"><text:s text:c="64"/></text:span></text:p>
      </style:header>
    </style:master-page>
    <style:master-page style:name="PAGE_5f_ID0EQ2PO" style:display-name="PAGE_ID0EQ2PO" style:page-layout-name="Mpm5" draw:style-name="Mdp1">
      <style:header>
        <text:p text:style-name="MP1"><text:s text:c="118"/><text:span text:style-name="MT1"><text:s text:c="64"/></text:span></text:p>
      </style:header>
    </style:master-page>
    <style:master-page style:name="Footnote" style:page-layout-name="Mpm6" draw:style-name="Mdp1"/>
    <style:master-page style:name="Endnote" style:page-layout-name="Mpm6" draw:style-name="Mdp1"/>
    <style:master-page style:name="HTML" style:page-layout-name="Mpm7" draw:style-name="Mdp1"/>
    <style:master-page style:name="Преобразование_20_1" style:display-name="Преобразование 1" style:page-layout-name="Mpm8" draw:style-name="Mdp1">
      <style:header>
        <text:p text:style-name="MP2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title>          ГОСТ 3</dc:title>
    <dc:description/>
    <meta:creation-date>2024-07-05T08:48:26.453000000</meta:creation-date>
    <dc:subject/>
    <meta:editing-cycles>5</meta:editing-cycles>
    <meta:keyword/>
    <meta:editing-duration>PT56M32S</meta:editing-duration>
    <dc:date>2024-07-24T10:43:38.051000000</dc:date>
    <meta:document-statistic meta:table-count="44" meta:image-count="0" meta:object-count="0" meta:page-count="18" meta:paragraph-count="679" meta:word-count="1908" meta:character-count="16801" meta:non-whitespace-character-count="12748"/>
    <meta:user-defined meta:name="Company">IVC</meta:user-defined>
  </office:meta>
</office:document-meta>
</file>